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55cm" fo:break-before="auto" style:use-optimal-row-height="true"/>
    </style:style>
    <style:style style:name="ro6" style:family="table-row">
      <style:table-row-properties style:row-height="1.263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Times New Roman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1er Clase" table:style-name="ta1">
        <table:table-column table:style-name="co1" table:number-columns-repeated="13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Class/Dept</text:p>
          </table:table-cell>
          <table:table-cell table:style-name="ce1" office:value-type="string">
            <text:p>Ticket</text:p>
          </table:table-cell>
          <table:table-cell table:style-name="ce1" office:value-type="string">
            <text:p>Fare</text:p>
          </table:table-cell>
          <table:table-cell table:style-name="ce1" office:value-type="string">
            <text:p>Group</text:p>
          </table:table-cell>
          <table:table-cell table:style-name="ce1" office:value-type="string">
            <text:p>Ship</text:p>
          </table:table-cell>
          <table:table-cell table:style-name="ce1" office:value-type="string">
            <text:p>Joined</text:p>
          </table:table-cell>
          <table:table-cell table:style-name="ce1" office:value-type="string">
            <text:p>Job</text:p>
          </table:table-cell>
          <table:table-cell table:style-name="ce1" office:value-type="string">
            <text:p>Boat</text:p>
          </table:table-cell>
          <table:table-cell table:style-name="ce1" office:value-type="string">
            <text:p>Body</text:p>
          </table:table-cell>
          <table:table-cell/>
          <table:table-cell table:style-name="ce4" office:value-type="string" table:number-columns-spanned="1" table:number-rows-spanned="325">
            <text:p> </text:p>
          </table:table-cell>
        </table:table-row>
        <table:table-row table:style-name="ro1">
          <table:table-cell table:style-name="ce2" office:value-type="string">
            <text:p><text:a xlink:href="http://www.encyclopedia-titanica.org/titanic-survivor/elisabeth-walton-allen.html">ALLEN, Miss Elisabeth Walton</text:a></text:p>
          </table:table-cell>
          <table:table-cell table:style-name="ce2" office:value-type="float" office:value="29">
            <text:p>29</text:p>
          </table:table-cell>
          <table:table-cell table:style-name="ce2" office:value-type="string">
            <text:p>1st Class</text:p>
          </table:table-cell>
          <table:table-cell table:style-name="ce2" office:value-type="float" office:value="24160">
            <text:p>24160</text:p>
          </table:table-cell>
          <table:table-cell table:style-name="ce2" office:value-type="string">
            <text:p>£211 6s 9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2/">2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hudson-joshua-creighton.html">ALLISON, Mr Hudson Joshua Creighton</text:a></text:p>
          </table:table-cell>
          <table:table-cell table:style-name="ce2" office:value-type="float" office:value="30">
            <text:p>30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3781">
            <text:p>113781</text:p>
          </table:table-cell>
          <table:table-cell table:style-name="ce2" office:value-type="string">
            <text:p>£151 16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businessman.html">Businessman</text:a></text:p>
          </table:table-cell>
          <table:table-cell table:style-name="ce3"/>
          <table:table-cell table:style-name="ce2" office:value-type="string">
            <text:p><text:a xlink:href="http://www.encyclopedia-titanica.org/titanic-victims/135/">135</text:a></text:p>
          </table:table-cell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bessie-waldo-allison.html">ALLISON, Mrs Bessie Waldo</text:a></text:p>
          </table:table-cell>
          <table:table-cell table:style-name="ce2" office:value-type="float" office:value="25">
            <text:p>25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3781">
            <text:p>113781</text:p>
          </table:table-cell>
          <table:table-cell table:style-name="ce2" office:value-type="string">
            <text:p>£151 16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 table:number-columns-repeated="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loraine-allison.html">ALLISON, Miss Helen Loraine</text:a>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3781">
            <text:p>113781</text:p>
          </table:table-cell>
          <table:table-cell table:style-name="ce2" office:value-type="string">
            <text:p>£151 16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 table:number-columns-repeated="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trevor-allison.html">ALLISON, Master Hudson Trevor</text:a></text:p>
          </table:table-cell>
          <table:table-cell table:style-name="ce2" office:value-type="string">
            <text:p>11m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3781">
            <text:p>113781</text:p>
          </table:table-cell>
          <table:table-cell table:style-name="ce2" office:value-type="string">
            <text:p>£151 16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11/">11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harry-anderson.html">ANDERSON, Mr Harry</text:a></text:p>
          </table:table-cell>
          <table:table-cell table:style-name="ce2" office:value-type="float" office:value="47">
            <text:p>47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9952">
            <text:p>19952</text:p>
          </table:table-cell>
          <table:table-cell table:style-name="ce2" office:value-type="string">
            <text:p>£26 11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stockbroker.html">Stockbroker</text:a></text:p>
          </table:table-cell>
          <table:table-cell table:style-name="ce2" office:value-type="string">
            <text:p><text:a xlink:href="http://www.encyclopedia-titanica.org/boat/3/">3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kornelia-theodosia-andrews.html">ANDREWS, Miss Kornelia Theodosia</text:a></text:p>
          </table:table-cell>
          <table:table-cell table:style-name="ce2" office:value-type="float" office:value="62">
            <text:p>62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3502">
            <text:p>13502</text:p>
          </table:table-cell>
          <table:table-cell table:style-name="ce2" office:value-type="string">
            <text:p>£77 19s 2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10/">10</text:a></text:p>
          </table:table-cell>
          <table:table-cell table:style-name="ce3"/>
          <table:table-cell/>
          <table:covered-table-cell/>
        </table:table-row>
        <table:table-row table:style-name="ro2">
          <table:table-cell table:style-name="ce2" office:value-type="string">
            <text:p><text:a xlink:href="http://www.encyclopedia-titanica.org/titanic-victim/thomas-andrews.html">ANDREWS, Mr Thomas</text:a></text:p>
          </table:table-cell>
          <table:table-cell table:style-name="ce2" office:value-type="float" office:value="39">
            <text:p>39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2050">
            <text:p>112050</text:p>
          </table:table-cell>
          <table:table-cell table:style-name="ce3"/>
          <table:table-cell table:style-name="ce2" office:value-type="string">
            <text:p>H&amp;W Guarantee Group</text:p>
          </table:table-cell>
          <table:table-cell table:style-name="ce3"/>
          <table:table-cell table:style-name="ce2" office:value-type="string">
            <text:p><text:a xlink:href="http://www.encyclopedia-titanica.org/place/60/">Belfast</text:a></text:p>
          </table:table-cell>
          <table:table-cell table:style-name="ce2" office:value-type="string">
            <text:p><text:a xlink:href="http://www.encyclopedia-titanica.org/titanic-jobs/shipbuilder.html">Shipbuilder</text:a></text:p>
          </table:table-cell>
          <table:table-cell table:style-name="ce3" table:number-columns-repeated="2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charlotte-appleton.html">APPLETON, Mrs Charlotte</text:a></text:p>
          </table:table-cell>
          <table:table-cell table:style-name="ce2" office:value-type="float" office:value="53">
            <text:p>53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769">
            <text:p>11769</text:p>
          </table:table-cell>
          <table:table-cell table:style-name="ce2" office:value-type="string">
            <text:p>£51 9s 7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D/">D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ramon-artagaveytia.html">ARTAGAVEYTIA, Mr Ramon</text:a></text:p>
          </table:table-cell>
          <table:table-cell table:style-name="ce2" office:value-type="float" office:value="71">
            <text:p>71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609">
            <text:p>17609</text:p>
          </table:table-cell>
          <table:table-cell table:style-name="ce2" office:value-type="string">
            <text:p>£49 10s 1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2" office:value-type="string">
            <text:p><text:a xlink:href="http://www.encyclopedia-titanica.org/titanic-jobs/businessman.html">Businessman</text:a></text:p>
          </table:table-cell>
          <table:table-cell table:style-name="ce3"/>
          <table:table-cell table:style-name="ce2" office:value-type="string">
            <text:p><text:a xlink:href="http://www.encyclopedia-titanica.org/titanic-victims/22/">22</text:a></text:p>
          </table:table-cell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john-jacob-astor.html">ASTOR, Colonel John Jacob</text:a></text:p>
          </table:table-cell>
          <table:table-cell table:style-name="ce2" office:value-type="float" office:value="47">
            <text:p>47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757">
            <text:p>17757</text:p>
          </table:table-cell>
          <table:table-cell table:style-name="ce2" office:value-type="string">
            <text:p>£247 10s 6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2" office:value-type="string">
            <text:p><text:a xlink:href="http://www.encyclopedia-titanica.org/titanic-jobs/realtor.html">Property Developer / Real Estate</text:a></text:p>
          </table:table-cell>
          <table:table-cell table:style-name="ce3"/>
          <table:table-cell table:style-name="ce2" office:value-type="string">
            <text:p><text:a xlink:href="http://www.encyclopedia-titanica.org/titanic-victims/124/">124</text:a></text:p>
          </table:table-cell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madeleine-talmage-astor.html">ASTOR, Mrs Madeleine Talmage</text:a>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757">
            <text:p>17757</text:p>
          </table:table-cell>
          <table:table-cell table:style-name="ce2" office:value-type="string">
            <text:p>£247 10s 6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4/">4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leontine-pauline-aubart.html">AUBART, Mme. Léontine Pauline</text:a></text:p>
          </table:table-cell>
          <table:table-cell table:style-name="ce2" office:value-type="float" office:value="24">
            <text:p>24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477">
            <text:p>17477</text:p>
          </table:table-cell>
          <table:table-cell table:style-name="ce2" office:value-type="string">
            <text:p>£69 6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2" office:value-type="string">
            <text:p><text:a xlink:href="http://www.encyclopedia-titanica.org/titanic-jobs/singer.html">Singer</text:a></text:p>
          </table:table-cell>
          <table:table-cell table:style-name="ce2" office:value-type="string">
            <text:p><text:a xlink:href="http://www.encyclopedia-titanica.org/boat/9/">9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ellen-nellie-barber.html">BARBER, Miss Ellen "Nellie"</text:a></text:p>
          </table:table-cell>
          <table:table-cell table:style-name="ce2" office:value-type="float" office:value="26">
            <text:p>26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9877">
            <text:p>19877</text:p>
          </table:table-cell>
          <table:table-cell table:style-name="ce2" office:value-type="string">
            <text:p>£78 17s </text:p>
          </table:table-cell>
          <table:table-cell table:style-name="ce2" office:value-type="string">
            <text:p>Servant</text:p>
          </table:table-cell>
          <table:table-cell table:style-name="ce3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personal-maid.html">Personal Maid</text:a></text:p>
          </table:table-cell>
          <table:table-cell table:style-name="ce2" office:value-type="string">
            <text:p><text:a xlink:href="http://www.encyclopedia-titanica.org/boat/6/">6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algernon-barkworth.html">BARKWORTH, Mr Algernon Henry</text:a></text:p>
          </table:table-cell>
          <table:table-cell table:style-name="ce2" office:value-type="float" office:value="47">
            <text:p>47</text:p>
          </table:table-cell>
          <table:table-cell table:style-name="ce2" office:value-type="string">
            <text:p>1st Class</text:p>
          </table:table-cell>
          <table:table-cell table:style-name="ce2" office:value-type="float" office:value="27042">
            <text:p>27042</text:p>
          </table:table-cell>
          <table:table-cell table:style-name="ce2" office:value-type="string">
            <text:p>£30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justice-of-the-peace.html">Justice of the Peace</text:a></text:p>
          </table:table-cell>
          <table:table-cell table:style-name="ce2" office:value-type="string">
            <text:p><text:a xlink:href="http://www.encyclopedia-titanica.org/boat/B/">B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john-d-baumann.html">BAUMANN, Mr John D.</text:a></text:p>
          </table:table-cell>
          <table:table-cell table:style-name="ce2" office:value-type="float" office:value="60">
            <text:p>60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318">
            <text:p>17318</text:p>
          </table:table-cell>
          <table:table-cell table:style-name="ce2" office:value-type="string">
            <text:p>£25 18s 6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2" office:value-type="string">
            <text:p><text:a xlink:href="http://www.encyclopedia-titanica.org/titanic-jobs/businessman.html">Businessman</text:a></text:p>
          </table:table-cell>
          <table:table-cell table:style-name="ce3" table:number-columns-repeated="2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helene-baxter.html">BAXTER, Mrs Hélène</text:a>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558">
            <text:p>17558</text:p>
          </table:table-cell>
          <table:table-cell table:style-name="ce2" office:value-type="string">
            <text:p>£247 10s 5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6/">6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quigg-baxter.html">BAXTER, Mr Quigg Edmond</text:a></text:p>
          </table:table-cell>
          <table:table-cell table:style-name="ce2" office:value-type="float" office:value="24">
            <text:p>24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558">
            <text:p>17558</text:p>
          </table:table-cell>
          <table:table-cell table:style-name="ce2" office:value-type="string">
            <text:p>£247 10s 5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 table:number-columns-repeated="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albina-bazzani.html">BAZZANI, Mrs Albina</text:a></text:p>
          </table:table-cell>
          <table:table-cell table:style-name="ce2" office:value-type="float" office:value="36">
            <text:p>36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813">
            <text:p>11813</text:p>
          </table:table-cell>
          <table:table-cell table:style-name="ce2" office:value-type="string">
            <text:p>£76 5s 10d</text:p>
          </table:table-cell>
          <table:table-cell table:style-name="ce2" office:value-type="string">
            <text:p>Servant</text:p>
          </table:table-cell>
          <table:table-cell table:style-name="ce3"/>
          <table:table-cell table:style-name="ce2" office:value-type="string">
            <text:p><text:a xlink:href="http://www.encyclopedia-titanica.org/place/2/">Cherbourg</text:a></text:p>
          </table:table-cell>
          <table:table-cell table:style-name="ce2" office:value-type="string">
            <text:p><text:a xlink:href="http://www.encyclopedia-titanica.org/titanic-jobs/personal-maid.html">Personal Maid</text:a></text:p>
          </table:table-cell>
          <table:table-cell table:style-name="ce2" office:value-type="string">
            <text:p><text:a xlink:href="http://www.encyclopedia-titanica.org/boat/8/">8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thomson-beattie.html">BEATTIE, Mr Thomson</text:a></text:p>
          </table:table-cell>
          <table:table-cell table:style-name="ce2" office:value-type="float" office:value="36">
            <text:p>36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3050">
            <text:p>13050</text:p>
          </table:table-cell>
          <table:table-cell table:style-name="ce2" office:value-type="string">
            <text:p>£75 4s 10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landowner.html">Landowner</text:a></text:p>
          </table:table-cell>
          <table:table-cell table:style-name="ce2" office:value-type="string">
            <text:p><text:a xlink:href="http://www.encyclopedia-titanica.org/boat/A/">A</text:a></text:p>
          </table:table-cell>
          <table:table-cell table:style-name="ce2" office:value-type="string">
            <text:p><text:a xlink:href="http://www.encyclopedia-titanica.org/titanic-victims/331/">331</text:a></text:p>
          </table:table-cell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richard-leonard-beckwith.html">BECKWITH, Mr Richard Leonard</text:a>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751">
            <text:p>11751</text:p>
          </table:table-cell>
          <table:table-cell table:style-name="ce2" office:value-type="string">
            <text:p>£52 11s 1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5/">5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sallie-beckwith.html">BECKWITH, Mrs Sallie</text:a></text:p>
          </table:table-cell>
          <table:table-cell table:style-name="ce2" office:value-type="float" office:value="46">
            <text:p>46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751">
            <text:p>11751</text:p>
          </table:table-cell>
          <table:table-cell table:style-name="ce2" office:value-type="string">
            <text:p>£52 11s 1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5/">5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karl-howell-behr.html">BEHR, Mr Karl Howell</text:a></text:p>
          </table:table-cell>
          <table:table-cell table:style-name="ce2" office:value-type="float" office:value="26">
            <text:p>26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1369">
            <text:p>111369</text:p>
          </table:table-cell>
          <table:table-cell table:style-name="ce2" office:value-type="string">
            <text:p>£30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5/">5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nellie-bessette.html">BESSETTE, Miss Nellie Mayo</text:a></text:p>
          </table:table-cell>
          <table:table-cell table:style-name="ce2" office:value-type="float" office:value="39">
            <text:p>39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760">
            <text:p>17760</text:p>
          </table:table-cell>
          <table:table-cell table:style-name="ce2" office:value-type="string">
            <text:p>£63 7s 2d</text:p>
          </table:table-cell>
          <table:table-cell table:style-name="ce2" office:value-type="string">
            <text:p>Servant</text:p>
          </table:table-cell>
          <table:table-cell table:style-name="ce3"/>
          <table:table-cell table:style-name="ce2" office:value-type="string">
            <text:p><text:a xlink:href="http://www.encyclopedia-titanica.org/place/2/">Cherbourg</text:a></text:p>
          </table:table-cell>
          <table:table-cell table:style-name="ce2" office:value-type="string">
            <text:p><text:a xlink:href="http://www.encyclopedia-titanica.org/titanic-jobs/personal-maid.html">Personal Maid</text:a></text:p>
          </table:table-cell>
          <table:table-cell table:style-name="ce2" office:value-type="string">
            <text:p><text:a xlink:href="http://www.encyclopedia-titanica.org/boat/8/">8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rosalie-bidois.html">BIDOIS, Miss Rosalie</text:a></text:p>
          </table:table-cell>
          <table:table-cell table:style-name="ce2" office:value-type="float" office:value="46">
            <text:p>46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757">
            <text:p>17757</text:p>
          </table:table-cell>
          <table:table-cell table:style-name="ce2" office:value-type="string">
            <text:p>£247 10s 6d</text:p>
          </table:table-cell>
          <table:table-cell table:style-name="ce2" office:value-type="string">
            <text:p>Servant</text:p>
          </table:table-cell>
          <table:table-cell table:style-name="ce3"/>
          <table:table-cell table:style-name="ce2" office:value-type="string">
            <text:p><text:a xlink:href="http://www.encyclopedia-titanica.org/place/2/">Cherbourg</text:a></text:p>
          </table:table-cell>
          <table:table-cell table:style-name="ce2" office:value-type="string">
            <text:p><text:a xlink:href="http://www.encyclopedia-titanica.org/titanic-jobs/personal-maid.html">Personal Maid</text:a></text:p>
          </table:table-cell>
          <table:table-cell table:style-name="ce2" office:value-type="string">
            <text:p><text:a xlink:href="http://www.encyclopedia-titanica.org/boat/4/">4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ellen-bird.html">BIRD, Miss Ellen</text:a></text:p>
          </table:table-cell>
          <table:table-cell table:style-name="ce2" office:value-type="float" office:value="31">
            <text:p>31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483">
            <text:p>17483</text:p>
          </table:table-cell>
          <table:table-cell table:style-name="ce2" office:value-type="string">
            <text:p>£221 15s 7d</text:p>
          </table:table-cell>
          <table:table-cell table:style-name="ce2" office:value-type="string">
            <text:p>Servant</text:p>
          </table:table-cell>
          <table:table-cell table:style-name="ce3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personal-maid.html">Personal Maid</text:a></text:p>
          </table:table-cell>
          <table:table-cell table:style-name="ce2" office:value-type="string">
            <text:p><text:a xlink:href="http://www.encyclopedia-titanica.org/boat/8/">8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jakob-birnbaum.html">BIRNBAUM, Mr Jakob</text:a></text:p>
          </table:table-cell>
          <table:table-cell table:style-name="ce2" office:value-type="float" office:value="24">
            <text:p>24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3905">
            <text:p>13905</text:p>
          </table:table-cell>
          <table:table-cell table:style-name="ce2" office:value-type="string">
            <text:p>£26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titanic-victims/148/">148</text:a></text:p>
          </table:table-cell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dickinson-bishop.html">BISHOP, Mr Dickinson H.</text:a></text:p>
          </table:table-cell>
          <table:table-cell table:style-name="ce2" office:value-type="float" office:value="25">
            <text:p>25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967">
            <text:p>11967</text:p>
          </table:table-cell>
          <table:table-cell table:style-name="ce2" office:value-type="string">
            <text:p>£91 1s 7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7/">7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helen-bishop.html">BISHOP, Mrs Helen</text:a>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967">
            <text:p>11967</text:p>
          </table:table-cell>
          <table:table-cell table:style-name="ce2" office:value-type="string">
            <text:p>£91 1s 7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7/">7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mauritz-hakan-bjornstrom-steffansson.html">BJöRNSTRöM-STEFFANSSON, Mr Mauritz Håkan</text:a></text:p>
          </table:table-cell>
          <table:table-cell table:style-name="ce2" office:value-type="float" office:value="28">
            <text:p>28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0564">
            <text:p>110564</text:p>
          </table:table-cell>
          <table:table-cell table:style-name="ce2" office:value-type="string">
            <text:p>£26 11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businessman.html">Businessman</text:a></text:p>
          </table:table-cell>
          <table:table-cell table:style-name="ce2" office:value-type="string">
            <text:p><text:a xlink:href="http://www.encyclopedia-titanica.org/boat/D/">D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stephen-weart-blackwell.html">BLACKWELL, Mr Stephen Weart</text:a></text:p>
          </table:table-cell>
          <table:table-cell table:style-name="ce2" office:value-type="float" office:value="45">
            <text:p>45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3784">
            <text:p>113784</text:p>
          </table:table-cell>
          <table:table-cell table:style-name="ce2" office:value-type="string">
            <text:p>£35 10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 table:number-columns-repeated="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henry-blank.html">BLANK, Mr Henry</text:a></text:p>
          </table:table-cell>
          <table:table-cell table:style-name="ce2" office:value-type="float" office:value="39">
            <text:p>39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2277">
            <text:p>112277</text:p>
          </table:table-cell>
          <table:table-cell table:style-name="ce2" office:value-type="string">
            <text:p>£31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2" office:value-type="string">
            <text:p><text:a xlink:href="http://www.encyclopedia-titanica.org/titanic-jobs/jeweller.html">Jeweller</text:a></text:p>
          </table:table-cell>
          <table:table-cell table:style-name="ce2" office:value-type="string">
            <text:p><text:a xlink:href="http://www.encyclopedia-titanica.org/boat/7/">7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caroline-bonnell.html">BONNELL, Miss Caroline</text:a></text:p>
          </table:table-cell>
          <table:table-cell table:style-name="ce2" office:value-type="float" office:value="30">
            <text:p>30</text:p>
          </table:table-cell>
          <table:table-cell table:style-name="ce2" office:value-type="string">
            <text:p>1st Class</text:p>
          </table:table-cell>
          <table:table-cell table:style-name="ce2" office:value-type="float" office:value="36928">
            <text:p>36928</text:p>
          </table:table-cell>
          <table:table-cell table:style-name="ce2" office:value-type="string">
            <text:p>£164 17s 4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8/">8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elizabeth-bonnell.html">BONNELL, Miss Elizabeth</text:a></text:p>
          </table:table-cell>
          <table:table-cell table:style-name="ce2" office:value-type="float" office:value="61">
            <text:p>61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3783">
            <text:p>113783</text:p>
          </table:table-cell>
          <table:table-cell table:style-name="ce2" office:value-type="string">
            <text:p>£26 11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8/">8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john-james-borebank.html">BOREBANK, Mr John James</text:a></text:p>
          </table:table-cell>
          <table:table-cell table:style-name="ce2" office:value-type="float" office:value="42">
            <text:p>42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0489">
            <text:p>110489</text:p>
          </table:table-cell>
          <table:table-cell table:style-name="ce2" office:value-type="string">
            <text:p>£26 11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realtor.html">Property Developer / Real Estate</text:a></text:p>
          </table:table-cell>
          <table:table-cell table:style-name="ce3" table:number-columns-repeated="2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grace-scott-bowen.html">BOWEN, Miss Grace Scott</text:a></text:p>
          </table:table-cell>
          <table:table-cell table:style-name="ce2" office:value-type="float" office:value="45">
            <text:p>45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608">
            <text:p>17608</text:p>
          </table:table-cell>
          <table:table-cell table:style-name="ce2" office:value-type="string">
            <text:p>£262 7s 6d</text:p>
          </table:table-cell>
          <table:table-cell table:style-name="ce2" office:value-type="string">
            <text:p>Servant</text:p>
          </table:table-cell>
          <table:table-cell table:style-name="ce3"/>
          <table:table-cell table:style-name="ce2" office:value-type="string">
            <text:p><text:a xlink:href="http://www.encyclopedia-titanica.org/place/2/">Cherbourg</text:a></text:p>
          </table:table-cell>
          <table:table-cell table:style-name="ce2" office:value-type="string">
            <text:p><text:a xlink:href="http://www.encyclopedia-titanica.org/titanic-jobs/governess.html">Governess</text:a></text:p>
          </table:table-cell>
          <table:table-cell table:style-name="ce2" office:value-type="string">
            <text:p><text:a xlink:href="http://www.encyclopedia-titanica.org/boat/4/">4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elsie-edith-bowerman.html">BOWERMAN, Miss Elsie Edith</text:a></text:p>
          </table:table-cell>
          <table:table-cell table:style-name="ce2" office:value-type="float" office:value="22">
            <text:p>22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3505">
            <text:p>113505</text:p>
          </table:table-cell>
          <table:table-cell table:style-name="ce2" office:value-type="string">
            <text:p>£55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6/">6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john-bertram-brady.html">BRADY, Mr John Bertram</text:a></text:p>
          </table:table-cell>
          <table:table-cell table:style-name="ce2" office:value-type="float" office:value="41">
            <text:p>41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3054">
            <text:p>113054</text:p>
          </table:table-cell>
          <table:table-cell table:style-name="ce2" office:value-type="string">
            <text:p>£30 10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 table:number-columns-repeated="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emil-brandeis.html">BRANDEIS, Mr Emil</text:a></text:p>
          </table:table-cell>
          <table:table-cell table:style-name="ce2" office:value-type="float" office:value="48">
            <text:p>48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591">
            <text:p>17591</text:p>
          </table:table-cell>
          <table:table-cell table:style-name="ce2" office:value-type="string">
            <text:p>£50 9s 11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titanic-victims/208/">208</text:a></text:p>
          </table:table-cell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george-brereton.html">BRERETON, Mr George Andrew</text:a>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1427">
            <text:p>111427</text:p>
          </table:table-cell>
          <table:table-cell table:style-name="ce2" office:value-type="string">
            <text:p>£26 11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9/">9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arthur-jackson-brewe.html">BREWE, Dr Arthur Jackson</text:a></text:p>
          </table:table-cell>
          <table:table-cell table:style-name="ce2" office:value-type="float" office:value="45">
            <text:p>45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2379">
            <text:p>112379</text:p>
          </table:table-cell>
          <table:table-cell table:style-name="ce2" office:value-type="string">
            <text:p>£39 12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 table:number-columns-repeated="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caroline-lane-brown.html">BROWN, Mrs Caroline Lane</text:a></text:p>
          </table:table-cell>
          <table:table-cell table:style-name="ce2" office:value-type="float" office:value="59">
            <text:p>59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769">
            <text:p>11769</text:p>
          </table:table-cell>
          <table:table-cell table:style-name="ce2" office:value-type="string">
            <text:p>£51 9s 7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D/">D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molly-brown.html">BROWN, Mrs Margaret </text:a></text:p>
          </table:table-cell>
          <table:table-cell table:style-name="ce2" office:value-type="float" office:value="44">
            <text:p>44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610">
            <text:p>17610</text:p>
          </table:table-cell>
          <table:table-cell table:style-name="ce2" office:value-type="string">
            <text:p>£27 14s 5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6/">6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emma-bucknell.html">BUCKNELL, Mrs Emma Eliza</text:a></text:p>
          </table:table-cell>
          <table:table-cell table:style-name="ce2" office:value-type="float" office:value="59">
            <text:p>59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813">
            <text:p>11813</text:p>
          </table:table-cell>
          <table:table-cell table:style-name="ce2" office:value-type="string">
            <text:p>£76 5s 10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8/">8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elizabeth-burns.html">BURNS, Miss Elizabeth Margaret</text:a></text:p>
          </table:table-cell>
          <table:table-cell table:style-name="ce2" office:value-type="float" office:value="41">
            <text:p>41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6966">
            <text:p>16966</text:p>
          </table:table-cell>
          <table:table-cell table:style-name="ce2" office:value-type="string">
            <text:p>£134 10s </text:p>
          </table:table-cell>
          <table:table-cell table:style-name="ce2" office:value-type="string">
            <text:p>Servant</text:p>
          </table:table-cell>
          <table:table-cell table:style-name="ce3"/>
          <table:table-cell table:style-name="ce2" office:value-type="string">
            <text:p><text:a xlink:href="http://www.encyclopedia-titanica.org/place/2/">Cherbourg</text:a></text:p>
          </table:table-cell>
          <table:table-cell table:style-name="ce2" office:value-type="string">
            <text:p><text:a xlink:href="http://www.encyclopedia-titanica.org/titanic-jobs/nursemaid.html">Nursemaid</text:a></text:p>
          </table:table-cell>
          <table:table-cell table:style-name="ce2" office:value-type="string">
            <text:p><text:a xlink:href="http://www.encyclopedia-titanica.org/boat/3/">3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archibald-butt.html">BUTT, Major Archibald Willingham</text:a></text:p>
          </table:table-cell>
          <table:table-cell table:style-name="ce2" office:value-type="float" office:value="46">
            <text:p>46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3050">
            <text:p>113050</text:p>
          </table:table-cell>
          <table:table-cell table:style-name="ce2" office:value-type="string">
            <text:p>£26 11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military.html">Military</text:a></text:p>
          </table:table-cell>
          <table:table-cell table:style-name="ce3" table:number-columns-repeated="2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alexander-cairns.html">CAIRNS, Mr Alexander Milne</text:a></text:p>
          </table:table-cell>
          <table:table-cell table:style-name="ce2" office:value-type="float" office:value="28">
            <text:p>28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3798">
            <text:p>113798</text:p>
          </table:table-cell>
          <table:table-cell table:style-name="ce2" office:value-type="string">
            <text:p>£31 </text:p>
          </table:table-cell>
          <table:table-cell table:style-name="ce2" office:value-type="string">
            <text:p>Servant</text:p>
          </table:table-cell>
          <table:table-cell table:style-name="ce3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servant.html">Servant</text:a></text:p>
          </table:table-cell>
          <table:table-cell table:style-name="ce3" table:number-columns-repeated="2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edward-pennington-calderhead.html">CALDERHEAD, Mr Edward Pennington</text:a></text:p>
          </table:table-cell>
          <table:table-cell table:style-name="ce2" office:value-type="float" office:value="42">
            <text:p>42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476">
            <text:p>17476</text:p>
          </table:table-cell>
          <table:table-cell table:style-name="ce2" office:value-type="string">
            <text:p>£26 5s 9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5/">5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helen-churchill-candee.html">CANDEE, Mrs Helen Churchill</text:a></text:p>
          </table:table-cell>
          <table:table-cell table:style-name="ce2" office:value-type="float" office:value="52">
            <text:p>52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606">
            <text:p>17606</text:p>
          </table:table-cell>
          <table:table-cell table:style-name="ce2" office:value-type="string">
            <text:p>£27 8s 11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6/">6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charlotte-cardeza.html">CARDEZA, Mrs Charlotte Wardle</text:a></text:p>
          </table:table-cell>
          <table:table-cell table:style-name="ce2" office:value-type="float" office:value="58">
            <text:p>58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755">
            <text:p>17755</text:p>
          </table:table-cell>
          <table:table-cell table:style-name="ce2" office:value-type="string">
            <text:p>£512 6s 7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3/">3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thomas-cardeza.html">CARDEZA, Mr Thomas Drake Martinez</text:a></text:p>
          </table:table-cell>
          <table:table-cell table:style-name="ce2" office:value-type="float" office:value="36">
            <text:p>36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755">
            <text:p>17755</text:p>
          </table:table-cell>
          <table:table-cell table:style-name="ce2" office:value-type="string">
            <text:p>£512 6s 7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2" office:value-type="string">
            <text:p><text:a xlink:href="http://www.encyclopedia-titanica.org/titanic-jobs/gentleman.html">Gentleman</text:a></text:p>
          </table:table-cell>
          <table:table-cell table:style-name="ce2" office:value-type="string">
            <text:p><text:a xlink:href="http://www.encyclopedia-titanica.org/boat/3/">3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frans-olof-carlsson.html">CARLSSON, Mr Frans Olof</text:a></text:p>
          </table:table-cell>
          <table:table-cell table:style-name="ce2" office:value-type="float" office:value="33">
            <text:p>33</text:p>
          </table:table-cell>
          <table:table-cell table:style-name="ce2" office:value-type="string">
            <text:p>1st Class</text:p>
          </table:table-cell>
          <table:table-cell table:style-name="ce2" office:value-type="float" office:value="695">
            <text:p>695</text:p>
          </table:table-cell>
          <table:table-cell table:style-name="ce2" office:value-type="string">
            <text:p>£5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 table:number-columns-repeated="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francisco-carrau.html">CARRAU, Mr Francisco Mauro Severiano</text:a></text:p>
          </table:table-cell>
          <table:table-cell table:style-name="ce2" office:value-type="float" office:value="27">
            <text:p>27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3059">
            <text:p>113059</text:p>
          </table:table-cell>
          <table:table-cell table:style-name="ce2" office:value-type="string">
            <text:p>£47 2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 table:number-columns-repeated="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jose-pedro-carrau.html">CARRAú-ESTEVES, Mr José Pedro</text:a>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3059">
            <text:p>113059</text:p>
          </table:table-cell>
          <table:table-cell table:style-name="ce2" office:value-type="string">
            <text:p>£47 2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 table:number-columns-repeated="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william-carter.html">CARTER, Mr William Ernest</text:a></text:p>
          </table:table-cell>
          <table:table-cell table:style-name="ce2" office:value-type="float" office:value="36">
            <text:p>36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3760">
            <text:p>113760</text:p>
          </table:table-cell>
          <table:table-cell table:style-name="ce2" office:value-type="string">
            <text:p>£120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C/">C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lucile-carter.html">CARTER, Mrs Lucile</text:a></text:p>
          </table:table-cell>
          <table:table-cell table:style-name="ce2" office:value-type="float" office:value="36">
            <text:p>36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3760">
            <text:p>113760</text:p>
          </table:table-cell>
          <table:table-cell table:style-name="ce2" office:value-type="string">
            <text:p>£120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4/">4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lucile-polk-carter.html">CARTER, Miss Lucile Polk</text:a>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3760">
            <text:p>113760</text:p>
          </table:table-cell>
          <table:table-cell table:style-name="ce2" office:value-type="string">
            <text:p>£120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4/">4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william-thornton-carter.html">CARTER, Master William Thornton II</text:a>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3760">
            <text:p>113760</text:p>
          </table:table-cell>
          <table:table-cell table:style-name="ce2" office:value-type="string">
            <text:p>£120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4/">4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howard-case.html">CASE, Mr Howard Brown</text:a></text:p>
          </table:table-cell>
          <table:table-cell table:style-name="ce2" office:value-type="float" office:value="49">
            <text:p>49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9924">
            <text:p>19924</text:p>
          </table:table-cell>
          <table:table-cell table:style-name="ce2" office:value-type="string">
            <text:p>£26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 table:number-columns-repeated="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eleanor-cassebeer.html">CASSEBEER, Mrs Eleanor Genevieve</text:a></text:p>
          </table:table-cell>
          <table:table-cell table:style-name="ce2" office:value-type="float" office:value="36">
            <text:p>36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770">
            <text:p>17770</text:p>
          </table:table-cell>
          <table:table-cell table:style-name="ce2" office:value-type="string">
            <text:p>£27 14s 5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5/">5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tyrell-william-cavendish.html">CAVENDISH, Mr Tyrell William</text:a></text:p>
          </table:table-cell>
          <table:table-cell table:style-name="ce2" office:value-type="float" office:value="36">
            <text:p>36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9877">
            <text:p>19877</text:p>
          </table:table-cell>
          <table:table-cell table:style-name="ce2" office:value-type="string">
            <text:p>£78 17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titanic-victims/172/">172</text:a></text:p>
          </table:table-cell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julia-florence-cavendish.html">CAVENDISH, Mrs Julia Florence</text:a></text:p>
          </table:table-cell>
          <table:table-cell table:style-name="ce2" office:value-type="float" office:value="25">
            <text:p>25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9877">
            <text:p>19877</text:p>
          </table:table-cell>
          <table:table-cell table:style-name="ce2" office:value-type="string">
            <text:p>£78 17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6/">6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herbert-fuller-chaffee.html">CHAFFEE, Mr Herbert Fuller</text:a></text:p>
          </table:table-cell>
          <table:table-cell table:style-name="ce2" office:value-type="float" office:value="46">
            <text:p>46</text:p>
          </table:table-cell>
          <table:table-cell table:style-name="ce2" office:value-type="string">
            <text:p>1st Class</text:p>
          </table:table-cell>
          <table:table-cell table:style-name="ce2" office:value-type="float" office:value="5734">
            <text:p>5734</text:p>
          </table:table-cell>
          <table:table-cell table:style-name="ce2" office:value-type="string">
            <text:p>£61 3s 6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 table:number-columns-repeated="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carrie-constance-chaffee.html">CHAFFEE, Mrs Carrie Constance</text:a></text:p>
          </table:table-cell>
          <table:table-cell table:style-name="ce2" office:value-type="float" office:value="47">
            <text:p>47</text:p>
          </table:table-cell>
          <table:table-cell table:style-name="ce2" office:value-type="string">
            <text:p>1st Class</text:p>
          </table:table-cell>
          <table:table-cell table:style-name="ce2" office:value-type="float" office:value="5734">
            <text:p>5734</text:p>
          </table:table-cell>
          <table:table-cell table:style-name="ce2" office:value-type="string">
            <text:p>£61 3s 6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4/">4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norman-campbell-chambers.html">CHAMBERS, Mr Norman Campbell</text:a></text:p>
          </table:table-cell>
          <table:table-cell table:style-name="ce2" office:value-type="float" office:value="27">
            <text:p>27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3806">
            <text:p>113806</text:p>
          </table:table-cell>
          <table:table-cell table:style-name="ce2" office:value-type="string">
            <text:p>£53 2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5/">5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bertha-chambers.html">CHAMBERS, Mrs Bertha</text:a></text:p>
          </table:table-cell>
          <table:table-cell table:style-name="ce2" office:value-type="float" office:value="32">
            <text:p>32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3806">
            <text:p>113806</text:p>
          </table:table-cell>
          <table:table-cell table:style-name="ce2" office:value-type="string">
            <text:p>£53 2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5/">5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victorine-chaudanson.html">CHAUDANSON, Miss Victorine</text:a></text:p>
          </table:table-cell>
          <table:table-cell table:style-name="ce2" office:value-type="float" office:value="36">
            <text:p>36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608">
            <text:p>17608</text:p>
          </table:table-cell>
          <table:table-cell table:style-name="ce2" office:value-type="string">
            <text:p>£262 7s 6d</text:p>
          </table:table-cell>
          <table:table-cell table:style-name="ce2" office:value-type="string">
            <text:p>Servant</text:p>
          </table:table-cell>
          <table:table-cell table:style-name="ce3"/>
          <table:table-cell table:style-name="ce2" office:value-type="string">
            <text:p><text:a xlink:href="http://www.encyclopedia-titanica.org/place/2/">Cherbourg</text:a></text:p>
          </table:table-cell>
          <table:table-cell table:style-name="ce2" office:value-type="string">
            <text:p><text:a xlink:href="http://www.encyclopedia-titanica.org/titanic-jobs/personal-maid.html">Personal Maid</text:a></text:p>
          </table:table-cell>
          <table:table-cell table:style-name="ce2" office:value-type="string">
            <text:p><text:a xlink:href="http://www.encyclopedia-titanica.org/boat/4/">4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gladys-cherry.html">CHERRY, Miss Gladys</text:a></text:p>
          </table:table-cell>
          <table:table-cell table:style-name="ce2" office:value-type="float" office:value="30">
            <text:p>30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0152">
            <text:p>110152</text:p>
          </table:table-cell>
          <table:table-cell table:style-name="ce2" office:value-type="string">
            <text:p>£86 10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of-independent-means.html">Of Independent Means</text:a></text:p>
          </table:table-cell>
          <table:table-cell table:style-name="ce2" office:value-type="string">
            <text:p><text:a xlink:href="http://www.encyclopedia-titanica.org/boat/8/">8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paul-chevre.html">CHEVRé, Mr Paul Romaine Marie Léonce</text:a></text:p>
          </table:table-cell>
          <table:table-cell table:style-name="ce2" office:value-type="float" office:value="45">
            <text:p>45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594">
            <text:p>17594</text:p>
          </table:table-cell>
          <table:table-cell table:style-name="ce2" office:value-type="string">
            <text:p>£29 14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2" office:value-type="string">
            <text:p><text:a xlink:href="http://www.encyclopedia-titanica.org/titanic-jobs/sculptor.html">Sculptor</text:a></text:p>
          </table:table-cell>
          <table:table-cell table:style-name="ce2" office:value-type="string">
            <text:p><text:a xlink:href="http://www.encyclopedia-titanica.org/boat/7/">7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edith-martha-chibnall.html">CHIBNALL, Mrs Edith Martha Bowerman</text:a></text:p>
          </table:table-cell>
          <table:table-cell table:style-name="ce2" office:value-type="float" office:value="48">
            <text:p>48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3505">
            <text:p>113505</text:p>
          </table:table-cell>
          <table:table-cell table:style-name="ce2" office:value-type="string">
            <text:p>£55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of-independent-means.html">Of Independent Means</text:a></text:p>
          </table:table-cell>
          <table:table-cell table:style-name="ce2" office:value-type="string">
            <text:p><text:a xlink:href="http://www.encyclopedia-titanica.org/boat/6/">6</text:a></text:p>
          </table:table-cell>
          <table:table-cell table:style-name="ce3"/>
          <table:table-cell/>
          <table:covered-table-cell/>
        </table:table-row>
        <table:table-row table:style-name="ro2">
          <table:table-cell table:style-name="ce2" office:value-type="string">
            <text:p><text:a xlink:href="http://www.encyclopedia-titanica.org/titanic-victim/roderick-chisholm.html">CHISHOLM, Mr Roderick Robert Crispin</text:a></text:p>
          </table:table-cell>
          <table:table-cell table:style-name="ce2" office:value-type="float" office:value="40">
            <text:p>40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2051">
            <text:p>112051</text:p>
          </table:table-cell>
          <table:table-cell table:style-name="ce3"/>
          <table:table-cell table:style-name="ce2" office:value-type="string">
            <text:p>H&amp;W Guarantee Group</text:p>
          </table:table-cell>
          <table:table-cell table:style-name="ce3"/>
          <table:table-cell table:style-name="ce2" office:value-type="string">
            <text:p><text:a xlink:href="http://www.encyclopedia-titanica.org/place/60/">Belfast</text:a></text:p>
          </table:table-cell>
          <table:table-cell table:style-name="ce2" office:value-type="string">
            <text:p><text:a xlink:href="http://www.encyclopedia-titanica.org/titanic-jobs/draughtsman.html">Draughtsman</text:a></text:p>
          </table:table-cell>
          <table:table-cell table:style-name="ce3" table:number-columns-repeated="2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walter-miller-clark.html">CLARK, Mr Walter Miller</text:a></text:p>
          </table:table-cell>
          <table:table-cell table:style-name="ce2" office:value-type="float" office:value="27">
            <text:p>27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3508">
            <text:p>13508</text:p>
          </table:table-cell>
          <table:table-cell table:style-name="ce2" office:value-type="string">
            <text:p>£136 15s 7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 table:number-columns-repeated="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virginia-clark.html">CLARK, Mrs Virginia Estelle</text:a></text:p>
          </table:table-cell>
          <table:table-cell table:style-name="ce2" office:value-type="float" office:value="26">
            <text:p>26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3508">
            <text:p>13508</text:p>
          </table:table-cell>
          <table:table-cell table:style-name="ce2" office:value-type="string">
            <text:p>£136 15s 7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4/">4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alice-cleaver.html">CLEAVER, Miss Alice Catherine</text:a></text:p>
          </table:table-cell>
          <table:table-cell table:style-name="ce2" office:value-type="float" office:value="22">
            <text:p>22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3781">
            <text:p>113781</text:p>
          </table:table-cell>
          <table:table-cell table:style-name="ce2" office:value-type="string">
            <text:p>£151 16s </text:p>
          </table:table-cell>
          <table:table-cell table:style-name="ce2" office:value-type="string">
            <text:p>Servant</text:p>
          </table:table-cell>
          <table:table-cell table:style-name="ce3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nursemaid.html">Nursemaid</text:a></text:p>
          </table:table-cell>
          <table:table-cell table:style-name="ce2" office:value-type="string">
            <text:p><text:a xlink:href="http://www.encyclopedia-titanica.org/boat/11/">11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george-quincy-clifford.html">CLIFFORD, Mr George Quincy</text:a></text:p>
          </table:table-cell>
          <table:table-cell table:style-name="ce2" office:value-type="float" office:value="40">
            <text:p>40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0465">
            <text:p>110465</text:p>
          </table:table-cell>
          <table:table-cell table:style-name="ce2" office:value-type="string">
            <text:p>£52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 table:number-columns-repeated="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edward-pomeroy-colley.html">COLLEY, Mr Edward Pomeroy</text:a>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1st Class</text:p>
          </table:table-cell>
          <table:table-cell table:style-name="ce2" office:value-type="float" office:value="5727">
            <text:p>5727</text:p>
          </table:table-cell>
          <table:table-cell table:style-name="ce2" office:value-type="string">
            <text:p>£25 11s 9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 table:number-columns-repeated="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mary-eliza-compton.html">COMPTON, Mrs Mary Eliza</text:a></text:p>
          </table:table-cell>
          <table:table-cell table:style-name="ce2" office:value-type="float" office:value="64">
            <text:p>64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756">
            <text:p>17756</text:p>
          </table:table-cell>
          <table:table-cell table:style-name="ce2" office:value-type="string">
            <text:p>£83 3s 2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14/">14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sara-rebecca-compton.html">COMPTON, Miss Sara Rebecca</text:a></text:p>
          </table:table-cell>
          <table:table-cell table:style-name="ce2" office:value-type="float" office:value="39">
            <text:p>39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756">
            <text:p>17756</text:p>
          </table:table-cell>
          <table:table-cell table:style-name="ce2" office:value-type="string">
            <text:p>£83 3s 2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14/">14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alexander-taylor-compton.html">COMPTON, Mr Alexander Taylor jr</text:a>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756">
            <text:p>17756</text:p>
          </table:table-cell>
          <table:table-cell table:style-name="ce2" office:value-type="string">
            <text:p>£83 3s 2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 table:number-columns-repeated="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malvina-helen-cornell.html">CORNELL, Mrs Malvina Helen</text:a>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770">
            <text:p>11770</text:p>
          </table:table-cell>
          <table:table-cell table:style-name="ce2" office:value-type="string">
            <text:p>£25 14s 10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2/">2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john-bertram-crafton.html">CRAFTON, Mr John Bertram</text:a></text:p>
          </table:table-cell>
          <table:table-cell table:style-name="ce2" office:value-type="float" office:value="59">
            <text:p>59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3791">
            <text:p>113791</text:p>
          </table:table-cell>
          <table:table-cell table:style-name="ce2" office:value-type="string">
            <text:p>£26 11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businessman.html">Businessman</text:a></text:p>
          </table:table-cell>
          <table:table-cell table:style-name="ce3" table:number-columns-repeated="2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edward-gifford-crosby.html">CROSBY, Captain Edward Gifford</text:a></text:p>
          </table:table-cell>
          <table:table-cell table:style-name="ce2" office:value-type="float" office:value="70">
            <text:p>70</text:p>
          </table:table-cell>
          <table:table-cell table:style-name="ce2" office:value-type="string">
            <text:p>1st Class</text:p>
          </table:table-cell>
          <table:table-cell table:style-name="ce2" office:value-type="float" office:value="5735">
            <text:p>5735</text:p>
          </table:table-cell>
          <table:table-cell table:style-name="ce2" office:value-type="string">
            <text:p>£71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titanic-victims/269/">269</text:a></text:p>
          </table:table-cell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catherine-elizabeth-crosby.html">CROSBY, Mrs Catherine Elizabeth</text:a></text:p>
          </table:table-cell>
          <table:table-cell table:style-name="ce2" office:value-type="float" office:value="64">
            <text:p>64</text:p>
          </table:table-cell>
          <table:table-cell table:style-name="ce2" office:value-type="string">
            <text:p>1st Class</text:p>
          </table:table-cell>
          <table:table-cell table:style-name="ce2" office:value-type="float" office:value="5735">
            <text:p>5735</text:p>
          </table:table-cell>
          <table:table-cell table:style-name="ce2" office:value-type="string">
            <text:p>£71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7/">7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harriette-rebecca-crosby.html">CROSBY, Miss Harriette Rebecca</text:a></text:p>
          </table:table-cell>
          <table:table-cell table:style-name="ce2" office:value-type="float" office:value="39">
            <text:p>39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2901">
            <text:p>112901</text:p>
          </table:table-cell>
          <table:table-cell table:style-name="ce2" office:value-type="string">
            <text:p>£26 11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7/">7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john-bradley-cumings.html">CUMINGS, Mr John Bradley</text:a></text:p>
          </table:table-cell>
          <table:table-cell table:style-name="ce2" office:value-type="float" office:value="39">
            <text:p>39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599">
            <text:p>17599</text:p>
          </table:table-cell>
          <table:table-cell table:style-name="ce2" office:value-type="string">
            <text:p>£71 5s 8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 table:number-columns-repeated="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florence-briggs-cumings.html">CUMINGS, Mrs Florence Briggs</text:a></text:p>
          </table:table-cell>
          <table:table-cell table:style-name="ce2" office:value-type="float" office:value="35">
            <text:p>35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599">
            <text:p>17599</text:p>
          </table:table-cell>
          <table:table-cell table:style-name="ce2" office:value-type="string">
            <text:p>£71 5s 8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4/">4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peter-dennis-daly.html">DALY, Mr Peter Dennis</text:a></text:p>
          </table:table-cell>
          <table:table-cell table:style-name="ce2" office:value-type="float" office:value="51">
            <text:p>51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3055">
            <text:p>113055</text:p>
          </table:table-cell>
          <table:table-cell table:style-name="ce2" office:value-type="string">
            <text:p>£26 11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businessman.html">Businessman</text:a></text:p>
          </table:table-cell>
          <table:table-cell table:style-name="ce2" office:value-type="string">
            <text:p><text:a xlink:href="http://www.encyclopedia-titanica.org/boat/5/">5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robert-williams-daniel.html">DANIEL, Mr Robert Williams</text:a></text:p>
          </table:table-cell>
          <table:table-cell table:style-name="ce2" office:value-type="float" office:value="27">
            <text:p>27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3804">
            <text:p>113804</text:p>
          </table:table-cell>
          <table:table-cell table:style-name="ce2" office:value-type="string">
            <text:p>£30 10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3/">3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sarah-daniels.html">DANIELS, Miss Sarah</text:a></text:p>
          </table:table-cell>
          <table:table-cell table:style-name="ce2" office:value-type="float" office:value="33">
            <text:p>33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3781">
            <text:p>113781</text:p>
          </table:table-cell>
          <table:table-cell table:style-name="ce2" office:value-type="string">
            <text:p>£151 16s </text:p>
          </table:table-cell>
          <table:table-cell table:style-name="ce2" office:value-type="string">
            <text:p>Servant</text:p>
          </table:table-cell>
          <table:table-cell table:style-name="ce3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personal-maid.html">Personal Maid</text:a></text:p>
          </table:table-cell>
          <table:table-cell table:style-name="ce2" office:value-type="string">
            <text:p><text:a xlink:href="http://www.encyclopedia-titanica.org/boat/8/">8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thornton-davidson.html">DAVIDSON, Mr Thornton</text:a></text:p>
          </table:table-cell>
          <table:table-cell table:style-name="ce2" office:value-type="float" office:value="31">
            <text:p>31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2750">
            <text:p>12750</text:p>
          </table:table-cell>
          <table:table-cell table:style-name="ce2" office:value-type="string">
            <text:p>£52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 table:number-columns-repeated="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orian-davidson.html">DAVIDSON, Mrs Orian</text:a></text:p>
          </table:table-cell>
          <table:table-cell table:style-name="ce2" office:value-type="float" office:value="27">
            <text:p>27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2750">
            <text:p>12750</text:p>
          </table:table-cell>
          <table:table-cell table:style-name="ce2" office:value-type="string">
            <text:p>£52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3/">3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albert-adrian-dick.html">DICK, Mr Albert Adrian</text:a></text:p>
          </table:table-cell>
          <table:table-cell table:style-name="ce2" office:value-type="float" office:value="31">
            <text:p>31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474">
            <text:p>17474</text:p>
          </table:table-cell>
          <table:table-cell table:style-name="ce2" office:value-type="string">
            <text:p>£57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3/">3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vera-dick.html">DICK, Mrs Vera</text:a>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474">
            <text:p>17474</text:p>
          </table:table-cell>
          <table:table-cell table:style-name="ce2" office:value-type="string">
            <text:p>£57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3/">3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washington-dodge.html">DODGE, Dr Washington</text:a></text:p>
          </table:table-cell>
          <table:table-cell table:style-name="ce2" office:value-type="float" office:value="52">
            <text:p>52</text:p>
          </table:table-cell>
          <table:table-cell table:style-name="ce2" office:value-type="string">
            <text:p>1st Class</text:p>
          </table:table-cell>
          <table:table-cell table:style-name="ce2" office:value-type="float" office:value="33638">
            <text:p>33638</text:p>
          </table:table-cell>
          <table:table-cell table:style-name="ce2" office:value-type="string">
            <text:p>£81 17s 2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politician.html">Politician</text:a></text:p>
          </table:table-cell>
          <table:table-cell table:style-name="ce2" office:value-type="string">
            <text:p><text:a xlink:href="http://www.encyclopedia-titanica.org/boat/13/">13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ruth-dodge.html">DODGE, Mrs Ruth</text:a></text:p>
          </table:table-cell>
          <table:table-cell table:style-name="ce2" office:value-type="float" office:value="34">
            <text:p>34</text:p>
          </table:table-cell>
          <table:table-cell table:style-name="ce2" office:value-type="string">
            <text:p>1st Class</text:p>
          </table:table-cell>
          <table:table-cell table:style-name="ce2" office:value-type="float" office:value="33638">
            <text:p>33638</text:p>
          </table:table-cell>
          <table:table-cell table:style-name="ce2" office:value-type="string">
            <text:p>£81 17s 2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5/">5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washington-dodge-jr.html">DODGE, Master Washington</text:a>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1st Class</text:p>
          </table:table-cell>
          <table:table-cell table:style-name="ce2" office:value-type="float" office:value="33638">
            <text:p>33638</text:p>
          </table:table-cell>
          <table:table-cell table:style-name="ce2" office:value-type="string">
            <text:p>£81 17s 2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5/">5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walter-donald-douglas.html">DOUGLAS, Mr Walter Donald</text:a>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761">
            <text:p>17761</text:p>
          </table:table-cell>
          <table:table-cell table:style-name="ce2" office:value-type="string">
            <text:p>£106 8s 6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titanic-victims/62/">62</text:a></text:p>
          </table:table-cell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mahala-douglas.html">DOUGLAS, Mrs Mahala</text:a></text:p>
          </table:table-cell>
          <table:table-cell table:style-name="ce2" office:value-type="float" office:value="48">
            <text:p>48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761">
            <text:p>17761</text:p>
          </table:table-cell>
          <table:table-cell table:style-name="ce2" office:value-type="string">
            <text:p>£106 8s 6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2/">2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mary-helene-douglas.html">DOUGLAS, Mrs Mary Hélène</text:a></text:p>
          </table:table-cell>
          <table:table-cell table:style-name="ce2" office:value-type="float" office:value="27">
            <text:p>27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558">
            <text:p>17558</text:p>
          </table:table-cell>
          <table:table-cell table:style-name="ce2" office:value-type="string">
            <text:p>£247 10s 5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6/">6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sir-cosmo-duff-gordon.html">DUFF GORDON, Sir Cosmo Edmund</text:a></text:p>
          </table:table-cell>
          <table:table-cell table:style-name="ce2" office:value-type="float" office:value="49">
            <text:p>49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755">
            <text:p>11755</text:p>
          </table:table-cell>
          <table:table-cell table:style-name="ce2" office:value-type="string">
            <text:p>£39 12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2" office:value-type="string">
            <text:p><text:a xlink:href="http://www.encyclopedia-titanica.org/titanic-jobs/landowner.html">Landowner</text:a></text:p>
          </table:table-cell>
          <table:table-cell table:style-name="ce2" office:value-type="string">
            <text:p><text:a xlink:href="http://www.encyclopedia-titanica.org/boat/1/">1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lady-duff-gordon.html">DUFF GORDON, Lucy Christiana, Lady</text:a></text:p>
          </table:table-cell>
          <table:table-cell table:style-name="ce2" office:value-type="float" office:value="48">
            <text:p>48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485">
            <text:p>17485</text:p>
          </table:table-cell>
          <table:table-cell table:style-name="ce2" office:value-type="string">
            <text:p>£56 18s 7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2" office:value-type="string">
            <text:p><text:a xlink:href="http://www.encyclopedia-titanica.org/titanic-jobs/dressmaker.html">Dressmaker / Couturière</text:a></text:p>
          </table:table-cell>
          <table:table-cell table:style-name="ce2" office:value-type="string">
            <text:p><text:a xlink:href="http://www.encyclopedia-titanica.org/boat/1/">1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william-crothers-dulles.html">DULLES, Mr William Crothers</text:a></text:p>
          </table:table-cell>
          <table:table-cell table:style-name="ce2" office:value-type="float" office:value="39">
            <text:p>39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580">
            <text:p>17580</text:p>
          </table:table-cell>
          <table:table-cell table:style-name="ce2" office:value-type="string">
            <text:p>£29 14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titanic-victims/133/">133</text:a></text:p>
          </table:table-cell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olive-earnshaw.html">EARNSHAW, Mrs Olive</text:a></text:p>
          </table:table-cell>
          <table:table-cell table:style-name="ce2" office:value-type="float" office:value="23">
            <text:p>23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767">
            <text:p>11767</text:p>
          </table:table-cell>
          <table:table-cell table:style-name="ce2" office:value-type="string">
            <text:p>£83 3s 2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2" office:value-type="string">
            <text:p><text:a xlink:href="http://www.encyclopedia-titanica.org/titanic-jobs/of-independent-means.html">Of Independent Means</text:a></text:p>
          </table:table-cell>
          <table:table-cell table:style-name="ce2" office:value-type="string">
            <text:p><text:a xlink:href="http://www.encyclopedia-titanica.org/boat/7/">7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caroline-endres.html">ENDRES, Miss Caroline Louise</text:a></text:p>
          </table:table-cell>
          <table:table-cell table:style-name="ce2" office:value-type="float" office:value="39">
            <text:p>39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757">
            <text:p>17757</text:p>
          </table:table-cell>
          <table:table-cell table:style-name="ce2" office:value-type="string">
            <text:p>£247 10s 6d</text:p>
          </table:table-cell>
          <table:table-cell table:style-name="ce2" office:value-type="string">
            <text:p>Servant</text:p>
          </table:table-cell>
          <table:table-cell table:style-name="ce3"/>
          <table:table-cell table:style-name="ce2" office:value-type="string">
            <text:p><text:a xlink:href="http://www.encyclopedia-titanica.org/place/2/">Cherbourg</text:a></text:p>
          </table:table-cell>
          <table:table-cell table:style-name="ce2" office:value-type="string">
            <text:p><text:a xlink:href="http://www.encyclopedia-titanica.org/titanic-jobs/nurse.html">Nurse</text:a></text:p>
          </table:table-cell>
          <table:table-cell table:style-name="ce2" office:value-type="string">
            <text:p><text:a xlink:href="http://www.encyclopedia-titanica.org/boat/4/">4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elizabeth-mussey-eustis.html">EUSTIS, Miss Elizabeth Mussey</text:a></text:p>
          </table:table-cell>
          <table:table-cell table:style-name="ce2" office:value-type="float" office:value="54">
            <text:p>54</text:p>
          </table:table-cell>
          <table:table-cell table:style-name="ce2" office:value-type="string">
            <text:p>1st Class</text:p>
          </table:table-cell>
          <table:table-cell table:style-name="ce2" office:value-type="float" office:value="36947">
            <text:p>36947</text:p>
          </table:table-cell>
          <table:table-cell table:style-name="ce2" office:value-type="string">
            <text:p>£78 5s 4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4/">4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edith-corse-evans.html">EVANS, Miss Edith Corse</text:a></text:p>
          </table:table-cell>
          <table:table-cell table:style-name="ce2" office:value-type="float" office:value="36">
            <text:p>36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531">
            <text:p>17531</text:p>
          </table:table-cell>
          <table:table-cell table:style-name="ce2" office:value-type="string">
            <text:p>£31 13s 7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 table:number-columns-repeated="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john-farthing.html">FARTHING, Mr John</text:a></text:p>
          </table:table-cell>
          <table:table-cell table:style-name="ce2" office:value-type="float" office:value="57">
            <text:p>57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483">
            <text:p>17483</text:p>
          </table:table-cell>
          <table:table-cell table:style-name="ce2" office:value-type="string">
            <text:p>£221 15s 7d</text:p>
          </table:table-cell>
          <table:table-cell table:style-name="ce2" office:value-type="string">
            <text:p>Servant</text:p>
          </table:table-cell>
          <table:table-cell table:style-name="ce3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servant.html">Servant</text:a></text:p>
          </table:table-cell>
          <table:table-cell table:style-name="ce3" table:number-columns-repeated="2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antoinette-flegenheim.html">FLEGENHEIM, Mrs Antoinette</text:a></text:p>
          </table:table-cell>
          <table:table-cell table:style-name="ce2" office:value-type="float" office:value="48">
            <text:p>48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598">
            <text:p>17598</text:p>
          </table:table-cell>
          <table:table-cell table:style-name="ce2" office:value-type="string">
            <text:p>£31 13s 8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7/">7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margaret-fleming.html">FLEMING, Miss Margaret</text:a></text:p>
          </table:table-cell>
          <table:table-cell table:style-name="ce2" office:value-type="float" office:value="42">
            <text:p>42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421">
            <text:p>17421</text:p>
          </table:table-cell>
          <table:table-cell table:style-name="ce2" office:value-type="string">
            <text:p>£110 17s 8d</text:p>
          </table:table-cell>
          <table:table-cell table:style-name="ce2" office:value-type="string">
            <text:p>Servant</text:p>
          </table:table-cell>
          <table:table-cell table:style-name="ce3"/>
          <table:table-cell table:style-name="ce2" office:value-type="string">
            <text:p><text:a xlink:href="http://www.encyclopedia-titanica.org/place/2/">Cherbourg</text:a></text:p>
          </table:table-cell>
          <table:table-cell table:style-name="ce2" office:value-type="string">
            <text:p><text:a xlink:href="http://www.encyclopedia-titanica.org/titanic-jobs/personal-maid.html">Personal Maid</text:a></text:p>
          </table:table-cell>
          <table:table-cell table:style-name="ce2" office:value-type="string">
            <text:p><text:a xlink:href="http://www.encyclopedia-titanica.org/boat/4/">4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john-irwin-flynn.html">FLYNN, Mr John Irwin</text:a></text:p>
          </table:table-cell>
          <table:table-cell table:style-name="ce2" office:value-type="float" office:value="36">
            <text:p>36</text:p>
          </table:table-cell>
          <table:table-cell table:style-name="ce2" office:value-type="string">
            <text:p>1st Class</text:p>
          </table:table-cell>
          <table:table-cell table:style-name="ce2" office:value-type="string">
            <text:p>PC 14474</text:p>
          </table:table-cell>
          <table:table-cell table:style-name="ce2" office:value-type="string">
            <text:p>£26 5s 9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5/">5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benjamin-foreman.html">FOREMAN, Mr Benjamin Laventall</text:a></text:p>
          </table:table-cell>
          <table:table-cell table:style-name="ce2" office:value-type="float" office:value="30">
            <text:p>30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3051">
            <text:p>113051</text:p>
          </table:table-cell>
          <table:table-cell table:style-name="ce2" office:value-type="string">
            <text:p>£27 15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 table:number-columns-repeated="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mark-fortune.html">FORTUNE, Mr Mark</text:a></text:p>
          </table:table-cell>
          <table:table-cell table:style-name="ce2" office:value-type="float" office:value="64">
            <text:p>64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9950">
            <text:p>19950</text:p>
          </table:table-cell>
          <table:table-cell table:style-name="ce2" office:value-type="string">
            <text:p>£263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 table:number-columns-repeated="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mary-fortune.html">FORTUNE, Mrs Mary</text:a></text:p>
          </table:table-cell>
          <table:table-cell table:style-name="ce2" office:value-type="float" office:value="60">
            <text:p>60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9950">
            <text:p>19950</text:p>
          </table:table-cell>
          <table:table-cell table:style-name="ce2" office:value-type="string">
            <text:p>£263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10/">10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ethel-flora-fortune.html">FORTUNE, Miss Ethel Flora</text:a></text:p>
          </table:table-cell>
          <table:table-cell table:style-name="ce2" office:value-type="float" office:value="28">
            <text:p>28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9950">
            <text:p>19950</text:p>
          </table:table-cell>
          <table:table-cell table:style-name="ce2" office:value-type="string">
            <text:p>£263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10/">10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alice-elizabeth-fortune.html">FORTUNE, Miss Alice Elizabeth</text:a></text:p>
          </table:table-cell>
          <table:table-cell table:style-name="ce2" office:value-type="float" office:value="24">
            <text:p>24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9950">
            <text:p>19950</text:p>
          </table:table-cell>
          <table:table-cell table:style-name="ce2" office:value-type="string">
            <text:p>£263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10/">10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mabel-helen-fortune.html">FORTUNE, Miss Mabel Helen</text:a></text:p>
          </table:table-cell>
          <table:table-cell table:style-name="ce2" office:value-type="float" office:value="23">
            <text:p>23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9950">
            <text:p>19950</text:p>
          </table:table-cell>
          <table:table-cell table:style-name="ce2" office:value-type="string">
            <text:p>£263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10/">10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charles-alexander-fortune.html">FORTUNE, Mr Charles Alexander</text:a>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9950">
            <text:p>19950</text:p>
          </table:table-cell>
          <table:table-cell table:style-name="ce2" office:value-type="string">
            <text:p>£263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 table:number-columns-repeated="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laura-mabel-francatelli.html">FRANCATELLI, Miss Laura Mabel</text:a></text:p>
          </table:table-cell>
          <table:table-cell table:style-name="ce2" office:value-type="float" office:value="31">
            <text:p>31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485">
            <text:p>17485</text:p>
          </table:table-cell>
          <table:table-cell table:style-name="ce2" office:value-type="string">
            <text:p>£56 18s 7d</text:p>
          </table:table-cell>
          <table:table-cell table:style-name="ce2" office:value-type="string">
            <text:p>Servant</text:p>
          </table:table-cell>
          <table:table-cell table:style-name="ce3"/>
          <table:table-cell table:style-name="ce2" office:value-type="string">
            <text:p><text:a xlink:href="http://www.encyclopedia-titanica.org/place/2/">Cherbourg</text:a></text:p>
          </table:table-cell>
          <table:table-cell table:style-name="ce2" office:value-type="string">
            <text:p><text:a xlink:href="http://www.encyclopedia-titanica.org/titanic-jobs/secretary.html">Secretary</text:a></text:p>
          </table:table-cell>
          <table:table-cell table:style-name="ce2" office:value-type="string">
            <text:p><text:a xlink:href="http://www.encyclopedia-titanica.org/boat/1/">1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thomas-parnham-franklin.html">FRANKLIN, Mr Thomas Parnham</text:a>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3778">
            <text:p>113778</text:p>
          </table:table-cell>
          <table:table-cell table:style-name="ce2" office:value-type="string">
            <text:p>£26 11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 table:number-columns-repeated="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isaac-gerald-frauenthal.html">FRAUENTHAL, Mr Isaac Gerald</text:a></text:p>
          </table:table-cell>
          <table:table-cell table:style-name="ce2" office:value-type="float" office:value="43">
            <text:p>43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765">
            <text:p>17765</text:p>
          </table:table-cell>
          <table:table-cell table:style-name="ce2" office:value-type="string">
            <text:p>£27 14s 5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5/">5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henry-william-frauenthal.html">FRAUENTHAL, Dr Henry William</text:a></text:p>
          </table:table-cell>
          <table:table-cell table:style-name="ce2" office:value-type="float" office:value="49">
            <text:p>49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611">
            <text:p>17611</text:p>
          </table:table-cell>
          <table:table-cell table:style-name="ce2" office:value-type="string">
            <text:p>£133 13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2" office:value-type="string">
            <text:p><text:a xlink:href="http://www.encyclopedia-titanica.org/titanic-jobs/doctor.html">Doctor</text:a></text:p>
          </table:table-cell>
          <table:table-cell table:style-name="ce2" office:value-type="string">
            <text:p><text:a xlink:href="http://www.encyclopedia-titanica.org/boat/5/">5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clara-frauenthal.html">FRAUENTHAL, Mrs Clara</text:a></text:p>
          </table:table-cell>
          <table:table-cell table:style-name="ce2" office:value-type="float" office:value="42">
            <text:p>42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611">
            <text:p>17611</text:p>
          </table:table-cell>
          <table:table-cell table:style-name="ce2" office:value-type="string">
            <text:p>£133 13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5/">5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hedwig-margaritha-frolicher.html">FRöLICHER, Miss Hedwig Margaritha</text:a></text:p>
          </table:table-cell>
          <table:table-cell table:style-name="ce2" office:value-type="float" office:value="22">
            <text:p>22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3568">
            <text:p>13568</text:p>
          </table:table-cell>
          <table:table-cell table:style-name="ce2" office:value-type="string">
            <text:p>£49 10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5/">5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maximilian-frolicher-stehli.html">FRöLICHER-STEHLI, Mr Maximilian Josef</text:a></text:p>
          </table:table-cell>
          <table:table-cell table:style-name="ce2" office:value-type="float" office:value="60">
            <text:p>60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3567">
            <text:p>13567</text:p>
          </table:table-cell>
          <table:table-cell table:style-name="ce2" office:value-type="string">
            <text:p>£79 4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5/">5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margaretha-frolicher-stehli.html">FRöLICHER-STEHLI, Mrs Margaretha Emerentia</text:a></text:p>
          </table:table-cell>
          <table:table-cell table:style-name="ce2" office:value-type="float" office:value="48">
            <text:p>48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3567">
            <text:p>13567</text:p>
          </table:table-cell>
          <table:table-cell table:style-name="ce2" office:value-type="string">
            <text:p>£79 4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5/">5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john-richard-fry.html">FRY, Mr John Richard</text:a></text:p>
          </table:table-cell>
          <table:table-cell table:style-name="ce2" office:value-type="float" office:value="39">
            <text:p>39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2058">
            <text:p>112058</text:p>
          </table:table-cell>
          <table:table-cell table:style-name="ce3"/>
          <table:table-cell table:style-name="ce2" office:value-type="string">
            <text:p>Servant</text:p>
          </table:table-cell>
          <table:table-cell table:style-name="ce3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servant.html">Servant</text:a></text:p>
          </table:table-cell>
          <table:table-cell table:style-name="ce3" table:number-columns-repeated="2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jacques-futrelle.html">FUTRELLE, Mr Jacques Heath</text:a>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3803">
            <text:p>113803</text:p>
          </table:table-cell>
          <table:table-cell table:style-name="ce2" office:value-type="string">
            <text:p>£53 2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writer.html">Writer</text:a></text:p>
          </table:table-cell>
          <table:table-cell table:style-name="ce3" table:number-columns-repeated="2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lily-may-futrelle.html">FUTRELLE, Mrs Lily May</text:a></text:p>
          </table:table-cell>
          <table:table-cell table:style-name="ce2" office:value-type="float" office:value="35">
            <text:p>35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3803">
            <text:p>113803</text:p>
          </table:table-cell>
          <table:table-cell table:style-name="ce2" office:value-type="string">
            <text:p>£53 2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D/">D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arthur-gee.html">GEE, Mr Arthur H.</text:a></text:p>
          </table:table-cell>
          <table:table-cell table:style-name="ce2" office:value-type="float" office:value="47">
            <text:p>47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1320">
            <text:p>111320</text:p>
          </table:table-cell>
          <table:table-cell table:style-name="ce2" office:value-type="string">
            <text:p>£38 10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titanic-victims/275/">275</text:a></text:p>
          </table:table-cell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pauline-gibson.html">GIBSON, Mrs Pauline Caroline</text:a></text:p>
          </table:table-cell>
          <table:table-cell table:style-name="ce2" office:value-type="float" office:value="44">
            <text:p>44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2378">
            <text:p>112378</text:p>
          </table:table-cell>
          <table:table-cell table:style-name="ce2" office:value-type="string">
            <text:p>£59 8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7/">7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dorothy-gibson.html">GIBSON, Miss Dorothy Winifred</text:a></text:p>
          </table:table-cell>
          <table:table-cell table:style-name="ce2" office:value-type="float" office:value="22">
            <text:p>22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2378">
            <text:p>112378</text:p>
          </table:table-cell>
          <table:table-cell table:style-name="ce2" office:value-type="string">
            <text:p>£59 8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7/">7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emily-gieger.html">GIEGER, Miss Amalie "Emily" Henriette</text:a></text:p>
          </table:table-cell>
          <table:table-cell table:style-name="ce2" office:value-type="float" office:value="35">
            <text:p>35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3503">
            <text:p>113503</text:p>
          </table:table-cell>
          <table:table-cell table:style-name="ce2" office:value-type="string">
            <text:p>£211 10s </text:p>
          </table:table-cell>
          <table:table-cell table:style-name="ce2" office:value-type="string">
            <text:p>Servant</text:p>
          </table:table-cell>
          <table:table-cell table:style-name="ce3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personal-maid.html">Personal Maid</text:a></text:p>
          </table:table-cell>
          <table:table-cell table:style-name="ce2" office:value-type="string">
            <text:p><text:a xlink:href="http://www.encyclopedia-titanica.org/boat/4/">4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victor-giglio.html">GIGLIO, Mr Victor Gaitan Andrea</text:a></text:p>
          </table:table-cell>
          <table:table-cell table:style-name="ce2" office:value-type="float" office:value="23">
            <text:p>23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593">
            <text:p>17593</text:p>
          </table:table-cell>
          <table:table-cell table:style-name="ce2" office:value-type="string">
            <text:p>£79 4s </text:p>
          </table:table-cell>
          <table:table-cell table:style-name="ce2" office:value-type="string">
            <text:p>Servant</text:p>
          </table:table-cell>
          <table:table-cell table:style-name="ce3"/>
          <table:table-cell table:style-name="ce2" office:value-type="string">
            <text:p><text:a xlink:href="http://www.encyclopedia-titanica.org/place/2/">Cherbourg</text:a></text:p>
          </table:table-cell>
          <table:table-cell table:style-name="ce2" office:value-type="string">
            <text:p><text:a xlink:href="http://www.encyclopedia-titanica.org/titanic-jobs/servant.html">Servant</text:a></text:p>
          </table:table-cell>
          <table:table-cell table:style-name="ce3" table:number-columns-repeated="2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samuel-goldenberg.html">GOLDENBERG, Mr Samuel L.</text:a></text:p>
          </table:table-cell>
          <table:table-cell table:style-name="ce2" office:value-type="float" office:value="47">
            <text:p>47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453">
            <text:p>17453</text:p>
          </table:table-cell>
          <table:table-cell table:style-name="ce2" office:value-type="string">
            <text:p>£89 2s 1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5/">5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nella-goldenberg.html">GOLDENBERG, Mrs Nella</text:a></text:p>
          </table:table-cell>
          <table:table-cell table:style-name="ce2" office:value-type="float" office:value="40">
            <text:p>40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453">
            <text:p>17453</text:p>
          </table:table-cell>
          <table:table-cell table:style-name="ce2" office:value-type="string">
            <text:p>£89 2s 1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5/">5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george-goldschmidt.html">GOLDSCHMIDT, Mr George B.</text:a></text:p>
          </table:table-cell>
          <table:table-cell table:style-name="ce2" office:value-type="float" office:value="71">
            <text:p>71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754">
            <text:p>17754</text:p>
          </table:table-cell>
          <table:table-cell table:style-name="ce2" office:value-type="string">
            <text:p>£34 13s 1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 table:number-columns-repeated="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colonel-archibald-gracie.html">GRACIE, Colonel Archibald</text:a></text:p>
          </table:table-cell>
          <table:table-cell table:style-name="ce2" office:value-type="float" office:value="53">
            <text:p>53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3780">
            <text:p>113780</text:p>
          </table:table-cell>
          <table:table-cell table:style-name="ce2" office:value-type="string">
            <text:p>£28 10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writer.html">Writer</text:a></text:p>
          </table:table-cell>
          <table:table-cell table:style-name="ce2" office:value-type="string">
            <text:p><text:a xlink:href="http://www.encyclopedia-titanica.org/boat/B/">B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george-edward-graham.html">GRAHAM, Mr George Edward</text:a></text:p>
          </table:table-cell>
          <table:table-cell table:style-name="ce2" office:value-type="float" office:value="38">
            <text:p>38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2053">
            <text:p>112053</text:p>
          </table:table-cell>
          <table:table-cell table:style-name="ce2" office:value-type="string">
            <text:p>£30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sales-manager.html">Sales Manager</text:a></text:p>
          </table:table-cell>
          <table:table-cell table:style-name="ce3"/>
          <table:table-cell table:style-name="ce2" office:value-type="string">
            <text:p><text:a xlink:href="http://www.encyclopedia-titanica.org/titanic-victims/147/">147</text:a></text:p>
          </table:table-cell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edith-graham.html">GRAHAM, Mrs Edith</text:a></text:p>
          </table:table-cell>
          <table:table-cell table:style-name="ce2" office:value-type="float" office:value="59">
            <text:p>59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582">
            <text:p>17582</text:p>
          </table:table-cell>
          <table:table-cell table:style-name="ce2" office:value-type="string">
            <text:p>£153 9s 3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3/">3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margaret-edith-graham.html">GRAHAM, Miss Margaret Edith</text:a>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582">
            <text:p>17582</text:p>
          </table:table-cell>
          <table:table-cell table:style-name="ce2" office:value-type="string">
            <text:p>£153 9s 3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3/">3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blanche-greenfield.html">GREENFIELD, Mrs Blanche</text:a></text:p>
          </table:table-cell>
          <table:table-cell table:style-name="ce2" office:value-type="float" office:value="45">
            <text:p>45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759">
            <text:p>17759</text:p>
          </table:table-cell>
          <table:table-cell table:style-name="ce2" office:value-type="string">
            <text:p>£63 7s 2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7/">7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william-bertram-greenfield.html">GREENFIELD, Mr William Bertram</text:a></text:p>
          </table:table-cell>
          <table:table-cell table:style-name="ce2" office:value-type="float" office:value="23">
            <text:p>23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759">
            <text:p>17759</text:p>
          </table:table-cell>
          <table:table-cell table:style-name="ce2" office:value-type="string">
            <text:p>£63 7s 2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7/">7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benjamin-guggenheim.html">GUGGENHEIM, Mr Benjamin</text:a></text:p>
          </table:table-cell>
          <table:table-cell table:style-name="ce2" office:value-type="float" office:value="46">
            <text:p>46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593">
            <text:p>17593</text:p>
          </table:table-cell>
          <table:table-cell table:style-name="ce2" office:value-type="string">
            <text:p>£79 4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2" office:value-type="string">
            <text:p><text:a xlink:href="http://www.encyclopedia-titanica.org/titanic-jobs/businessman.html">Businessman</text:a></text:p>
          </table:table-cell>
          <table:table-cell table:style-name="ce3" table:number-columns-repeated="2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george-achilles-harder.html">HARDER, Mr George Achilles</text:a></text:p>
          </table:table-cell>
          <table:table-cell table:style-name="ce2" office:value-type="float" office:value="25">
            <text:p>25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765">
            <text:p>11765</text:p>
          </table:table-cell>
          <table:table-cell table:style-name="ce2" office:value-type="string">
            <text:p>£55 8s 10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2" office:value-type="string">
            <text:p><text:a xlink:href="http://www.encyclopedia-titanica.org/titanic-jobs/businessman.html">Businessman</text:a></text:p>
          </table:table-cell>
          <table:table-cell table:style-name="ce2" office:value-type="string">
            <text:p><text:a xlink:href="http://www.encyclopedia-titanica.org/boat/5/">5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dorothy-harder.html">HARDER, Mrs Dorothy</text:a></text:p>
          </table:table-cell>
          <table:table-cell table:style-name="ce2" office:value-type="float" office:value="21">
            <text:p>21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765">
            <text:p>11765</text:p>
          </table:table-cell>
          <table:table-cell table:style-name="ce2" office:value-type="string">
            <text:p>£55 8s 10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5/">5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henry-sleeper-harper.html">HARPER, Mr Henry Sleeper</text:a></text:p>
          </table:table-cell>
          <table:table-cell table:style-name="ce2" office:value-type="float" office:value="48">
            <text:p>48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572">
            <text:p>17572</text:p>
          </table:table-cell>
          <table:table-cell table:style-name="ce2" office:value-type="string">
            <text:p>£76 14s 7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2" office:value-type="string">
            <text:p><text:a xlink:href="http://www.encyclopedia-titanica.org/titanic-jobs/of-independent-means.html">Of Independent Means</text:a></text:p>
          </table:table-cell>
          <table:table-cell table:style-name="ce2" office:value-type="string">
            <text:p><text:a xlink:href="http://www.encyclopedia-titanica.org/boat/3/">3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myna-harper.html">HARPER, Mrs Myna</text:a></text:p>
          </table:table-cell>
          <table:table-cell table:style-name="ce2" office:value-type="float" office:value="49">
            <text:p>49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572">
            <text:p>17572</text:p>
          </table:table-cell>
          <table:table-cell table:style-name="ce2" office:value-type="string">
            <text:p>£76 14s 7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3/">3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charles-harrington.html">HARRINGTON, Mr Charles Henry</text:a>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3796">
            <text:p>113796</text:p>
          </table:table-cell>
          <table:table-cell table:style-name="ce2" office:value-type="string">
            <text:p>£42 8s </text:p>
          </table:table-cell>
          <table:table-cell table:style-name="ce2" office:value-type="string">
            <text:p>Servant</text:p>
          </table:table-cell>
          <table:table-cell table:style-name="ce3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servant.html">Servant</text:a></text:p>
          </table:table-cell>
          <table:table-cell table:style-name="ce3" table:number-columns-repeated="2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henry-birkhardt-harris.html">HARRIS, Mr Henry Birkhardt</text:a></text:p>
          </table:table-cell>
          <table:table-cell table:style-name="ce2" office:value-type="float" office:value="45">
            <text:p>45</text:p>
          </table:table-cell>
          <table:table-cell table:style-name="ce2" office:value-type="string">
            <text:p>1st Class</text:p>
          </table:table-cell>
          <table:table-cell table:style-name="ce2" office:value-type="float" office:value="36973">
            <text:p>36973</text:p>
          </table:table-cell>
          <table:table-cell table:style-name="ce2" office:value-type="string">
            <text:p>£83 9s 6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theatre-manager.html">Theatre Manager</text:a></text:p>
          </table:table-cell>
          <table:table-cell table:style-name="ce3" table:number-columns-repeated="2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irene-harris.html">HARRIS, Mrs Irene</text:a></text:p>
          </table:table-cell>
          <table:table-cell table:style-name="ce2" office:value-type="float" office:value="35">
            <text:p>35</text:p>
          </table:table-cell>
          <table:table-cell table:style-name="ce2" office:value-type="string">
            <text:p>1st Class</text:p>
          </table:table-cell>
          <table:table-cell table:style-name="ce2" office:value-type="float" office:value="36973">
            <text:p>36973</text:p>
          </table:table-cell>
          <table:table-cell table:style-name="ce2" office:value-type="string">
            <text:p>£83 9s 6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D/">D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william-harrison.html">HARRISON, Mr William Henry</text:a></text:p>
          </table:table-cell>
          <table:table-cell table:style-name="ce2" office:value-type="float" office:value="45">
            <text:p>45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2059">
            <text:p>112059</text:p>
          </table:table-cell>
          <table:table-cell table:style-name="ce3"/>
          <table:table-cell table:style-name="ce2" office:value-type="string">
            <text:p>Servant</text:p>
          </table:table-cell>
          <table:table-cell table:style-name="ce3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secretary.html">Secretary</text:a></text:p>
          </table:table-cell>
          <table:table-cell table:style-name="ce3"/>
          <table:table-cell table:style-name="ce2" office:value-type="string">
            <text:p><text:a xlink:href="http://www.encyclopedia-titanica.org/titanic-victims/110/">110</text:a></text:p>
          </table:table-cell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hammad-hassab.html">HASSAB, Mr Hammad</text:a></text:p>
          </table:table-cell>
          <table:table-cell table:style-name="ce2" office:value-type="float" office:value="27">
            <text:p>27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572">
            <text:p>17572</text:p>
          </table:table-cell>
          <table:table-cell table:style-name="ce2" office:value-type="string">
            <text:p>£76 14s 7d</text:p>
          </table:table-cell>
          <table:table-cell table:style-name="ce2" office:value-type="string">
            <text:p>Servant</text:p>
          </table:table-cell>
          <table:table-cell table:style-name="ce3"/>
          <table:table-cell table:style-name="ce2" office:value-type="string">
            <text:p><text:a xlink:href="http://www.encyclopedia-titanica.org/place/2/">Cherbourg</text:a></text:p>
          </table:table-cell>
          <table:table-cell table:style-name="ce2" office:value-type="string">
            <text:p><text:a xlink:href="http://www.encyclopedia-titanica.org/titanic-jobs/servant.html">Servant</text:a></text:p>
          </table:table-cell>
          <table:table-cell table:style-name="ce2" office:value-type="string">
            <text:p><text:a xlink:href="http://www.encyclopedia-titanica.org/boat/3/">3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walter-james-hawksford.html">HAWKSFORD, Mr Walter James</text:a></text:p>
          </table:table-cell>
          <table:table-cell table:style-name="ce2" office:value-type="float" office:value="45">
            <text:p>45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6988">
            <text:p>16988</text:p>
          </table:table-cell>
          <table:table-cell table:style-name="ce2" office:value-type="string">
            <text:p>£30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sales-manager.html">Sales Manager</text:a></text:p>
          </table:table-cell>
          <table:table-cell table:style-name="ce2" office:value-type="string">
            <text:p><text:a xlink:href="http://www.encyclopedia-titanica.org/boat/3/">3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charles-melville-hays.html">HAYS, Mr Charles Melville</text:a>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2749">
            <text:p>12749</text:p>
          </table:table-cell>
          <table:table-cell table:style-name="ce2" office:value-type="string">
            <text:p>£93 10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businessman.html">Businessman</text:a></text:p>
          </table:table-cell>
          <table:table-cell table:style-name="ce3"/>
          <table:table-cell table:style-name="ce2" office:value-type="string">
            <text:p><text:a xlink:href="http://www.encyclopedia-titanica.org/titanic-victims/307/">307</text:a></text:p>
          </table:table-cell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clara-jennings-hays.html">HAYS, Mrs Clara Jennings</text:a></text:p>
          </table:table-cell>
          <table:table-cell table:style-name="ce2" office:value-type="float" office:value="52">
            <text:p>52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2749">
            <text:p>12749</text:p>
          </table:table-cell>
          <table:table-cell table:style-name="ce2" office:value-type="string">
            <text:p>£93 10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3/">3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margaret-bechstein-hays.html">HAYS, Miss Margaret Bechstein</text:a></text:p>
          </table:table-cell>
          <table:table-cell table:style-name="ce2" office:value-type="float" office:value="24">
            <text:p>24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767">
            <text:p>11767</text:p>
          </table:table-cell>
          <table:table-cell table:style-name="ce2" office:value-type="string">
            <text:p>£83 3s 2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7/">7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christopher-head.html">HEAD, Mr Christopher</text:a></text:p>
          </table:table-cell>
          <table:table-cell table:style-name="ce2" office:value-type="float" office:value="42">
            <text:p>42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3038">
            <text:p>113038</text:p>
          </table:table-cell>
          <table:table-cell table:style-name="ce2" office:value-type="string">
            <text:p>£42 10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politician.html">Politician</text:a></text:p>
          </table:table-cell>
          <table:table-cell table:style-name="ce3" table:number-columns-repeated="2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herbert-henry-hilliard.html">HILLIARD, Mr Herbert Henry</text:a></text:p>
          </table:table-cell>
          <table:table-cell table:style-name="ce2" office:value-type="float" office:value="44">
            <text:p>44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463">
            <text:p>17463</text:p>
          </table:table-cell>
          <table:table-cell table:style-name="ce2" office:value-type="string">
            <text:p>£51 17s 3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buyer.html">Buyer</text:a></text:p>
          </table:table-cell>
          <table:table-cell table:style-name="ce3" table:number-columns-repeated="2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william-edward-hipkins.html">HIPKINS, Mr William Edward</text:a>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1st Class</text:p>
          </table:table-cell>
          <table:table-cell table:style-name="ce2" office:value-type="float" office:value="680">
            <text:p>680</text:p>
          </table:table-cell>
          <table:table-cell table:style-name="ce2" office:value-type="string">
            <text:p>£50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manufacturer.html">Manufacturer</text:a></text:p>
          </table:table-cell>
          <table:table-cell table:style-name="ce3" table:number-columns-repeated="2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ida-hippach.html">HIPPACH, Mrs Ida Sophia</text:a></text:p>
          </table:table-cell>
          <table:table-cell table:style-name="ce2" office:value-type="float" office:value="44">
            <text:p>44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1361">
            <text:p>111361</text:p>
          </table:table-cell>
          <table:table-cell table:style-name="ce2" office:value-type="string">
            <text:p>£57 19s 7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4/">4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jean-gertrude-hippach.html">HIPPACH, Miss Jean Gertrude</text:a>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1361">
            <text:p>111361</text:p>
          </table:table-cell>
          <table:table-cell table:style-name="ce2" office:value-type="string">
            <text:p>£57 19s 7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4/">4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anna-hogeboom.html">HOGEBOOM, Mrs Anna Louisa</text:a></text:p>
          </table:table-cell>
          <table:table-cell table:style-name="ce2" office:value-type="float" office:value="51">
            <text:p>51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3502">
            <text:p>13502</text:p>
          </table:table-cell>
          <table:table-cell table:style-name="ce2" office:value-type="string">
            <text:p>£77 19s 2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2" office:value-type="string">
            <text:p><text:a xlink:href="http://www.encyclopedia-titanica.org/titanic-jobs/of-independent-means.html">Of Independent Means</text:a></text:p>
          </table:table-cell>
          <table:table-cell table:style-name="ce2" office:value-type="string">
            <text:p><text:a xlink:href="http://www.encyclopedia-titanica.org/boat/10/">10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alexander-oskar-holverson.html">HOLVERSON, Mr Alexander Oskar</text:a></text:p>
          </table:table-cell>
          <table:table-cell table:style-name="ce2" office:value-type="float" office:value="42">
            <text:p>42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3789">
            <text:p>113789</text:p>
          </table:table-cell>
          <table:table-cell table:style-name="ce2" office:value-type="string">
            <text:p>£52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titanic-victims/38/">38</text:a></text:p>
          </table:table-cell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mary-aline-holverson.html">HOLVERSON, Mrs Mary Aline</text:a></text:p>
          </table:table-cell>
          <table:table-cell table:style-name="ce2" office:value-type="float" office:value="35">
            <text:p>35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3789">
            <text:p>113789</text:p>
          </table:table-cell>
          <table:table-cell table:style-name="ce2" office:value-type="string">
            <text:p>£52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8/">8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harry-homer.html">HOMER, Mr Harry</text:a></text:p>
          </table:table-cell>
          <table:table-cell table:style-name="ce2" office:value-type="float" office:value="40">
            <text:p>40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1426">
            <text:p>111426</text:p>
          </table:table-cell>
          <table:table-cell table:style-name="ce2" office:value-type="string">
            <text:p>£26 11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gambler.html">Gambler</text:a></text:p>
          </table:table-cell>
          <table:table-cell table:style-name="ce2" office:value-type="string">
            <text:p><text:a xlink:href="http://www.encyclopedia-titanica.org/boat/15/">15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frederick-maxfield-hoyt.html">HOYT, Mr Frederick Maxfield</text:a></text:p>
          </table:table-cell>
          <table:table-cell table:style-name="ce2" office:value-type="float" office:value="38">
            <text:p>38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9943">
            <text:p>19943</text:p>
          </table:table-cell>
          <table:table-cell table:style-name="ce2" office:value-type="string">
            <text:p>£100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D/">D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jane-anne-hoyt.html">HOYT, Mrs Jane Anne</text:a></text:p>
          </table:table-cell>
          <table:table-cell table:style-name="ce2" office:value-type="float" office:value="31">
            <text:p>31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9943">
            <text:p>19943</text:p>
          </table:table-cell>
          <table:table-cell table:style-name="ce2" office:value-type="string">
            <text:p>£100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D/">D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william-fisher-hoyt.html">HOYT, Mr William Fisher</text:a></text:p>
          </table:table-cell>
          <table:table-cell table:style-name="ce2" office:value-type="float" office:value="42">
            <text:p>42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600">
            <text:p>17600</text:p>
          </table:table-cell>
          <table:table-cell table:style-name="ce2" office:value-type="string">
            <text:p>£30 13s 11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2" office:value-type="string">
            <text:p><text:a xlink:href="http://www.encyclopedia-titanica.org/titanic-jobs/businessman.html">Businessman</text:a></text:p>
          </table:table-cell>
          <table:table-cell table:style-name="ce2" office:value-type="string">
            <text:p><text:a xlink:href="http://www.encyclopedia-titanica.org/boat/14/">14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amelia-icard.html">ICARD, Miss Rose Amélie</text:a></text:p>
          </table:table-cell>
          <table:table-cell table:style-name="ce2" office:value-type="float" office:value="39">
            <text:p>39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3572">
            <text:p>113572</text:p>
          </table:table-cell>
          <table:table-cell table:style-name="ce2" office:value-type="string">
            <text:p>£80 </text:p>
          </table:table-cell>
          <table:table-cell table:style-name="ce2" office:value-type="string">
            <text:p>Servant</text:p>
          </table:table-cell>
          <table:table-cell table:style-name="ce3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personal-maid.html">Personal Maid</text:a></text:p>
          </table:table-cell>
          <table:table-cell table:style-name="ce2" office:value-type="string">
            <text:p><text:a xlink:href="http://www.encyclopedia-titanica.org/boat/6/">6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ann-elizabeth-isham.html">ISHAM, Miss Ann Elizabeth</text:a>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595">
            <text:p>17595</text:p>
          </table:table-cell>
          <table:table-cell table:style-name="ce2" office:value-type="string">
            <text:p>£28 14s 3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 table:number-columns-repeated="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j-bruce-ismay.html">ISMAY, Mr Joseph Bruce</text:a></text:p>
          </table:table-cell>
          <table:table-cell table:style-name="ce2" office:value-type="float" office:value="49">
            <text:p>49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2058">
            <text:p>112058</text:p>
          </table:table-cell>
          <table:table-cell table:style-name="ce3" table:number-columns-repeated="3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shipowner.html">Shipowner</text:a></text:p>
          </table:table-cell>
          <table:table-cell table:style-name="ce2" office:value-type="string">
            <text:p><text:a xlink:href="http://www.encyclopedia-titanica.org/boat/C/">C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charles-cresson-jones.html">JONES, Mr Charles Cresson</text:a></text:p>
          </table:table-cell>
          <table:table-cell table:style-name="ce2" office:value-type="float" office:value="46">
            <text:p>46</text:p>
          </table:table-cell>
          <table:table-cell table:style-name="ce2" office:value-type="string">
            <text:p>1st Class</text:p>
          </table:table-cell>
          <table:table-cell table:style-name="ce2" office:value-type="float" office:value="694">
            <text:p>694</text:p>
          </table:table-cell>
          <table:table-cell table:style-name="ce2" office:value-type="string">
            <text:p>£26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estate-manager.html">Estate Manager</text:a></text:p>
          </table:table-cell>
          <table:table-cell table:style-name="ce3"/>
          <table:table-cell table:style-name="ce2" office:value-type="string">
            <text:p><text:a xlink:href="http://www.encyclopedia-titanica.org/titanic-victims/80/">80</text:a></text:p>
          </table:table-cell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henry-forbes-julian.html">JULIAN, Mr Henry Forbes</text:a>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3044">
            <text:p>113044</text:p>
          </table:table-cell>
          <table:table-cell table:style-name="ce2" office:value-type="string">
            <text:p>£26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metallurgist.html">Metallurgist</text:a></text:p>
          </table:table-cell>
          <table:table-cell table:style-name="ce3" table:number-columns-repeated="2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edwin-herbert-keeping.html">KEEPING, Mr Edwin Herbert</text:a></text:p>
          </table:table-cell>
          <table:table-cell table:style-name="ce2" office:value-type="float" office:value="33">
            <text:p>33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3503">
            <text:p>113503</text:p>
          </table:table-cell>
          <table:table-cell table:style-name="ce2" office:value-type="string">
            <text:p>£211 10s </text:p>
          </table:table-cell>
          <table:table-cell table:style-name="ce2" office:value-type="string">
            <text:p>Servant</text:p>
          </table:table-cell>
          <table:table-cell table:style-name="ce3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servant.html">Servant</text:a></text:p>
          </table:table-cell>
          <table:table-cell table:style-name="ce3"/>
          <table:table-cell table:style-name="ce2" office:value-type="string">
            <text:p><text:a xlink:href="http://www.encyclopedia-titanica.org/titanic-victims/45/">45</text:a></text:p>
          </table:table-cell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edward-austin-kent.html">KENT, Mr Edward Austin</text:a></text:p>
          </table:table-cell>
          <table:table-cell table:style-name="ce2" office:value-type="float" office:value="58">
            <text:p>58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771">
            <text:p>11771</text:p>
          </table:table-cell>
          <table:table-cell table:style-name="ce2" office:value-type="string">
            <text:p>£29 14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2" office:value-type="string">
            <text:p><text:a xlink:href="http://www.encyclopedia-titanica.org/titanic-jobs/architect.html">Architect</text:a></text:p>
          </table:table-cell>
          <table:table-cell table:style-name="ce3"/>
          <table:table-cell table:style-name="ce2" office:value-type="string">
            <text:p><text:a xlink:href="http://www.encyclopedia-titanica.org/titanic-victims/258/">258</text:a></text:p>
          </table:table-cell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frederick-kenyon.html">KENYON, Mr Frederick R.</text:a></text:p>
          </table:table-cell>
          <table:table-cell table:style-name="ce2" office:value-type="float" office:value="41">
            <text:p>41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464">
            <text:p>17464</text:p>
          </table:table-cell>
          <table:table-cell table:style-name="ce2" office:value-type="string">
            <text:p>£51 17s 3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 table:number-columns-repeated="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marion-kenyon.html">KENYON, Mrs Marion</text:a></text:p>
          </table:table-cell>
          <table:table-cell table:style-name="ce2" office:value-type="float" office:value="31">
            <text:p>31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464">
            <text:p>17464</text:p>
          </table:table-cell>
          <table:table-cell table:style-name="ce2" office:value-type="string">
            <text:p>£51 17s 3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8/">8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edwin-nelson-kimball.html">KIMBALL, Mr Edwin Nelson Jr.</text:a></text:p>
          </table:table-cell>
          <table:table-cell table:style-name="ce2" office:value-type="float" office:value="42">
            <text:p>42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753">
            <text:p>11753</text:p>
          </table:table-cell>
          <table:table-cell table:style-name="ce2" office:value-type="string">
            <text:p>£52 11s 1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5/">5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gertrude-kimball.html">KIMBALL, Mrs Gertrude</text:a></text:p>
          </table:table-cell>
          <table:table-cell table:style-name="ce2" office:value-type="float" office:value="45">
            <text:p>45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753">
            <text:p>11753</text:p>
          </table:table-cell>
          <table:table-cell table:style-name="ce2" office:value-type="string">
            <text:p>£52 11s 1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5/">5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herman-klaber.html">KLABER, Mr Herman</text:a></text:p>
          </table:table-cell>
          <table:table-cell table:style-name="ce3"/>
          <table:table-cell table:style-name="ce2" office:value-type="string">
            <text:p>1st Class</text:p>
          </table:table-cell>
          <table:table-cell table:style-name="ce2" office:value-type="float" office:value="113028">
            <text:p>113028</text:p>
          </table:table-cell>
          <table:table-cell table:style-name="ce2" office:value-type="string">
            <text:p>£26 11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businessman.html">Businessman</text:a></text:p>
          </table:table-cell>
          <table:table-cell table:style-name="ce3" table:number-columns-repeated="2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emilie-kreuchen.html">KREUCHEN, Miss Emilie</text:a></text:p>
          </table:table-cell>
          <table:table-cell table:style-name="ce2" office:value-type="float" office:value="29">
            <text:p>29</text:p>
          </table:table-cell>
          <table:table-cell table:style-name="ce2" office:value-type="string">
            <text:p>1st Class</text:p>
          </table:table-cell>
          <table:table-cell table:style-name="ce2" office:value-type="float" office:value="24160">
            <text:p>24160</text:p>
          </table:table-cell>
          <table:table-cell table:style-name="ce2" office:value-type="string">
            <text:p>£211 6s 9d</text:p>
          </table:table-cell>
          <table:table-cell table:style-name="ce2" office:value-type="string">
            <text:p>Servant</text:p>
          </table:table-cell>
          <table:table-cell table:style-name="ce3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personal-maid.html">Personal Maid</text:a></text:p>
          </table:table-cell>
          <table:table-cell table:style-name="ce2" office:value-type="string">
            <text:p><text:a xlink:href="http://www.encyclopedia-titanica.org/boat/2/">2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fletcher-lambert-williams.html">LAMBERT-WILLIAMS, Mr Fletcher Fellows</text:a></text:p>
          </table:table-cell>
          <table:table-cell table:style-name="ce3"/>
          <table:table-cell table:style-name="ce2" office:value-type="string">
            <text:p>1st Class</text:p>
          </table:table-cell>
          <table:table-cell table:style-name="ce2" office:value-type="float" office:value="113510">
            <text:p>113510</text:p>
          </table:table-cell>
          <table:table-cell table:style-name="ce2" office:value-type="string">
            <text:p>£35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businessman.html">Businessman</text:a></text:p>
          </table:table-cell>
          <table:table-cell table:style-name="ce3" table:number-columns-repeated="2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alice-leader.html">LEADER, Dr Alice</text:a></text:p>
          </table:table-cell>
          <table:table-cell table:style-name="ce2" office:value-type="float" office:value="49">
            <text:p>49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465">
            <text:p>17465</text:p>
          </table:table-cell>
          <table:table-cell table:style-name="ce2" office:value-type="string">
            <text:p>£25 18s 7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doctor.html">Doctor</text:a></text:p>
          </table:table-cell>
          <table:table-cell table:style-name="ce2" office:value-type="string">
            <text:p><text:a xlink:href="http://www.encyclopedia-titanica.org/boat/8/">8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berthe-leroy.html">LEROY, Miss Berthe</text:a></text:p>
          </table:table-cell>
          <table:table-cell table:style-name="ce2" office:value-type="float" office:value="27">
            <text:p>27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761">
            <text:p>17761</text:p>
          </table:table-cell>
          <table:table-cell table:style-name="ce2" office:value-type="string">
            <text:p>£106 8s 6d</text:p>
          </table:table-cell>
          <table:table-cell table:style-name="ce2" office:value-type="string">
            <text:p>Servant</text:p>
          </table:table-cell>
          <table:table-cell table:style-name="ce3"/>
          <table:table-cell table:style-name="ce2" office:value-type="string">
            <text:p><text:a xlink:href="http://www.encyclopedia-titanica.org/place/2/">Cherbourg</text:a></text:p>
          </table:table-cell>
          <table:table-cell table:style-name="ce2" office:value-type="string">
            <text:p><text:a xlink:href="http://www.encyclopedia-titanica.org/titanic-jobs/personal-maid.html">Personal Maid</text:a></text:p>
          </table:table-cell>
          <table:table-cell table:style-name="ce2" office:value-type="string">
            <text:p><text:a xlink:href="http://www.encyclopedia-titanica.org/boat/2/">2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gustave-lesueur.html">LESUEUR, Mr Gustave J.</text:a></text:p>
          </table:table-cell>
          <table:table-cell table:style-name="ce2" office:value-type="float" office:value="35">
            <text:p>35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755">
            <text:p>17755</text:p>
          </table:table-cell>
          <table:table-cell table:style-name="ce2" office:value-type="string">
            <text:p>£512 6s 7d</text:p>
          </table:table-cell>
          <table:table-cell table:style-name="ce2" office:value-type="string">
            <text:p>Servant</text:p>
          </table:table-cell>
          <table:table-cell table:style-name="ce3"/>
          <table:table-cell table:style-name="ce2" office:value-type="string">
            <text:p><text:a xlink:href="http://www.encyclopedia-titanica.org/place/2/">Cherbourg</text:a></text:p>
          </table:table-cell>
          <table:table-cell table:style-name="ce2" office:value-type="string">
            <text:p><text:a xlink:href="http://www.encyclopedia-titanica.org/titanic-jobs/servant.html">Servant</text:a></text:p>
          </table:table-cell>
          <table:table-cell table:style-name="ce2" office:value-type="string">
            <text:p><text:a xlink:href="http://www.encyclopedia-titanica.org/boat/3/">3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ervin-lewy.html">LEWY, Mr Ervin G.</text:a></text:p>
          </table:table-cell>
          <table:table-cell table:style-name="ce2" office:value-type="float" office:value="31">
            <text:p>31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612">
            <text:p>17612</text:p>
          </table:table-cell>
          <table:table-cell table:style-name="ce2" office:value-type="string">
            <text:p>£27 14s 5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2" office:value-type="string">
            <text:p><text:a xlink:href="http://www.encyclopedia-titanica.org/titanic-jobs/jeweller.html">Jeweller</text:a></text:p>
          </table:table-cell>
          <table:table-cell table:style-name="ce3" table:number-columns-repeated="2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erik-lindeberg-lind.html">LINDEBERG-LIND, Mr Erik Gustaf</text:a></text:p>
          </table:table-cell>
          <table:table-cell table:style-name="ce2" office:value-type="float" office:value="42">
            <text:p>42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475">
            <text:p>17475</text:p>
          </table:table-cell>
          <table:table-cell table:style-name="ce2" office:value-type="string">
            <text:p>£26 11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businessman.html">Businessman</text:a></text:p>
          </table:table-cell>
          <table:table-cell table:style-name="ce3" table:number-columns-repeated="2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sigrid-lindstrom.html">LINDSTRöM, Mrs Sigrid</text:a>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2377">
            <text:p>112377</text:p>
          </table:table-cell>
          <table:table-cell table:style-name="ce2" office:value-type="string">
            <text:p>£27 14s 5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6/">6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elizabeth-lines.html">LINES, Mrs Elizabeth Lindsey</text:a>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592">
            <text:p>17592</text:p>
          </table:table-cell>
          <table:table-cell table:style-name="ce2" office:value-type="string">
            <text:p>£39 8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9/">9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mary-conover-lines.html">LINES, Miss Mary Conover</text:a></text:p>
          </table:table-cell>
          <table:table-cell table:style-name="ce2" office:value-type="float" office:value="16">
            <text:p>16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592">
            <text:p>17592</text:p>
          </table:table-cell>
          <table:table-cell table:style-name="ce2" office:value-type="string">
            <text:p>£39 8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9/">9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milton-clyde-long.html">LONG, Mr Milton Clyde</text:a></text:p>
          </table:table-cell>
          <table:table-cell table:style-name="ce2" office:value-type="float" office:value="29">
            <text:p>29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3501">
            <text:p>113501</text:p>
          </table:table-cell>
          <table:table-cell table:style-name="ce2" office:value-type="string">
            <text:p>£30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titanic-victims/126/">126</text:a></text:p>
          </table:table-cell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gretchen-fiske-longley.html">LONGLEY, Miss Gretchen Fiske</text:a></text:p>
          </table:table-cell>
          <table:table-cell table:style-name="ce2" office:value-type="float" office:value="21">
            <text:p>21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3502">
            <text:p>13502</text:p>
          </table:table-cell>
          <table:table-cell table:style-name="ce2" office:value-type="string">
            <text:p>£77 19s 2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10/">10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joseph-holland-loring.html">LORING, Mr Joseph Holland</text:a></text:p>
          </table:table-cell>
          <table:table-cell table:style-name="ce2" office:value-type="float" office:value="30">
            <text:p>30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3801">
            <text:p>113801</text:p>
          </table:table-cell>
          <table:table-cell table:style-name="ce2" office:value-type="string">
            <text:p>£45 10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 table:number-columns-repeated="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elise-lurette.html">LURETTE, Miss Eugenie Elise</text:a></text:p>
          </table:table-cell>
          <table:table-cell table:style-name="ce2" office:value-type="float" office:value="59">
            <text:p>59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569">
            <text:p>17569</text:p>
          </table:table-cell>
          <table:table-cell table:style-name="ce2" office:value-type="string">
            <text:p>£146 10s 5d</text:p>
          </table:table-cell>
          <table:table-cell table:style-name="ce2" office:value-type="string">
            <text:p>Servant</text:p>
          </table:table-cell>
          <table:table-cell table:style-name="ce3"/>
          <table:table-cell table:style-name="ce2" office:value-type="string">
            <text:p><text:a xlink:href="http://www.encyclopedia-titanica.org/place/2/">Cherbourg</text:a></text:p>
          </table:table-cell>
          <table:table-cell table:style-name="ce2" office:value-type="string">
            <text:p><text:a xlink:href="http://www.encyclopedia-titanica.org/titanic-jobs/personal-maid.html">Personal Maid</text:a></text:p>
          </table:table-cell>
          <table:table-cell table:style-name="ce2" office:value-type="string">
            <text:p><text:a xlink:href="http://www.encyclopedia-titanica.org/boat/6/">6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georgette-madill.html">MADILL, Miss Georgette Alexandra</text:a></text:p>
          </table:table-cell>
          <table:table-cell table:style-name="ce2" office:value-type="float" office:value="16">
            <text:p>16</text:p>
          </table:table-cell>
          <table:table-cell table:style-name="ce2" office:value-type="string">
            <text:p>1st Class</text:p>
          </table:table-cell>
          <table:table-cell table:style-name="ce2" office:value-type="float" office:value="24160">
            <text:p>24160</text:p>
          </table:table-cell>
          <table:table-cell table:style-name="ce2" office:value-type="string">
            <text:p>£211 6s 9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2/">2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john-edward-maguire.html">MAGUIRE, Mr John Edward</text:a></text:p>
          </table:table-cell>
          <table:table-cell table:style-name="ce2" office:value-type="float" office:value="30">
            <text:p>30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0469">
            <text:p>110469</text:p>
          </table:table-cell>
          <table:table-cell table:style-name="ce2" office:value-type="string">
            <text:p>£26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 table:number-columns-repeated="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roberta-maioni.html">MAIONI, Miss Roberta Elizabeth Mary</text:a>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0152">
            <text:p>110152</text:p>
          </table:table-cell>
          <table:table-cell table:style-name="ce2" office:value-type="string">
            <text:p>£86 10s </text:p>
          </table:table-cell>
          <table:table-cell table:style-name="ce2" office:value-type="string">
            <text:p>Servant</text:p>
          </table:table-cell>
          <table:table-cell table:style-name="ce3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personal-maid.html">Personal Maid</text:a></text:p>
          </table:table-cell>
          <table:table-cell table:style-name="ce2" office:value-type="string">
            <text:p><text:a xlink:href="http://www.encyclopedia-titanica.org/boat/8/">8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pierre-marechal.html">MARéCHAL, Mr Pierre</text:a></text:p>
          </table:table-cell>
          <table:table-cell table:style-name="ce2" office:value-type="float" office:value="28">
            <text:p>28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774">
            <text:p>11774</text:p>
          </table:table-cell>
          <table:table-cell table:style-name="ce2" office:value-type="string">
            <text:p>£29 14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2" office:value-type="string">
            <text:p><text:a xlink:href="http://www.encyclopedia-titanica.org/titanic-jobs/aviator.html">Aviator</text:a></text:p>
          </table:table-cell>
          <table:table-cell table:style-name="ce2" office:value-type="string">
            <text:p><text:a xlink:href="http://www.encyclopedia-titanica.org/boat/7/">7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daniel-warner-marvin.html">MARVIN, Mr Daniel Warner</text:a>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3773">
            <text:p>113773</text:p>
          </table:table-cell>
          <table:table-cell table:style-name="ce2" office:value-type="string">
            <text:p>£53 2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of-independent-means.html">Of Independent Means</text:a></text:p>
          </table:table-cell>
          <table:table-cell table:style-name="ce3" table:number-columns-repeated="2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mary-marvin.html">MARVIN, Mrs Mary Graham Carmichael</text:a>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3773">
            <text:p>113773</text:p>
          </table:table-cell>
          <table:table-cell table:style-name="ce2" office:value-type="string">
            <text:p>£53 2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10/">10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bertha-mayne.html">MAYNé, Mlle Bertha Antonine</text:a></text:p>
          </table:table-cell>
          <table:table-cell table:style-name="ce2" office:value-type="float" office:value="24">
            <text:p>24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482">
            <text:p>17482</text:p>
          </table:table-cell>
          <table:table-cell table:style-name="ce2" office:value-type="string">
            <text:p>£49 10s 1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2" office:value-type="string">
            <text:p><text:a xlink:href="http://www.encyclopedia-titanica.org/titanic-jobs/singer.html">Singer</text:a></text:p>
          </table:table-cell>
          <table:table-cell table:style-name="ce2" office:value-type="string">
            <text:p><text:a xlink:href="http://www.encyclopedia-titanica.org/boat/6/">6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thomas-francis-mccaffry.html">MCCAFFRY, Mr Thomas Francis</text:a></text:p>
          </table:table-cell>
          <table:table-cell table:style-name="ce2" office:value-type="float" office:value="46">
            <text:p>46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3050">
            <text:p>13050</text:p>
          </table:table-cell>
          <table:table-cell table:style-name="ce2" office:value-type="string">
            <text:p>£75 4s 10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banker.html">Banker</text:a></text:p>
          </table:table-cell>
          <table:table-cell table:style-name="ce3"/>
          <table:table-cell table:style-name="ce2" office:value-type="string">
            <text:p><text:a xlink:href="http://www.encyclopedia-titanica.org/titanic-victims/292/">292</text:a></text:p>
          </table:table-cell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timothy-mccarthy.html">MCCARTHY, Mr Timothy J.</text:a></text:p>
          </table:table-cell>
          <table:table-cell table:style-name="ce2" office:value-type="float" office:value="54">
            <text:p>54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463">
            <text:p>17463</text:p>
          </table:table-cell>
          <table:table-cell table:style-name="ce2" office:value-type="string">
            <text:p>£51 17s 3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buyer.html">Buyer</text:a></text:p>
          </table:table-cell>
          <table:table-cell table:style-name="ce3"/>
          <table:table-cell table:style-name="ce2" office:value-type="string">
            <text:p><text:a xlink:href="http://www.encyclopedia-titanica.org/titanic-victims/175/">175</text:a></text:p>
          </table:table-cell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james-mcgough.html">MCGOUGH, Mr James Robert</text:a></text:p>
          </table:table-cell>
          <table:table-cell table:style-name="ce2" office:value-type="float" office:value="35">
            <text:p>35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473">
            <text:p>17473</text:p>
          </table:table-cell>
          <table:table-cell table:style-name="ce2" office:value-type="string">
            <text:p>£26 5s 9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buyer.html">Buyer</text:a></text:p>
          </table:table-cell>
          <table:table-cell table:style-name="ce2" office:value-type="string">
            <text:p><text:a xlink:href="http://www.encyclopedia-titanica.org/boat/7/">7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edgar-meyer.html">MEYER, Mr Edgar Joseph</text:a></text:p>
          </table:table-cell>
          <table:table-cell table:style-name="ce2" office:value-type="float" office:value="28">
            <text:p>28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604">
            <text:p>17604</text:p>
          </table:table-cell>
          <table:table-cell table:style-name="ce2" office:value-type="string">
            <text:p>£82 3s 5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2" office:value-type="string">
            <text:p><text:a xlink:href="http://www.encyclopedia-titanica.org/titanic-jobs/mechanical-engineer.html">Mechanical Engineer</text:a></text:p>
          </table:table-cell>
          <table:table-cell table:style-name="ce3" table:number-columns-repeated="2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leila-meyer.html">MEYER, Mrs Leila</text:a></text:p>
          </table:table-cell>
          <table:table-cell table:style-name="ce2" office:value-type="float" office:value="25">
            <text:p>25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604">
            <text:p>17604</text:p>
          </table:table-cell>
          <table:table-cell table:style-name="ce2" office:value-type="string">
            <text:p>£82 3s 5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6/">6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francis-davis-millet.html">MILLET, Mr Francis Davis</text:a></text:p>
          </table:table-cell>
          <table:table-cell table:style-name="ce2" office:value-type="float" office:value="65">
            <text:p>65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3509">
            <text:p>13509</text:p>
          </table:table-cell>
          <table:table-cell table:style-name="ce2" office:value-type="string">
            <text:p>£26 11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2" office:value-type="string">
            <text:p><text:a xlink:href="http://www.encyclopedia-titanica.org/titanic-jobs/artist.html">Artist</text:a></text:p>
          </table:table-cell>
          <table:table-cell table:style-name="ce3"/>
          <table:table-cell table:style-name="ce2" office:value-type="string">
            <text:p><text:a xlink:href="http://www.encyclopedia-titanica.org/titanic-victims/249/">249</text:a></text:p>
          </table:table-cell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william-edward-minahan.html">MINAHAN, Dr William Edward</text:a></text:p>
          </table:table-cell>
          <table:table-cell table:style-name="ce2" office:value-type="float" office:value="44">
            <text:p>44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9928">
            <text:p>19928</text:p>
          </table:table-cell>
          <table:table-cell table:style-name="ce2" office:value-type="string">
            <text:p>£90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0/"> </text:a></text:p>
          </table:table-cell>
          <table:table-cell table:style-name="ce2" office:value-type="string">
            <text:p><text:a xlink:href="http://www.encyclopedia-titanica.org/titanic-jobs/merchant.html">Merchant</text:a></text:p>
          </table:table-cell>
          <table:table-cell table:style-name="ce3"/>
          <table:table-cell table:style-name="ce2" office:value-type="string">
            <text:p><text:a xlink:href="http://www.encyclopedia-titanica.org/titanic-victims/230/">230</text:a></text:p>
          </table:table-cell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lillian-minahan.html">MINAHAN, Mrs Lillian E.</text:a>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9928">
            <text:p>19928</text:p>
          </table:table-cell>
          <table:table-cell table:style-name="ce2" office:value-type="string">
            <text:p>£90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0/"> </text:a></text:p>
          </table:table-cell>
          <table:table-cell table:style-name="ce3"/>
          <table:table-cell table:style-name="ce2" office:value-type="string">
            <text:p><text:a xlink:href="http://www.encyclopedia-titanica.org/boat/14/">14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daisy-minahan.html">MINAHAN, Miss Daisy E.</text:a></text:p>
          </table:table-cell>
          <table:table-cell table:style-name="ce2" office:value-type="float" office:value="33">
            <text:p>33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9928">
            <text:p>19928</text:p>
          </table:table-cell>
          <table:table-cell table:style-name="ce2" office:value-type="string">
            <text:p>£90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0/"> </text:a></text:p>
          </table:table-cell>
          <table:table-cell table:style-name="ce3"/>
          <table:table-cell table:style-name="ce2" office:value-type="string">
            <text:p><text:a xlink:href="http://www.encyclopedia-titanica.org/boat/14/">14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philipp-mock.html">MOCK, Mr Philipp Edmund</text:a></text:p>
          </table:table-cell>
          <table:table-cell table:style-name="ce2" office:value-type="float" office:value="30">
            <text:p>30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3236">
            <text:p>13236</text:p>
          </table:table-cell>
          <table:table-cell table:style-name="ce2" office:value-type="string">
            <text:p>£57 15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11/">11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harry-molson.html">MOLSON, Mr Harry Markland</text:a>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3787">
            <text:p>113787</text:p>
          </table:table-cell>
          <table:table-cell table:style-name="ce2" office:value-type="string">
            <text:p>£30 10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businessman.html">Businessman</text:a></text:p>
          </table:table-cell>
          <table:table-cell table:style-name="ce3" table:number-columns-repeated="2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clarence-bloomfield-moore.html">MOORE, Mr Clarence Bloomfield</text:a></text:p>
          </table:table-cell>
          <table:table-cell table:style-name="ce2" office:value-type="float" office:value="47">
            <text:p>47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3796">
            <text:p>113796</text:p>
          </table:table-cell>
          <table:table-cell table:style-name="ce2" office:value-type="string">
            <text:p>£42 8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businessman.html">Businessman</text:a></text:p>
          </table:table-cell>
          <table:table-cell table:style-name="ce3" table:number-columns-repeated="2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charles-natsch.html">NATSCH, Mr Charles</text:a></text:p>
          </table:table-cell>
          <table:table-cell table:style-name="ce2" office:value-type="float" office:value="36">
            <text:p>36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596">
            <text:p>17596</text:p>
          </table:table-cell>
          <table:table-cell table:style-name="ce2" office:value-type="string">
            <text:p>£29 14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 table:number-columns-repeated="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arthur-webster-newell.html">NEWELL, Mr Arthur Webster</text:a></text:p>
          </table:table-cell>
          <table:table-cell table:style-name="ce2" office:value-type="float" office:value="58">
            <text:p>58</text:p>
          </table:table-cell>
          <table:table-cell table:style-name="ce2" office:value-type="string">
            <text:p>1st Class</text:p>
          </table:table-cell>
          <table:table-cell table:style-name="ce2" office:value-type="float" office:value="35273">
            <text:p>35273</text:p>
          </table:table-cell>
          <table:table-cell table:style-name="ce2" office:value-type="string">
            <text:p>£113 5s 6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titanic-victims/122/">122</text:a></text:p>
          </table:table-cell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marjorie-anne-newell.html">NEWELL, Miss Marjorie Anne</text:a></text:p>
          </table:table-cell>
          <table:table-cell table:style-name="ce2" office:value-type="float" office:value="23">
            <text:p>23</text:p>
          </table:table-cell>
          <table:table-cell table:style-name="ce2" office:value-type="string">
            <text:p>1st Class</text:p>
          </table:table-cell>
          <table:table-cell table:style-name="ce2" office:value-type="float" office:value="35273">
            <text:p>35273</text:p>
          </table:table-cell>
          <table:table-cell table:style-name="ce2" office:value-type="string">
            <text:p>£113 5s 6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6/">6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madeleine-newell.html">NEWELL, Miss Madeleine</text:a></text:p>
          </table:table-cell>
          <table:table-cell table:style-name="ce2" office:value-type="float" office:value="31">
            <text:p>31</text:p>
          </table:table-cell>
          <table:table-cell table:style-name="ce2" office:value-type="string">
            <text:p>1st Class</text:p>
          </table:table-cell>
          <table:table-cell table:style-name="ce2" office:value-type="float" office:value="35273">
            <text:p>35273</text:p>
          </table:table-cell>
          <table:table-cell table:style-name="ce2" office:value-type="string">
            <text:p>£113 5s 6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6/">6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helen-monypeny-newsom.html">NEWSOM, Miss Helen Monypeny</text:a>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752">
            <text:p>11752</text:p>
          </table:table-cell>
          <table:table-cell table:style-name="ce2" office:value-type="string">
            <text:p>£26 5s 8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5/">5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arthur-ernest-nicholson.html">NICHOLSON, Mr Arthur Ernest</text:a></text:p>
          </table:table-cell>
          <table:table-cell table:style-name="ce2" office:value-type="float" office:value="64">
            <text:p>64</text:p>
          </table:table-cell>
          <table:table-cell table:style-name="ce2" office:value-type="string">
            <text:p>1st Class</text:p>
          </table:table-cell>
          <table:table-cell table:style-name="ce2" office:value-type="float" office:value="693">
            <text:p>693</text:p>
          </table:table-cell>
          <table:table-cell table:style-name="ce2" office:value-type="string">
            <text:p>£26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titanic-victims/263/">263</text:a></text:p>
          </table:table-cell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alfred-nourney.html">NOURNEY, Mr Alfred</text:a></text:p>
          </table:table-cell>
          <table:table-cell table:style-name="ce2" office:value-type="float" office:value="20">
            <text:p>20</text:p>
          </table:table-cell>
          <table:table-cell table:style-name="ce2" office:value-type="string">
            <text:p>1st Class</text:p>
          </table:table-cell>
          <table:table-cell table:style-name="ce2" office:value-type="float" office:value="2166">
            <text:p>2166</text:p>
          </table:table-cell>
          <table:table-cell table:style-name="ce2" office:value-type="string">
            <text:p>£13 17s 3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2" office:value-type="string">
            <text:p><text:a xlink:href="http://www.encyclopedia-titanica.org/titanic-jobs/gentleman.html">Gentleman</text:a></text:p>
          </table:table-cell>
          <table:table-cell table:style-name="ce2" office:value-type="string">
            <text:p><text:a xlink:href="http://www.encyclopedia-titanica.org/boat/7/">7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fermina-oliva-y-ocana.html">OLIVA Y OCANA, Doña Fermina</text:a></text:p>
          </table:table-cell>
          <table:table-cell table:style-name="ce2" office:value-type="float" office:value="39">
            <text:p>39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758">
            <text:p>17758</text:p>
          </table:table-cell>
          <table:table-cell table:style-name="ce2" office:value-type="string">
            <text:p>£108 18s </text:p>
          </table:table-cell>
          <table:table-cell table:style-name="ce2" office:value-type="string">
            <text:p>Servant</text:p>
          </table:table-cell>
          <table:table-cell table:style-name="ce3"/>
          <table:table-cell table:style-name="ce2" office:value-type="string">
            <text:p><text:a xlink:href="http://www.encyclopedia-titanica.org/place/2/">Cherbourg</text:a></text:p>
          </table:table-cell>
          <table:table-cell table:style-name="ce2" office:value-type="string">
            <text:p><text:a xlink:href="http://www.encyclopedia-titanica.org/titanic-jobs/personal-maid.html">Personal Maid</text:a></text:p>
          </table:table-cell>
          <table:table-cell table:style-name="ce2" office:value-type="string">
            <text:p><text:a xlink:href="http://www.encyclopedia-titanica.org/boat/8/">8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alfred-fernand-omont.html">OMONT, Mr Alfred Fernand</text:a></text:p>
          </table:table-cell>
          <table:table-cell table:style-name="ce2" office:value-type="float" office:value="29">
            <text:p>29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2998">
            <text:p>12998</text:p>
          </table:table-cell>
          <table:table-cell table:style-name="ce2" office:value-type="string">
            <text:p>£25 14s 10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2" office:value-type="string">
            <text:p><text:a xlink:href="http://www.encyclopedia-titanica.org/titanic-jobs/dealer.html">Dealer</text:a></text:p>
          </table:table-cell>
          <table:table-cell table:style-name="ce2" office:value-type="string">
            <text:p><text:a xlink:href="http://www.encyclopedia-titanica.org/boat/7/">7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engelhart-cornelius-ostby.html">OSTBY, Mr Engelhart Cornelius</text:a></text:p>
          </table:table-cell>
          <table:table-cell table:style-name="ce2" office:value-type="float" office:value="64">
            <text:p>64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3509">
            <text:p>113509</text:p>
          </table:table-cell>
          <table:table-cell table:style-name="ce2" office:value-type="string">
            <text:p>£61 19s 7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jeweller.html">Jeweller</text:a></text:p>
          </table:table-cell>
          <table:table-cell table:style-name="ce3"/>
          <table:table-cell table:style-name="ce2" office:value-type="string">
            <text:p><text:a xlink:href="http://www.encyclopedia-titanica.org/titanic-victims/234/">234</text:a></text:p>
          </table:table-cell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helen-ragnhild-ostby.html">OSTBY, Miss Helen Ragnhild</text:a></text:p>
          </table:table-cell>
          <table:table-cell table:style-name="ce2" office:value-type="float" office:value="22">
            <text:p>22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3509">
            <text:p>113509</text:p>
          </table:table-cell>
          <table:table-cell table:style-name="ce2" office:value-type="string">
            <text:p>£61 19s 7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5/">5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servando-jose-florentino-ovies-y-rodriguez.html">OVIES Y RODRIGUEZ, Mr Servando Jose Florentino</text:a></text:p>
          </table:table-cell>
          <table:table-cell table:style-name="ce2" office:value-type="float" office:value="36">
            <text:p>36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562">
            <text:p>17562</text:p>
          </table:table-cell>
          <table:table-cell table:style-name="ce2" office:value-type="string">
            <text:p>£27 14s 5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2" office:value-type="string">
            <text:p><text:a xlink:href="http://www.encyclopedia-titanica.org/titanic-jobs/merchant.html">Merchant</text:a></text:p>
          </table:table-cell>
          <table:table-cell table:style-name="ce3"/>
          <table:table-cell table:style-name="ce2" office:value-type="string">
            <text:p><text:a xlink:href="http://www.encyclopedia-titanica.org/titanic-victims/189/">189</text:a></text:p>
          </table:table-cell>
          <table:table-cell/>
          <table:covered-table-cell/>
        </table:table-row>
        <table:table-row table:style-name="ro2">
          <table:table-cell table:style-name="ce2" office:value-type="string">
            <text:p><text:a xlink:href="http://www.encyclopedia-titanica.org/titanic-victim/william-henry-marsh-parr.html">PARR, Mr William Henry Marsh</text:a></text:p>
          </table:table-cell>
          <table:table-cell table:style-name="ce2" office:value-type="float" office:value="29">
            <text:p>29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2052">
            <text:p>112052</text:p>
          </table:table-cell>
          <table:table-cell table:style-name="ce3"/>
          <table:table-cell table:style-name="ce2" office:value-type="string">
            <text:p>H&amp;W Guarantee Group</text:p>
          </table:table-cell>
          <table:table-cell table:style-name="ce3"/>
          <table:table-cell table:style-name="ce2" office:value-type="string">
            <text:p><text:a xlink:href="http://www.encyclopedia-titanica.org/place/60/">Belfast</text:a></text:p>
          </table:table-cell>
          <table:table-cell table:style-name="ce2" office:value-type="string">
            <text:p><text:a xlink:href="http://www.encyclopedia-titanica.org/titanic-jobs/electrician.html">Electrician</text:a></text:p>
          </table:table-cell>
          <table:table-cell table:style-name="ce3" table:number-columns-repeated="2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austin-partner.html">PARTNER, Mr Austin</text:a></text:p>
          </table:table-cell>
          <table:table-cell table:style-name="ce2" office:value-type="float" office:value="40">
            <text:p>40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3043">
            <text:p>113043</text:p>
          </table:table-cell>
          <table:table-cell table:style-name="ce2" office:value-type="string">
            <text:p>£28 10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stockbroker.html">Stockbroker</text:a></text:p>
          </table:table-cell>
          <table:table-cell table:style-name="ce3"/>
          <table:table-cell table:style-name="ce2" office:value-type="string">
            <text:p><text:a xlink:href="http://www.encyclopedia-titanica.org/titanic-victims/166/">166</text:a></text:p>
          </table:table-cell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vivian-ponsonby-payne.html">PAYNE, Mr Vivian Ponsonby</text:a></text:p>
          </table:table-cell>
          <table:table-cell table:style-name="ce2" office:value-type="float" office:value="22">
            <text:p>22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2749">
            <text:p>12749</text:p>
          </table:table-cell>
          <table:table-cell table:style-name="ce2" office:value-type="string">
            <text:p>£93 10s </text:p>
          </table:table-cell>
          <table:table-cell table:style-name="ce2" office:value-type="string">
            <text:p>Servant</text:p>
          </table:table-cell>
          <table:table-cell table:style-name="ce3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clerk.html">Clerk</text:a></text:p>
          </table:table-cell>
          <table:table-cell table:style-name="ce3" table:number-columns-repeated="2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thomas-clinton-pears.html">PEARS, Mr Thomas Clinton</text:a></text:p>
          </table:table-cell>
          <table:table-cell table:style-name="ce2" office:value-type="float" office:value="29">
            <text:p>29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3776">
            <text:p>113776</text:p>
          </table:table-cell>
          <table:table-cell table:style-name="ce2" office:value-type="string">
            <text:p>£66 12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of-independent-means.html">Of Independent Means</text:a></text:p>
          </table:table-cell>
          <table:table-cell table:style-name="ce3" table:number-columns-repeated="2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edith-pears.html">PEARS, Mrs Edith</text:a></text:p>
          </table:table-cell>
          <table:table-cell table:style-name="ce2" office:value-type="float" office:value="22">
            <text:p>22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3776">
            <text:p>113776</text:p>
          </table:table-cell>
          <table:table-cell table:style-name="ce2" office:value-type="string">
            <text:p>£66 12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8/">8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victor-penasco.html">PEñASCO Y CASTELLANA, Mr Victor</text:a></text:p>
          </table:table-cell>
          <table:table-cell table:style-name="ce2" office:value-type="float" office:value="24">
            <text:p>24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758">
            <text:p>17758</text:p>
          </table:table-cell>
          <table:table-cell table:style-name="ce2" office:value-type="string">
            <text:p>£108 18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2" office:value-type="string">
            <text:p><text:a xlink:href="http://www.encyclopedia-titanica.org/titanic-jobs/of-independent-means.html">Of Independent Means</text:a></text:p>
          </table:table-cell>
          <table:table-cell table:style-name="ce3" table:number-columns-repeated="2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maria-penasco.html">PEñASCO Y CASTELLANA, Mrs Maria Josefa Perezde Soto y Vallejo</text:a></text:p>
          </table:table-cell>
          <table:table-cell table:style-name="ce2" office:value-type="float" office:value="22">
            <text:p>22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758">
            <text:p>17758</text:p>
          </table:table-cell>
          <table:table-cell table:style-name="ce2" office:value-type="string">
            <text:p>£108 18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2" office:value-type="string">
            <text:p><text:a xlink:href="http://www.encyclopedia-titanica.org/titanic-jobs/of-independent-means.html">Of Independent Means</text:a></text:p>
          </table:table-cell>
          <table:table-cell table:style-name="ce2" office:value-type="string">
            <text:p><text:a xlink:href="http://www.encyclopedia-titanica.org/boat/8/">8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mary-anne-perreault.html">PERREAULT, Miss Mary Anne</text:a></text:p>
          </table:table-cell>
          <table:table-cell table:style-name="ce2" office:value-type="float" office:value="33">
            <text:p>33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2749">
            <text:p>12749</text:p>
          </table:table-cell>
          <table:table-cell table:style-name="ce2" office:value-type="string">
            <text:p>£93 10s </text:p>
          </table:table-cell>
          <table:table-cell table:style-name="ce2" office:value-type="string">
            <text:p>Servant</text:p>
          </table:table-cell>
          <table:table-cell table:style-name="ce3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personal-maid.html">Personal Maid</text:a></text:p>
          </table:table-cell>
          <table:table-cell table:style-name="ce2" office:value-type="string">
            <text:p><text:a xlink:href="http://www.encyclopedia-titanica.org/boat/3/">3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arthur-godfrey-peuchen.html">PEUCHEN, Major Arthur Godfrey</text:a></text:p>
          </table:table-cell>
          <table:table-cell table:style-name="ce2" office:value-type="float" office:value="52">
            <text:p>52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3786">
            <text:p>113786</text:p>
          </table:table-cell>
          <table:table-cell table:style-name="ce2" office:value-type="string">
            <text:p>£30 10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6/">6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walter-chamberlain-porter.html">PORTER, Mr Walter Chamberlain</text:a></text:p>
          </table:table-cell>
          <table:table-cell table:style-name="ce2" office:value-type="float" office:value="46">
            <text:p>46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0465">
            <text:p>110465</text:p>
          </table:table-cell>
          <table:table-cell table:style-name="ce2" office:value-type="string">
            <text:p>£52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titanic-victims/207/">207</text:a></text:p>
          </table:table-cell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lily-alexenia-potter.html">POTTER, Mrs Lily Alexenia</text:a></text:p>
          </table:table-cell>
          <table:table-cell table:style-name="ce2" office:value-type="float" office:value="56">
            <text:p>56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767">
            <text:p>11767</text:p>
          </table:table-cell>
          <table:table-cell table:style-name="ce2" office:value-type="string">
            <text:p>£83 3s 2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7/">7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johan-george-reuchlin.html">REUCHLIN, Mr Jonkheer Johan George</text:a></text:p>
          </table:table-cell>
          <table:table-cell table:style-name="ce2" office:value-type="float" office:value="38">
            <text:p>38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9972">
            <text:p>19972</text:p>
          </table:table-cell>
          <table:table-cell table:style-name="ce3" table:number-columns-repeated="3"/>
          <table:table-cell table:style-name="ce2" office:value-type="string">
            <text:p><text:a xlink:href="http://www.encyclopedia-titanica.org/place/2/">Cherbourg</text:a></text:p>
          </table:table-cell>
          <table:table-cell table:style-name="ce3" table:number-columns-repeated="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george-rheims.html">RHEIMS, Mr George Alexander Lucien</text:a></text:p>
          </table:table-cell>
          <table:table-cell table:style-name="ce2" office:value-type="float" office:value="33">
            <text:p>33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607">
            <text:p>17607</text:p>
          </table:table-cell>
          <table:table-cell table:style-name="ce2" office:value-type="string">
            <text:p>£39 12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2" office:value-type="string">
            <text:p><text:a xlink:href="http://www.encyclopedia-titanica.org/titanic-jobs/businessman.html">Businessman</text:a></text:p>
          </table:table-cell>
          <table:table-cell table:style-name="ce2" office:value-type="string">
            <text:p><text:a xlink:href="http://www.encyclopedia-titanica.org/boat/A/">A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sante-righini.html">RIGHINI, Mr Sante</text:a></text:p>
          </table:table-cell>
          <table:table-cell table:style-name="ce2" office:value-type="float" office:value="22">
            <text:p>22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760">
            <text:p>17760</text:p>
          </table:table-cell>
          <table:table-cell table:style-name="ce2" office:value-type="string">
            <text:p>£135 12s 8d</text:p>
          </table:table-cell>
          <table:table-cell table:style-name="ce2" office:value-type="string">
            <text:p>Servant</text:p>
          </table:table-cell>
          <table:table-cell table:style-name="ce3"/>
          <table:table-cell table:style-name="ce2" office:value-type="string">
            <text:p><text:a xlink:href="http://www.encyclopedia-titanica.org/place/2/">Cherbourg</text:a></text:p>
          </table:table-cell>
          <table:table-cell table:style-name="ce2" office:value-type="string">
            <text:p><text:a xlink:href="http://www.encyclopedia-titanica.org/titanic-jobs/servant.html">Servant</text:a></text:p>
          </table:table-cell>
          <table:table-cell table:style-name="ce3"/>
          <table:table-cell table:style-name="ce2" office:value-type="string">
            <text:p><text:a xlink:href="http://www.encyclopedia-titanica.org/titanic-victims/232/">232</text:a></text:p>
          </table:table-cell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victor-robbins.html">ROBBINS, Mr Victor</text:a></text:p>
          </table:table-cell>
          <table:table-cell table:style-name="ce2" office:value-type="float" office:value="42">
            <text:p>42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757">
            <text:p>17757</text:p>
          </table:table-cell>
          <table:table-cell table:style-name="ce2" office:value-type="string">
            <text:p>£247 10s 6d</text:p>
          </table:table-cell>
          <table:table-cell table:style-name="ce2" office:value-type="string">
            <text:p>Servant</text:p>
          </table:table-cell>
          <table:table-cell table:style-name="ce3"/>
          <table:table-cell table:style-name="ce2" office:value-type="string">
            <text:p><text:a xlink:href="http://www.encyclopedia-titanica.org/place/2/">Cherbourg</text:a></text:p>
          </table:table-cell>
          <table:table-cell table:style-name="ce2" office:value-type="string">
            <text:p><text:a xlink:href="http://www.encyclopedia-titanica.org/titanic-jobs/servant.html">Servant</text:a></text:p>
          </table:table-cell>
          <table:table-cell table:style-name="ce3" table:number-columns-repeated="2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elisabeth-walton-robert.html">ROBERT, Mrs Elisabeth Walton</text:a></text:p>
          </table:table-cell>
          <table:table-cell table:style-name="ce2" office:value-type="float" office:value="43">
            <text:p>43</text:p>
          </table:table-cell>
          <table:table-cell table:style-name="ce2" office:value-type="string">
            <text:p>1st Class</text:p>
          </table:table-cell>
          <table:table-cell table:style-name="ce2" office:value-type="float" office:value="24160">
            <text:p>24160</text:p>
          </table:table-cell>
          <table:table-cell table:style-name="ce2" office:value-type="string">
            <text:p>£211 6s 9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of-independent-means.html">Of Independent Means</text:a></text:p>
          </table:table-cell>
          <table:table-cell table:style-name="ce2" office:value-type="string">
            <text:p><text:a xlink:href="http://www.encyclopedia-titanica.org/boat/2/">2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washington-roebling.html">ROEBLING, Mr Washington Augustus II</text:a></text:p>
          </table:table-cell>
          <table:table-cell table:style-name="ce2" office:value-type="float" office:value="31">
            <text:p>31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590">
            <text:p>17590</text:p>
          </table:table-cell>
          <table:table-cell table:style-name="ce2" office:value-type="string">
            <text:p>£50 9s 11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of-independent-means.html">Of Independent Means</text:a></text:p>
          </table:table-cell>
          <table:table-cell table:style-name="ce3" table:number-columns-repeated="2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charles-romaine.html">ROMAINE, Mr Charles Hallace</text:a></text:p>
          </table:table-cell>
          <table:table-cell table:style-name="ce2" office:value-type="float" office:value="45">
            <text:p>45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1428">
            <text:p>111428</text:p>
          </table:table-cell>
          <table:table-cell table:style-name="ce2" office:value-type="string">
            <text:p>£26 11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9/">9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hugh-rood.html">ROOD, Mr Hugh Roscoe</text:a></text:p>
          </table:table-cell>
          <table:table-cell table:style-name="ce2" office:value-type="float" office:value="38">
            <text:p>38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3767">
            <text:p>113767</text:p>
          </table:table-cell>
          <table:table-cell table:style-name="ce2" office:value-type="string">
            <text:p>£50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 table:number-columns-repeated="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edith-russell.html">ROSENBAUM, Miss Edith Louise</text:a></text:p>
          </table:table-cell>
          <table:table-cell table:style-name="ce2" office:value-type="float" office:value="34">
            <text:p>34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613">
            <text:p>17613</text:p>
          </table:table-cell>
          <table:table-cell table:style-name="ce2" office:value-type="string">
            <text:p>£27 14s 5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2" office:value-type="string">
            <text:p><text:a xlink:href="http://www.encyclopedia-titanica.org/titanic-jobs/journalist.html">Journalist</text:a></text:p>
          </table:table-cell>
          <table:table-cell table:style-name="ce2" office:value-type="string">
            <text:p><text:a xlink:href="http://www.encyclopedia-titanica.org/boat/11/">11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george-rosenshine.html">ROSENSHINE, Mr George</text:a></text:p>
          </table:table-cell>
          <table:table-cell table:style-name="ce2" office:value-type="float" office:value="46">
            <text:p>46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585">
            <text:p>17585</text:p>
          </table:table-cell>
          <table:table-cell table:style-name="ce2" office:value-type="string">
            <text:p>£79 4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2" office:value-type="string">
            <text:p><text:a xlink:href="http://www.encyclopedia-titanica.org/titanic-jobs/merchant.html">Merchant</text:a></text:p>
          </table:table-cell>
          <table:table-cell table:style-name="ce3"/>
          <table:table-cell table:style-name="ce2" office:value-type="string">
            <text:p><text:a xlink:href="http://www.encyclopedia-titanica.org/titanic-victims/16/">16</text:a></text:p>
          </table:table-cell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john-hugo-ross.html">ROSS, Mr John Hugo</text:a></text:p>
          </table:table-cell>
          <table:table-cell table:style-name="ce2" office:value-type="float" office:value="36">
            <text:p>36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3049">
            <text:p>13049</text:p>
          </table:table-cell>
          <table:table-cell table:style-name="ce2" office:value-type="string">
            <text:p>£40 2s 6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 table:number-columns-repeated="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countess-of-rothes.html">ROTHES, Lucy Noël Martha, Countess of</text:a></text:p>
          </table:table-cell>
          <table:table-cell table:style-name="ce2" office:value-type="float" office:value="33">
            <text:p>33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0152">
            <text:p>110152</text:p>
          </table:table-cell>
          <table:table-cell table:style-name="ce2" office:value-type="string">
            <text:p>£86 10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of-independent-means.html">Of Independent Means</text:a></text:p>
          </table:table-cell>
          <table:table-cell table:style-name="ce2" office:value-type="string">
            <text:p><text:a xlink:href="http://www.encyclopedia-titanica.org/boat/8/">8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martin-rothschild.html">ROTHSCHILD, Mr Martin</text:a></text:p>
          </table:table-cell>
          <table:table-cell table:style-name="ce2" office:value-type="float" office:value="46">
            <text:p>46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603">
            <text:p>17603</text:p>
          </table:table-cell>
          <table:table-cell table:style-name="ce2" office:value-type="string">
            <text:p>£59 8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 table:number-columns-repeated="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elizabeth-jane-anne-rothschild.html">ROTHSCHILD, Mrs Elizabeth Jane Anne</text:a></text:p>
          </table:table-cell>
          <table:table-cell table:style-name="ce2" office:value-type="float" office:value="54">
            <text:p>54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603">
            <text:p>17603</text:p>
          </table:table-cell>
          <table:table-cell table:style-name="ce2" office:value-type="string">
            <text:p>£59 8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6/">6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alfred-rowe.html">ROWE, Mr Alfred G.</text:a></text:p>
          </table:table-cell>
          <table:table-cell table:style-name="ce2" office:value-type="float" office:value="59">
            <text:p>59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3790">
            <text:p>113790</text:p>
          </table:table-cell>
          <table:table-cell table:style-name="ce2" office:value-type="string">
            <text:p>£26 11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landowner.html">Landowner</text:a></text:p>
          </table:table-cell>
          <table:table-cell table:style-name="ce3"/>
          <table:table-cell table:style-name="ce2" office:value-type="string">
            <text:p><text:a xlink:href="http://www.encyclopedia-titanica.org/titanic-victims/109/">109</text:a></text:p>
          </table:table-cell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arthur-ryerson.html">RYERSON, Mr Arthur Larned</text:a></text:p>
          </table:table-cell>
          <table:table-cell table:style-name="ce2" office:value-type="float" office:value="61">
            <text:p>61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608">
            <text:p>17608</text:p>
          </table:table-cell>
          <table:table-cell table:style-name="ce2" office:value-type="string">
            <text:p>£262 7s 6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 table:number-columns-repeated="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emily-ryerson.html">RYERSON, Mrs Emily Maria</text:a></text:p>
          </table:table-cell>
          <table:table-cell table:style-name="ce2" office:value-type="float" office:value="48">
            <text:p>48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608">
            <text:p>17608</text:p>
          </table:table-cell>
          <table:table-cell table:style-name="ce2" office:value-type="string">
            <text:p>£262 7s 6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4/">4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emily-borie-ryerson.html">RYERSON, Miss Emily Borie</text:a>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608">
            <text:p>17608</text:p>
          </table:table-cell>
          <table:table-cell table:style-name="ce2" office:value-type="string">
            <text:p>£262 7s 6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4/">4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suzette-ryerson.html">RYERSON, Miss Susan Parker "Suzette"</text:a></text:p>
          </table:table-cell>
          <table:table-cell table:style-name="ce2" office:value-type="float" office:value="21">
            <text:p>21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608">
            <text:p>17608</text:p>
          </table:table-cell>
          <table:table-cell table:style-name="ce2" office:value-type="string">
            <text:p>£262 7s 6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4/">4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john-borie-ryerson.html">RYERSON, Master John Borie</text:a>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608">
            <text:p>17608</text:p>
          </table:table-cell>
          <table:table-cell table:style-name="ce2" office:value-type="string">
            <text:p>£262 7s 6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4/">4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adolphe-saalfeld.html">SAALFELD, Mr Adolphe</text:a></text:p>
          </table:table-cell>
          <table:table-cell table:style-name="ce2" office:value-type="float" office:value="47">
            <text:p>47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9988">
            <text:p>19988</text:p>
          </table:table-cell>
          <table:table-cell table:style-name="ce2" office:value-type="string">
            <text:p>£30 10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businessman.html">Businessman</text:a></text:p>
          </table:table-cell>
          <table:table-cell table:style-name="ce2" office:value-type="string">
            <text:p><text:a xlink:href="http://www.encyclopedia-titanica.org/boat/3/">3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emma-sagesser.html">SäGESSER, Mlle Emma</text:a></text:p>
          </table:table-cell>
          <table:table-cell table:style-name="ce2" office:value-type="float" office:value="24">
            <text:p>24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477">
            <text:p>17477</text:p>
          </table:table-cell>
          <table:table-cell table:style-name="ce2" office:value-type="string">
            <text:p>£69 6s </text:p>
          </table:table-cell>
          <table:table-cell table:style-name="ce2" office:value-type="string">
            <text:p>Servant</text:p>
          </table:table-cell>
          <table:table-cell table:style-name="ce3"/>
          <table:table-cell table:style-name="ce2" office:value-type="string">
            <text:p><text:a xlink:href="http://www.encyclopedia-titanica.org/place/2/">Cherbourg</text:a></text:p>
          </table:table-cell>
          <table:table-cell table:style-name="ce2" office:value-type="string">
            <text:p><text:a xlink:href="http://www.encyclopedia-titanica.org/titanic-jobs/personal-maid.html">Personal Maid</text:a></text:p>
          </table:table-cell>
          <table:table-cell table:style-name="ce2" office:value-type="string">
            <text:p><text:a xlink:href="http://www.encyclopedia-titanica.org/boat/9/">9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abraham-salomon.html">SALOMON, Mr Abraham Lincoln</text:a></text:p>
          </table:table-cell>
          <table:table-cell table:style-name="ce2" office:value-type="float" office:value="43">
            <text:p>43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1163">
            <text:p>111163</text:p>
          </table:table-cell>
          <table:table-cell table:style-name="ce2" office:value-type="string">
            <text:p>£26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2" office:value-type="string">
            <text:p><text:a xlink:href="http://www.encyclopedia-titanica.org/titanic-jobs/businessman.html">Businessman</text:a></text:p>
          </table:table-cell>
          <table:table-cell table:style-name="ce2" office:value-type="string">
            <text:p><text:a xlink:href="http://www.encyclopedia-titanica.org/boat/1/">1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emma-schabert.html">SCHABERT, Mrs Emma</text:a></text:p>
          </table:table-cell>
          <table:table-cell table:style-name="ce2" office:value-type="float" office:value="35">
            <text:p>35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3236">
            <text:p>13236</text:p>
          </table:table-cell>
          <table:table-cell table:style-name="ce2" office:value-type="string">
            <text:p>£57 15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11/">11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auguste-serreplan.html">SERREPLAN, Miss Auguste</text:a></text:p>
          </table:table-cell>
          <table:table-cell table:style-name="ce2" office:value-type="float" office:value="30">
            <text:p>30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3798">
            <text:p>113798</text:p>
          </table:table-cell>
          <table:table-cell table:style-name="ce2" office:value-type="string">
            <text:p>£31 </text:p>
          </table:table-cell>
          <table:table-cell table:style-name="ce2" office:value-type="string">
            <text:p>Servant</text:p>
          </table:table-cell>
          <table:table-cell table:style-name="ce3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personal-maid.html">Personal Maid</text:a></text:p>
          </table:table-cell>
          <table:table-cell table:style-name="ce2" office:value-type="string">
            <text:p><text:a xlink:href="http://www.encyclopedia-titanica.org/boat/4/">4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frederic-kimber-seward.html">SEWARD, Mr Frederic Kimber</text:a></text:p>
          </table:table-cell>
          <table:table-cell table:style-name="ce2" office:value-type="float" office:value="34">
            <text:p>34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3794">
            <text:p>113794</text:p>
          </table:table-cell>
          <table:table-cell table:style-name="ce2" office:value-type="string">
            <text:p>£26 11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lawyer.html">Lawyer</text:a></text:p>
          </table:table-cell>
          <table:table-cell table:style-name="ce2" office:value-type="string">
            <text:p><text:a xlink:href="http://www.encyclopedia-titanica.org/boat/7/">7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elizabeth-weed-shutes.html">SHUTES, Miss Elizabeth Weed</text:a></text:p>
          </table:table-cell>
          <table:table-cell table:style-name="ce2" office:value-type="float" office:value="40">
            <text:p>40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582">
            <text:p>17582</text:p>
          </table:table-cell>
          <table:table-cell table:style-name="ce2" office:value-type="string">
            <text:p>£153 9s 3d</text:p>
          </table:table-cell>
          <table:table-cell table:style-name="ce2" office:value-type="string">
            <text:p>Servant</text:p>
          </table:table-cell>
          <table:table-cell table:style-name="ce3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governess.html">Governess</text:a></text:p>
          </table:table-cell>
          <table:table-cell table:style-name="ce2" office:value-type="string">
            <text:p><text:a xlink:href="http://www.encyclopedia-titanica.org/boat/3/">3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spencer-victor-silverthorne.html">SILVERTHORNE, Mr Spencer Victor</text:a></text:p>
          </table:table-cell>
          <table:table-cell table:style-name="ce2" office:value-type="float" office:value="35">
            <text:p>35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475">
            <text:p>17475</text:p>
          </table:table-cell>
          <table:table-cell table:style-name="ce2" office:value-type="string">
            <text:p>£26 5s 9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5/">5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william-baird-silvey.html">SILVEY, Mr William Baird</text:a>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3507">
            <text:p>13507</text:p>
          </table:table-cell>
          <table:table-cell table:style-name="ce2" office:value-type="string">
            <text:p>£55 18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 table:number-columns-repeated="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alice-silvey.html">SILVEY, Mrs Alice</text:a></text:p>
          </table:table-cell>
          <table:table-cell table:style-name="ce2" office:value-type="float" office:value="39">
            <text:p>39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3507">
            <text:p>13507</text:p>
          </table:table-cell>
          <table:table-cell table:style-name="ce2" office:value-type="string">
            <text:p>£55 18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11/">11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alfons-simonius-blumer.html">SIMONIUS-BLUMER, Mr Colonel (Oberst) Alfons</text:a></text:p>
          </table:table-cell>
          <table:table-cell table:style-name="ce2" office:value-type="float" office:value="56">
            <text:p>56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3213">
            <text:p>13213</text:p>
          </table:table-cell>
          <table:table-cell table:style-name="ce2" office:value-type="string">
            <text:p>£35 10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banker.html">Banker</text:a></text:p>
          </table:table-cell>
          <table:table-cell table:style-name="ce2" office:value-type="string">
            <text:p><text:a xlink:href="http://www.encyclopedia-titanica.org/boat/3/">3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william-thompson-sloper.html">SLOPER, Mr William Thompson</text:a></text:p>
          </table:table-cell>
          <table:table-cell table:style-name="ce2" office:value-type="float" office:value="28">
            <text:p>28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3788">
            <text:p>113788</text:p>
          </table:table-cell>
          <table:table-cell table:style-name="ce2" office:value-type="string">
            <text:p>£35 10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stockbroker.html">Stockbroker</text:a></text:p>
          </table:table-cell>
          <table:table-cell table:style-name="ce2" office:value-type="string">
            <text:p><text:a xlink:href="http://www.encyclopedia-titanica.org/boat/7/">7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john-montgomery-smart.html">SMART, Mr John Montgomery</text:a></text:p>
          </table:table-cell>
          <table:table-cell table:style-name="ce2" office:value-type="float" office:value="56">
            <text:p>56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3792">
            <text:p>113792</text:p>
          </table:table-cell>
          <table:table-cell table:style-name="ce2" office:value-type="string">
            <text:p>£26 11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 table:number-columns-repeated="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james-clinch-smith.html">SMITH, Mr James Clinch</text:a></text:p>
          </table:table-cell>
          <table:table-cell table:style-name="ce2" office:value-type="float" office:value="56">
            <text:p>56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764">
            <text:p>17764</text:p>
          </table:table-cell>
          <table:table-cell table:style-name="ce2" office:value-type="string">
            <text:p>£30 13s 11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2" office:value-type="string">
            <text:p><text:a xlink:href="http://www.encyclopedia-titanica.org/titanic-jobs/military.html">Military</text:a></text:p>
          </table:table-cell>
          <table:table-cell table:style-name="ce3" table:number-columns-repeated="2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richard-william-smith.html">SMITH, Mr Richard William</text:a></text:p>
          </table:table-cell>
          <table:table-cell table:style-name="ce3"/>
          <table:table-cell table:style-name="ce2" office:value-type="string">
            <text:p>1st Class</text:p>
          </table:table-cell>
          <table:table-cell table:style-name="ce2" office:value-type="float" office:value="113056">
            <text:p>113056</text:p>
          </table:table-cell>
          <table:table-cell table:style-name="ce2" office:value-type="string">
            <text:p>£26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 table:number-columns-repeated="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lucian-philip-smith.html">SMITH, Mr Lucian Philip</text:a></text:p>
          </table:table-cell>
          <table:table-cell table:style-name="ce2" office:value-type="float" office:value="24">
            <text:p>24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3695">
            <text:p>13695</text:p>
          </table:table-cell>
          <table:table-cell table:style-name="ce2" office:value-type="string">
            <text:p>£60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 table:number-columns-repeated="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mary-eloise-smith.html">SMITH, Mrs Mary Eloise</text:a>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3695">
            <text:p>13695</text:p>
          </table:table-cell>
          <table:table-cell table:style-name="ce2" office:value-type="string">
            <text:p>£60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6/">6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john-pillsbury-snyder.html">SNYDER, Mr John Pillsbury</text:a></text:p>
          </table:table-cell>
          <table:table-cell table:style-name="ce2" office:value-type="float" office:value="24">
            <text:p>24</text:p>
          </table:table-cell>
          <table:table-cell table:style-name="ce2" office:value-type="string">
            <text:p>1st Class</text:p>
          </table:table-cell>
          <table:table-cell table:style-name="ce2" office:value-type="float" office:value="21228">
            <text:p>21228</text:p>
          </table:table-cell>
          <table:table-cell table:style-name="ce2" office:value-type="string">
            <text:p>£82 5s 4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7/">7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nelle-snyder.html">SNYDER, Mrs Nelle</text:a></text:p>
          </table:table-cell>
          <table:table-cell table:style-name="ce2" office:value-type="float" office:value="23">
            <text:p>23</text:p>
          </table:table-cell>
          <table:table-cell table:style-name="ce2" office:value-type="string">
            <text:p>1st Class</text:p>
          </table:table-cell>
          <table:table-cell table:style-name="ce2" office:value-type="float" office:value="21228">
            <text:p>21228</text:p>
          </table:table-cell>
          <table:table-cell table:style-name="ce2" office:value-type="string">
            <text:p>£82 5s 4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7/">7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frederic-oakley-spedden.html">SPEDDEN, Mr Frederic Oakley</text:a></text:p>
          </table:table-cell>
          <table:table-cell table:style-name="ce2" office:value-type="float" office:value="45">
            <text:p>45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6966">
            <text:p>16966</text:p>
          </table:table-cell>
          <table:table-cell table:style-name="ce2" office:value-type="string">
            <text:p>£134 10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3/">3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margaretta-corning-spedden.html">SPEDDEN, Mrs Margaretta Corning</text:a></text:p>
          </table:table-cell>
          <table:table-cell table:style-name="ce2" office:value-type="float" office:value="39">
            <text:p>39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6966">
            <text:p>16966</text:p>
          </table:table-cell>
          <table:table-cell table:style-name="ce2" office:value-type="string">
            <text:p>£134 10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3/">3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robert-douglas-spedden.html">SPEDDEN, Master Robert Douglas</text:a>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6966">
            <text:p>16966</text:p>
          </table:table-cell>
          <table:table-cell table:style-name="ce2" office:value-type="string">
            <text:p>£134 10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3/">3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william-augustus-spencer.html">SPENCER, Mr William Augustus</text:a></text:p>
          </table:table-cell>
          <table:table-cell table:style-name="ce2" office:value-type="float" office:value="57">
            <text:p>57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569">
            <text:p>17569</text:p>
          </table:table-cell>
          <table:table-cell table:style-name="ce2" office:value-type="string">
            <text:p>£146 10s 5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 table:number-columns-repeated="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marie-eugenie-spencer.html">SPENCER, Mrs Marie Eugenie</text:a></text:p>
          </table:table-cell>
          <table:table-cell table:style-name="ce2" office:value-type="float" office:value="45">
            <text:p>45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569">
            <text:p>17569</text:p>
          </table:table-cell>
          <table:table-cell table:style-name="ce2" office:value-type="string">
            <text:p>£146 10s 5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6/">6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max-stahelin-maeglin.html">STäHELIN-MAEGLIN, Dr Max</text:a></text:p>
          </table:table-cell>
          <table:table-cell table:style-name="ce2" office:value-type="float" office:value="32">
            <text:p>32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3214">
            <text:p>13214</text:p>
          </table:table-cell>
          <table:table-cell table:style-name="ce2" office:value-type="string">
            <text:p>£30 10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lawyer.html">Lawyer</text:a></text:p>
          </table:table-cell>
          <table:table-cell table:style-name="ce2" office:value-type="string">
            <text:p><text:a xlink:href="http://www.encyclopedia-titanica.org/boat/3/">3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william-thomas-stead.html">STEAD, Mr William Thomas</text:a></text:p>
          </table:table-cell>
          <table:table-cell table:style-name="ce2" office:value-type="float" office:value="62">
            <text:p>62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3514">
            <text:p>113514</text:p>
          </table:table-cell>
          <table:table-cell table:style-name="ce2" office:value-type="string">
            <text:p>£26 11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journalist.html">Journalist</text:a></text:p>
          </table:table-cell>
          <table:table-cell table:style-name="ce3" table:number-columns-repeated="2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charles-stengel.html">STENGEL, Mr Charles Emil Henry</text:a></text:p>
          </table:table-cell>
          <table:table-cell table:style-name="ce2" office:value-type="float" office:value="54">
            <text:p>54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778">
            <text:p>11778</text:p>
          </table:table-cell>
          <table:table-cell table:style-name="ce2" office:value-type="string">
            <text:p>£55 8s 10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2" office:value-type="string">
            <text:p><text:a xlink:href="http://www.encyclopedia-titanica.org/titanic-jobs/businessman.html">Businessman</text:a></text:p>
          </table:table-cell>
          <table:table-cell table:style-name="ce2" office:value-type="string">
            <text:p><text:a xlink:href="http://www.encyclopedia-titanica.org/boat/1/">1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annie-may-stengel.html">STENGEL, Mrs Annie May</text:a></text:p>
          </table:table-cell>
          <table:table-cell table:style-name="ce2" office:value-type="float" office:value="44">
            <text:p>44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778">
            <text:p>11778</text:p>
          </table:table-cell>
          <table:table-cell table:style-name="ce2" office:value-type="string">
            <text:p>£55 8s 10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5/">5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martha-stephenson.html">STEPHENSON, Mrs Martha</text:a></text:p>
          </table:table-cell>
          <table:table-cell table:style-name="ce2" office:value-type="float" office:value="52">
            <text:p>52</text:p>
          </table:table-cell>
          <table:table-cell table:style-name="ce2" office:value-type="string">
            <text:p>1st Class</text:p>
          </table:table-cell>
          <table:table-cell table:style-name="ce2" office:value-type="float" office:value="36947">
            <text:p>36947</text:p>
          </table:table-cell>
          <table:table-cell table:style-name="ce2" office:value-type="string">
            <text:p>£78 5s 4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4/">4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albert-stewart.html">STEWART, Mr Albert A.</text:a></text:p>
          </table:table-cell>
          <table:table-cell table:style-name="ce2" office:value-type="float" office:value="54">
            <text:p>54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605">
            <text:p>17605</text:p>
          </table:table-cell>
          <table:table-cell table:style-name="ce2" office:value-type="string">
            <text:p>£27 14s 5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2" office:value-type="string">
            <text:p><text:a xlink:href="http://www.encyclopedia-titanica.org/titanic-jobs/businessman.html">Businessman</text:a></text:p>
          </table:table-cell>
          <table:table-cell table:style-name="ce3" table:number-columns-repeated="2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martha-evelyn-stone.html">STONE, Mrs Martha Evelyn</text:a></text:p>
          </table:table-cell>
          <table:table-cell table:style-name="ce2" office:value-type="float" office:value="62">
            <text:p>62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3572">
            <text:p>113572</text:p>
          </table:table-cell>
          <table:table-cell table:style-name="ce2" office:value-type="string">
            <text:p>£80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6/">6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isidor-straus.html">STRAUS, Mr Isidor</text:a></text:p>
          </table:table-cell>
          <table:table-cell table:style-name="ce2" office:value-type="float" office:value="67">
            <text:p>67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483">
            <text:p>17483</text:p>
          </table:table-cell>
          <table:table-cell table:style-name="ce2" office:value-type="string">
            <text:p>£221 15s 7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businessman.html">Businessman</text:a></text:p>
          </table:table-cell>
          <table:table-cell table:style-name="ce3"/>
          <table:table-cell table:style-name="ce2" office:value-type="string">
            <text:p><text:a xlink:href="http://www.encyclopedia-titanica.org/titanic-victims/96/">96</text:a></text:p>
          </table:table-cell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ida-straus.html">STRAUS, Mrs Rosalie Ida</text:a></text:p>
          </table:table-cell>
          <table:table-cell table:style-name="ce2" office:value-type="float" office:value="63">
            <text:p>63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483">
            <text:p>17483</text:p>
          </table:table-cell>
          <table:table-cell table:style-name="ce2" office:value-type="string">
            <text:p>£221 15s 7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 table:number-columns-repeated="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frederick-sutton.html">SUTTON, Mr Frederick</text:a></text:p>
          </table:table-cell>
          <table:table-cell table:style-name="ce2" office:value-type="float" office:value="61">
            <text:p>61</text:p>
          </table:table-cell>
          <table:table-cell table:style-name="ce2" office:value-type="string">
            <text:p>1st Class</text:p>
          </table:table-cell>
          <table:table-cell table:style-name="ce2" office:value-type="float" office:value="36963">
            <text:p>36963</text:p>
          </table:table-cell>
          <table:table-cell table:style-name="ce2" office:value-type="string">
            <text:p>£32 6s 5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realtor.html">Property Developer / Real Estate</text:a></text:p>
          </table:table-cell>
          <table:table-cell table:style-name="ce3"/>
          <table:table-cell table:style-name="ce2" office:value-type="string">
            <text:p><text:a xlink:href="http://www.encyclopedia-titanica.org/titanic-victims/46/">46</text:a></text:p>
          </table:table-cell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margaret-welles-swift.html">SWIFT, Mrs Margaret Welles</text:a></text:p>
          </table:table-cell>
          <table:table-cell table:style-name="ce2" office:value-type="float" office:value="46">
            <text:p>46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466">
            <text:p>17466</text:p>
          </table:table-cell>
          <table:table-cell table:style-name="ce2" office:value-type="string">
            <text:p>£25 18s 7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8/">8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emil-taussig.html">TAUSSIG, Mr Emil</text:a></text:p>
          </table:table-cell>
          <table:table-cell table:style-name="ce2" office:value-type="float" office:value="52">
            <text:p>52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0413">
            <text:p>110413</text:p>
          </table:table-cell>
          <table:table-cell table:style-name="ce2" office:value-type="string">
            <text:p>£79 13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 table:number-columns-repeated="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tillie-taussig.html">TAUSSIG, Mrs Tillie</text:a></text:p>
          </table:table-cell>
          <table:table-cell table:style-name="ce2" office:value-type="float" office:value="39">
            <text:p>39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0413">
            <text:p>110413</text:p>
          </table:table-cell>
          <table:table-cell table:style-name="ce2" office:value-type="string">
            <text:p>£79 13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8/">8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ruth-taussig.html">TAUSSIG, Miss Ruth</text:a></text:p>
          </table:table-cell>
          <table:table-cell table:style-name="ce2" office:value-type="float" office:value="18">
            <text:p>18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0413">
            <text:p>110413</text:p>
          </table:table-cell>
          <table:table-cell table:style-name="ce2" office:value-type="string">
            <text:p>£79 13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8/">8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elmer-zebley-taylor.html">TAYLOR, Mr Elmer Zebley</text:a></text:p>
          </table:table-cell>
          <table:table-cell table:style-name="ce2" office:value-type="float" office:value="48">
            <text:p>48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9996">
            <text:p>19996</text:p>
          </table:table-cell>
          <table:table-cell table:style-name="ce2" office:value-type="string">
            <text:p>£52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manufacturer.html">Manufacturer</text:a></text:p>
          </table:table-cell>
          <table:table-cell table:style-name="ce2" office:value-type="string">
            <text:p><text:a xlink:href="http://www.encyclopedia-titanica.org/boat/5/">5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juliet-cummins-taylor.html">TAYLOR, Mrs Juliet Cummins</text:a></text:p>
          </table:table-cell>
          <table:table-cell table:style-name="ce2" office:value-type="float" office:value="49">
            <text:p>49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9996">
            <text:p>19996</text:p>
          </table:table-cell>
          <table:table-cell table:style-name="ce2" office:value-type="string">
            <text:p>£52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5/">5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john-borland-thayer.html">THAYER, Mr John Borland</text:a></text:p>
          </table:table-cell>
          <table:table-cell table:style-name="ce2" office:value-type="float" office:value="49">
            <text:p>49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421">
            <text:p>17421</text:p>
          </table:table-cell>
          <table:table-cell table:style-name="ce2" office:value-type="string">
            <text:p>£110 17s 8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2" office:value-type="string">
            <text:p><text:a xlink:href="http://www.encyclopedia-titanica.org/titanic-jobs/businessman.html">Businessman</text:a></text:p>
          </table:table-cell>
          <table:table-cell table:style-name="ce3" table:number-columns-repeated="2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marian-thayer.html">THAYER, Mrs Marian Longstreth</text:a></text:p>
          </table:table-cell>
          <table:table-cell table:style-name="ce2" office:value-type="float" office:value="39">
            <text:p>39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421">
            <text:p>17421</text:p>
          </table:table-cell>
          <table:table-cell table:style-name="ce2" office:value-type="string">
            <text:p>£110 17s 8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4/">4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john-borland-thayer-jr.html">THAYER, Mr John Borland jr</text:a></text:p>
          </table:table-cell>
          <table:table-cell table:style-name="ce2" office:value-type="float" office:value="17">
            <text:p>17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421">
            <text:p>17421</text:p>
          </table:table-cell>
          <table:table-cell table:style-name="ce2" office:value-type="string">
            <text:p>£110 17s 8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2" office:value-type="string">
            <text:p><text:a xlink:href="http://www.encyclopedia-titanica.org/titanic-jobs/scholar.html">Scholar</text:a></text:p>
          </table:table-cell>
          <table:table-cell table:style-name="ce2" office:value-type="string">
            <text:p><text:a xlink:href="http://www.encyclopedia-titanica.org/boat/B/">B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gertrude-maybelle-thorne.html">THORNE, Miss Gertrude Maybelle</text:a></text:p>
          </table:table-cell>
          <table:table-cell table:style-name="ce2" office:value-type="float" office:value="38">
            <text:p>38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585">
            <text:p>17585</text:p>
          </table:table-cell>
          <table:table-cell table:style-name="ce2" office:value-type="string">
            <text:p>£80 4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D/">D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gilbert-milligan-jr-tucker.html">TUCKER, Mr Gilbert Milligan jr</text:a></text:p>
          </table:table-cell>
          <table:table-cell table:style-name="ce2" office:value-type="float" office:value="31">
            <text:p>31</text:p>
          </table:table-cell>
          <table:table-cell table:style-name="ce2" office:value-type="string">
            <text:p>1st Class</text:p>
          </table:table-cell>
          <table:table-cell table:style-name="ce2" office:value-type="float" office:value="2543">
            <text:p>2543</text:p>
          </table:table-cell>
          <table:table-cell table:style-name="ce2" office:value-type="string">
            <text:p>£28 10s 9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7/">7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manuel-uruchurtu.html">URUCHURTU, Don. Manuel Ramirez</text:a></text:p>
          </table:table-cell>
          <table:table-cell table:style-name="ce2" office:value-type="float" office:value="39">
            <text:p>39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601">
            <text:p>17601</text:p>
          </table:table-cell>
          <table:table-cell table:style-name="ce2" office:value-type="string">
            <text:p>£27 14s 5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2" office:value-type="string">
            <text:p><text:a xlink:href="http://www.encyclopedia-titanica.org/titanic-jobs/lawyer.html">Lawyer</text:a></text:p>
          </table:table-cell>
          <table:table-cell table:style-name="ce3" table:number-columns-repeated="2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wyckoff-van-der-hoef.html">VAN DER HOEF, Mr Wyckoff</text:a></text:p>
          </table:table-cell>
          <table:table-cell table:style-name="ce2" office:value-type="float" office:value="61">
            <text:p>61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1240">
            <text:p>111240</text:p>
          </table:table-cell>
          <table:table-cell table:style-name="ce2" office:value-type="string">
            <text:p>£33 10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60/">Belfast</text:a></text:p>
          </table:table-cell>
          <table:table-cell table:style-name="ce2" office:value-type="string">
            <text:p><text:a xlink:href="http://www.encyclopedia-titanica.org/titanic-jobs/businessman.html">Businessman</text:a></text:p>
          </table:table-cell>
          <table:table-cell table:style-name="ce3"/>
          <table:table-cell table:style-name="ce2" office:value-type="string">
            <text:p><text:a xlink:href="http://www.encyclopedia-titanica.org/titanic-victims/245/">245</text:a></text:p>
          </table:table-cell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william-anderson-walker.html">WALKER, Mr William Anderson</text:a></text:p>
          </table:table-cell>
          <table:table-cell table:style-name="ce2" office:value-type="float" office:value="48">
            <text:p>48</text:p>
          </table:table-cell>
          <table:table-cell table:style-name="ce2" office:value-type="string">
            <text:p>1st Class</text:p>
          </table:table-cell>
          <table:table-cell table:style-name="ce2" office:value-type="float" office:value="36967">
            <text:p>36967</text:p>
          </table:table-cell>
          <table:table-cell table:style-name="ce2" office:value-type="string">
            <text:p>£34 5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 table:number-columns-repeated="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annie-moore-ward.html">WARD, Miss Annie Moore</text:a></text:p>
          </table:table-cell>
          <table:table-cell table:style-name="ce2" office:value-type="float" office:value="38">
            <text:p>38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755">
            <text:p>17755</text:p>
          </table:table-cell>
          <table:table-cell table:style-name="ce2" office:value-type="string">
            <text:p>£512 6s 7d</text:p>
          </table:table-cell>
          <table:table-cell table:style-name="ce2" office:value-type="string">
            <text:p>Servant</text:p>
          </table:table-cell>
          <table:table-cell table:style-name="ce3"/>
          <table:table-cell table:style-name="ce2" office:value-type="string">
            <text:p><text:a xlink:href="http://www.encyclopedia-titanica.org/place/2/">Cherbourg</text:a></text:p>
          </table:table-cell>
          <table:table-cell table:style-name="ce2" office:value-type="string">
            <text:p><text:a xlink:href="http://www.encyclopedia-titanica.org/titanic-jobs/personal-maid.html">Personal Maid</text:a></text:p>
          </table:table-cell>
          <table:table-cell table:style-name="ce2" office:value-type="string">
            <text:p><text:a xlink:href="http://www.encyclopedia-titanica.org/boat/3/">3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frank-manley-warren.html">WARREN, Mr Frank Manley</text:a></text:p>
          </table:table-cell>
          <table:table-cell table:style-name="ce2" office:value-type="float" office:value="63">
            <text:p>63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0813">
            <text:p>110813</text:p>
          </table:table-cell>
          <table:table-cell table:style-name="ce2" office:value-type="string">
            <text:p>£75 5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 table:number-columns-repeated="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anna-sophia-warren.html">WARREN, Mrs Anna Sophia</text:a></text:p>
          </table:table-cell>
          <table:table-cell table:style-name="ce2" office:value-type="float" office:value="60">
            <text:p>60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0813">
            <text:p>110813</text:p>
          </table:table-cell>
          <table:table-cell table:style-name="ce2" office:value-type="string">
            <text:p>£75 5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5/">5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john-weir.html">WEIR, Colonel John</text:a></text:p>
          </table:table-cell>
          <table:table-cell table:style-name="ce2" office:value-type="float" office:value="59">
            <text:p>59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3800">
            <text:p>113800</text:p>
          </table:table-cell>
          <table:table-cell table:style-name="ce2" office:value-type="string">
            <text:p>£26 11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military.html">Military</text:a></text:p>
          </table:table-cell>
          <table:table-cell table:style-name="ce3" table:number-columns-repeated="2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percival-wayland-white.html">WHITE, Mr Percival Wayland</text:a></text:p>
          </table:table-cell>
          <table:table-cell table:style-name="ce2" office:value-type="float" office:value="54">
            <text:p>54</text:p>
          </table:table-cell>
          <table:table-cell table:style-name="ce2" office:value-type="string">
            <text:p>1st Class</text:p>
          </table:table-cell>
          <table:table-cell table:style-name="ce2" office:value-type="float" office:value="35281">
            <text:p>35281</text:p>
          </table:table-cell>
          <table:table-cell table:style-name="ce2" office:value-type="string">
            <text:p>£77 5s 9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manufacturer.html">Manufacturer</text:a></text:p>
          </table:table-cell>
          <table:table-cell table:style-name="ce3" table:number-columns-repeated="2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richard-frasar-white.html">WHITE, Mr Richard Frasar</text:a></text:p>
          </table:table-cell>
          <table:table-cell table:style-name="ce2" office:value-type="float" office:value="21">
            <text:p>21</text:p>
          </table:table-cell>
          <table:table-cell table:style-name="ce2" office:value-type="string">
            <text:p>1st Class</text:p>
          </table:table-cell>
          <table:table-cell table:style-name="ce2" office:value-type="float" office:value="35281">
            <text:p>35281</text:p>
          </table:table-cell>
          <table:table-cell table:style-name="ce2" office:value-type="string">
            <text:p>£77 5s 9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titanic-victims/169/">169</text:a></text:p>
          </table:table-cell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ella-white.html">WHITE, Mrs Ella</text:a>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760">
            <text:p>17760</text:p>
          </table:table-cell>
          <table:table-cell table:style-name="ce2" office:value-type="string">
            <text:p>£135 12s 8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8/">8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george-dennick-wick.html">WICK, Mr George Dennick</text:a></text:p>
          </table:table-cell>
          <table:table-cell table:style-name="ce2" office:value-type="float" office:value="57">
            <text:p>57</text:p>
          </table:table-cell>
          <table:table-cell table:style-name="ce2" office:value-type="string">
            <text:p>1st Class</text:p>
          </table:table-cell>
          <table:table-cell table:style-name="ce2" office:value-type="float" office:value="36928">
            <text:p>36928</text:p>
          </table:table-cell>
          <table:table-cell table:style-name="ce2" office:value-type="string">
            <text:p>£164 17s 4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 table:number-columns-repeated="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mary-wick.html">WICK, Mrs Mary</text:a></text:p>
          </table:table-cell>
          <table:table-cell table:style-name="ce2" office:value-type="float" office:value="45">
            <text:p>45</text:p>
          </table:table-cell>
          <table:table-cell table:style-name="ce2" office:value-type="string">
            <text:p>1st Class</text:p>
          </table:table-cell>
          <table:table-cell table:style-name="ce2" office:value-type="float" office:value="36928">
            <text:p>36928</text:p>
          </table:table-cell>
          <table:table-cell table:style-name="ce2" office:value-type="string">
            <text:p>£164 17s 4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8/">8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mary-natalie-wick.html">WICK, Miss Mary Natalie</text:a></text:p>
          </table:table-cell>
          <table:table-cell table:style-name="ce2" office:value-type="float" office:value="31">
            <text:p>31</text:p>
          </table:table-cell>
          <table:table-cell table:style-name="ce2" office:value-type="string">
            <text:p>1st Class</text:p>
          </table:table-cell>
          <table:table-cell table:style-name="ce2" office:value-type="float" office:value="36928">
            <text:p>36928</text:p>
          </table:table-cell>
          <table:table-cell table:style-name="ce2" office:value-type="string">
            <text:p>£164 17s 4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8/">8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george-dunton-widener.html">WIDENER, Mr George Dunton</text:a>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3503">
            <text:p>113503</text:p>
          </table:table-cell>
          <table:table-cell table:style-name="ce2" office:value-type="string">
            <text:p>£211 10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banker.html">Banker</text:a></text:p>
          </table:table-cell>
          <table:table-cell table:style-name="ce3" table:number-columns-repeated="2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eleanor-widener.html">WIDENER, Mrs Eleanor</text:a>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3503">
            <text:p>113503</text:p>
          </table:table-cell>
          <table:table-cell table:style-name="ce2" office:value-type="string">
            <text:p>£211 10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4/">4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harry-elkins-widener.html">WIDENER, Mr Harry Elkins</text:a></text:p>
          </table:table-cell>
          <table:table-cell table:style-name="ce2" office:value-type="float" office:value="27">
            <text:p>27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3503">
            <text:p>113503</text:p>
          </table:table-cell>
          <table:table-cell table:style-name="ce2" office:value-type="string">
            <text:p>£211 10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bibliophile.html">Bibliophile</text:a></text:p>
          </table:table-cell>
          <table:table-cell table:style-name="ce3" table:number-columns-repeated="2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constance-willard.html">WILLARD, Miss Constance</text:a></text:p>
          </table:table-cell>
          <table:table-cell table:style-name="ce2" office:value-type="float" office:value="21">
            <text:p>21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3795">
            <text:p>113795</text:p>
          </table:table-cell>
          <table:table-cell table:style-name="ce2" office:value-type="string">
            <text:p>£26 11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8/">8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charles-duane-williams.html">WILLIAMS, Mr Charles Duane</text:a></text:p>
          </table:table-cell>
          <table:table-cell table:style-name="ce2" office:value-type="float" office:value="51">
            <text:p>51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597">
            <text:p>17597</text:p>
          </table:table-cell>
          <table:table-cell table:style-name="ce2" office:value-type="string">
            <text:p>£61 7s 7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2" office:value-type="string">
            <text:p><text:a xlink:href="http://www.encyclopedia-titanica.org/titanic-jobs/lawyer.html">Lawyer</text:a></text:p>
          </table:table-cell>
          <table:table-cell table:style-name="ce3" table:number-columns-repeated="2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richard-norris-williams.html">WILLIAMS, Mr Richard Norris II</text:a></text:p>
          </table:table-cell>
          <table:table-cell table:style-name="ce2" office:value-type="float" office:value="21">
            <text:p>21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597">
            <text:p>17597</text:p>
          </table:table-cell>
          <table:table-cell table:style-name="ce2" office:value-type="string">
            <text:p>£61 7s 7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2" office:value-type="string">
            <text:p><text:a xlink:href="http://www.encyclopedia-titanica.org/titanic-jobs/sportsman.html">Sportsman</text:a></text:p>
          </table:table-cell>
          <table:table-cell table:style-name="ce2" office:value-type="string">
            <text:p><text:a xlink:href="http://www.encyclopedia-titanica.org/boat/A/">A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helen-wilson.html">WILSON, Miss Helen Alice</text:a></text:p>
          </table:table-cell>
          <table:table-cell table:style-name="ce2" office:value-type="float" office:value="31">
            <text:p>31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6966">
            <text:p>16966</text:p>
          </table:table-cell>
          <table:table-cell table:style-name="ce2" office:value-type="string">
            <text:p>£134 10s </text:p>
          </table:table-cell>
          <table:table-cell table:style-name="ce2" office:value-type="string">
            <text:p>Servant</text:p>
          </table:table-cell>
          <table:table-cell table:style-name="ce3"/>
          <table:table-cell table:style-name="ce2" office:value-type="string">
            <text:p><text:a xlink:href="http://www.encyclopedia-titanica.org/place/2/">Cherbourg</text:a></text:p>
          </table:table-cell>
          <table:table-cell table:style-name="ce2" office:value-type="string">
            <text:p><text:a xlink:href="http://www.encyclopedia-titanica.org/titanic-jobs/personal-maid.html">Personal Maid</text:a></text:p>
          </table:table-cell>
          <table:table-cell table:style-name="ce2" office:value-type="string">
            <text:p><text:a xlink:href="http://www.encyclopedia-titanica.org/boat/3/">3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hugh-woolner.html">WOOLNER, Mr Hugh</text:a></text:p>
          </table:table-cell>
          <table:table-cell table:style-name="ce2" office:value-type="float" office:value="45">
            <text:p>45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9947">
            <text:p>19947</text:p>
          </table:table-cell>
          <table:table-cell table:style-name="ce2" office:value-type="string">
            <text:p>£35 10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businessman.html">Businessman</text:a></text:p>
          </table:table-cell>
          <table:table-cell table:style-name="ce2" office:value-type="string">
            <text:p><text:a xlink:href="http://www.encyclopedia-titanica.org/boat/D/">D</text:a></text:p>
          </table:table-cell>
          <table:table-cell table:style-name="ce3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victim/george-wright.html">WRIGHT, Mr George</text:a></text:p>
          </table:table-cell>
          <table:table-cell table:style-name="ce2" office:value-type="float" office:value="62">
            <text:p>62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13807">
            <text:p>113807</text:p>
          </table:table-cell>
          <table:table-cell table:style-name="ce2" office:value-type="string">
            <text:p>£26 11s 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businessman.html">Businessman</text:a></text:p>
          </table:table-cell>
          <table:table-cell table:style-name="ce3" table:number-columns-repeated="2"/>
          <table:table-cell/>
          <table:covered-table-cell/>
        </table:table-row>
        <table:table-row table:style-name="ro1">
          <table:table-cell table:style-name="ce2" office:value-type="string">
            <text:p><text:a xlink:href="http://www.encyclopedia-titanica.org/titanic-survivor/marie-grice-young.html">YOUNG, Miss Marie Grice</text:a></text:p>
          </table:table-cell>
          <table:table-cell table:style-name="ce2" office:value-type="float" office:value="36">
            <text:p>36</text:p>
          </table:table-cell>
          <table:table-cell table:style-name="ce2" office:value-type="string">
            <text:p>1st Class</text:p>
          </table:table-cell>
          <table:table-cell table:style-name="ce2" office:value-type="float" office:value="17760">
            <text:p>17760</text:p>
          </table:table-cell>
          <table:table-cell table:style-name="ce2" office:value-type="string">
            <text:p>£135 12s 8d</text:p>
          </table:table-cell>
          <table:table-cell table:style-name="ce3" table:number-columns-repeated="2"/>
          <table:table-cell table:style-name="ce2"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8/">8</text:a></text:p>
          </table:table-cell>
          <table:table-cell table:style-name="ce3"/>
          <table:table-cell/>
          <table:covered-table-cell/>
        </table:table-row>
        <table:table-row table:style-name="ro3" table:number-rows-repeated="1048250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2da Clase" table:style-name="ta1">
        <table:table-column table:style-name="co1" table:number-columns-repeated="5" table:default-cell-style-name="ce2"/>
        <table:table-column table:style-name="co1" table:number-columns-repeated="2" table:default-cell-style-name="ce3"/>
        <table:table-column table:style-name="co1" table:default-cell-style-name="ce2"/>
        <table:table-column table:style-name="co1" table:number-columns-repeated="3" table:default-cell-style-name="ce3"/>
        <table:table-column table:style-name="co1" table:number-columns-repeated="2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Class/Dept</text:p>
          </table:table-cell>
          <table:table-cell table:style-name="ce1" office:value-type="string">
            <text:p>Ticket</text:p>
          </table:table-cell>
          <table:table-cell table:style-name="ce1" office:value-type="string">
            <text:p>Fare</text:p>
          </table:table-cell>
          <table:table-cell table:style-name="ce1" office:value-type="string">
            <text:p>Group</text:p>
          </table:table-cell>
          <table:table-cell table:style-name="ce1" office:value-type="string">
            <text:p>Ship</text:p>
          </table:table-cell>
          <table:table-cell table:style-name="ce1" office:value-type="string">
            <text:p>Joined</text:p>
          </table:table-cell>
          <table:table-cell table:style-name="ce1" office:value-type="string">
            <text:p>Job</text:p>
          </table:table-cell>
          <table:table-cell table:style-name="ce1" office:value-type="string">
            <text:p>Boat</text:p>
          </table:table-cell>
          <table:table-cell table:style-name="ce1" office:value-type="string">
            <text:p>Body</text:p>
          </table:table-cell>
          <table:table-cell/>
          <table:table-cell table:style-name="ce4" office:value-type="string" table:number-columns-spanned="1" table:number-rows-spanned="286">
            <text:p> </text:p>
          </table:table-cell>
        </table:table-row>
        <table:table-row table:style-name="ro1">
          <table:table-cell office:value-type="string">
            <text:p><text:a xlink:href="http://www.encyclopedia-titanica.org/titanic-victim/samuel-abelson.html">ABELSON, Mr Samuel</text:a></text:p>
          </table:table-cell>
          <table:table-cell office:value-type="float" office:value="30">
            <text:p>30</text:p>
          </table:table-cell>
          <table:table-cell office:value-type="string">
            <text:p>2nd Class</text:p>
          </table:table-cell>
          <table:table-cell office:value-type="float" office:value="3381">
            <text:p>3381</text:p>
          </table:table-cell>
          <table:table-cell office:value-type="string">
            <text:p>£24 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table:number-columns-repeated="4"/>
          <table:covered-table-cell/>
        </table:table-row>
        <table:table-row table:style-name="ro1">
          <table:table-cell office:value-type="string">
            <text:p><text:a xlink:href="http://www.encyclopedia-titanica.org/titanic-survivor/abelson.html">ABELSON, Mrs </text:a></text:p>
          </table:table-cell>
          <table:table-cell office:value-type="float" office:value="28">
            <text:p>28</text:p>
          </table:table-cell>
          <table:table-cell office:value-type="string">
            <text:p>2nd Class</text:p>
          </table:table-cell>
          <table:table-cell office:value-type="float" office:value="3381">
            <text:p>3381</text:p>
          </table:table-cell>
          <table:table-cell office:value-type="string">
            <text:p>£24 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/>
          <table:table-cell table:style-name="ce2" office:value-type="string">
            <text:p><text:a xlink:href="http://www.encyclopedia-titanica.org/boat/10/">10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charles-augustus-aldworth.html">ALDWORTH, Mr Charles Augustus</text:a></text:p>
          </table:table-cell>
          <table:table-cell office:value-type="float" office:value="30">
            <text:p>30</text:p>
          </table:table-cell>
          <table:table-cell office:value-type="string">
            <text:p>2nd Class</text:p>
          </table:table-cell>
          <table:table-cell office:value-type="float" office:value="248744">
            <text:p>248744</text:p>
          </table:table-cell>
          <table:table-cell office:value-type="string">
            <text:p>£13 </text:p>
          </table:table-cell>
          <table:table-cell table:style-name="ce2" office:value-type="string">
            <text:p>Servant</text:p>
          </table:table-cell>
          <table:table-cell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chauffeur.html">Chauffeu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edgar-samuel-andrew.html">ANDREW, Mr Edgar Samuel</text:a></text:p>
          </table:table-cell>
          <table:table-cell office:value-type="float" office:value="17">
            <text:p>17</text:p>
          </table:table-cell>
          <table:table-cell office:value-type="string">
            <text:p>2nd Class</text:p>
          </table:table-cell>
          <table:table-cell office:value-type="float" office:value="231945">
            <text:p>231945</text:p>
          </table:table-cell>
          <table:table-cell office:value-type="string">
            <text:p>£11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number-columns-repeated="4"/>
          <table:covered-table-cell/>
        </table:table-row>
        <table:table-row table:style-name="ro1">
          <table:table-cell office:value-type="string">
            <text:p><text:a xlink:href="http://www.encyclopedia-titanica.org/titanic-victim/frank-thomas-andrew.html">ANDREW, Mr Frank Thomas</text:a></text:p>
          </table:table-cell>
          <table:table-cell office:value-type="float" office:value="25">
            <text:p>25</text:p>
          </table:table-cell>
          <table:table-cell office:value-type="string">
            <text:p>2nd Class</text:p>
          </table:table-cell>
          <table:table-cell office:value-type="float" office:value="34050">
            <text:p>34050</text:p>
          </table:table-cell>
          <table:table-cell office:value-type="string">
            <text:p>£10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miner.html">Min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william-angle.html">ANGLE, Mr William A.</text:a></text:p>
          </table:table-cell>
          <table:table-cell office:value-type="float" office:value="32">
            <text:p>32</text:p>
          </table:table-cell>
          <table:table-cell office:value-type="string">
            <text:p>2nd Class</text:p>
          </table:table-cell>
          <table:table-cell office:value-type="float" office:value="226875">
            <text:p>226875</text:p>
          </table:table-cell>
          <table:table-cell office:value-type="string">
            <text:p>£26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number-columns-repeated="4"/>
          <table:covered-table-cell/>
        </table:table-row>
        <table:table-row table:style-name="ro1">
          <table:table-cell office:value-type="string">
            <text:p><text:a xlink:href="http://www.encyclopedia-titanica.org/titanic-survivor/florence-angle.html">ANGLE, Mrs Florence "Mary" Agnes</text:a></text:p>
          </table:table-cell>
          <table:table-cell office:value-type="float" office:value="36">
            <text:p>36</text:p>
          </table:table-cell>
          <table:table-cell office:value-type="string">
            <text:p>2nd Class</text:p>
          </table:table-cell>
          <table:table-cell office:value-type="float" office:value="226875">
            <text:p>226875</text:p>
          </table:table-cell>
          <table:table-cell office:value-type="string">
            <text:p>£26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11/">11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john-ashby.html">ASHBY, Mr John</text:a></text:p>
          </table:table-cell>
          <table:table-cell office:value-type="float" office:value="57">
            <text:p>57</text:p>
          </table:table-cell>
          <table:table-cell office:value-type="string">
            <text:p>2nd Class</text:p>
          </table:table-cell>
          <table:table-cell office:value-type="float" office:value="244346">
            <text:p>244346</text:p>
          </table:table-cell>
          <table:table-cell office:value-type="string">
            <text:p>£13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number-columns-repeated="4"/>
          <table:covered-table-cell/>
        </table:table-row>
        <table:table-row table:style-name="ro1">
          <table:table-cell office:value-type="string">
            <text:p><text:a xlink:href="http://www.encyclopedia-titanica.org/titanic-victim/percy-andrew-bailey.html">BAILEY, Mr Percy</text:a></text:p>
          </table:table-cell>
          <table:table-cell office:value-type="float" office:value="15">
            <text:p>15</text:p>
          </table:table-cell>
          <table:table-cell office:value-type="string">
            <text:p>2nd Class</text:p>
          </table:table-cell>
          <table:table-cell office:value-type="float" office:value="29108">
            <text:p>29108</text:p>
          </table:table-cell>
          <table:table-cell office:value-type="string">
            <text:p>£11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butchers-assistant.html">Butcher's Assistant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charles-robert-bainbrigge.html">BAINBRIGGE, Mr Charles Robert</text:a></text:p>
          </table:table-cell>
          <table:table-cell office:value-type="float" office:value="23">
            <text:p>23</text:p>
          </table:table-cell>
          <table:table-cell office:value-type="string">
            <text:p>2nd Class</text:p>
          </table:table-cell>
          <table:table-cell office:value-type="float" office:value="31030">
            <text:p>31030</text:p>
          </table:table-cell>
          <table:table-cell office:value-type="string">
            <text:p>£10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horse-trainer.html">Horse Train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ada-ball.html">BALL, Mrs Ada E.</text:a></text:p>
          </table:table-cell>
          <table:table-cell office:value-type="float" office:value="36">
            <text:p>36</text:p>
          </table:table-cell>
          <table:table-cell office:value-type="string">
            <text:p>2nd Class</text:p>
          </table:table-cell>
          <table:table-cell office:value-type="float" office:value="28551">
            <text:p>28551</text:p>
          </table:table-cell>
          <table:table-cell office:value-type="string">
            <text:p>£13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10/">10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frederick-james-banfield.html">BANFIELD, Mr Frederick James</text:a></text:p>
          </table:table-cell>
          <table:table-cell office:value-type="float" office:value="28">
            <text:p>28</text:p>
          </table:table-cell>
          <table:table-cell office:value-type="string">
            <text:p>2nd Class</text:p>
          </table:table-cell>
          <table:table-cell office:value-type="float" office:value="34068">
            <text:p>34068</text:p>
          </table:table-cell>
          <table:table-cell office:value-type="string">
            <text:p>£10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miner.html">Min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robert-james-bateman.html">BATEMAN, Fr Robert James</text:a></text:p>
          </table:table-cell>
          <table:table-cell office:value-type="float" office:value="51">
            <text:p>51</text:p>
          </table:table-cell>
          <table:table-cell office:value-type="string">
            <text:p>2nd Class</text:p>
          </table:table-cell>
          <table:table-cell office:value-type="float" office:value="1166">
            <text:p>1166</text:p>
          </table:table-cell>
          <table:table-cell office:value-type="string">
            <text:p>£12 10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priest.html">Priest / Minister</text:a></text:p>
          </table:table-cell>
          <table:table-cell/>
          <table:table-cell table:style-name="ce2" office:value-type="string">
            <text:p><text:a xlink:href="http://www.encyclopedia-titanica.org/titanic-victims/174/">174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survivor/edward-beane.html">BEANE, Mr Edward</text:a></text:p>
          </table:table-cell>
          <table:table-cell office:value-type="float" office:value="32">
            <text:p>32</text:p>
          </table:table-cell>
          <table:table-cell office:value-type="string">
            <text:p>2nd Class</text:p>
          </table:table-cell>
          <table:table-cell office:value-type="float" office:value="2908">
            <text:p>2908</text:p>
          </table:table-cell>
          <table:table-cell office:value-type="string">
            <text:p>£26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13/">13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survivor/ethel-beane.html">BEANE, Mrs Ethel</text:a></text:p>
          </table:table-cell>
          <table:table-cell office:value-type="float" office:value="19">
            <text:p>19</text:p>
          </table:table-cell>
          <table:table-cell office:value-type="string">
            <text:p>2nd Class</text:p>
          </table:table-cell>
          <table:table-cell office:value-type="float" office:value="2908">
            <text:p>2908</text:p>
          </table:table-cell>
          <table:table-cell office:value-type="string">
            <text:p>£26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13/">13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henry-james-beauchamp.html">BEAUCHAMP, Mr Henry James</text:a></text:p>
          </table:table-cell>
          <table:table-cell office:value-type="float" office:value="28">
            <text:p>28</text:p>
          </table:table-cell>
          <table:table-cell office:value-type="string">
            <text:p>2nd Class</text:p>
          </table:table-cell>
          <table:table-cell office:value-type="float" office:value="244358">
            <text:p>244358</text:p>
          </table:table-cell>
          <table:table-cell office:value-type="string">
            <text:p>£26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number-columns-repeated="4"/>
          <table:covered-table-cell/>
        </table:table-row>
        <table:table-row table:style-name="ro1">
          <table:table-cell office:value-type="string">
            <text:p><text:a xlink:href="http://www.encyclopedia-titanica.org/titanic-survivor/nellie-becker.html">BECKER, Mrs Nellie E.</text:a></text:p>
          </table:table-cell>
          <table:table-cell office:value-type="float" office:value="35">
            <text:p>35</text:p>
          </table:table-cell>
          <table:table-cell office:value-type="string">
            <text:p>2nd Class</text:p>
          </table:table-cell>
          <table:table-cell office:value-type="float" office:value="230136">
            <text:p>230136</text:p>
          </table:table-cell>
          <table:table-cell office:value-type="string">
            <text:p>£39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11/">11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survivor/marion-louise-becker.html">BECKER, Miss Marion Louise</text:a></text:p>
          </table:table-cell>
          <table:table-cell office:value-type="float" office:value="4">
            <text:p>4</text:p>
          </table:table-cell>
          <table:table-cell office:value-type="string">
            <text:p>2nd Class</text:p>
          </table:table-cell>
          <table:table-cell office:value-type="float" office:value="230136">
            <text:p>230136</text:p>
          </table:table-cell>
          <table:table-cell office:value-type="string">
            <text:p>£39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11/">11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survivor/richard-becker.html">BECKER, Master Richard F.</text:a></text:p>
          </table:table-cell>
          <table:table-cell office:value-type="float" office:value="1">
            <text:p>1</text:p>
          </table:table-cell>
          <table:table-cell office:value-type="string">
            <text:p>2nd Class</text:p>
          </table:table-cell>
          <table:table-cell office:value-type="float" office:value="230136">
            <text:p>230136</text:p>
          </table:table-cell>
          <table:table-cell office:value-type="string">
            <text:p>£39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11/">11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survivor/ruth-elizabeth-becker.html">BECKER, Miss Ruth Elizabeth</text:a></text:p>
          </table:table-cell>
          <table:table-cell office:value-type="float" office:value="12">
            <text:p>12</text:p>
          </table:table-cell>
          <table:table-cell office:value-type="string">
            <text:p>2nd Class</text:p>
          </table:table-cell>
          <table:table-cell office:value-type="float" office:value="230136">
            <text:p>230136</text:p>
          </table:table-cell>
          <table:table-cell office:value-type="string">
            <text:p>£39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13/">13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survivor/lawrence-beesley.html">BEESLEY, Mr Lawrence</text:a></text:p>
          </table:table-cell>
          <table:table-cell office:value-type="float" office:value="34">
            <text:p>34</text:p>
          </table:table-cell>
          <table:table-cell office:value-type="string">
            <text:p>2nd Class</text:p>
          </table:table-cell>
          <table:table-cell office:value-type="float" office:value="248698">
            <text:p>248698</text:p>
          </table:table-cell>
          <table:table-cell office:value-type="string">
            <text:p>£13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teacher.html">Teacher</text:a></text:p>
          </table:table-cell>
          <table:table-cell table:style-name="ce2" office:value-type="string">
            <text:p><text:a xlink:href="http://www.encyclopedia-titanica.org/boat/13/">13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survivor/lillian-bentham.html">BENTHAM, Miss Lillian W.</text:a></text:p>
          </table:table-cell>
          <table:table-cell office:value-type="float" office:value="19">
            <text:p>19</text:p>
          </table:table-cell>
          <table:table-cell office:value-type="string">
            <text:p>2nd Class</text:p>
          </table:table-cell>
          <table:table-cell office:value-type="float" office:value="28404">
            <text:p>28404</text:p>
          </table:table-cell>
          <table:table-cell office:value-type="string">
            <text:p>£13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12/">12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william-john-berriman.html">BERRIMAN, Mr William John</text:a></text:p>
          </table:table-cell>
          <table:table-cell office:value-type="float" office:value="23">
            <text:p>23</text:p>
          </table:table-cell>
          <table:table-cell office:value-type="string">
            <text:p>2nd Class</text:p>
          </table:table-cell>
          <table:table-cell office:value-type="float" office:value="28425">
            <text:p>28425</text:p>
          </table:table-cell>
          <table:table-cell office:value-type="string">
            <text:p>£13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number-columns-repeated="4"/>
          <table:covered-table-cell/>
        </table:table-row>
        <table:table-row table:style-name="ro1">
          <table:table-cell office:value-type="string">
            <text:p><text:a xlink:href="http://www.encyclopedia-titanica.org/titanic-victim/william-hull-botsford.html">BOTSFORD, Mr William Hull</text:a></text:p>
          </table:table-cell>
          <table:table-cell office:value-type="float" office:value="25">
            <text:p>25</text:p>
          </table:table-cell>
          <table:table-cell office:value-type="string">
            <text:p>2nd Class</text:p>
          </table:table-cell>
          <table:table-cell office:value-type="float" office:value="237670">
            <text:p>237670</text:p>
          </table:table-cell>
          <table:table-cell office:value-type="string">
            <text:p>£13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number-columns-repeated="4"/>
          <table:covered-table-cell/>
        </table:table-row>
        <table:table-row table:style-name="ro1">
          <table:table-cell office:value-type="string">
            <text:p><text:a xlink:href="http://www.encyclopedia-titanica.org/titanic-victim/solomon-bowenur.html">BOWENUR, Mr Solomon</text:a></text:p>
          </table:table-cell>
          <table:table-cell office:value-type="float" office:value="42">
            <text:p>42</text:p>
          </table:table-cell>
          <table:table-cell office:value-type="string">
            <text:p>2nd Class</text:p>
          </table:table-cell>
          <table:table-cell office:value-type="float" office:value="211535">
            <text:p>211535</text:p>
          </table:table-cell>
          <table:table-cell office:value-type="string">
            <text:p>£13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merchant.html">Merchant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james-bracken.html">BRACKEN, Mr James H.</text:a></text:p>
          </table:table-cell>
          <table:table-cell office:value-type="float" office:value="29">
            <text:p>29</text:p>
          </table:table-cell>
          <table:table-cell office:value-type="string">
            <text:p>2nd Class</text:p>
          </table:table-cell>
          <table:table-cell office:value-type="float" office:value="220367">
            <text:p>220367</text:p>
          </table:table-cell>
          <table:table-cell office:value-type="string">
            <text:p>£13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stockman.html">Stockman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theodore-ronald-brailey.html">BRAILEY, Mr W. Theodore Ronald</text:a></text:p>
          </table:table-cell>
          <table:table-cell office:value-type="float" office:value="24">
            <text:p>24</text:p>
          </table:table-cell>
          <table:table-cell office:value-type="string">
            <text:p>2nd Class</text:p>
          </table:table-cell>
          <table:table-cell office:value-type="float" office:value="250654">
            <text:p>250654</text:p>
          </table:table-cell>
          <table:table-cell table:style-name="ce3"/>
          <table:table-cell table:style-name="ce2" office:value-type="string">
            <text:p>Musician</text:p>
          </table:table-cell>
          <table:table-cell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musician.html">Musician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roger-bricoux.html">BRICOUX, Mr Roger Marie</text:a></text:p>
          </table:table-cell>
          <table:table-cell office:value-type="float" office:value="20">
            <text:p>20</text:p>
          </table:table-cell>
          <table:table-cell office:value-type="string">
            <text:p>2nd Class</text:p>
          </table:table-cell>
          <table:table-cell office:value-type="float" office:value="250654">
            <text:p>250654</text:p>
          </table:table-cell>
          <table:table-cell table:style-name="ce3"/>
          <table:table-cell table:style-name="ce2" office:value-type="string">
            <text:p>Musician</text:p>
          </table:table-cell>
          <table:table-cell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musician.html">Musician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jose-joaquim-de-brito.html">BRITO, Mr José Joaquim de</text:a></text:p>
          </table:table-cell>
          <table:table-cell office:value-type="float" office:value="32">
            <text:p>32</text:p>
          </table:table-cell>
          <table:table-cell office:value-type="string">
            <text:p>2nd Class</text:p>
          </table:table-cell>
          <table:table-cell office:value-type="float" office:value="244360">
            <text:p>244360</text:p>
          </table:table-cell>
          <table:table-cell office:value-type="string">
            <text:p>£13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number-columns-repeated="4"/>
          <table:covered-table-cell/>
        </table:table-row>
        <table:table-row table:style-name="ro1">
          <table:table-cell office:value-type="string">
            <text:p><text:a xlink:href="http://www.encyclopedia-titanica.org/titanic-survivor/mildred-brown.html">BROWN, Miss Amelia Mary "Mildred"</text:a></text:p>
          </table:table-cell>
          <table:table-cell office:value-type="float" office:value="18">
            <text:p>18</text:p>
          </table:table-cell>
          <table:table-cell office:value-type="string">
            <text:p>2nd Class</text:p>
          </table:table-cell>
          <table:table-cell office:value-type="float" office:value="248733">
            <text:p>248733</text:p>
          </table:table-cell>
          <table:table-cell office:value-type="string">
            <text:p>£13 </text:p>
          </table:table-cell>
          <table:table-cell table:style-name="ce2" office:value-type="string">
            <text:p>Servant</text:p>
          </table:table-cell>
          <table:table-cell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cook-personal.html">Cook (Personal)</text:a></text:p>
          </table:table-cell>
          <table:table-cell table:style-name="ce2" office:value-type="string">
            <text:p><text:a xlink:href="http://www.encyclopedia-titanica.org/boat/11/">11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thomas-william-solomon-brown.html">BROWN, Mr Thomas William Solomon</text:a></text:p>
          </table:table-cell>
          <table:table-cell office:value-type="float" office:value="60">
            <text:p>60</text:p>
          </table:table-cell>
          <table:table-cell office:value-type="string">
            <text:p>2nd Class</text:p>
          </table:table-cell>
          <table:table-cell office:value-type="float" office:value="29750">
            <text:p>29750</text:p>
          </table:table-cell>
          <table:table-cell office:value-type="string">
            <text:p>£39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hotelier.html">Hoteli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elizabeth-catherine-brown.html">BROWN, Mrs Elizabeth Catherine</text:a></text:p>
          </table:table-cell>
          <table:table-cell office:value-type="float" office:value="40">
            <text:p>40</text:p>
          </table:table-cell>
          <table:table-cell office:value-type="string">
            <text:p>2nd Class</text:p>
          </table:table-cell>
          <table:table-cell office:value-type="float" office:value="29750">
            <text:p>29750</text:p>
          </table:table-cell>
          <table:table-cell office:value-type="string">
            <text:p>£39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14/">14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survivor/edith-haisman.html">BROWN, Miss Edith Eileen</text:a></text:p>
          </table:table-cell>
          <table:table-cell office:value-type="float" office:value="15">
            <text:p>15</text:p>
          </table:table-cell>
          <table:table-cell office:value-type="string">
            <text:p>2nd Class</text:p>
          </table:table-cell>
          <table:table-cell office:value-type="float" office:value="29750">
            <text:p>29750</text:p>
          </table:table-cell>
          <table:table-cell office:value-type="string">
            <text:p>£39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scholar.html">Scholar</text:a></text:p>
          </table:table-cell>
          <table:table-cell table:style-name="ce2" office:value-type="string">
            <text:p><text:a xlink:href="http://www.encyclopedia-titanica.org/boat/14/">14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kurt-arnold-gottfrid-bryhl.html">BRYHL, Mr Kurt Arnold Gottfrid</text:a></text:p>
          </table:table-cell>
          <table:table-cell office:value-type="float" office:value="25">
            <text:p>25</text:p>
          </table:table-cell>
          <table:table-cell office:value-type="string">
            <text:p>2nd Class</text:p>
          </table:table-cell>
          <table:table-cell office:value-type="float" office:value="236853">
            <text:p>236853</text:p>
          </table:table-cell>
          <table:table-cell office:value-type="string">
            <text:p>£26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number-columns-repeated="4"/>
          <table:covered-table-cell/>
        </table:table-row>
        <table:table-row table:style-name="ro1">
          <table:table-cell office:value-type="string">
            <text:p><text:a xlink:href="http://www.encyclopedia-titanica.org/titanic-survivor/dagmar-bryhl.html">BRYHL, Miss Dagmar Jenny Ingeborg</text:a></text:p>
          </table:table-cell>
          <table:table-cell office:value-type="float" office:value="20">
            <text:p>20</text:p>
          </table:table-cell>
          <table:table-cell office:value-type="string">
            <text:p>2nd Class</text:p>
          </table:table-cell>
          <table:table-cell office:value-type="float" office:value="236853">
            <text:p>236853</text:p>
          </table:table-cell>
          <table:table-cell office:value-type="string">
            <text:p>£26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12/">12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survivor/kate-buss.html">BUSS, Miss Kate</text:a></text:p>
          </table:table-cell>
          <table:table-cell office:value-type="float" office:value="36">
            <text:p>36</text:p>
          </table:table-cell>
          <table:table-cell office:value-type="string">
            <text:p>2nd Class</text:p>
          </table:table-cell>
          <table:table-cell office:value-type="float" office:value="27849">
            <text:p>27849</text:p>
          </table:table-cell>
          <table:table-cell office:value-type="string">
            <text:p>£13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9/">9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reginald-fenton-butler.html">BUTLER, Mr Reginald Fenton</text:a></text:p>
          </table:table-cell>
          <table:table-cell office:value-type="float" office:value="25">
            <text:p>25</text:p>
          </table:table-cell>
          <table:table-cell office:value-type="string">
            <text:p>2nd Class</text:p>
          </table:table-cell>
          <table:table-cell office:value-type="float" office:value="234686">
            <text:p>234686</text:p>
          </table:table-cell>
          <table:table-cell office:value-type="string">
            <text:p>£13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mechanical-engineer.html">Mechanical Engineer</text:a></text:p>
          </table:table-cell>
          <table:table-cell/>
          <table:table-cell table:style-name="ce2" office:value-type="string">
            <text:p><text:a xlink:href="http://www.encyclopedia-titanica.org/titanic-victims/97/">97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fr-byles.html">BYLES, Fr Thomas Roussel Davids</text:a></text:p>
          </table:table-cell>
          <table:table-cell office:value-type="float" office:value="42">
            <text:p>42</text:p>
          </table:table-cell>
          <table:table-cell office:value-type="string">
            <text:p>2nd Class</text:p>
          </table:table-cell>
          <table:table-cell office:value-type="float" office:value="244310">
            <text:p>244310</text:p>
          </table:table-cell>
          <table:table-cell office:value-type="string">
            <text:p>£13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priest.html">Priest / Minist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karolina-bystrom.html">BYSTRöM, Mrs Karolina</text:a></text:p>
          </table:table-cell>
          <table:table-cell office:value-type="float" office:value="42">
            <text:p>42</text:p>
          </table:table-cell>
          <table:table-cell office:value-type="string">
            <text:p>2nd Class</text:p>
          </table:table-cell>
          <table:table-cell office:value-type="float" office:value="236852">
            <text:p>236852</text:p>
          </table:table-cell>
          <table:table-cell office:value-type="string">
            <text:p>£13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number-columns-repeated="4"/>
          <table:covered-table-cell/>
        </table:table-row>
        <table:table-row table:style-name="ro1">
          <table:table-cell office:value-type="string">
            <text:p><text:a xlink:href="http://www.encyclopedia-titanica.org/titanic-survivor/albert-caldwell.html">CALDWELL, Mr Albert Francis</text:a></text:p>
          </table:table-cell>
          <table:table-cell office:value-type="float" office:value="26">
            <text:p>26</text:p>
          </table:table-cell>
          <table:table-cell office:value-type="string">
            <text:p>2nd Class</text:p>
          </table:table-cell>
          <table:table-cell office:value-type="float" office:value="248738">
            <text:p>248738</text:p>
          </table:table-cell>
          <table:table-cell office:value-type="string">
            <text:p>£29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13/">13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survivor/sylvia-caldwell.html">CALDWELL, Mrs Sylvia Mae</text:a></text:p>
          </table:table-cell>
          <table:table-cell office:value-type="float" office:value="28">
            <text:p>28</text:p>
          </table:table-cell>
          <table:table-cell office:value-type="string">
            <text:p>2nd Class</text:p>
          </table:table-cell>
          <table:table-cell office:value-type="float" office:value="248738">
            <text:p>248738</text:p>
          </table:table-cell>
          <table:table-cell office:value-type="string">
            <text:p>£29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13/">13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survivor/alden-gates-caldwell.html">CALDWELL, Master Alden Gates</text:a></text:p>
          </table:table-cell>
          <table:table-cell office:value-type="string">
            <text:p>10m</text:p>
          </table:table-cell>
          <table:table-cell office:value-type="string">
            <text:p>2nd Class</text:p>
          </table:table-cell>
          <table:table-cell office:value-type="float" office:value="248738">
            <text:p>248738</text:p>
          </table:table-cell>
          <table:table-cell office:value-type="string">
            <text:p>£29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13/">13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survivor/clear-cameron.html">CAMERON, Miss Clear Annie</text:a></text:p>
          </table:table-cell>
          <table:table-cell office:value-type="float" office:value="35">
            <text:p>35</text:p>
          </table:table-cell>
          <table:table-cell office:value-type="string">
            <text:p>2nd Class</text:p>
          </table:table-cell>
          <table:table-cell office:value-type="float" office:value="13528">
            <text:p>13528</text:p>
          </table:table-cell>
          <table:table-cell office:value-type="string">
            <text:p>£21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14/">14</text:a></text:p>
          </table:table-cell>
          <table:table-cell table:number-columns-repeated="2"/>
          <table:covered-table-cell/>
        </table:table-row>
        <table:table-row table:style-name="ro2">
          <table:table-cell office:value-type="string">
            <text:p><text:a xlink:href="http://www.encyclopedia-titanica.org/titanic-victim/william-henry-campbell.html">CAMPBELL, Mr William Henry</text:a></text:p>
          </table:table-cell>
          <table:table-cell office:value-type="float" office:value="21">
            <text:p>21</text:p>
          </table:table-cell>
          <table:table-cell office:value-type="string">
            <text:p>2nd Class</text:p>
          </table:table-cell>
          <table:table-cell office:value-type="float" office:value="239853">
            <text:p>239853</text:p>
          </table:table-cell>
          <table:table-cell table:style-name="ce3"/>
          <table:table-cell table:style-name="ce2" office:value-type="string">
            <text:p>H&amp;W Guarantee Group</text:p>
          </table:table-cell>
          <table:table-cell/>
          <table:table-cell office:value-type="string">
            <text:p><text:a xlink:href="http://www.encyclopedia-titanica.org/place/60/">Belfast</text:a></text:p>
          </table:table-cell>
          <table:table-cell table:number-columns-repeated="4"/>
          <table:covered-table-cell/>
        </table:table-row>
        <table:table-row table:style-name="ro1">
          <table:table-cell office:value-type="string">
            <text:p><text:a xlink:href="http://www.encyclopedia-titanica.org/titanic-victim/william-carbines.html">CARBINES, Mr William</text:a></text:p>
          </table:table-cell>
          <table:table-cell office:value-type="float" office:value="19">
            <text:p>19</text:p>
          </table:table-cell>
          <table:table-cell office:value-type="string">
            <text:p>2nd Class</text:p>
          </table:table-cell>
          <table:table-cell office:value-type="float" office:value="28424">
            <text:p>28424</text:p>
          </table:table-cell>
          <table:table-cell office:value-type="string">
            <text:p>£13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miner.html">Miner</text:a></text:p>
          </table:table-cell>
          <table:table-cell/>
          <table:table-cell table:style-name="ce2" office:value-type="string">
            <text:p><text:a xlink:href="http://www.encyclopedia-titanica.org/titanic-victims/18/">18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ernest-courtenay-carter.html">CARTER, Fr Ernest Courtenay</text:a></text:p>
          </table:table-cell>
          <table:table-cell office:value-type="float" office:value="54">
            <text:p>54</text:p>
          </table:table-cell>
          <table:table-cell office:value-type="string">
            <text:p>2nd Class</text:p>
          </table:table-cell>
          <table:table-cell office:value-type="float" office:value="244252">
            <text:p>244252</text:p>
          </table:table-cell>
          <table:table-cell office:value-type="string">
            <text:p>£26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priest.html">Priest / Minist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lilian-carter.html">CARTER, Mrs Lilian</text:a></text:p>
          </table:table-cell>
          <table:table-cell office:value-type="float" office:value="45">
            <text:p>45</text:p>
          </table:table-cell>
          <table:table-cell office:value-type="string">
            <text:p>2nd Class</text:p>
          </table:table-cell>
          <table:table-cell office:value-type="float" office:value="244252">
            <text:p>244252</text:p>
          </table:table-cell>
          <table:table-cell office:value-type="string">
            <text:p>£26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number-columns-repeated="4"/>
          <table:covered-table-cell/>
        </table:table-row>
        <table:table-row table:style-name="ro1">
          <table:table-cell office:value-type="string">
            <text:p><text:a xlink:href="http://www.encyclopedia-titanica.org/titanic-victim/charles-henry-chapman.html">CHAPMAN, Mr Charles Henry</text:a></text:p>
          </table:table-cell>
          <table:table-cell office:value-type="float" office:value="52">
            <text:p>52</text:p>
          </table:table-cell>
          <table:table-cell office:value-type="string">
            <text:p>2nd Class</text:p>
          </table:table-cell>
          <table:table-cell office:value-type="float" office:value="248731">
            <text:p>248731</text:p>
          </table:table-cell>
          <table:table-cell office:value-type="string">
            <text:p>£13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number-columns-repeated="2"/>
          <table:table-cell table:style-name="ce2" office:value-type="string">
            <text:p><text:a xlink:href="http://www.encyclopedia-titanica.org/titanic-victims/130/">130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john-henry-chapman.html">CHAPMAN, Mr John Henry</text:a></text:p>
          </table:table-cell>
          <table:table-cell office:value-type="float" office:value="36">
            <text:p>36</text:p>
          </table:table-cell>
          <table:table-cell office:value-type="string">
            <text:p>2nd Class</text:p>
          </table:table-cell>
          <table:table-cell office:value-type="float" office:value="29037">
            <text:p>29037</text:p>
          </table:table-cell>
          <table:table-cell office:value-type="string">
            <text:p>£26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farmer.html">Farmer</text:a></text:p>
          </table:table-cell>
          <table:table-cell/>
          <table:table-cell table:style-name="ce2" office:value-type="string">
            <text:p><text:a xlink:href="http://www.encyclopedia-titanica.org/titanic-victims/17/">17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sara-elizabeth-chapman.html">CHAPMAN, Mrs Sara Elizabeth</text:a></text:p>
          </table:table-cell>
          <table:table-cell office:value-type="float" office:value="28">
            <text:p>28</text:p>
          </table:table-cell>
          <table:table-cell office:value-type="string">
            <text:p>2nd Class</text:p>
          </table:table-cell>
          <table:table-cell office:value-type="float" office:value="29037">
            <text:p>29037</text:p>
          </table:table-cell>
          <table:table-cell office:value-type="string">
            <text:p>£26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number-columns-repeated="4"/>
          <table:covered-table-cell/>
        </table:table-row>
        <table:table-row table:style-name="ro1">
          <table:table-cell office:value-type="string">
            <text:p><text:a xlink:href="http://www.encyclopedia-titanica.org/titanic-survivor/alice-frances-christy.html">CHRISTY, Mrs Alice Frances</text:a></text:p>
          </table:table-cell>
          <table:table-cell office:value-type="float" office:value="45">
            <text:p>45</text:p>
          </table:table-cell>
          <table:table-cell office:value-type="string">
            <text:p>2nd Class</text:p>
          </table:table-cell>
          <table:table-cell office:value-type="float" office:value="237789">
            <text:p>237789</text:p>
          </table:table-cell>
          <table:table-cell office:value-type="string">
            <text:p>£30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12/">12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survivor/rachel-julie-cohen-christy.html">CHRISTY, Miss Rachel Juli Cohen</text:a></text:p>
          </table:table-cell>
          <table:table-cell office:value-type="float" office:value="25">
            <text:p>25</text:p>
          </table:table-cell>
          <table:table-cell office:value-type="string">
            <text:p>2nd Class</text:p>
          </table:table-cell>
          <table:table-cell office:value-type="float" office:value="237789">
            <text:p>237789</text:p>
          </table:table-cell>
          <table:table-cell office:value-type="string">
            <text:p>£30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12/">12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charles-valentine-clarke.html">CLARKE, Mr Charles Valentine</text:a></text:p>
          </table:table-cell>
          <table:table-cell office:value-type="float" office:value="29">
            <text:p>29</text:p>
          </table:table-cell>
          <table:table-cell office:value-type="string">
            <text:p>2nd Class</text:p>
          </table:table-cell>
          <table:table-cell office:value-type="float" office:value="2003">
            <text:p>2003</text:p>
          </table:table-cell>
          <table:table-cell office:value-type="string">
            <text:p>£26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dairy-worker.html">Dairy Work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ada-maria-clarke.html">CLARKE, Mrs Ada Maria</text:a></text:p>
          </table:table-cell>
          <table:table-cell office:value-type="float" office:value="28">
            <text:p>28</text:p>
          </table:table-cell>
          <table:table-cell office:value-type="string">
            <text:p>2nd Class</text:p>
          </table:table-cell>
          <table:table-cell office:value-type="float" office:value="2003">
            <text:p>2003</text:p>
          </table:table-cell>
          <table:table-cell office:value-type="string">
            <text:p>£27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14/">14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john-frederick-preston-clarke.html">CLARKE, Mr John Frederick Preston</text:a></text:p>
          </table:table-cell>
          <table:table-cell office:value-type="float" office:value="30">
            <text:p>30</text:p>
          </table:table-cell>
          <table:table-cell office:value-type="string">
            <text:p>2nd Class</text:p>
          </table:table-cell>
          <table:table-cell office:value-type="float" office:value="250654">
            <text:p>250654</text:p>
          </table:table-cell>
          <table:table-cell table:style-name="ce3"/>
          <table:table-cell table:style-name="ce2" office:value-type="string">
            <text:p>Musician</text:p>
          </table:table-cell>
          <table:table-cell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musician.html">Musician</text:a></text:p>
          </table:table-cell>
          <table:table-cell/>
          <table:table-cell table:style-name="ce2" office:value-type="string">
            <text:p><text:a xlink:href="http://www.encyclopedia-titanica.org/titanic-victims/202/">202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reginald-charles-coleridge.html">COLERIDGE, Mr Reginald Charles</text:a></text:p>
          </table:table-cell>
          <table:table-cell office:value-type="float" office:value="29">
            <text:p>29</text:p>
          </table:table-cell>
          <table:table-cell office:value-type="string">
            <text:p>2nd Class</text:p>
          </table:table-cell>
          <table:table-cell office:value-type="float" office:value="14263">
            <text:p>14263</text:p>
          </table:table-cell>
          <table:table-cell office:value-type="string">
            <text:p>£10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advertising-consultant.html">Advertising Consultant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erik-gustaf-collander.html">COLLANDER, Mr Erik Gustaf</text:a></text:p>
          </table:table-cell>
          <table:table-cell office:value-type="float" office:value="27">
            <text:p>27</text:p>
          </table:table-cell>
          <table:table-cell office:value-type="string">
            <text:p>2nd Class</text:p>
          </table:table-cell>
          <table:table-cell office:value-type="float" office:value="248740">
            <text:p>248740</text:p>
          </table:table-cell>
          <table:table-cell office:value-type="string">
            <text:p>£13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number-columns-repeated="4"/>
          <table:covered-table-cell/>
        </table:table-row>
        <table:table-row table:style-name="ro1">
          <table:table-cell office:value-type="string">
            <text:p><text:a xlink:href="http://www.encyclopedia-titanica.org/titanic-survivor/sidney-clarence-stuart-collett.html">COLLETT, Mr Sidney Clarence Stuart</text:a></text:p>
          </table:table-cell>
          <table:table-cell office:value-type="float" office:value="25">
            <text:p>25</text:p>
          </table:table-cell>
          <table:table-cell office:value-type="string">
            <text:p>2nd Class</text:p>
          </table:table-cell>
          <table:table-cell office:value-type="float" office:value="28034">
            <text:p>28034</text:p>
          </table:table-cell>
          <table:table-cell office:value-type="string">
            <text:p>£10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9/">9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harvey-collyer.html">COLLYER, Mr Harvey</text:a></text:p>
          </table:table-cell>
          <table:table-cell office:value-type="float" office:value="31">
            <text:p>31</text:p>
          </table:table-cell>
          <table:table-cell office:value-type="string">
            <text:p>2nd Class</text:p>
          </table:table-cell>
          <table:table-cell office:value-type="float" office:value="31921">
            <text:p>31921</text:p>
          </table:table-cell>
          <table:table-cell office:value-type="string">
            <text:p>£26 5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grocer.html">Groc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charlotte-annie-collyer.html">COLLYER, Mrs Charlotte Annie</text:a></text:p>
          </table:table-cell>
          <table:table-cell office:value-type="float" office:value="31">
            <text:p>31</text:p>
          </table:table-cell>
          <table:table-cell office:value-type="string">
            <text:p>2nd Class</text:p>
          </table:table-cell>
          <table:table-cell office:value-type="float" office:value="31921">
            <text:p>31921</text:p>
          </table:table-cell>
          <table:table-cell office:value-type="string">
            <text:p>£26 5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14/">14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survivor/marjorie-collyer.html">COLLYER, Miss Marjorie Charlotte "Lottie"</text:a></text:p>
          </table:table-cell>
          <table:table-cell office:value-type="float" office:value="8">
            <text:p>8</text:p>
          </table:table-cell>
          <table:table-cell office:value-type="string">
            <text:p>2nd Class</text:p>
          </table:table-cell>
          <table:table-cell office:value-type="float" office:value="31921">
            <text:p>31921</text:p>
          </table:table-cell>
          <table:table-cell office:value-type="string">
            <text:p>£26 5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14/">14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survivor/selena-cook.html">COOK, Mrs Selena</text:a></text:p>
          </table:table-cell>
          <table:table-cell office:value-type="float" office:value="22">
            <text:p>22</text:p>
          </table:table-cell>
          <table:table-cell office:value-type="string">
            <text:p>2nd Class</text:p>
          </table:table-cell>
          <table:table-cell office:value-type="float" office:value="14266">
            <text:p>14266</text:p>
          </table:table-cell>
          <table:table-cell office:value-type="string">
            <text:p>£10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14/">14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irene-corbett.html">CORBETT, Mrs Irene</text:a></text:p>
          </table:table-cell>
          <table:table-cell office:value-type="float" office:value="30">
            <text:p>30</text:p>
          </table:table-cell>
          <table:table-cell office:value-type="string">
            <text:p>2nd Class</text:p>
          </table:table-cell>
          <table:table-cell office:value-type="float" office:value="237249">
            <text:p>237249</text:p>
          </table:table-cell>
          <table:table-cell office:value-type="string">
            <text:p>£13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musician.html">Musician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mary-phyllis-elizabeth-corey.html">COREY, Mrs Mary Phyllis Elizabeth</text:a></text:p>
          </table:table-cell>
          <table:table-cell office:value-type="float" office:value="30">
            <text:p>30</text:p>
          </table:table-cell>
          <table:table-cell office:value-type="string">
            <text:p>2nd Class</text:p>
          </table:table-cell>
          <table:table-cell office:value-type="float" office:value="13534">
            <text:p>13534</text:p>
          </table:table-cell>
          <table:table-cell office:value-type="string">
            <text:p>£21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number-columns-repeated="4"/>
          <table:covered-table-cell/>
        </table:table-row>
        <table:table-row table:style-name="ro1">
          <table:table-cell office:value-type="string">
            <text:p><text:a xlink:href="http://www.encyclopedia-titanica.org/titanic-victim/harry-cotterill.html">COTTERILL, Mr Henry "Harry"</text:a></text:p>
          </table:table-cell>
          <table:table-cell office:value-type="float" office:value="20">
            <text:p>20</text:p>
          </table:table-cell>
          <table:table-cell office:value-type="string">
            <text:p>2nd Class</text:p>
          </table:table-cell>
          <table:table-cell office:value-type="float" office:value="29107">
            <text:p>29107</text:p>
          </table:table-cell>
          <table:table-cell office:value-type="string">
            <text:p>£11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carpenter-joiner.html">Carpenter / Joiner</text:a></text:p>
          </table:table-cell>
          <table:table-cell table:number-columns-repeated="3"/>
          <table:covered-table-cell/>
        </table:table-row>
        <table:table-row table:style-name="ro2">
          <table:table-cell office:value-type="string">
            <text:p><text:a xlink:href="http://www.encyclopedia-titanica.org/titanic-victim/alfred-fleming-cunningham.html">CUNNINGHAM, Mr Alfred Fleming</text:a></text:p>
          </table:table-cell>
          <table:table-cell office:value-type="float" office:value="21">
            <text:p>21</text:p>
          </table:table-cell>
          <table:table-cell office:value-type="string">
            <text:p>2nd Class</text:p>
          </table:table-cell>
          <table:table-cell office:value-type="float" office:value="239853">
            <text:p>239853</text:p>
          </table:table-cell>
          <table:table-cell table:style-name="ce3"/>
          <table:table-cell table:style-name="ce2" office:value-type="string">
            <text:p>H&amp;W Guarantee Group</text:p>
          </table:table-cell>
          <table:table-cell/>
          <table:table-cell office:value-type="string">
            <text:p><text:a xlink:href="http://www.encyclopedia-titanica.org/place/60/">Belfast</text:a></text:p>
          </table:table-cell>
          <table:table-cell table:style-name="ce2" office:value-type="string">
            <text:p><text:a xlink:href="http://www.encyclopedia-titanica.org/titanic-jobs/fitter.html">Fitt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charles-henry-davies.html">DAVIES, Mr Charles Henry</text:a></text:p>
          </table:table-cell>
          <table:table-cell office:value-type="float" office:value="21">
            <text:p>21</text:p>
          </table:table-cell>
          <table:table-cell office:value-type="string">
            <text:p>2nd Class</text:p>
          </table:table-cell>
          <table:table-cell office:value-type="float" office:value="14879">
            <text:p>14879</text:p>
          </table:table-cell>
          <table:table-cell office:value-type="string">
            <text:p>£73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number-columns-repeated="4"/>
          <table:covered-table-cell/>
        </table:table-row>
        <table:table-row table:style-name="ro1">
          <table:table-cell office:value-type="string">
            <text:p><text:a xlink:href="http://www.encyclopedia-titanica.org/titanic-survivor/elizabeth-agnes-mary-davies.html">DAVIES, Mrs Elizabeth Agnes Mary</text:a></text:p>
          </table:table-cell>
          <table:table-cell office:value-type="float" office:value="48">
            <text:p>48</text:p>
          </table:table-cell>
          <table:table-cell office:value-type="string">
            <text:p>2nd Class</text:p>
          </table:table-cell>
          <table:table-cell office:value-type="float" office:value="33112">
            <text:p>33112</text:p>
          </table:table-cell>
          <table:table-cell office:value-type="string">
            <text:p>£36 15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14/">14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survivor/john-morgan-davies.html">DAVIES, Master John Morgan jr</text:a></text:p>
          </table:table-cell>
          <table:table-cell office:value-type="float" office:value="8">
            <text:p>8</text:p>
          </table:table-cell>
          <table:table-cell office:value-type="string">
            <text:p>2nd Class</text:p>
          </table:table-cell>
          <table:table-cell office:value-type="float" office:value="33112">
            <text:p>33112</text:p>
          </table:table-cell>
          <table:table-cell office:value-type="string">
            <text:p>£36 15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14/">14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survivor/mary-davis.html">DAVIS, Miss Mary</text:a></text:p>
          </table:table-cell>
          <table:table-cell office:value-type="float" office:value="28">
            <text:p>28</text:p>
          </table:table-cell>
          <table:table-cell office:value-type="string">
            <text:p>2nd Class</text:p>
          </table:table-cell>
          <table:table-cell office:value-type="float" office:value="237668">
            <text:p>237668</text:p>
          </table:table-cell>
          <table:table-cell office:value-type="string">
            <text:p>£13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13/">13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percy-deacon.html">DEACON, Mr Percy William</text:a></text:p>
          </table:table-cell>
          <table:table-cell office:value-type="float" office:value="20">
            <text:p>20</text:p>
          </table:table-cell>
          <table:table-cell office:value-type="string">
            <text:p>2nd Class</text:p>
          </table:table-cell>
          <table:table-cell office:value-type="float" office:value="14879">
            <text:p>14879</text:p>
          </table:table-cell>
          <table:table-cell office:value-type="string">
            <text:p>£73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number-columns-repeated="4"/>
          <table:covered-table-cell/>
        </table:table-row>
        <table:table-row table:style-name="ro1">
          <table:table-cell office:value-type="string">
            <text:p><text:a xlink:href="http://www.encyclopedia-titanica.org/titanic-victim/sebastiano-del-carlo.html">DEL CARLO, Mr Sebastiano</text:a></text:p>
          </table:table-cell>
          <table:table-cell office:value-type="float" office:value="29">
            <text:p>29</text:p>
          </table:table-cell>
          <table:table-cell office:value-type="string">
            <text:p>2nd Class</text:p>
          </table:table-cell>
          <table:table-cell office:value-type="float" office:value="2167">
            <text:p>2167</text:p>
          </table:table-cell>
          <table:table-cell office:value-type="string">
            <text:p>£27 14s 5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table:number-columns-repeated="2"/>
          <table:table-cell table:style-name="ce2" office:value-type="string">
            <text:p><text:a xlink:href="http://www.encyclopedia-titanica.org/titanic-victims/295/">295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survivor/argene-del-carlo.html">DEL CARLO, Mrs Argene</text:a></text:p>
          </table:table-cell>
          <table:table-cell office:value-type="float" office:value="24">
            <text:p>24</text:p>
          </table:table-cell>
          <table:table-cell office:value-type="string">
            <text:p>2nd Class</text:p>
          </table:table-cell>
          <table:table-cell office:value-type="float" office:value="2167">
            <text:p>2167</text:p>
          </table:table-cell>
          <table:table-cell office:value-type="string">
            <text:p>£27 14s 5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/>
          <table:table-cell table:style-name="ce2" office:value-type="string">
            <text:p><text:a xlink:href="http://www.encyclopedia-titanica.org/boat/11/">11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herbert-denbuoy.html">DENBUOY, Mr Albert ("Herbert")</text:a></text:p>
          </table:table-cell>
          <table:table-cell office:value-type="float" office:value="25">
            <text:p>25</text:p>
          </table:table-cell>
          <table:table-cell office:value-type="string">
            <text:p>2nd Class</text:p>
          </table:table-cell>
          <table:table-cell office:value-type="float" office:value="31029">
            <text:p>31029</text:p>
          </table:table-cell>
          <table:table-cell office:value-type="string">
            <text:p>£31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number-columns-repeated="4"/>
          <table:covered-table-cell/>
        </table:table-row>
        <table:table-row table:style-name="ro1">
          <table:table-cell office:value-type="string">
            <text:p><text:a xlink:href="http://www.encyclopedia-titanica.org/titanic-victim/william-dibden.html">DIBDEN, Mr William</text:a></text:p>
          </table:table-cell>
          <table:table-cell office:value-type="float" office:value="18">
            <text:p>18</text:p>
          </table:table-cell>
          <table:table-cell office:value-type="string">
            <text:p>2nd Class</text:p>
          </table:table-cell>
          <table:table-cell office:value-type="float" office:value="14879">
            <text:p>14879</text:p>
          </table:table-cell>
          <table:table-cell office:value-type="string">
            <text:p>£73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number-columns-repeated="4"/>
          <table:covered-table-cell/>
        </table:table-row>
        <table:table-row table:style-name="ro1">
          <table:table-cell office:value-type="string">
            <text:p><text:a xlink:href="http://www.encyclopedia-titanica.org/titanic-survivor/ada-doling.html">DOLING, Mrs Ada Julia Elizabeth</text:a></text:p>
          </table:table-cell>
          <table:table-cell office:value-type="float" office:value="34">
            <text:p>34</text:p>
          </table:table-cell>
          <table:table-cell office:value-type="string">
            <text:p>2nd Class</text:p>
          </table:table-cell>
          <table:table-cell office:value-type="float" office:value="231919">
            <text:p>231919</text:p>
          </table:table-cell>
          <table:table-cell office:value-type="string">
            <text:p>£23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number-columns-repeated="4"/>
          <table:covered-table-cell/>
        </table:table-row>
        <table:table-row table:style-name="ro1">
          <table:table-cell office:value-type="string">
            <text:p><text:a xlink:href="http://www.encyclopedia-titanica.org/titanic-survivor/elsie-doling.html">DOLING, Miss Elsie</text:a></text:p>
          </table:table-cell>
          <table:table-cell office:value-type="float" office:value="18">
            <text:p>18</text:p>
          </table:table-cell>
          <table:table-cell office:value-type="string">
            <text:p>2nd Class</text:p>
          </table:table-cell>
          <table:table-cell office:value-type="float" office:value="231919">
            <text:p>231919</text:p>
          </table:table-cell>
          <table:table-cell office:value-type="string">
            <text:p>£23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number-columns-repeated="4"/>
          <table:covered-table-cell/>
        </table:table-row>
        <table:table-row table:style-name="ro1">
          <table:table-cell office:value-type="string">
            <text:p><text:a xlink:href="http://www.encyclopedia-titanica.org/titanic-victim/william-joseph-douton.html">DOUTON, Mr William Joseph</text:a></text:p>
          </table:table-cell>
          <table:table-cell office:value-type="float" office:value="55">
            <text:p>55</text:p>
          </table:table-cell>
          <table:table-cell office:value-type="string">
            <text:p>2nd Class</text:p>
          </table:table-cell>
          <table:table-cell office:value-type="float" office:value="28403">
            <text:p>28403</text:p>
          </table:table-cell>
          <table:table-cell office:value-type="string">
            <text:p>£26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quarryman.html">Quarryman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james-vivian-drew.html">DREW, Mr James Vivian</text:a></text:p>
          </table:table-cell>
          <table:table-cell office:value-type="float" office:value="42">
            <text:p>42</text:p>
          </table:table-cell>
          <table:table-cell office:value-type="string">
            <text:p>2nd Class</text:p>
          </table:table-cell>
          <table:table-cell office:value-type="float" office:value="28220">
            <text:p>28220</text:p>
          </table:table-cell>
          <table:table-cell office:value-type="string">
            <text:p>£32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number-columns-repeated="4"/>
          <table:covered-table-cell/>
        </table:table-row>
        <table:table-row table:style-name="ro1">
          <table:table-cell office:value-type="string">
            <text:p><text:a xlink:href="http://www.encyclopedia-titanica.org/titanic-survivor/lulu-thorne-drew.html">DREW, Mrs Lulu Thorne</text:a></text:p>
          </table:table-cell>
          <table:table-cell office:value-type="float" office:value="34">
            <text:p>34</text:p>
          </table:table-cell>
          <table:table-cell office:value-type="string">
            <text:p>2nd Class</text:p>
          </table:table-cell>
          <table:table-cell office:value-type="float" office:value="28220">
            <text:p>28220</text:p>
          </table:table-cell>
          <table:table-cell office:value-type="string">
            <text:p>£32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10/">10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survivor/marshall-brines-drew.html">DREW, Master Marshall Brines</text:a></text:p>
          </table:table-cell>
          <table:table-cell office:value-type="float" office:value="8">
            <text:p>8</text:p>
          </table:table-cell>
          <table:table-cell office:value-type="string">
            <text:p>2nd Class</text:p>
          </table:table-cell>
          <table:table-cell office:value-type="float" office:value="28220">
            <text:p>28220</text:p>
          </table:table-cell>
          <table:table-cell office:value-type="string">
            <text:p>£32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10/">10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survivor/florentina-duran-y-more.html">DURAN Y MORE, Miss Florentina</text:a></text:p>
          </table:table-cell>
          <table:table-cell office:value-type="float" office:value="30">
            <text:p>30</text:p>
          </table:table-cell>
          <table:table-cell office:value-type="string">
            <text:p>2nd Class</text:p>
          </table:table-cell>
          <table:table-cell office:value-type="float" office:value="2148">
            <text:p>2148</text:p>
          </table:table-cell>
          <table:table-cell office:value-type="string">
            <text:p>£13 17s 2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/>
          <table:table-cell table:style-name="ce2" office:value-type="string">
            <text:p><text:a xlink:href="http://www.encyclopedia-titanica.org/boat/12/">12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survivor/asuncion-duran-y-more.html">DURAN Y MORE, Miss Asuncion</text:a></text:p>
          </table:table-cell>
          <table:table-cell office:value-type="float" office:value="27">
            <text:p>27</text:p>
          </table:table-cell>
          <table:table-cell office:value-type="string">
            <text:p>2nd Class</text:p>
          </table:table-cell>
          <table:table-cell office:value-type="float" office:value="2149">
            <text:p>2149</text:p>
          </table:table-cell>
          <table:table-cell office:value-type="string">
            <text:p>£13 17s 2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/>
          <table:table-cell table:style-name="ce2" office:value-type="string">
            <text:p><text:a xlink:href="http://www.encyclopedia-titanica.org/boat/12/">12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george-floyd-eitemiller.html">EITEMILLER, Mr George Floyd</text:a></text:p>
          </table:table-cell>
          <table:table-cell office:value-type="float" office:value="23">
            <text:p>23</text:p>
          </table:table-cell>
          <table:table-cell office:value-type="string">
            <text:p>2nd Class</text:p>
          </table:table-cell>
          <table:table-cell office:value-type="float" office:value="29751">
            <text:p>29751</text:p>
          </table:table-cell>
          <table:table-cell office:value-type="string">
            <text:p>£13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number-columns-repeated="4"/>
          <table:covered-table-cell/>
        </table:table-row>
        <table:table-row table:style-name="ro1">
          <table:table-cell office:value-type="string">
            <text:p><text:a xlink:href="http://www.encyclopedia-titanica.org/titanic-victim/ingvar-enander.html">ENANDER, Mr Ingvar</text:a></text:p>
          </table:table-cell>
          <table:table-cell office:value-type="float" office:value="21">
            <text:p>21</text:p>
          </table:table-cell>
          <table:table-cell office:value-type="string">
            <text:p>2nd Class</text:p>
          </table:table-cell>
          <table:table-cell office:value-type="float" office:value="236854">
            <text:p>236854</text:p>
          </table:table-cell>
          <table:table-cell office:value-type="string">
            <text:p>£13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number-columns-repeated="4"/>
          <table:covered-table-cell/>
        </table:table-row>
        <table:table-row table:style-name="ro1">
          <table:table-cell office:value-type="string">
            <text:p><text:a xlink:href="http://www.encyclopedia-titanica.org/titanic-victim/arne-joma-fahlstrom.html">FAHLSTRøM, Mr Arne Joma</text:a></text:p>
          </table:table-cell>
          <table:table-cell office:value-type="float" office:value="18">
            <text:p>18</text:p>
          </table:table-cell>
          <table:table-cell office:value-type="string">
            <text:p>2nd Class</text:p>
          </table:table-cell>
          <table:table-cell office:value-type="float" office:value="236171">
            <text:p>236171</text:p>
          </table:table-cell>
          <table:table-cell office:value-type="string">
            <text:p>£13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number-columns-repeated="4"/>
          <table:covered-table-cell/>
        </table:table-row>
        <table:table-row table:style-name="ro1">
          <table:table-cell office:value-type="string">
            <text:p><text:a xlink:href="http://www.encyclopedia-titanica.org/titanic-victim/harry-faunthorpe.html">FAUNTHORPE, Mr Harry Bartram</text:a></text:p>
          </table:table-cell>
          <table:table-cell office:value-type="float" office:value="40">
            <text:p>40</text:p>
          </table:table-cell>
          <table:table-cell office:value-type="string">
            <text:p>2nd Class</text:p>
          </table:table-cell>
          <table:table-cell office:value-type="float" office:value="2926">
            <text:p>2926</text:p>
          </table:table-cell>
          <table:table-cell office:value-type="string">
            <text:p>£26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number-columns-repeated="2"/>
          <table:table-cell table:style-name="ce2" office:value-type="string">
            <text:p><text:a xlink:href="http://www.encyclopedia-titanica.org/titanic-victims/286/">286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joseph-charles-fillbrook.html">FILLBROOK, Mr Joseph Charles</text:a></text:p>
          </table:table-cell>
          <table:table-cell office:value-type="float" office:value="18">
            <text:p>18</text:p>
          </table:table-cell>
          <table:table-cell office:value-type="string">
            <text:p>2nd Class</text:p>
          </table:table-cell>
          <table:table-cell office:value-type="float" office:value="15185">
            <text:p>15185</text:p>
          </table:table-cell>
          <table:table-cell office:value-type="string">
            <text:p>£10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painter-decorator.html">Painter &amp; Decorato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stanley-hubert-fox.html">FOX, Mr Stanley Hubert</text:a></text:p>
          </table:table-cell>
          <table:table-cell office:value-type="float" office:value="38">
            <text:p>38</text:p>
          </table:table-cell>
          <table:table-cell office:value-type="string">
            <text:p>2nd Class</text:p>
          </table:table-cell>
          <table:table-cell office:value-type="float" office:value="229236">
            <text:p>229236</text:p>
          </table:table-cell>
          <table:table-cell office:value-type="string">
            <text:p>£13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number-columns-repeated="2"/>
          <table:table-cell table:style-name="ce2" office:value-type="string">
            <text:p><text:a xlink:href="http://www.encyclopedia-titanica.org/titanic-victims/236/">236</text:a></text:p>
          </table:table-cell>
          <table:table-cell/>
          <table:covered-table-cell/>
        </table:table-row>
        <table:table-row table:style-name="ro2">
          <table:table-cell office:value-type="string">
            <text:p><text:a xlink:href="http://www.encyclopedia-titanica.org/titanic-victim/anthony-wood-frost.html">FROST, Mr Anthony Wood</text:a></text:p>
          </table:table-cell>
          <table:table-cell office:value-type="float" office:value="37">
            <text:p>37</text:p>
          </table:table-cell>
          <table:table-cell office:value-type="string">
            <text:p>2nd Class</text:p>
          </table:table-cell>
          <table:table-cell office:value-type="float" office:value="239854">
            <text:p>239854</text:p>
          </table:table-cell>
          <table:table-cell table:style-name="ce3"/>
          <table:table-cell table:style-name="ce2" office:value-type="string">
            <text:p>H&amp;W Guarantee Group</text:p>
          </table:table-cell>
          <table:table-cell/>
          <table:table-cell office:value-type="string">
            <text:p><text:a xlink:href="http://www.encyclopedia-titanica.org/place/60/">Belfast</text:a></text:p>
          </table:table-cell>
          <table:table-cell table:style-name="ce2" office:value-type="string">
            <text:p><text:a xlink:href="http://www.encyclopedia-titanica.org/titanic-jobs/fitter.html">Fitt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annie-clemmer-funk.html">FUNK, Miss Annie Clemmer</text:a></text:p>
          </table:table-cell>
          <table:table-cell office:value-type="float" office:value="38">
            <text:p>38</text:p>
          </table:table-cell>
          <table:table-cell office:value-type="string">
            <text:p>2nd Class</text:p>
          </table:table-cell>
          <table:table-cell office:value-type="float" office:value="237671">
            <text:p>237671</text:p>
          </table:table-cell>
          <table:table-cell office:value-type="string">
            <text:p>£13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missionary.html">Missionary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joseph-fynney.html">FYNNEY, Mr Joseph J.</text:a></text:p>
          </table:table-cell>
          <table:table-cell office:value-type="float" office:value="35">
            <text:p>35</text:p>
          </table:table-cell>
          <table:table-cell office:value-type="string">
            <text:p>2nd Class</text:p>
          </table:table-cell>
          <table:table-cell office:value-type="float" office:value="239865">
            <text:p>239865</text:p>
          </table:table-cell>
          <table:table-cell office:value-type="string">
            <text:p>£26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number-columns-repeated="2"/>
          <table:table-cell table:style-name="ce2" office:value-type="string">
            <text:p><text:a xlink:href="http://www.encyclopedia-titanica.org/titanic-victims/322/">322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harry-gale.html">GALE, Mr Harry</text:a></text:p>
          </table:table-cell>
          <table:table-cell office:value-type="float" office:value="38">
            <text:p>38</text:p>
          </table:table-cell>
          <table:table-cell office:value-type="string">
            <text:p>2nd Class</text:p>
          </table:table-cell>
          <table:table-cell office:value-type="float" office:value="28664">
            <text:p>28664</text:p>
          </table:table-cell>
          <table:table-cell office:value-type="string">
            <text:p>£21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miner.html">Min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shadrach-gale.html">GALE, Mr Shadrach</text:a></text:p>
          </table:table-cell>
          <table:table-cell office:value-type="float" office:value="33">
            <text:p>33</text:p>
          </table:table-cell>
          <table:table-cell office:value-type="string">
            <text:p>2nd Class</text:p>
          </table:table-cell>
          <table:table-cell office:value-type="float" office:value="28664">
            <text:p>28664</text:p>
          </table:table-cell>
          <table:table-cell office:value-type="string">
            <text:p>£21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miner.html">Min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ethel-garside.html">GARSIDE, Miss Ethel</text:a></text:p>
          </table:table-cell>
          <table:table-cell office:value-type="float" office:value="34">
            <text:p>34</text:p>
          </table:table-cell>
          <table:table-cell office:value-type="string">
            <text:p>2nd Class</text:p>
          </table:table-cell>
          <table:table-cell office:value-type="float" office:value="243880">
            <text:p>243880</text:p>
          </table:table-cell>
          <table:table-cell office:value-type="string">
            <text:p>£13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12/">12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alfred-gaskell.html">GASKELL, Mr Alfred</text:a></text:p>
          </table:table-cell>
          <table:table-cell office:value-type="float" office:value="16">
            <text:p>16</text:p>
          </table:table-cell>
          <table:table-cell office:value-type="string">
            <text:p>2nd Class</text:p>
          </table:table-cell>
          <table:table-cell office:value-type="float" office:value="239865">
            <text:p>239865</text:p>
          </table:table-cell>
          <table:table-cell office:value-type="string">
            <text:p>£26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number-columns-repeated="4"/>
          <table:covered-table-cell/>
        </table:table-row>
        <table:table-row table:style-name="ro1">
          <table:table-cell office:value-type="string">
            <text:p><text:a xlink:href="http://www.encyclopedia-titanica.org/titanic-victim/laurence-gavey.html">GAVEY, Mr Laurence</text:a></text:p>
          </table:table-cell>
          <table:table-cell office:value-type="float" office:value="26">
            <text:p>26</text:p>
          </table:table-cell>
          <table:table-cell office:value-type="string">
            <text:p>2nd Class</text:p>
          </table:table-cell>
          <table:table-cell office:value-type="float" office:value="31028">
            <text:p>31028</text:p>
          </table:table-cell>
          <table:table-cell office:value-type="string">
            <text:p>£10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number-columns-repeated="4"/>
          <table:covered-table-cell/>
        </table:table-row>
        <table:table-row table:style-name="ro1">
          <table:table-cell office:value-type="string">
            <text:p><text:a xlink:href="http://www.encyclopedia-titanica.org/titanic-victim/william-gilbert.html">GILBERT, Mr William</text:a></text:p>
          </table:table-cell>
          <table:table-cell office:value-type="float" office:value="47">
            <text:p>47</text:p>
          </table:table-cell>
          <table:table-cell office:value-type="string">
            <text:p>2nd Class</text:p>
          </table:table-cell>
          <table:table-cell office:value-type="float" office:value="30769">
            <text:p>30769</text:p>
          </table:table-cell>
          <table:table-cell office:value-type="string">
            <text:p>£10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number-columns-repeated="4"/>
          <table:covered-table-cell/>
        </table:table-row>
        <table:table-row table:style-name="ro1">
          <table:table-cell office:value-type="string">
            <text:p><text:a xlink:href="http://www.encyclopedia-titanica.org/titanic-victim/edgar-giles.html">GILES, Mr Edgar</text:a></text:p>
          </table:table-cell>
          <table:table-cell office:value-type="float" office:value="21">
            <text:p>21</text:p>
          </table:table-cell>
          <table:table-cell office:value-type="string">
            <text:p>2nd Class</text:p>
          </table:table-cell>
          <table:table-cell office:value-type="float" office:value="28133">
            <text:p>28133</text:p>
          </table:table-cell>
          <table:table-cell office:value-type="string">
            <text:p>£11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carpenter-joiner.html">Carpenter / Join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frederick-edward-giles.html">GILES, Mr Frederick Edward</text:a></text:p>
          </table:table-cell>
          <table:table-cell office:value-type="float" office:value="20">
            <text:p>20</text:p>
          </table:table-cell>
          <table:table-cell office:value-type="string">
            <text:p>2nd Class</text:p>
          </table:table-cell>
          <table:table-cell office:value-type="float" office:value="28134">
            <text:p>28134</text:p>
          </table:table-cell>
          <table:table-cell office:value-type="string">
            <text:p>£11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carpenter-joiner.html">Carpenter / Join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ralph-giles.html">GILES, Mr Ralph</text:a></text:p>
          </table:table-cell>
          <table:table-cell office:value-type="float" office:value="24">
            <text:p>24</text:p>
          </table:table-cell>
          <table:table-cell office:value-type="string">
            <text:p>2nd Class</text:p>
          </table:table-cell>
          <table:table-cell office:value-type="float" office:value="248726">
            <text:p>248726</text:p>
          </table:table-cell>
          <table:table-cell office:value-type="string">
            <text:p>£13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number-columns-repeated="2"/>
          <table:table-cell table:style-name="ce2" office:value-type="string">
            <text:p><text:a xlink:href="http://www.encyclopedia-titanica.org/titanic-victims/297/">297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john-william-gill.html">GILL, Mr John William</text:a></text:p>
          </table:table-cell>
          <table:table-cell office:value-type="float" office:value="24">
            <text:p>24</text:p>
          </table:table-cell>
          <table:table-cell office:value-type="string">
            <text:p>2nd Class</text:p>
          </table:table-cell>
          <table:table-cell office:value-type="float" office:value="233866">
            <text:p>233866</text:p>
          </table:table-cell>
          <table:table-cell office:value-type="string">
            <text:p>£13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chauffeur.html">Chauffeur</text:a></text:p>
          </table:table-cell>
          <table:table-cell/>
          <table:table-cell table:style-name="ce2" office:value-type="string">
            <text:p><text:a xlink:href="http://www.encyclopedia-titanica.org/titanic-victims/155/">155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william-henry-gillespie.html">GILLESPIE, Mr William Henry</text:a></text:p>
          </table:table-cell>
          <table:table-cell office:value-type="float" office:value="34">
            <text:p>34</text:p>
          </table:table-cell>
          <table:table-cell office:value-type="string">
            <text:p>2nd Class</text:p>
          </table:table-cell>
          <table:table-cell office:value-type="float" office:value="12233">
            <text:p>12233</text:p>
          </table:table-cell>
          <table:table-cell office:value-type="string">
            <text:p>£13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clerk.html">Clerk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hans-kristensen-givard.html">GIVARD, Mr Hans Kristensen</text:a></text:p>
          </table:table-cell>
          <table:table-cell office:value-type="float" office:value="30">
            <text:p>30</text:p>
          </table:table-cell>
          <table:table-cell office:value-type="string">
            <text:p>2nd Class</text:p>
          </table:table-cell>
          <table:table-cell office:value-type="float" office:value="250646">
            <text:p>250646</text:p>
          </table:table-cell>
          <table:table-cell office:value-type="string">
            <text:p>£13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number-columns-repeated="2"/>
          <table:table-cell table:style-name="ce2" office:value-type="string">
            <text:p><text:a xlink:href="http://www.encyclopedia-titanica.org/titanic-victims/305/">305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samuel-greenberg.html">GREENBERG, Mr Samuel</text:a></text:p>
          </table:table-cell>
          <table:table-cell office:value-type="float" office:value="52">
            <text:p>52</text:p>
          </table:table-cell>
          <table:table-cell office:value-type="string">
            <text:p>2nd Class</text:p>
          </table:table-cell>
          <table:table-cell office:value-type="float" office:value="250647">
            <text:p>250647</text:p>
          </table:table-cell>
          <table:table-cell office:value-type="string">
            <text:p>£13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number-columns-repeated="2"/>
          <table:table-cell table:style-name="ce2" office:value-type="string">
            <text:p><text:a xlink:href="http://www.encyclopedia-titanica.org/titanic-victims/19/">19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reginald-hale.html">HALE, Mr Reginald</text:a></text:p>
          </table:table-cell>
          <table:table-cell office:value-type="float" office:value="30">
            <text:p>30</text:p>
          </table:table-cell>
          <table:table-cell office:value-type="string">
            <text:p>2nd Class</text:p>
          </table:table-cell>
          <table:table-cell office:value-type="float" office:value="250653">
            <text:p>250653</text:p>
          </table:table-cell>
          <table:table-cell office:value-type="string">
            <text:p>£13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gardener.html">Gardener</text:a></text:p>
          </table:table-cell>
          <table:table-cell/>
          <table:table-cell table:style-name="ce2" office:value-type="string">
            <text:p><text:a xlink:href="http://www.encyclopedia-titanica.org/titanic-victims/75/">75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survivor/anna-hamalainen.html">HäMäLäINEN, Mrs Anna</text:a></text:p>
          </table:table-cell>
          <table:table-cell office:value-type="float" office:value="23">
            <text:p>23</text:p>
          </table:table-cell>
          <table:table-cell office:value-type="string">
            <text:p>2nd Class</text:p>
          </table:table-cell>
          <table:table-cell office:value-type="float" office:value="250649">
            <text:p>250649</text:p>
          </table:table-cell>
          <table:table-cell office:value-type="string">
            <text:p>£14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4/">4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survivor/viljo-hamalainen.html">HäMäLäINEN, Master Viljo Unto Johannes</text:a></text:p>
          </table:table-cell>
          <table:table-cell office:value-type="string">
            <text:p>8m</text:p>
          </table:table-cell>
          <table:table-cell office:value-type="string">
            <text:p>2nd Class</text:p>
          </table:table-cell>
          <table:table-cell office:value-type="float" office:value="250649">
            <text:p>250649</text:p>
          </table:table-cell>
          <table:table-cell office:value-type="string">
            <text:p>£14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4/">4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william-harbeck.html">HARBECK, Mr William H.</text:a></text:p>
          </table:table-cell>
          <table:table-cell office:value-type="float" office:value="44">
            <text:p>44</text:p>
          </table:table-cell>
          <table:table-cell office:value-type="string">
            <text:p>2nd Class</text:p>
          </table:table-cell>
          <table:table-cell office:value-type="float" office:value="248746">
            <text:p>248746</text:p>
          </table:table-cell>
          <table:table-cell office:value-type="string">
            <text:p>£13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cinematographer.html">Cinematographer</text:a></text:p>
          </table:table-cell>
          <table:table-cell/>
          <table:table-cell table:style-name="ce2" office:value-type="string">
            <text:p><text:a xlink:href="http://www.encyclopedia-titanica.org/titanic-victims/35/">35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john-harper.html">HARPER, Rev. John</text:a></text:p>
          </table:table-cell>
          <table:table-cell office:value-type="float" office:value="39">
            <text:p>39</text:p>
          </table:table-cell>
          <table:table-cell office:value-type="string">
            <text:p>2nd Class</text:p>
          </table:table-cell>
          <table:table-cell office:value-type="float" office:value="248727">
            <text:p>248727</text:p>
          </table:table-cell>
          <table:table-cell office:value-type="string">
            <text:p>£33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priest.html">Priest / Minist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nina-harper.html">HARPER, Miss Annie Jessie</text:a></text:p>
          </table:table-cell>
          <table:table-cell office:value-type="float" office:value="6">
            <text:p>6</text:p>
          </table:table-cell>
          <table:table-cell office:value-type="string">
            <text:p>2nd Class</text:p>
          </table:table-cell>
          <table:table-cell office:value-type="float" office:value="248727">
            <text:p>248727</text:p>
          </table:table-cell>
          <table:table-cell office:value-type="string">
            <text:p>£33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11/">11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survivor/george-harris.html">HARRIS, Mr George</text:a></text:p>
          </table:table-cell>
          <table:table-cell office:value-type="float" office:value="62">
            <text:p>62</text:p>
          </table:table-cell>
          <table:table-cell office:value-type="string">
            <text:p>2nd Class</text:p>
          </table:table-cell>
          <table:table-cell office:value-type="float" office:value="752">
            <text:p>752</text:p>
          </table:table-cell>
          <table:table-cell office:value-type="string">
            <text:p>£10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15/">15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walter-harris.html">HARRIS, Mr Walter</text:a></text:p>
          </table:table-cell>
          <table:table-cell office:value-type="float" office:value="30">
            <text:p>30</text:p>
          </table:table-cell>
          <table:table-cell office:value-type="string">
            <text:p>2nd Class</text:p>
          </table:table-cell>
          <table:table-cell office:value-type="float" office:value="14208">
            <text:p>14208</text:p>
          </table:table-cell>
          <table:table-cell office:value-type="string">
            <text:p>£10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number-columns-repeated="4"/>
          <table:covered-table-cell/>
        </table:table-row>
        <table:table-row table:style-name="ro1">
          <table:table-cell office:value-type="string">
            <text:p><text:a xlink:href="http://www.encyclopedia-titanica.org/titanic-victim/benjamin-hart.html">HART, Mr Benjamin</text:a></text:p>
          </table:table-cell>
          <table:table-cell office:value-type="float" office:value="47">
            <text:p>47</text:p>
          </table:table-cell>
          <table:table-cell office:value-type="string">
            <text:p>2nd Class</text:p>
          </table:table-cell>
          <table:table-cell office:value-type="float" office:value="13529">
            <text:p>13529</text:p>
          </table:table-cell>
          <table:table-cell office:value-type="string">
            <text:p>£26 5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builder.html">Build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esther-hart.html">HART, Mrs Esther Ada</text:a></text:p>
          </table:table-cell>
          <table:table-cell office:value-type="float" office:value="48">
            <text:p>48</text:p>
          </table:table-cell>
          <table:table-cell office:value-type="string">
            <text:p>2nd Class</text:p>
          </table:table-cell>
          <table:table-cell office:value-type="float" office:value="13529">
            <text:p>13529</text:p>
          </table:table-cell>
          <table:table-cell office:value-type="string">
            <text:p>£26 5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14/">14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survivor/eva-hart.html">HART, Miss Eva Miriam</text:a></text:p>
          </table:table-cell>
          <table:table-cell office:value-type="float" office:value="7">
            <text:p>7</text:p>
          </table:table-cell>
          <table:table-cell office:value-type="string">
            <text:p>2nd Class</text:p>
          </table:table-cell>
          <table:table-cell office:value-type="float" office:value="13529">
            <text:p>13529</text:p>
          </table:table-cell>
          <table:table-cell office:value-type="string">
            <text:p>£26 5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14/">14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wallace-hartley.html">HARTLEY, Mr Wallace Henry</text:a></text:p>
          </table:table-cell>
          <table:table-cell office:value-type="float" office:value="33">
            <text:p>33</text:p>
          </table:table-cell>
          <table:table-cell office:value-type="string">
            <text:p>2nd Class</text:p>
          </table:table-cell>
          <table:table-cell office:value-type="float" office:value="250654">
            <text:p>250654</text:p>
          </table:table-cell>
          <table:table-cell table:style-name="ce3"/>
          <table:table-cell table:style-name="ce2" office:value-type="string">
            <text:p>Musician</text:p>
          </table:table-cell>
          <table:table-cell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musician.html">Musician</text:a></text:p>
          </table:table-cell>
          <table:table-cell/>
          <table:table-cell table:style-name="ce2" office:value-type="string">
            <text:p><text:a xlink:href="http://www.encyclopedia-titanica.org/titanic-victims/224/">224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samuel-herman.html">HERMAN, Mr Samuel</text:a></text:p>
          </table:table-cell>
          <table:table-cell office:value-type="float" office:value="49">
            <text:p>49</text:p>
          </table:table-cell>
          <table:table-cell office:value-type="string">
            <text:p>2nd Class</text:p>
          </table:table-cell>
          <table:table-cell office:value-type="float" office:value="220845">
            <text:p>220845</text:p>
          </table:table-cell>
          <table:table-cell office:value-type="string">
            <text:p>£65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farmer.html">Farm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jane-herman.html">HERMAN, Mrs Jane</text:a></text:p>
          </table:table-cell>
          <table:table-cell office:value-type="float" office:value="48">
            <text:p>48</text:p>
          </table:table-cell>
          <table:table-cell office:value-type="string">
            <text:p>2nd Class</text:p>
          </table:table-cell>
          <table:table-cell office:value-type="float" office:value="220845">
            <text:p>220845</text:p>
          </table:table-cell>
          <table:table-cell office:value-type="string">
            <text:p>£65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9/">9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survivor/alice-herman.html">HERMAN, Miss Alice</text:a></text:p>
          </table:table-cell>
          <table:table-cell office:value-type="float" office:value="23">
            <text:p>23</text:p>
          </table:table-cell>
          <table:table-cell office:value-type="string">
            <text:p>2nd Class</text:p>
          </table:table-cell>
          <table:table-cell office:value-type="float" office:value="220845">
            <text:p>220845</text:p>
          </table:table-cell>
          <table:table-cell office:value-type="string">
            <text:p>£65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9/">9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survivor/kate-herman.html">HERMAN, Miss Kate</text:a></text:p>
          </table:table-cell>
          <table:table-cell office:value-type="float" office:value="23">
            <text:p>23</text:p>
          </table:table-cell>
          <table:table-cell office:value-type="string">
            <text:p>2nd Class</text:p>
          </table:table-cell>
          <table:table-cell office:value-type="float" office:value="220845">
            <text:p>220845</text:p>
          </table:table-cell>
          <table:table-cell office:value-type="string">
            <text:p>£65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9/">9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survivor/mary-dunbar-hewlett.html">HEWLETT, Mrs Mary Dunbar</text:a></text:p>
          </table:table-cell>
          <table:table-cell office:value-type="float" office:value="56">
            <text:p>56</text:p>
          </table:table-cell>
          <table:table-cell office:value-type="string">
            <text:p>2nd Class</text:p>
          </table:table-cell>
          <table:table-cell office:value-type="float" office:value="248706">
            <text:p>248706</text:p>
          </table:table-cell>
          <table:table-cell office:value-type="string">
            <text:p>£16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13/">13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leonard-hickman.html">HICKMAN, Mr Leonard Mark</text:a></text:p>
          </table:table-cell>
          <table:table-cell office:value-type="float" office:value="24">
            <text:p>24</text:p>
          </table:table-cell>
          <table:table-cell office:value-type="string">
            <text:p>2nd Class</text:p>
          </table:table-cell>
          <table:table-cell office:value-type="float" office:value="14879">
            <text:p>14879</text:p>
          </table:table-cell>
          <table:table-cell office:value-type="string">
            <text:p>£73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number-columns-repeated="4"/>
          <table:covered-table-cell/>
        </table:table-row>
        <table:table-row table:style-name="ro1">
          <table:table-cell office:value-type="string">
            <text:p><text:a xlink:href="http://www.encyclopedia-titanica.org/titanic-victim/lewis-hickman.html">HICKMAN, Mr Lewis</text:a></text:p>
          </table:table-cell>
          <table:table-cell office:value-type="float" office:value="30">
            <text:p>30</text:p>
          </table:table-cell>
          <table:table-cell office:value-type="string">
            <text:p>2nd Class</text:p>
          </table:table-cell>
          <table:table-cell office:value-type="float" office:value="14879">
            <text:p>14879</text:p>
          </table:table-cell>
          <table:table-cell office:value-type="string">
            <text:p>£73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number-columns-repeated="2"/>
          <table:table-cell table:style-name="ce2" office:value-type="string">
            <text:p><text:a xlink:href="http://www.encyclopedia-titanica.org/titanic-victims/256/">256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stanley-hickman.html">HICKMAN, Mr Stanley George</text:a></text:p>
          </table:table-cell>
          <table:table-cell office:value-type="float" office:value="20">
            <text:p>20</text:p>
          </table:table-cell>
          <table:table-cell office:value-type="string">
            <text:p>2nd Class</text:p>
          </table:table-cell>
          <table:table-cell office:value-type="float" office:value="14879">
            <text:p>14879</text:p>
          </table:table-cell>
          <table:table-cell office:value-type="string">
            <text:p>£73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number-columns-repeated="4"/>
          <table:covered-table-cell/>
        </table:table-row>
        <table:table-row table:style-name="ro1">
          <table:table-cell office:value-type="string">
            <text:p><text:a xlink:href="http://www.encyclopedia-titanica.org/titanic-victim/marta-hiltunen.html">HILTUNEN, Miss Marta</text:a></text:p>
          </table:table-cell>
          <table:table-cell office:value-type="float" office:value="18">
            <text:p>18</text:p>
          </table:table-cell>
          <table:table-cell office:value-type="string">
            <text:p>2nd Class</text:p>
          </table:table-cell>
          <table:table-cell office:value-type="float" office:value="250650">
            <text:p>250650</text:p>
          </table:table-cell>
          <table:table-cell office:value-type="string">
            <text:p>£13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number-columns-repeated="4"/>
          <table:covered-table-cell/>
        </table:table-row>
        <table:table-row table:style-name="ro1">
          <table:table-cell office:value-type="string">
            <text:p><text:a xlink:href="http://www.encyclopedia-titanica.org/titanic-victim/richard-hocking.html">HOCKING, Mr Richard George</text:a></text:p>
          </table:table-cell>
          <table:table-cell office:value-type="float" office:value="23">
            <text:p>23</text:p>
          </table:table-cell>
          <table:table-cell office:value-type="string">
            <text:p>2nd Class</text:p>
          </table:table-cell>
          <table:table-cell office:value-type="float" office:value="29104">
            <text:p>29104</text:p>
          </table:table-cell>
          <table:table-cell office:value-type="string">
            <text:p>£11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baker.html">Bak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elizabeth-hocking.html">HOCKING, Mrs Elizabeth "Eliza"</text:a></text:p>
          </table:table-cell>
          <table:table-cell office:value-type="float" office:value="54">
            <text:p>54</text:p>
          </table:table-cell>
          <table:table-cell office:value-type="string">
            <text:p>2nd Class</text:p>
          </table:table-cell>
          <table:table-cell office:value-type="float" office:value="29105">
            <text:p>29105</text:p>
          </table:table-cell>
          <table:table-cell office:value-type="string">
            <text:p>£23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4/">4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survivor/ellen-hocking.html">HOCKING, Miss Ellen "Nellie"</text:a></text:p>
          </table:table-cell>
          <table:table-cell office:value-type="float" office:value="20">
            <text:p>20</text:p>
          </table:table-cell>
          <table:table-cell office:value-type="string">
            <text:p>2nd Class</text:p>
          </table:table-cell>
          <table:table-cell office:value-type="float" office:value="29105">
            <text:p>29105</text:p>
          </table:table-cell>
          <table:table-cell office:value-type="string">
            <text:p>£23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4/">4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samuel-hocking.html">HOCKING, Mr Samuel James Metcalfe</text:a></text:p>
          </table:table-cell>
          <table:table-cell office:value-type="float" office:value="36">
            <text:p>36</text:p>
          </table:table-cell>
          <table:table-cell office:value-type="string">
            <text:p>2nd Class</text:p>
          </table:table-cell>
          <table:table-cell office:value-type="float" office:value="242963">
            <text:p>242963</text:p>
          </table:table-cell>
          <table:table-cell office:value-type="string">
            <text:p>£13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painter-decorator.html">Painter &amp; Decorato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henry-price-hodges.html">HODGES, Mr Henry Price</text:a></text:p>
          </table:table-cell>
          <table:table-cell office:value-type="float" office:value="50">
            <text:p>50</text:p>
          </table:table-cell>
          <table:table-cell office:value-type="string">
            <text:p>2nd Class</text:p>
          </table:table-cell>
          <table:table-cell office:value-type="float" office:value="250643">
            <text:p>250643</text:p>
          </table:table-cell>
          <table:table-cell office:value-type="string">
            <text:p>£13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musical-instrument-vendor.html">Musical Instrument Vendor</text:a></text:p>
          </table:table-cell>
          <table:table-cell/>
          <table:table-cell table:style-name="ce2" office:value-type="string">
            <text:p><text:a xlink:href="http://www.encyclopedia-titanica.org/titanic-victims/149/">149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stephen-hold.html">HOLD, Mr Stephen</text:a></text:p>
          </table:table-cell>
          <table:table-cell office:value-type="float" office:value="44">
            <text:p>44</text:p>
          </table:table-cell>
          <table:table-cell office:value-type="string">
            <text:p>2nd Class</text:p>
          </table:table-cell>
          <table:table-cell office:value-type="float" office:value="26707">
            <text:p>26707</text:p>
          </table:table-cell>
          <table:table-cell office:value-type="string">
            <text:p>£26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clerk.html">Clerk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annie-margaret-hold.html">HOLD, Mrs Annie Margaret</text:a></text:p>
          </table:table-cell>
          <table:table-cell office:value-type="float" office:value="29">
            <text:p>29</text:p>
          </table:table-cell>
          <table:table-cell office:value-type="string">
            <text:p>2nd Class</text:p>
          </table:table-cell>
          <table:table-cell office:value-type="float" office:value="26707">
            <text:p>26707</text:p>
          </table:table-cell>
          <table:table-cell office:value-type="string">
            <text:p>£26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10/">10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ambrose-hood.html">HOOD, Mr Ambrose Jr</text:a></text:p>
          </table:table-cell>
          <table:table-cell office:value-type="float" office:value="22">
            <text:p>22</text:p>
          </table:table-cell>
          <table:table-cell office:value-type="string">
            <text:p>2nd Class</text:p>
          </table:table-cell>
          <table:table-cell office:value-type="float" office:value="14879">
            <text:p>14879</text:p>
          </table:table-cell>
          <table:table-cell office:value-type="string">
            <text:p>£73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number-columns-repeated="4"/>
          <table:covered-table-cell/>
        </table:table-row>
        <table:table-row table:style-name="ro1">
          <table:table-cell office:value-type="string">
            <text:p><text:a xlink:href="http://www.encyclopedia-titanica.org/titanic-survivor/masabumi-hosono.html">HOSONO, Mr Masabumi</text:a></text:p>
          </table:table-cell>
          <table:table-cell office:value-type="float" office:value="41">
            <text:p>41</text:p>
          </table:table-cell>
          <table:table-cell office:value-type="string">
            <text:p>2nd Class</text:p>
          </table:table-cell>
          <table:table-cell office:value-type="float" office:value="237798">
            <text:p>237798</text:p>
          </table:table-cell>
          <table:table-cell office:value-type="string">
            <text:p>£13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civil-servant.html">Civil Servant</text:a></text:p>
          </table:table-cell>
          <table:table-cell table:style-name="ce2" office:value-type="string">
            <text:p><text:a xlink:href="http://www.encyclopedia-titanica.org/boat/10/">10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benjamin-howard.html">HOWARD, Mr Benjamin</text:a></text:p>
          </table:table-cell>
          <table:table-cell office:value-type="float" office:value="63">
            <text:p>63</text:p>
          </table:table-cell>
          <table:table-cell office:value-type="string">
            <text:p>2nd Class</text:p>
          </table:table-cell>
          <table:table-cell office:value-type="float" office:value="24065">
            <text:p>24065</text:p>
          </table:table-cell>
          <table:table-cell office:value-type="string">
            <text:p>£26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retired.html">Retire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ellen-truelove-howard.html">HOWARD, Mrs Ellen Truelove</text:a></text:p>
          </table:table-cell>
          <table:table-cell office:value-type="float" office:value="60">
            <text:p>60</text:p>
          </table:table-cell>
          <table:table-cell office:value-type="string">
            <text:p>2nd Class</text:p>
          </table:table-cell>
          <table:table-cell office:value-type="float" office:value="24065">
            <text:p>24065</text:p>
          </table:table-cell>
          <table:table-cell office:value-type="string">
            <text:p>£26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number-columns-repeated="4"/>
          <table:covered-table-cell/>
        </table:table-row>
        <table:table-row table:style-name="ro1">
          <table:table-cell office:value-type="string">
            <text:p><text:a xlink:href="http://www.encyclopedia-titanica.org/titanic-victim/jock-hume.html">HUME, Mr John Law</text:a></text:p>
          </table:table-cell>
          <table:table-cell office:value-type="float" office:value="21">
            <text:p>21</text:p>
          </table:table-cell>
          <table:table-cell office:value-type="string">
            <text:p>2nd Class</text:p>
          </table:table-cell>
          <table:table-cell office:value-type="float" office:value="250654">
            <text:p>250654</text:p>
          </table:table-cell>
          <table:table-cell table:style-name="ce3"/>
          <table:table-cell table:style-name="ce2" office:value-type="string">
            <text:p>Musician</text:p>
          </table:table-cell>
          <table:table-cell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musician.html">Musician</text:a></text:p>
          </table:table-cell>
          <table:table-cell/>
          <table:table-cell table:style-name="ce2" office:value-type="string">
            <text:p><text:a xlink:href="http://www.encyclopedia-titanica.org/titanic-victims/193/">193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george-henry-hunt.html">HUNT, Mr George Henry</text:a></text:p>
          </table:table-cell>
          <table:table-cell office:value-type="float" office:value="33">
            <text:p>33</text:p>
          </table:table-cell>
          <table:table-cell office:value-type="string">
            <text:p>2nd Class</text:p>
          </table:table-cell>
          <table:table-cell office:value-type="float" office:value="1585">
            <text:p>1585</text:p>
          </table:table-cell>
          <table:table-cell office:value-type="string">
            <text:p>£12 5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gardener.html">Garden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bertha-ilett.html">ILETT, Miss Bertha</text:a></text:p>
          </table:table-cell>
          <table:table-cell office:value-type="float" office:value="17">
            <text:p>17</text:p>
          </table:table-cell>
          <table:table-cell office:value-type="string">
            <text:p>2nd Class</text:p>
          </table:table-cell>
          <table:table-cell office:value-type="float" office:value="14885">
            <text:p>14885</text:p>
          </table:table-cell>
          <table:table-cell office:value-type="string">
            <text:p>£10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number-columns-repeated="4"/>
          <table:covered-table-cell/>
        </table:table-row>
        <table:table-row table:style-name="ro1">
          <table:table-cell office:value-type="string">
            <text:p><text:a xlink:href="http://www.encyclopedia-titanica.org/titanic-victim/sidney-samuel-jacobsohn.html">JACOBSOHN, Mr Sidney Samuel</text:a></text:p>
          </table:table-cell>
          <table:table-cell office:value-type="float" office:value="40">
            <text:p>40</text:p>
          </table:table-cell>
          <table:table-cell office:value-type="string">
            <text:p>2nd Class</text:p>
          </table:table-cell>
          <table:table-cell office:value-type="float" office:value="243847">
            <text:p>243847</text:p>
          </table:table-cell>
          <table:table-cell office:value-type="string">
            <text:p>£27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number-columns-repeated="4"/>
          <table:covered-table-cell/>
        </table:table-row>
        <table:table-row table:style-name="ro1">
          <table:table-cell office:value-type="string">
            <text:p><text:a xlink:href="http://www.encyclopedia-titanica.org/titanic-survivor/amy-jacobsohn.html">JACOBSOHN, Mrs Amy Frances Christy</text:a></text:p>
          </table:table-cell>
          <table:table-cell office:value-type="float" office:value="24">
            <text:p>24</text:p>
          </table:table-cell>
          <table:table-cell office:value-type="string">
            <text:p>2nd Class</text:p>
          </table:table-cell>
          <table:table-cell office:value-type="float" office:value="243847">
            <text:p>243847</text:p>
          </table:table-cell>
          <table:table-cell office:value-type="string">
            <text:p>£27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12/">12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denzil-john-jarvis.html">JARVIS, Mr Denzil John</text:a></text:p>
          </table:table-cell>
          <table:table-cell office:value-type="float" office:value="47">
            <text:p>47</text:p>
          </table:table-cell>
          <table:table-cell office:value-type="string">
            <text:p>2nd Class</text:p>
          </table:table-cell>
          <table:table-cell office:value-type="float" office:value="237565">
            <text:p>237565</text:p>
          </table:table-cell>
          <table:table-cell office:value-type="string">
            <text:p>£15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engineer.html">Engine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clifford-thomas-jefferys.html">JEFFERYS, Mr Clifford Thomas</text:a></text:p>
          </table:table-cell>
          <table:table-cell office:value-type="float" office:value="24">
            <text:p>24</text:p>
          </table:table-cell>
          <table:table-cell office:value-type="string">
            <text:p>2nd Class</text:p>
          </table:table-cell>
          <table:table-cell office:value-type="float" office:value="31029">
            <text:p>31029</text:p>
          </table:table-cell>
          <table:table-cell office:value-type="string">
            <text:p>£31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number-columns-repeated="4"/>
          <table:covered-table-cell/>
        </table:table-row>
        <table:table-row table:style-name="ro1">
          <table:table-cell office:value-type="string">
            <text:p><text:a xlink:href="http://www.encyclopedia-titanica.org/titanic-victim/ernest-wilfred-jefferys.html">JEFFERYS, Mr Ernest Wilfred</text:a></text:p>
          </table:table-cell>
          <table:table-cell office:value-type="float" office:value="22">
            <text:p>22</text:p>
          </table:table-cell>
          <table:table-cell office:value-type="string">
            <text:p>2nd Class</text:p>
          </table:table-cell>
          <table:table-cell office:value-type="float" office:value="31029">
            <text:p>31029</text:p>
          </table:table-cell>
          <table:table-cell office:value-type="string">
            <text:p>£31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number-columns-repeated="4"/>
          <table:covered-table-cell/>
        </table:table-row>
        <table:table-row table:style-name="ro1">
          <table:table-cell office:value-type="string">
            <text:p><text:a xlink:href="http://www.encyclopedia-titanica.org/titanic-victim/stephen-curnow-jenkin.html">JENKIN, Mr Stephen Curnow</text:a></text:p>
          </table:table-cell>
          <table:table-cell office:value-type="float" office:value="32">
            <text:p>32</text:p>
          </table:table-cell>
          <table:table-cell office:value-type="string">
            <text:p>2nd Class</text:p>
          </table:table-cell>
          <table:table-cell office:value-type="float" office:value="33111">
            <text:p>33111</text:p>
          </table:table-cell>
          <table:table-cell office:value-type="string">
            <text:p>£10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miner.html">Min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marie-marthe-jerwan.html">JERWAN, Mrs Marie Marthe</text:a></text:p>
          </table:table-cell>
          <table:table-cell office:value-type="float" office:value="23">
            <text:p>23</text:p>
          </table:table-cell>
          <table:table-cell office:value-type="string">
            <text:p>2nd Class</text:p>
          </table:table-cell>
          <table:table-cell office:value-type="float" office:value="541">
            <text:p>541</text:p>
          </table:table-cell>
          <table:table-cell office:value-type="string">
            <text:p>£13 15s 10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/>
          <table:table-cell table:style-name="ce2" office:value-type="string">
            <text:p><text:a xlink:href="http://www.encyclopedia-titanica.org/boat/11/">11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sinai-kantor.html">KANTOR, Mr Sinai</text:a></text:p>
          </table:table-cell>
          <table:table-cell office:value-type="float" office:value="34">
            <text:p>34</text:p>
          </table:table-cell>
          <table:table-cell office:value-type="string">
            <text:p>2nd Class</text:p>
          </table:table-cell>
          <table:table-cell office:value-type="float" office:value="244367">
            <text:p>244367</text:p>
          </table:table-cell>
          <table:table-cell office:value-type="string">
            <text:p>£26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number-columns-repeated="2"/>
          <table:table-cell table:style-name="ce2" office:value-type="string">
            <text:p><text:a xlink:href="http://www.encyclopedia-titanica.org/titanic-victims/283/">283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survivor/miriam-kantor.html">KANTOR, Mrs Miriam</text:a></text:p>
          </table:table-cell>
          <table:table-cell office:value-type="float" office:value="24">
            <text:p>24</text:p>
          </table:table-cell>
          <table:table-cell office:value-type="string">
            <text:p>2nd Class</text:p>
          </table:table-cell>
          <table:table-cell office:value-type="float" office:value="244367">
            <text:p>244367</text:p>
          </table:table-cell>
          <table:table-cell office:value-type="string">
            <text:p>£26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12/">12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claire-karnes.html">KARNES, Mrs Claire</text:a></text:p>
          </table:table-cell>
          <table:table-cell office:value-type="float" office:value="28">
            <text:p>28</text:p>
          </table:table-cell>
          <table:table-cell office:value-type="string">
            <text:p>2nd Class</text:p>
          </table:table-cell>
          <table:table-cell office:value-type="float" office:value="13534">
            <text:p>13534</text:p>
          </table:table-cell>
          <table:table-cell office:value-type="string">
            <text:p>£21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number-columns-repeated="4"/>
          <table:covered-table-cell/>
        </table:table-row>
        <table:table-row table:style-name="ro1">
          <table:table-cell office:value-type="string">
            <text:p><text:a xlink:href="http://www.encyclopedia-titanica.org/titanic-victim/daniel-keane.html">KEANE, Mr Daniel</text:a></text:p>
          </table:table-cell>
          <table:table-cell office:value-type="float" office:value="35">
            <text:p>35</text:p>
          </table:table-cell>
          <table:table-cell office:value-type="string">
            <text:p>2nd Class</text:p>
          </table:table-cell>
          <table:table-cell office:value-type="float" office:value="233734">
            <text:p>233734</text:p>
          </table:table-cell>
          <table:table-cell office:value-type="string">
            <text:p>£12 7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table:number-columns-repeated="4"/>
          <table:covered-table-cell/>
        </table:table-row>
        <table:table-row table:style-name="ro1">
          <table:table-cell office:value-type="string">
            <text:p><text:a xlink:href="http://www.encyclopedia-titanica.org/titanic-survivor/nora-keane.html">KEANE, Miss Nora Agnes</text:a></text:p>
          </table:table-cell>
          <table:table-cell office:value-type="float" office:value="46">
            <text:p>46</text:p>
          </table:table-cell>
          <table:table-cell office:value-type="string">
            <text:p>2nd Class</text:p>
          </table:table-cell>
          <table:table-cell office:value-type="float" office:value="226593">
            <text:p>226593</text:p>
          </table:table-cell>
          <table:table-cell office:value-type="string">
            <text:p>£12 7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/>
          <table:table-cell table:style-name="ce2" office:value-type="string">
            <text:p><text:a xlink:href="http://www.encyclopedia-titanica.org/boat/10/">10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survivor/fannie-kelly.html">KELLY, Mrs Fanny Maria </text:a></text:p>
          </table:table-cell>
          <table:table-cell office:value-type="float" office:value="45">
            <text:p>45</text:p>
          </table:table-cell>
          <table:table-cell office:value-type="string">
            <text:p>2nd Class</text:p>
          </table:table-cell>
          <table:table-cell office:value-type="float" office:value="223596">
            <text:p>223596</text:p>
          </table:table-cell>
          <table:table-cell office:value-type="string">
            <text:p>£13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9/">9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charles-kirkland.html">KIRKLAND, Fr Charles Leonard</text:a></text:p>
          </table:table-cell>
          <table:table-cell office:value-type="float" office:value="52">
            <text:p>52</text:p>
          </table:table-cell>
          <table:table-cell office:value-type="string">
            <text:p>2nd Class</text:p>
          </table:table-cell>
          <table:table-cell office:value-type="float" office:value="219533">
            <text:p>219533</text:p>
          </table:table-cell>
          <table:table-cell office:value-type="string">
            <text:p>£12 7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table:style-name="ce2" office:value-type="string">
            <text:p><text:a xlink:href="http://www.encyclopedia-titanica.org/titanic-jobs/priest.html">Priest / Minister</text:a></text:p>
          </table:table-cell>
          <table:table-cell table:number-columns-repeated="3"/>
          <table:covered-table-cell/>
        </table:table-row>
        <table:table-row table:style-name="ro2">
          <table:table-cell office:value-type="string">
            <text:p><text:a xlink:href="http://www.encyclopedia-titanica.org/titanic-victim/robert-knight.html">KNIGHT, Mr Robert J.</text:a></text:p>
          </table:table-cell>
          <table:table-cell office:value-type="float" office:value="39">
            <text:p>39</text:p>
          </table:table-cell>
          <table:table-cell office:value-type="string">
            <text:p>2nd Class</text:p>
          </table:table-cell>
          <table:table-cell office:value-type="float" office:value="239855">
            <text:p>239855</text:p>
          </table:table-cell>
          <table:table-cell table:style-name="ce3"/>
          <table:table-cell table:style-name="ce2" office:value-type="string">
            <text:p>H&amp;W Guarantee Group</text:p>
          </table:table-cell>
          <table:table-cell/>
          <table:table-cell office:value-type="string">
            <text:p><text:a xlink:href="http://www.encyclopedia-titanica.org/place/60/">Belfast</text:a></text:p>
          </table:table-cell>
          <table:table-cell table:style-name="ce2" office:value-type="string">
            <text:p><text:a xlink:href="http://www.encyclopedia-titanica.org/titanic-jobs/fitter.html">Fitt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georges-krins.html">KRINS, Mr Georges Alexandre</text:a></text:p>
          </table:table-cell>
          <table:table-cell office:value-type="float" office:value="23">
            <text:p>23</text:p>
          </table:table-cell>
          <table:table-cell office:value-type="string">
            <text:p>2nd Class</text:p>
          </table:table-cell>
          <table:table-cell office:value-type="float" office:value="250654">
            <text:p>250654</text:p>
          </table:table-cell>
          <table:table-cell table:style-name="ce3"/>
          <table:table-cell table:style-name="ce2" office:value-type="string">
            <text:p>Musician</text:p>
          </table:table-cell>
          <table:table-cell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musician.html">Musician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johan-henrik-johannesson-kvillner.html">KVILLNER, Mr Johan Henrik Johannesson</text:a></text:p>
          </table:table-cell>
          <table:table-cell office:value-type="float" office:value="31">
            <text:p>31</text:p>
          </table:table-cell>
          <table:table-cell office:value-type="string">
            <text:p>2nd Class</text:p>
          </table:table-cell>
          <table:table-cell office:value-type="float" office:value="18723">
            <text:p>18723</text:p>
          </table:table-cell>
          <table:table-cell office:value-type="string">
            <text:p>£10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mechanical-engineer.html">Mechanical Engineer</text:a></text:p>
          </table:table-cell>
          <table:table-cell/>
          <table:table-cell table:style-name="ce2" office:value-type="string">
            <text:p><text:a xlink:href="http://www.encyclopedia-titanica.org/titanic-victims/165/">165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william-lahtinen.html">LAHTINEN, Fr William</text:a></text:p>
          </table:table-cell>
          <table:table-cell office:value-type="float" office:value="35">
            <text:p>35</text:p>
          </table:table-cell>
          <table:table-cell office:value-type="string">
            <text:p>2nd Class</text:p>
          </table:table-cell>
          <table:table-cell office:value-type="float" office:value="250651">
            <text:p>250651</text:p>
          </table:table-cell>
          <table:table-cell office:value-type="string">
            <text:p>£26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priest.html">Priest / Minist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anna-amelia-lahtinen.html">LAHTINEN, Mrs Anna Amelia</text:a></text:p>
          </table:table-cell>
          <table:table-cell office:value-type="float" office:value="34">
            <text:p>34</text:p>
          </table:table-cell>
          <table:table-cell office:value-type="string">
            <text:p>2nd Class</text:p>
          </table:table-cell>
          <table:table-cell office:value-type="float" office:value="250651">
            <text:p>250651</text:p>
          </table:table-cell>
          <table:table-cell office:value-type="string">
            <text:p>£26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number-columns-repeated="4"/>
          <table:covered-table-cell/>
        </table:table-row>
        <table:table-row table:style-name="ro1">
          <table:table-cell office:value-type="string">
            <text:p><text:a xlink:href="http://www.encyclopedia-titanica.org/titanic-victim/john-joseph-lamb.html">LAMB, Mr John Joseph</text:a></text:p>
          </table:table-cell>
          <table:table-cell office:value-type="float" office:value="30">
            <text:p>30</text:p>
          </table:table-cell>
          <table:table-cell office:value-type="string">
            <text:p>2nd Class</text:p>
          </table:table-cell>
          <table:table-cell office:value-type="float" office:value="240261">
            <text:p>240261</text:p>
          </table:table-cell>
          <table:table-cell office:value-type="string">
            <text:p>£10 14s 2d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table:style-name="ce2" office:value-type="string">
            <text:p><text:a xlink:href="http://www.encyclopedia-titanica.org/titanic-jobs/gentleman.html">Gentleman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joseph-laroche.html">LAROCHE, Mr Joseph Philippe Lemercier</text:a></text:p>
          </table:table-cell>
          <table:table-cell office:value-type="float" office:value="25">
            <text:p>25</text:p>
          </table:table-cell>
          <table:table-cell office:value-type="string">
            <text:p>2nd Class</text:p>
          </table:table-cell>
          <table:table-cell office:value-type="float" office:value="2123">
            <text:p>2123</text:p>
          </table:table-cell>
          <table:table-cell office:value-type="string">
            <text:p>£41 11s 7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table:style-name="ce2" office:value-type="string">
            <text:p><text:a xlink:href="http://www.encyclopedia-titanica.org/titanic-jobs/engineer.html">Engine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juliette-laroche.html">LAROCHE, Mrs Juliette Marie Louise</text:a></text:p>
          </table:table-cell>
          <table:table-cell office:value-type="float" office:value="22">
            <text:p>22</text:p>
          </table:table-cell>
          <table:table-cell office:value-type="string">
            <text:p>2nd Class</text:p>
          </table:table-cell>
          <table:table-cell office:value-type="float" office:value="2123">
            <text:p>2123</text:p>
          </table:table-cell>
          <table:table-cell office:value-type="string">
            <text:p>£41 11s 7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/>
          <table:table-cell table:style-name="ce2" office:value-type="string">
            <text:p><text:a xlink:href="http://www.encyclopedia-titanica.org/boat/14/">14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survivor/louise-laroche.html">LAROCHE, Miss Louise</text:a></text:p>
          </table:table-cell>
          <table:table-cell office:value-type="float" office:value="1">
            <text:p>1</text:p>
          </table:table-cell>
          <table:table-cell office:value-type="string">
            <text:p>2nd Class</text:p>
          </table:table-cell>
          <table:table-cell office:value-type="float" office:value="2123">
            <text:p>2123</text:p>
          </table:table-cell>
          <table:table-cell office:value-type="string">
            <text:p>£41 11s 7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/>
          <table:table-cell table:style-name="ce2" office:value-type="string">
            <text:p><text:a xlink:href="http://www.encyclopedia-titanica.org/boat/14/">14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survivor/simonne-laroche.html">LAROCHE, Miss Simonne Marie Anne Andrée</text:a></text:p>
          </table:table-cell>
          <table:table-cell office:value-type="float" office:value="3">
            <text:p>3</text:p>
          </table:table-cell>
          <table:table-cell office:value-type="string">
            <text:p>2nd Class</text:p>
          </table:table-cell>
          <table:table-cell office:value-type="float" office:value="2123">
            <text:p>2123</text:p>
          </table:table-cell>
          <table:table-cell office:value-type="string">
            <text:p>£41 11s 7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/>
          <table:table-cell table:style-name="ce2" office:value-type="string">
            <text:p><text:a xlink:href="http://www.encyclopedia-titanica.org/boat/14/">14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survivor/bertha-lehmann.html">LEHMANN, Miss Bertha</text:a></text:p>
          </table:table-cell>
          <table:table-cell office:value-type="float" office:value="17">
            <text:p>17</text:p>
          </table:table-cell>
          <table:table-cell office:value-type="string">
            <text:p>2nd Class</text:p>
          </table:table-cell>
          <table:table-cell office:value-type="float" office:value="1748">
            <text:p>1748</text:p>
          </table:table-cell>
          <table:table-cell office:value-type="string">
            <text:p>£12 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/>
          <table:table-cell table:style-name="ce2" office:value-type="string">
            <text:p><text:a xlink:href="http://www.encyclopedia-titanica.org/boat/12/">12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survivor/jessie-leitch.html">LEITCH, Miss Jessie Wills</text:a></text:p>
          </table:table-cell>
          <table:table-cell office:value-type="float" office:value="31">
            <text:p>31</text:p>
          </table:table-cell>
          <table:table-cell office:value-type="string">
            <text:p>2nd Class</text:p>
          </table:table-cell>
          <table:table-cell office:value-type="float" office:value="248727">
            <text:p>248727</text:p>
          </table:table-cell>
          <table:table-cell office:value-type="string">
            <text:p>£33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11/">11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survivor/amelia-lemore.html">LEMORE, Mrs Amelia "Milley"</text:a></text:p>
          </table:table-cell>
          <table:table-cell office:value-type="float" office:value="34">
            <text:p>34</text:p>
          </table:table-cell>
          <table:table-cell office:value-type="string">
            <text:p>2nd Class</text:p>
          </table:table-cell>
          <table:table-cell office:value-type="float" office:value="34260">
            <text:p>34260</text:p>
          </table:table-cell>
          <table:table-cell office:value-type="string">
            <text:p>£10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14/">14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rene-jacques-levy.html">LéVY, Mr René Jacques</text:a></text:p>
          </table:table-cell>
          <table:table-cell office:value-type="float" office:value="36">
            <text:p>36</text:p>
          </table:table-cell>
          <table:table-cell office:value-type="string">
            <text:p>2nd Class</text:p>
          </table:table-cell>
          <table:table-cell office:value-type="float" office:value="2163">
            <text:p>2163</text:p>
          </table:table-cell>
          <table:table-cell office:value-type="string">
            <text:p>£12 17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chemist.html">Chemist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robert-leyson.html">LEYSON, Mr Robert William Norman</text:a></text:p>
          </table:table-cell>
          <table:table-cell office:value-type="float" office:value="25">
            <text:p>25</text:p>
          </table:table-cell>
          <table:table-cell office:value-type="string">
            <text:p>2nd Class</text:p>
          </table:table-cell>
          <table:table-cell office:value-type="float" office:value="29566">
            <text:p>29566</text:p>
          </table:table-cell>
          <table:table-cell office:value-type="string">
            <text:p>£10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engineer.html">Engineer</text:a></text:p>
          </table:table-cell>
          <table:table-cell/>
          <table:table-cell table:style-name="ce2" office:value-type="string">
            <text:p><text:a xlink:href="http://www.encyclopedia-titanica.org/titanic-victims/108/">108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john-linnane.html">LINNANE, Mr John</text:a></text:p>
          </table:table-cell>
          <table:table-cell office:value-type="float" office:value="61">
            <text:p>61</text:p>
          </table:table-cell>
          <table:table-cell office:value-type="string">
            <text:p>2nd Class</text:p>
          </table:table-cell>
          <table:table-cell office:value-type="float" office:value="235509">
            <text:p>235509</text:p>
          </table:table-cell>
          <table:table-cell office:value-type="string">
            <text:p>£12 7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table:style-name="ce2" office:value-type="string">
            <text:p><text:a xlink:href="http://www.encyclopedia-titanica.org/titanic-jobs/gentleman.html">Gentleman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charles-alexander-louch.html">LOUCH, Mr Charles Alexander</text:a></text:p>
          </table:table-cell>
          <table:table-cell office:value-type="float" office:value="50">
            <text:p>50</text:p>
          </table:table-cell>
          <table:table-cell office:value-type="string">
            <text:p>2nd Class</text:p>
          </table:table-cell>
          <table:table-cell office:value-type="float" office:value="3085">
            <text:p>3085</text:p>
          </table:table-cell>
          <table:table-cell office:value-type="string">
            <text:p>£26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saddler.html">Saddler</text:a></text:p>
          </table:table-cell>
          <table:table-cell/>
          <table:table-cell table:style-name="ce2" office:value-type="string">
            <text:p><text:a xlink:href="http://www.encyclopedia-titanica.org/titanic-victims/121/">121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survivor/alice-adelaide-louch.html">LOUCH, Mrs Alice Adelaide</text:a></text:p>
          </table:table-cell>
          <table:table-cell office:value-type="float" office:value="42">
            <text:p>42</text:p>
          </table:table-cell>
          <table:table-cell office:value-type="string">
            <text:p>2nd Class</text:p>
          </table:table-cell>
          <table:table-cell office:value-type="float" office:value="3085">
            <text:p>3085</text:p>
          </table:table-cell>
          <table:table-cell office:value-type="string">
            <text:p>£26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number-columns-repeated="4"/>
          <table:covered-table-cell/>
        </table:table-row>
        <table:table-row table:style-name="ro1">
          <table:table-cell office:value-type="string">
            <text:p><text:a xlink:href="http://www.encyclopedia-titanica.org/titanic-survivor/olga-elida-lundin.html">LUNDIN, Miss Olga Elida</text:a></text:p>
          </table:table-cell>
          <table:table-cell office:value-type="float" office:value="23">
            <text:p>23</text:p>
          </table:table-cell>
          <table:table-cell office:value-type="string">
            <text:p>2nd Class</text:p>
          </table:table-cell>
          <table:table-cell office:value-type="float" office:value="347469">
            <text:p>347469</text:p>
          </table:table-cell>
          <table:table-cell office:value-type="string">
            <text:p>£7 17s 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10/">10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mary-mack.html">MACK, Mrs Mary</text:a></text:p>
          </table:table-cell>
          <table:table-cell office:value-type="float" office:value="57">
            <text:p>57</text:p>
          </table:table-cell>
          <table:table-cell office:value-type="string">
            <text:p>2nd Class</text:p>
          </table:table-cell>
          <table:table-cell office:value-type="string">
            <text:p>S.O./C. 3</text:p>
          </table:table-cell>
          <table:table-cell office:value-type="string">
            <text:p>£10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number-columns-repeated="2"/>
          <table:table-cell table:style-name="ce2" office:value-type="string">
            <text:p><text:a xlink:href="http://www.encyclopedia-titanica.org/titanic-victims/52/">52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jean-noel-malachard.html">MALACHARD, Mr Jean-Noël</text:a></text:p>
          </table:table-cell>
          <table:table-cell office:value-type="float" office:value="25">
            <text:p>25</text:p>
          </table:table-cell>
          <table:table-cell office:value-type="string">
            <text:p>2nd Class</text:p>
          </table:table-cell>
          <table:table-cell office:value-type="float" office:value="237735">
            <text:p>237735</text:p>
          </table:table-cell>
          <table:table-cell office:value-type="string">
            <text:p>£15 11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table:number-columns-repeated="4"/>
          <table:covered-table-cell/>
        </table:table-row>
        <table:table-row table:style-name="ro1">
          <table:table-cell office:value-type="string">
            <text:p><text:a xlink:href="http://www.encyclopedia-titanica.org/titanic-victim/albert-mallet.html">MALLET, Mr Albert Denis Pierre</text:a></text:p>
          </table:table-cell>
          <table:table-cell office:value-type="float" office:value="45">
            <text:p>45</text:p>
          </table:table-cell>
          <table:table-cell office:value-type="string">
            <text:p>2nd Class</text:p>
          </table:table-cell>
          <table:table-cell office:value-type="float" office:value="2079">
            <text:p>2079</text:p>
          </table:table-cell>
          <table:table-cell office:value-type="string">
            <text:p>£37 1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table:style-name="ce2" office:value-type="string">
            <text:p><text:a xlink:href="http://www.encyclopedia-titanica.org/titanic-jobs/merchant.html">Merchant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antonine-marie-mallet.html">MALLET, Mrs Antonine Marie</text:a></text:p>
          </table:table-cell>
          <table:table-cell office:value-type="float" office:value="24">
            <text:p>24</text:p>
          </table:table-cell>
          <table:table-cell office:value-type="string">
            <text:p>2nd Class</text:p>
          </table:table-cell>
          <table:table-cell office:value-type="float" office:value="2079">
            <text:p>2079</text:p>
          </table:table-cell>
          <table:table-cell office:value-type="string">
            <text:p>£37 1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/>
          <table:table-cell table:style-name="ce2" office:value-type="string">
            <text:p><text:a xlink:href="http://www.encyclopedia-titanica.org/boat/10/">10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survivor/andre-clement-mallet.html">MALLET, Master André Clement</text:a></text:p>
          </table:table-cell>
          <table:table-cell office:value-type="float" office:value="1">
            <text:p>1</text:p>
          </table:table-cell>
          <table:table-cell office:value-type="string">
            <text:p>2nd Class</text:p>
          </table:table-cell>
          <table:table-cell office:value-type="float" office:value="2079">
            <text:p>2079</text:p>
          </table:table-cell>
          <table:table-cell office:value-type="string">
            <text:p>£37 1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/>
          <table:table-cell table:style-name="ce2" office:value-type="string">
            <text:p><text:a xlink:href="http://www.encyclopedia-titanica.org/boat/10/">10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serafino-mangiavacchi.html">MANGIAVACCHI, Mr Serafino Emilio</text:a></text:p>
          </table:table-cell>
          <table:table-cell office:value-type="float" office:value="30">
            <text:p>30</text:p>
          </table:table-cell>
          <table:table-cell office:value-type="string">
            <text:p>2nd Class</text:p>
          </table:table-cell>
          <table:table-cell office:value-type="float" office:value="32861">
            <text:p>32861</text:p>
          </table:table-cell>
          <table:table-cell office:value-type="string">
            <text:p>£15 11s 7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table:style-name="ce2" office:value-type="string">
            <text:p><text:a xlink:href="http://www.encyclopedia-titanica.org/titanic-jobs/clerk.html">Clerk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william-john-matthews.html">MATTHEWS, Mr William John</text:a></text:p>
          </table:table-cell>
          <table:table-cell office:value-type="float" office:value="30">
            <text:p>30</text:p>
          </table:table-cell>
          <table:table-cell office:value-type="string">
            <text:p>2nd Class</text:p>
          </table:table-cell>
          <table:table-cell office:value-type="float" office:value="28228">
            <text:p>28228</text:p>
          </table:table-cell>
          <table:table-cell office:value-type="string">
            <text:p>£13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china-clay-worker.html">China Clay Work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frank-maybery.html">MAYBERY, Mr Frank Hubert</text:a></text:p>
          </table:table-cell>
          <table:table-cell office:value-type="float" office:value="36">
            <text:p>36</text:p>
          </table:table-cell>
          <table:table-cell office:value-type="string">
            <text:p>2nd Class</text:p>
          </table:table-cell>
          <table:table-cell office:value-type="float" office:value="239059">
            <text:p>239059</text:p>
          </table:table-cell>
          <table:table-cell office:value-type="string">
            <text:p>£16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realtor.html">Property Developer / Real Estate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arthur-mccrae.html">MCCRAE, Mr Arthur Gordon</text:a></text:p>
          </table:table-cell>
          <table:table-cell office:value-type="float" office:value="32">
            <text:p>32</text:p>
          </table:table-cell>
          <table:table-cell office:value-type="string">
            <text:p>2nd Class</text:p>
          </table:table-cell>
          <table:table-cell office:value-type="float" office:value="237216">
            <text:p>237216</text:p>
          </table:table-cell>
          <table:table-cell office:value-type="string">
            <text:p>£13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engineer.html">Engineer</text:a></text:p>
          </table:table-cell>
          <table:table-cell/>
          <table:table-cell table:style-name="ce2" office:value-type="string">
            <text:p><text:a xlink:href="http://www.encyclopedia-titanica.org/titanic-victims/209/">209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james-matthew-mccrie.html">MCCRIE, Mr James Matthew</text:a></text:p>
          </table:table-cell>
          <table:table-cell office:value-type="float" office:value="30">
            <text:p>30</text:p>
          </table:table-cell>
          <table:table-cell office:value-type="string">
            <text:p>2nd Class</text:p>
          </table:table-cell>
          <table:table-cell office:value-type="float" office:value="233478">
            <text:p>233478</text:p>
          </table:table-cell>
          <table:table-cell office:value-type="string">
            <text:p>£13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oil-worker.html">Oil Work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peter-david-mckane.html">MCKANE, Mr Peter David</text:a></text:p>
          </table:table-cell>
          <table:table-cell office:value-type="float" office:value="46">
            <text:p>46</text:p>
          </table:table-cell>
          <table:table-cell office:value-type="string">
            <text:p>2nd Class</text:p>
          </table:table-cell>
          <table:table-cell office:value-type="float" office:value="28403">
            <text:p>28403</text:p>
          </table:table-cell>
          <table:table-cell office:value-type="string">
            <text:p>£26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number-columns-repeated="4"/>
          <table:covered-table-cell/>
        </table:table-row>
        <table:table-row table:style-name="ro1">
          <table:table-cell office:value-type="string">
            <text:p><text:a xlink:href="http://www.encyclopedia-titanica.org/titanic-survivor/elizabeth-anne-mellinger.html">MELLINGER, Mrs Elizabeth Anne</text:a></text:p>
          </table:table-cell>
          <table:table-cell office:value-type="float" office:value="41">
            <text:p>41</text:p>
          </table:table-cell>
          <table:table-cell office:value-type="string">
            <text:p>2nd Class</text:p>
          </table:table-cell>
          <table:table-cell office:value-type="float" office:value="250644">
            <text:p>250644</text:p>
          </table:table-cell>
          <table:table-cell office:value-type="string">
            <text:p>£19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14/">14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survivor/madeleine-violet-mellinger.html">MELLINGER, Miss Madeleine Violet</text:a></text:p>
          </table:table-cell>
          <table:table-cell office:value-type="float" office:value="13">
            <text:p>13</text:p>
          </table:table-cell>
          <table:table-cell office:value-type="string">
            <text:p>2nd Class</text:p>
          </table:table-cell>
          <table:table-cell office:value-type="float" office:value="250644">
            <text:p>250644</text:p>
          </table:table-cell>
          <table:table-cell office:value-type="string">
            <text:p>£19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14/">14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survivor/william-mellors.html">MELLORS, Mr William John</text:a></text:p>
          </table:table-cell>
          <table:table-cell office:value-type="float" office:value="19">
            <text:p>19</text:p>
          </table:table-cell>
          <table:table-cell office:value-type="string">
            <text:p>2nd Class</text:p>
          </table:table-cell>
          <table:table-cell office:value-type="float" office:value="751">
            <text:p>751</text:p>
          </table:table-cell>
          <table:table-cell office:value-type="string">
            <text:p>£10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salesman.html">Salesman</text:a></text:p>
          </table:table-cell>
          <table:table-cell table:style-name="ce2" office:value-type="string">
            <text:p><text:a xlink:href="http://www.encyclopedia-titanica.org/boat/B/">B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august-meyer.html">MEYER, Mr August</text:a></text:p>
          </table:table-cell>
          <table:table-cell office:value-type="float" office:value="31">
            <text:p>31</text:p>
          </table:table-cell>
          <table:table-cell office:value-type="string">
            <text:p>2nd Class</text:p>
          </table:table-cell>
          <table:table-cell office:value-type="float" office:value="248723">
            <text:p>248723</text:p>
          </table:table-cell>
          <table:table-cell office:value-type="string">
            <text:p>£13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baker.html">Bak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jacob-christian-milling.html">MILLING, Mr Jacob Christian</text:a></text:p>
          </table:table-cell>
          <table:table-cell office:value-type="float" office:value="48">
            <text:p>48</text:p>
          </table:table-cell>
          <table:table-cell office:value-type="string">
            <text:p>2nd Class</text:p>
          </table:table-cell>
          <table:table-cell office:value-type="float" office:value="234360">
            <text:p>234360</text:p>
          </table:table-cell>
          <table:table-cell office:value-type="string">
            <text:p>£13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machine-inspector.html">Machine Inspector</text:a></text:p>
          </table:table-cell>
          <table:table-cell/>
          <table:table-cell table:style-name="ce2" office:value-type="string">
            <text:p><text:a xlink:href="http://www.encyclopedia-titanica.org/titanic-victims/271/">271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henry-michael-mitchell.html">MITCHELL, Mr Henry Michael</text:a></text:p>
          </table:table-cell>
          <table:table-cell office:value-type="float" office:value="71">
            <text:p>71</text:p>
          </table:table-cell>
          <table:table-cell office:value-type="string">
            <text:p>2nd Class</text:p>
          </table:table-cell>
          <table:table-cell office:value-type="float" office:value="24580">
            <text:p>24580</text:p>
          </table:table-cell>
          <table:table-cell office:value-type="string">
            <text:p>£10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coach-painter.html">Coach Paint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juozas-montvila.html">MONTVILA, Fr Juozas</text:a></text:p>
          </table:table-cell>
          <table:table-cell office:value-type="float" office:value="27">
            <text:p>27</text:p>
          </table:table-cell>
          <table:table-cell office:value-type="string">
            <text:p>2nd Class</text:p>
          </table:table-cell>
          <table:table-cell office:value-type="float" office:value="211536">
            <text:p>211536</text:p>
          </table:table-cell>
          <table:table-cell office:value-type="string">
            <text:p>£13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priest.html">Priest / Minist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ernest-moraweck.html">MORAWECK, Dr Ernest</text:a></text:p>
          </table:table-cell>
          <table:table-cell office:value-type="float" office:value="54">
            <text:p>54</text:p>
          </table:table-cell>
          <table:table-cell office:value-type="string">
            <text:p>2nd Class</text:p>
          </table:table-cell>
          <table:table-cell office:value-type="float" office:value="29011">
            <text:p>29011</text:p>
          </table:table-cell>
          <table:table-cell office:value-type="string">
            <text:p>£14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doctor.html">Docto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henry-samuel-morley.html">MORLEY, Mr Henry Samuel</text:a></text:p>
          </table:table-cell>
          <table:table-cell office:value-type="float" office:value="38">
            <text:p>38</text:p>
          </table:table-cell>
          <table:table-cell office:value-type="string">
            <text:p>2nd Class</text:p>
          </table:table-cell>
          <table:table-cell office:value-type="float" office:value="250655">
            <text:p>250655</text:p>
          </table:table-cell>
          <table:table-cell office:value-type="string">
            <text:p>£26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confectioner.html">Confection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thomas-charles-mudd.html">MUDD, Mr Thomas Charles</text:a></text:p>
          </table:table-cell>
          <table:table-cell office:value-type="float" office:value="16">
            <text:p>16</text:p>
          </table:table-cell>
          <table:table-cell office:value-type="string">
            <text:p>2nd Class</text:p>
          </table:table-cell>
          <table:table-cell office:value-type="string">
            <text:p>S.O./P.P 3</text:p>
          </table:table-cell>
          <table:table-cell office:value-type="string">
            <text:p>£10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number-columns-repeated="4"/>
          <table:covered-table-cell/>
        </table:table-row>
        <table:table-row table:style-name="ro1">
          <table:table-cell office:value-type="string">
            <text:p><text:a xlink:href="http://www.encyclopedia-titanica.org/titanic-victim/thomas-francis-myles.html">MYLES, Mr Thomas Francis</text:a></text:p>
          </table:table-cell>
          <table:table-cell office:value-type="float" office:value="63">
            <text:p>63</text:p>
          </table:table-cell>
          <table:table-cell office:value-type="string">
            <text:p>2nd Class</text:p>
          </table:table-cell>
          <table:table-cell office:value-type="float" office:value="240276">
            <text:p>240276</text:p>
          </table:table-cell>
          <table:table-cell office:value-type="string">
            <text:p>£9 13s 9d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table:style-name="ce2" office:value-type="string">
            <text:p><text:a xlink:href="http://www.encyclopedia-titanica.org/titanic-jobs/gentleman.html">Gentleman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nicholas-nasser.html">NASSER, Mr Nicholas</text:a></text:p>
          </table:table-cell>
          <table:table-cell office:value-type="float" office:value="28">
            <text:p>28</text:p>
          </table:table-cell>
          <table:table-cell office:value-type="string">
            <text:p>2nd Class</text:p>
          </table:table-cell>
          <table:table-cell office:value-type="float" office:value="237736">
            <text:p>237736</text:p>
          </table:table-cell>
          <table:table-cell office:value-type="string">
            <text:p>£30 1s 5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table:number-columns-repeated="2"/>
          <table:table-cell table:style-name="ce2" office:value-type="string">
            <text:p><text:a xlink:href="http://www.encyclopedia-titanica.org/titanic-victims/43/">43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survivor/adele-nasser.html">NASSER, Mrs Adele</text:a></text:p>
          </table:table-cell>
          <table:table-cell office:value-type="float" office:value="14">
            <text:p>14</text:p>
          </table:table-cell>
          <table:table-cell office:value-type="string">
            <text:p>2nd Class</text:p>
          </table:table-cell>
          <table:table-cell office:value-type="float" office:value="237736">
            <text:p>237736</text:p>
          </table:table-cell>
          <table:table-cell office:value-type="string">
            <text:p>£30 1s 5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table:number-columns-repeated="4"/>
          <table:covered-table-cell/>
        </table:table-row>
        <table:table-row table:style-name="ro1">
          <table:table-cell office:value-type="string">
            <text:p><text:a xlink:href="http://www.encyclopedia-titanica.org/titanic-victim/michel-navratil.html">NAVRATIL, Mr Michel</text:a></text:p>
          </table:table-cell>
          <table:table-cell office:value-type="float" office:value="32">
            <text:p>32</text:p>
          </table:table-cell>
          <table:table-cell office:value-type="string">
            <text:p>2nd Class</text:p>
          </table:table-cell>
          <table:table-cell office:value-type="float" office:value="230080">
            <text:p>230080</text:p>
          </table:table-cell>
          <table:table-cell office:value-type="string">
            <text:p>£26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number-columns-repeated="2"/>
          <table:table-cell table:style-name="ce2" office:value-type="string">
            <text:p><text:a xlink:href="http://www.encyclopedia-titanica.org/titanic-victims/15/">15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survivor/edmond-roger-navratil.html">NAVRATIL, Master Edmond Roger</text:a></text:p>
          </table:table-cell>
          <table:table-cell office:value-type="float" office:value="2">
            <text:p>2</text:p>
          </table:table-cell>
          <table:table-cell office:value-type="string">
            <text:p>2nd Class</text:p>
          </table:table-cell>
          <table:table-cell office:value-type="float" office:value="230080">
            <text:p>230080</text:p>
          </table:table-cell>
          <table:table-cell office:value-type="string">
            <text:p>£26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D/">D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survivor/michel-marcel-navratil.html">NAVRATIL, Master Michel Marcel</text:a></text:p>
          </table:table-cell>
          <table:table-cell office:value-type="float" office:value="3">
            <text:p>3</text:p>
          </table:table-cell>
          <table:table-cell office:value-type="string">
            <text:p>2nd Class</text:p>
          </table:table-cell>
          <table:table-cell office:value-type="float" office:value="230080">
            <text:p>230080</text:p>
          </table:table-cell>
          <table:table-cell office:value-type="string">
            <text:p>£26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D/">D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israel-nesson.html">NESSON, Mr Israel</text:a></text:p>
          </table:table-cell>
          <table:table-cell office:value-type="float" office:value="26">
            <text:p>26</text:p>
          </table:table-cell>
          <table:table-cell office:value-type="string">
            <text:p>2nd Class</text:p>
          </table:table-cell>
          <table:table-cell office:value-type="float" office:value="244368">
            <text:p>244368</text:p>
          </table:table-cell>
          <table:table-cell office:value-type="string">
            <text:p>£13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electrician.html">Electrician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joseph-charles-nicholls.html">NICHOLLS, Mr Joseph Charles</text:a></text:p>
          </table:table-cell>
          <table:table-cell office:value-type="float" office:value="19">
            <text:p>19</text:p>
          </table:table-cell>
          <table:table-cell office:value-type="string">
            <text:p>2nd Class</text:p>
          </table:table-cell>
          <table:table-cell office:value-type="float" office:value="33112">
            <text:p>33112</text:p>
          </table:table-cell>
          <table:table-cell office:value-type="string">
            <text:p>£36 15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miner.html">Miner</text:a></text:p>
          </table:table-cell>
          <table:table-cell/>
          <table:table-cell table:style-name="ce2" office:value-type="string">
            <text:p><text:a xlink:href="http://www.encyclopedia-titanica.org/titanic-victims/101/">101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robert-douglas-norman.html">NORMAN, Mr Robert Douglas</text:a></text:p>
          </table:table-cell>
          <table:table-cell office:value-type="float" office:value="28">
            <text:p>28</text:p>
          </table:table-cell>
          <table:table-cell office:value-type="string">
            <text:p>2nd Class</text:p>
          </table:table-cell>
          <table:table-cell office:value-type="float" office:value="218629">
            <text:p>218629</text:p>
          </table:table-cell>
          <table:table-cell office:value-type="string">
            <text:p>£13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electrical-engineer.html">Electrical Engineer</text:a></text:p>
          </table:table-cell>
          <table:table-cell/>
          <table:table-cell table:style-name="ce2" office:value-type="string">
            <text:p><text:a xlink:href="http://www.encyclopedia-titanica.org/titanic-victims/287/">287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survivor/elizabeth-nye.html">NYE, Mrs Elizabeth</text:a></text:p>
          </table:table-cell>
          <table:table-cell office:value-type="float" office:value="29">
            <text:p>29</text:p>
          </table:table-cell>
          <table:table-cell office:value-type="string">
            <text:p>2nd Class</text:p>
          </table:table-cell>
          <table:table-cell office:value-type="float" office:value="29395">
            <text:p>29395</text:p>
          </table:table-cell>
          <table:table-cell office:value-type="string">
            <text:p>£10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11/">11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richard-otter.html">OTTER, Mr Richard</text:a></text:p>
          </table:table-cell>
          <table:table-cell office:value-type="float" office:value="38">
            <text:p>38</text:p>
          </table:table-cell>
          <table:table-cell office:value-type="string">
            <text:p>2nd Class</text:p>
          </table:table-cell>
          <table:table-cell office:value-type="float" office:value="28213">
            <text:p>28213</text:p>
          </table:table-cell>
          <table:table-cell office:value-type="string">
            <text:p>£13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stone-cutter.html">Stone Cutt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percy-thomas-oxenham.html">OXENHAM, Mr Percy Thomas</text:a></text:p>
          </table:table-cell>
          <table:table-cell office:value-type="float" office:value="22">
            <text:p>22</text:p>
          </table:table-cell>
          <table:table-cell office:value-type="string">
            <text:p>2nd Class</text:p>
          </table:table-cell>
          <table:table-cell office:value-type="float" office:value="14260">
            <text:p>14260</text:p>
          </table:table-cell>
          <table:table-cell office:value-type="string">
            <text:p>£10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mason.html">Mason</text:a></text:p>
          </table:table-cell>
          <table:table-cell table:style-name="ce2" office:value-type="string">
            <text:p><text:a xlink:href="http://www.encyclopedia-titanica.org/boat/13/">13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survivor/julian-padron-manent.html">PADRON MANENT, Mr Julian</text:a></text:p>
          </table:table-cell>
          <table:table-cell office:value-type="float" office:value="26">
            <text:p>26</text:p>
          </table:table-cell>
          <table:table-cell office:value-type="string">
            <text:p>2nd Class</text:p>
          </table:table-cell>
          <table:table-cell office:value-type="float" office:value="2146">
            <text:p>2146</text:p>
          </table:table-cell>
          <table:table-cell office:value-type="string">
            <text:p>£13 17s 3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table:style-name="ce2" office:value-type="string">
            <text:p><text:a xlink:href="http://www.encyclopedia-titanica.org/titanic-jobs/chauffeur.html">Chauffeur</text:a></text:p>
          </table:table-cell>
          <table:table-cell table:style-name="ce2" office:value-type="string">
            <text:p><text:a xlink:href="http://www.encyclopedia-titanica.org/boat/9/">9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alfred-pain.html">PAIN, Dr Alfred</text:a></text:p>
          </table:table-cell>
          <table:table-cell office:value-type="float" office:value="23">
            <text:p>23</text:p>
          </table:table-cell>
          <table:table-cell office:value-type="string">
            <text:p>2nd Class</text:p>
          </table:table-cell>
          <table:table-cell office:value-type="float" office:value="244278">
            <text:p>244278</text:p>
          </table:table-cell>
          <table:table-cell office:value-type="string">
            <text:p>£10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doctor.html">Docto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emilio-pallas-y-castello.html">PALLAS Y CASTELLO, Mr Emilio</text:a></text:p>
          </table:table-cell>
          <table:table-cell office:value-type="float" office:value="29">
            <text:p>29</text:p>
          </table:table-cell>
          <table:table-cell office:value-type="string">
            <text:p>2nd Class</text:p>
          </table:table-cell>
          <table:table-cell office:value-type="float" office:value="2147">
            <text:p>2147</text:p>
          </table:table-cell>
          <table:table-cell office:value-type="string">
            <text:p>£13 17s 2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/>
          <table:table-cell table:style-name="ce2" office:value-type="string">
            <text:p><text:a xlink:href="http://www.encyclopedia-titanica.org/boat/9/">9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clifford-richard-parker.html">PARKER, Mr Clifford Richard</text:a></text:p>
          </table:table-cell>
          <table:table-cell office:value-type="float" office:value="28">
            <text:p>28</text:p>
          </table:table-cell>
          <table:table-cell office:value-type="string">
            <text:p>2nd Class</text:p>
          </table:table-cell>
          <table:table-cell office:value-type="float" office:value="14888">
            <text:p>14888</text:p>
          </table:table-cell>
          <table:table-cell office:value-type="string">
            <text:p>£10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clerk.html">Clerk</text:a></text:p>
          </table:table-cell>
          <table:table-cell table:number-columns-repeated="3"/>
          <table:covered-table-cell/>
        </table:table-row>
        <table:table-row table:style-name="ro2">
          <table:table-cell office:value-type="string">
            <text:p><text:a xlink:href="http://www.encyclopedia-titanica.org/titanic-victim/frank-parkes.html">PARKES, Mr Francis "Frank"</text:a></text:p>
          </table:table-cell>
          <table:table-cell office:value-type="float" office:value="18">
            <text:p>18</text:p>
          </table:table-cell>
          <table:table-cell office:value-type="string">
            <text:p>2nd Class</text:p>
          </table:table-cell>
          <table:table-cell office:value-type="float" office:value="239853">
            <text:p>239853</text:p>
          </table:table-cell>
          <table:table-cell table:style-name="ce3"/>
          <table:table-cell table:style-name="ce2" office:value-type="string">
            <text:p>H&amp;W Guarantee Group</text:p>
          </table:table-cell>
          <table:table-cell/>
          <table:table-cell office:value-type="string">
            <text:p><text:a xlink:href="http://www.encyclopedia-titanica.org/place/60/">Belfast</text:a></text:p>
          </table:table-cell>
          <table:table-cell table:style-name="ce2" office:value-type="string">
            <text:p><text:a xlink:href="http://www.encyclopedia-titanica.org/titanic-jobs/plumber.html">Plumb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lutie-davis-parrish.html">PARRISH, Mrs Lutie Davis</text:a></text:p>
          </table:table-cell>
          <table:table-cell office:value-type="float" office:value="59">
            <text:p>59</text:p>
          </table:table-cell>
          <table:table-cell office:value-type="string">
            <text:p>2nd Class</text:p>
          </table:table-cell>
          <table:table-cell office:value-type="float" office:value="230433">
            <text:p>230433</text:p>
          </table:table-cell>
          <table:table-cell office:value-type="string">
            <text:p>£26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12/">12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frederick-pengelly.html">PENGELLY, Mr Frederick William</text:a></text:p>
          </table:table-cell>
          <table:table-cell office:value-type="float" office:value="19">
            <text:p>19</text:p>
          </table:table-cell>
          <table:table-cell office:value-type="string">
            <text:p>2nd Class</text:p>
          </table:table-cell>
          <table:table-cell office:value-type="float" office:value="28665">
            <text:p>28665</text:p>
          </table:table-cell>
          <table:table-cell office:value-type="string">
            <text:p>£10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miner.html">Min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rene-pernot.html">PERNOT, Mr René</text:a></text:p>
          </table:table-cell>
          <table:table-cell office:value-type="float" office:value="39">
            <text:p>39</text:p>
          </table:table-cell>
          <table:table-cell office:value-type="string">
            <text:p>2nd Class</text:p>
          </table:table-cell>
          <table:table-cell office:value-type="float" office:value="2131">
            <text:p>2131</text:p>
          </table:table-cell>
          <table:table-cell office:value-type="string">
            <text:p>£15 1s </text:p>
          </table:table-cell>
          <table:table-cell table:style-name="ce2" office:value-type="string">
            <text:p>Servant</text:p>
          </table:table-cell>
          <table:table-cell/>
          <table:table-cell office:value-type="string">
            <text:p><text:a xlink:href="http://www.encyclopedia-titanica.org/place/2/">Cherbourg</text:a></text:p>
          </table:table-cell>
          <table:table-cell table:style-name="ce2" office:value-type="string">
            <text:p><text:a xlink:href="http://www.encyclopedia-titanica.org/titanic-jobs/chauffeur.html">Chauffeu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josef-peruschitz.html">PERUSCHITZ, Fr Josef</text:a></text:p>
          </table:table-cell>
          <table:table-cell office:value-type="float" office:value="41">
            <text:p>41</text:p>
          </table:table-cell>
          <table:table-cell office:value-type="string">
            <text:p>2nd Class</text:p>
          </table:table-cell>
          <table:table-cell office:value-type="float" office:value="237393">
            <text:p>237393</text:p>
          </table:table-cell>
          <table:table-cell office:value-type="string">
            <text:p>£13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priest.html">Priest / Minist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escott-phillips.html">PHILLIPS, Mr Escott Robert</text:a></text:p>
          </table:table-cell>
          <table:table-cell office:value-type="float" office:value="42">
            <text:p>42</text:p>
          </table:table-cell>
          <table:table-cell office:value-type="string">
            <text:p>2nd Class</text:p>
          </table:table-cell>
          <table:table-cell office:value-type="float" office:value="2">
            <text:p>2</text:p>
          </table:table-cell>
          <table:table-cell office:value-type="string">
            <text:p>£21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number-columns-repeated="4"/>
          <table:covered-table-cell/>
        </table:table-row>
        <table:table-row table:style-name="ro1">
          <table:table-cell office:value-type="string">
            <text:p><text:a xlink:href="http://www.encyclopedia-titanica.org/titanic-survivor/alice-phillips.html">PHILLIPS, Miss Alice Frances Louisa</text:a></text:p>
          </table:table-cell>
          <table:table-cell office:value-type="float" office:value="21">
            <text:p>21</text:p>
          </table:table-cell>
          <table:table-cell office:value-type="string">
            <text:p>2nd Class</text:p>
          </table:table-cell>
          <table:table-cell office:value-type="float" office:value="2">
            <text:p>2</text:p>
          </table:table-cell>
          <table:table-cell office:value-type="string">
            <text:p>£21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12/">12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survivor/kate-phillips.html">PHILLIPS, Miss Kate Florence</text:a></text:p>
          </table:table-cell>
          <table:table-cell office:value-type="float" office:value="19">
            <text:p>19</text:p>
          </table:table-cell>
          <table:table-cell office:value-type="string">
            <text:p>2nd Class</text:p>
          </table:table-cell>
          <table:table-cell office:value-type="float" office:value="250655">
            <text:p>250655</text:p>
          </table:table-cell>
          <table:table-cell office:value-type="string">
            <text:p>£26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11/">11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survivor/rosa-pinsky.html">PINSKY, Mrs Rosa</text:a></text:p>
          </table:table-cell>
          <table:table-cell office:value-type="float" office:value="32">
            <text:p>32</text:p>
          </table:table-cell>
          <table:table-cell office:value-type="string">
            <text:p>2nd Class</text:p>
          </table:table-cell>
          <table:table-cell office:value-type="float" office:value="234604">
            <text:p>234604</text:p>
          </table:table-cell>
          <table:table-cell office:value-type="string">
            <text:p>£13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9/">9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martin-ponesell.html">PONESELL, Mr Martin</text:a></text:p>
          </table:table-cell>
          <table:table-cell office:value-type="float" office:value="24">
            <text:p>24</text:p>
          </table:table-cell>
          <table:table-cell office:value-type="string">
            <text:p>2nd Class</text:p>
          </table:table-cell>
          <table:table-cell office:value-type="float" office:value="250647">
            <text:p>250647</text:p>
          </table:table-cell>
          <table:table-cell office:value-type="string">
            <text:p>£13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number-columns-repeated="4"/>
          <table:covered-table-cell/>
        </table:table-row>
        <table:table-row table:style-name="ro1">
          <table:table-cell office:value-type="string">
            <text:p><text:a xlink:href="http://www.encyclopedia-titanica.org/titanic-survivor/emilio-portaluppi.html">PORTALUPPI, Mr Emilio Ilario Giuseppe</text:a></text:p>
          </table:table-cell>
          <table:table-cell office:value-type="float" office:value="30">
            <text:p>30</text:p>
          </table:table-cell>
          <table:table-cell office:value-type="string">
            <text:p>2nd Class</text:p>
          </table:table-cell>
          <table:table-cell office:value-type="float" office:value="34644">
            <text:p>34644</text:p>
          </table:table-cell>
          <table:table-cell office:value-type="string">
            <text:p>£12 14s 9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/>
          <table:table-cell table:style-name="ce2" office:value-type="string">
            <text:p><text:a xlink:href="http://www.encyclopedia-titanica.org/boat/14/">14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franz-pulbaum.html">PULBAUM, Mr Franz</text:a></text:p>
          </table:table-cell>
          <table:table-cell office:value-type="float" office:value="27">
            <text:p>27</text:p>
          </table:table-cell>
          <table:table-cell office:value-type="string">
            <text:p>2nd Class</text:p>
          </table:table-cell>
          <table:table-cell office:value-type="float" office:value="2168">
            <text:p>2168</text:p>
          </table:table-cell>
          <table:table-cell office:value-type="string">
            <text:p>£15 8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table:number-columns-repeated="4"/>
          <table:covered-table-cell/>
        </table:table-row>
        <table:table-row table:style-name="ro1">
          <table:table-cell office:value-type="string">
            <text:p><text:a xlink:href="http://www.encyclopedia-titanica.org/titanic-survivor/jane-quick.html">QUICK, Mrs Jane</text:a></text:p>
          </table:table-cell>
          <table:table-cell office:value-type="float" office:value="33">
            <text:p>33</text:p>
          </table:table-cell>
          <table:table-cell office:value-type="string">
            <text:p>2nd Class</text:p>
          </table:table-cell>
          <table:table-cell office:value-type="float" office:value="26360">
            <text:p>26360</text:p>
          </table:table-cell>
          <table:table-cell office:value-type="string">
            <text:p>£26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11/">11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survivor/winifred-vera-quick.html">QUICK, Miss Winifred Vera</text:a></text:p>
          </table:table-cell>
          <table:table-cell office:value-type="float" office:value="8">
            <text:p>8</text:p>
          </table:table-cell>
          <table:table-cell office:value-type="string">
            <text:p>2nd Class</text:p>
          </table:table-cell>
          <table:table-cell office:value-type="float" office:value="26360">
            <text:p>26360</text:p>
          </table:table-cell>
          <table:table-cell office:value-type="string">
            <text:p>£26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11/">11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survivor/phyllis-may-quick.html">QUICK, Miss Phyllis May</text:a></text:p>
          </table:table-cell>
          <table:table-cell office:value-type="float" office:value="2">
            <text:p>2</text:p>
          </table:table-cell>
          <table:table-cell office:value-type="string">
            <text:p>2nd Class</text:p>
          </table:table-cell>
          <table:table-cell office:value-type="float" office:value="26360">
            <text:p>26360</text:p>
          </table:table-cell>
          <table:table-cell office:value-type="string">
            <text:p>£26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11/">11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david-reeves.html">REEVES, Mr David</text:a></text:p>
          </table:table-cell>
          <table:table-cell office:value-type="float" office:value="36">
            <text:p>36</text:p>
          </table:table-cell>
          <table:table-cell office:value-type="string">
            <text:p>2nd Class</text:p>
          </table:table-cell>
          <table:table-cell office:value-type="float" office:value="17248">
            <text:p>17248</text:p>
          </table:table-cell>
          <table:table-cell office:value-type="string">
            <text:p>£10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carpenter-joiner.html">Carpenter / Join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peter-henry-renouf.html">RENOUF, Mr Peter Henry</text:a></text:p>
          </table:table-cell>
          <table:table-cell office:value-type="float" office:value="33">
            <text:p>33</text:p>
          </table:table-cell>
          <table:table-cell office:value-type="string">
            <text:p>2nd Class</text:p>
          </table:table-cell>
          <table:table-cell office:value-type="float" office:value="31027">
            <text:p>31027</text:p>
          </table:table-cell>
          <table:table-cell office:value-type="string">
            <text:p>£21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carpenter-joiner.html">Carpenter / Join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lillian-renouf.html">RENOUF, Mrs Lillian</text:a></text:p>
          </table:table-cell>
          <table:table-cell office:value-type="float" office:value="30">
            <text:p>30</text:p>
          </table:table-cell>
          <table:table-cell office:value-type="string">
            <text:p>2nd Class</text:p>
          </table:table-cell>
          <table:table-cell office:value-type="float" office:value="31027">
            <text:p>31027</text:p>
          </table:table-cell>
          <table:table-cell office:value-type="string">
            <text:p>£21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number-columns-repeated="4"/>
          <table:covered-table-cell/>
        </table:table-row>
        <table:table-row table:style-name="ro1">
          <table:table-cell office:value-type="string">
            <text:p><text:a xlink:href="http://www.encyclopedia-titanica.org/titanic-survivor/encarnacion-reynaldo.html">REYNALDO, Ms Encarnacion</text:a></text:p>
          </table:table-cell>
          <table:table-cell office:value-type="float" office:value="28">
            <text:p>28</text:p>
          </table:table-cell>
          <table:table-cell office:value-type="string">
            <text:p>2nd Class</text:p>
          </table:table-cell>
          <table:table-cell office:value-type="float" office:value="230434">
            <text:p>230434</text:p>
          </table:table-cell>
          <table:table-cell office:value-type="string">
            <text:p>£13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9/">9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emile-phillippe-richard.html">RICHARD, Mr Emile Phillippe</text:a></text:p>
          </table:table-cell>
          <table:table-cell office:value-type="float" office:value="23">
            <text:p>23</text:p>
          </table:table-cell>
          <table:table-cell office:value-type="string">
            <text:p>2nd Class</text:p>
          </table:table-cell>
          <table:table-cell office:value-type="float" office:value="2133">
            <text:p>2133</text:p>
          </table:table-cell>
          <table:table-cell office:value-type="string">
            <text:p>£15 11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table:number-columns-repeated="4"/>
          <table:covered-table-cell/>
        </table:table-row>
        <table:table-row table:style-name="ro1">
          <table:table-cell office:value-type="string">
            <text:p><text:a xlink:href="http://www.encyclopedia-titanica.org/titanic-survivor/emily-richards.html">RICHARDS, Mrs Emily</text:a></text:p>
          </table:table-cell>
          <table:table-cell office:value-type="float" office:value="24">
            <text:p>24</text:p>
          </table:table-cell>
          <table:table-cell office:value-type="string">
            <text:p>2nd Class</text:p>
          </table:table-cell>
          <table:table-cell office:value-type="float" office:value="29106">
            <text:p>29106</text:p>
          </table:table-cell>
          <table:table-cell office:value-type="string">
            <text:p>£18 15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4/">4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survivor/william-rowe-richards.html">RICHARDS, Master William Rowe</text:a></text:p>
          </table:table-cell>
          <table:table-cell office:value-type="float" office:value="3">
            <text:p>3</text:p>
          </table:table-cell>
          <table:table-cell office:value-type="string">
            <text:p>2nd Class</text:p>
          </table:table-cell>
          <table:table-cell office:value-type="float" office:value="29106">
            <text:p>29106</text:p>
          </table:table-cell>
          <table:table-cell office:value-type="string">
            <text:p>£18 15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4/">4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survivor/sibley-george-richards.html">RICHARDS, Master Sibley George</text:a></text:p>
          </table:table-cell>
          <table:table-cell office:value-type="string">
            <text:p>9m</text:p>
          </table:table-cell>
          <table:table-cell office:value-type="string">
            <text:p>2nd Class</text:p>
          </table:table-cell>
          <table:table-cell office:value-type="float" office:value="29106">
            <text:p>29106</text:p>
          </table:table-cell>
          <table:table-cell office:value-type="string">
            <text:p>£18 15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4/">4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survivor/lucy-ridsdale.html">RIDSDALE, Miss Lucy</text:a></text:p>
          </table:table-cell>
          <table:table-cell office:value-type="float" office:value="50">
            <text:p>50</text:p>
          </table:table-cell>
          <table:table-cell office:value-type="string">
            <text:p>2nd Class</text:p>
          </table:table-cell>
          <table:table-cell office:value-type="float" office:value="14258">
            <text:p>14258</text:p>
          </table:table-cell>
          <table:table-cell office:value-type="string">
            <text:p>£10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13/">13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reginald-harry-rogers.html">ROGERS, Mr Reginald Harry</text:a></text:p>
          </table:table-cell>
          <table:table-cell office:value-type="float" office:value="18">
            <text:p>18</text:p>
          </table:table-cell>
          <table:table-cell office:value-type="string">
            <text:p>2nd Class</text:p>
          </table:table-cell>
          <table:table-cell office:value-type="float" office:value="28004">
            <text:p>28004</text:p>
          </table:table-cell>
          <table:table-cell office:value-type="string">
            <text:p>£10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number-columns-repeated="4"/>
          <table:covered-table-cell/>
        </table:table-row>
        <table:table-row table:style-name="ro1">
          <table:table-cell office:value-type="string">
            <text:p><text:a xlink:href="http://www.encyclopedia-titanica.org/titanic-survivor/emily-rugg.html">RUGG, Miss Emily</text:a></text:p>
          </table:table-cell>
          <table:table-cell office:value-type="float" office:value="21">
            <text:p>21</text:p>
          </table:table-cell>
          <table:table-cell office:value-type="string">
            <text:p>2nd Class</text:p>
          </table:table-cell>
          <table:table-cell office:value-type="float" office:value="31026">
            <text:p>31026</text:p>
          </table:table-cell>
          <table:table-cell office:value-type="string">
            <text:p>£10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12/">12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august-schmidt.html">SCHMIDT, Mr August</text:a></text:p>
          </table:table-cell>
          <table:table-cell office:value-type="float" office:value="26">
            <text:p>26</text:p>
          </table:table-cell>
          <table:table-cell office:value-type="string">
            <text:p>2nd Class</text:p>
          </table:table-cell>
          <table:table-cell office:value-type="float" office:value="248659">
            <text:p>248659</text:p>
          </table:table-cell>
          <table:table-cell office:value-type="string">
            <text:p>£13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number-columns-repeated="4"/>
          <table:covered-table-cell/>
        </table:table-row>
        <table:table-row table:style-name="ro1">
          <table:table-cell office:value-type="string">
            <text:p><text:a xlink:href="http://www.encyclopedia-titanica.org/titanic-victim/charles-sedgwick.html">SEDGWICK, Mr Charles Frederick Waddington</text:a></text:p>
          </table:table-cell>
          <table:table-cell office:value-type="float" office:value="25">
            <text:p>25</text:p>
          </table:table-cell>
          <table:table-cell office:value-type="string">
            <text:p>2nd Class</text:p>
          </table:table-cell>
          <table:table-cell office:value-type="float" office:value="244361">
            <text:p>244361</text:p>
          </table:table-cell>
          <table:table-cell office:value-type="string">
            <text:p>£13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number-columns-repeated="4"/>
          <table:covered-table-cell/>
        </table:table-row>
        <table:table-row table:style-name="ro1">
          <table:table-cell office:value-type="string">
            <text:p><text:a xlink:href="http://www.encyclopedia-titanica.org/titanic-victim/percival-sharp.html">SHARP, Mr Percival</text:a></text:p>
          </table:table-cell>
          <table:table-cell office:value-type="float" office:value="27">
            <text:p>27</text:p>
          </table:table-cell>
          <table:table-cell office:value-type="string">
            <text:p>2nd Class</text:p>
          </table:table-cell>
          <table:table-cell office:value-type="float" office:value="244358">
            <text:p>244358</text:p>
          </table:table-cell>
          <table:table-cell office:value-type="string">
            <text:p>£26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number-columns-repeated="4"/>
          <table:covered-table-cell/>
        </table:table-row>
        <table:table-row table:style-name="ro1">
          <table:table-cell office:value-type="string">
            <text:p><text:a xlink:href="http://www.encyclopedia-titanica.org/titanic-survivor/imanita-parrish-shelley.html">SHELLEY, Mrs Imanita Parrish</text:a></text:p>
          </table:table-cell>
          <table:table-cell office:value-type="float" office:value="25">
            <text:p>25</text:p>
          </table:table-cell>
          <table:table-cell office:value-type="string">
            <text:p>2nd Class</text:p>
          </table:table-cell>
          <table:table-cell office:value-type="float" office:value="230433">
            <text:p>230433</text:p>
          </table:table-cell>
          <table:table-cell office:value-type="string">
            <text:p>£26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12/">12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survivor/lyyli-karoliina-silven.html">SILVéN, Miss Lyyli Karoliina</text:a></text:p>
          </table:table-cell>
          <table:table-cell office:value-type="float" office:value="17">
            <text:p>17</text:p>
          </table:table-cell>
          <table:table-cell office:value-type="string">
            <text:p>2nd Class</text:p>
          </table:table-cell>
          <table:table-cell office:value-type="float" office:value="250652">
            <text:p>250652</text:p>
          </table:table-cell>
          <table:table-cell office:value-type="string">
            <text:p>£13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16/">16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survivor/maude-sincock.html">SINCOCK, Miss Maude</text:a></text:p>
          </table:table-cell>
          <table:table-cell office:value-type="float" office:value="20">
            <text:p>20</text:p>
          </table:table-cell>
          <table:table-cell office:value-type="string">
            <text:p>2nd Class</text:p>
          </table:table-cell>
          <table:table-cell office:value-type="float" office:value="33112">
            <text:p>33112</text:p>
          </table:table-cell>
          <table:table-cell office:value-type="string">
            <text:p>£36 15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11/">11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survivor/anna-sinkkonen.html">SINKKONEN, Miss Anna</text:a></text:p>
          </table:table-cell>
          <table:table-cell office:value-type="float" office:value="30">
            <text:p>30</text:p>
          </table:table-cell>
          <table:table-cell office:value-type="string">
            <text:p>2nd Class</text:p>
          </table:table-cell>
          <table:table-cell office:value-type="float" office:value="250648">
            <text:p>250648</text:p>
          </table:table-cell>
          <table:table-cell office:value-type="string">
            <text:p>£13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10/">10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ernst-adolf-sjostedt.html">SJöSTEDT, Mr Ernst Adolf</text:a></text:p>
          </table:table-cell>
          <table:table-cell office:value-type="float" office:value="59">
            <text:p>59</text:p>
          </table:table-cell>
          <table:table-cell office:value-type="string">
            <text:p>2nd Class</text:p>
          </table:table-cell>
          <table:table-cell office:value-type="float" office:value="237442">
            <text:p>237442</text:p>
          </table:table-cell>
          <table:table-cell office:value-type="string">
            <text:p>£13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number-columns-repeated="4"/>
          <table:covered-table-cell/>
        </table:table-row>
        <table:table-row table:style-name="ro1">
          <table:table-cell office:value-type="string">
            <text:p><text:a xlink:href="http://www.encyclopedia-titanica.org/titanic-survivor/hilda-mary-slayter.html">SLAYTER, Miss Hilda Mary</text:a></text:p>
          </table:table-cell>
          <table:table-cell office:value-type="float" office:value="30">
            <text:p>30</text:p>
          </table:table-cell>
          <table:table-cell office:value-type="string">
            <text:p>2nd Class</text:p>
          </table:table-cell>
          <table:table-cell office:value-type="float" office:value="234818">
            <text:p>234818</text:p>
          </table:table-cell>
          <table:table-cell office:value-type="string">
            <text:p>£12 7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/>
          <table:table-cell table:style-name="ce2" office:value-type="string">
            <text:p><text:a xlink:href="http://www.encyclopedia-titanica.org/boat/13/">13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richard-james-slemen.html">SLEMEN, Mr Richard James</text:a></text:p>
          </table:table-cell>
          <table:table-cell office:value-type="float" office:value="35">
            <text:p>35</text:p>
          </table:table-cell>
          <table:table-cell office:value-type="string">
            <text:p>2nd Class</text:p>
          </table:table-cell>
          <table:table-cell office:value-type="float" office:value="28206">
            <text:p>28206</text:p>
          </table:table-cell>
          <table:table-cell office:value-type="string">
            <text:p>£10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number-columns-repeated="4"/>
          <table:covered-table-cell/>
        </table:table-row>
        <table:table-row table:style-name="ro1">
          <table:table-cell office:value-type="string">
            <text:p><text:a xlink:href="http://www.encyclopedia-titanica.org/titanic-survivor/marion-elsie-smith.html">SMITH, Miss Marion Elsie</text:a></text:p>
          </table:table-cell>
          <table:table-cell office:value-type="float" office:value="39">
            <text:p>39</text:p>
          </table:table-cell>
          <table:table-cell office:value-type="string">
            <text:p>2nd Class</text:p>
          </table:table-cell>
          <table:table-cell office:value-type="float" office:value="31418">
            <text:p>31418</text:p>
          </table:table-cell>
          <table:table-cell office:value-type="string">
            <text:p>£13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9/">9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samuel-james-hayden-sobey.html">SOBEY, Mr Samuel James Hayden</text:a></text:p>
          </table:table-cell>
          <table:table-cell office:value-type="float" office:value="25">
            <text:p>25</text:p>
          </table:table-cell>
          <table:table-cell office:value-type="string">
            <text:p>2nd Class</text:p>
          </table:table-cell>
          <table:table-cell office:value-type="float" office:value="29178">
            <text:p>29178</text:p>
          </table:table-cell>
          <table:table-cell office:value-type="string">
            <text:p>£13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quarryman.html">Quarryman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samuel-ward-stanton.html">STANTON, Mr Samuel Ward</text:a></text:p>
          </table:table-cell>
          <table:table-cell office:value-type="float" office:value="42">
            <text:p>42</text:p>
          </table:table-cell>
          <table:table-cell office:value-type="string">
            <text:p>2nd Class</text:p>
          </table:table-cell>
          <table:table-cell office:value-type="float" office:value="237734">
            <text:p>237734</text:p>
          </table:table-cell>
          <table:table-cell office:value-type="string">
            <text:p>£15 11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table:number-columns-repeated="4"/>
          <table:covered-table-cell/>
        </table:table-row>
        <table:table-row table:style-name="ro1">
          <table:table-cell office:value-type="string">
            <text:p><text:a xlink:href="http://www.encyclopedia-titanica.org/titanic-victim/philip-joseph-stokes.html">STOKES, Mr Philip Joseph</text:a></text:p>
          </table:table-cell>
          <table:table-cell office:value-type="float" office:value="25">
            <text:p>25</text:p>
          </table:table-cell>
          <table:table-cell office:value-type="string">
            <text:p>2nd Class</text:p>
          </table:table-cell>
          <table:table-cell office:value-type="float" office:value="13540">
            <text:p>13540</text:p>
          </table:table-cell>
          <table:table-cell office:value-type="string">
            <text:p>£10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bricklayer.html">Bricklayer</text:a></text:p>
          </table:table-cell>
          <table:table-cell/>
          <table:table-cell table:style-name="ce2" office:value-type="string">
            <text:p><text:a xlink:href="http://www.encyclopedia-titanica.org/titanic-victims/81/">81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george-swane.html">SWANE, Mr George</text:a></text:p>
          </table:table-cell>
          <table:table-cell office:value-type="float" office:value="19">
            <text:p>19</text:p>
          </table:table-cell>
          <table:table-cell office:value-type="string">
            <text:p>2nd Class</text:p>
          </table:table-cell>
          <table:table-cell office:value-type="float" office:value="248734">
            <text:p>248734</text:p>
          </table:table-cell>
          <table:table-cell office:value-type="string">
            <text:p>£13 </text:p>
          </table:table-cell>
          <table:table-cell table:style-name="ce2" office:value-type="string">
            <text:p>Servant</text:p>
          </table:table-cell>
          <table:table-cell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chauffeur.html">Chauffeur</text:a></text:p>
          </table:table-cell>
          <table:table-cell/>
          <table:table-cell table:style-name="ce2" office:value-type="string">
            <text:p><text:a xlink:href="http://www.encyclopedia-titanica.org/titanic-victims/294/">294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george-frederick-sweet.html">SWEET, Mr George Frederick</text:a></text:p>
          </table:table-cell>
          <table:table-cell office:value-type="float" office:value="14">
            <text:p>14</text:p>
          </table:table-cell>
          <table:table-cell office:value-type="string">
            <text:p>2nd Class</text:p>
          </table:table-cell>
          <table:table-cell office:value-type="float" office:value="220845">
            <text:p>220845</text:p>
          </table:table-cell>
          <table:table-cell office:value-type="string">
            <text:p>£65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farm-labourer.html">Farm Labour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percy-cornelius-taylor.html">TAYLOR, Mr Percy Cornelius</text:a></text:p>
          </table:table-cell>
          <table:table-cell office:value-type="float" office:value="32">
            <text:p>32</text:p>
          </table:table-cell>
          <table:table-cell office:value-type="string">
            <text:p>2nd Class</text:p>
          </table:table-cell>
          <table:table-cell office:value-type="float" office:value="250654">
            <text:p>250654</text:p>
          </table:table-cell>
          <table:table-cell table:style-name="ce3"/>
          <table:table-cell table:style-name="ce2" office:value-type="string">
            <text:p>Musician</text:p>
          </table:table-cell>
          <table:table-cell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musician.html">Musician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ellen-mary-toomey.html">TOOMEY, Miss Ellen Mary</text:a></text:p>
          </table:table-cell>
          <table:table-cell office:value-type="float" office:value="48">
            <text:p>48</text:p>
          </table:table-cell>
          <table:table-cell office:value-type="string">
            <text:p>2nd Class</text:p>
          </table:table-cell>
          <table:table-cell office:value-type="float" office:value="13531">
            <text:p>13531</text:p>
          </table:table-cell>
          <table:table-cell office:value-type="string">
            <text:p>£10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servant.html">Servant</text:a></text:p>
          </table:table-cell>
          <table:table-cell table:style-name="ce2" office:value-type="string">
            <text:p><text:a xlink:href="http://www.encyclopedia-titanica.org/boat/9/">9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moses-aaron-troupiansky.html">TROUPIANSKY, Mr Moses Aaron</text:a></text:p>
          </table:table-cell>
          <table:table-cell office:value-type="float" office:value="23">
            <text:p>23</text:p>
          </table:table-cell>
          <table:table-cell office:value-type="string">
            <text:p>2nd Class</text:p>
          </table:table-cell>
          <table:table-cell office:value-type="float" office:value="233639">
            <text:p>233639</text:p>
          </table:table-cell>
          <table:table-cell office:value-type="string">
            <text:p>£13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shop-assistant.html">Shop Assistant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jessie-trout.html">TROUT, Mrs Jessie L.</text:a></text:p>
          </table:table-cell>
          <table:table-cell office:value-type="float" office:value="26">
            <text:p>26</text:p>
          </table:table-cell>
          <table:table-cell office:value-type="string">
            <text:p>2nd Class</text:p>
          </table:table-cell>
          <table:table-cell office:value-type="float" office:value="240929">
            <text:p>240929</text:p>
          </table:table-cell>
          <table:table-cell office:value-type="string">
            <text:p>£12 13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9/">9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survivor/edwina-troutt.html">TROUTT, Miss Edwina Celia</text:a></text:p>
          </table:table-cell>
          <table:table-cell office:value-type="float" office:value="27">
            <text:p>27</text:p>
          </table:table-cell>
          <table:table-cell office:value-type="string">
            <text:p>2nd Class</text:p>
          </table:table-cell>
          <table:table-cell office:value-type="float" office:value="34218">
            <text:p>34218</text:p>
          </table:table-cell>
          <table:table-cell office:value-type="string">
            <text:p>£10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16/">16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william-turpin.html">TURPIN, Mr William John</text:a></text:p>
          </table:table-cell>
          <table:table-cell office:value-type="float" office:value="29">
            <text:p>29</text:p>
          </table:table-cell>
          <table:table-cell office:value-type="string">
            <text:p>2nd Class</text:p>
          </table:table-cell>
          <table:table-cell office:value-type="float" office:value="11668">
            <text:p>11668</text:p>
          </table:table-cell>
          <table:table-cell office:value-type="string">
            <text:p>£21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carpenter-joiner.html">Carpenter / Join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dorothy-ann-turpin.html">TURPIN, Mrs Dorothy Ann</text:a></text:p>
          </table:table-cell>
          <table:table-cell office:value-type="float" office:value="27">
            <text:p>27</text:p>
          </table:table-cell>
          <table:table-cell office:value-type="string">
            <text:p>2nd Class</text:p>
          </table:table-cell>
          <table:table-cell office:value-type="float" office:value="11668">
            <text:p>11668</text:p>
          </table:table-cell>
          <table:table-cell office:value-type="string">
            <text:p>£21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housewife.html">Housewife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james-veal.html">VEAL, Mr James</text:a></text:p>
          </table:table-cell>
          <table:table-cell office:value-type="float" office:value="40">
            <text:p>40</text:p>
          </table:table-cell>
          <table:table-cell office:value-type="string">
            <text:p>2nd Class</text:p>
          </table:table-cell>
          <table:table-cell office:value-type="float" office:value="28221">
            <text:p>28221</text:p>
          </table:table-cell>
          <table:table-cell office:value-type="string">
            <text:p>£13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number-columns-repeated="4"/>
          <table:covered-table-cell/>
        </table:table-row>
        <table:table-row table:style-name="ro1">
          <table:table-cell office:value-type="string">
            <text:p><text:a xlink:href="http://www.encyclopedia-titanica.org/titanic-survivor/nellie-wallcroft.html">WALLCROFT, Miss Ellen "Nellie"</text:a></text:p>
          </table:table-cell>
          <table:table-cell office:value-type="float" office:value="36">
            <text:p>36</text:p>
          </table:table-cell>
          <table:table-cell office:value-type="string">
            <text:p>2nd Class</text:p>
          </table:table-cell>
          <table:table-cell office:value-type="float" office:value="13528">
            <text:p>13528</text:p>
          </table:table-cell>
          <table:table-cell office:value-type="string">
            <text:p>£21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14/">14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john-james-ware.html">WARE, Mr John James</text:a></text:p>
          </table:table-cell>
          <table:table-cell office:value-type="float" office:value="45">
            <text:p>45</text:p>
          </table:table-cell>
          <table:table-cell office:value-type="string">
            <text:p>2nd Class</text:p>
          </table:table-cell>
          <table:table-cell office:value-type="float" office:value="31352">
            <text:p>31352</text:p>
          </table:table-cell>
          <table:table-cell office:value-type="string">
            <text:p>£21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number-columns-repeated="4"/>
          <table:covered-table-cell/>
        </table:table-row>
        <table:table-row table:style-name="ro1">
          <table:table-cell office:value-type="string">
            <text:p><text:a xlink:href="http://www.encyclopedia-titanica.org/titanic-survivor/florence-louise-ware.html">WARE, Mrs Florence Louise</text:a></text:p>
          </table:table-cell>
          <table:table-cell office:value-type="float" office:value="31">
            <text:p>31</text:p>
          </table:table-cell>
          <table:table-cell office:value-type="string">
            <text:p>2nd Class</text:p>
          </table:table-cell>
          <table:table-cell office:value-type="float" office:value="31352">
            <text:p>31352</text:p>
          </table:table-cell>
          <table:table-cell office:value-type="string">
            <text:p>£21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10/">10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william-jeffery-ware.html">WARE, Mr William Jeffery</text:a></text:p>
          </table:table-cell>
          <table:table-cell office:value-type="float" office:value="23">
            <text:p>23</text:p>
          </table:table-cell>
          <table:table-cell office:value-type="string">
            <text:p>2nd Class</text:p>
          </table:table-cell>
          <table:table-cell office:value-type="float" office:value="28666">
            <text:p>28666</text:p>
          </table:table-cell>
          <table:table-cell office:value-type="string">
            <text:p>£10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number-columns-repeated="4"/>
          <table:covered-table-cell/>
        </table:table-row>
        <table:table-row table:style-name="ro2">
          <table:table-cell office:value-type="string">
            <text:p><text:a xlink:href="http://www.encyclopedia-titanica.org/titanic-victim/ennis-hastings-watson.html">WATSON, Mr Ennis Hastings</text:a></text:p>
          </table:table-cell>
          <table:table-cell office:value-type="float" office:value="15">
            <text:p>15</text:p>
          </table:table-cell>
          <table:table-cell office:value-type="string">
            <text:p>2nd Class</text:p>
          </table:table-cell>
          <table:table-cell office:value-type="float" office:value="239856">
            <text:p>239856</text:p>
          </table:table-cell>
          <table:table-cell table:style-name="ce3"/>
          <table:table-cell table:style-name="ce2" office:value-type="string">
            <text:p>H&amp;W Guarantee Group</text:p>
          </table:table-cell>
          <table:table-cell/>
          <table:table-cell office:value-type="string">
            <text:p><text:a xlink:href="http://www.encyclopedia-titanica.org/place/60/">Belfast</text:a></text:p>
          </table:table-cell>
          <table:table-cell table:style-name="ce2" office:value-type="string">
            <text:p><text:a xlink:href="http://www.encyclopedia-titanica.org/titanic-jobs/electrician.html">Apprentice Electrician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bessie-watt.html">WATT, Mrs Elizabeth "Bessie" Inglis</text:a></text:p>
          </table:table-cell>
          <table:table-cell office:value-type="float" office:value="40">
            <text:p>40</text:p>
          </table:table-cell>
          <table:table-cell office:value-type="string">
            <text:p>2nd Class</text:p>
          </table:table-cell>
          <table:table-cell office:value-type="float" office:value="33595">
            <text:p>33595</text:p>
          </table:table-cell>
          <table:table-cell office:value-type="string">
            <text:p>£15 15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9/">9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survivor/bertha-watt.html">WATT, Miss Robertha Josephine "Bertha"</text:a></text:p>
          </table:table-cell>
          <table:table-cell office:value-type="float" office:value="12">
            <text:p>12</text:p>
          </table:table-cell>
          <table:table-cell office:value-type="string">
            <text:p>2nd Class</text:p>
          </table:table-cell>
          <table:table-cell office:value-type="float" office:value="33595">
            <text:p>33595</text:p>
          </table:table-cell>
          <table:table-cell office:value-type="string">
            <text:p>£15 15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9/">9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survivor/susan-webber.html">WEBBER, Miss Susan</text:a></text:p>
          </table:table-cell>
          <table:table-cell office:value-type="float" office:value="37">
            <text:p>37</text:p>
          </table:table-cell>
          <table:table-cell office:value-type="string">
            <text:p>2nd Class</text:p>
          </table:table-cell>
          <table:table-cell office:value-type="float" office:value="27267">
            <text:p>27267</text:p>
          </table:table-cell>
          <table:table-cell office:value-type="string">
            <text:p>£13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12/">12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leopold-weisz.html">WEISZ, Mr Leopold</text:a></text:p>
          </table:table-cell>
          <table:table-cell office:value-type="float" office:value="28">
            <text:p>28</text:p>
          </table:table-cell>
          <table:table-cell office:value-type="string">
            <text:p>2nd Class</text:p>
          </table:table-cell>
          <table:table-cell office:value-type="float" office:value="228414">
            <text:p>228414</text:p>
          </table:table-cell>
          <table:table-cell office:value-type="string">
            <text:p>£26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number-columns-repeated="2"/>
          <table:table-cell table:style-name="ce2" office:value-type="string">
            <text:p><text:a xlink:href="http://www.encyclopedia-titanica.org/titanic-victims/293/">293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survivor/mathilde-francoise-weisz.html">WEISZ, Mrs Mathilde Françoise</text:a></text:p>
          </table:table-cell>
          <table:table-cell office:value-type="float" office:value="37">
            <text:p>37</text:p>
          </table:table-cell>
          <table:table-cell office:value-type="string">
            <text:p>2nd Class</text:p>
          </table:table-cell>
          <table:table-cell office:value-type="float" office:value="228414">
            <text:p>228414</text:p>
          </table:table-cell>
          <table:table-cell office:value-type="string">
            <text:p>£26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10/">10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survivor/addie-dart-wells.html">WELLS, Mrs "Addie" Dart</text:a></text:p>
          </table:table-cell>
          <table:table-cell office:value-type="float" office:value="29">
            <text:p>29</text:p>
          </table:table-cell>
          <table:table-cell office:value-type="string">
            <text:p>2nd Class</text:p>
          </table:table-cell>
          <table:table-cell office:value-type="float" office:value="29103">
            <text:p>29103</text:p>
          </table:table-cell>
          <table:table-cell office:value-type="string">
            <text:p>£23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14/">14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survivor/joan-wells.html">WELLS, Miss Joan</text:a></text:p>
          </table:table-cell>
          <table:table-cell office:value-type="float" office:value="4">
            <text:p>4</text:p>
          </table:table-cell>
          <table:table-cell office:value-type="string">
            <text:p>2nd Class</text:p>
          </table:table-cell>
          <table:table-cell office:value-type="float" office:value="29103">
            <text:p>29103</text:p>
          </table:table-cell>
          <table:table-cell office:value-type="string">
            <text:p>£23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14/">14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survivor/ralph-lester-wells.html">WELLS, Master Ralph Lester</text:a></text:p>
          </table:table-cell>
          <table:table-cell office:value-type="float" office:value="2">
            <text:p>2</text:p>
          </table:table-cell>
          <table:table-cell office:value-type="string">
            <text:p>2nd Class</text:p>
          </table:table-cell>
          <table:table-cell office:value-type="float" office:value="29103">
            <text:p>29103</text:p>
          </table:table-cell>
          <table:table-cell office:value-type="string">
            <text:p>£23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14/">14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edwy-arthur-west.html">WEST, Mr Edwy Arthur</text:a></text:p>
          </table:table-cell>
          <table:table-cell office:value-type="float" office:value="36">
            <text:p>36</text:p>
          </table:table-cell>
          <table:table-cell office:value-type="string">
            <text:p>2nd Class</text:p>
          </table:table-cell>
          <table:table-cell office:value-type="float" office:value="34651">
            <text:p>34651</text:p>
          </table:table-cell>
          <table:table-cell office:value-type="string">
            <text:p>£27 15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number-columns-repeated="4"/>
          <table:covered-table-cell/>
        </table:table-row>
        <table:table-row table:style-name="ro1">
          <table:table-cell office:value-type="string">
            <text:p><text:a xlink:href="http://www.encyclopedia-titanica.org/titanic-survivor/ada-mary-west.html">WEST, Mrs Ada Mary</text:a></text:p>
          </table:table-cell>
          <table:table-cell office:value-type="float" office:value="33">
            <text:p>33</text:p>
          </table:table-cell>
          <table:table-cell office:value-type="string">
            <text:p>2nd Class</text:p>
          </table:table-cell>
          <table:table-cell office:value-type="float" office:value="34651">
            <text:p>34651</text:p>
          </table:table-cell>
          <table:table-cell office:value-type="string">
            <text:p>£27 15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10/">10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survivor/constance-mirium-west.html">WEST, Miss Constance Mirium</text:a></text:p>
          </table:table-cell>
          <table:table-cell office:value-type="float" office:value="4">
            <text:p>4</text:p>
          </table:table-cell>
          <table:table-cell office:value-type="string">
            <text:p>2nd Class</text:p>
          </table:table-cell>
          <table:table-cell office:value-type="float" office:value="34651">
            <text:p>34651</text:p>
          </table:table-cell>
          <table:table-cell office:value-type="string">
            <text:p>£27 15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10/">10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survivor/barbara-joyce-west.html">WEST, Miss Barbara Joyce</text:a></text:p>
          </table:table-cell>
          <table:table-cell office:value-type="string">
            <text:p>10m</text:p>
          </table:table-cell>
          <table:table-cell office:value-type="string">
            <text:p>2nd Class</text:p>
          </table:table-cell>
          <table:table-cell office:value-type="float" office:value="34651">
            <text:p>34651</text:p>
          </table:table-cell>
          <table:table-cell office:value-type="string">
            <text:p>£27 15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10/">10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edward-wheadon.html">WHEADON, Mr Edward H.</text:a></text:p>
          </table:table-cell>
          <table:table-cell office:value-type="float" office:value="66">
            <text:p>66</text:p>
          </table:table-cell>
          <table:table-cell office:value-type="string">
            <text:p>2nd Class</text:p>
          </table:table-cell>
          <table:table-cell office:value-type="float" office:value="24579">
            <text:p>24579</text:p>
          </table:table-cell>
          <table:table-cell office:value-type="string">
            <text:p>£10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farmer.html">Farm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edwin-charles-fred-wheeler.html">WHEELER, Mr Edwin Charles "Fred"</text:a></text:p>
          </table:table-cell>
          <table:table-cell office:value-type="float" office:value="24">
            <text:p>24</text:p>
          </table:table-cell>
          <table:table-cell office:value-type="string">
            <text:p>2nd Class</text:p>
          </table:table-cell>
          <table:table-cell office:value-type="float" office:value="2159">
            <text:p>2159</text:p>
          </table:table-cell>
          <table:table-cell office:value-type="string">
            <text:p>£12 17s 6d</text:p>
          </table:table-cell>
          <table:table-cell table:style-name="ce2" office:value-type="string">
            <text:p>Servant</text:p>
          </table:table-cell>
          <table:table-cell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servant.html">Servant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charles-wilhelms.html">WILHELMS, Mr Charles</text:a></text:p>
          </table:table-cell>
          <table:table-cell office:value-type="float" office:value="32">
            <text:p>32</text:p>
          </table:table-cell>
          <table:table-cell office:value-type="string">
            <text:p>2nd Class</text:p>
          </table:table-cell>
          <table:table-cell office:value-type="float" office:value="244270">
            <text:p>244270</text:p>
          </table:table-cell>
          <table:table-cell office:value-type="string">
            <text:p>£13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9/">9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survivor/elizabeth-anne-wilkinson.html">WILKINSON, Mrs Elizabeth Anne</text:a></text:p>
          </table:table-cell>
          <table:table-cell office:value-type="float" office:value="35">
            <text:p>35</text:p>
          </table:table-cell>
          <table:table-cell office:value-type="string">
            <text:p>2nd Class</text:p>
          </table:table-cell>
          <table:table-cell office:value-type="float" office:value="2926">
            <text:p>2926</text:p>
          </table:table-cell>
          <table:table-cell office:value-type="string">
            <text:p>£26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16/">16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survivor/charles-eugene-williams.html">WILLIAMS, Mr Charles Eugene</text:a></text:p>
          </table:table-cell>
          <table:table-cell office:value-type="float" office:value="23">
            <text:p>23</text:p>
          </table:table-cell>
          <table:table-cell office:value-type="string">
            <text:p>2nd Class</text:p>
          </table:table-cell>
          <table:table-cell office:value-type="float" office:value="244373">
            <text:p>244373</text:p>
          </table:table-cell>
          <table:table-cell office:value-type="string">
            <text:p>£13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sportsman.html">Sportsman</text:a></text:p>
          </table:table-cell>
          <table:table-cell table:style-name="ce2" office:value-type="string">
            <text:p><text:a xlink:href="http://www.encyclopedia-titanica.org/boat/14/">14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john-wesley-woodward.html">WOODWARD, Mr John Wesley</text:a></text:p>
          </table:table-cell>
          <table:table-cell office:value-type="float" office:value="32">
            <text:p>32</text:p>
          </table:table-cell>
          <table:table-cell office:value-type="string">
            <text:p>2nd Class</text:p>
          </table:table-cell>
          <table:table-cell office:value-type="float" office:value="250654">
            <text:p>250654</text:p>
          </table:table-cell>
          <table:table-cell table:style-name="ce3"/>
          <table:table-cell table:style-name="ce2" office:value-type="string">
            <text:p>Musician</text:p>
          </table:table-cell>
          <table:table-cell/>
          <table:table-cell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musician.html">Musician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marion-wright.html">WRIGHT, Miss Marion</text:a></text:p>
          </table:table-cell>
          <table:table-cell office:value-type="float" office:value="26">
            <text:p>26</text:p>
          </table:table-cell>
          <table:table-cell office:value-type="string">
            <text:p>2nd Class</text:p>
          </table:table-cell>
          <table:table-cell office:value-type="float" office:value="220844">
            <text:p>220844</text:p>
          </table:table-cell>
          <table:table-cell office:value-type="string">
            <text:p>£13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/>
          <table:table-cell table:style-name="ce2" office:value-type="string">
            <text:p><text:a xlink:href="http://www.encyclopedia-titanica.org/boat/9/">9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henriette-yvois.html">YVOIS, Miss Henriette</text:a></text:p>
          </table:table-cell>
          <table:table-cell office:value-type="float" office:value="24">
            <text:p>24</text:p>
          </table:table-cell>
          <table:table-cell office:value-type="string">
            <text:p>2nd Class</text:p>
          </table:table-cell>
          <table:table-cell office:value-type="float" office:value="248747">
            <text:p>248747</text:p>
          </table:table-cell>
          <table:table-cell office:value-type="string">
            <text:p>£13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number-columns-repeated="4"/>
          <table:covered-table-cell/>
        </table:table-row>
      </table:table>
      <table:table table:name="3era Clase" table:style-name="ta1">
        <table:table-column table:style-name="co1" table:number-columns-repeated="5" table:default-cell-style-name="ce2"/>
        <table:table-column table:style-name="co1" table:number-columns-repeated="2" table:default-cell-style-name="ce3"/>
        <table:table-column table:style-name="co1" table:number-columns-repeated="2" table:default-cell-style-name="ce2"/>
        <table:table-column table:style-name="co1" table:number-columns-repeated="2" table:default-cell-style-name="ce3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Class/Dept</text:p>
          </table:table-cell>
          <table:table-cell table:style-name="ce1" office:value-type="string">
            <text:p>Ticket</text:p>
          </table:table-cell>
          <table:table-cell table:style-name="ce1" office:value-type="string">
            <text:p>Fare</text:p>
          </table:table-cell>
          <table:table-cell table:style-name="ce1" office:value-type="string">
            <text:p>Group</text:p>
          </table:table-cell>
          <table:table-cell table:style-name="ce1" office:value-type="string">
            <text:p>Ship</text:p>
          </table:table-cell>
          <table:table-cell table:style-name="ce1" office:value-type="string">
            <text:p>Joined</text:p>
          </table:table-cell>
          <table:table-cell table:style-name="ce1" office:value-type="string">
            <text:p>Job</text:p>
          </table:table-cell>
          <table:table-cell table:style-name="ce1" office:value-type="string">
            <text:p>Boat</text:p>
          </table:table-cell>
          <table:table-cell table:style-name="ce1" office:value-type="string">
            <text:p>Body</text:p>
          </table:table-cell>
        </table:table-row>
        <table:table-row table:style-name="ro1">
          <table:table-cell office:value-type="string">
            <text:p><text:a xlink:href="http://www.encyclopedia-titanica.org/titanic-victim/anthony-abbing.html">ABBING, Mr Anthony</text:a></text:p>
          </table:table-cell>
          <table:table-cell office:value-type="float" office:value="42">
            <text:p>42</text:p>
          </table:table-cell>
          <table:table-cell office:value-type="string">
            <text:p>3rd Class</text:p>
          </table:table-cell>
          <table:table-cell office:value-type="float" office:value="5547">
            <text:p>5547</text:p>
          </table:table-cell>
          <table:table-cell office:value-type="string">
            <text:p>£7 1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blacksmith.html">Blacksmith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rhoda-mary-rosa-abbott.html">ABBOTT, Mrs Rhoda Mary 'Rosa'</text:a></text:p>
          </table:table-cell>
          <table:table-cell office:value-type="float" office:value="39">
            <text:p>39</text:p>
          </table:table-cell>
          <table:table-cell office:value-type="string">
            <text:p>3rd Class</text:p>
          </table:table-cell>
          <table:table-cell office:value-type="string">
            <text:p>CA2673</text:p>
          </table:table-cell>
          <table:table-cell office:value-type="string">
            <text:p>£20 5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A/">A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rossmore-edward-abbott.html">ABBOTT, Mr Rossmore Edward</text:a></text:p>
          </table:table-cell>
          <table:table-cell office:value-type="float" office:value="16">
            <text:p>16</text:p>
          </table:table-cell>
          <table:table-cell office:value-type="string">
            <text:p>3rd Class</text:p>
          </table:table-cell>
          <table:table-cell office:value-type="string">
            <text:p>CA2673</text:p>
          </table:table-cell>
          <table:table-cell office:value-type="string">
            <text:p>£20 5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jeweller.html">Jeweller</text:a></text:p>
          </table:table-cell>
          <table:table-cell/>
          <table:table-cell table:style-name="ce2" office:value-type="string">
            <text:p><text:a xlink:href="http://www.encyclopedia-titanica.org/titanic-victims/190/">190</text:a></text:p>
          </table:table-cell>
        </table:table-row>
        <table:table-row table:style-name="ro1">
          <table:table-cell office:value-type="string">
            <text:p><text:a xlink:href="http://www.encyclopedia-titanica.org/titanic-victim/eugene-joseph-abbott.html">ABBOTT, Mr Eugene Joseph</text:a></text:p>
          </table:table-cell>
          <table:table-cell office:value-type="float" office:value="14">
            <text:p>14</text:p>
          </table:table-cell>
          <table:table-cell office:value-type="string">
            <text:p>3rd Class</text:p>
          </table:table-cell>
          <table:table-cell office:value-type="string">
            <text:p>CA2673</text:p>
          </table:table-cell>
          <table:table-cell office:value-type="string">
            <text:p>£20 5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cholar.html">Schola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karen-marie-abelseth.html">ABELSETH, Miss Karen Marie</text:a></text:p>
          </table:table-cell>
          <table:table-cell office:value-type="float" office:value="16">
            <text:p>16</text:p>
          </table:table-cell>
          <table:table-cell office:value-type="string">
            <text:p>3rd Class</text:p>
          </table:table-cell>
          <table:table-cell office:value-type="float" office:value="348125">
            <text:p>348125</text:p>
          </table:table-cell>
          <table:table-cell office:value-type="string">
            <text:p>£7 13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16/">16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olaus-jorgensen-abelseth.html">ABELSETH, Mr Olaus Jørgensen</text:a></text:p>
          </table:table-cell>
          <table:table-cell office:value-type="float" office:value="25">
            <text:p>25</text:p>
          </table:table-cell>
          <table:table-cell office:value-type="string">
            <text:p>3rd Class</text:p>
          </table:table-cell>
          <table:table-cell office:value-type="float" office:value="348122">
            <text:p>348122</text:p>
          </table:table-cell>
          <table:table-cell office:value-type="string">
            <text:p>£7 13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armer.html">Farmer</text:a></text:p>
          </table:table-cell>
          <table:table-cell table:style-name="ce2" office:value-type="string">
            <text:p><text:a xlink:href="http://www.encyclopedia-titanica.org/boat/A/">A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august-abrahamsson.html">ABRAHAMSSON, Mr Abraham August Johannes</text:a></text:p>
          </table:table-cell>
          <table:table-cell office:value-type="float" office:value="20">
            <text:p>20</text:p>
          </table:table-cell>
          <table:table-cell office:value-type="string">
            <text:p>3rd Class</text:p>
          </table:table-cell>
          <table:table-cell office:value-type="float" office:value="3101284">
            <text:p>3101284</text:p>
          </table:table-cell>
          <table:table-cell office:value-type="string">
            <text:p>£7 18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15/">15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mary-sophie-abrahim.html">ABRAHIM, Mrs Mary Sophie Halaut</text:a></text:p>
          </table:table-cell>
          <table:table-cell office:value-type="float" office:value="18">
            <text:p>18</text:p>
          </table:table-cell>
          <table:table-cell office:value-type="string">
            <text:p>3rd Class</text:p>
          </table:table-cell>
          <table:table-cell office:value-type="float" office:value="2657">
            <text:p>2657</text:p>
          </table:table-cell>
          <table:table-cell office:value-type="string">
            <text:p>£7 4s 7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C/">C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mauritz-nils-adahl.html">ÅDAHL, Mr Mauritz Nils Martin</text:a></text:p>
          </table:table-cell>
          <table:table-cell office:value-type="float" office:value="30">
            <text:p>30</text:p>
          </table:table-cell>
          <table:table-cell office:value-type="string">
            <text:p>3rd Class</text:p>
          </table:table-cell>
          <table:table-cell office:value-type="float" office:value="7076">
            <text:p>7076</text:p>
          </table:table-cell>
          <table:table-cell office:value-type="string">
            <text:p>£7 5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/>
          <table:table-cell table:style-name="ce2" office:value-type="string">
            <text:p><text:a xlink:href="http://www.encyclopedia-titanica.org/titanic-victims/72/">72</text:a></text:p>
          </table:table-cell>
        </table:table-row>
        <table:table-row table:style-name="ro1">
          <table:table-cell office:value-type="string">
            <text:p><text:a xlink:href="http://www.encyclopedia-titanica.org/titanic-victim/john-adams.html">ADAMS, Mr John</text:a></text:p>
          </table:table-cell>
          <table:table-cell office:value-type="float" office:value="26">
            <text:p>26</text:p>
          </table:table-cell>
          <table:table-cell office:value-type="string">
            <text:p>3rd Class</text:p>
          </table:table-cell>
          <table:table-cell office:value-type="float" office:value="341826">
            <text:p>341826</text:p>
          </table:table-cell>
          <table:table-cell office:value-type="string">
            <text:p>£8 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/>
          <table:table-cell table:style-name="ce2" office:value-type="string">
            <text:p><text:a xlink:href="http://www.encyclopedia-titanica.org/titanic-victims/103/">103</text:a></text:p>
          </table:table-cell>
        </table:table-row>
        <table:table-row table:style-name="ro1">
          <table:table-cell office:value-type="string">
            <text:p><text:a xlink:href="http://www.encyclopedia-titanica.org/titanic-victim/johanna-persdotter-ahlin.html">AHLIN, Mrs Johanna Persdotter</text:a></text:p>
          </table:table-cell>
          <table:table-cell office:value-type="float" office:value="40">
            <text:p>40</text:p>
          </table:table-cell>
          <table:table-cell office:value-type="string">
            <text:p>3rd Class</text:p>
          </table:table-cell>
          <table:table-cell office:value-type="float" office:value="7546">
            <text:p>7546</text:p>
          </table:table-cell>
          <table:table-cell office:value-type="string">
            <text:p>£9 9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leah-aks.html">AKS, Mrs Leah</text:a></text:p>
          </table:table-cell>
          <table:table-cell office:value-type="float" office:value="18">
            <text:p>18</text:p>
          </table:table-cell>
          <table:table-cell office:value-type="string">
            <text:p>3rd Class</text:p>
          </table:table-cell>
          <table:table-cell office:value-type="float" office:value="392091">
            <text:p>392091</text:p>
          </table:table-cell>
          <table:table-cell office:value-type="string">
            <text:p>£9 7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13/">13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frank-philip-aks.html">AKS, Master Frank Philip</text:a></text:p>
          </table:table-cell>
          <table:table-cell office:value-type="string">
            <text:p>10m</text:p>
          </table:table-cell>
          <table:table-cell office:value-type="string">
            <text:p>3rd Class</text:p>
          </table:table-cell>
          <table:table-cell office:value-type="float" office:value="392091">
            <text:p>392091</text:p>
          </table:table-cell>
          <table:table-cell office:value-type="string">
            <text:p>£9 7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11/">11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nassef-cassem-albimona.html">ALBIMONA, Mr Nassef Cassem</text:a></text:p>
          </table:table-cell>
          <table:table-cell office:value-type="float" office:value="26">
            <text:p>26</text:p>
          </table:table-cell>
          <table:table-cell office:value-type="string">
            <text:p>3rd Class</text:p>
          </table:table-cell>
          <table:table-cell office:value-type="float" office:value="2699">
            <text:p>2699</text:p>
          </table:table-cell>
          <table:table-cell office:value-type="string">
            <text:p>£18 15s 9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15/">15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william-alexander.html">ALEXANDER, Mr William</text:a></text:p>
          </table:table-cell>
          <table:table-cell office:value-type="float" office:value="23">
            <text:p>23</text:p>
          </table:table-cell>
          <table:table-cell office:value-type="string">
            <text:p>3rd Class</text:p>
          </table:table-cell>
          <table:table-cell office:value-type="float" office:value="3474">
            <text:p>3474</text:p>
          </table:table-cell>
          <table:table-cell office:value-type="string">
            <text:p>£7 17s 9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ilmari-rudolf-alhomaki.html">ALHOMäKI, Mr Ilmari Rudolf</text:a></text:p>
          </table:table-cell>
          <table:table-cell office:value-type="float" office:value="19">
            <text:p>19</text:p>
          </table:table-cell>
          <table:table-cell office:value-type="string">
            <text:p>3rd Class</text:p>
          </table:table-cell>
          <table:table-cell office:value-type="float" office:value="3101287">
            <text:p>3101287</text:p>
          </table:table-cell>
          <table:table-cell office:value-type="string">
            <text:p>£7 18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ahmed-ali.html">ALI, Mr Ahmed</text:a></text:p>
          </table:table-cell>
          <table:table-cell office:value-type="float" office:value="24">
            <text:p>24</text:p>
          </table:table-cell>
          <table:table-cell office:value-type="string">
            <text:p>3rd Class</text:p>
          </table:table-cell>
          <table:table-cell office:value-type="float" office:value="3101311">
            <text:p>3101311</text:p>
          </table:table-cell>
          <table:table-cell office:value-type="string">
            <text:p>£7 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william-ali.html">ALI, Mr William</text:a></text:p>
          </table:table-cell>
          <table:table-cell office:value-type="float" office:value="25">
            <text:p>25</text:p>
          </table:table-cell>
          <table:table-cell office:value-type="string">
            <text:p>3rd Class</text:p>
          </table:table-cell>
          <table:table-cell office:value-type="float" office:value="3101312">
            <text:p>3101312</text:p>
          </table:table-cell>
          <table:table-cell office:value-type="string">
            <text:p>£7 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/>
          <table:table-cell table:style-name="ce2" office:value-type="string">
            <text:p><text:a xlink:href="http://www.encyclopedia-titanica.org/titanic-victims/79/">79</text:a></text:p>
          </table:table-cell>
        </table:table-row>
        <table:table-row table:style-name="ro1">
          <table:table-cell office:value-type="string">
            <text:p><text:a xlink:href="http://www.encyclopedia-titanica.org/titanic-victim/william-henry-allen.html">ALLEN, Mr William Henry</text:a></text:p>
          </table:table-cell>
          <table:table-cell office:value-type="float" office:value="35">
            <text:p>35</text:p>
          </table:table-cell>
          <table:table-cell office:value-type="string">
            <text:p>3rd Class</text:p>
          </table:table-cell>
          <table:table-cell office:value-type="float" office:value="373450">
            <text:p>373450</text:p>
          </table:table-cell>
          <table:table-cell office:value-type="string">
            <text:p>£8 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ool-maker.html">Tool Ma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owen-george-allum.html">ALLUM, Mr Owen George</text:a></text:p>
          </table:table-cell>
          <table:table-cell office:value-type="float" office:value="15">
            <text:p>15</text:p>
          </table:table-cell>
          <table:table-cell office:value-type="string">
            <text:p>3rd Class</text:p>
          </table:table-cell>
          <table:table-cell office:value-type="float" office:value="2223">
            <text:p>2223</text:p>
          </table:table-cell>
          <table:table-cell office:value-type="string">
            <text:p>£8 6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ardener.html">Gardener</text:a></text:p>
          </table:table-cell>
          <table:table-cell/>
          <table:table-cell table:style-name="ce2" office:value-type="string">
            <text:p><text:a xlink:href="http://www.encyclopedia-titanica.org/titanic-victims/259/">259</text:a></text:p>
          </table:table-cell>
        </table:table-row>
        <table:table-row table:style-name="ro1">
          <table:table-cell office:value-type="string">
            <text:p><text:a xlink:href="http://www.encyclopedia-titanica.org/titanic-victim/albert-karvin-andersen.html">ANDERSEN, Mr Albert Karvin</text:a></text:p>
          </table:table-cell>
          <table:table-cell office:value-type="float" office:value="33">
            <text:p>33</text:p>
          </table:table-cell>
          <table:table-cell office:value-type="string">
            <text:p>3rd Class</text:p>
          </table:table-cell>
          <table:table-cell office:value-type="float" office:value="4001">
            <text:p>4001</text:p>
          </table:table-cell>
          <table:table-cell office:value-type="string">
            <text:p>£22 10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engineer.html">Engineer</text:a></text:p>
          </table:table-cell>
          <table:table-cell/>
          <table:table-cell table:style-name="ce2" office:value-type="string">
            <text:p><text:a xlink:href="http://www.encyclopedia-titanica.org/titanic-victims/260/">260</text:a></text:p>
          </table:table-cell>
        </table:table-row>
        <table:table-row table:style-name="ro1">
          <table:table-cell office:value-type="string">
            <text:p><text:a xlink:href="http://www.encyclopedia-titanica.org/titanic-survivor/carla-jensen.html">ANDERSEN-JENSEN, Miss Carla Christine Nielsine</text:a></text:p>
          </table:table-cell>
          <table:table-cell office:value-type="float" office:value="19">
            <text:p>19</text:p>
          </table:table-cell>
          <table:table-cell office:value-type="string">
            <text:p>3rd Class</text:p>
          </table:table-cell>
          <table:table-cell office:value-type="float" office:value="350046">
            <text:p>350046</text:p>
          </table:table-cell>
          <table:table-cell office:value-type="string">
            <text:p>£7 17s 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16/">16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erna-andersson.html">ANDERSSON, Miss Erna Alexandra</text:a></text:p>
          </table:table-cell>
          <table:table-cell office:value-type="float" office:value="17">
            <text:p>17</text:p>
          </table:table-cell>
          <table:table-cell office:value-type="string">
            <text:p>3rd Class</text:p>
          </table:table-cell>
          <table:table-cell office:value-type="float" office:value="3101281">
            <text:p>3101281</text:p>
          </table:table-cell>
          <table:table-cell office:value-type="string">
            <text:p>£7 18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D/">D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johan-samuel-andersson.html">ANDERSSON, Mr Johan Samuel</text:a></text:p>
          </table:table-cell>
          <table:table-cell office:value-type="float" office:value="26">
            <text:p>26</text:p>
          </table:table-cell>
          <table:table-cell office:value-type="string">
            <text:p>3rd Class</text:p>
          </table:table-cell>
          <table:table-cell office:value-type="float" office:value="347075">
            <text:p>347075</text:p>
          </table:table-cell>
          <table:table-cell office:value-type="string">
            <text:p>£7 15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ida-augusta-margareta-andersson.html">ANDERSSON, Miss Ida Augusta Margareta</text:a></text:p>
          </table:table-cell>
          <table:table-cell office:value-type="float" office:value="38">
            <text:p>38</text:p>
          </table:table-cell>
          <table:table-cell office:value-type="string">
            <text:p>3rd Class</text:p>
          </table:table-cell>
          <table:table-cell office:value-type="float" office:value="347091">
            <text:p>347091</text:p>
          </table:table-cell>
          <table:table-cell office:value-type="string">
            <text:p>£7 15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anders-andersson.html">ANDERSSON, Mr Anders Johan</text:a></text:p>
          </table:table-cell>
          <table:table-cell office:value-type="float" office:value="39">
            <text:p>39</text:p>
          </table:table-cell>
          <table:table-cell office:value-type="string">
            <text:p>3rd Class</text:p>
          </table:table-cell>
          <table:table-cell office:value-type="float" office:value="347082">
            <text:p>347082</text:p>
          </table:table-cell>
          <table:table-cell office:value-type="string">
            <text:p>£31 5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alfrida-konstantia-brogren-andersson.html">ANDERSSON, Mrs Alfrida Konstantia Brogren</text:a></text:p>
          </table:table-cell>
          <table:table-cell office:value-type="float" office:value="39">
            <text:p>39</text:p>
          </table:table-cell>
          <table:table-cell office:value-type="string">
            <text:p>3rd Class</text:p>
          </table:table-cell>
          <table:table-cell office:value-type="float" office:value="347082">
            <text:p>347082</text:p>
          </table:table-cell>
          <table:table-cell office:value-type="string">
            <text:p>£31 5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sigrid-elisabeth-andersson.html">ANDERSSON, Miss Sigrid Elisabeth</text:a></text:p>
          </table:table-cell>
          <table:table-cell office:value-type="float" office:value="11">
            <text:p>11</text:p>
          </table:table-cell>
          <table:table-cell office:value-type="string">
            <text:p>3rd Class</text:p>
          </table:table-cell>
          <table:table-cell office:value-type="float" office:value="347082">
            <text:p>347082</text:p>
          </table:table-cell>
          <table:table-cell office:value-type="string">
            <text:p>£31 5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ingeborg-constanzia-andersson.html">ANDERSSON, Miss Ingeborg Constanzia</text:a></text:p>
          </table:table-cell>
          <table:table-cell office:value-type="float" office:value="9">
            <text:p>9</text:p>
          </table:table-cell>
          <table:table-cell office:value-type="string">
            <text:p>3rd Class</text:p>
          </table:table-cell>
          <table:table-cell office:value-type="float" office:value="347082">
            <text:p>347082</text:p>
          </table:table-cell>
          <table:table-cell office:value-type="string">
            <text:p>£31 5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ebba-iris-alfrida-andersson.html">ANDERSSON, Miss Ebba Iris Alfrida</text:a></text:p>
          </table:table-cell>
          <table:table-cell office:value-type="float" office:value="6">
            <text:p>6</text:p>
          </table:table-cell>
          <table:table-cell office:value-type="string">
            <text:p>3rd Class</text:p>
          </table:table-cell>
          <table:table-cell office:value-type="float" office:value="347082">
            <text:p>347082</text:p>
          </table:table-cell>
          <table:table-cell office:value-type="string">
            <text:p>£31 5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sigvard-harald-elias-andersson.html">ANDERSSON, Master Sigvard Harald Elias</text:a></text:p>
          </table:table-cell>
          <table:table-cell office:value-type="float" office:value="4">
            <text:p>4</text:p>
          </table:table-cell>
          <table:table-cell office:value-type="string">
            <text:p>3rd Class</text:p>
          </table:table-cell>
          <table:table-cell office:value-type="float" office:value="347082">
            <text:p>347082</text:p>
          </table:table-cell>
          <table:table-cell office:value-type="string">
            <text:p>£31 5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ellis-anna-maria-andersson.html">ANDERSSON, Miss Ellis Anna Maria</text:a></text:p>
          </table:table-cell>
          <table:table-cell office:value-type="float" office:value="2">
            <text:p>2</text:p>
          </table:table-cell>
          <table:table-cell office:value-type="string">
            <text:p>3rd Class</text:p>
          </table:table-cell>
          <table:table-cell office:value-type="float" office:value="347082">
            <text:p>347082</text:p>
          </table:table-cell>
          <table:table-cell office:value-type="string">
            <text:p>£31 5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paul-edvin-andreasson.html">ANDREASSON, Mr Paul Edvin</text:a></text:p>
          </table:table-cell>
          <table:table-cell office:value-type="float" office:value="20">
            <text:p>20</text:p>
          </table:table-cell>
          <table:table-cell office:value-type="string">
            <text:p>3rd Class</text:p>
          </table:table-cell>
          <table:table-cell office:value-type="float" office:value="347466">
            <text:p>347466</text:p>
          </table:table-cell>
          <table:table-cell office:value-type="string">
            <text:p>£7 17s 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minko-angheloff.html">ANGHELOFF, Mr Minko</text:a></text:p>
          </table:table-cell>
          <table:table-cell office:value-type="float" office:value="26">
            <text:p>26</text:p>
          </table:table-cell>
          <table:table-cell office:value-type="string">
            <text:p>3rd Class</text:p>
          </table:table-cell>
          <table:table-cell office:value-type="float" office:value="349202">
            <text:p>349202</text:p>
          </table:table-cell>
          <table:table-cell office:value-type="string">
            <text:p>£7 17s 1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osef-arnold-franchi.html">ARNOLD-FRANCHI, Mr Josef</text:a></text:p>
          </table:table-cell>
          <table:table-cell office:value-type="float" office:value="25">
            <text:p>25</text:p>
          </table:table-cell>
          <table:table-cell office:value-type="string">
            <text:p>3rd Class</text:p>
          </table:table-cell>
          <table:table-cell office:value-type="float" office:value="349237">
            <text:p>349237</text:p>
          </table:table-cell>
          <table:table-cell office:value-type="string">
            <text:p>£17 16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osefine-arnold-franchi.html">ARNOLD-FRANCHI, Mrs Josefine</text:a></text:p>
          </table:table-cell>
          <table:table-cell office:value-type="float" office:value="18">
            <text:p>18</text:p>
          </table:table-cell>
          <table:table-cell office:value-type="string">
            <text:p>3rd Class</text:p>
          </table:table-cell>
          <table:table-cell office:value-type="float" office:value="349237">
            <text:p>349237</text:p>
          </table:table-cell>
          <table:table-cell office:value-type="string">
            <text:p>£17 16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ernst-axel-algot-aronsson.html">ARONSSON, Mr Ernst Axel Algot</text:a></text:p>
          </table:table-cell>
          <table:table-cell office:value-type="float" office:value="24">
            <text:p>24</text:p>
          </table:table-cell>
          <table:table-cell office:value-type="string">
            <text:p>3rd Class</text:p>
          </table:table-cell>
          <table:table-cell office:value-type="float" office:value="349911">
            <text:p>349911</text:p>
          </table:table-cell>
          <table:table-cell office:value-type="string">
            <text:p>£7 15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adola-asim.html">ASIM, Mr Adola</text:a></text:p>
          </table:table-cell>
          <table:table-cell office:value-type="float" office:value="35">
            <text:p>35</text:p>
          </table:table-cell>
          <table:table-cell office:value-type="string">
            <text:p>3rd Class</text:p>
          </table:table-cell>
          <table:table-cell office:value-type="float" office:value="3101310">
            <text:p>3101310</text:p>
          </table:table-cell>
          <table:table-cell office:value-type="string">
            <text:p>£7 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edvin-rojj-felix-asplund.html">ASPLUND, Master Edvin Rojj Felix</text:a></text:p>
          </table:table-cell>
          <table:table-cell office:value-type="float" office:value="3">
            <text:p>3</text:p>
          </table:table-cell>
          <table:table-cell office:value-type="string">
            <text:p>3rd Class</text:p>
          </table:table-cell>
          <table:table-cell office:value-type="float" office:value="347077">
            <text:p>347077</text:p>
          </table:table-cell>
          <table:table-cell office:value-type="string">
            <text:p>£31 7s 9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15/">15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johan-charles-asplund.html">ASPLUND, Mr Johan Charles</text:a></text:p>
          </table:table-cell>
          <table:table-cell office:value-type="float" office:value="23">
            <text:p>23</text:p>
          </table:table-cell>
          <table:table-cell office:value-type="string">
            <text:p>3rd Class</text:p>
          </table:table-cell>
          <table:table-cell office:value-type="float" office:value="350054">
            <text:p>350054</text:p>
          </table:table-cell>
          <table:table-cell office:value-type="string">
            <text:p>£7 15s 1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13/">13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carl-asplund.html">ASPLUND, Mr Carl Oscar Vilhelm Gustafsson</text:a></text:p>
          </table:table-cell>
          <table:table-cell office:value-type="float" office:value="40">
            <text:p>40</text:p>
          </table:table-cell>
          <table:table-cell office:value-type="string">
            <text:p>3rd Class</text:p>
          </table:table-cell>
          <table:table-cell office:value-type="float" office:value="347077">
            <text:p>347077</text:p>
          </table:table-cell>
          <table:table-cell office:value-type="string">
            <text:p>£31 7s 9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/>
          <table:table-cell table:style-name="ce2" office:value-type="string">
            <text:p><text:a xlink:href="http://www.encyclopedia-titanica.org/titanic-victims/142/">142</text:a></text:p>
          </table:table-cell>
        </table:table-row>
        <table:table-row table:style-name="ro1">
          <table:table-cell office:value-type="string">
            <text:p><text:a xlink:href="http://www.encyclopedia-titanica.org/titanic-survivor/selma-augusta-emilia-asplund.html">ASPLUND, Mrs Selma Augusta Emilia</text:a></text:p>
          </table:table-cell>
          <table:table-cell office:value-type="float" office:value="38">
            <text:p>38</text:p>
          </table:table-cell>
          <table:table-cell office:value-type="string">
            <text:p>3rd Class</text:p>
          </table:table-cell>
          <table:table-cell office:value-type="float" office:value="347077">
            <text:p>347077</text:p>
          </table:table-cell>
          <table:table-cell office:value-type="string">
            <text:p>£31 7s 9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15/">15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carl-edgar-asplund.html">ASPLUND, Master Carl Edgar</text:a></text:p>
          </table:table-cell>
          <table:table-cell office:value-type="float" office:value="5">
            <text:p>5</text:p>
          </table:table-cell>
          <table:table-cell office:value-type="string">
            <text:p>3rd Class</text:p>
          </table:table-cell>
          <table:table-cell office:value-type="float" office:value="347077">
            <text:p>347077</text:p>
          </table:table-cell>
          <table:table-cell office:value-type="string">
            <text:p>£31 7s 9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filip-oscar-asplund.html">ASPLUND, Master Filip Oscar</text:a></text:p>
          </table:table-cell>
          <table:table-cell office:value-type="float" office:value="13">
            <text:p>13</text:p>
          </table:table-cell>
          <table:table-cell office:value-type="string">
            <text:p>3rd Class</text:p>
          </table:table-cell>
          <table:table-cell office:value-type="float" office:value="347077">
            <text:p>347077</text:p>
          </table:table-cell>
          <table:table-cell office:value-type="string">
            <text:p>£31 7s 9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clarence-gustaf-hugo-asplund.html">ASPLUND, Master Clarence Gustaf Hugo</text:a></text:p>
          </table:table-cell>
          <table:table-cell office:value-type="float" office:value="9">
            <text:p>9</text:p>
          </table:table-cell>
          <table:table-cell office:value-type="string">
            <text:p>3rd Class</text:p>
          </table:table-cell>
          <table:table-cell office:value-type="float" office:value="347077">
            <text:p>347077</text:p>
          </table:table-cell>
          <table:table-cell office:value-type="string">
            <text:p>£31 7s 9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lillian-gertrud-asplund.html">ASPLUND, Miss Lillian Gertrud</text:a></text:p>
          </table:table-cell>
          <table:table-cell office:value-type="float" office:value="5">
            <text:p>5</text:p>
          </table:table-cell>
          <table:table-cell office:value-type="string">
            <text:p>3rd Class</text:p>
          </table:table-cell>
          <table:table-cell office:value-type="float" office:value="347077">
            <text:p>347077</text:p>
          </table:table-cell>
          <table:table-cell office:value-type="string">
            <text:p>£31 7s 9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15/">15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mariana-assaf.html">ASSAF, Mrs Mariana</text:a></text:p>
          </table:table-cell>
          <table:table-cell office:value-type="float" office:value="45">
            <text:p>45</text:p>
          </table:table-cell>
          <table:table-cell office:value-type="string">
            <text:p>3rd Class</text:p>
          </table:table-cell>
          <table:table-cell office:value-type="float" office:value="2696">
            <text:p>2696</text:p>
          </table:table-cell>
          <table:table-cell office:value-type="string">
            <text:p>£7 4s 6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C/">C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ali-assam.html">ASSAM, Mr Ali</text:a></text:p>
          </table:table-cell>
          <table:table-cell office:value-type="float" office:value="23">
            <text:p>23</text:p>
          </table:table-cell>
          <table:table-cell office:value-type="string">
            <text:p>3rd Class</text:p>
          </table:table-cell>
          <table:table-cell office:value-type="float" office:value="3101309">
            <text:p>3101309</text:p>
          </table:table-cell>
          <table:table-cell office:value-type="string">
            <text:p>£7 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sleiman-attala.html">ATTALA, Mr Sleiman</text:a></text:p>
          </table:table-cell>
          <table:table-cell office:value-type="float" office:value="27">
            <text:p>27</text:p>
          </table:table-cell>
          <table:table-cell office:value-type="string">
            <text:p>3rd Class</text:p>
          </table:table-cell>
          <table:table-cell office:value-type="float" office:value="2694">
            <text:p>2694</text:p>
          </table:table-cell>
          <table:table-cell office:value-type="string">
            <text:p>£7 4s 6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office:value-type="string">
            <text:p><text:a xlink:href="http://www.encyclopedia-titanica.org/titanic-jobs/journalist.html">Journalist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malake-attalah.html">ATTALAH, Miss Malake</text:a></text:p>
          </table:table-cell>
          <table:table-cell office:value-type="float" office:value="17">
            <text:p>17</text:p>
          </table:table-cell>
          <table:table-cell office:value-type="string">
            <text:p>3rd Class</text:p>
          </table:table-cell>
          <table:table-cell office:value-type="float" office:value="2627">
            <text:p>2627</text:p>
          </table:table-cell>
          <table:table-cell office:value-type="string">
            <text:p>£14 9s 2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albert-augustsson.html">AUGUSTSSON, Mr Albert</text:a></text:p>
          </table:table-cell>
          <table:table-cell office:value-type="float" office:value="23">
            <text:p>23</text:p>
          </table:table-cell>
          <table:table-cell office:value-type="string">
            <text:p>3rd Class</text:p>
          </table:table-cell>
          <table:table-cell office:value-type="float" office:value="347468">
            <text:p>347468</text:p>
          </table:table-cell>
          <table:table-cell office:value-type="string">
            <text:p>£7 17s 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banoura-ayoub-daher.html">AYOUB DAHER, Miss Banoura</text:a></text:p>
          </table:table-cell>
          <table:table-cell office:value-type="float" office:value="15">
            <text:p>15</text:p>
          </table:table-cell>
          <table:table-cell office:value-type="string">
            <text:p>3rd Class</text:p>
          </table:table-cell>
          <table:table-cell office:value-type="float" office:value="2687">
            <text:p>2687</text:p>
          </table:table-cell>
          <table:table-cell office:value-type="string">
            <text:p>£7 4s 7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C/">C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raffull-baccos.html">BACCOS, Mr Raffull</text:a></text:p>
          </table:table-cell>
          <table:table-cell office:value-type="float" office:value="20">
            <text:p>20</text:p>
          </table:table-cell>
          <table:table-cell office:value-type="string">
            <text:p>3rd Class</text:p>
          </table:table-cell>
          <table:table-cell office:value-type="float" office:value="2679">
            <text:p>2679</text:p>
          </table:table-cell>
          <table:table-cell office:value-type="string">
            <text:p>£7 4s 6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office:value-type="string">
            <text:p><text:a xlink:href="http://www.encyclopedia-titanica.org/titanic-jobs/farm-labourer.html">Farm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karl-alfred-backstrom.html">BACKSTRöM, Mr Karl Alfred</text:a></text:p>
          </table:table-cell>
          <table:table-cell office:value-type="float" office:value="32">
            <text:p>32</text:p>
          </table:table-cell>
          <table:table-cell office:value-type="string">
            <text:p>3rd Class</text:p>
          </table:table-cell>
          <table:table-cell office:value-type="float" office:value="3101278">
            <text:p>3101278</text:p>
          </table:table-cell>
          <table:table-cell office:value-type="string">
            <text:p>£15 17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maria-mathilda-backstrom.html">BACKSTRöM, Mrs Maria Mathilda</text:a></text:p>
          </table:table-cell>
          <table:table-cell office:value-type="float" office:value="33">
            <text:p>33</text:p>
          </table:table-cell>
          <table:table-cell office:value-type="string">
            <text:p>3rd Class</text:p>
          </table:table-cell>
          <table:table-cell office:value-type="float" office:value="3101278">
            <text:p>3101278</text:p>
          </table:table-cell>
          <table:table-cell office:value-type="string">
            <text:p>£15 17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D/">D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latifa-baclini.html">BACLINI, Mrs Latifa</text:a></text:p>
          </table:table-cell>
          <table:table-cell office:value-type="float" office:value="24">
            <text:p>24</text:p>
          </table:table-cell>
          <table:table-cell office:value-type="string">
            <text:p>3rd Class</text:p>
          </table:table-cell>
          <table:table-cell office:value-type="float" office:value="2666">
            <text:p>2666</text:p>
          </table:table-cell>
          <table:table-cell office:value-type="string">
            <text:p>£19 5s 2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C/">C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marie-baclini.html">BACLINI, Miss Marie Catherine</text:a></text:p>
          </table:table-cell>
          <table:table-cell office:value-type="float" office:value="5">
            <text:p>5</text:p>
          </table:table-cell>
          <table:table-cell office:value-type="string">
            <text:p>3rd Class</text:p>
          </table:table-cell>
          <table:table-cell office:value-type="float" office:value="2666">
            <text:p>2666</text:p>
          </table:table-cell>
          <table:table-cell office:value-type="string">
            <text:p>£19 5s 2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C/">C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eugenie-baclini.html">BACLINI, Miss Eugenie</text:a></text:p>
          </table:table-cell>
          <table:table-cell office:value-type="float" office:value="3">
            <text:p>3</text:p>
          </table:table-cell>
          <table:table-cell office:value-type="string">
            <text:p>3rd Class</text:p>
          </table:table-cell>
          <table:table-cell office:value-type="float" office:value="2666">
            <text:p>2666</text:p>
          </table:table-cell>
          <table:table-cell office:value-type="string">
            <text:p>£19 5s 2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C/">C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helene-baclini.html">BACLINI, Miss Helene Barbara</text:a></text:p>
          </table:table-cell>
          <table:table-cell office:value-type="string">
            <text:p>9m</text:p>
          </table:table-cell>
          <table:table-cell office:value-type="string">
            <text:p>3rd Class</text:p>
          </table:table-cell>
          <table:table-cell office:value-type="float" office:value="2666">
            <text:p>2666</text:p>
          </table:table-cell>
          <table:table-cell office:value-type="string">
            <text:p>£19 5s 2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C/">C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emily-badman.html">BADMAN, Miss Emily Louisa</text:a></text:p>
          </table:table-cell>
          <table:table-cell office:value-type="float" office:value="18">
            <text:p>18</text:p>
          </table:table-cell>
          <table:table-cell office:value-type="string">
            <text:p>3rd Class</text:p>
          </table:table-cell>
          <table:table-cell office:value-type="float" office:value="31416">
            <text:p>31416</text:p>
          </table:table-cell>
          <table:table-cell office:value-type="string">
            <text:p>£8 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ervant.html">Servant</text:a></text:p>
          </table:table-cell>
          <table:table-cell table:style-name="ce2" office:value-type="string">
            <text:p><text:a xlink:href="http://www.encyclopedia-titanica.org/boat/C/">C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mohamed-badt.html">BADT, Mr Mohamed</text:a></text:p>
          </table:table-cell>
          <table:table-cell office:value-type="float" office:value="40">
            <text:p>40</text:p>
          </table:table-cell>
          <table:table-cell office:value-type="string">
            <text:p>3rd Class</text:p>
          </table:table-cell>
          <table:table-cell office:value-type="float" office:value="2623">
            <text:p>2623</text:p>
          </table:table-cell>
          <table:table-cell office:value-type="string">
            <text:p>£7 4s 6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office:value-type="string">
            <text:p><text:a xlink:href="http://www.encyclopedia-titanica.org/titanic-jobs/farmer.html">Far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cerin-balkic.html">BALKIC, Mr Cerin</text:a></text:p>
          </table:table-cell>
          <table:table-cell office:value-type="float" office:value="26">
            <text:p>26</text:p>
          </table:table-cell>
          <table:table-cell office:value-type="string">
            <text:p>3rd Class</text:p>
          </table:table-cell>
          <table:table-cell office:value-type="float" office:value="349248">
            <text:p>349248</text:p>
          </table:table-cell>
          <table:table-cell office:value-type="string">
            <text:p>£7 17s 1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mara-banski.html">BANSKI, Mrs Mara</text:a></text:p>
          </table:table-cell>
          <table:table-cell office:value-type="float" office:value="31">
            <text:p>31</text:p>
          </table:table-cell>
          <table:table-cell office:value-type="string">
            <text:p>3rd Class</text:p>
          </table:table-cell>
          <table:table-cell office:value-type="float" office:value="349244">
            <text:p>349244</text:p>
          </table:table-cell>
          <table:table-cell office:value-type="string">
            <text:p>£8 13s 8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catherine-david-barbara.html">BARBARA, Mrs Catherine David</text:a></text:p>
          </table:table-cell>
          <table:table-cell office:value-type="float" office:value="45">
            <text:p>45</text:p>
          </table:table-cell>
          <table:table-cell office:value-type="string">
            <text:p>3rd Class</text:p>
          </table:table-cell>
          <table:table-cell office:value-type="float" office:value="2691">
            <text:p>2691</text:p>
          </table:table-cell>
          <table:table-cell office:value-type="string">
            <text:p>£14 9s 1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office:value-type="string">
            <text:p><text:a xlink:href="http://www.encyclopedia-titanica.org/titanic-jobs/housekeeper.html">Housekeep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saiide-barbara.html">BARBARA, Miss Saiide</text:a></text:p>
          </table:table-cell>
          <table:table-cell office:value-type="float" office:value="18">
            <text:p>18</text:p>
          </table:table-cell>
          <table:table-cell office:value-type="string">
            <text:p>3rd Class</text:p>
          </table:table-cell>
          <table:table-cell office:value-type="float" office:value="2691">
            <text:p>2691</text:p>
          </table:table-cell>
          <table:table-cell office:value-type="string">
            <text:p>£14 9s 1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office:value-type="string">
            <text:p><text:a xlink:href="http://www.encyclopedia-titanica.org/titanic-jobs/housekeeper.html">Housekeep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ulia-barry.html">BARRY, Miss Julia</text:a></text:p>
          </table:table-cell>
          <table:table-cell office:value-type="float" office:value="26">
            <text:p>26</text:p>
          </table:table-cell>
          <table:table-cell office:value-type="string">
            <text:p>3rd Class</text:p>
          </table:table-cell>
          <table:table-cell office:value-type="float" office:value="330844">
            <text:p>330844</text:p>
          </table:table-cell>
          <table:table-cell office:value-type="string">
            <text:p>£7 17s 7d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office:value-type="string">
            <text:p><text:a xlink:href="http://www.encyclopedia-titanica.org/titanic-jobs/housekeeper.html">Housekeep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david-john-barton.html">BARTON, Mr David John</text:a></text:p>
          </table:table-cell>
          <table:table-cell office:value-type="float" office:value="22">
            <text:p>22</text:p>
          </table:table-cell>
          <table:table-cell office:value-type="string">
            <text:p>3rd Class</text:p>
          </table:table-cell>
          <table:table-cell office:value-type="float" office:value="324669">
            <text:p>324669</text:p>
          </table:table-cell>
          <table:table-cell office:value-type="string">
            <text:p>£8 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william-thomas-beavan.html">BEAVAN, Mr William Thomas</text:a></text:p>
          </table:table-cell>
          <table:table-cell office:value-type="float" office:value="18">
            <text:p>18</text:p>
          </table:table-cell>
          <table:table-cell office:value-type="string">
            <text:p>3rd Class</text:p>
          </table:table-cell>
          <table:table-cell office:value-type="float" office:value="323951">
            <text:p>323951</text:p>
          </table:table-cell>
          <table:table-cell office:value-type="string">
            <text:p>£8 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ohan-viktor-bengtsson.html">BENGTSSON, Mr Johan Viktor</text:a></text:p>
          </table:table-cell>
          <table:table-cell office:value-type="float" office:value="26">
            <text:p>26</text:p>
          </table:table-cell>
          <table:table-cell office:value-type="string">
            <text:p>3rd Class</text:p>
          </table:table-cell>
          <table:table-cell office:value-type="float" office:value="347068">
            <text:p>347068</text:p>
          </table:table-cell>
          <table:table-cell office:value-type="string">
            <text:p>£7 15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karl-ivar-sven-berglund.html">BERGLUND, Mr Karl Ivar Sven</text:a></text:p>
          </table:table-cell>
          <table:table-cell office:value-type="float" office:value="22">
            <text:p>22</text:p>
          </table:table-cell>
          <table:table-cell office:value-type="string">
            <text:p>3rd Class</text:p>
          </table:table-cell>
          <table:table-cell office:value-type="float" office:value="4348">
            <text:p>4348</text:p>
          </table:table-cell>
          <table:table-cell office:value-type="string">
            <text:p>£9 7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tannous-betros.html">BETROS, Mr Tannous</text:a></text:p>
          </table:table-cell>
          <table:table-cell office:value-type="float" office:value="20">
            <text:p>20</text:p>
          </table:table-cell>
          <table:table-cell office:value-type="string">
            <text:p>3rd Class</text:p>
          </table:table-cell>
          <table:table-cell office:value-type="float" office:value="2648">
            <text:p>2648</text:p>
          </table:table-cell>
          <table:table-cell office:value-type="string">
            <text:p>£7 4s 7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office:value-type="string">
            <text:p><text:a xlink:href="http://www.encyclopedia-titanica.org/titanic-jobs/shoemaker.html">Shoema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lee-bing.html">BING, Mr Lee</text:a></text:p>
          </table:table-cell>
          <table:table-cell office:value-type="float" office:value="32">
            <text:p>32</text:p>
          </table:table-cell>
          <table:table-cell office:value-type="string">
            <text:p>3rd Class</text:p>
          </table:table-cell>
          <table:table-cell office:value-type="float" office:value="1601">
            <text:p>1601</text:p>
          </table:table-cell>
          <table:table-cell office:value-type="string">
            <text:p>£56 9s 1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eaman.html">Seaman</text:a></text:p>
          </table:table-cell>
          <table:table-cell table:style-name="ce2" office:value-type="string">
            <text:p><text:a xlink:href="http://www.encyclopedia-titanica.org/boat/C/">C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hans-martin-monsen-birkeland.html">BIRKELAND, Mr Hans Martin Monsen</text:a></text:p>
          </table:table-cell>
          <table:table-cell office:value-type="float" office:value="21">
            <text:p>21</text:p>
          </table:table-cell>
          <table:table-cell office:value-type="string">
            <text:p>3rd Class</text:p>
          </table:table-cell>
          <table:table-cell office:value-type="float" office:value="312992">
            <text:p>312992</text:p>
          </table:table-cell>
          <table:table-cell office:value-type="string">
            <text:p>£7 15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eaman.html">Seaman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ernst-herbert-bjorklund.html">BJöRKLUND, Mr Ernst Herbert</text:a></text:p>
          </table:table-cell>
          <table:table-cell office:value-type="float" office:value="18">
            <text:p>18</text:p>
          </table:table-cell>
          <table:table-cell office:value-type="string">
            <text:p>3rd Class</text:p>
          </table:table-cell>
          <table:table-cell office:value-type="float" office:value="347090">
            <text:p>347090</text:p>
          </table:table-cell>
          <table:table-cell office:value-type="string">
            <text:p>£7 15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guentcho-bostandyeff.html">BOSTANDYEFF, Mr Guentcho</text:a></text:p>
          </table:table-cell>
          <table:table-cell office:value-type="float" office:value="26">
            <text:p>26</text:p>
          </table:table-cell>
          <table:table-cell office:value-type="string">
            <text:p>3rd Class</text:p>
          </table:table-cell>
          <table:table-cell office:value-type="float" office:value="349224">
            <text:p>349224</text:p>
          </table:table-cell>
          <table:table-cell office:value-type="string">
            <text:p>£7 17s 1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sultana-boulos.html">BOULOS, Mrs Sultana</text:a></text:p>
          </table:table-cell>
          <table:table-cell office:value-type="float" office:value="40">
            <text:p>40</text:p>
          </table:table-cell>
          <table:table-cell office:value-type="string">
            <text:p>3rd Class</text:p>
          </table:table-cell>
          <table:table-cell office:value-type="float" office:value="2678">
            <text:p>2678</text:p>
          </table:table-cell>
          <table:table-cell office:value-type="string">
            <text:p>£15 4s 11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nourelain-boulos.html">BOULOS, Miss Nourelain</text:a></text:p>
          </table:table-cell>
          <table:table-cell office:value-type="float" office:value="7">
            <text:p>7</text:p>
          </table:table-cell>
          <table:table-cell office:value-type="string">
            <text:p>3rd Class</text:p>
          </table:table-cell>
          <table:table-cell office:value-type="float" office:value="2678">
            <text:p>2678</text:p>
          </table:table-cell>
          <table:table-cell office:value-type="string">
            <text:p>£15 4s 11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akar-boulos.html">BOULOS, Master Akar</text:a></text:p>
          </table:table-cell>
          <table:table-cell office:value-type="float" office:value="9">
            <text:p>9</text:p>
          </table:table-cell>
          <table:table-cell office:value-type="string">
            <text:p>3rd Class</text:p>
          </table:table-cell>
          <table:table-cell office:value-type="float" office:value="2678">
            <text:p>2678</text:p>
          </table:table-cell>
          <table:table-cell office:value-type="string">
            <text:p>£15 4s 11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ohn-bourke.html">BOURKE, Mr John</text:a></text:p>
          </table:table-cell>
          <table:table-cell office:value-type="float" office:value="42">
            <text:p>42</text:p>
          </table:table-cell>
          <table:table-cell office:value-type="string">
            <text:p>3rd Class</text:p>
          </table:table-cell>
          <table:table-cell office:value-type="float" office:value="364849">
            <text:p>364849</text:p>
          </table:table-cell>
          <table:table-cell office:value-type="string">
            <text:p>£15 10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office:value-type="string">
            <text:p><text:a xlink:href="http://www.encyclopedia-titanica.org/titanic-jobs/farmer.html">Far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catherine-bourke.html">BOURKE, Mrs Catherine</text:a></text:p>
          </table:table-cell>
          <table:table-cell office:value-type="float" office:value="32">
            <text:p>32</text:p>
          </table:table-cell>
          <table:table-cell office:value-type="string">
            <text:p>3rd Class</text:p>
          </table:table-cell>
          <table:table-cell office:value-type="float" office:value="364849">
            <text:p>364849</text:p>
          </table:table-cell>
          <table:table-cell office:value-type="string">
            <text:p>£15 10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office:value-type="string">
            <text:p><text:a xlink:href="http://www.encyclopedia-titanica.org/titanic-jobs/housewife.html">Housewife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mary-bourke.html">BOURKE, Miss Mary</text:a></text:p>
          </table:table-cell>
          <table:table-cell office:value-type="float" office:value="40">
            <text:p>40</text:p>
          </table:table-cell>
          <table:table-cell office:value-type="string">
            <text:p>3rd Class</text:p>
          </table:table-cell>
          <table:table-cell office:value-type="float" office:value="364848">
            <text:p>364848</text:p>
          </table:table-cell>
          <table:table-cell office:value-type="string">
            <text:p>£7 15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david-john-dai-bowen.html">BOWEN, Mr David John "Dai"</text:a></text:p>
          </table:table-cell>
          <table:table-cell office:value-type="float" office:value="26">
            <text:p>26</text:p>
          </table:table-cell>
          <table:table-cell office:value-type="string">
            <text:p>3rd Class</text:p>
          </table:table-cell>
          <table:table-cell office:value-type="float" office:value="54636">
            <text:p>54636</text:p>
          </table:table-cell>
          <table:table-cell office:value-type="string">
            <text:p>£16 2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pugilist.html">Pugilist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bridget-delia-bradley.html">BRADLEY, Miss Bridget Delia</text:a></text:p>
          </table:table-cell>
          <table:table-cell office:value-type="float" office:value="22">
            <text:p>22</text:p>
          </table:table-cell>
          <table:table-cell office:value-type="string">
            <text:p>3rd Class</text:p>
          </table:table-cell>
          <table:table-cell office:value-type="float" office:value="334914">
            <text:p>334914</text:p>
          </table:table-cell>
          <table:table-cell office:value-type="string">
            <text:p>£7 14s 6d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table:style-name="ce3"/>
          <table:table-cell table:style-name="ce2" office:value-type="string">
            <text:p><text:a xlink:href="http://www.encyclopedia-titanica.org/boat/13/">13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elin-ester-maria-braf.html">BRAF, Miss Elin Ester Maria</text:a></text:p>
          </table:table-cell>
          <table:table-cell office:value-type="float" office:value="20">
            <text:p>20</text:p>
          </table:table-cell>
          <table:table-cell office:value-type="string">
            <text:p>3rd Class</text:p>
          </table:table-cell>
          <table:table-cell office:value-type="float" office:value="347471">
            <text:p>347471</text:p>
          </table:table-cell>
          <table:table-cell office:value-type="string">
            <text:p>£7 17s 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ervant.html">Servant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lewis-richard-braund.html">BRAUND, Mr Lewis Richard</text:a></text:p>
          </table:table-cell>
          <table:table-cell office:value-type="float" office:value="29">
            <text:p>29</text:p>
          </table:table-cell>
          <table:table-cell office:value-type="string">
            <text:p>3rd Class</text:p>
          </table:table-cell>
          <table:table-cell office:value-type="float" office:value="3460">
            <text:p>3460</text:p>
          </table:table-cell>
          <table:table-cell office:value-type="string">
            <text:p>£7 1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arm-labourer.html">Farm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owen-harris-braund.html">BRAUND, Mr Owen Harris</text:a></text:p>
          </table:table-cell>
          <table:table-cell office:value-type="float" office:value="22">
            <text:p>22</text:p>
          </table:table-cell>
          <table:table-cell office:value-type="string">
            <text:p>3rd Class</text:p>
          </table:table-cell>
          <table:table-cell office:value-type="float" office:value="21171">
            <text:p>21171</text:p>
          </table:table-cell>
          <table:table-cell office:value-type="string">
            <text:p>£7 5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ironmonger.html">Ironmong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karl-rudolf-brobeck.html">BROBECK, Mr Karl Rudolf</text:a></text:p>
          </table:table-cell>
          <table:table-cell office:value-type="float" office:value="22">
            <text:p>22</text:p>
          </table:table-cell>
          <table:table-cell office:value-type="string">
            <text:p>3rd Class</text:p>
          </table:table-cell>
          <table:table-cell office:value-type="float" office:value="350045">
            <text:p>350045</text:p>
          </table:table-cell>
          <table:table-cell office:value-type="string">
            <text:p>£7 15s 1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arm-labourer.html">Farm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william-alfred-brocklebank.html">BROCKLEBANK, Mr William Alfred</text:a></text:p>
          </table:table-cell>
          <table:table-cell office:value-type="float" office:value="35">
            <text:p>35</text:p>
          </table:table-cell>
          <table:table-cell office:value-type="string">
            <text:p>3rd Class</text:p>
          </table:table-cell>
          <table:table-cell office:value-type="float" office:value="364512">
            <text:p>364512</text:p>
          </table:table-cell>
          <table:table-cell office:value-type="string">
            <text:p>£8 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room.html">Groom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daniel-buckley.html">BUCKLEY, Mr Daniel</text:a></text:p>
          </table:table-cell>
          <table:table-cell office:value-type="float" office:value="21">
            <text:p>21</text:p>
          </table:table-cell>
          <table:table-cell office:value-type="string">
            <text:p>3rd Class</text:p>
          </table:table-cell>
          <table:table-cell office:value-type="float" office:value="330920">
            <text:p>330920</text:p>
          </table:table-cell>
          <table:table-cell office:value-type="string">
            <text:p>£7 15s 17d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office:value-type="string">
            <text:p><text:a xlink:href="http://www.encyclopedia-titanica.org/titanic-jobs/farm-labourer.html">Farm Labourer</text:a></text:p>
          </table:table-cell>
          <table:table-cell table:style-name="ce2" office:value-type="string">
            <text:p><text:a xlink:href="http://www.encyclopedia-titanica.org/boat/13/">13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katherine-buckley.html">BUCKLEY, Miss Katherine</text:a></text:p>
          </table:table-cell>
          <table:table-cell office:value-type="float" office:value="22">
            <text:p>22</text:p>
          </table:table-cell>
          <table:table-cell office:value-type="string">
            <text:p>3rd Class</text:p>
          </table:table-cell>
          <table:table-cell office:value-type="float" office:value="329944">
            <text:p>329944</text:p>
          </table:table-cell>
          <table:table-cell office:value-type="string">
            <text:p>£7 5s 8d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table:style-name="ce3"/>
          <table:table-cell/>
          <table:table-cell table:style-name="ce2" office:value-type="string">
            <text:p><text:a xlink:href="http://www.encyclopedia-titanica.org/titanic-victims/299/">299</text:a></text:p>
          </table:table-cell>
        </table:table-row>
        <table:table-row table:style-name="ro1">
          <table:table-cell office:value-type="string">
            <text:p><text:a xlink:href="http://www.encyclopedia-titanica.org/titanic-victim/jeremiah-burke.html">BURKE, Mr Jeremiah</text:a></text:p>
          </table:table-cell>
          <table:table-cell office:value-type="float" office:value="19">
            <text:p>19</text:p>
          </table:table-cell>
          <table:table-cell office:value-type="string">
            <text:p>3rd Class</text:p>
          </table:table-cell>
          <table:table-cell office:value-type="float" office:value="365222">
            <text:p>365222</text:p>
          </table:table-cell>
          <table:table-cell office:value-type="string">
            <text:p>£6 15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office:value-type="string">
            <text:p><text:a xlink:href="http://www.encyclopedia-titanica.org/titanic-jobs/farm-labourer.html">Farm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mary-delia-burns.html">BURNS, Miss Mary Delia</text:a></text:p>
          </table:table-cell>
          <table:table-cell office:value-type="float" office:value="17">
            <text:p>17</text:p>
          </table:table-cell>
          <table:table-cell office:value-type="string">
            <text:p>3rd Class</text:p>
          </table:table-cell>
          <table:table-cell office:value-type="float" office:value="330963">
            <text:p>330963</text:p>
          </table:table-cell>
          <table:table-cell office:value-type="string">
            <text:p>£7 17s 7d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ego-grga-cacic.html">CACIC, Mr Jego Grga</text:a></text:p>
          </table:table-cell>
          <table:table-cell office:value-type="float" office:value="18">
            <text:p>18</text:p>
          </table:table-cell>
          <table:table-cell office:value-type="string">
            <text:p>3rd Class</text:p>
          </table:table-cell>
          <table:table-cell office:value-type="float" office:value="315091">
            <text:p>315091</text:p>
          </table:table-cell>
          <table:table-cell office:value-type="string">
            <text:p>£8 13s 3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armer.html">Far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luka-cacic.html">CACIC, Mr Luka</text:a></text:p>
          </table:table-cell>
          <table:table-cell office:value-type="float" office:value="38">
            <text:p>38</text:p>
          </table:table-cell>
          <table:table-cell office:value-type="string">
            <text:p>3rd Class</text:p>
          </table:table-cell>
          <table:table-cell office:value-type="float" office:value="315089">
            <text:p>315089</text:p>
          </table:table-cell>
          <table:table-cell office:value-type="string">
            <text:p>£8 13s 3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armer.html">Far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marija-cacic.html">CACIC, Miss Marija</text:a></text:p>
          </table:table-cell>
          <table:table-cell office:value-type="float" office:value="30">
            <text:p>30</text:p>
          </table:table-cell>
          <table:table-cell office:value-type="string">
            <text:p>3rd Class</text:p>
          </table:table-cell>
          <table:table-cell office:value-type="float" office:value="315084">
            <text:p>315084</text:p>
          </table:table-cell>
          <table:table-cell office:value-type="string">
            <text:p>£8 13s 3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arm-labourer.html">Farm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manda-cacic.html">CACIC, Miss Manda</text:a></text:p>
          </table:table-cell>
          <table:table-cell office:value-type="float" office:value="21">
            <text:p>21</text:p>
          </table:table-cell>
          <table:table-cell office:value-type="string">
            <text:p>3rd Class</text:p>
          </table:table-cell>
          <table:table-cell office:value-type="float" office:value="315087">
            <text:p>315087</text:p>
          </table:table-cell>
          <table:table-cell office:value-type="string">
            <text:p>£8 13s 3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arm-labourer.html">Farm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petar-calic.html">CALIC, Mr Petar</text:a></text:p>
          </table:table-cell>
          <table:table-cell office:value-type="float" office:value="17">
            <text:p>17</text:p>
          </table:table-cell>
          <table:table-cell office:value-type="string">
            <text:p>3rd Class</text:p>
          </table:table-cell>
          <table:table-cell office:value-type="float" office:value="315086">
            <text:p>315086</text:p>
          </table:table-cell>
          <table:table-cell office:value-type="string">
            <text:p>£8 13s 3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arm-labourer.html">Farm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ovo-calic.html">CALIC, Mr Jovo</text:a></text:p>
          </table:table-cell>
          <table:table-cell office:value-type="float" office:value="17">
            <text:p>17</text:p>
          </table:table-cell>
          <table:table-cell office:value-type="string">
            <text:p>3rd Class</text:p>
          </table:table-cell>
          <table:table-cell office:value-type="float" office:value="315093">
            <text:p>315093</text:p>
          </table:table-cell>
          <table:table-cell office:value-type="string">
            <text:p>£8 13s 3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mary-canavan.html">CANAVAN, Miss Mary</text:a></text:p>
          </table:table-cell>
          <table:table-cell office:value-type="float" office:value="22">
            <text:p>22</text:p>
          </table:table-cell>
          <table:table-cell office:value-type="string">
            <text:p>3rd Class</text:p>
          </table:table-cell>
          <table:table-cell office:value-type="float" office:value="364846">
            <text:p>364846</text:p>
          </table:table-cell>
          <table:table-cell office:value-type="string">
            <text:p>£7 15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patrick-canavan.html">CANAVAN, Mr Patrick</text:a></text:p>
          </table:table-cell>
          <table:table-cell office:value-type="float" office:value="21">
            <text:p>21</text:p>
          </table:table-cell>
          <table:table-cell office:value-type="string">
            <text:p>3rd Class</text:p>
          </table:table-cell>
          <table:table-cell office:value-type="float" office:value="364858">
            <text:p>364858</text:p>
          </table:table-cell>
          <table:table-cell office:value-type="string">
            <text:p>£7 15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ernest-charles-cann.html">CANN, Mr Ernest Charles</text:a></text:p>
          </table:table-cell>
          <table:table-cell office:value-type="float" office:value="21">
            <text:p>21</text:p>
          </table:table-cell>
          <table:table-cell office:value-type="string">
            <text:p>3rd Class</text:p>
          </table:table-cell>
          <table:table-cell office:value-type="float" office:value="2152">
            <text:p>2152</text:p>
          </table:table-cell>
          <table:table-cell office:value-type="string">
            <text:p>£8 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miner.html">Min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oseph-caram.html">CARAM, Mr Joseph</text:a></text:p>
          </table:table-cell>
          <table:table-cell office:value-type="float" office:value="28">
            <text:p>28</text:p>
          </table:table-cell>
          <table:table-cell office:value-type="string">
            <text:p>3rd Class</text:p>
          </table:table-cell>
          <table:table-cell office:value-type="float" office:value="2689">
            <text:p>2689</text:p>
          </table:table-cell>
          <table:table-cell office:value-type="string">
            <text:p>£14 9s 2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office:value-type="string">
            <text:p><text:a xlink:href="http://www.encyclopedia-titanica.org/titanic-jobs/merchant.html">Merchant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maria-elias-caram.html">CARAM, Mrs Maria Elias</text:a></text:p>
          </table:table-cell>
          <table:table-cell office:value-type="float" office:value="18">
            <text:p>18</text:p>
          </table:table-cell>
          <table:table-cell office:value-type="string">
            <text:p>3rd Class</text:p>
          </table:table-cell>
          <table:table-cell office:value-type="float" office:value="2689">
            <text:p>2689</text:p>
          </table:table-cell>
          <table:table-cell office:value-type="string">
            <text:p>£14 9s 2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office:value-type="string">
            <text:p><text:a xlink:href="http://www.encyclopedia-titanica.org/titanic-jobs/housekeeper.html">Housekeep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carl-robert-carlsson.html">CARLSSON, Mr Carl Robert</text:a></text:p>
          </table:table-cell>
          <table:table-cell office:value-type="float" office:value="24">
            <text:p>24</text:p>
          </table:table-cell>
          <table:table-cell office:value-type="string">
            <text:p>3rd Class</text:p>
          </table:table-cell>
          <table:table-cell office:value-type="float" office:value="350409">
            <text:p>350409</text:p>
          </table:table-cell>
          <table:table-cell office:value-type="string">
            <text:p>£7 17s 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august-sigfrid-carlsson.html">CARLSSON, Mr August Sigfrid</text:a></text:p>
          </table:table-cell>
          <table:table-cell office:value-type="float" office:value="28">
            <text:p>28</text:p>
          </table:table-cell>
          <table:table-cell office:value-type="string">
            <text:p>3rd Class</text:p>
          </table:table-cell>
          <table:table-cell office:value-type="float" office:value="350042">
            <text:p>350042</text:p>
          </table:table-cell>
          <table:table-cell office:value-type="string">
            <text:p>£7 15s 1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armer.html">Far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ane-carr.html">CARR, Miss Jane</text:a></text:p>
          </table:table-cell>
          <table:table-cell office:value-type="float" office:value="45">
            <text:p>45</text:p>
          </table:table-cell>
          <table:table-cell office:value-type="string">
            <text:p>3rd Class</text:p>
          </table:table-cell>
          <table:table-cell office:value-type="float" office:value="368364">
            <text:p>368364</text:p>
          </table:table-cell>
          <table:table-cell office:value-type="string">
            <text:p>£7 15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alfred-john-carver.html">CARVER, Mr Alfred John</text:a></text:p>
          </table:table-cell>
          <table:table-cell office:value-type="float" office:value="28">
            <text:p>28</text:p>
          </table:table-cell>
          <table:table-cell office:value-type="string">
            <text:p>3rd Class</text:p>
          </table:table-cell>
          <table:table-cell office:value-type="float" office:value="370160">
            <text:p>370160</text:p>
          </table:table-cell>
          <table:table-cell office:value-type="string">
            <text:p>£7 5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eaman.html">Seaman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francesco-celotti.html">CELOTTI, Mr Francesco</text:a></text:p>
          </table:table-cell>
          <table:table-cell office:value-type="float" office:value="24">
            <text:p>24</text:p>
          </table:table-cell>
          <table:table-cell office:value-type="string">
            <text:p>3rd Class</text:p>
          </table:table-cell>
          <table:table-cell office:value-type="float" office:value="343275">
            <text:p>343275</text:p>
          </table:table-cell>
          <table:table-cell office:value-type="string">
            <text:p>£8 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oker.html">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david-charters.html">CHARTERS, Mr David</text:a></text:p>
          </table:table-cell>
          <table:table-cell office:value-type="float" office:value="20">
            <text:p>20</text:p>
          </table:table-cell>
          <table:table-cell office:value-type="string">
            <text:p>3rd Class</text:p>
          </table:table-cell>
          <table:table-cell office:value-type="float" office:value="13032">
            <text:p>13032</text:p>
          </table:table-cell>
          <table:table-cell office:value-type="string">
            <text:p>£7 14s 8d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emir-farres-chehab-shihab.html">CHEHAB/SHIHAB, Mr Emir Farres</text:a></text:p>
          </table:table-cell>
          <table:table-cell office:value-type="float" office:value="29">
            <text:p>29</text:p>
          </table:table-cell>
          <table:table-cell office:value-type="string">
            <text:p>3rd Class</text:p>
          </table:table-cell>
          <table:table-cell office:value-type="float" office:value="2631">
            <text:p>2631</text:p>
          </table:table-cell>
          <table:table-cell office:value-type="string">
            <text:p>£7 4s 6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chang-chip.html">CHIP, Mr Chang</text:a></text:p>
          </table:table-cell>
          <table:table-cell office:value-type="float" office:value="32">
            <text:p>32</text:p>
          </table:table-cell>
          <table:table-cell office:value-type="string">
            <text:p>3rd Class</text:p>
          </table:table-cell>
          <table:table-cell office:value-type="float" office:value="1601">
            <text:p>1601</text:p>
          </table:table-cell>
          <table:table-cell office:value-type="string">
            <text:p>£56 9s 1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eaman.html">Seaman</text:a></text:p>
          </table:table-cell>
          <table:table-cell table:style-name="ce2" office:value-type="string">
            <text:p><text:a xlink:href="http://www.encyclopedia-titanica.org/boat/C/">C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emil-christmann.html">CHRISTMANN, Mr Emil</text:a></text:p>
          </table:table-cell>
          <table:table-cell office:value-type="float" office:value="29">
            <text:p>29</text:p>
          </table:table-cell>
          <table:table-cell office:value-type="string">
            <text:p>3rd Class</text:p>
          </table:table-cell>
          <table:table-cell office:value-type="float" office:value="343276">
            <text:p>343276</text:p>
          </table:table-cell>
          <table:table-cell office:value-type="string">
            <text:p>£8 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clerk.html">Clerk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apostolos-chronopoulos.html">CHRONOPOULOS, Mr Apostolos M.</text:a></text:p>
          </table:table-cell>
          <table:table-cell office:value-type="float" office:value="26">
            <text:p>26</text:p>
          </table:table-cell>
          <table:table-cell office:value-type="string">
            <text:p>3rd Class</text:p>
          </table:table-cell>
          <table:table-cell office:value-type="float" office:value="2680">
            <text:p>2680</text:p>
          </table:table-cell>
          <table:table-cell office:value-type="string">
            <text:p>£14 9s 1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dimitrios-chronopoulos.html">CHRONOPOULOS, Mr Dimitrios M.</text:a></text:p>
          </table:table-cell>
          <table:table-cell office:value-type="float" office:value="21">
            <text:p>21</text:p>
          </table:table-cell>
          <table:table-cell office:value-type="string">
            <text:p>3rd Class</text:p>
          </table:table-cell>
          <table:table-cell office:value-type="float" office:value="2680">
            <text:p>2680</text:p>
          </table:table-cell>
          <table:table-cell office:value-type="string">
            <text:p>£14 9s 1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domingos-fernandeo-coelho.html">COELHO, Mr Domingos Fernandeo</text:a></text:p>
          </table:table-cell>
          <table:table-cell office:value-type="float" office:value="20">
            <text:p>20</text:p>
          </table:table-cell>
          <table:table-cell office:value-type="string">
            <text:p>3rd Class</text:p>
          </table:table-cell>
          <table:table-cell office:value-type="float" office:value="3101307">
            <text:p>3101307</text:p>
          </table:table-cell>
          <table:table-cell office:value-type="string">
            <text:p>£7 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gurshon-gus-cohen.html">COHEN, Mr Gurshon "Gus"</text:a></text:p>
          </table:table-cell>
          <table:table-cell office:value-type="float" office:value="18">
            <text:p>18</text:p>
          </table:table-cell>
          <table:table-cell office:value-type="string">
            <text:p>3rd Class</text:p>
          </table:table-cell>
          <table:table-cell office:value-type="float" office:value="3540">
            <text:p>3540</text:p>
          </table:table-cell>
          <table:table-cell office:value-type="string">
            <text:p>£8 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printer-compositor.html">Printer / Compositor</text:a></text:p>
          </table:table-cell>
          <table:table-cell table:style-name="ce2" office:value-type="string">
            <text:p><text:a xlink:href="http://www.encyclopedia-titanica.org/boat/12/">12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patrick-colbert.html">COLBERT, Mr Patrick</text:a></text:p>
          </table:table-cell>
          <table:table-cell office:value-type="float" office:value="24">
            <text:p>24</text:p>
          </table:table-cell>
          <table:table-cell office:value-type="string">
            <text:p>3rd Class</text:p>
          </table:table-cell>
          <table:table-cell office:value-type="float" office:value="371109">
            <text:p>371109</text:p>
          </table:table-cell>
          <table:table-cell office:value-type="string">
            <text:p>£7 5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satio-coleff.html">COLEFF, Mr Satio</text:a></text:p>
          </table:table-cell>
          <table:table-cell office:value-type="float" office:value="24">
            <text:p>24</text:p>
          </table:table-cell>
          <table:table-cell office:value-type="string">
            <text:p>3rd Class</text:p>
          </table:table-cell>
          <table:table-cell office:value-type="float" office:value="349209">
            <text:p>349209</text:p>
          </table:table-cell>
          <table:table-cell office:value-type="string">
            <text:p>£7 17s 1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peju-coltcheff.html">COLTCHEFF, Mr Peju</text:a></text:p>
          </table:table-cell>
          <table:table-cell office:value-type="float" office:value="36">
            <text:p>36</text:p>
          </table:table-cell>
          <table:table-cell office:value-type="string">
            <text:p>3rd Class</text:p>
          </table:table-cell>
          <table:table-cell office:value-type="float" office:value="349210">
            <text:p>349210</text:p>
          </table:table-cell>
          <table:table-cell office:value-type="string">
            <text:p>£7 17s 1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thomas-henry-conlon.html">CONLON, Mr Thomas Henry</text:a></text:p>
          </table:table-cell>
          <table:table-cell office:value-type="float" office:value="31">
            <text:p>31</text:p>
          </table:table-cell>
          <table:table-cell office:value-type="string">
            <text:p>3rd Class</text:p>
          </table:table-cell>
          <table:table-cell office:value-type="float" office:value="21332">
            <text:p>21332</text:p>
          </table:table-cell>
          <table:table-cell office:value-type="string">
            <text:p>£7 14s 8d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michael-connaghton.html">CONNAGHTON, Mr Michael</text:a></text:p>
          </table:table-cell>
          <table:table-cell office:value-type="float" office:value="31">
            <text:p>31</text:p>
          </table:table-cell>
          <table:table-cell office:value-type="string">
            <text:p>3rd Class</text:p>
          </table:table-cell>
          <table:table-cell office:value-type="float" office:value="335097">
            <text:p>335097</text:p>
          </table:table-cell>
          <table:table-cell office:value-type="string">
            <text:p>£7 15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office:value-type="string">
            <text:p><text:a xlink:href="http://www.encyclopedia-titanica.org/titanic-jobs/farm-labourer.html">Farm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kate-connolly.html">CONNOLLY, Miss Kate</text:a></text:p>
          </table:table-cell>
          <table:table-cell office:value-type="float" office:value="23">
            <text:p>23</text:p>
          </table:table-cell>
          <table:table-cell office:value-type="string">
            <text:p>3rd Class</text:p>
          </table:table-cell>
          <table:table-cell office:value-type="float" office:value="370373">
            <text:p>370373</text:p>
          </table:table-cell>
          <table:table-cell office:value-type="string">
            <text:p>£7 15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table:style-name="ce3"/>
          <table:table-cell table:style-name="ce2" office:value-type="string">
            <text:p><text:a xlink:href="http://www.encyclopedia-titanica.org/boat/13/">13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kate-connolly-2.html">CONNOLLY, Miss Kate</text:a></text:p>
          </table:table-cell>
          <table:table-cell office:value-type="float" office:value="35">
            <text:p>35</text:p>
          </table:table-cell>
          <table:table-cell office:value-type="string">
            <text:p>3rd Class</text:p>
          </table:table-cell>
          <table:table-cell office:value-type="float" office:value="330972">
            <text:p>330972</text:p>
          </table:table-cell>
          <table:table-cell office:value-type="string">
            <text:p>£7 12s 7d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patrick-connors.html">CONNORS, Mr Patrick</text:a></text:p>
          </table:table-cell>
          <table:table-cell office:value-type="float" office:value="66">
            <text:p>66</text:p>
          </table:table-cell>
          <table:table-cell office:value-type="string">
            <text:p>3rd Class</text:p>
          </table:table-cell>
          <table:table-cell office:value-type="float" office:value="370369">
            <text:p>370369</text:p>
          </table:table-cell>
          <table:table-cell office:value-type="string">
            <text:p>£7 15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office:value-type="string">
            <text:p><text:a xlink:href="http://www.encyclopedia-titanica.org/titanic-jobs/farm-labourer.html">Farm Labourer</text:a></text:p>
          </table:table-cell>
          <table:table-cell/>
          <table:table-cell table:style-name="ce2" office:value-type="string">
            <text:p><text:a xlink:href="http://www.encyclopedia-titanica.org/titanic-victims/171/">171</text:a></text:p>
          </table:table-cell>
        </table:table-row>
        <table:table-row table:style-name="ro1">
          <table:table-cell office:value-type="string">
            <text:p><text:a xlink:href="http://www.encyclopedia-titanica.org/titanic-victim/jacob-cook.html">COOK, Mr Jacob</text:a></text:p>
          </table:table-cell>
          <table:table-cell office:value-type="float" office:value="43">
            <text:p>43</text:p>
          </table:table-cell>
          <table:table-cell office:value-type="string">
            <text:p>3rd Class</text:p>
          </table:table-cell>
          <table:table-cell office:value-type="float" office:value="3536">
            <text:p>3536</text:p>
          </table:table-cell>
          <table:table-cell office:value-type="string">
            <text:p>£8 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wood-carver.html">Wood Carv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bartol-cor.html">COR, Mr Bartol</text:a></text:p>
          </table:table-cell>
          <table:table-cell office:value-type="float" office:value="35">
            <text:p>35</text:p>
          </table:table-cell>
          <table:table-cell office:value-type="string">
            <text:p>3rd Class</text:p>
          </table:table-cell>
          <table:table-cell office:value-type="float" office:value="349230">
            <text:p>349230</text:p>
          </table:table-cell>
          <table:table-cell office:value-type="string">
            <text:p>£7 17s 1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ivan-cor.html">COR, Mr Ivan</text:a></text:p>
          </table:table-cell>
          <table:table-cell office:value-type="float" office:value="27">
            <text:p>27</text:p>
          </table:table-cell>
          <table:table-cell office:value-type="string">
            <text:p>3rd Class</text:p>
          </table:table-cell>
          <table:table-cell office:value-type="float" office:value="349229">
            <text:p>349229</text:p>
          </table:table-cell>
          <table:table-cell office:value-type="string">
            <text:p>£7 17s 1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liudevit-cor.html">COR, Mr Liudevit</text:a></text:p>
          </table:table-cell>
          <table:table-cell office:value-type="float" office:value="19">
            <text:p>19</text:p>
          </table:table-cell>
          <table:table-cell office:value-type="string">
            <text:p>3rd Class</text:p>
          </table:table-cell>
          <table:table-cell office:value-type="float" office:value="349231">
            <text:p>349231</text:p>
          </table:table-cell>
          <table:table-cell office:value-type="string">
            <text:p>£7 17s 1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harry-corn.html">CORN, Mr Harry</text:a></text:p>
          </table:table-cell>
          <table:table-cell office:value-type="float" office:value="30">
            <text:p>30</text:p>
          </table:table-cell>
          <table:table-cell office:value-type="string">
            <text:p>3rd Class</text:p>
          </table:table-cell>
          <table:table-cell office:value-type="float" office:value="392090">
            <text:p>392090</text:p>
          </table:table-cell>
          <table:table-cell office:value-type="string">
            <text:p>£8 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upholsterer.html">Upholste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helen-corr.html">CORR, Miss Helen</text:a></text:p>
          </table:table-cell>
          <table:table-cell office:value-type="float" office:value="16">
            <text:p>16</text:p>
          </table:table-cell>
          <table:table-cell office:value-type="string">
            <text:p>3rd Class</text:p>
          </table:table-cell>
          <table:table-cell office:value-type="float" office:value="367231">
            <text:p>367231</text:p>
          </table:table-cell>
          <table:table-cell office:value-type="string">
            <text:p>£7 15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table:style-name="ce3"/>
          <table:table-cell table:style-name="ce2" office:value-type="string">
            <text:p><text:a xlink:href="http://www.encyclopedia-titanica.org/boat/16/">16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winnie-coutts.html">COUTTS, Mrs Winnie "Minnie"</text:a></text:p>
          </table:table-cell>
          <table:table-cell office:value-type="float" office:value="36">
            <text:p>36</text:p>
          </table:table-cell>
          <table:table-cell office:value-type="string">
            <text:p>3rd Class</text:p>
          </table:table-cell>
          <table:table-cell office:value-type="float" office:value="37671">
            <text:p>37671</text:p>
          </table:table-cell>
          <table:table-cell office:value-type="string">
            <text:p>£15 18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2/">2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william-coutts.html">COUTTS, Master William Loch "Willie"</text:a></text:p>
          </table:table-cell>
          <table:table-cell office:value-type="float" office:value="9">
            <text:p>9</text:p>
          </table:table-cell>
          <table:table-cell office:value-type="string">
            <text:p>3rd Class</text:p>
          </table:table-cell>
          <table:table-cell office:value-type="float" office:value="37671">
            <text:p>37671</text:p>
          </table:table-cell>
          <table:table-cell office:value-type="string">
            <text:p>£15 18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2/">2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leslie-coutts.html">COUTTS, Master Neville Leslie</text:a></text:p>
          </table:table-cell>
          <table:table-cell office:value-type="float" office:value="3">
            <text:p>3</text:p>
          </table:table-cell>
          <table:table-cell office:value-type="string">
            <text:p>3rd Class</text:p>
          </table:table-cell>
          <table:table-cell office:value-type="float" office:value="37671">
            <text:p>37671</text:p>
          </table:table-cell>
          <table:table-cell office:value-type="string">
            <text:p>£15 18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2/">2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daniel-coxon.html">COXON, Mr Daniel</text:a></text:p>
          </table:table-cell>
          <table:table-cell office:value-type="float" office:value="59">
            <text:p>59</text:p>
          </table:table-cell>
          <table:table-cell office:value-type="string">
            <text:p>3rd Class</text:p>
          </table:table-cell>
          <table:table-cell office:value-type="float" office:value="364500">
            <text:p>364500</text:p>
          </table:table-cell>
          <table:table-cell office:value-type="string">
            <text:p>£7 5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dealer.html">Deal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ernest-james-crease.html">CREASE, Mr Ernest James</text:a></text:p>
          </table:table-cell>
          <table:table-cell office:value-type="float" office:value="19">
            <text:p>19</text:p>
          </table:table-cell>
          <table:table-cell office:value-type="string">
            <text:p>3rd Class</text:p>
          </table:table-cell>
          <table:table-cell office:value-type="float" office:value="3464">
            <text:p>3464</text:p>
          </table:table-cell>
          <table:table-cell office:value-type="string">
            <text:p>£8 3s 2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insmith.html">Tinsmith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ohn-hatfield-cribb.html">CRIBB, Mr John Hatfield</text:a></text:p>
          </table:table-cell>
          <table:table-cell office:value-type="float" office:value="44">
            <text:p>44</text:p>
          </table:table-cell>
          <table:table-cell office:value-type="string">
            <text:p>3rd Class</text:p>
          </table:table-cell>
          <table:table-cell office:value-type="float" office:value="371362">
            <text:p>371362</text:p>
          </table:table-cell>
          <table:table-cell office:value-type="string">
            <text:p>£16 2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butler.html">Butl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laura-mae-cribb.html">CRIBB, Miss Laura Mae</text:a></text:p>
          </table:table-cell>
          <table:table-cell office:value-type="float" office:value="16">
            <text:p>16</text:p>
          </table:table-cell>
          <table:table-cell office:value-type="string">
            <text:p>3rd Class</text:p>
          </table:table-cell>
          <table:table-cell office:value-type="float" office:value="371362">
            <text:p>371362</text:p>
          </table:table-cell>
          <table:table-cell office:value-type="string">
            <text:p>£16 2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hop-assistant.html">Shop Assistant</text:a></text:p>
          </table:table-cell>
          <table:table-cell table:style-name="ce2" office:value-type="string">
            <text:p><text:a xlink:href="http://www.encyclopedia-titanica.org/boat/12/">12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jeso-culumovic.html">CULUMOVIC, Mr Jeso</text:a></text:p>
          </table:table-cell>
          <table:table-cell office:value-type="float" office:value="17">
            <text:p>17</text:p>
          </table:table-cell>
          <table:table-cell office:value-type="string">
            <text:p>3rd Class</text:p>
          </table:table-cell>
          <table:table-cell office:value-type="float" office:value="315090">
            <text:p>315090</text:p>
          </table:table-cell>
          <table:table-cell office:value-type="string">
            <text:p>£8 13s 3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tannous-daher.html">DAHER, Mr Tannous</text:a></text:p>
          </table:table-cell>
          <table:table-cell office:value-type="float" office:value="28">
            <text:p>28</text:p>
          </table:table-cell>
          <table:table-cell office:value-type="string">
            <text:p>3rd Class</text:p>
          </table:table-cell>
          <table:table-cell office:value-type="float" office:value="2686">
            <text:p>2686</text:p>
          </table:table-cell>
          <table:table-cell office:value-type="string">
            <text:p>£7 4s 7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charles-edward-dahl.html">DAHL, Mr Charles Edward</text:a></text:p>
          </table:table-cell>
          <table:table-cell office:value-type="float" office:value="45">
            <text:p>45</text:p>
          </table:table-cell>
          <table:table-cell office:value-type="string">
            <text:p>3rd Class</text:p>
          </table:table-cell>
          <table:table-cell office:value-type="float" office:value="7598">
            <text:p>7598</text:p>
          </table:table-cell>
          <table:table-cell office:value-type="string">
            <text:p>£8 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carpenter-joiner.html">Carpenter / Joiner</text:a></text:p>
          </table:table-cell>
          <table:table-cell table:style-name="ce2" office:value-type="string">
            <text:p><text:a xlink:href="http://www.encyclopedia-titanica.org/boat/15/">15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gerda-ulrika-dahlberg.html">DAHLBERG, Miss Gerda Ulrika</text:a></text:p>
          </table:table-cell>
          <table:table-cell office:value-type="float" office:value="22">
            <text:p>22</text:p>
          </table:table-cell>
          <table:table-cell office:value-type="string">
            <text:p>3rd Class</text:p>
          </table:table-cell>
          <table:table-cell office:value-type="float" office:value="7552">
            <text:p>7552</text:p>
          </table:table-cell>
          <table:table-cell office:value-type="string">
            <text:p>£10 10s 4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branko-dakic.html">DAKIC, Mr Branko</text:a></text:p>
          </table:table-cell>
          <table:table-cell office:value-type="float" office:value="19">
            <text:p>19</text:p>
          </table:table-cell>
          <table:table-cell office:value-type="string">
            <text:p>3rd Class</text:p>
          </table:table-cell>
          <table:table-cell office:value-type="float" office:value="349228">
            <text:p>349228</text:p>
          </table:table-cell>
          <table:table-cell office:value-type="string">
            <text:p>£10 3s 5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maggie-daly.html">DALY, Miss Margaret Marcella "Maggie"</text:a></text:p>
          </table:table-cell>
          <table:table-cell office:value-type="float" office:value="30">
            <text:p>30</text:p>
          </table:table-cell>
          <table:table-cell office:value-type="string">
            <text:p>3rd Class</text:p>
          </table:table-cell>
          <table:table-cell office:value-type="float" office:value="382650">
            <text:p>382650</text:p>
          </table:table-cell>
          <table:table-cell office:value-type="string">
            <text:p>£6 19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office:value-type="string">
            <text:p><text:a xlink:href="http://www.encyclopedia-titanica.org/titanic-jobs/housekeeper.html">Housekeeper</text:a></text:p>
          </table:table-cell>
          <table:table-cell table:style-name="ce2" office:value-type="string">
            <text:p><text:a xlink:href="http://www.encyclopedia-titanica.org/boat/15/">15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eugene-patrick-daly.html">DALY, Mr Eugene Patrick</text:a></text:p>
          </table:table-cell>
          <table:table-cell office:value-type="float" office:value="29">
            <text:p>29</text:p>
          </table:table-cell>
          <table:table-cell office:value-type="string">
            <text:p>3rd Class</text:p>
          </table:table-cell>
          <table:table-cell office:value-type="float" office:value="382651">
            <text:p>382651</text:p>
          </table:table-cell>
          <table:table-cell office:value-type="string">
            <text:p>£7 15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office:value-type="string">
            <text:p><text:a xlink:href="http://www.encyclopedia-titanica.org/titanic-jobs/farm-labourer.html">Farm Labourer</text:a></text:p>
          </table:table-cell>
          <table:table-cell table:style-name="ce2" office:value-type="string">
            <text:p><text:a xlink:href="http://www.encyclopedia-titanica.org/boat/B/">B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ernst-gilbert-danbom.html">DANBOM, Mr Ernst Gilbert</text:a></text:p>
          </table:table-cell>
          <table:table-cell office:value-type="float" office:value="34">
            <text:p>34</text:p>
          </table:table-cell>
          <table:table-cell office:value-type="string">
            <text:p>3rd Class</text:p>
          </table:table-cell>
          <table:table-cell office:value-type="float" office:value="347080">
            <text:p>347080</text:p>
          </table:table-cell>
          <table:table-cell office:value-type="string">
            <text:p>£14 8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/>
          <table:table-cell table:style-name="ce2" office:value-type="string">
            <text:p><text:a xlink:href="http://www.encyclopedia-titanica.org/titanic-victims/197/">197</text:a></text:p>
          </table:table-cell>
        </table:table-row>
        <table:table-row table:style-name="ro1">
          <table:table-cell office:value-type="string">
            <text:p><text:a xlink:href="http://www.encyclopedia-titanica.org/titanic-victim/anna-sigrid-maria-danbom.html">DANBOM, Mrs Anna Sigrid Maria</text:a></text:p>
          </table:table-cell>
          <table:table-cell office:value-type="float" office:value="28">
            <text:p>28</text:p>
          </table:table-cell>
          <table:table-cell office:value-type="string">
            <text:p>3rd Class</text:p>
          </table:table-cell>
          <table:table-cell office:value-type="float" office:value="347080">
            <text:p>347080</text:p>
          </table:table-cell>
          <table:table-cell office:value-type="string">
            <text:p>£14 8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gilbert-sigvard-emanuel-danbom.html">DANBOM, Master Gilbert Sigvard Emanuel</text:a></text:p>
          </table:table-cell>
          <table:table-cell office:value-type="string">
            <text:p>4m</text:p>
          </table:table-cell>
          <table:table-cell office:value-type="string">
            <text:p>3rd Class</text:p>
          </table:table-cell>
          <table:table-cell office:value-type="float" office:value="347080">
            <text:p>347080</text:p>
          </table:table-cell>
          <table:table-cell office:value-type="string">
            <text:p>£14 8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yoto-danoff.html">DANOFF, Mr Yoto</text:a></text:p>
          </table:table-cell>
          <table:table-cell office:value-type="float" office:value="27">
            <text:p>27</text:p>
          </table:table-cell>
          <table:table-cell office:value-type="string">
            <text:p>3rd Class</text:p>
          </table:table-cell>
          <table:table-cell office:value-type="float" office:value="349219">
            <text:p>349219</text:p>
          </table:table-cell>
          <table:table-cell office:value-type="string">
            <text:p>£7 17s 1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ristiu-dantcheff.html">DANTCHEFF, Mr Ristiu</text:a></text:p>
          </table:table-cell>
          <table:table-cell office:value-type="float" office:value="25">
            <text:p>25</text:p>
          </table:table-cell>
          <table:table-cell office:value-type="string">
            <text:p>3rd Class</text:p>
          </table:table-cell>
          <table:table-cell office:value-type="float" office:value="349203">
            <text:p>349203</text:p>
          </table:table-cell>
          <table:table-cell office:value-type="string">
            <text:p>£7 17s 1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evan-davies.html">DAVIES, Mr Evan</text:a></text:p>
          </table:table-cell>
          <table:table-cell office:value-type="float" office:value="22">
            <text:p>22</text:p>
          </table:table-cell>
          <table:table-cell office:value-type="string">
            <text:p>3rd Class</text:p>
          </table:table-cell>
          <table:table-cell office:value-type="float" office:value="23568">
            <text:p>23568</text:p>
          </table:table-cell>
          <table:table-cell office:value-type="string">
            <text:p>£8 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miner.html">Min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alfred-davies.html">DAVIES, Mr Alfred J.</text:a></text:p>
          </table:table-cell>
          <table:table-cell office:value-type="float" office:value="24">
            <text:p>24</text:p>
          </table:table-cell>
          <table:table-cell office:value-type="string">
            <text:p>3rd Class</text:p>
          </table:table-cell>
          <table:table-cell office:value-type="float" office:value="48871">
            <text:p>48871</text:p>
          </table:table-cell>
          <table:table-cell office:value-type="string">
            <text:p>£24 3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caster.html">Cast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ohn-samuel-davies.html">DAVIES, Mr John Samuel</text:a></text:p>
          </table:table-cell>
          <table:table-cell office:value-type="float" office:value="21">
            <text:p>21</text:p>
          </table:table-cell>
          <table:table-cell office:value-type="string">
            <text:p>3rd Class</text:p>
          </table:table-cell>
          <table:table-cell office:value-type="float" office:value="48871">
            <text:p>48871</text:p>
          </table:table-cell>
          <table:table-cell office:value-type="string">
            <text:p>£24 3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ironworker.html">Ironwor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oseph-davies.html">DAVIES, Mr Joseph</text:a></text:p>
          </table:table-cell>
          <table:table-cell office:value-type="float" office:value="17">
            <text:p>17</text:p>
          </table:table-cell>
          <table:table-cell office:value-type="string">
            <text:p>3rd Class</text:p>
          </table:table-cell>
          <table:table-cell office:value-type="float" office:value="48873">
            <text:p>48873</text:p>
          </table:table-cell>
          <table:table-cell office:value-type="string">
            <text:p>£8 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ironworker.html">Ironwor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thomas-henry-davison.html">DAVISON, Mr Thomas Henry</text:a></text:p>
          </table:table-cell>
          <table:table-cell office:value-type="float" office:value="32">
            <text:p>32</text:p>
          </table:table-cell>
          <table:table-cell office:value-type="string">
            <text:p>3rd Class</text:p>
          </table:table-cell>
          <table:table-cell office:value-type="float" office:value="386525">
            <text:p>386525</text:p>
          </table:table-cell>
          <table:table-cell office:value-type="string">
            <text:p>£16 2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blacksmith.html">Blacksmith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mary-davison.html">DAVISON, Mrs Mary E.</text:a></text:p>
          </table:table-cell>
          <table:table-cell office:value-type="float" office:value="34">
            <text:p>34</text:p>
          </table:table-cell>
          <table:table-cell office:value-type="string">
            <text:p>3rd Class</text:p>
          </table:table-cell>
          <table:table-cell office:value-type="float" office:value="386525">
            <text:p>386525</text:p>
          </table:table-cell>
          <table:table-cell office:value-type="string">
            <text:p>£16 2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16/">16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guillaume-de-messemaeker.html">DE MESSEMAEKER, Mr Guillaume Joseph</text:a></text:p>
          </table:table-cell>
          <table:table-cell office:value-type="float" office:value="36">
            <text:p>36</text:p>
          </table:table-cell>
          <table:table-cell office:value-type="string">
            <text:p>3rd Class</text:p>
          </table:table-cell>
          <table:table-cell office:value-type="float" office:value="345572">
            <text:p>345572</text:p>
          </table:table-cell>
          <table:table-cell office:value-type="string">
            <text:p>£17 8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15/">15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anna-de-messemaeker.html">DE MESSEMAEKER, Mrs Anna</text:a></text:p>
          </table:table-cell>
          <table:table-cell office:value-type="float" office:value="36">
            <text:p>36</text:p>
          </table:table-cell>
          <table:table-cell office:value-type="string">
            <text:p>3rd Class</text:p>
          </table:table-cell>
          <table:table-cell office:value-type="float" office:value="345572">
            <text:p>345572</text:p>
          </table:table-cell>
          <table:table-cell office:value-type="string">
            <text:p>£17 8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13/">13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theodoor-de-mulder.html">DE MULDER, Mr Theodoor</text:a></text:p>
          </table:table-cell>
          <table:table-cell office:value-type="float" office:value="30">
            <text:p>30</text:p>
          </table:table-cell>
          <table:table-cell office:value-type="string">
            <text:p>3rd Class</text:p>
          </table:table-cell>
          <table:table-cell office:value-type="float" office:value="345774">
            <text:p>345774</text:p>
          </table:table-cell>
          <table:table-cell office:value-type="string">
            <text:p>£9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11/">11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alfons-de-pelsmaeker.html">DE PELSMAEKER, Mr Alfons</text:a></text:p>
          </table:table-cell>
          <table:table-cell office:value-type="float" office:value="16">
            <text:p>16</text:p>
          </table:table-cell>
          <table:table-cell office:value-type="string">
            <text:p>3rd Class</text:p>
          </table:table-cell>
          <table:table-cell office:value-type="float" office:value="345778">
            <text:p>345778</text:p>
          </table:table-cell>
          <table:table-cell office:value-type="string">
            <text:p>£9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arm-labourer.html">Farm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bertram-frank-dean.html">DEAN, Mr Bertram Frank</text:a></text:p>
          </table:table-cell>
          <table:table-cell office:value-type="float" office:value="25">
            <text:p>25</text:p>
          </table:table-cell>
          <table:table-cell office:value-type="string">
            <text:p>3rd Class</text:p>
          </table:table-cell>
          <table:table-cell office:value-type="float" office:value="2315">
            <text:p>2315</text:p>
          </table:table-cell>
          <table:table-cell office:value-type="string">
            <text:p>£20 11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armer.html">Far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eva-georgetta-dean.html">DEAN, Mrs Eva Georgetta</text:a></text:p>
          </table:table-cell>
          <table:table-cell office:value-type="float" office:value="32">
            <text:p>32</text:p>
          </table:table-cell>
          <table:table-cell office:value-type="string">
            <text:p>3rd Class</text:p>
          </table:table-cell>
          <table:table-cell office:value-type="float" office:value="2315">
            <text:p>2315</text:p>
          </table:table-cell>
          <table:table-cell office:value-type="string">
            <text:p>£20 11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10/">10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bertram-vere-dean.html">DEAN, Master Bertram Vere</text:a></text:p>
          </table:table-cell>
          <table:table-cell office:value-type="float" office:value="1">
            <text:p>1</text:p>
          </table:table-cell>
          <table:table-cell office:value-type="string">
            <text:p>3rd Class</text:p>
          </table:table-cell>
          <table:table-cell office:value-type="float" office:value="2315">
            <text:p>2315</text:p>
          </table:table-cell>
          <table:table-cell office:value-type="string">
            <text:p>£20 11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10/">10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millvina-dean.html">DEAN, Miss Elizabeth Gladys 'Millvina'</text:a></text:p>
          </table:table-cell>
          <table:table-cell office:value-type="string">
            <text:p>2m</text:p>
          </table:table-cell>
          <table:table-cell office:value-type="string">
            <text:p>3rd Class</text:p>
          </table:table-cell>
          <table:table-cell office:value-type="float" office:value="2315">
            <text:p>2315</text:p>
          </table:table-cell>
          <table:table-cell office:value-type="string">
            <text:p>£20 11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10/">10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redjo-delalic.html">DELALIC, Mr Redjo</text:a></text:p>
          </table:table-cell>
          <table:table-cell office:value-type="float" office:value="25">
            <text:p>25</text:p>
          </table:table-cell>
          <table:table-cell office:value-type="string">
            <text:p>3rd Class</text:p>
          </table:table-cell>
          <table:table-cell office:value-type="float" office:value="349250">
            <text:p>349250</text:p>
          </table:table-cell>
          <table:table-cell office:value-type="string">
            <text:p>£7 17s 1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mitto-denkoff.html">DENKOFF, Mr Mitto</text:a></text:p>
          </table:table-cell>
          <table:table-cell office:value-type="float" office:value="30">
            <text:p>30</text:p>
          </table:table-cell>
          <table:table-cell office:value-type="string">
            <text:p>3rd Class</text:p>
          </table:table-cell>
          <table:table-cell office:value-type="float" office:value="349225">
            <text:p>349225</text:p>
          </table:table-cell>
          <table:table-cell office:value-type="string">
            <text:p>£7 17s 1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samuel-dennis.html">DENNIS, Mr Samuel</text:a></text:p>
          </table:table-cell>
          <table:table-cell office:value-type="float" office:value="22">
            <text:p>22</text:p>
          </table:table-cell>
          <table:table-cell office:value-type="string">
            <text:p>3rd Class</text:p>
          </table:table-cell>
          <table:table-cell office:value-type="float" office:value="21172">
            <text:p>21172</text:p>
          </table:table-cell>
          <table:table-cell office:value-type="string">
            <text:p>£7 5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armer.html">Far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william-dennis.html">DENNIS, Mr William</text:a></text:p>
          </table:table-cell>
          <table:table-cell office:value-type="float" office:value="26">
            <text:p>26</text:p>
          </table:table-cell>
          <table:table-cell office:value-type="string">
            <text:p>3rd Class</text:p>
          </table:table-cell>
          <table:table-cell office:value-type="float" office:value="21175">
            <text:p>21175</text:p>
          </table:table-cell>
          <table:table-cell office:value-type="string">
            <text:p>£7 5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armer.html">Far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margaret-devaney.html">DEVANEY, Miss Margaret Delia</text:a></text:p>
          </table:table-cell>
          <table:table-cell office:value-type="float" office:value="19">
            <text:p>19</text:p>
          </table:table-cell>
          <table:table-cell office:value-type="string">
            <text:p>3rd Class</text:p>
          </table:table-cell>
          <table:table-cell office:value-type="float" office:value="330958">
            <text:p>330958</text:p>
          </table:table-cell>
          <table:table-cell office:value-type="string">
            <text:p>£7 17s 7d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table:style-name="ce3"/>
          <table:table-cell table:style-name="ce2" office:value-type="string">
            <text:p><text:a xlink:href="http://www.encyclopedia-titanica.org/boat/C/">C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mirko-dika.html">DIKA, Mr Mirko</text:a></text:p>
          </table:table-cell>
          <table:table-cell office:value-type="float" office:value="17">
            <text:p>17</text:p>
          </table:table-cell>
          <table:table-cell office:value-type="string">
            <text:p>3rd Class</text:p>
          </table:table-cell>
          <table:table-cell office:value-type="float" office:value="349232">
            <text:p>349232</text:p>
          </table:table-cell>
          <table:table-cell office:value-type="string">
            <text:p>£7 17s 1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ovan-dimic.html">DIMIC, Mr Jovan</text:a></text:p>
          </table:table-cell>
          <table:table-cell office:value-type="float" office:value="42">
            <text:p>42</text:p>
          </table:table-cell>
          <table:table-cell office:value-type="string">
            <text:p>3rd Class</text:p>
          </table:table-cell>
          <table:table-cell office:value-type="float" office:value="315088">
            <text:p>315088</text:p>
          </table:table-cell>
          <table:table-cell office:value-type="string">
            <text:p>£8 13s 3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valtcho-dintcheff.html">DINTCHEFF, Mr Valtcho</text:a></text:p>
          </table:table-cell>
          <table:table-cell office:value-type="float" office:value="43">
            <text:p>43</text:p>
          </table:table-cell>
          <table:table-cell office:value-type="string">
            <text:p>3rd Class</text:p>
          </table:table-cell>
          <table:table-cell office:value-type="float" office:value="349226">
            <text:p>349226</text:p>
          </table:table-cell>
          <table:table-cell office:value-type="string">
            <text:p>£7 17s 1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bridget-donohoe.html">DONOHOE, Miss Bridget</text:a></text:p>
          </table:table-cell>
          <table:table-cell office:value-type="float" office:value="21">
            <text:p>21</text:p>
          </table:table-cell>
          <table:table-cell office:value-type="string">
            <text:p>3rd Class</text:p>
          </table:table-cell>
          <table:table-cell office:value-type="float" office:value="364856">
            <text:p>364856</text:p>
          </table:table-cell>
          <table:table-cell office:value-type="string">
            <text:p>£7 15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patrick-dooley.html">DOOLEY, Mr Patrick</text:a></text:p>
          </table:table-cell>
          <table:table-cell office:value-type="float" office:value="38">
            <text:p>38</text:p>
          </table:table-cell>
          <table:table-cell office:value-type="string">
            <text:p>3rd Class</text:p>
          </table:table-cell>
          <table:table-cell office:value-type="float" office:value="370376">
            <text:p>370376</text:p>
          </table:table-cell>
          <table:table-cell office:value-type="string">
            <text:p>£7 15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edward-arthur-dorking.html">DORKING, Mr Edward Arthur</text:a></text:p>
          </table:table-cell>
          <table:table-cell office:value-type="float" office:value="18">
            <text:p>18</text:p>
          </table:table-cell>
          <table:table-cell office:value-type="string">
            <text:p>3rd Class</text:p>
          </table:table-cell>
          <table:table-cell office:value-type="float" office:value="10482">
            <text:p>10482</text:p>
          </table:table-cell>
          <table:table-cell office:value-type="string">
            <text:p>£8 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room.html">Groom</text:a></text:p>
          </table:table-cell>
          <table:table-cell table:style-name="ce2" office:value-type="string">
            <text:p><text:a xlink:href="http://www.encyclopedia-titanica.org/boat/B/">B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william-john-dougherty.html">DOUGHERTY, Mr William John</text:a></text:p>
          </table:table-cell>
          <table:table-cell office:value-type="float" office:value="22">
            <text:p>22</text:p>
          </table:table-cell>
          <table:table-cell office:value-type="string">
            <text:p>3rd Class</text:p>
          </table:table-cell>
          <table:table-cell office:value-type="float" office:value="330877">
            <text:p>330877</text:p>
          </table:table-cell>
          <table:table-cell office:value-type="string">
            <text:p>£8 9s 2d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elizabeth-dowdell.html">DOWDELL, Miss Elizabeth</text:a></text:p>
          </table:table-cell>
          <table:table-cell office:value-type="float" office:value="31">
            <text:p>31</text:p>
          </table:table-cell>
          <table:table-cell office:value-type="string">
            <text:p>3rd Class</text:p>
          </table:table-cell>
          <table:table-cell office:value-type="float" office:value="364516">
            <text:p>364516</text:p>
          </table:table-cell>
          <table:table-cell office:value-type="string">
            <text:p>£12 9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housekeeper.html">Housekeeper</text:a></text:p>
          </table:table-cell>
          <table:table-cell table:style-name="ce2" office:value-type="string">
            <text:p><text:a xlink:href="http://www.encyclopedia-titanica.org/boat/13/">13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elizabeth-doyle.html">DOYLE, Miss Elizabeth</text:a></text:p>
          </table:table-cell>
          <table:table-cell office:value-type="float" office:value="24">
            <text:p>24</text:p>
          </table:table-cell>
          <table:table-cell office:value-type="string">
            <text:p>3rd Class</text:p>
          </table:table-cell>
          <table:table-cell office:value-type="float" office:value="368702">
            <text:p>368702</text:p>
          </table:table-cell>
          <table:table-cell office:value-type="string">
            <text:p>£7 15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ozef-drazenovic.html">DRAZENOVIC, Mr Jozef</text:a></text:p>
          </table:table-cell>
          <table:table-cell office:value-type="float" office:value="33">
            <text:p>33</text:p>
          </table:table-cell>
          <table:table-cell office:value-type="string">
            <text:p>3rd Class</text:p>
          </table:table-cell>
          <table:table-cell office:value-type="float" office:value="349241">
            <text:p>349241</text:p>
          </table:table-cell>
          <table:table-cell office:value-type="string">
            <text:p>£7 17s 11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/>
          <table:table-cell table:style-name="ce2" office:value-type="string">
            <text:p><text:a xlink:href="http://www.encyclopedia-titanica.org/titanic-victims/51/">51</text:a></text:p>
          </table:table-cell>
        </table:table-row>
        <table:table-row table:style-name="ro1">
          <table:table-cell office:value-type="string">
            <text:p><text:a xlink:href="http://www.encyclopedia-titanica.org/titanic-survivor/jennie-dropkin.html">DROPKIN, Miss Jennie</text:a></text:p>
          </table:table-cell>
          <table:table-cell office:value-type="float" office:value="24">
            <text:p>24</text:p>
          </table:table-cell>
          <table:table-cell office:value-type="string">
            <text:p>3rd Class</text:p>
          </table:table-cell>
          <table:table-cell office:value-type="float" office:value="392083">
            <text:p>392083</text:p>
          </table:table-cell>
          <table:table-cell office:value-type="string">
            <text:p>£8 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box-maker.html">Box Ma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joseph-pierre-duquemin.html">DUQUEMIN, Mr Joseph Pierre</text:a></text:p>
          </table:table-cell>
          <table:table-cell office:value-type="float" office:value="19">
            <text:p>19</text:p>
          </table:table-cell>
          <table:table-cell office:value-type="string">
            <text:p>3rd Class</text:p>
          </table:table-cell>
          <table:table-cell office:value-type="float" office:value="752">
            <text:p>752</text:p>
          </table:table-cell>
          <table:table-cell office:value-type="string">
            <text:p>£7 1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mason.html">Mason</text:a></text:p>
          </table:table-cell>
          <table:table-cell table:style-name="ce2" office:value-type="string">
            <text:p><text:a xlink:href="http://www.encyclopedia-titanica.org/boat/D/">D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frank-dwan.html">DWAN, Mr Frank</text:a></text:p>
          </table:table-cell>
          <table:table-cell office:value-type="float" office:value="65">
            <text:p>65</text:p>
          </table:table-cell>
          <table:table-cell office:value-type="string">
            <text:p>3rd Class</text:p>
          </table:table-cell>
          <table:table-cell office:value-type="float" office:value="336439">
            <text:p>336439</text:p>
          </table:table-cell>
          <table:table-cell office:value-type="string">
            <text:p>£7 15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office:value-type="string">
            <text:p><text:a xlink:href="http://www.encyclopedia-titanica.org/titanic-jobs/farm-labourer.html">Farm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adolf-fredrik-dyker.html">DYKER, Mr Adolf Fredrik</text:a></text:p>
          </table:table-cell>
          <table:table-cell office:value-type="float" office:value="23">
            <text:p>23</text:p>
          </table:table-cell>
          <table:table-cell office:value-type="string">
            <text:p>3rd Class</text:p>
          </table:table-cell>
          <table:table-cell office:value-type="float" office:value="347072">
            <text:p>347072</text:p>
          </table:table-cell>
          <table:table-cell office:value-type="string">
            <text:p>£13 18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anna-elisabeth-judith-dyker.html">DYKER, Mrs Anna Elisabeth Judith</text:a></text:p>
          </table:table-cell>
          <table:table-cell office:value-type="float" office:value="22">
            <text:p>22</text:p>
          </table:table-cell>
          <table:table-cell office:value-type="string">
            <text:p>3rd Class</text:p>
          </table:table-cell>
          <table:table-cell office:value-type="float" office:value="347072">
            <text:p>347072</text:p>
          </table:table-cell>
          <table:table-cell office:value-type="string">
            <text:p>£13 18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16/">16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gustaf-hjalmar-edvardsson.html">EDVARDSSON, Mr Gustaf Hjalmar</text:a></text:p>
          </table:table-cell>
          <table:table-cell office:value-type="float" office:value="18">
            <text:p>18</text:p>
          </table:table-cell>
          <table:table-cell office:value-type="string">
            <text:p>3rd Class</text:p>
          </table:table-cell>
          <table:table-cell office:value-type="float" office:value="349912">
            <text:p>349912</text:p>
          </table:table-cell>
          <table:table-cell office:value-type="string">
            <text:p>£7 15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hans-linus-eklund.html">EKLUND, Mr Hans Linus</text:a></text:p>
          </table:table-cell>
          <table:table-cell office:value-type="float" office:value="16">
            <text:p>16</text:p>
          </table:table-cell>
          <table:table-cell office:value-type="string">
            <text:p>3rd Class</text:p>
          </table:table-cell>
          <table:table-cell office:value-type="float" office:value="347074">
            <text:p>347074</text:p>
          </table:table-cell>
          <table:table-cell office:value-type="string">
            <text:p>£7 15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ohan-ekstrom.html">EKSTRöM, Mr Johan</text:a></text:p>
          </table:table-cell>
          <table:table-cell office:value-type="float" office:value="45">
            <text:p>45</text:p>
          </table:table-cell>
          <table:table-cell office:value-type="string">
            <text:p>3rd Class</text:p>
          </table:table-cell>
          <table:table-cell office:value-type="float" office:value="347061">
            <text:p>347061</text:p>
          </table:table-cell>
          <table:table-cell office:value-type="string">
            <text:p>£6 19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dibo-elias.html">ELIAS, Mr Dibo</text:a></text:p>
          </table:table-cell>
          <table:table-cell office:value-type="float" office:value="29">
            <text:p>29</text:p>
          </table:table-cell>
          <table:table-cell office:value-type="string">
            <text:p>3rd Class</text:p>
          </table:table-cell>
          <table:table-cell office:value-type="float" office:value="2674">
            <text:p>2674</text:p>
          </table:table-cell>
          <table:table-cell office:value-type="string">
            <text:p>£7 4s 6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oseph-elias.html">ELIAS, Mr Joseph jr.</text:a></text:p>
          </table:table-cell>
          <table:table-cell office:value-type="float" office:value="15">
            <text:p>15</text:p>
          </table:table-cell>
          <table:table-cell office:value-type="string">
            <text:p>3rd Class</text:p>
          </table:table-cell>
          <table:table-cell office:value-type="float" office:value="2690">
            <text:p>2690</text:p>
          </table:table-cell>
          <table:table-cell office:value-type="string">
            <text:p>£7 4s 7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tannous-elias-nasrallah.html">ELIAS NASRALLAH, Mr Tannous</text:a></text:p>
          </table:table-cell>
          <table:table-cell office:value-type="float" office:value="22">
            <text:p>22</text:p>
          </table:table-cell>
          <table:table-cell office:value-type="string">
            <text:p>3rd Class</text:p>
          </table:table-cell>
          <table:table-cell office:value-type="float" office:value="2695">
            <text:p>2695</text:p>
          </table:table-cell>
          <table:table-cell office:value-type="string">
            <text:p>£7 4s 7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william-james-elsbury.html">ELSBURY, Mr William James</text:a></text:p>
          </table:table-cell>
          <table:table-cell office:value-type="float" office:value="47">
            <text:p>47</text:p>
          </table:table-cell>
          <table:table-cell office:value-type="string">
            <text:p>3rd Class</text:p>
          </table:table-cell>
          <table:table-cell office:value-type="float" office:value="3902">
            <text:p>3902</text:p>
          </table:table-cell>
          <table:table-cell office:value-type="string">
            <text:p>£7 5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armer.html">Far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virginia-ethel-emanuel.html">EMANUEL, Miss Virginia Ethel</text:a></text:p>
          </table:table-cell>
          <table:table-cell office:value-type="float" office:value="5">
            <text:p>5</text:p>
          </table:table-cell>
          <table:table-cell office:value-type="string">
            <text:p>3rd Class</text:p>
          </table:table-cell>
          <table:table-cell office:value-type="float" office:value="364516">
            <text:p>364516</text:p>
          </table:table-cell>
          <table:table-cell office:value-type="string">
            <text:p>£12 9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13/">13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manuel-goncalves-estanislau.html">ESTANISLAU, Mr Manuel Gonçalves</text:a></text:p>
          </table:table-cell>
          <table:table-cell office:value-type="float" office:value="37">
            <text:p>37</text:p>
          </table:table-cell>
          <table:table-cell office:value-type="string">
            <text:p>3rd Class</text:p>
          </table:table-cell>
          <table:table-cell office:value-type="float" office:value="3101306">
            <text:p>3101306</text:p>
          </table:table-cell>
          <table:table-cell office:value-type="string">
            <text:p>£7 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thomas-james-everett.html">EVERETT, Mr Thomas James</text:a></text:p>
          </table:table-cell>
          <table:table-cell office:value-type="float" office:value="39">
            <text:p>39</text:p>
          </table:table-cell>
          <table:table-cell office:value-type="string">
            <text:p>3rd Class</text:p>
          </table:table-cell>
          <table:table-cell office:value-type="float" office:value="6212">
            <text:p>6212</text:p>
          </table:table-cell>
          <table:table-cell office:value-type="string">
            <text:p>£15 2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crane-operator.html">Crane Operator</text:a></text:p>
          </table:table-cell>
          <table:table-cell/>
          <table:table-cell table:style-name="ce2" office:value-type="string">
            <text:p><text:a xlink:href="http://www.encyclopedia-titanica.org/titanic-victims/187/">187</text:a></text:p>
          </table:table-cell>
        </table:table-row>
        <table:table-row table:style-name="ro1">
          <table:table-cell office:value-type="string">
            <text:p><text:a xlink:href="http://www.encyclopedia-titanica.org/titanic-victim/jim-farrell.html">FARRELL, Mr James "Jim"</text:a></text:p>
          </table:table-cell>
          <table:table-cell office:value-type="float" office:value="25">
            <text:p>25</text:p>
          </table:table-cell>
          <table:table-cell office:value-type="string">
            <text:p>3rd Class</text:p>
          </table:table-cell>
          <table:table-cell office:value-type="float" office:value="367232">
            <text:p>367232</text:p>
          </table:table-cell>
          <table:table-cell office:value-type="string">
            <text:p>£7 15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office:value-type="string">
            <text:p><text:a xlink:href="http://www.encyclopedia-titanica.org/titanic-jobs/farm-labourer.html">Farm Labourer</text:a></text:p>
          </table:table-cell>
          <table:table-cell/>
          <table:table-cell table:style-name="ce2" office:value-type="string">
            <text:p><text:a xlink:href="http://www.encyclopedia-titanica.org/titanic-victims/68/">68</text:a></text:p>
          </table:table-cell>
        </table:table-row>
        <table:table-row table:style-name="ro1">
          <table:table-cell office:value-type="string">
            <text:p><text:a xlink:href="http://www.encyclopedia-titanica.org/titanic-survivor/luigi-finoli.html">FINOLI, Mr Luigi</text:a></text:p>
          </table:table-cell>
          <table:table-cell office:value-type="float" office:value="34">
            <text:p>34</text:p>
          </table:table-cell>
          <table:table-cell office:value-type="string">
            <text:p>3rd Class</text:p>
          </table:table-cell>
          <table:table-cell office:value-type="float" office:value="3101308">
            <text:p>3101308</text:p>
          </table:table-cell>
          <table:table-cell office:value-type="string">
            <text:p>£7 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15/">15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eberhard-fischer.html">FISCHER, Mr Eberhard Thelander</text:a></text:p>
          </table:table-cell>
          <table:table-cell office:value-type="float" office:value="18">
            <text:p>18</text:p>
          </table:table-cell>
          <table:table-cell office:value-type="string">
            <text:p>3rd Class</text:p>
          </table:table-cell>
          <table:table-cell office:value-type="float" office:value="350036">
            <text:p>350036</text:p>
          </table:table-cell>
          <table:table-cell office:value-type="string">
            <text:p>£7 15s 1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honora-fleming.html">FLEMING, Miss Honora</text:a></text:p>
          </table:table-cell>
          <table:table-cell office:value-type="float" office:value="22">
            <text:p>22</text:p>
          </table:table-cell>
          <table:table-cell office:value-type="string">
            <text:p>3rd Class</text:p>
          </table:table-cell>
          <table:table-cell office:value-type="float" office:value="364859">
            <text:p>364859</text:p>
          </table:table-cell>
          <table:table-cell office:value-type="string">
            <text:p>£7 15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ames-flynn.html">FLYNN, Mr James</text:a></text:p>
          </table:table-cell>
          <table:table-cell office:value-type="float" office:value="28">
            <text:p>28</text:p>
          </table:table-cell>
          <table:table-cell office:value-type="string">
            <text:p>3rd Class</text:p>
          </table:table-cell>
          <table:table-cell office:value-type="float" office:value="364851">
            <text:p>364851</text:p>
          </table:table-cell>
          <table:table-cell office:value-type="string">
            <text:p>£7 15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ohn-flynn.html">FLYNN, Mr John</text:a></text:p>
          </table:table-cell>
          <table:table-cell office:value-type="float" office:value="42">
            <text:p>42</text:p>
          </table:table-cell>
          <table:table-cell office:value-type="string">
            <text:p>3rd Class</text:p>
          </table:table-cell>
          <table:table-cell office:value-type="float" office:value="368323">
            <text:p>368323</text:p>
          </table:table-cell>
          <table:table-cell office:value-type="string">
            <text:p>£6 19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office:value-type="string">
            <text:p><text:a xlink:href="http://www.encyclopedia-titanica.org/titanic-jobs/farm-labourer.html">Farm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oseph-foley.html">FOLEY, Mr Joseph</text:a></text:p>
          </table:table-cell>
          <table:table-cell office:value-type="float" office:value="19">
            <text:p>19</text:p>
          </table:table-cell>
          <table:table-cell office:value-type="string">
            <text:p>3rd Class</text:p>
          </table:table-cell>
          <table:table-cell office:value-type="float" office:value="330910">
            <text:p>330910</text:p>
          </table:table-cell>
          <table:table-cell office:value-type="string">
            <text:p>£7 17s 7d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office:value-type="string">
            <text:p><text:a xlink:href="http://www.encyclopedia-titanica.org/titanic-jobs/farm-labourer.html">Farm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william-foley.html">FOLEY, Mr William</text:a></text:p>
          </table:table-cell>
          <table:table-cell office:value-type="float" office:value="20">
            <text:p>20</text:p>
          </table:table-cell>
          <table:table-cell office:value-type="string">
            <text:p>3rd Class</text:p>
          </table:table-cell>
          <table:table-cell office:value-type="float" office:value="365235">
            <text:p>365235</text:p>
          </table:table-cell>
          <table:table-cell office:value-type="string">
            <text:p>£7 15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office:value-type="string">
            <text:p><text:a xlink:href="http://www.encyclopedia-titanica.org/titanic-jobs/farm-labourer.html">Farm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choong-foo.html">FOO, Mr Choong</text:a></text:p>
          </table:table-cell>
          <table:table-cell office:value-type="float" office:value="32">
            <text:p>32</text:p>
          </table:table-cell>
          <table:table-cell office:value-type="string">
            <text:p>3rd Class</text:p>
          </table:table-cell>
          <table:table-cell office:value-type="float" office:value="1601">
            <text:p>1601</text:p>
          </table:table-cell>
          <table:table-cell office:value-type="string">
            <text:p>£56 9s 1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eaman.html">Seaman</text:a></text:p>
          </table:table-cell>
          <table:table-cell table:style-name="ce2" office:value-type="string">
            <text:p><text:a xlink:href="http://www.encyclopedia-titanica.org/boat/13/">13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arthur-ford.html">FORD, Mr Arthur</text:a></text:p>
          </table:table-cell>
          <table:table-cell office:value-type="float" office:value="22">
            <text:p>22</text:p>
          </table:table-cell>
          <table:table-cell office:value-type="string">
            <text:p>3rd Class</text:p>
          </table:table-cell>
          <table:table-cell office:value-type="float" office:value="1478">
            <text:p>1478</text:p>
          </table:table-cell>
          <table:table-cell office:value-type="string">
            <text:p>£8 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carpenter-joiner.html">Carpenter / Join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margaret-ann-watson-ford.html">FORD, Mrs Margaret Ann Watson</text:a></text:p>
          </table:table-cell>
          <table:table-cell office:value-type="float" office:value="48">
            <text:p>48</text:p>
          </table:table-cell>
          <table:table-cell office:value-type="string">
            <text:p>3rd Class</text:p>
          </table:table-cell>
          <table:table-cell office:value-type="float" office:value="6608">
            <text:p>6608</text:p>
          </table:table-cell>
          <table:table-cell office:value-type="string">
            <text:p>£34 7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armer.html">Far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dollina-margaret-ford.html">FORD, Miss Dollina Margaret</text:a></text:p>
          </table:table-cell>
          <table:table-cell office:value-type="float" office:value="20">
            <text:p>20</text:p>
          </table:table-cell>
          <table:table-cell office:value-type="string">
            <text:p>3rd Class</text:p>
          </table:table-cell>
          <table:table-cell office:value-type="float" office:value="6608">
            <text:p>6608</text:p>
          </table:table-cell>
          <table:table-cell office:value-type="string">
            <text:p>£34 7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ervant.html">Servant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edward-watson-ford.html">FORD, Mr Edward Watson</text:a></text:p>
          </table:table-cell>
          <table:table-cell office:value-type="float" office:value="18">
            <text:p>18</text:p>
          </table:table-cell>
          <table:table-cell office:value-type="string">
            <text:p>3rd Class</text:p>
          </table:table-cell>
          <table:table-cell office:value-type="float" office:value="6608">
            <text:p>6608</text:p>
          </table:table-cell>
          <table:table-cell office:value-type="string">
            <text:p>£34 7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blacksmith.html">Blacksmith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neal-thomas-ford.html">FORD, Mr William Neal Thomas</text:a></text:p>
          </table:table-cell>
          <table:table-cell office:value-type="float" office:value="16">
            <text:p>16</text:p>
          </table:table-cell>
          <table:table-cell office:value-type="string">
            <text:p>3rd Class</text:p>
          </table:table-cell>
          <table:table-cell office:value-type="float" office:value="6608">
            <text:p>6608</text:p>
          </table:table-cell>
          <table:table-cell office:value-type="string">
            <text:p>£34 7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messenger.html">Messeng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robina-maggie-ford.html">FORD, Miss Robina Maggie</text:a></text:p>
          </table:table-cell>
          <table:table-cell office:value-type="float" office:value="7">
            <text:p>7</text:p>
          </table:table-cell>
          <table:table-cell office:value-type="string">
            <text:p>3rd Class</text:p>
          </table:table-cell>
          <table:table-cell office:value-type="float" office:value="6608">
            <text:p>6608</text:p>
          </table:table-cell>
          <table:table-cell office:value-type="string">
            <text:p>£34 7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patrick-fox.html">FOX, Mr Patrick</text:a></text:p>
          </table:table-cell>
          <table:table-cell office:value-type="float" office:value="28">
            <text:p>28</text:p>
          </table:table-cell>
          <table:table-cell office:value-type="string">
            <text:p>3rd Class</text:p>
          </table:table-cell>
          <table:table-cell office:value-type="float" office:value="368573">
            <text:p>368573</text:p>
          </table:table-cell>
          <table:table-cell office:value-type="string">
            <text:p>£7 15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charles-franklin.html">FRANKLIN, Mr Charles ("Charles Fardon")</text:a></text:p>
          </table:table-cell>
          <table:table-cell office:value-type="float" office:value="38">
            <text:p>38</text:p>
          </table:table-cell>
          <table:table-cell office:value-type="string">
            <text:p>3rd Class</text:p>
          </table:table-cell>
          <table:table-cell office:value-type="float" office:value="3101314">
            <text:p>3101314</text:p>
          </table:table-cell>
          <table:table-cell office:value-type="string">
            <text:p>£7 5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carpenter-joiner.html">Carpenter / Join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martin-gallagher.html">GALLAGHER, Mr Martin</text:a></text:p>
          </table:table-cell>
          <table:table-cell office:value-type="float" office:value="29">
            <text:p>29</text:p>
          </table:table-cell>
          <table:table-cell office:value-type="string">
            <text:p>3rd Class</text:p>
          </table:table-cell>
          <table:table-cell office:value-type="float" office:value="36864">
            <text:p>36864</text:p>
          </table:table-cell>
          <table:table-cell office:value-type="string">
            <text:p>£7 14s 10d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office:value-type="string">
            <text:p><text:a xlink:href="http://www.encyclopedia-titanica.org/titanic-jobs/farm-labourer.html">Farm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ohn-garfirth.html">GARFIRTH, Mr John</text:a></text:p>
          </table:table-cell>
          <table:table-cell office:value-type="float" office:value="21">
            <text:p>21</text:p>
          </table:table-cell>
          <table:table-cell office:value-type="string">
            <text:p>3rd Class</text:p>
          </table:table-cell>
          <table:table-cell office:value-type="float" office:value="358585">
            <text:p>358585</text:p>
          </table:table-cell>
          <table:table-cell office:value-type="string">
            <text:p>£14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hoemaker.html">Shoema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shawneene-george-joseph.html">GEORGE/JOSEPH, Mrs Shawneene</text:a></text:p>
          </table:table-cell>
          <table:table-cell office:value-type="float" office:value="38">
            <text:p>38</text:p>
          </table:table-cell>
          <table:table-cell office:value-type="string">
            <text:p>3rd Class</text:p>
          </table:table-cell>
          <table:table-cell office:value-type="float" office:value="2688">
            <text:p>2688</text:p>
          </table:table-cell>
          <table:table-cell office:value-type="string">
            <text:p>£7 4s 7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C/">C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assaf-gerios-thamah.html">GERIOS THAMAH, Mr Assaf</text:a></text:p>
          </table:table-cell>
          <table:table-cell office:value-type="float" office:value="21">
            <text:p>21</text:p>
          </table:table-cell>
          <table:table-cell office:value-type="string">
            <text:p>3rd Class</text:p>
          </table:table-cell>
          <table:table-cell office:value-type="float" office:value="2692">
            <text:p>2692</text:p>
          </table:table-cell>
          <table:table-cell office:value-type="string">
            <text:p>£7 4s 6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office:value-type="string">
            <text:p><text:a xlink:href="http://www.encyclopedia-titanica.org/titanic-jobs/farm-labourer.html">Farm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stanio-gheorgheff.html">GHEORGHEFF, Mr Stanio</text:a></text:p>
          </table:table-cell>
          <table:table-cell table:style-name="ce3"/>
          <table:table-cell office:value-type="string">
            <text:p>3rd Class</text:p>
          </table:table-cell>
          <table:table-cell office:value-type="float" office:value="349254">
            <text:p>349254</text:p>
          </table:table-cell>
          <table:table-cell office:value-type="string">
            <text:p>£7 17s 11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eliezer-gilinski.html">GILINSKI, Mr Eliezer</text:a></text:p>
          </table:table-cell>
          <table:table-cell office:value-type="float" office:value="22">
            <text:p>22</text:p>
          </table:table-cell>
          <table:table-cell office:value-type="string">
            <text:p>3rd Class</text:p>
          </table:table-cell>
          <table:table-cell office:value-type="float" office:value="14973">
            <text:p>14973</text:p>
          </table:table-cell>
          <table:table-cell office:value-type="string">
            <text:p>£8 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locksmith.html">Locksmith</text:a></text:p>
          </table:table-cell>
          <table:table-cell/>
          <table:table-cell table:style-name="ce2" office:value-type="string">
            <text:p><text:a xlink:href="http://www.encyclopedia-titanica.org/titanic-victims/47/">47</text:a></text:p>
          </table:table-cell>
        </table:table-row>
        <table:table-row table:style-name="ro1">
          <table:table-cell office:value-type="string">
            <text:p><text:a xlink:href="http://www.encyclopedia-titanica.org/titanic-survivor/katie-gilnagh.html">GILNAGH, Miss Mary Katherine "Katie"</text:a></text:p>
          </table:table-cell>
          <table:table-cell office:value-type="float" office:value="17">
            <text:p>17</text:p>
          </table:table-cell>
          <table:table-cell office:value-type="string">
            <text:p>3rd Class</text:p>
          </table:table-cell>
          <table:table-cell office:value-type="float" office:value="35851">
            <text:p>35851</text:p>
          </table:table-cell>
          <table:table-cell office:value-type="string">
            <text:p>£7 14s 8d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table:style-name="ce3"/>
          <table:table-cell table:style-name="ce2" office:value-type="string">
            <text:p><text:a xlink:href="http://www.encyclopedia-titanica.org/boat/16/">16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mary-agatha-glynn.html">GLYNN, Miss Mary Agatha</text:a></text:p>
          </table:table-cell>
          <table:table-cell office:value-type="float" office:value="19">
            <text:p>19</text:p>
          </table:table-cell>
          <table:table-cell office:value-type="string">
            <text:p>3rd Class</text:p>
          </table:table-cell>
          <table:table-cell office:value-type="float" office:value="335677">
            <text:p>335677</text:p>
          </table:table-cell>
          <table:table-cell office:value-type="string">
            <text:p>£7 15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table:style-name="ce3"/>
          <table:table-cell table:style-name="ce2" office:value-type="string">
            <text:p><text:a xlink:href="http://www.encyclopedia-titanica.org/boat/13/">13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frank-goldsmith.html">GOLDSMITH, Mr Frank John</text:a></text:p>
          </table:table-cell>
          <table:table-cell office:value-type="float" office:value="33">
            <text:p>33</text:p>
          </table:table-cell>
          <table:table-cell office:value-type="string">
            <text:p>3rd Class</text:p>
          </table:table-cell>
          <table:table-cell office:value-type="float" office:value="363291">
            <text:p>363291</text:p>
          </table:table-cell>
          <table:table-cell office:value-type="string">
            <text:p>£20 10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urner.html">Turn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emily-goldsmith.html">GOLDSMITH, Mrs Emily Alice</text:a></text:p>
          </table:table-cell>
          <table:table-cell office:value-type="float" office:value="31">
            <text:p>31</text:p>
          </table:table-cell>
          <table:table-cell office:value-type="string">
            <text:p>3rd Class</text:p>
          </table:table-cell>
          <table:table-cell office:value-type="float" office:value="363291">
            <text:p>363291</text:p>
          </table:table-cell>
          <table:table-cell office:value-type="string">
            <text:p>£20 10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C/">C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frankie-goldsmith.html">GOLDSMITH, Master Frank John William</text:a></text:p>
          </table:table-cell>
          <table:table-cell office:value-type="float" office:value="9">
            <text:p>9</text:p>
          </table:table-cell>
          <table:table-cell office:value-type="string">
            <text:p>3rd Class</text:p>
          </table:table-cell>
          <table:table-cell office:value-type="float" office:value="363291">
            <text:p>363291</text:p>
          </table:table-cell>
          <table:table-cell office:value-type="string">
            <text:p>£20 10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C/">C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nathan-goldsmith.html">GOLDSMITH, Mr Nathan</text:a></text:p>
          </table:table-cell>
          <table:table-cell office:value-type="float" office:value="41">
            <text:p>41</text:p>
          </table:table-cell>
          <table:table-cell office:value-type="string">
            <text:p>3rd Class</text:p>
          </table:table-cell>
          <table:table-cell office:value-type="float" office:value="3101263">
            <text:p>3101263</text:p>
          </table:table-cell>
          <table:table-cell office:value-type="string">
            <text:p>£7 17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hoemaker.html">Shoema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frederick-joseph-goodwin.html">GOODWIN, Mr Frederick Joseph</text:a></text:p>
          </table:table-cell>
          <table:table-cell office:value-type="float" office:value="42">
            <text:p>42</text:p>
          </table:table-cell>
          <table:table-cell office:value-type="string">
            <text:p>3rd Class</text:p>
          </table:table-cell>
          <table:table-cell office:value-type="float" office:value="2144">
            <text:p>2144</text:p>
          </table:table-cell>
          <table:table-cell office:value-type="string">
            <text:p>£46 18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engineer.html">Engine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augusta-goodwin.html">GOODWIN, Mrs Augusta</text:a></text:p>
          </table:table-cell>
          <table:table-cell office:value-type="float" office:value="43">
            <text:p>43</text:p>
          </table:table-cell>
          <table:table-cell office:value-type="string">
            <text:p>3rd Class</text:p>
          </table:table-cell>
          <table:table-cell office:value-type="float" office:value="2144">
            <text:p>2144</text:p>
          </table:table-cell>
          <table:table-cell office:value-type="string">
            <text:p>£46 18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lillian-amy-goodwin.html">GOODWIN, Miss Lillian Amy</text:a></text:p>
          </table:table-cell>
          <table:table-cell office:value-type="float" office:value="16">
            <text:p>16</text:p>
          </table:table-cell>
          <table:table-cell office:value-type="string">
            <text:p>3rd Class</text:p>
          </table:table-cell>
          <table:table-cell office:value-type="float" office:value="2144">
            <text:p>2144</text:p>
          </table:table-cell>
          <table:table-cell office:value-type="string">
            <text:p>£46 18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ervant.html">Servant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charles-edward-goodwin.html">GOODWIN, Mr Charles Edward</text:a></text:p>
          </table:table-cell>
          <table:table-cell office:value-type="float" office:value="14">
            <text:p>14</text:p>
          </table:table-cell>
          <table:table-cell office:value-type="string">
            <text:p>3rd Class</text:p>
          </table:table-cell>
          <table:table-cell office:value-type="float" office:value="2144">
            <text:p>2144</text:p>
          </table:table-cell>
          <table:table-cell office:value-type="string">
            <text:p>£46 18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cholar.html">Schola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william-frederick-goodwin.html">GOODWIN, Master William Frederick</text:a></text:p>
          </table:table-cell>
          <table:table-cell office:value-type="float" office:value="11">
            <text:p>11</text:p>
          </table:table-cell>
          <table:table-cell office:value-type="string">
            <text:p>3rd Class</text:p>
          </table:table-cell>
          <table:table-cell office:value-type="float" office:value="2144">
            <text:p>2144</text:p>
          </table:table-cell>
          <table:table-cell office:value-type="string">
            <text:p>£46 18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essie-allis-goodwin.html">GOODWIN, Miss Jessie Allis</text:a></text:p>
          </table:table-cell>
          <table:table-cell office:value-type="float" office:value="10">
            <text:p>10</text:p>
          </table:table-cell>
          <table:table-cell office:value-type="string">
            <text:p>3rd Class</text:p>
          </table:table-cell>
          <table:table-cell office:value-type="float" office:value="2144">
            <text:p>2144</text:p>
          </table:table-cell>
          <table:table-cell office:value-type="string">
            <text:p>£46 18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harold-victor-goodwin.html">GOODWIN, Master Harold Victor</text:a></text:p>
          </table:table-cell>
          <table:table-cell office:value-type="float" office:value="9">
            <text:p>9</text:p>
          </table:table-cell>
          <table:table-cell office:value-type="string">
            <text:p>3rd Class</text:p>
          </table:table-cell>
          <table:table-cell office:value-type="float" office:value="2144">
            <text:p>2144</text:p>
          </table:table-cell>
          <table:table-cell office:value-type="string">
            <text:p>£46 18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sidney-leslie-goodwin.html">GOODWIN, Master Sidney Leslie</text:a></text:p>
          </table:table-cell>
          <table:table-cell office:value-type="float" office:value="1">
            <text:p>1</text:p>
          </table:table-cell>
          <table:table-cell office:value-type="string">
            <text:p>3rd Class</text:p>
          </table:table-cell>
          <table:table-cell office:value-type="float" office:value="2144">
            <text:p>2144</text:p>
          </table:table-cell>
          <table:table-cell office:value-type="string">
            <text:p>£46 18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/>
          <table:table-cell table:style-name="ce2" office:value-type="string">
            <text:p><text:a xlink:href="http://www.encyclopedia-titanica.org/titanic-victims/4/">4</text:a></text:p>
          </table:table-cell>
        </table:table-row>
        <table:table-row table:style-name="ro1">
          <table:table-cell office:value-type="string">
            <text:p><text:a xlink:href="http://www.encyclopedia-titanica.org/titanic-victim/george-henry-green.html">GREEN, Mr George Henry</text:a></text:p>
          </table:table-cell>
          <table:table-cell office:value-type="float" office:value="40">
            <text:p>40</text:p>
          </table:table-cell>
          <table:table-cell office:value-type="string">
            <text:p>3rd Class</text:p>
          </table:table-cell>
          <table:table-cell office:value-type="float" office:value="21440">
            <text:p>21440</text:p>
          </table:table-cell>
          <table:table-cell office:value-type="string">
            <text:p>£8 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arrier.html">Farri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daniel-danielsen-gronnestad.html">GRøNNESTAD, Mr Daniel Danielsen</text:a></text:p>
          </table:table-cell>
          <table:table-cell office:value-type="float" office:value="32">
            <text:p>32</text:p>
          </table:table-cell>
          <table:table-cell office:value-type="string">
            <text:p>3rd Class</text:p>
          </table:table-cell>
          <table:table-cell office:value-type="float" office:value="8471">
            <text:p>8471</text:p>
          </table:table-cell>
          <table:table-cell office:value-type="string">
            <text:p>£8 6s 15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robert-guest.html">GUEST, Mr Robert</text:a></text:p>
          </table:table-cell>
          <table:table-cell office:value-type="float" office:value="23">
            <text:p>23</text:p>
          </table:table-cell>
          <table:table-cell office:value-type="string">
            <text:p>3rd Class</text:p>
          </table:table-cell>
          <table:table-cell office:value-type="float" office:value="376563">
            <text:p>376563</text:p>
          </table:table-cell>
          <table:table-cell office:value-type="string">
            <text:p>£8 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karl-gideon-gustafsson.html">GUSTAFSSON, Mr Karl Gideon</text:a></text:p>
          </table:table-cell>
          <table:table-cell office:value-type="float" office:value="19">
            <text:p>19</text:p>
          </table:table-cell>
          <table:table-cell office:value-type="string">
            <text:p>3rd Class</text:p>
          </table:table-cell>
          <table:table-cell office:value-type="float" office:value="347069">
            <text:p>347069</text:p>
          </table:table-cell>
          <table:table-cell office:value-type="string">
            <text:p>£7 15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alfred-ossian-gustafsson.html">GUSTAFSSON, Mr Alfred Ossian</text:a></text:p>
          </table:table-cell>
          <table:table-cell office:value-type="float" office:value="19">
            <text:p>19</text:p>
          </table:table-cell>
          <table:table-cell office:value-type="string">
            <text:p>3rd Class</text:p>
          </table:table-cell>
          <table:table-cell office:value-type="float" office:value="7534">
            <text:p>7534</text:p>
          </table:table-cell>
          <table:table-cell office:value-type="string">
            <text:p>£9 16s 1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anders-vilhelm-gustafsson.html">GUSTAFSSON, Mr Anders Vilhelm</text:a></text:p>
          </table:table-cell>
          <table:table-cell office:value-type="float" office:value="37">
            <text:p>37</text:p>
          </table:table-cell>
          <table:table-cell office:value-type="string">
            <text:p>3rd Class</text:p>
          </table:table-cell>
          <table:table-cell office:value-type="float" office:value="3101276">
            <text:p>3101276</text:p>
          </table:table-cell>
          <table:table-cell office:value-type="string">
            <text:p>£7 18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/>
          <table:table-cell table:style-name="ce2" office:value-type="string">
            <text:p><text:a xlink:href="http://www.encyclopedia-titanica.org/titanic-victims/98/">98</text:a></text:p>
          </table:table-cell>
        </table:table-row>
        <table:table-row table:style-name="ro1">
          <table:table-cell office:value-type="string">
            <text:p><text:a xlink:href="http://www.encyclopedia-titanica.org/titanic-victim/johan-birger-gustafsson.html">GUSTAFSSON, Mr Johan Birger</text:a></text:p>
          </table:table-cell>
          <table:table-cell office:value-type="float" office:value="28">
            <text:p>28</text:p>
          </table:table-cell>
          <table:table-cell office:value-type="string">
            <text:p>3rd Class</text:p>
          </table:table-cell>
          <table:table-cell office:value-type="float" office:value="3101277">
            <text:p>3101277</text:p>
          </table:table-cell>
          <table:table-cell office:value-type="string">
            <text:p>£7 18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aloisia-haas.html">HAAS, Miss Aloisia</text:a></text:p>
          </table:table-cell>
          <table:table-cell office:value-type="float" office:value="24">
            <text:p>24</text:p>
          </table:table-cell>
          <table:table-cell office:value-type="string">
            <text:p>3rd Class</text:p>
          </table:table-cell>
          <table:table-cell office:value-type="float" office:value="349236">
            <text:p>349236</text:p>
          </table:table-cell>
          <table:table-cell office:value-type="string">
            <text:p>£8 17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ingvald-olai-olsen-hagland.html">HAGLAND, Mr Ingvald Olai Olsen</text:a></text:p>
          </table:table-cell>
          <table:table-cell office:value-type="float" office:value="28">
            <text:p>28</text:p>
          </table:table-cell>
          <table:table-cell office:value-type="string">
            <text:p>3rd Class</text:p>
          </table:table-cell>
          <table:table-cell office:value-type="float" office:value="65303">
            <text:p>65303</text:p>
          </table:table-cell>
          <table:table-cell office:value-type="string">
            <text:p>£6 19s 4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konrad-hagland.html">HAGLAND, Mr Konrad Mathias Reiersen</text:a></text:p>
          </table:table-cell>
          <table:table-cell office:value-type="float" office:value="19">
            <text:p>19</text:p>
          </table:table-cell>
          <table:table-cell office:value-type="string">
            <text:p>3rd Class</text:p>
          </table:table-cell>
          <table:table-cell office:value-type="float" office:value="65304">
            <text:p>65304</text:p>
          </table:table-cell>
          <table:table-cell office:value-type="string">
            <text:p>£6 19s 4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pekka-pietari-hakkarainen.html">HAKKARAINEN, Mr Pekka Pietari</text:a></text:p>
          </table:table-cell>
          <table:table-cell office:value-type="float" office:value="28">
            <text:p>28</text:p>
          </table:table-cell>
          <table:table-cell office:value-type="string">
            <text:p>3rd Class</text:p>
          </table:table-cell>
          <table:table-cell office:value-type="float" office:value="3101279">
            <text:p>3101279</text:p>
          </table:table-cell>
          <table:table-cell office:value-type="string">
            <text:p>£15 17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elin-matilda-hakkarainen.html">HAKKARAINEN, Mrs Elin Matilda</text:a></text:p>
          </table:table-cell>
          <table:table-cell office:value-type="float" office:value="24">
            <text:p>24</text:p>
          </table:table-cell>
          <table:table-cell office:value-type="string">
            <text:p>3rd Class</text:p>
          </table:table-cell>
          <table:table-cell office:value-type="float" office:value="3101279">
            <text:p>3101279</text:p>
          </table:table-cell>
          <table:table-cell office:value-type="string">
            <text:p>£15 17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15/">15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leon-jerome-hampe.html">HAMPE, Mr Léon Jérome</text:a></text:p>
          </table:table-cell>
          <table:table-cell office:value-type="float" office:value="19">
            <text:p>19</text:p>
          </table:table-cell>
          <table:table-cell office:value-type="string">
            <text:p>3rd Class</text:p>
          </table:table-cell>
          <table:table-cell office:value-type="float" office:value="345769">
            <text:p>345769</text:p>
          </table:table-cell>
          <table:table-cell office:value-type="string">
            <text:p>£9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painter-decorator.html">Painter &amp; Decorato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boulos-hanna.html">HANNA, Mr Boulos</text:a></text:p>
          </table:table-cell>
          <table:table-cell office:value-type="float" office:value="18">
            <text:p>18</text:p>
          </table:table-cell>
          <table:table-cell office:value-type="string">
            <text:p>3rd Class</text:p>
          </table:table-cell>
          <table:table-cell office:value-type="float" office:value="2664">
            <text:p>2664</text:p>
          </table:table-cell>
          <table:table-cell office:value-type="string">
            <text:p>£7 4s 6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mansour-hanna.html">HANNA, Mr Mansour</text:a></text:p>
          </table:table-cell>
          <table:table-cell office:value-type="float" office:value="35">
            <text:p>35</text:p>
          </table:table-cell>
          <table:table-cell office:value-type="string">
            <text:p>3rd Class</text:p>
          </table:table-cell>
          <table:table-cell office:value-type="float" office:value="2693">
            <text:p>2693</text:p>
          </table:table-cell>
          <table:table-cell office:value-type="string">
            <text:p>£7 4s 7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table:style-name="ce3"/>
          <table:table-cell/>
          <table:table-cell table:style-name="ce2" office:value-type="string">
            <text:p><text:a xlink:href="http://www.encyclopedia-titanica.org/titanic-victims/188/">188</text:a></text:p>
          </table:table-cell>
        </table:table-row>
        <table:table-row table:style-name="ro1">
          <table:table-cell office:value-type="string">
            <text:p><text:a xlink:href="http://www.encyclopedia-titanica.org/titanic-survivor/borak-hannah.html">HANNAH, Mr Borak ("Hannah Assi Borah")</text:a></text:p>
          </table:table-cell>
          <table:table-cell office:value-type="float" office:value="27">
            <text:p>27</text:p>
          </table:table-cell>
          <table:table-cell office:value-type="string">
            <text:p>3rd Class</text:p>
          </table:table-cell>
          <table:table-cell office:value-type="float" office:value="2663">
            <text:p>2663</text:p>
          </table:table-cell>
          <table:table-cell office:value-type="string">
            <text:p>£7 4s 7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15/">15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claus-peter-hansen.html">HANSEN, Mr Claus Peter</text:a></text:p>
          </table:table-cell>
          <table:table-cell office:value-type="float" office:value="41">
            <text:p>41</text:p>
          </table:table-cell>
          <table:table-cell office:value-type="string">
            <text:p>3rd Class</text:p>
          </table:table-cell>
          <table:table-cell office:value-type="float" office:value="350026">
            <text:p>350026</text:p>
          </table:table-cell>
          <table:table-cell office:value-type="string">
            <text:p>£14 2s 2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barber.html">Barb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jennie-louise-hansen.html">HANSEN, Mrs Jennie Louise</text:a></text:p>
          </table:table-cell>
          <table:table-cell office:value-type="float" office:value="45">
            <text:p>45</text:p>
          </table:table-cell>
          <table:table-cell office:value-type="string">
            <text:p>3rd Class</text:p>
          </table:table-cell>
          <table:table-cell office:value-type="float" office:value="350026">
            <text:p>350026</text:p>
          </table:table-cell>
          <table:table-cell office:value-type="string">
            <text:p>£14 2s 2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11/">11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henry-damsgaard-hansen.html">HANSEN, Mr Henry Damsgaard</text:a></text:p>
          </table:table-cell>
          <table:table-cell office:value-type="float" office:value="21">
            <text:p>21</text:p>
          </table:table-cell>
          <table:table-cell office:value-type="string">
            <text:p>3rd Class</text:p>
          </table:table-cell>
          <table:table-cell office:value-type="float" office:value="350029">
            <text:p>350029</text:p>
          </table:table-cell>
          <table:table-cell office:value-type="string">
            <text:p>£7 17s 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manufacturer.html">Manufacturer</text:a></text:p>
          </table:table-cell>
          <table:table-cell/>
          <table:table-cell table:style-name="ce2" office:value-type="string">
            <text:p><text:a xlink:href="http://www.encyclopedia-titanica.org/titanic-victims/69/">69</text:a></text:p>
          </table:table-cell>
        </table:table-row>
        <table:table-row table:style-name="ro1">
          <table:table-cell office:value-type="string">
            <text:p><text:a xlink:href="http://www.encyclopedia-titanica.org/titanic-victim/henrik-juul-hansen.html">HANSEN, Mr Henrik Juul</text:a></text:p>
          </table:table-cell>
          <table:table-cell office:value-type="float" office:value="26">
            <text:p>26</text:p>
          </table:table-cell>
          <table:table-cell office:value-type="string">
            <text:p>3rd Class</text:p>
          </table:table-cell>
          <table:table-cell office:value-type="float" office:value="350025">
            <text:p>350025</text:p>
          </table:table-cell>
          <table:table-cell office:value-type="string">
            <text:p>£7 17s 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armer.html">Far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catherine-kate-hargadon.html">HARGADON, Miss Catherine "Kate"</text:a></text:p>
          </table:table-cell>
          <table:table-cell office:value-type="float" office:value="17">
            <text:p>17</text:p>
          </table:table-cell>
          <table:table-cell office:value-type="string">
            <text:p>3rd Class</text:p>
          </table:table-cell>
          <table:table-cell office:value-type="float" office:value="30631">
            <text:p>30631</text:p>
          </table:table-cell>
          <table:table-cell office:value-type="string">
            <text:p>£7 14s 8d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alice-phoebe-harknett.html">HARKNETT, Miss Alice Phoebe</text:a></text:p>
          </table:table-cell>
          <table:table-cell office:value-type="float" office:value="21">
            <text:p>21</text:p>
          </table:table-cell>
          <table:table-cell office:value-type="string">
            <text:p>3rd Class</text:p>
          </table:table-cell>
          <table:table-cell office:value-type="float" office:value="6609">
            <text:p>6609</text:p>
          </table:table-cell>
          <table:table-cell office:value-type="string">
            <text:p>£7 1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ervant.html">Servant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henry-hart.html">HART, Mr Henry</text:a></text:p>
          </table:table-cell>
          <table:table-cell office:value-type="float" office:value="28">
            <text:p>28</text:p>
          </table:table-cell>
          <table:table-cell office:value-type="string">
            <text:p>3rd Class</text:p>
          </table:table-cell>
          <table:table-cell office:value-type="float" office:value="394140">
            <text:p>394140</text:p>
          </table:table-cell>
          <table:table-cell office:value-type="string">
            <text:p>£6 17s 2d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houssein-abilmona.html">HASSAN ABILMONA, Mr Houssein Mohamed</text:a></text:p>
          </table:table-cell>
          <table:table-cell office:value-type="float" office:value="11">
            <text:p>11</text:p>
          </table:table-cell>
          <table:table-cell office:value-type="string">
            <text:p>3rd Class</text:p>
          </table:table-cell>
          <table:table-cell office:value-type="float" office:value="2699">
            <text:p>2699</text:p>
          </table:table-cell>
          <table:table-cell office:value-type="string">
            <text:p>£18 15s 9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hanora-nora-healy.html">HEALY, Miss Hanora "Nora"</text:a></text:p>
          </table:table-cell>
          <table:table-cell office:value-type="float" office:value="29">
            <text:p>29</text:p>
          </table:table-cell>
          <table:table-cell office:value-type="string">
            <text:p>3rd Class</text:p>
          </table:table-cell>
          <table:table-cell office:value-type="float" office:value="370375">
            <text:p>370375</text:p>
          </table:table-cell>
          <table:table-cell office:value-type="string">
            <text:p>£7 15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table:style-name="ce3"/>
          <table:table-cell table:style-name="ce2" office:value-type="string">
            <text:p><text:a xlink:href="http://www.encyclopedia-titanica.org/boat/16/">16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oskar-arvid-hedman.html">HEDMAN, Mr Oskar Arvid</text:a></text:p>
          </table:table-cell>
          <table:table-cell office:value-type="float" office:value="27">
            <text:p>27</text:p>
          </table:table-cell>
          <table:table-cell office:value-type="string">
            <text:p>3rd Class</text:p>
          </table:table-cell>
          <table:table-cell office:value-type="float" office:value="347089">
            <text:p>347089</text:p>
          </table:table-cell>
          <table:table-cell office:value-type="string">
            <text:p>£6 19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ettler-recruiter.html">Settler Recruiter</text:a></text:p>
          </table:table-cell>
          <table:table-cell table:style-name="ce2" office:value-type="string">
            <text:p><text:a xlink:href="http://www.encyclopedia-titanica.org/boat/15/">15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ling-hee.html">HEE, Mr Ling</text:a></text:p>
          </table:table-cell>
          <table:table-cell office:value-type="float" office:value="24">
            <text:p>24</text:p>
          </table:table-cell>
          <table:table-cell office:value-type="string">
            <text:p>3rd Class</text:p>
          </table:table-cell>
          <table:table-cell office:value-type="float" office:value="1601">
            <text:p>1601</text:p>
          </table:table-cell>
          <table:table-cell office:value-type="string">
            <text:p>£56 9s 1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eaman.html">Seaman</text:a></text:p>
          </table:table-cell>
          <table:table-cell table:style-name="ce2" office:value-type="string">
            <text:p><text:a xlink:href="http://www.encyclopedia-titanica.org/boat/C/">C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hanora-nora-hegarty.html">HEGARTY, Miss Hanora "Nora"</text:a></text:p>
          </table:table-cell>
          <table:table-cell office:value-type="float" office:value="18">
            <text:p>18</text:p>
          </table:table-cell>
          <table:table-cell office:value-type="string">
            <text:p>3rd Class</text:p>
          </table:table-cell>
          <table:table-cell office:value-type="float" office:value="365226">
            <text:p>365226</text:p>
          </table:table-cell>
          <table:table-cell office:value-type="string">
            <text:p>£6 15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laina-heikkinen.html">HEIKKINEN, Miss Laina</text:a></text:p>
          </table:table-cell>
          <table:table-cell office:value-type="float" office:value="26">
            <text:p>26</text:p>
          </table:table-cell>
          <table:table-cell office:value-type="string">
            <text:p>3rd Class</text:p>
          </table:table-cell>
          <table:table-cell office:value-type="float" office:value="3101282">
            <text:p>3101282</text:p>
          </table:table-cell>
          <table:table-cell office:value-type="string">
            <text:p>£7 18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wendla-maria-heininen.html">HEININEN, Miss Wendla Maria</text:a></text:p>
          </table:table-cell>
          <table:table-cell office:value-type="float" office:value="23">
            <text:p>23</text:p>
          </table:table-cell>
          <table:table-cell office:value-type="string">
            <text:p>3rd Class</text:p>
          </table:table-cell>
          <table:table-cell office:value-type="float" office:value="3101290">
            <text:p>3101290</text:p>
          </table:table-cell>
          <table:table-cell office:value-type="string">
            <text:p>£7 18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ervant.html">Servant</text:a></text:p>
          </table:table-cell>
          <table:table-cell/>
          <table:table-cell table:style-name="ce2" office:value-type="string">
            <text:p><text:a xlink:href="http://www.encyclopedia-titanica.org/titanic-victims/8/">8</text:a></text:p>
          </table:table-cell>
        </table:table-row>
        <table:table-row table:style-name="ro1">
          <table:table-cell office:value-type="string">
            <text:p><text:a xlink:href="http://www.encyclopedia-titanica.org/titanic-survivor/hilda-maria-hellstrom.html">HELLSTRöM, Miss Hilda Maria</text:a></text:p>
          </table:table-cell>
          <table:table-cell office:value-type="float" office:value="22">
            <text:p>22</text:p>
          </table:table-cell>
          <table:table-cell office:value-type="string">
            <text:p>3rd Class</text:p>
          </table:table-cell>
          <table:table-cell office:value-type="float" office:value="7548">
            <text:p>7548</text:p>
          </table:table-cell>
          <table:table-cell office:value-type="string">
            <text:p>£8 19s 3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C/">C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ignjac-hendekovic.html">HENDEKOVIC, Mr Ignjac</text:a></text:p>
          </table:table-cell>
          <table:table-cell office:value-type="float" office:value="28">
            <text:p>28</text:p>
          </table:table-cell>
          <table:table-cell office:value-type="string">
            <text:p>3rd Class</text:p>
          </table:table-cell>
          <table:table-cell office:value-type="float" office:value="349243">
            <text:p>349243</text:p>
          </table:table-cell>
          <table:table-cell office:value-type="string">
            <text:p>£7 17s 1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/>
          <table:table-cell table:style-name="ce2" office:value-type="string">
            <text:p><text:a xlink:href="http://www.encyclopedia-titanica.org/titanic-victims/306/">306</text:a></text:p>
          </table:table-cell>
        </table:table-row>
        <table:table-row table:style-name="ro1">
          <table:table-cell office:value-type="string">
            <text:p><text:a xlink:href="http://www.encyclopedia-titanica.org/titanic-victim/jenny-lovisa-henriksson.html">HENRIKSSON, Miss Jenny Lovisa</text:a></text:p>
          </table:table-cell>
          <table:table-cell office:value-type="float" office:value="28">
            <text:p>28</text:p>
          </table:table-cell>
          <table:table-cell office:value-type="string">
            <text:p>3rd Class</text:p>
          </table:table-cell>
          <table:table-cell office:value-type="float" office:value="347086">
            <text:p>347086</text:p>
          </table:table-cell>
          <table:table-cell office:value-type="string">
            <text:p>£7 15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ervant.html">Servant</text:a></text:p>
          </table:table-cell>
          <table:table-cell/>
          <table:table-cell table:style-name="ce2" office:value-type="string">
            <text:p><text:a xlink:href="http://www.encyclopedia-titanica.org/titanic-victims/3/">3</text:a></text:p>
          </table:table-cell>
        </table:table-row>
        <table:table-row table:style-name="ro1">
          <table:table-cell office:value-type="string">
            <text:p><text:a xlink:href="http://www.encyclopedia-titanica.org/titanic-victim/bridget-delia-henry.html">HENRY, Miss Bridget Delia</text:a></text:p>
          </table:table-cell>
          <table:table-cell office:value-type="float" office:value="21">
            <text:p>21</text:p>
          </table:table-cell>
          <table:table-cell office:value-type="string">
            <text:p>3rd Class</text:p>
          </table:table-cell>
          <table:table-cell office:value-type="float" office:value="382649">
            <text:p>382649</text:p>
          </table:table-cell>
          <table:table-cell office:value-type="string">
            <text:p>£7 15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helga-hirvonen.html">HIRVONEN, Mrs Helga Elisabeth Lindqvist</text:a></text:p>
          </table:table-cell>
          <table:table-cell office:value-type="float" office:value="22">
            <text:p>22</text:p>
          </table:table-cell>
          <table:table-cell office:value-type="string">
            <text:p>3rd Class</text:p>
          </table:table-cell>
          <table:table-cell office:value-type="float" office:value="3101298">
            <text:p>3101298</text:p>
          </table:table-cell>
          <table:table-cell office:value-type="string">
            <text:p>£12 5s 9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15/">15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hildur-hirvonen.html">HIRVONEN, Miss Hildur Elisabeth</text:a></text:p>
          </table:table-cell>
          <table:table-cell office:value-type="float" office:value="2">
            <text:p>2</text:p>
          </table:table-cell>
          <table:table-cell office:value-type="string">
            <text:p>3rd Class</text:p>
          </table:table-cell>
          <table:table-cell office:value-type="float" office:value="3101298">
            <text:p>3101298</text:p>
          </table:table-cell>
          <table:table-cell office:value-type="string">
            <text:p>£12 5s 9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15/">15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john-fredrik-alexander-holm.html">HOLM, Mr John Fredrik Alexander</text:a></text:p>
          </table:table-cell>
          <table:table-cell office:value-type="float" office:value="43">
            <text:p>43</text:p>
          </table:table-cell>
          <table:table-cell office:value-type="string">
            <text:p>3rd Class</text:p>
          </table:table-cell>
          <table:table-cell office:value-type="float" office:value="7075">
            <text:p>7075</text:p>
          </table:table-cell>
          <table:table-cell office:value-type="string">
            <text:p>£6 9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armer.html">Far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ohan-martin-holthen.html">HOLTHEN, Mr Johan Martin</text:a></text:p>
          </table:table-cell>
          <table:table-cell office:value-type="float" office:value="28">
            <text:p>28</text:p>
          </table:table-cell>
          <table:table-cell office:value-type="string">
            <text:p>3rd Class</text:p>
          </table:table-cell>
          <table:table-cell office:value-type="float" office:value="4001">
            <text:p>4001</text:p>
          </table:table-cell>
          <table:table-cell office:value-type="string">
            <text:p>£22 10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eaman.html">Seaman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eliina-honkanen.html">HONKANEN, Miss Eliina</text:a></text:p>
          </table:table-cell>
          <table:table-cell office:value-type="float" office:value="27">
            <text:p>27</text:p>
          </table:table-cell>
          <table:table-cell office:value-type="string">
            <text:p>3rd Class</text:p>
          </table:table-cell>
          <table:table-cell office:value-type="float" office:value="3101283">
            <text:p>3101283</text:p>
          </table:table-cell>
          <table:table-cell office:value-type="string">
            <text:p>£7 18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ohn-nee-landers-horgan.html">HORGAN, Mr John</text:a></text:p>
          </table:table-cell>
          <table:table-cell office:value-type="float" office:value="22">
            <text:p>22</text:p>
          </table:table-cell>
          <table:table-cell office:value-type="string">
            <text:p>3rd Class</text:p>
          </table:table-cell>
          <table:table-cell office:value-type="float" office:value="370377">
            <text:p>370377</text:p>
          </table:table-cell>
          <table:table-cell office:value-type="string">
            <text:p>£7 15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may-elizabeth-howard.html">HOWARD, Miss May Elizabeth</text:a></text:p>
          </table:table-cell>
          <table:table-cell office:value-type="float" office:value="27">
            <text:p>27</text:p>
          </table:table-cell>
          <table:table-cell office:value-type="string">
            <text:p>3rd Class</text:p>
          </table:table-cell>
          <table:table-cell office:value-type="float" office:value="39186">
            <text:p>39186</text:p>
          </table:table-cell>
          <table:table-cell office:value-type="string">
            <text:p>£8 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laundry-worker.html">Laundry Worker</text:a></text:p>
          </table:table-cell>
          <table:table-cell table:style-name="ce2" office:value-type="string">
            <text:p><text:a xlink:href="http://www.encyclopedia-titanica.org/boat/C/">C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adolf-mathias-nicolai-olsen-humblen.html">HUMBLEN, Mr Adolf Mathias Nicolai Olsen</text:a></text:p>
          </table:table-cell>
          <table:table-cell office:value-type="float" office:value="42">
            <text:p>42</text:p>
          </table:table-cell>
          <table:table-cell office:value-type="string">
            <text:p>3rd Class</text:p>
          </table:table-cell>
          <table:table-cell office:value-type="float" office:value="348121">
            <text:p>348121</text:p>
          </table:table-cell>
          <table:table-cell office:value-type="string">
            <text:p>£7 13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armer.html">Farmer</text:a></text:p>
          </table:table-cell>
          <table:table-cell/>
          <table:table-cell table:style-name="ce2" office:value-type="string">
            <text:p><text:a xlink:href="http://www.encyclopedia-titanica.org/titanic-victims/120/">120</text:a></text:p>
          </table:table-cell>
        </table:table-row>
        <table:table-row table:style-name="ro1">
          <table:table-cell office:value-type="string">
            <text:p><text:a xlink:href="http://www.encyclopedia-titanica.org/titanic-survivor/abraham-hyman.html">HYMAN, Mr Abraham Joseph</text:a></text:p>
          </table:table-cell>
          <table:table-cell office:value-type="float" office:value="34">
            <text:p>34</text:p>
          </table:table-cell>
          <table:table-cell office:value-type="string">
            <text:p>3rd Class</text:p>
          </table:table-cell>
          <table:table-cell office:value-type="float" office:value="3470">
            <text:p>3470</text:p>
          </table:table-cell>
          <table:table-cell office:value-type="string">
            <text:p>£7 17s 9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ramer.html">Framer</text:a></text:p>
          </table:table-cell>
          <table:table-cell table:style-name="ce2" office:value-type="string">
            <text:p><text:a xlink:href="http://www.encyclopedia-titanica.org/boat/C/">C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yousseff-ibrahim-shawah.html">IBRAHIM SHAWAH, Mr Yousseff</text:a></text:p>
          </table:table-cell>
          <table:table-cell office:value-type="float" office:value="33">
            <text:p>33</text:p>
          </table:table-cell>
          <table:table-cell office:value-type="string">
            <text:p>3rd Class</text:p>
          </table:table-cell>
          <table:table-cell office:value-type="float" office:value="2627">
            <text:p>2627</text:p>
          </table:table-cell>
          <table:table-cell office:value-type="string">
            <text:p>£14 9s 2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ylio-ilieff.html">ILIEFF, Mr Ylio</text:a></text:p>
          </table:table-cell>
          <table:table-cell office:value-type="float" office:value="32">
            <text:p>32</text:p>
          </table:table-cell>
          <table:table-cell office:value-type="string">
            <text:p>3rd Class</text:p>
          </table:table-cell>
          <table:table-cell office:value-type="float" office:value="349220">
            <text:p>349220</text:p>
          </table:table-cell>
          <table:table-cell office:value-type="string">
            <text:p>£7 17s 1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ida-livija-ilmakangas.html">ILMAKANGAS, Miss Ida Livija</text:a></text:p>
          </table:table-cell>
          <table:table-cell office:value-type="float" office:value="27">
            <text:p>27</text:p>
          </table:table-cell>
          <table:table-cell office:value-type="string">
            <text:p>3rd Class</text:p>
          </table:table-cell>
          <table:table-cell office:value-type="float" office:value="3101270">
            <text:p>3101270</text:p>
          </table:table-cell>
          <table:table-cell office:value-type="string">
            <text:p>£7 18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ervant.html">Servant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pieta-sofia-ilmakangas.html">ILMAKANGAS, Miss Pieta Sofia</text:a></text:p>
          </table:table-cell>
          <table:table-cell office:value-type="float" office:value="25">
            <text:p>25</text:p>
          </table:table-cell>
          <table:table-cell office:value-type="string">
            <text:p>3rd Class</text:p>
          </table:table-cell>
          <table:table-cell office:value-type="float" office:value="3101271">
            <text:p>3101271</text:p>
          </table:table-cell>
          <table:table-cell office:value-type="string">
            <text:p>£7 18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ervant.html">Servant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kanio-ivanoff.html">IVANOFF, Mr Kanio</text:a></text:p>
          </table:table-cell>
          <table:table-cell office:value-type="float" office:value="20">
            <text:p>20</text:p>
          </table:table-cell>
          <table:table-cell office:value-type="string">
            <text:p>3rd Class</text:p>
          </table:table-cell>
          <table:table-cell office:value-type="float" office:value="349201">
            <text:p>349201</text:p>
          </table:table-cell>
          <table:table-cell office:value-type="string">
            <text:p>£7 17s 1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thamine-jabbur-zabour.html">JABBUR (ZABOUR), Miss Thamine</text:a></text:p>
          </table:table-cell>
          <table:table-cell office:value-type="float" office:value="19">
            <text:p>19</text:p>
          </table:table-cell>
          <table:table-cell office:value-type="string">
            <text:p>3rd Class</text:p>
          </table:table-cell>
          <table:table-cell office:value-type="float" office:value="2665">
            <text:p>2665</text:p>
          </table:table-cell>
          <table:table-cell office:value-type="string">
            <text:p>£14 9s 1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office:value-type="string">
            <text:p><text:a xlink:href="http://www.encyclopedia-titanica.org/titanic-jobs/housekeeper.html">Housekeep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hileni-jabbur-zabour.html">JABBUR (ZABOUR), Miss Hileni</text:a></text:p>
          </table:table-cell>
          <table:table-cell office:value-type="float" office:value="16">
            <text:p>16</text:p>
          </table:table-cell>
          <table:table-cell office:value-type="string">
            <text:p>3rd Class</text:p>
          </table:table-cell>
          <table:table-cell office:value-type="float" office:value="2665">
            <text:p>2665</text:p>
          </table:table-cell>
          <table:table-cell office:value-type="string">
            <text:p>£14 9s 1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office:value-type="string">
            <text:p><text:a xlink:href="http://www.encyclopedia-titanica.org/titanic-jobs/housekeeper.html">Housekeeper</text:a></text:p>
          </table:table-cell>
          <table:table-cell/>
          <table:table-cell table:style-name="ce2" office:value-type="string">
            <text:p><text:a xlink:href="http://www.encyclopedia-titanica.org/titanic-victims/328/">328</text:a></text:p>
          </table:table-cell>
        </table:table-row>
        <table:table-row table:style-name="ro1">
          <table:table-cell office:value-type="string">
            <text:p><text:a xlink:href="http://www.encyclopedia-titanica.org/titanic-survivor/ivan-jalsevac.html">JALšEVAC, Mr Ivan</text:a></text:p>
          </table:table-cell>
          <table:table-cell office:value-type="float" office:value="29">
            <text:p>29</text:p>
          </table:table-cell>
          <table:table-cell office:value-type="string">
            <text:p>3rd Class</text:p>
          </table:table-cell>
          <table:table-cell office:value-type="float" office:value="349240">
            <text:p>349240</text:p>
          </table:table-cell>
          <table:table-cell office:value-type="string">
            <text:p>£7 17s 11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15/">15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carl-olof-jansson.html">JANSSON, Mr Carl Olof</text:a></text:p>
          </table:table-cell>
          <table:table-cell office:value-type="float" office:value="21">
            <text:p>21</text:p>
          </table:table-cell>
          <table:table-cell office:value-type="string">
            <text:p>3rd Class</text:p>
          </table:table-cell>
          <table:table-cell office:value-type="float" office:value="350034">
            <text:p>350034</text:p>
          </table:table-cell>
          <table:table-cell office:value-type="string">
            <text:p>£7 15s 1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A/">A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jose-neto-jardim.html">JARDIM, Mr José Neto</text:a></text:p>
          </table:table-cell>
          <table:table-cell office:value-type="float" office:value="21">
            <text:p>21</text:p>
          </table:table-cell>
          <table:table-cell office:value-type="string">
            <text:p>3rd Class</text:p>
          </table:table-cell>
          <table:table-cell office:value-type="float" office:value="3101305">
            <text:p>3101305</text:p>
          </table:table-cell>
          <table:table-cell office:value-type="string">
            <text:p>£7 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hans-peder-jensen.html">JENSEN, Mr Hans Peder</text:a></text:p>
          </table:table-cell>
          <table:table-cell office:value-type="float" office:value="20">
            <text:p>20</text:p>
          </table:table-cell>
          <table:table-cell office:value-type="string">
            <text:p>3rd Class</text:p>
          </table:table-cell>
          <table:table-cell office:value-type="float" office:value="350050">
            <text:p>350050</text:p>
          </table:table-cell>
          <table:table-cell office:value-type="string">
            <text:p>£7 17s 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svend-lauritz-jensen.html">JENSEN, Mr Svend Lauritz</text:a></text:p>
          </table:table-cell>
          <table:table-cell office:value-type="float" office:value="17">
            <text:p>17</text:p>
          </table:table-cell>
          <table:table-cell office:value-type="string">
            <text:p>3rd Class</text:p>
          </table:table-cell>
          <table:table-cell office:value-type="float" office:value="350047">
            <text:p>350047</text:p>
          </table:table-cell>
          <table:table-cell office:value-type="string">
            <text:p>£7 17s 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armer.html">Far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niels-peder-rasmus-jensen.html">JENSEN, Mr Niels Peder ("Rasmus")</text:a></text:p>
          </table:table-cell>
          <table:table-cell office:value-type="float" office:value="48">
            <text:p>48</text:p>
          </table:table-cell>
          <table:table-cell office:value-type="string">
            <text:p>3rd Class</text:p>
          </table:table-cell>
          <table:table-cell office:value-type="float" office:value="350048">
            <text:p>350048</text:p>
          </table:table-cell>
          <table:table-cell office:value-type="string">
            <text:p>£7 1s 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armer.html">Far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annie-jane-jermyn.html">JERMYN, Miss Annie Jane</text:a></text:p>
          </table:table-cell>
          <table:table-cell office:value-type="float" office:value="26">
            <text:p>26</text:p>
          </table:table-cell>
          <table:table-cell office:value-type="string">
            <text:p>3rd Class</text:p>
          </table:table-cell>
          <table:table-cell office:value-type="float" office:value="14313">
            <text:p>14313</text:p>
          </table:table-cell>
          <table:table-cell office:value-type="string">
            <text:p>£7 15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table:style-name="ce3"/>
          <table:table-cell table:style-name="ce2" office:value-type="string">
            <text:p><text:a xlink:href="http://www.encyclopedia-titanica.org/boat/D/">D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bernt-johannes-johannesen.html">JOHANNESEN, Mr Bernt Johannes</text:a></text:p>
          </table:table-cell>
          <table:table-cell office:value-type="float" office:value="29">
            <text:p>29</text:p>
          </table:table-cell>
          <table:table-cell office:value-type="string">
            <text:p>3rd Class</text:p>
          </table:table-cell>
          <table:table-cell office:value-type="float" office:value="65306">
            <text:p>65306</text:p>
          </table:table-cell>
          <table:table-cell office:value-type="string">
            <text:p>£8 2s 3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13/">13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jakob-alfred-johanson.html">JOHANSON, Mr Jakob Alfred</text:a></text:p>
          </table:table-cell>
          <table:table-cell office:value-type="float" office:value="34">
            <text:p>34</text:p>
          </table:table-cell>
          <table:table-cell office:value-type="string">
            <text:p>3rd Class</text:p>
          </table:table-cell>
          <table:table-cell office:value-type="float" office:value="3101264">
            <text:p>3101264</text:p>
          </table:table-cell>
          <table:table-cell office:value-type="string">
            <text:p>£6 9s 1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/>
          <table:table-cell table:style-name="ce2" office:value-type="string">
            <text:p><text:a xlink:href="http://www.encyclopedia-titanica.org/titanic-victims/143/">143</text:a></text:p>
          </table:table-cell>
        </table:table-row>
        <table:table-row table:style-name="ro1">
          <table:table-cell office:value-type="string">
            <text:p><text:a xlink:href="http://www.encyclopedia-titanica.org/titanic-victim/nils-johansson.html">JOHANSSON, Mr Nils</text:a></text:p>
          </table:table-cell>
          <table:table-cell office:value-type="float" office:value="29">
            <text:p>29</text:p>
          </table:table-cell>
          <table:table-cell office:value-type="string">
            <text:p>3rd Class</text:p>
          </table:table-cell>
          <table:table-cell office:value-type="float" office:value="347467">
            <text:p>347467</text:p>
          </table:table-cell>
          <table:table-cell office:value-type="string">
            <text:p>£7 17s 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erik-johansson.html">JOHANSSON, Mr Erik</text:a></text:p>
          </table:table-cell>
          <table:table-cell office:value-type="float" office:value="22">
            <text:p>22</text:p>
          </table:table-cell>
          <table:table-cell office:value-type="string">
            <text:p>3rd Class</text:p>
          </table:table-cell>
          <table:table-cell office:value-type="float" office:value="350052">
            <text:p>350052</text:p>
          </table:table-cell>
          <table:table-cell office:value-type="string">
            <text:p>£7 15s 1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/>
          <table:table-cell table:style-name="ce2" office:value-type="string">
            <text:p><text:a xlink:href="http://www.encyclopedia-titanica.org/titanic-victims/156/">156</text:a></text:p>
          </table:table-cell>
        </table:table-row>
        <table:table-row table:style-name="ro1">
          <table:table-cell office:value-type="string">
            <text:p><text:a xlink:href="http://www.encyclopedia-titanica.org/titanic-victim/gustaf-joel-johansson.html">JOHANSSON, Mr Gustaf Joel</text:a></text:p>
          </table:table-cell>
          <table:table-cell office:value-type="float" office:value="33">
            <text:p>33</text:p>
          </table:table-cell>
          <table:table-cell office:value-type="string">
            <text:p>3rd Class</text:p>
          </table:table-cell>
          <table:table-cell office:value-type="float" office:value="7540">
            <text:p>7540</text:p>
          </table:table-cell>
          <table:table-cell office:value-type="string">
            <text:p>£8 13s 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/>
          <table:table-cell table:style-name="ce2" office:value-type="string">
            <text:p><text:a xlink:href="http://www.encyclopedia-titanica.org/titanic-victims/285/">285</text:a></text:p>
          </table:table-cell>
        </table:table-row>
        <table:table-row table:style-name="ro1">
          <table:table-cell office:value-type="string">
            <text:p><text:a xlink:href="http://www.encyclopedia-titanica.org/titanic-victim/karl-johan-johansson.html">JOHANSSON, Mr Karl Johan</text:a></text:p>
          </table:table-cell>
          <table:table-cell office:value-type="float" office:value="31">
            <text:p>31</text:p>
          </table:table-cell>
          <table:table-cell office:value-type="string">
            <text:p>3rd Class</text:p>
          </table:table-cell>
          <table:table-cell office:value-type="float" office:value="347063">
            <text:p>347063</text:p>
          </table:table-cell>
          <table:table-cell office:value-type="string">
            <text:p>£7 15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oskar-palmquist.html">JOHANSSON PALMQUIST, Mr Oskar Leander</text:a></text:p>
          </table:table-cell>
          <table:table-cell office:value-type="float" office:value="26">
            <text:p>26</text:p>
          </table:table-cell>
          <table:table-cell office:value-type="string">
            <text:p>3rd Class</text:p>
          </table:table-cell>
          <table:table-cell office:value-type="float" office:value="347070">
            <text:p>347070</text:p>
          </table:table-cell>
          <table:table-cell office:value-type="string">
            <text:p>£7 15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15/">15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alfred-johnson.html">JOHNSON, Mr August</text:a></text:p>
          </table:table-cell>
          <table:table-cell office:value-type="float" office:value="49">
            <text:p>49</text:p>
          </table:table-cell>
          <table:table-cell office:value-type="string">
            <text:p>3rd Class</text:p>
          </table:table-cell>
          <table:table-cell office:value-type="float" office:value="370160">
            <text:p>370160</text:p>
          </table:table-cell>
          <table:table-cell table:style-name="ce3"/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eaman.html">Seaman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william-cahoone-johnson.html">JOHNSON, Mr William Cahoone Jr.</text:a></text:p>
          </table:table-cell>
          <table:table-cell office:value-type="float" office:value="19">
            <text:p>19</text:p>
          </table:table-cell>
          <table:table-cell office:value-type="string">
            <text:p>3rd Class</text:p>
          </table:table-cell>
          <table:table-cell office:value-type="float" office:value="370160">
            <text:p>370160</text:p>
          </table:table-cell>
          <table:table-cell table:style-name="ce3"/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eaman.html">Seaman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malkolm-joackim-johnson.html">JOHNSON, Mr Malkolm Joackim</text:a></text:p>
          </table:table-cell>
          <table:table-cell office:value-type="float" office:value="33">
            <text:p>33</text:p>
          </table:table-cell>
          <table:table-cell office:value-type="string">
            <text:p>3rd Class</text:p>
          </table:table-cell>
          <table:table-cell office:value-type="float" office:value="347062">
            <text:p>347062</text:p>
          </table:table-cell>
          <table:table-cell office:value-type="string">
            <text:p>£7 15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/>
          <table:table-cell table:style-name="ce2" office:value-type="string">
            <text:p><text:a xlink:href="http://www.encyclopedia-titanica.org/titanic-victims/37/">37</text:a></text:p>
          </table:table-cell>
        </table:table-row>
        <table:table-row table:style-name="ro1">
          <table:table-cell office:value-type="string">
            <text:p><text:a xlink:href="http://www.encyclopedia-titanica.org/titanic-survivor/elisabeth-vilhelmina-johnson.html">JOHNSON, Mrs Elisabeth Vilhelmina</text:a></text:p>
          </table:table-cell>
          <table:table-cell office:value-type="float" office:value="26">
            <text:p>26</text:p>
          </table:table-cell>
          <table:table-cell office:value-type="string">
            <text:p>3rd Class</text:p>
          </table:table-cell>
          <table:table-cell office:value-type="float" office:value="347742">
            <text:p>347742</text:p>
          </table:table-cell>
          <table:table-cell office:value-type="string">
            <text:p>£11 2s 8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15/">15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harold-theodor-johnson.html">JOHNSON, Master Harold Theodor</text:a></text:p>
          </table:table-cell>
          <table:table-cell office:value-type="float" office:value="4">
            <text:p>4</text:p>
          </table:table-cell>
          <table:table-cell office:value-type="string">
            <text:p>3rd Class</text:p>
          </table:table-cell>
          <table:table-cell office:value-type="float" office:value="347742">
            <text:p>347742</text:p>
          </table:table-cell>
          <table:table-cell office:value-type="string">
            <text:p>£11 2s 8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15/">15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eleanor-ileen-johnson.html">JOHNSON, Miss Eleanor Ileen</text:a></text:p>
          </table:table-cell>
          <table:table-cell office:value-type="float" office:value="1">
            <text:p>1</text:p>
          </table:table-cell>
          <table:table-cell office:value-type="string">
            <text:p>3rd Class</text:p>
          </table:table-cell>
          <table:table-cell office:value-type="float" office:value="347742">
            <text:p>347742</text:p>
          </table:table-cell>
          <table:table-cell office:value-type="string">
            <text:p>£11 2s 8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15/">15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andrew-emslie-johnston.html">JOHNSTON, Mr Andrew Emslie</text:a></text:p>
          </table:table-cell>
          <table:table-cell office:value-type="float" office:value="35">
            <text:p>35</text:p>
          </table:table-cell>
          <table:table-cell office:value-type="string">
            <text:p>3rd Class</text:p>
          </table:table-cell>
          <table:table-cell office:value-type="float" office:value="6607">
            <text:p>6607</text:p>
          </table:table-cell>
          <table:table-cell office:value-type="string">
            <text:p>£23 9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plumber.html">Plumb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eliza-johnston.html">JOHNSTON, Mrs Eliza</text:a></text:p>
          </table:table-cell>
          <table:table-cell office:value-type="float" office:value="34">
            <text:p>34</text:p>
          </table:table-cell>
          <table:table-cell office:value-type="string">
            <text:p>3rd Class</text:p>
          </table:table-cell>
          <table:table-cell office:value-type="float" office:value="6607">
            <text:p>6607</text:p>
          </table:table-cell>
          <table:table-cell office:value-type="string">
            <text:p>£23 9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william-andrew-johnston.html">JOHNSTON, Master William Andrew</text:a></text:p>
          </table:table-cell>
          <table:table-cell office:value-type="float" office:value="8">
            <text:p>8</text:p>
          </table:table-cell>
          <table:table-cell office:value-type="string">
            <text:p>3rd Class</text:p>
          </table:table-cell>
          <table:table-cell office:value-type="float" office:value="6607">
            <text:p>6607</text:p>
          </table:table-cell>
          <table:table-cell office:value-type="string">
            <text:p>£23 9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catherine-nellie-johnston.html">JOHNSTON, Miss Catherine Nellie</text:a></text:p>
          </table:table-cell>
          <table:table-cell office:value-type="float" office:value="7">
            <text:p>7</text:p>
          </table:table-cell>
          <table:table-cell office:value-type="string">
            <text:p>3rd Class</text:p>
          </table:table-cell>
          <table:table-cell office:value-type="float" office:value="6607">
            <text:p>6607</text:p>
          </table:table-cell>
          <table:table-cell office:value-type="string">
            <text:p>£23 9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lalio-jonkoff.html">JONKOFF, Mr Lalio</text:a></text:p>
          </table:table-cell>
          <table:table-cell office:value-type="float" office:value="23">
            <text:p>23</text:p>
          </table:table-cell>
          <table:table-cell office:value-type="string">
            <text:p>3rd Class</text:p>
          </table:table-cell>
          <table:table-cell office:value-type="float" office:value="349204">
            <text:p>349204</text:p>
          </table:table-cell>
          <table:table-cell office:value-type="string">
            <text:p>£7 17s 1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carl-jonsson.html">JONSSON, Mr Carl</text:a></text:p>
          </table:table-cell>
          <table:table-cell office:value-type="float" office:value="25">
            <text:p>25</text:p>
          </table:table-cell>
          <table:table-cell office:value-type="string">
            <text:p>3rd Class</text:p>
          </table:table-cell>
          <table:table-cell office:value-type="float" office:value="350417">
            <text:p>350417</text:p>
          </table:table-cell>
          <table:table-cell office:value-type="string">
            <text:p>£7 17s 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style-name="ce2" office:value-type="string">
            <text:p><text:a xlink:href="http://www.encyclopedia-titanica.org/boat/15/">15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nils-hilding-jonsson.html">JöNSSON, Mr Nils Hilding</text:a></text:p>
          </table:table-cell>
          <table:table-cell office:value-type="float" office:value="27">
            <text:p>27</text:p>
          </table:table-cell>
          <table:table-cell office:value-type="string">
            <text:p>3rd Class</text:p>
          </table:table-cell>
          <table:table-cell office:value-type="float" office:value="350408">
            <text:p>350408</text:p>
          </table:table-cell>
          <table:table-cell office:value-type="string">
            <text:p>£7 17s 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elias-joseph-shahin.html">JOSEPH (SHAHIN), Mr Elias</text:a></text:p>
          </table:table-cell>
          <table:table-cell office:value-type="float" office:value="39">
            <text:p>39</text:p>
          </table:table-cell>
          <table:table-cell office:value-type="string">
            <text:p>3rd Class</text:p>
          </table:table-cell>
          <table:table-cell office:value-type="float" office:value="2675">
            <text:p>2675</text:p>
          </table:table-cell>
          <table:table-cell office:value-type="string">
            <text:p>£7 4s 7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katriina-jussila.html">JUSSILA, Miss Katriina</text:a></text:p>
          </table:table-cell>
          <table:table-cell office:value-type="float" office:value="20">
            <text:p>20</text:p>
          </table:table-cell>
          <table:table-cell office:value-type="string">
            <text:p>3rd Class</text:p>
          </table:table-cell>
          <table:table-cell office:value-type="float" office:value="4136">
            <text:p>4136</text:p>
          </table:table-cell>
          <table:table-cell office:value-type="string">
            <text:p>£9 16s 10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ervant.html">Servant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mari-aina-jussila.html">JUSSILA, Miss Mari Aina</text:a></text:p>
          </table:table-cell>
          <table:table-cell office:value-type="float" office:value="21">
            <text:p>21</text:p>
          </table:table-cell>
          <table:table-cell office:value-type="string">
            <text:p>3rd Class</text:p>
          </table:table-cell>
          <table:table-cell office:value-type="float" office:value="4137">
            <text:p>4137</text:p>
          </table:table-cell>
          <table:table-cell office:value-type="string">
            <text:p>£9 16s 10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ervant.html">Servant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eiriik-jussila.html">JUSSILA, Mr Eiriik</text:a></text:p>
          </table:table-cell>
          <table:table-cell office:value-type="float" office:value="32">
            <text:p>32</text:p>
          </table:table-cell>
          <table:table-cell office:value-type="string">
            <text:p>3rd Class</text:p>
          </table:table-cell>
          <table:table-cell office:value-type="float" office:value="3101286">
            <text:p>3101286</text:p>
          </table:table-cell>
          <table:table-cell office:value-type="string">
            <text:p>£7 18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15/">15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nikolai-erland-kallio.html">KALLIO, Mr Nikolai Erland</text:a></text:p>
          </table:table-cell>
          <table:table-cell office:value-type="float" office:value="17">
            <text:p>17</text:p>
          </table:table-cell>
          <table:table-cell office:value-type="string">
            <text:p>3rd Class</text:p>
          </table:table-cell>
          <table:table-cell office:value-type="float" office:value="3101274">
            <text:p>3101274</text:p>
          </table:table-cell>
          <table:table-cell office:value-type="string">
            <text:p>£7 2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ohannes-kalvik.html">KALVIK, Mr Johannes Halvorsen</text:a></text:p>
          </table:table-cell>
          <table:table-cell office:value-type="float" office:value="21">
            <text:p>21</text:p>
          </table:table-cell>
          <table:table-cell office:value-type="string">
            <text:p>3rd Class</text:p>
          </table:table-cell>
          <table:table-cell office:value-type="float" office:value="8475">
            <text:p>8475</text:p>
          </table:table-cell>
          <table:table-cell office:value-type="string">
            <text:p>£8 8s 8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milan-karajic.html">KARAJIC, Mr Milan</text:a></text:p>
          </table:table-cell>
          <table:table-cell office:value-type="float" office:value="30">
            <text:p>30</text:p>
          </table:table-cell>
          <table:table-cell office:value-type="string">
            <text:p>3rd Class</text:p>
          </table:table-cell>
          <table:table-cell office:value-type="float" office:value="349246">
            <text:p>349246</text:p>
          </table:table-cell>
          <table:table-cell office:value-type="string">
            <text:p>£7 17s 1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einar-gervasius-karlsson.html">KARLSSON, Mr Einar Gervasius</text:a></text:p>
          </table:table-cell>
          <table:table-cell office:value-type="float" office:value="21">
            <text:p>21</text:p>
          </table:table-cell>
          <table:table-cell office:value-type="string">
            <text:p>3rd Class</text:p>
          </table:table-cell>
          <table:table-cell office:value-type="float" office:value="350053">
            <text:p>350053</text:p>
          </table:table-cell>
          <table:table-cell office:value-type="string">
            <text:p>£7 15s 1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military.html">Military</text:a></text:p>
          </table:table-cell>
          <table:table-cell table:style-name="ce2" office:value-type="string">
            <text:p><text:a xlink:href="http://www.encyclopedia-titanica.org/boat/13/">13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julius-konrad-eugen-karlsson.html">KARLSSON, Mr Julius Konrad Eugen</text:a></text:p>
          </table:table-cell>
          <table:table-cell office:value-type="float" office:value="33">
            <text:p>33</text:p>
          </table:table-cell>
          <table:table-cell office:value-type="string">
            <text:p>3rd Class</text:p>
          </table:table-cell>
          <table:table-cell office:value-type="float" office:value="347465">
            <text:p>347465</text:p>
          </table:table-cell>
          <table:table-cell office:value-type="string">
            <text:p>£7 17s 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engineer.html">Engine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nils-august-karlsson.html">KARLSSON, Mr Nils August</text:a></text:p>
          </table:table-cell>
          <table:table-cell office:value-type="float" office:value="22">
            <text:p>22</text:p>
          </table:table-cell>
          <table:table-cell office:value-type="string">
            <text:p>3rd Class</text:p>
          </table:table-cell>
          <table:table-cell office:value-type="float" office:value="350060">
            <text:p>350060</text:p>
          </table:table-cell>
          <table:table-cell office:value-type="string">
            <text:p>£7 10s 5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armer.html">Far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franz-karun.html">KARUN, Mr Franz</text:a></text:p>
          </table:table-cell>
          <table:table-cell office:value-type="float" office:value="39">
            <text:p>39</text:p>
          </table:table-cell>
          <table:table-cell office:value-type="string">
            <text:p>3rd Class</text:p>
          </table:table-cell>
          <table:table-cell office:value-type="float" office:value="349256">
            <text:p>349256</text:p>
          </table:table-cell>
          <table:table-cell office:value-type="string">
            <text:p>£13 8s 4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office:value-type="string">
            <text:p><text:a xlink:href="http://www.encyclopedia-titanica.org/titanic-jobs/hotelier.html">Hotelier</text:a></text:p>
          </table:table-cell>
          <table:table-cell table:style-name="ce2" office:value-type="string">
            <text:p><text:a xlink:href="http://www.encyclopedia-titanica.org/boat/15/">15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manca-karun.html">KARUN, Miss Manca</text:a></text:p>
          </table:table-cell>
          <table:table-cell office:value-type="float" office:value="4">
            <text:p>4</text:p>
          </table:table-cell>
          <table:table-cell office:value-type="string">
            <text:p>3rd Class</text:p>
          </table:table-cell>
          <table:table-cell office:value-type="float" office:value="349256">
            <text:p>349256</text:p>
          </table:table-cell>
          <table:table-cell office:value-type="string">
            <text:p>£13 8s 4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15/">15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fared-kassem-houssein.html">KASSEM HOUSSEIN, Mr Fared</text:a></text:p>
          </table:table-cell>
          <table:table-cell office:value-type="float" office:value="18">
            <text:p>18</text:p>
          </table:table-cell>
          <table:table-cell office:value-type="string">
            <text:p>3rd Class</text:p>
          </table:table-cell>
          <table:table-cell office:value-type="float" office:value="2700">
            <text:p>2700</text:p>
          </table:table-cell>
          <table:table-cell office:value-type="string">
            <text:p>£7 4s 7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office:value-type="string">
            <text:p><text:a xlink:href="http://www.encyclopedia-titanica.org/titanic-jobs/farmer.html">Far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vasilios-katavelos.html">KATAVELOS, Mr Vasilios G.</text:a></text:p>
          </table:table-cell>
          <table:table-cell office:value-type="float" office:value="19">
            <text:p>19</text:p>
          </table:table-cell>
          <table:table-cell office:value-type="string">
            <text:p>3rd Class</text:p>
          </table:table-cell>
          <table:table-cell office:value-type="float" office:value="2682">
            <text:p>2682</text:p>
          </table:table-cell>
          <table:table-cell office:value-type="string">
            <text:p>£7 4s 7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office:value-type="string">
            <text:p><text:a xlink:href="http://www.encyclopedia-titanica.org/titanic-jobs/farmer.html">Farmer</text:a></text:p>
          </table:table-cell>
          <table:table-cell/>
          <table:table-cell table:style-name="ce2" office:value-type="string">
            <text:p><text:a xlink:href="http://www.encyclopedia-titanica.org/titanic-victims/58/">58</text:a></text:p>
          </table:table-cell>
        </table:table-row>
        <table:table-row table:style-name="ro1">
          <table:table-cell office:value-type="string">
            <text:p><text:a xlink:href="http://www.encyclopedia-titanica.org/titanic-victim/andrew-andy-keane.html">KEANE, Mr Andrew "Andy"</text:a></text:p>
          </table:table-cell>
          <table:table-cell office:value-type="float" office:value="23">
            <text:p>23</text:p>
          </table:table-cell>
          <table:table-cell office:value-type="string">
            <text:p>3rd Class</text:p>
          </table:table-cell>
          <table:table-cell office:value-type="float" office:value="12460">
            <text:p>12460</text:p>
          </table:table-cell>
          <table:table-cell office:value-type="string">
            <text:p>£7 15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office:value-type="string">
            <text:p><text:a xlink:href="http://www.encyclopedia-titanica.org/titanic-jobs/farm-labourer.html">Farm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arthur-keefe.html">KEEFE, Mr Arthur</text:a></text:p>
          </table:table-cell>
          <table:table-cell office:value-type="float" office:value="39">
            <text:p>39</text:p>
          </table:table-cell>
          <table:table-cell office:value-type="string">
            <text:p>3rd Class</text:p>
          </table:table-cell>
          <table:table-cell office:value-type="float" office:value="323592">
            <text:p>323592</text:p>
          </table:table-cell>
          <table:table-cell office:value-type="string">
            <text:p>£7 5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armer.html">Farmer</text:a></text:p>
          </table:table-cell>
          <table:table-cell table:style-name="ce2" office:value-type="string">
            <text:p><text:a xlink:href="http://www.encyclopedia-titanica.org/boat/A/">A</text:a></text:p>
          </table:table-cell>
          <table:table-cell table:style-name="ce2" office:value-type="string">
            <text:p><text:a xlink:href="http://www.encyclopedia-titanica.org/titanic-victims/332/">332</text:a></text:p>
          </table:table-cell>
        </table:table-row>
        <table:table-row table:style-name="ro1">
          <table:table-cell office:value-type="string">
            <text:p><text:a xlink:href="http://www.encyclopedia-titanica.org/titanic-victim/james-kelly.html">KELLY, Mr James</text:a></text:p>
          </table:table-cell>
          <table:table-cell office:value-type="float" office:value="19">
            <text:p>19</text:p>
          </table:table-cell>
          <table:table-cell office:value-type="string">
            <text:p>3rd Class</text:p>
          </table:table-cell>
          <table:table-cell office:value-type="float" office:value="363592">
            <text:p>363592</text:p>
          </table:table-cell>
          <table:table-cell office:value-type="string">
            <text:p>£8 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painter-decorator.html">Painter &amp; Decorato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ames-kelly-2.html">KELLY, Mr James</text:a></text:p>
          </table:table-cell>
          <table:table-cell office:value-type="float" office:value="44">
            <text:p>44</text:p>
          </table:table-cell>
          <table:table-cell office:value-type="string">
            <text:p>3rd Class</text:p>
          </table:table-cell>
          <table:table-cell office:value-type="float" office:value="330911">
            <text:p>330911</text:p>
          </table:table-cell>
          <table:table-cell office:value-type="string">
            <text:p>£7 16s 7d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office:value-type="string">
            <text:p><text:a xlink:href="http://www.encyclopedia-titanica.org/titanic-jobs/farm-labourer.html">Farm Labourer</text:a></text:p>
          </table:table-cell>
          <table:table-cell/>
          <table:table-cell table:style-name="ce2" office:value-type="string">
            <text:p><text:a xlink:href="http://www.encyclopedia-titanica.org/titanic-victims/70/">70</text:a></text:p>
          </table:table-cell>
        </table:table-row>
        <table:table-row table:style-name="ro1">
          <table:table-cell office:value-type="string">
            <text:p><text:a xlink:href="http://www.encyclopedia-titanica.org/titanic-survivor/anna-katherine-kelly.html">KELLY, Miss Anna Katherine</text:a></text:p>
          </table:table-cell>
          <table:table-cell office:value-type="float" office:value="20">
            <text:p>20</text:p>
          </table:table-cell>
          <table:table-cell office:value-type="string">
            <text:p>3rd Class</text:p>
          </table:table-cell>
          <table:table-cell office:value-type="float" office:value="9234">
            <text:p>9234</text:p>
          </table:table-cell>
          <table:table-cell office:value-type="string">
            <text:p>£7 15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table:style-name="ce3"/>
          <table:table-cell table:style-name="ce2" office:value-type="string">
            <text:p><text:a xlink:href="http://www.encyclopedia-titanica.org/boat/16/">16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mary-kelly.html">KELLY, Miss Mary</text:a></text:p>
          </table:table-cell>
          <table:table-cell office:value-type="float" office:value="22">
            <text:p>22</text:p>
          </table:table-cell>
          <table:table-cell office:value-type="string">
            <text:p>3rd Class</text:p>
          </table:table-cell>
          <table:table-cell office:value-type="float" office:value="14312">
            <text:p>14312</text:p>
          </table:table-cell>
          <table:table-cell office:value-type="string">
            <text:p>£7 15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table:style-name="ce3"/>
          <table:table-cell table:style-name="ce2" office:value-type="string">
            <text:p><text:a xlink:href="http://www.encyclopedia-titanica.org/boat/D/">D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john-kennedy.html">KENNEDY, Mr John</text:a></text:p>
          </table:table-cell>
          <table:table-cell office:value-type="float" office:value="24">
            <text:p>24</text:p>
          </table:table-cell>
          <table:table-cell office:value-type="string">
            <text:p>3rd Class</text:p>
          </table:table-cell>
          <table:table-cell office:value-type="float" office:value="368783">
            <text:p>368783</text:p>
          </table:table-cell>
          <table:table-cell office:value-type="string">
            <text:p>£7 15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office:value-type="string">
            <text:p><text:a xlink:href="http://www.encyclopedia-titanica.org/titanic-jobs/farm-labourer.html">Farm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betros-khalil.html">KHALIL, Mr Betros</text:a></text:p>
          </table:table-cell>
          <table:table-cell office:value-type="float" office:value="25">
            <text:p>25</text:p>
          </table:table-cell>
          <table:table-cell office:value-type="string">
            <text:p>3rd Class</text:p>
          </table:table-cell>
          <table:table-cell office:value-type="float" office:value="2660">
            <text:p>2660</text:p>
          </table:table-cell>
          <table:table-cell office:value-type="string">
            <text:p>£14 9s 1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office:value-type="string">
            <text:p><text:a xlink:href="http://www.encyclopedia-titanica.org/titanic-jobs/farm-labourer.html">Farm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zahie-maria-khalil.html">KHALIL, Mrs Zahie "Maria"</text:a></text:p>
          </table:table-cell>
          <table:table-cell office:value-type="float" office:value="20">
            <text:p>20</text:p>
          </table:table-cell>
          <table:table-cell office:value-type="string">
            <text:p>3rd Class</text:p>
          </table:table-cell>
          <table:table-cell office:value-type="float" office:value="2660">
            <text:p>2660</text:p>
          </table:table-cell>
          <table:table-cell office:value-type="string">
            <text:p>£14 9s 1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office:value-type="string">
            <text:p><text:a xlink:href="http://www.encyclopedia-titanica.org/titanic-jobs/farm-labourer.html">Farm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ohn-kiernan.html">KIERNAN, Mr John</text:a></text:p>
          </table:table-cell>
          <table:table-cell office:value-type="float" office:value="25">
            <text:p>25</text:p>
          </table:table-cell>
          <table:table-cell office:value-type="string">
            <text:p>3rd Class</text:p>
          </table:table-cell>
          <table:table-cell office:value-type="float" office:value="367227">
            <text:p>367227</text:p>
          </table:table-cell>
          <table:table-cell office:value-type="string">
            <text:p>£7 15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philip-kiernan.html">KIERNAN, Mr Philip</text:a></text:p>
          </table:table-cell>
          <table:table-cell office:value-type="float" office:value="22">
            <text:p>22</text:p>
          </table:table-cell>
          <table:table-cell office:value-type="string">
            <text:p>3rd Class</text:p>
          </table:table-cell>
          <table:table-cell office:value-type="float" office:value="367229">
            <text:p>367229</text:p>
          </table:table-cell>
          <table:table-cell office:value-type="string">
            <text:p>£7 15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thomas-kilgannon.html">KILGANNON, Mr Thomas</text:a></text:p>
          </table:table-cell>
          <table:table-cell office:value-type="float" office:value="22">
            <text:p>22</text:p>
          </table:table-cell>
          <table:table-cell office:value-type="string">
            <text:p>3rd Class</text:p>
          </table:table-cell>
          <table:table-cell office:value-type="float" office:value="36865">
            <text:p>36865</text:p>
          </table:table-cell>
          <table:table-cell office:value-type="string">
            <text:p>£7 14s 9d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office:value-type="string">
            <text:p><text:a xlink:href="http://www.encyclopedia-titanica.org/titanic-jobs/farm-labourer.html">Farm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anton-kink.html">KINK, Mr Anton</text:a></text:p>
          </table:table-cell>
          <table:table-cell office:value-type="float" office:value="29">
            <text:p>29</text:p>
          </table:table-cell>
          <table:table-cell office:value-type="string">
            <text:p>3rd Class</text:p>
          </table:table-cell>
          <table:table-cell office:value-type="float" office:value="315153">
            <text:p>315153</text:p>
          </table:table-cell>
          <table:table-cell office:value-type="string">
            <text:p>£22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2/">2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maria-kink.html">KINK, Miss Maria</text:a></text:p>
          </table:table-cell>
          <table:table-cell office:value-type="float" office:value="22">
            <text:p>22</text:p>
          </table:table-cell>
          <table:table-cell office:value-type="string">
            <text:p>3rd Class</text:p>
          </table:table-cell>
          <table:table-cell office:value-type="float" office:value="315152">
            <text:p>315152</text:p>
          </table:table-cell>
          <table:table-cell office:value-type="string">
            <text:p>£8 13s 3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vincenz-kink.html">KINK, Mr Vincenz</text:a></text:p>
          </table:table-cell>
          <table:table-cell office:value-type="float" office:value="26">
            <text:p>26</text:p>
          </table:table-cell>
          <table:table-cell office:value-type="string">
            <text:p>3rd Class</text:p>
          </table:table-cell>
          <table:table-cell office:value-type="float" office:value="315151">
            <text:p>315151</text:p>
          </table:table-cell>
          <table:table-cell office:value-type="string">
            <text:p>£8 13s 3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magazineer.html">Magazine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luise-kink-heilmann.html">KINK-HEILMANN, Mrs Luise</text:a></text:p>
          </table:table-cell>
          <table:table-cell office:value-type="float" office:value="26">
            <text:p>26</text:p>
          </table:table-cell>
          <table:table-cell office:value-type="string">
            <text:p>3rd Class</text:p>
          </table:table-cell>
          <table:table-cell office:value-type="float" office:value="315153">
            <text:p>315153</text:p>
          </table:table-cell>
          <table:table-cell office:value-type="string">
            <text:p>£22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2/">2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luise-gretchen-kink-heilmann.html">KINK-HEILMANN, Miss Luise Gretchen</text:a></text:p>
          </table:table-cell>
          <table:table-cell office:value-type="float" office:value="4">
            <text:p>4</text:p>
          </table:table-cell>
          <table:table-cell office:value-type="string">
            <text:p>3rd Class</text:p>
          </table:table-cell>
          <table:table-cell office:value-type="float" office:value="315153">
            <text:p>315153</text:p>
          </table:table-cell>
          <table:table-cell office:value-type="string">
            <text:p>£22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2/">2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klas-albin-klasen.html">KLASéN, Mr Klas Albin</text:a></text:p>
          </table:table-cell>
          <table:table-cell office:value-type="float" office:value="18">
            <text:p>18</text:p>
          </table:table-cell>
          <table:table-cell office:value-type="string">
            <text:p>3rd Class</text:p>
          </table:table-cell>
          <table:table-cell office:value-type="float" office:value="350404">
            <text:p>350404</text:p>
          </table:table-cell>
          <table:table-cell office:value-type="string">
            <text:p>£7 17s 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arm-labourer.html">Farm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gertrud-emilia-klasen.html">KLASéN, Miss Gertrud Emilia</text:a></text:p>
          </table:table-cell>
          <table:table-cell office:value-type="float" office:value="1">
            <text:p>1</text:p>
          </table:table-cell>
          <table:table-cell office:value-type="string">
            <text:p>3rd Class</text:p>
          </table:table-cell>
          <table:table-cell office:value-type="float" office:value="350405">
            <text:p>350405</text:p>
          </table:table-cell>
          <table:table-cell office:value-type="string">
            <text:p>£12 3s 8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hulda-kristina-eugenia-klasen.html">KLASéN, Mrs Hulda Kristina Eugenia</text:a></text:p>
          </table:table-cell>
          <table:table-cell office:value-type="float" office:value="36">
            <text:p>36</text:p>
          </table:table-cell>
          <table:table-cell office:value-type="string">
            <text:p>3rd Class</text:p>
          </table:table-cell>
          <table:table-cell office:value-type="float" office:value="350405">
            <text:p>350405</text:p>
          </table:table-cell>
          <table:table-cell office:value-type="string">
            <text:p>£12 3s 8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housewife.html">Housewife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theodor-kraeff.html">KRAEFF, Mr Theodor</text:a></text:p>
          </table:table-cell>
          <table:table-cell table:style-name="ce3"/>
          <table:table-cell office:value-type="string">
            <text:p>3rd Class</text:p>
          </table:table-cell>
          <table:table-cell office:value-type="float" office:value="349253">
            <text:p>349253</text:p>
          </table:table-cell>
          <table:table-cell office:value-type="string">
            <text:p>£7 17s 11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neshan-krekorian.html">KREKORIAN, Mr Neshan</text:a></text:p>
          </table:table-cell>
          <table:table-cell office:value-type="float" office:value="25">
            <text:p>25</text:p>
          </table:table-cell>
          <table:table-cell office:value-type="string">
            <text:p>3rd Class</text:p>
          </table:table-cell>
          <table:table-cell office:value-type="float" office:value="2654">
            <text:p>2654</text:p>
          </table:table-cell>
          <table:table-cell office:value-type="string">
            <text:p>£7 4s 7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style-name="ce2" office:value-type="string">
            <text:p><text:a xlink:href="http://www.encyclopedia-titanica.org/boat/10/">10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simon-kutscher-lithman.html">KUTSCHER (LITHMAN), Mr Simon</text:a></text:p>
          </table:table-cell>
          <table:table-cell office:value-type="float" office:value="26">
            <text:p>26</text:p>
          </table:table-cell>
          <table:table-cell office:value-type="string">
            <text:p>3rd Class</text:p>
          </table:table-cell>
          <table:table-cell office:value-type="float" office:value="251">
            <text:p>251</text:p>
          </table:table-cell>
          <table:table-cell office:value-type="string">
            <text:p>£7 1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baker.html">Ba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sarkis-lahoud-ishaq-mowad.html">LAHOUD ISHAQ MOWAD, Mr Sarkis</text:a></text:p>
          </table:table-cell>
          <table:table-cell office:value-type="float" office:value="30">
            <text:p>30</text:p>
          </table:table-cell>
          <table:table-cell office:value-type="string">
            <text:p>3rd Class</text:p>
          </table:table-cell>
          <table:table-cell office:value-type="float" office:value="2624">
            <text:p>2624</text:p>
          </table:table-cell>
          <table:table-cell office:value-type="string">
            <text:p>£7 4s 6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kristina-sofia-laitinen.html">LAITINEN, Miss Kristina Sofia</text:a></text:p>
          </table:table-cell>
          <table:table-cell office:value-type="float" office:value="37">
            <text:p>37</text:p>
          </table:table-cell>
          <table:table-cell office:value-type="string">
            <text:p>3rd Class</text:p>
          </table:table-cell>
          <table:table-cell office:value-type="float" office:value="4135">
            <text:p>4135</text:p>
          </table:table-cell>
          <table:table-cell office:value-type="string">
            <text:p>£9 11s 9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housekeeper.html">Housekeep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kristo-laleff.html">LALEFF, Mr Kristo</text:a></text:p>
          </table:table-cell>
          <table:table-cell office:value-type="float" office:value="23">
            <text:p>23</text:p>
          </table:table-cell>
          <table:table-cell office:value-type="string">
            <text:p>3rd Class</text:p>
          </table:table-cell>
          <table:table-cell office:value-type="float" office:value="349217">
            <text:p>349217</text:p>
          </table:table-cell>
          <table:table-cell office:value-type="string">
            <text:p>£7 17s 1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ali-lam.html">LAM, Mr Ali</text:a></text:p>
          </table:table-cell>
          <table:table-cell office:value-type="float" office:value="38">
            <text:p>38</text:p>
          </table:table-cell>
          <table:table-cell office:value-type="string">
            <text:p>3rd Class</text:p>
          </table:table-cell>
          <table:table-cell office:value-type="float" office:value="1601">
            <text:p>1601</text:p>
          </table:table-cell>
          <table:table-cell office:value-type="string">
            <text:p>£56 9s 1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eaman.html">Seaman</text:a></text:p>
          </table:table-cell>
          <table:table-cell table:style-name="ce2" office:value-type="string">
            <text:p><text:a xlink:href="http://www.encyclopedia-titanica.org/boat/C/">C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len-lam.html">LAM, Mr Len</text:a></text:p>
          </table:table-cell>
          <table:table-cell office:value-type="float" office:value="23">
            <text:p>23</text:p>
          </table:table-cell>
          <table:table-cell office:value-type="string">
            <text:p>3rd Class</text:p>
          </table:table-cell>
          <table:table-cell office:value-type="float" office:value="1601">
            <text:p>1601</text:p>
          </table:table-cell>
          <table:table-cell office:value-type="string">
            <text:p>£56 9s 1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eaman.html">Seaman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aurora-adelia-landergren.html">LANDERGREN, Miss Aurora Adelia</text:a></text:p>
          </table:table-cell>
          <table:table-cell office:value-type="float" office:value="22">
            <text:p>22</text:p>
          </table:table-cell>
          <table:table-cell office:value-type="string">
            <text:p>3rd Class</text:p>
          </table:table-cell>
          <table:table-cell office:value-type="float" office:value="7077">
            <text:p>7077</text:p>
          </table:table-cell>
          <table:table-cell office:value-type="string">
            <text:p>£7 5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13/">13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patrick-lane.html">LANE, Mr Patrick</text:a></text:p>
          </table:table-cell>
          <table:table-cell office:value-type="float" office:value="16">
            <text:p>16</text:p>
          </table:table-cell>
          <table:table-cell office:value-type="string">
            <text:p>3rd Class</text:p>
          </table:table-cell>
          <table:table-cell office:value-type="float" office:value="7935">
            <text:p>7935</text:p>
          </table:table-cell>
          <table:table-cell office:value-type="string">
            <text:p>£7 15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office:value-type="string">
            <text:p><text:a xlink:href="http://www.encyclopedia-titanica.org/titanic-jobs/farm-labourer.html">Farm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fang-lang.html">LANG, Mr Fang</text:a></text:p>
          </table:table-cell>
          <table:table-cell office:value-type="float" office:value="32">
            <text:p>32</text:p>
          </table:table-cell>
          <table:table-cell office:value-type="string">
            <text:p>3rd Class</text:p>
          </table:table-cell>
          <table:table-cell office:value-type="float" office:value="1601">
            <text:p>1601</text:p>
          </table:table-cell>
          <table:table-cell office:value-type="string">
            <text:p>£56 9s 1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eaman.html">Seaman</text:a></text:p>
          </table:table-cell>
          <table:table-cell table:style-name="ce2" office:value-type="string">
            <text:p><text:a xlink:href="http://www.encyclopedia-titanica.org/boat/14/">14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august-viktor-larsson.html">LARSSON, Mr August Viktor</text:a></text:p>
          </table:table-cell>
          <table:table-cell office:value-type="float" office:value="29">
            <text:p>29</text:p>
          </table:table-cell>
          <table:table-cell office:value-type="string">
            <text:p>3rd Class</text:p>
          </table:table-cell>
          <table:table-cell office:value-type="float" office:value="7545">
            <text:p>7545</text:p>
          </table:table-cell>
          <table:table-cell office:value-type="string">
            <text:p>£9 9s 8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bengt-edvin-larsson.html">LARSSON, Mr Bengt Edvin</text:a></text:p>
          </table:table-cell>
          <table:table-cell office:value-type="float" office:value="29">
            <text:p>29</text:p>
          </table:table-cell>
          <table:table-cell office:value-type="string">
            <text:p>3rd Class</text:p>
          </table:table-cell>
          <table:table-cell office:value-type="float" office:value="347067">
            <text:p>347067</text:p>
          </table:table-cell>
          <table:table-cell office:value-type="string">
            <text:p>£7 15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edvard-larsson-rondberg.html">LARSSON-RONDBERG, Mr Edvard A.</text:a></text:p>
          </table:table-cell>
          <table:table-cell office:value-type="float" office:value="22">
            <text:p>22</text:p>
          </table:table-cell>
          <table:table-cell office:value-type="string">
            <text:p>3rd Class</text:p>
          </table:table-cell>
          <table:table-cell office:value-type="float" office:value="347065">
            <text:p>347065</text:p>
          </table:table-cell>
          <table:table-cell office:value-type="string">
            <text:p>£7 15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fahim-philip-zenni-leeni.html">LEENI, Mr Fahim ("Philip Zenni")</text:a></text:p>
          </table:table-cell>
          <table:table-cell office:value-type="float" office:value="22">
            <text:p>22</text:p>
          </table:table-cell>
          <table:table-cell office:value-type="string">
            <text:p>3rd Class</text:p>
          </table:table-cell>
          <table:table-cell office:value-type="float" office:value="2620">
            <text:p>2620</text:p>
          </table:table-cell>
          <table:table-cell office:value-type="string">
            <text:p>£7 4s 6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style-name="ce2" office:value-type="string">
            <text:p><text:a xlink:href="http://www.encyclopedia-titanica.org/boat/6/">6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frances-marie-lefebvre.html">LEFEBVRE, Mrs Frances Marie</text:a></text:p>
          </table:table-cell>
          <table:table-cell office:value-type="float" office:value="40">
            <text:p>40</text:p>
          </table:table-cell>
          <table:table-cell office:value-type="string">
            <text:p>3rd Class</text:p>
          </table:table-cell>
          <table:table-cell office:value-type="float" office:value="4133">
            <text:p>4133</text:p>
          </table:table-cell>
          <table:table-cell office:value-type="string">
            <text:p>£25 9s 4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henry-lefebvre.html">LEFEBVRE, Master Henry</text:a></text:p>
          </table:table-cell>
          <table:table-cell office:value-type="float" office:value="5">
            <text:p>5</text:p>
          </table:table-cell>
          <table:table-cell office:value-type="string">
            <text:p>3rd Class</text:p>
          </table:table-cell>
          <table:table-cell office:value-type="float" office:value="4133">
            <text:p>4133</text:p>
          </table:table-cell>
          <table:table-cell office:value-type="string">
            <text:p>£25 9s 4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ida-lefebvre.html">LEFEBVRE, Miss Ida</text:a></text:p>
          </table:table-cell>
          <table:table-cell office:value-type="float" office:value="3">
            <text:p>3</text:p>
          </table:table-cell>
          <table:table-cell office:value-type="string">
            <text:p>3rd Class</text:p>
          </table:table-cell>
          <table:table-cell office:value-type="float" office:value="4133">
            <text:p>4133</text:p>
          </table:table-cell>
          <table:table-cell office:value-type="string">
            <text:p>£25 9s 4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eannie-lefebvre.html">LEFEBVRE, Miss Jeannie</text:a></text:p>
          </table:table-cell>
          <table:table-cell office:value-type="float" office:value="8">
            <text:p>8</text:p>
          </table:table-cell>
          <table:table-cell office:value-type="string">
            <text:p>3rd Class</text:p>
          </table:table-cell>
          <table:table-cell office:value-type="float" office:value="4133">
            <text:p>4133</text:p>
          </table:table-cell>
          <table:table-cell office:value-type="string">
            <text:p>£25 9s 4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mathilde-lefebvre.html">LEFEBVRE, Miss Mathilde</text:a></text:p>
          </table:table-cell>
          <table:table-cell office:value-type="float" office:value="12">
            <text:p>12</text:p>
          </table:table-cell>
          <table:table-cell office:value-type="string">
            <text:p>3rd Class</text:p>
          </table:table-cell>
          <table:table-cell office:value-type="float" office:value="4133">
            <text:p>4133</text:p>
          </table:table-cell>
          <table:table-cell office:value-type="string">
            <text:p>£25 9s 4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antti-gustaf-leinonen.html">LEINONEN, Mr Antti Gustaf</text:a></text:p>
          </table:table-cell>
          <table:table-cell office:value-type="float" office:value="32">
            <text:p>32</text:p>
          </table:table-cell>
          <table:table-cell office:value-type="string">
            <text:p>3rd Class</text:p>
          </table:table-cell>
          <table:table-cell office:value-type="float" office:value="3101292">
            <text:p>3101292</text:p>
          </table:table-cell>
          <table:table-cell office:value-type="string">
            <text:p>£7 18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denis-lennon.html">LENNON, Mr Denis</text:a></text:p>
          </table:table-cell>
          <table:table-cell office:value-type="float" office:value="20">
            <text:p>20</text:p>
          </table:table-cell>
          <table:table-cell office:value-type="string">
            <text:p>3rd Class</text:p>
          </table:table-cell>
          <table:table-cell office:value-type="float" office:value="370371">
            <text:p>370371</text:p>
          </table:table-cell>
          <table:table-cell office:value-type="string">
            <text:p>£15 10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lionel-leonard.html">LEONARD, Mr Lionel</text:a></text:p>
          </table:table-cell>
          <table:table-cell office:value-type="float" office:value="36">
            <text:p>36</text:p>
          </table:table-cell>
          <table:table-cell office:value-type="string">
            <text:p>3rd Class</text:p>
          </table:table-cell>
          <table:table-cell office:value-type="float" office:value="370160">
            <text:p>370160</text:p>
          </table:table-cell>
          <table:table-cell table:style-name="ce3"/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eaman.html">Seaman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ames-lester.html">LESTER, Mr James</text:a></text:p>
          </table:table-cell>
          <table:table-cell office:value-type="float" office:value="26">
            <text:p>26</text:p>
          </table:table-cell>
          <table:table-cell office:value-type="string">
            <text:p>3rd Class</text:p>
          </table:table-cell>
          <table:table-cell office:value-type="float" office:value="48871">
            <text:p>48871</text:p>
          </table:table-cell>
          <table:table-cell office:value-type="string">
            <text:p>£24 3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dipper.html">Dipp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rene-aime-lievens.html">LIEVENS, Mr René Aimé</text:a></text:p>
          </table:table-cell>
          <table:table-cell office:value-type="float" office:value="24">
            <text:p>24</text:p>
          </table:table-cell>
          <table:table-cell office:value-type="string">
            <text:p>3rd Class</text:p>
          </table:table-cell>
          <table:table-cell office:value-type="float" office:value="345781">
            <text:p>345781</text:p>
          </table:table-cell>
          <table:table-cell office:value-type="string">
            <text:p>£9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armer.html">Far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agda-thorilda-viktoria-lindahl.html">LINDAHL, Miss Agda Thorilda Viktoria</text:a></text:p>
          </table:table-cell>
          <table:table-cell office:value-type="float" office:value="25">
            <text:p>25</text:p>
          </table:table-cell>
          <table:table-cell office:value-type="string">
            <text:p>3rd Class</text:p>
          </table:table-cell>
          <table:table-cell office:value-type="float" office:value="347071">
            <text:p>347071</text:p>
          </table:table-cell>
          <table:table-cell office:value-type="string">
            <text:p>£7 15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augusta-charlotta-lindblom.html">LINDBLOM, Miss Augusta Charlotta</text:a></text:p>
          </table:table-cell>
          <table:table-cell office:value-type="float" office:value="45">
            <text:p>45</text:p>
          </table:table-cell>
          <table:table-cell office:value-type="string">
            <text:p>3rd Class</text:p>
          </table:table-cell>
          <table:table-cell office:value-type="float" office:value="347073">
            <text:p>347073</text:p>
          </table:table-cell>
          <table:table-cell office:value-type="string">
            <text:p>£7 15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edvard-bengtsson-lindell.html">LINDELL, Mr Edvard Bengtsson</text:a></text:p>
          </table:table-cell>
          <table:table-cell office:value-type="float" office:value="36">
            <text:p>36</text:p>
          </table:table-cell>
          <table:table-cell office:value-type="string">
            <text:p>3rd Class</text:p>
          </table:table-cell>
          <table:table-cell office:value-type="float" office:value="349910">
            <text:p>349910</text:p>
          </table:table-cell>
          <table:table-cell office:value-type="string">
            <text:p>£15 1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style-name="ce2" office:value-type="string">
            <text:p><text:a xlink:href="http://www.encyclopedia-titanica.org/boat/A/">A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elin-gerda-lindell.html">LINDELL, Mrs Elin Gerda</text:a></text:p>
          </table:table-cell>
          <table:table-cell office:value-type="float" office:value="30">
            <text:p>30</text:p>
          </table:table-cell>
          <table:table-cell office:value-type="string">
            <text:p>3rd Class</text:p>
          </table:table-cell>
          <table:table-cell office:value-type="float" office:value="349910">
            <text:p>349910</text:p>
          </table:table-cell>
          <table:table-cell office:value-type="string">
            <text:p>£15 1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A/">A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eino-william-lindqvist.html">LINDQVIST, Mr Eino William</text:a></text:p>
          </table:table-cell>
          <table:table-cell office:value-type="float" office:value="20">
            <text:p>20</text:p>
          </table:table-cell>
          <table:table-cell office:value-type="string">
            <text:p>3rd Class</text:p>
          </table:table-cell>
          <table:table-cell office:value-type="float" office:value="3101285">
            <text:p>3101285</text:p>
          </table:table-cell>
          <table:table-cell office:value-type="string">
            <text:p>£7 18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15/">15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michael-linehan.html">LINEHAN, Mr Michael</text:a></text:p>
          </table:table-cell>
          <table:table-cell office:value-type="float" office:value="21">
            <text:p>21</text:p>
          </table:table-cell>
          <table:table-cell office:value-type="string">
            <text:p>3rd Class</text:p>
          </table:table-cell>
          <table:table-cell office:value-type="float" office:value="330971">
            <text:p>330971</text:p>
          </table:table-cell>
          <table:table-cell office:value-type="string">
            <text:p>£7 17s 7d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office:value-type="string">
            <text:p><text:a xlink:href="http://www.encyclopedia-titanica.org/titanic-jobs/farm-labourer.html">Farm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lee-ling.html">LING, Mr Lee</text:a></text:p>
          </table:table-cell>
          <table:table-cell office:value-type="float" office:value="28">
            <text:p>28</text:p>
          </table:table-cell>
          <table:table-cell office:value-type="string">
            <text:p>3rd Class</text:p>
          </table:table-cell>
          <table:table-cell office:value-type="float" office:value="1601">
            <text:p>1601</text:p>
          </table:table-cell>
          <table:table-cell office:value-type="string">
            <text:p>£56 9s 1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eaman.html">Seaman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wenzel-linhart.html">LINHART, Mr Wenzel</text:a></text:p>
          </table:table-cell>
          <table:table-cell office:value-type="float" office:value="27">
            <text:p>27</text:p>
          </table:table-cell>
          <table:table-cell office:value-type="string">
            <text:p>3rd Class</text:p>
          </table:table-cell>
          <table:table-cell office:value-type="float" office:value="345775">
            <text:p>345775</text:p>
          </table:table-cell>
          <table:table-cell office:value-type="string">
            <text:p>£9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baker.html">Baker</text:a></text:p>
          </table:table-cell>
          <table:table-cell/>
          <table:table-cell table:style-name="ce2" office:value-type="string">
            <text:p><text:a xlink:href="http://www.encyclopedia-titanica.org/titanic-victims/298/">298</text:a></text:p>
          </table:table-cell>
        </table:table-row>
        <table:table-row table:style-name="ro1">
          <table:table-cell office:value-type="string">
            <text:p><text:a xlink:href="http://www.encyclopedia-titanica.org/titanic-victim/david-abraham-harmer-livshin.html">LIVSHIN, Mr David (Abraham Harmer)</text:a></text:p>
          </table:table-cell>
          <table:table-cell office:value-type="float" office:value="25">
            <text:p>25</text:p>
          </table:table-cell>
          <table:table-cell office:value-type="string">
            <text:p>3rd Class</text:p>
          </table:table-cell>
          <table:table-cell office:value-type="float" office:value="374887">
            <text:p>374887</text:p>
          </table:table-cell>
          <table:table-cell office:value-type="string">
            <text:p>£7 5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jeweller.html">Jeweller</text:a></text:p>
          </table:table-cell>
          <table:table-cell table:style-name="ce2" office:value-type="string">
            <text:p><text:a xlink:href="http://www.encyclopedia-titanica.org/boat/B/">B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william-arthur-lobb.html">LOBB, Mr William Arthur</text:a></text:p>
          </table:table-cell>
          <table:table-cell office:value-type="float" office:value="30">
            <text:p>30</text:p>
          </table:table-cell>
          <table:table-cell office:value-type="string">
            <text:p>3rd Class</text:p>
          </table:table-cell>
          <table:table-cell office:value-type="float" office:value="3336">
            <text:p>3336</text:p>
          </table:table-cell>
          <table:table-cell office:value-type="string">
            <text:p>£16 2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engineer.html">Engine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cordelia-lobb.html">LOBB, Mrs Cordelia K.</text:a></text:p>
          </table:table-cell>
          <table:table-cell office:value-type="float" office:value="26">
            <text:p>26</text:p>
          </table:table-cell>
          <table:table-cell office:value-type="string">
            <text:p>3rd Class</text:p>
          </table:table-cell>
          <table:table-cell office:value-type="float" office:value="3336">
            <text:p>3336</text:p>
          </table:table-cell>
          <table:table-cell office:value-type="string">
            <text:p>£16 2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/>
          <table:table-cell table:style-name="ce2" office:value-type="string">
            <text:p><text:a xlink:href="http://www.encyclopedia-titanica.org/titanic-victims/55/">55</text:a></text:p>
          </table:table-cell>
        </table:table-row>
        <table:table-row table:style-name="ro1">
          <table:table-cell office:value-type="string">
            <text:p><text:a xlink:href="http://www.encyclopedia-titanica.org/titanic-victim/edward-thomas-lockyer.html">LOCKYER, Mr Edward Thomas</text:a></text:p>
          </table:table-cell>
          <table:table-cell office:value-type="float" office:value="21">
            <text:p>21</text:p>
          </table:table-cell>
          <table:table-cell office:value-type="string">
            <text:p>3rd Class</text:p>
          </table:table-cell>
          <table:table-cell office:value-type="float" office:value="1222">
            <text:p>1222</text:p>
          </table:table-cell>
          <table:table-cell office:value-type="string">
            <text:p>£7 17s 7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rocers-assistant.html">Grocers Assistant</text:a></text:p>
          </table:table-cell>
          <table:table-cell/>
          <table:table-cell table:style-name="ce2" office:value-type="string">
            <text:p><text:a xlink:href="http://www.encyclopedia-titanica.org/titanic-victims/153/">153</text:a></text:p>
          </table:table-cell>
        </table:table-row>
        <table:table-row table:style-name="ro1">
          <table:table-cell office:value-type="string">
            <text:p><text:a xlink:href="http://www.encyclopedia-titanica.org/titanic-victim/john-hall-henry-lovell.html">LOVELL, Mr John Hall ("Henry")</text:a></text:p>
          </table:table-cell>
          <table:table-cell office:value-type="float" office:value="20">
            <text:p>20</text:p>
          </table:table-cell>
          <table:table-cell office:value-type="string">
            <text:p>3rd Class</text:p>
          </table:table-cell>
          <table:table-cell office:value-type="float" office:value="21173">
            <text:p>21173</text:p>
          </table:table-cell>
          <table:table-cell office:value-type="string">
            <text:p>£7 5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armer.html">Far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nikola-lulic.html">LULIC, Mr Nikola</text:a></text:p>
          </table:table-cell>
          <table:table-cell office:value-type="float" office:value="29">
            <text:p>29</text:p>
          </table:table-cell>
          <table:table-cell office:value-type="string">
            <text:p>3rd Class</text:p>
          </table:table-cell>
          <table:table-cell office:value-type="float" office:value="315098">
            <text:p>315098</text:p>
          </table:table-cell>
          <table:table-cell office:value-type="string">
            <text:p>£8 13s 3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15/">15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johan-svensson-lundahl.html">LUNDAHL, Mr Johan Svensson</text:a></text:p>
          </table:table-cell>
          <table:table-cell office:value-type="float" office:value="51">
            <text:p>51</text:p>
          </table:table-cell>
          <table:table-cell office:value-type="string">
            <text:p>3rd Class</text:p>
          </table:table-cell>
          <table:table-cell office:value-type="float" office:value="347743">
            <text:p>347743</text:p>
          </table:table-cell>
          <table:table-cell office:value-type="string">
            <text:p>£7 1s 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thure-edvin-lundstrom.html">LUNDSTRöM, Mr Thure Edvin</text:a></text:p>
          </table:table-cell>
          <table:table-cell office:value-type="float" office:value="32">
            <text:p>32</text:p>
          </table:table-cell>
          <table:table-cell office:value-type="string">
            <text:p>3rd Class</text:p>
          </table:table-cell>
          <table:table-cell office:value-type="float" office:value="350403">
            <text:p>350403</text:p>
          </table:table-cell>
          <table:table-cell office:value-type="string">
            <text:p>£7 11s 7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15/">15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panagiotis-lymperopoulus.html">LYMPEROPOULUS, Mr Panagiotis K.</text:a></text:p>
          </table:table-cell>
          <table:table-cell office:value-type="float" office:value="30">
            <text:p>30</text:p>
          </table:table-cell>
          <table:table-cell office:value-type="string">
            <text:p>3rd Class</text:p>
          </table:table-cell>
          <table:table-cell office:value-type="float" office:value="2683">
            <text:p>2683</text:p>
          </table:table-cell>
          <table:table-cell office:value-type="string">
            <text:p>£6 8s 9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/>
          <table:table-cell table:style-name="ce2" office:value-type="string">
            <text:p><text:a xlink:href="http://www.encyclopedia-titanica.org/titanic-victims/196/">196</text:a></text:p>
          </table:table-cell>
        </table:table-row>
        <table:table-row table:style-name="ro1">
          <table:table-cell office:value-type="string">
            <text:p><text:a xlink:href="http://www.encyclopedia-titanica.org/titanic-victim/stanko-lyntakoff.html">LYNTAKOFF, Mr Stanko</text:a></text:p>
          </table:table-cell>
          <table:table-cell office:value-type="float" office:value="44">
            <text:p>44</text:p>
          </table:table-cell>
          <table:table-cell office:value-type="string">
            <text:p>3rd Class</text:p>
          </table:table-cell>
          <table:table-cell office:value-type="float" office:value="349235">
            <text:p>349235</text:p>
          </table:table-cell>
          <table:table-cell office:value-type="string">
            <text:p>£7 17s 1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george-william-mackay.html">MACKAY, Mr George William</text:a></text:p>
          </table:table-cell>
          <table:table-cell office:value-type="float" office:value="20">
            <text:p>20</text:p>
          </table:table-cell>
          <table:table-cell office:value-type="string">
            <text:p>3rd Class</text:p>
          </table:table-cell>
          <table:table-cell office:value-type="float" office:value="42795">
            <text:p>42795</text:p>
          </table:table-cell>
          <table:table-cell office:value-type="string">
            <text:p>£7 1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butler.html">Butl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margaret-maggie-madigan.html">MADIGAN, Miss Margaret "Maggie"</text:a></text:p>
          </table:table-cell>
          <table:table-cell office:value-type="float" office:value="21">
            <text:p>21</text:p>
          </table:table-cell>
          <table:table-cell office:value-type="string">
            <text:p>3rd Class</text:p>
          </table:table-cell>
          <table:table-cell office:value-type="float" office:value="370370">
            <text:p>370370</text:p>
          </table:table-cell>
          <table:table-cell office:value-type="string">
            <text:p>£7 15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table:style-name="ce3"/>
          <table:table-cell table:style-name="ce2" office:value-type="string">
            <text:p><text:a xlink:href="http://www.encyclopedia-titanica.org/boat/15/">15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fridtjof-arne-madsen.html">MADSEN, Mr Fridtjof Arne</text:a></text:p>
          </table:table-cell>
          <table:table-cell office:value-type="float" office:value="24">
            <text:p>24</text:p>
          </table:table-cell>
          <table:table-cell office:value-type="string">
            <text:p>3rd Class</text:p>
          </table:table-cell>
          <table:table-cell office:value-type="float" office:value="17369">
            <text:p>17369</text:p>
          </table:table-cell>
          <table:table-cell office:value-type="string">
            <text:p>£7 2s 10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13/">13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matti-alexanteri-maenpaa.html">MäENPää, Mr Matti Alexanteri</text:a></text:p>
          </table:table-cell>
          <table:table-cell office:value-type="float" office:value="22">
            <text:p>22</text:p>
          </table:table-cell>
          <table:table-cell office:value-type="string">
            <text:p>3rd Class</text:p>
          </table:table-cell>
          <table:table-cell office:value-type="float" office:value="3101275">
            <text:p>3101275</text:p>
          </table:table-cell>
          <table:table-cell office:value-type="string">
            <text:p>£7 2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bridget-delia-mahon.html">MAHON, Miss Bridget Delia</text:a></text:p>
          </table:table-cell>
          <table:table-cell office:value-type="float" office:value="20">
            <text:p>20</text:p>
          </table:table-cell>
          <table:table-cell office:value-type="string">
            <text:p>3rd Class</text:p>
          </table:table-cell>
          <table:table-cell office:value-type="float" office:value="330924">
            <text:p>330924</text:p>
          </table:table-cell>
          <table:table-cell office:value-type="string">
            <text:p>£7 17s 7d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simon-maisner.html">MAISNER, Mr Simon</text:a></text:p>
          </table:table-cell>
          <table:table-cell office:value-type="float" office:value="34">
            <text:p>34</text:p>
          </table:table-cell>
          <table:table-cell office:value-type="string">
            <text:p>3rd Class</text:p>
          </table:table-cell>
          <table:table-cell office:value-type="float" office:value="2816">
            <text:p>2816</text:p>
          </table:table-cell>
          <table:table-cell office:value-type="string">
            <text:p>£8 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ailor.html">Tailo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kalle-edvard-makinen.html">MäKINEN, Mr Kalle Edvard</text:a></text:p>
          </table:table-cell>
          <table:table-cell office:value-type="float" office:value="29">
            <text:p>29</text:p>
          </table:table-cell>
          <table:table-cell office:value-type="string">
            <text:p>3rd Class</text:p>
          </table:table-cell>
          <table:table-cell office:value-type="float" office:value="3101268">
            <text:p>3101268</text:p>
          </table:table-cell>
          <table:table-cell office:value-type="string">
            <text:p>£7 18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hanna-mamee.html">MAMEE, Mr Hanna</text:a></text:p>
          </table:table-cell>
          <table:table-cell office:value-type="float" office:value="20">
            <text:p>20</text:p>
          </table:table-cell>
          <table:table-cell office:value-type="string">
            <text:p>3rd Class</text:p>
          </table:table-cell>
          <table:table-cell office:value-type="float" office:value="2677">
            <text:p>2677</text:p>
          </table:table-cell>
          <table:table-cell office:value-type="string">
            <text:p>£7 4s 7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15/">15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mary-mangan.html">MANGAN, Miss Mary</text:a></text:p>
          </table:table-cell>
          <table:table-cell office:value-type="float" office:value="32">
            <text:p>32</text:p>
          </table:table-cell>
          <table:table-cell office:value-type="string">
            <text:p>3rd Class</text:p>
          </table:table-cell>
          <table:table-cell office:value-type="float" office:value="364850">
            <text:p>364850</text:p>
          </table:table-cell>
          <table:table-cell office:value-type="string">
            <text:p>£7 15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table:style-name="ce3"/>
          <table:table-cell/>
          <table:table-cell table:style-name="ce2" office:value-type="string">
            <text:p><text:a xlink:href="http://www.encyclopedia-titanica.org/titanic-victims/61/">61</text:a></text:p>
          </table:table-cell>
        </table:table-row>
        <table:table-row table:style-name="ro1">
          <table:table-cell office:value-type="string">
            <text:p><text:a xlink:href="http://www.encyclopedia-titanica.org/titanic-survivor/margaret-mannion.html">MANNION, Miss Margaret</text:a></text:p>
          </table:table-cell>
          <table:table-cell office:value-type="float" office:value="28">
            <text:p>28</text:p>
          </table:table-cell>
          <table:table-cell office:value-type="string">
            <text:p>3rd Class</text:p>
          </table:table-cell>
          <table:table-cell office:value-type="float" office:value="36866">
            <text:p>36866</text:p>
          </table:table-cell>
          <table:table-cell office:value-type="string">
            <text:p>£7 14s 9d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table:style-name="ce3"/>
          <table:table-cell table:style-name="ce2" office:value-type="string">
            <text:p><text:a xlink:href="http://www.encyclopedia-titanica.org/boat/16/">16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sarkis-mardirosian.html">MARDIROSIAN, Mr Sarkis</text:a></text:p>
          </table:table-cell>
          <table:table-cell office:value-type="float" office:value="25">
            <text:p>25</text:p>
          </table:table-cell>
          <table:table-cell office:value-type="string">
            <text:p>3rd Class</text:p>
          </table:table-cell>
          <table:table-cell office:value-type="float" office:value="2655">
            <text:p>2655</text:p>
          </table:table-cell>
          <table:table-cell office:value-type="string">
            <text:p>£7 4s 7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office:value-type="string">
            <text:p><text:a xlink:href="http://www.encyclopedia-titanica.org/titanic-jobs/farm-labourer.html">Farm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dmitri-marinko.html">MARINKO, Mr Dmitri</text:a></text:p>
          </table:table-cell>
          <table:table-cell office:value-type="float" office:value="23">
            <text:p>23</text:p>
          </table:table-cell>
          <table:table-cell office:value-type="string">
            <text:p>3rd Class</text:p>
          </table:table-cell>
          <table:table-cell office:value-type="float" office:value="349238">
            <text:p>349238</text:p>
          </table:table-cell>
          <table:table-cell office:value-type="string">
            <text:p>£7 17s 1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marin-markoff.html">MARKOFF, Mr Marin</text:a></text:p>
          </table:table-cell>
          <table:table-cell office:value-type="float" office:value="35">
            <text:p>35</text:p>
          </table:table-cell>
          <table:table-cell office:value-type="string">
            <text:p>3rd Class</text:p>
          </table:table-cell>
          <table:table-cell office:value-type="float" office:value="349213">
            <text:p>349213</text:p>
          </table:table-cell>
          <table:table-cell office:value-type="string">
            <text:p>£7 17s 1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ohann-markun.html">MARKUN, Mr Johann</text:a></text:p>
          </table:table-cell>
          <table:table-cell office:value-type="float" office:value="33">
            <text:p>33</text:p>
          </table:table-cell>
          <table:table-cell office:value-type="string">
            <text:p>3rd Class</text:p>
          </table:table-cell>
          <table:table-cell office:value-type="float" office:value="349257">
            <text:p>349257</text:p>
          </table:table-cell>
          <table:table-cell office:value-type="string">
            <text:p>£7 17s 11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nicola-matinoff.html">MATINOFF, Mr Nicola</text:a></text:p>
          </table:table-cell>
          <table:table-cell office:value-type="float" office:value="30">
            <text:p>30</text:p>
          </table:table-cell>
          <table:table-cell office:value-type="string">
            <text:p>3rd Class</text:p>
          </table:table-cell>
          <table:table-cell office:value-type="float" office:value="349255">
            <text:p>349255</text:p>
          </table:table-cell>
          <table:table-cell office:value-type="string">
            <text:p>£7 17s 11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catherine-katie-mccarthy.html">MCCARTHY, Miss Catherine "Katie"</text:a></text:p>
          </table:table-cell>
          <table:table-cell office:value-type="float" office:value="24">
            <text:p>24</text:p>
          </table:table-cell>
          <table:table-cell office:value-type="string">
            <text:p>3rd Class</text:p>
          </table:table-cell>
          <table:table-cell office:value-type="float" office:value="383123">
            <text:p>383123</text:p>
          </table:table-cell>
          <table:table-cell office:value-type="string">
            <text:p>£7 15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table:style-name="ce3"/>
          <table:table-cell table:style-name="ce2" office:value-type="string">
            <text:p><text:a xlink:href="http://www.encyclopedia-titanica.org/boat/15/">15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thomas-joseph-mccormack.html">MCCORMACK, Mr Thomas Joseph</text:a></text:p>
          </table:table-cell>
          <table:table-cell office:value-type="float" office:value="19">
            <text:p>19</text:p>
          </table:table-cell>
          <table:table-cell office:value-type="string">
            <text:p>3rd Class</text:p>
          </table:table-cell>
          <table:table-cell office:value-type="float" office:value="367228">
            <text:p>367228</text:p>
          </table:table-cell>
          <table:table-cell office:value-type="string">
            <text:p>£7 15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office:value-type="string">
            <text:p><text:a xlink:href="http://www.encyclopedia-titanica.org/titanic-jobs/barman.html">Barman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agnes-mccoy.html">MCCOY, Miss Agnes</text:a></text:p>
          </table:table-cell>
          <table:table-cell office:value-type="float" office:value="29">
            <text:p>29</text:p>
          </table:table-cell>
          <table:table-cell office:value-type="string">
            <text:p>3rd Class</text:p>
          </table:table-cell>
          <table:table-cell office:value-type="float" office:value="367226">
            <text:p>367226</text:p>
          </table:table-cell>
          <table:table-cell office:value-type="string">
            <text:p>£23 5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table:style-name="ce3"/>
          <table:table-cell table:style-name="ce2" office:value-type="string">
            <text:p><text:a xlink:href="http://www.encyclopedia-titanica.org/boat/16/">16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alicia-mccoy.html">MCCOY, Miss Alicia</text:a></text:p>
          </table:table-cell>
          <table:table-cell office:value-type="float" office:value="26">
            <text:p>26</text:p>
          </table:table-cell>
          <table:table-cell office:value-type="string">
            <text:p>3rd Class</text:p>
          </table:table-cell>
          <table:table-cell office:value-type="float" office:value="367226">
            <text:p>367226</text:p>
          </table:table-cell>
          <table:table-cell office:value-type="string">
            <text:p>£23 5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table:style-name="ce3"/>
          <table:table-cell table:style-name="ce2" office:value-type="string">
            <text:p><text:a xlink:href="http://www.encyclopedia-titanica.org/boat/16/">16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bernard-mccoy.html">MCCOY, Mr Bernard</text:a></text:p>
          </table:table-cell>
          <table:table-cell office:value-type="float" office:value="24">
            <text:p>24</text:p>
          </table:table-cell>
          <table:table-cell office:value-type="string">
            <text:p>3rd Class</text:p>
          </table:table-cell>
          <table:table-cell office:value-type="float" office:value="367226">
            <text:p>367226</text:p>
          </table:table-cell>
          <table:table-cell office:value-type="string">
            <text:p>£23 5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style-name="ce2" office:value-type="string">
            <text:p><text:a xlink:href="http://www.encyclopedia-titanica.org/boat/16/">16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bridget-delia-mcdermott.html">MCDERMOTT, Miss Bridget Delia</text:a></text:p>
          </table:table-cell>
          <table:table-cell office:value-type="float" office:value="31">
            <text:p>31</text:p>
          </table:table-cell>
          <table:table-cell office:value-type="string">
            <text:p>3rd Class</text:p>
          </table:table-cell>
          <table:table-cell office:value-type="float" office:value="330932">
            <text:p>330932</text:p>
          </table:table-cell>
          <table:table-cell office:value-type="string">
            <text:p>£7 15s 8d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table:style-name="ce3"/>
          <table:table-cell table:style-name="ce2" office:value-type="string">
            <text:p><text:a xlink:href="http://www.encyclopedia-titanica.org/boat/13/">13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michael-mcevoy.html">MCEVOY, Mr Michael</text:a></text:p>
          </table:table-cell>
          <table:table-cell office:value-type="float" office:value="19">
            <text:p>19</text:p>
          </table:table-cell>
          <table:table-cell office:value-type="string">
            <text:p>3rd Class</text:p>
          </table:table-cell>
          <table:table-cell office:value-type="float" office:value="36568">
            <text:p>36568</text:p>
          </table:table-cell>
          <table:table-cell office:value-type="string">
            <text:p>£15 10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office:value-type="string">
            <text:p><text:a xlink:href="http://www.encyclopedia-titanica.org/titanic-jobs/farm-labourer.html">Farm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mary-mcgovern.html">MCGOVERN, Ms Mary</text:a></text:p>
          </table:table-cell>
          <table:table-cell office:value-type="float" office:value="22">
            <text:p>22</text:p>
          </table:table-cell>
          <table:table-cell office:value-type="string">
            <text:p>3rd Class</text:p>
          </table:table-cell>
          <table:table-cell office:value-type="float" office:value="330931">
            <text:p>330931</text:p>
          </table:table-cell>
          <table:table-cell office:value-type="string">
            <text:p>£7 17s 7d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table:style-name="ce3"/>
          <table:table-cell table:style-name="ce2" office:value-type="string">
            <text:p><text:a xlink:href="http://www.encyclopedia-titanica.org/boat/13/">13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katherine-mcgowan.html">MCGOWAN, Miss Katherine</text:a></text:p>
          </table:table-cell>
          <table:table-cell office:value-type="float" office:value="42">
            <text:p>42</text:p>
          </table:table-cell>
          <table:table-cell office:value-type="string">
            <text:p>3rd Class</text:p>
          </table:table-cell>
          <table:table-cell office:value-type="float" office:value="9232">
            <text:p>9232</text:p>
          </table:table-cell>
          <table:table-cell office:value-type="string">
            <text:p>£7 15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anna-annie-mcgowan.html">MCGOWAN, Miss Anna "Annie"</text:a></text:p>
          </table:table-cell>
          <table:table-cell office:value-type="float" office:value="17">
            <text:p>17</text:p>
          </table:table-cell>
          <table:table-cell office:value-type="string">
            <text:p>3rd Class</text:p>
          </table:table-cell>
          <table:table-cell office:value-type="float" office:value="330923">
            <text:p>330923</text:p>
          </table:table-cell>
          <table:table-cell office:value-type="string">
            <text:p>£8 7d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martin-mcmahon.html">MCMAHON, Mr Martin</text:a></text:p>
          </table:table-cell>
          <table:table-cell office:value-type="float" office:value="20">
            <text:p>20</text:p>
          </table:table-cell>
          <table:table-cell office:value-type="string">
            <text:p>3rd Class</text:p>
          </table:table-cell>
          <table:table-cell office:value-type="float" office:value="370372">
            <text:p>370372</text:p>
          </table:table-cell>
          <table:table-cell office:value-type="string">
            <text:p>£7 15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office:value-type="string">
            <text:p><text:a xlink:href="http://www.encyclopedia-titanica.org/titanic-jobs/farm-labourer.html">Farm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neal-mcnamee.html">MCNAMEE, Mr Neal</text:a></text:p>
          </table:table-cell>
          <table:table-cell office:value-type="float" office:value="27">
            <text:p>27</text:p>
          </table:table-cell>
          <table:table-cell office:value-type="string">
            <text:p>3rd Class</text:p>
          </table:table-cell>
          <table:table-cell office:value-type="float" office:value="376566">
            <text:p>376566</text:p>
          </table:table-cell>
          <table:table-cell office:value-type="string">
            <text:p>£16 2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provision-manager.html">Provision Manag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eileen-mcnamee.html">MCNAMEE, Mrs Eileen</text:a></text:p>
          </table:table-cell>
          <table:table-cell office:value-type="float" office:value="19">
            <text:p>19</text:p>
          </table:table-cell>
          <table:table-cell office:value-type="string">
            <text:p>3rd Class</text:p>
          </table:table-cell>
          <table:table-cell office:value-type="float" office:value="376566">
            <text:p>376566</text:p>
          </table:table-cell>
          <table:table-cell office:value-type="string">
            <text:p>£16 2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/>
          <table:table-cell table:style-name="ce2" office:value-type="string">
            <text:p><text:a xlink:href="http://www.encyclopedia-titanica.org/titanic-victims/53/">53</text:a></text:p>
          </table:table-cell>
        </table:table-row>
        <table:table-row table:style-name="ro1">
          <table:table-cell office:value-type="string">
            <text:p><text:a xlink:href="http://www.encyclopedia-titanica.org/titanic-victim/bridget-mcneill.html">MCNEILL, Miss Bridget</text:a></text:p>
          </table:table-cell>
          <table:table-cell office:value-type="float" office:value="27">
            <text:p>27</text:p>
          </table:table-cell>
          <table:table-cell office:value-type="string">
            <text:p>3rd Class</text:p>
          </table:table-cell>
          <table:table-cell office:value-type="float" office:value="370368">
            <text:p>370368</text:p>
          </table:table-cell>
          <table:table-cell office:value-type="string">
            <text:p>£7 15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marian-meanwell.html">MEANWELL, Mrs Marian</text:a></text:p>
          </table:table-cell>
          <table:table-cell office:value-type="float" office:value="63">
            <text:p>63</text:p>
          </table:table-cell>
          <table:table-cell office:value-type="string">
            <text:p>3rd Class</text:p>
          </table:table-cell>
          <table:table-cell office:value-type="float" office:value="392087">
            <text:p>392087</text:p>
          </table:table-cell>
          <table:table-cell office:value-type="string">
            <text:p>£8 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milliner.html">Millin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ohn-meehon.html">MEEHON, Mr John</text:a></text:p>
          </table:table-cell>
          <table:table-cell office:value-type="float" office:value="22">
            <text:p>22</text:p>
          </table:table-cell>
          <table:table-cell office:value-type="string">
            <text:p>3rd Class</text:p>
          </table:table-cell>
          <table:table-cell office:value-type="float" office:value="3130">
            <text:p>3130</text:p>
          </table:table-cell>
          <table:table-cell office:value-type="string">
            <text:p>£7 15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annie-louise-rowley-meek.html">MEEK, Mrs Annie Louise Rowley</text:a></text:p>
          </table:table-cell>
          <table:table-cell office:value-type="float" office:value="31">
            <text:p>31</text:p>
          </table:table-cell>
          <table:table-cell office:value-type="string">
            <text:p>3rd Class</text:p>
          </table:table-cell>
          <table:table-cell office:value-type="float" office:value="343095">
            <text:p>343095</text:p>
          </table:table-cell>
          <table:table-cell office:value-type="string">
            <text:p>£8 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alfonzo-meo-martino.html">MEO (MARTINO), Mr Alfonzo</text:a></text:p>
          </table:table-cell>
          <table:table-cell office:value-type="float" office:value="48">
            <text:p>48</text:p>
          </table:table-cell>
          <table:table-cell office:value-type="string">
            <text:p>3rd Class</text:p>
          </table:table-cell>
          <table:table-cell office:value-type="float" office:value="11206">
            <text:p>11206</text:p>
          </table:table-cell>
          <table:table-cell office:value-type="string">
            <text:p>£8 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musician.html">Musician</text:a></text:p>
          </table:table-cell>
          <table:table-cell/>
          <table:table-cell table:style-name="ce2" office:value-type="string">
            <text:p><text:a xlink:href="http://www.encyclopedia-titanica.org/titanic-victims/201/">201</text:a></text:p>
          </table:table-cell>
        </table:table-row>
        <table:table-row table:style-name="ro1">
          <table:table-cell office:value-type="string">
            <text:p><text:a xlink:href="http://www.encyclopedia-titanica.org/titanic-victim/robert-mernagh.html">MERNAGH, Mr Robert</text:a></text:p>
          </table:table-cell>
          <table:table-cell office:value-type="float" office:value="28">
            <text:p>28</text:p>
          </table:table-cell>
          <table:table-cell office:value-type="string">
            <text:p>3rd Class</text:p>
          </table:table-cell>
          <table:table-cell office:value-type="float" office:value="368703">
            <text:p>368703</text:p>
          </table:table-cell>
          <table:table-cell office:value-type="string">
            <text:p>£7 15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office:value-type="string">
            <text:p><text:a xlink:href="http://www.encyclopedia-titanica.org/titanic-jobs/farm-labourer.html">Farm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karl-albert-midtsjo.html">MIDTSJø, Mr Karl Albert</text:a></text:p>
          </table:table-cell>
          <table:table-cell office:value-type="float" office:value="21">
            <text:p>21</text:p>
          </table:table-cell>
          <table:table-cell office:value-type="string">
            <text:p>3rd Class</text:p>
          </table:table-cell>
          <table:table-cell office:value-type="float" office:value="345501">
            <text:p>345501</text:p>
          </table:table-cell>
          <table:table-cell office:value-type="string">
            <text:p>£7 15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armer.html">Farmer</text:a></text:p>
          </table:table-cell>
          <table:table-cell table:style-name="ce2" office:value-type="string">
            <text:p><text:a xlink:href="http://www.encyclopedia-titanica.org/boat/15/">15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stoytcho-mihoff.html">MIHOFF, Mr Stoytcho</text:a></text:p>
          </table:table-cell>
          <table:table-cell office:value-type="float" office:value="28">
            <text:p>28</text:p>
          </table:table-cell>
          <table:table-cell office:value-type="string">
            <text:p>3rd Class</text:p>
          </table:table-cell>
          <table:table-cell office:value-type="float" office:value="349207">
            <text:p>349207</text:p>
          </table:table-cell>
          <table:table-cell office:value-type="string">
            <text:p>£7 17s 1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frank-miles.html">MILES, Mr Frank</text:a></text:p>
          </table:table-cell>
          <table:table-cell office:value-type="float" office:value="23">
            <text:p>23</text:p>
          </table:table-cell>
          <table:table-cell office:value-type="string">
            <text:p>3rd Class</text:p>
          </table:table-cell>
          <table:table-cell office:value-type="float" office:value="359306">
            <text:p>359306</text:p>
          </table:table-cell>
          <table:table-cell office:value-type="string">
            <text:p>£8 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engineer.html">Engine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ivan-mineff.html">MINEFF, Mr Ivan</text:a></text:p>
          </table:table-cell>
          <table:table-cell office:value-type="float" office:value="24">
            <text:p>24</text:p>
          </table:table-cell>
          <table:table-cell office:value-type="string">
            <text:p>3rd Class</text:p>
          </table:table-cell>
          <table:table-cell office:value-type="float" office:value="349233">
            <text:p>349233</text:p>
          </table:table-cell>
          <table:table-cell office:value-type="string">
            <text:p>£7 17s 1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lazar-minkoff.html">MINKOFF, Mr Lazar</text:a></text:p>
          </table:table-cell>
          <table:table-cell office:value-type="float" office:value="21">
            <text:p>21</text:p>
          </table:table-cell>
          <table:table-cell office:value-type="string">
            <text:p>3rd Class</text:p>
          </table:table-cell>
          <table:table-cell office:value-type="float" office:value="349211">
            <text:p>349211</text:p>
          </table:table-cell>
          <table:table-cell office:value-type="string">
            <text:p>£7 17s 1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mito-mitkoff.html">MITKOFF, Mr Mito</text:a></text:p>
          </table:table-cell>
          <table:table-cell office:value-type="float" office:value="23">
            <text:p>23</text:p>
          </table:table-cell>
          <table:table-cell office:value-type="string">
            <text:p>3rd Class</text:p>
          </table:table-cell>
          <table:table-cell office:value-type="float" office:value="349221">
            <text:p>349221</text:p>
          </table:table-cell>
          <table:table-cell office:value-type="string">
            <text:p>£7 17s 1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ellen-mary-mockler.html">MOCKLER, Miss Ellen Mary</text:a></text:p>
          </table:table-cell>
          <table:table-cell office:value-type="float" office:value="23">
            <text:p>23</text:p>
          </table:table-cell>
          <table:table-cell office:value-type="string">
            <text:p>3rd Class</text:p>
          </table:table-cell>
          <table:table-cell office:value-type="float" office:value="330980">
            <text:p>330980</text:p>
          </table:table-cell>
          <table:table-cell office:value-type="string">
            <text:p>£7 17s 7d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table:style-name="ce3"/>
          <table:table-cell table:style-name="ce2" office:value-type="string">
            <text:p><text:a xlink:href="http://www.encyclopedia-titanica.org/boat/16/">16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sigurd-hansen-moen.html">MOEN, Mr Sigurd Hansen</text:a></text:p>
          </table:table-cell>
          <table:table-cell office:value-type="float" office:value="27">
            <text:p>27</text:p>
          </table:table-cell>
          <table:table-cell office:value-type="string">
            <text:p>3rd Class</text:p>
          </table:table-cell>
          <table:table-cell office:value-type="float" office:value="348123">
            <text:p>348123</text:p>
          </table:table-cell>
          <table:table-cell office:value-type="string">
            <text:p>£7 13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carpenter-joiner.html">Carpenter / Joiner</text:a></text:p>
          </table:table-cell>
          <table:table-cell/>
          <table:table-cell table:style-name="ce2" office:value-type="string">
            <text:p><text:a xlink:href="http://www.encyclopedia-titanica.org/titanic-victims/309/">309</text:a></text:p>
          </table:table-cell>
        </table:table-row>
        <table:table-row table:style-name="ro1">
          <table:table-cell office:value-type="string">
            <text:p><text:a xlink:href="http://www.encyclopedia-titanica.org/titanic-survivor/beila-moor.html">MOOR, Mrs Beila</text:a></text:p>
          </table:table-cell>
          <table:table-cell office:value-type="float" office:value="29">
            <text:p>29</text:p>
          </table:table-cell>
          <table:table-cell office:value-type="string">
            <text:p>3rd Class</text:p>
          </table:table-cell>
          <table:table-cell office:value-type="float" office:value="392096">
            <text:p>392096</text:p>
          </table:table-cell>
          <table:table-cell office:value-type="string">
            <text:p>£12 9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ailor.html">Tailor</text:a></text:p>
          </table:table-cell>
          <table:table-cell table:style-name="ce2" office:value-type="string">
            <text:p><text:a xlink:href="http://www.encyclopedia-titanica.org/boat/14/">14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meier-moor.html">MOOR, Master Meier</text:a></text:p>
          </table:table-cell>
          <table:table-cell office:value-type="float" office:value="7">
            <text:p>7</text:p>
          </table:table-cell>
          <table:table-cell office:value-type="string">
            <text:p>3rd Class</text:p>
          </table:table-cell>
          <table:table-cell office:value-type="float" office:value="392096">
            <text:p>392096</text:p>
          </table:table-cell>
          <table:table-cell office:value-type="string">
            <text:p>£12 9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14/">14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leonard-charles-moore.html">MOORE, Mr Leonard Charles</text:a></text:p>
          </table:table-cell>
          <table:table-cell office:value-type="float" office:value="19">
            <text:p>19</text:p>
          </table:table-cell>
          <table:table-cell office:value-type="string">
            <text:p>3rd Class</text:p>
          </table:table-cell>
          <table:table-cell office:value-type="float" office:value="54510">
            <text:p>54510</text:p>
          </table:table-cell>
          <table:table-cell office:value-type="string">
            <text:p>£8 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bricklayer.html">Bricklay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bertha-bridget-moran.html">MORAN, Miss Bertha Bridget</text:a></text:p>
          </table:table-cell>
          <table:table-cell office:value-type="float" office:value="28">
            <text:p>28</text:p>
          </table:table-cell>
          <table:table-cell office:value-type="string">
            <text:p>3rd Class</text:p>
          </table:table-cell>
          <table:table-cell office:value-type="float" office:value="371110">
            <text:p>371110</text:p>
          </table:table-cell>
          <table:table-cell office:value-type="string">
            <text:p>£24 3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table:style-name="ce3"/>
          <table:table-cell table:style-name="ce2" office:value-type="string">
            <text:p><text:a xlink:href="http://www.encyclopedia-titanica.org/boat/16/">16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daniel-james-moran.html">MORAN, Mr Daniel James</text:a></text:p>
          </table:table-cell>
          <table:table-cell office:value-type="float" office:value="27">
            <text:p>27</text:p>
          </table:table-cell>
          <table:table-cell office:value-type="string">
            <text:p>3rd Class</text:p>
          </table:table-cell>
          <table:table-cell office:value-type="float" office:value="371110">
            <text:p>371110</text:p>
          </table:table-cell>
          <table:table-cell office:value-type="string">
            <text:p>£24 3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william-morley.html">MORLEY, Mr William</text:a></text:p>
          </table:table-cell>
          <table:table-cell office:value-type="float" office:value="34">
            <text:p>34</text:p>
          </table:table-cell>
          <table:table-cell office:value-type="string">
            <text:p>3rd Class</text:p>
          </table:table-cell>
          <table:table-cell office:value-type="float" office:value="364506">
            <text:p>364506</text:p>
          </table:table-cell>
          <table:table-cell office:value-type="string">
            <text:p>£8 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carpenter-joiner.html">Carpenter / Join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thomas-rowan-morrow.html">MORROW, Mr Thomas Rowan</text:a></text:p>
          </table:table-cell>
          <table:table-cell office:value-type="float" office:value="30">
            <text:p>30</text:p>
          </table:table-cell>
          <table:table-cell office:value-type="string">
            <text:p>3rd Class</text:p>
          </table:table-cell>
          <table:table-cell office:value-type="float" office:value="372622">
            <text:p>372622</text:p>
          </table:table-cell>
          <table:table-cell office:value-type="string">
            <text:p>£7 15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albert-johan-moss.html">MOSS, Mr Albert Johan</text:a></text:p>
          </table:table-cell>
          <table:table-cell office:value-type="float" office:value="29">
            <text:p>29</text:p>
          </table:table-cell>
          <table:table-cell office:value-type="string">
            <text:p>3rd Class</text:p>
          </table:table-cell>
          <table:table-cell office:value-type="float" office:value="312991">
            <text:p>312991</text:p>
          </table:table-cell>
          <table:table-cell office:value-type="string">
            <text:p>£7 15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B/">B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omine-moubarek.html">MOUBAREK, Mrs Omine</text:a></text:p>
          </table:table-cell>
          <table:table-cell office:value-type="float" office:value="24">
            <text:p>24</text:p>
          </table:table-cell>
          <table:table-cell office:value-type="string">
            <text:p>3rd Class</text:p>
          </table:table-cell>
          <table:table-cell office:value-type="float" office:value="2661">
            <text:p>2661</text:p>
          </table:table-cell>
          <table:table-cell office:value-type="string">
            <text:p>£15 4s 11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C/">C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gerios-george-moubarek.html">MOUBAREK, Master Gerios ("George _")</text:a></text:p>
          </table:table-cell>
          <table:table-cell office:value-type="float" office:value="7">
            <text:p>7</text:p>
          </table:table-cell>
          <table:table-cell office:value-type="string">
            <text:p>3rd Class</text:p>
          </table:table-cell>
          <table:table-cell office:value-type="float" office:value="2661">
            <text:p>2661</text:p>
          </table:table-cell>
          <table:table-cell office:value-type="string">
            <text:p>£15 4s 11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C/">C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halim-gonios-william-george-moubarek.html">MOUBAREK, Master Halim Gonios ("William George")</text:a></text:p>
          </table:table-cell>
          <table:table-cell office:value-type="float" office:value="4">
            <text:p>4</text:p>
          </table:table-cell>
          <table:table-cell office:value-type="string">
            <text:p>3rd Class</text:p>
          </table:table-cell>
          <table:table-cell office:value-type="float" office:value="2661">
            <text:p>2661</text:p>
          </table:table-cell>
          <table:table-cell office:value-type="string">
            <text:p>£15 4s 11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C/">C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mantoura-boulos-moussa.html">MOUSSA, Mrs Mantoura Boulos</text:a></text:p>
          </table:table-cell>
          <table:table-cell office:value-type="float" office:value="35">
            <text:p>35</text:p>
          </table:table-cell>
          <table:table-cell office:value-type="string">
            <text:p>3rd Class</text:p>
          </table:table-cell>
          <table:table-cell office:value-type="float" office:value="2626">
            <text:p>2626</text:p>
          </table:table-cell>
          <table:table-cell office:value-type="string">
            <text:p>£7 4s 7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office:value-type="string">
            <text:p><text:a xlink:href="http://www.encyclopedia-titanica.org/titanic-jobs/housewife.html">Housewife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fatima-mousselmani.html">MOUSSELMANI, Mrs Fatima</text:a></text:p>
          </table:table-cell>
          <table:table-cell office:value-type="float" office:value="22">
            <text:p>22</text:p>
          </table:table-cell>
          <table:table-cell office:value-type="string">
            <text:p>3rd Class</text:p>
          </table:table-cell>
          <table:table-cell office:value-type="float" office:value="2649">
            <text:p>2649</text:p>
          </table:table-cell>
          <table:table-cell office:value-type="string">
            <text:p>£7 4s 6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C/">C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rahamin-haim-moutal.html">MOUTAL, Mr Rahamin Haim</text:a></text:p>
          </table:table-cell>
          <table:table-cell office:value-type="float" office:value="28">
            <text:p>28</text:p>
          </table:table-cell>
          <table:table-cell office:value-type="string">
            <text:p>3rd Class</text:p>
          </table:table-cell>
          <table:table-cell office:value-type="float" office:value="374746">
            <text:p>374746</text:p>
          </table:table-cell>
          <table:table-cell office:value-type="string">
            <text:p>£8 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aveller.html">Travell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katherine-katie-mullen.html">MULLEN, Miss Katherine "Katie"</text:a></text:p>
          </table:table-cell>
          <table:table-cell office:value-type="float" office:value="21">
            <text:p>21</text:p>
          </table:table-cell>
          <table:table-cell office:value-type="string">
            <text:p>3rd Class</text:p>
          </table:table-cell>
          <table:table-cell office:value-type="float" office:value="35852">
            <text:p>35852</text:p>
          </table:table-cell>
          <table:table-cell office:value-type="string">
            <text:p>£7 14s 8d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table:style-name="ce3"/>
          <table:table-cell table:style-name="ce2" office:value-type="string">
            <text:p><text:a xlink:href="http://www.encyclopedia-titanica.org/boat/16/">16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mary-lennon-mullin.html">MULLIN, Miss Mary (_Lennon)</text:a></text:p>
          </table:table-cell>
          <table:table-cell office:value-type="float" office:value="18">
            <text:p>18</text:p>
          </table:table-cell>
          <table:table-cell office:value-type="string">
            <text:p>3rd Class</text:p>
          </table:table-cell>
          <table:table-cell office:value-type="float" office:value="370371">
            <text:p>370371</text:p>
          </table:table-cell>
          <table:table-cell office:value-type="string">
            <text:p>£15 10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bridget-elizabeth-mulvihill.html">MULVIHILL, Miss Bridget Elizabeth</text:a></text:p>
          </table:table-cell>
          <table:table-cell office:value-type="float" office:value="25">
            <text:p>25</text:p>
          </table:table-cell>
          <table:table-cell office:value-type="string">
            <text:p>3rd Class</text:p>
          </table:table-cell>
          <table:table-cell office:value-type="float" office:value="382653">
            <text:p>382653</text:p>
          </table:table-cell>
          <table:table-cell office:value-type="string">
            <text:p>£7 15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table:style-name="ce3"/>
          <table:table-cell table:style-name="ce2" office:value-type="string">
            <text:p><text:a xlink:href="http://www.encyclopedia-titanica.org/boat/15/">15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joseph-murdlin.html">MURDLIN, Mr Joseph</text:a></text:p>
          </table:table-cell>
          <table:table-cell office:value-type="float" office:value="22">
            <text:p>22</text:p>
          </table:table-cell>
          <table:table-cell office:value-type="string">
            <text:p>3rd Class</text:p>
          </table:table-cell>
          <table:table-cell office:value-type="float" office:value="3235">
            <text:p>3235</text:p>
          </table:table-cell>
          <table:table-cell office:value-type="string">
            <text:p>£8 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chemist.html">Chemist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nora-murphy.html">MURPHY, Miss Nora</text:a></text:p>
          </table:table-cell>
          <table:table-cell office:value-type="float" office:value="34">
            <text:p>34</text:p>
          </table:table-cell>
          <table:table-cell office:value-type="string">
            <text:p>3rd Class</text:p>
          </table:table-cell>
          <table:table-cell office:value-type="float" office:value="36568">
            <text:p>36568</text:p>
          </table:table-cell>
          <table:table-cell office:value-type="string">
            <text:p>£15 10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table:style-name="ce3"/>
          <table:table-cell table:style-name="ce2" office:value-type="string">
            <text:p><text:a xlink:href="http://www.encyclopedia-titanica.org/boat/16/">16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margaret-jane-mary-maggie-murphy.html">MURPHY, Miss Margaret Jane "Mary" "Maggie"</text:a></text:p>
          </table:table-cell>
          <table:table-cell office:value-type="float" office:value="25">
            <text:p>25</text:p>
          </table:table-cell>
          <table:table-cell office:value-type="string">
            <text:p>3rd Class</text:p>
          </table:table-cell>
          <table:table-cell office:value-type="float" office:value="367230">
            <text:p>367230</text:p>
          </table:table-cell>
          <table:table-cell office:value-type="string">
            <text:p>£15 10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table:style-name="ce3"/>
          <table:table-cell table:style-name="ce2" office:value-type="string">
            <text:p><text:a xlink:href="http://www.encyclopedia-titanica.org/boat/16/">16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catherine-kate-murphy.html">MURPHY, Miss Catherine "Kate"</text:a></text:p>
          </table:table-cell>
          <table:table-cell office:value-type="float" office:value="18">
            <text:p>18</text:p>
          </table:table-cell>
          <table:table-cell office:value-type="string">
            <text:p>3rd Class</text:p>
          </table:table-cell>
          <table:table-cell office:value-type="float" office:value="367230">
            <text:p>367230</text:p>
          </table:table-cell>
          <table:table-cell office:value-type="string">
            <text:p>£15 10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table:style-name="ce3"/>
          <table:table-cell table:style-name="ce2" office:value-type="string">
            <text:p><text:a xlink:href="http://www.encyclopedia-titanica.org/boat/16/">16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pehr-fabian-oliver-malkolm-myhrman.html">MYHRMAN, Mr Pehr Fabian Oliver Malkolm</text:a></text:p>
          </table:table-cell>
          <table:table-cell office:value-type="float" office:value="18">
            <text:p>18</text:p>
          </table:table-cell>
          <table:table-cell office:value-type="string">
            <text:p>3rd Class</text:p>
          </table:table-cell>
          <table:table-cell office:value-type="float" office:value="347078">
            <text:p>347078</text:p>
          </table:table-cell>
          <table:table-cell office:value-type="string">
            <text:p>£7 15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penko-naidenoff.html">NAIDENOFF, Mr Penko</text:a></text:p>
          </table:table-cell>
          <table:table-cell office:value-type="float" office:value="22">
            <text:p>22</text:p>
          </table:table-cell>
          <table:table-cell office:value-type="string">
            <text:p>3rd Class</text:p>
          </table:table-cell>
          <table:table-cell office:value-type="float" office:value="349206">
            <text:p>349206</text:p>
          </table:table-cell>
          <table:table-cell office:value-type="string">
            <text:p>£7 17s 1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adele-jane-najib-kiamie.html">NAJIB KIAMIE, Miss Adele "Jane"</text:a></text:p>
          </table:table-cell>
          <table:table-cell office:value-type="float" office:value="15">
            <text:p>15</text:p>
          </table:table-cell>
          <table:table-cell office:value-type="string">
            <text:p>3rd Class</text:p>
          </table:table-cell>
          <table:table-cell office:value-type="float" office:value="2667">
            <text:p>2667</text:p>
          </table:table-cell>
          <table:table-cell office:value-type="string">
            <text:p>£7 4s 6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C/">C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toufik-nakhli.html">NAKHLI, Mr Toufik</text:a></text:p>
          </table:table-cell>
          <table:table-cell office:value-type="float" office:value="17">
            <text:p>17</text:p>
          </table:table-cell>
          <table:table-cell office:value-type="string">
            <text:p>3rd Class</text:p>
          </table:table-cell>
          <table:table-cell office:value-type="float" office:value="2641">
            <text:p>2641</text:p>
          </table:table-cell>
          <table:table-cell office:value-type="string">
            <text:p>£7 4s 7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sahid-nakid.html">NAKID, Mr Sahid</text:a></text:p>
          </table:table-cell>
          <table:table-cell office:value-type="float" office:value="20">
            <text:p>20</text:p>
          </table:table-cell>
          <table:table-cell office:value-type="string">
            <text:p>3rd Class</text:p>
          </table:table-cell>
          <table:table-cell office:value-type="float" office:value="2653">
            <text:p>2653</text:p>
          </table:table-cell>
          <table:table-cell office:value-type="string">
            <text:p>£15 14s 10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C/">C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waika-mary-nakid.html">NAKID, Mrs Waika "Mary"</text:a></text:p>
          </table:table-cell>
          <table:table-cell office:value-type="float" office:value="19">
            <text:p>19</text:p>
          </table:table-cell>
          <table:table-cell office:value-type="string">
            <text:p>3rd Class</text:p>
          </table:table-cell>
          <table:table-cell office:value-type="float" office:value="2653">
            <text:p>2653</text:p>
          </table:table-cell>
          <table:table-cell office:value-type="string">
            <text:p>£15 14s 10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C/">C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maria-nakid.html">NAKID, Miss Maria</text:a></text:p>
          </table:table-cell>
          <table:table-cell office:value-type="float" office:value="1">
            <text:p>1</text:p>
          </table:table-cell>
          <table:table-cell office:value-type="string">
            <text:p>3rd Class</text:p>
          </table:table-cell>
          <table:table-cell office:value-type="float" office:value="2653">
            <text:p>2653</text:p>
          </table:table-cell>
          <table:table-cell office:value-type="string">
            <text:p>£15 14s 10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C/">C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william-henry-nancarrow.html">NANCARROW, Mr William Henry</text:a></text:p>
          </table:table-cell>
          <table:table-cell office:value-type="float" office:value="34">
            <text:p>34</text:p>
          </table:table-cell>
          <table:table-cell office:value-type="string">
            <text:p>3rd Class</text:p>
          </table:table-cell>
          <table:table-cell office:value-type="float" office:value="3338">
            <text:p>3338</text:p>
          </table:table-cell>
          <table:table-cell office:value-type="string">
            <text:p>£8 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mason.html">Mason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minko-nankoff.html">NANKOFF, Mr Minko</text:a></text:p>
          </table:table-cell>
          <table:table-cell office:value-type="float" office:value="32">
            <text:p>32</text:p>
          </table:table-cell>
          <table:table-cell office:value-type="string">
            <text:p>3rd Class</text:p>
          </table:table-cell>
          <table:table-cell office:value-type="float" office:value="349218">
            <text:p>349218</text:p>
          </table:table-cell>
          <table:table-cell office:value-type="string">
            <text:p>£7 17s 1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mustafa-nasr-alma.html">NASR ALMA, Mr Mustafa</text:a></text:p>
          </table:table-cell>
          <table:table-cell office:value-type="float" office:value="20">
            <text:p>20</text:p>
          </table:table-cell>
          <table:table-cell office:value-type="string">
            <text:p>3rd Class</text:p>
          </table:table-cell>
          <table:table-cell office:value-type="float" office:value="2652">
            <text:p>2652</text:p>
          </table:table-cell>
          <table:table-cell office:value-type="string">
            <text:p>£7 4s 7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office:value-type="string">
            <text:p><text:a xlink:href="http://www.encyclopedia-titanica.org/titanic-jobs/farm-labourer.html">Farm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saade-nassr-rizq.html">NASSR RIZQ, Mr Saade</text:a></text:p>
          </table:table-cell>
          <table:table-cell office:value-type="float" office:value="20">
            <text:p>20</text:p>
          </table:table-cell>
          <table:table-cell office:value-type="string">
            <text:p>3rd Class</text:p>
          </table:table-cell>
          <table:table-cell office:value-type="float" office:value="2676">
            <text:p>2676</text:p>
          </table:table-cell>
          <table:table-cell office:value-type="string">
            <text:p>£7 4s 6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hannah-naughton.html">NAUGHTON, Miss Hannah</text:a></text:p>
          </table:table-cell>
          <table:table-cell office:value-type="float" office:value="21">
            <text:p>21</text:p>
          </table:table-cell>
          <table:table-cell office:value-type="string">
            <text:p>3rd Class</text:p>
          </table:table-cell>
          <table:table-cell office:value-type="float" office:value="365237">
            <text:p>365237</text:p>
          </table:table-cell>
          <table:table-cell office:value-type="string">
            <text:p>£7 15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christo-nenkoff.html">NENKOFF, Mr Christo</text:a></text:p>
          </table:table-cell>
          <table:table-cell office:value-type="float" office:value="22">
            <text:p>22</text:p>
          </table:table-cell>
          <table:table-cell office:value-type="string">
            <text:p>3rd Class</text:p>
          </table:table-cell>
          <table:table-cell office:value-type="float" office:value="349234">
            <text:p>349234</text:p>
          </table:table-cell>
          <table:table-cell office:value-type="string">
            <text:p>£7 17s 1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jamila-amelia-garrett-nicola-yarred.html">NICOLA-YARRED, Miss Jamila ("Amelia Garrett")</text:a></text:p>
          </table:table-cell>
          <table:table-cell office:value-type="float" office:value="14">
            <text:p>14</text:p>
          </table:table-cell>
          <table:table-cell office:value-type="string">
            <text:p>3rd Class</text:p>
          </table:table-cell>
          <table:table-cell office:value-type="float" office:value="2651">
            <text:p>2651</text:p>
          </table:table-cell>
          <table:table-cell office:value-type="string">
            <text:p>£11 4s 10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C/">C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elias-louis-garrett-nicola-yarred.html">NICOLA-YARRED, Master Elias ("Louis Garrett")</text:a></text:p>
          </table:table-cell>
          <table:table-cell office:value-type="float" office:value="11">
            <text:p>11</text:p>
          </table:table-cell>
          <table:table-cell office:value-type="string">
            <text:p>3rd Class</text:p>
          </table:table-cell>
          <table:table-cell office:value-type="float" office:value="2651">
            <text:p>2651</text:p>
          </table:table-cell>
          <table:table-cell office:value-type="string">
            <text:p>£11 4s 10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C/">C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manta-josefina-nieminen.html">NIEMINEN, Miss Manta Josefina</text:a></text:p>
          </table:table-cell>
          <table:table-cell office:value-type="float" office:value="29">
            <text:p>29</text:p>
          </table:table-cell>
          <table:table-cell office:value-type="string">
            <text:p>3rd Class</text:p>
          </table:table-cell>
          <table:table-cell office:value-type="float" office:value="3101297">
            <text:p>3101297</text:p>
          </table:table-cell>
          <table:table-cell office:value-type="string">
            <text:p>£7 18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ervant.html">Servant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samuel-niklasson.html">NIKLASSON, Mr Samuel</text:a></text:p>
          </table:table-cell>
          <table:table-cell office:value-type="float" office:value="28">
            <text:p>28</text:p>
          </table:table-cell>
          <table:table-cell office:value-type="string">
            <text:p>3rd Class</text:p>
          </table:table-cell>
          <table:table-cell office:value-type="float" office:value="363611">
            <text:p>363611</text:p>
          </table:table-cell>
          <table:table-cell office:value-type="string">
            <text:p>£8 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august-ferdinand-nilsson.html">NILSSON, Mr August Ferdinand</text:a></text:p>
          </table:table-cell>
          <table:table-cell office:value-type="float" office:value="21">
            <text:p>21</text:p>
          </table:table-cell>
          <table:table-cell office:value-type="string">
            <text:p>3rd Class</text:p>
          </table:table-cell>
          <table:table-cell office:value-type="float" office:value="350410">
            <text:p>350410</text:p>
          </table:table-cell>
          <table:table-cell office:value-type="string">
            <text:p>£7 17s 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berta-olivia-nilsson.html">NILSSON, Miss Berta Olivia</text:a></text:p>
          </table:table-cell>
          <table:table-cell office:value-type="float" office:value="18">
            <text:p>18</text:p>
          </table:table-cell>
          <table:table-cell office:value-type="string">
            <text:p>3rd Class</text:p>
          </table:table-cell>
          <table:table-cell office:value-type="float" office:value="347066">
            <text:p>347066</text:p>
          </table:table-cell>
          <table:table-cell office:value-type="string">
            <text:p>£7 15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D/">D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helmina-josefina-nilsson.html">NILSSON, Miss Helmina Josefina</text:a></text:p>
          </table:table-cell>
          <table:table-cell office:value-type="float" office:value="26">
            <text:p>26</text:p>
          </table:table-cell>
          <table:table-cell office:value-type="string">
            <text:p>3rd Class</text:p>
          </table:table-cell>
          <table:table-cell office:value-type="float" office:value="347470">
            <text:p>347470</text:p>
          </table:table-cell>
          <table:table-cell office:value-type="string">
            <text:p>£7 17s 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13/">13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iisakki-antino-aijo-nirva.html">NIRVA, Mr Iisakki Antino Äijö</text:a></text:p>
          </table:table-cell>
          <table:table-cell office:value-type="float" office:value="41">
            <text:p>41</text:p>
          </table:table-cell>
          <table:table-cell office:value-type="string">
            <text:p>3rd Class</text:p>
          </table:table-cell>
          <table:table-cell office:value-type="float" office:value="3101272">
            <text:p>3101272</text:p>
          </table:table-cell>
          <table:table-cell office:value-type="string">
            <text:p>£7 2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juha-niskanen.html">NISKäNEN, Mr Juha</text:a></text:p>
          </table:table-cell>
          <table:table-cell office:value-type="float" office:value="39">
            <text:p>39</text:p>
          </table:table-cell>
          <table:table-cell office:value-type="string">
            <text:p>3rd Class</text:p>
          </table:table-cell>
          <table:table-cell office:value-type="float" office:value="3101289">
            <text:p>3101289</text:p>
          </table:table-cell>
          <table:table-cell office:value-type="string">
            <text:p>£7 18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9/">9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mansouer-nofal.html">NOFAL, Mr Mansouer</text:a></text:p>
          </table:table-cell>
          <table:table-cell office:value-type="float" office:value="20">
            <text:p>20</text:p>
          </table:table-cell>
          <table:table-cell office:value-type="string">
            <text:p>3rd Class</text:p>
          </table:table-cell>
          <table:table-cell office:value-type="float" office:value="2697">
            <text:p>2697</text:p>
          </table:table-cell>
          <table:table-cell office:value-type="string">
            <text:p>£7 4s 7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office:value-type="string">
            <text:p><text:a xlink:href="http://www.encyclopedia-titanica.org/titanic-jobs/journalist.html">Journalist</text:a></text:p>
          </table:table-cell>
          <table:table-cell/>
          <table:table-cell table:style-name="ce2" office:value-type="string">
            <text:p><text:a xlink:href="http://www.encyclopedia-titanica.org/titanic-victims/181/">181</text:a></text:p>
          </table:table-cell>
        </table:table-row>
        <table:table-row table:style-name="ro1">
          <table:table-cell office:value-type="string">
            <text:p><text:a xlink:href="http://www.encyclopedia-titanica.org/titanic-victim/richard-cater-nosworthy.html">NOSWORTHY, Mr Richard Cater</text:a></text:p>
          </table:table-cell>
          <table:table-cell office:value-type="float" office:value="21">
            <text:p>21</text:p>
          </table:table-cell>
          <table:table-cell office:value-type="string">
            <text:p>3rd Class</text:p>
          </table:table-cell>
          <table:table-cell office:value-type="float" office:value="39886">
            <text:p>39886</text:p>
          </table:table-cell>
          <table:table-cell office:value-type="string">
            <text:p>£7 16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arm-labourer.html">Farm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anna-sofia-nysten.html">NYSTEN, Miss Anna Sofia</text:a></text:p>
          </table:table-cell>
          <table:table-cell office:value-type="float" office:value="22">
            <text:p>22</text:p>
          </table:table-cell>
          <table:table-cell office:value-type="string">
            <text:p>3rd Class</text:p>
          </table:table-cell>
          <table:table-cell office:value-type="float" office:value="347081">
            <text:p>347081</text:p>
          </table:table-cell>
          <table:table-cell office:value-type="string">
            <text:p>£7 15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13/">13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johan-hansen-nysveen.html">NYSVEEN, Mr Johan Hansen</text:a></text:p>
          </table:table-cell>
          <table:table-cell office:value-type="float" office:value="60">
            <text:p>60</text:p>
          </table:table-cell>
          <table:table-cell office:value-type="string">
            <text:p>3rd Class</text:p>
          </table:table-cell>
          <table:table-cell office:value-type="float" office:value="345364">
            <text:p>345364</text:p>
          </table:table-cell>
          <table:table-cell office:value-type="string">
            <text:p>£6 4s 9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armer.html">Far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timothy-obrien.html">O'BRIEN, Mr Timothy</text:a></text:p>
          </table:table-cell>
          <table:table-cell office:value-type="float" office:value="21">
            <text:p>21</text:p>
          </table:table-cell>
          <table:table-cell office:value-type="string">
            <text:p>3rd Class</text:p>
          </table:table-cell>
          <table:table-cell office:value-type="float" office:value="330979">
            <text:p>330979</text:p>
          </table:table-cell>
          <table:table-cell office:value-type="string">
            <text:p>£7 16s 7d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thomas-obrien.html">O'BRIEN, Mr Thomas</text:a></text:p>
          </table:table-cell>
          <table:table-cell office:value-type="float" office:value="27">
            <text:p>27</text:p>
          </table:table-cell>
          <table:table-cell office:value-type="string">
            <text:p>3rd Class</text:p>
          </table:table-cell>
          <table:table-cell office:value-type="float" office:value="370365">
            <text:p>370365</text:p>
          </table:table-cell>
          <table:table-cell office:value-type="string">
            <text:p>£15 10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office:value-type="string">
            <text:p><text:a xlink:href="http://www.encyclopedia-titanica.org/titanic-jobs/farm-labourer.html">Farm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johanna-hannah-obrien.html">O'BRIEN, Mrs Johanna "Hannah"</text:a></text:p>
          </table:table-cell>
          <table:table-cell office:value-type="float" office:value="26">
            <text:p>26</text:p>
          </table:table-cell>
          <table:table-cell office:value-type="string">
            <text:p>3rd Class</text:p>
          </table:table-cell>
          <table:table-cell office:value-type="float" office:value="370365">
            <text:p>370365</text:p>
          </table:table-cell>
          <table:table-cell office:value-type="string">
            <text:p>£15 10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office:value-type="string">
            <text:p><text:a xlink:href="http://www.encyclopedia-titanica.org/titanic-jobs/housewife.html">Housewife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patrick-denis-oconnell.html">O'CONNELL, Mr Patrick Denis</text:a></text:p>
          </table:table-cell>
          <table:table-cell office:value-type="float" office:value="17">
            <text:p>17</text:p>
          </table:table-cell>
          <table:table-cell office:value-type="string">
            <text:p>3rd Class</text:p>
          </table:table-cell>
          <table:table-cell office:value-type="float" office:value="334912">
            <text:p>334912</text:p>
          </table:table-cell>
          <table:table-cell office:value-type="string">
            <text:p>£7 14s 8d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maurice-oconnor.html">O'CONNOR, Mr Maurice</text:a></text:p>
          </table:table-cell>
          <table:table-cell office:value-type="float" office:value="16">
            <text:p>16</text:p>
          </table:table-cell>
          <table:table-cell office:value-type="string">
            <text:p>3rd Class</text:p>
          </table:table-cell>
          <table:table-cell office:value-type="float" office:value="371060">
            <text:p>371060</text:p>
          </table:table-cell>
          <table:table-cell office:value-type="string">
            <text:p>£7 15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patrick-oconnor.html">O'CONNOR, Mr Patrick</text:a></text:p>
          </table:table-cell>
          <table:table-cell office:value-type="float" office:value="23">
            <text:p>23</text:p>
          </table:table-cell>
          <table:table-cell office:value-type="string">
            <text:p>3rd Class</text:p>
          </table:table-cell>
          <table:table-cell office:value-type="float" office:value="366713">
            <text:p>366713</text:p>
          </table:table-cell>
          <table:table-cell office:value-type="string">
            <text:p>£7 15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office:value-type="string">
            <text:p><text:a xlink:href="http://www.encyclopedia-titanica.org/titanic-jobs/farmer.html">Far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bridget-odriscoll.html">O'DRISCOLL, Miss Bridget</text:a></text:p>
          </table:table-cell>
          <table:table-cell office:value-type="float" office:value="27">
            <text:p>27</text:p>
          </table:table-cell>
          <table:table-cell office:value-type="string">
            <text:p>3rd Class</text:p>
          </table:table-cell>
          <table:table-cell office:value-type="float" office:value="14311">
            <text:p>14311</text:p>
          </table:table-cell>
          <table:table-cell office:value-type="string">
            <text:p>£7 15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table:style-name="ce3"/>
          <table:table-cell table:style-name="ce2" office:value-type="string">
            <text:p><text:a xlink:href="http://www.encyclopedia-titanica.org/boat/D/">D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ellen-nellie-odwyer.html">O'DWYER, Miss Ellen "Nellie"</text:a></text:p>
          </table:table-cell>
          <table:table-cell office:value-type="float" office:value="25">
            <text:p>25</text:p>
          </table:table-cell>
          <table:table-cell office:value-type="string">
            <text:p>3rd Class</text:p>
          </table:table-cell>
          <table:table-cell office:value-type="float" office:value="330959">
            <text:p>330959</text:p>
          </table:table-cell>
          <table:table-cell office:value-type="string">
            <text:p>£7 17s 7d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patrick-okeefe.html">O'KEEFE, Mr Patrick</text:a></text:p>
          </table:table-cell>
          <table:table-cell office:value-type="float" office:value="21">
            <text:p>21</text:p>
          </table:table-cell>
          <table:table-cell office:value-type="string">
            <text:p>3rd Class</text:p>
          </table:table-cell>
          <table:table-cell office:value-type="float" office:value="368402">
            <text:p>368402</text:p>
          </table:table-cell>
          <table:table-cell office:value-type="string">
            <text:p>£7 15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office:value-type="string">
            <text:p><text:a xlink:href="http://www.encyclopedia-titanica.org/titanic-jobs/farm-labourer.html">Farm Labourer</text:a></text:p>
          </table:table-cell>
          <table:table-cell table:style-name="ce2" office:value-type="string">
            <text:p><text:a xlink:href="http://www.encyclopedia-titanica.org/boat/B/">B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hanora-nora-oleary.html">O'LEARY, Miss Hanora "Nora"</text:a></text:p>
          </table:table-cell>
          <table:table-cell office:value-type="float" office:value="16">
            <text:p>16</text:p>
          </table:table-cell>
          <table:table-cell office:value-type="string">
            <text:p>3rd Class</text:p>
          </table:table-cell>
          <table:table-cell office:value-type="float" office:value="330919">
            <text:p>330919</text:p>
          </table:table-cell>
          <table:table-cell office:value-type="string">
            <text:p>£7 16s 7d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table:style-name="ce3"/>
          <table:table-cell table:style-name="ce2" office:value-type="string">
            <text:p><text:a xlink:href="http://www.encyclopedia-titanica.org/boat/13/">13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bridget-mary-osullivan.html">O'SULLIVAN, Miss Bridget Mary</text:a></text:p>
          </table:table-cell>
          <table:table-cell office:value-type="float" office:value="21">
            <text:p>21</text:p>
          </table:table-cell>
          <table:table-cell office:value-type="string">
            <text:p>3rd Class</text:p>
          </table:table-cell>
          <table:table-cell office:value-type="float" office:value="330909">
            <text:p>330909</text:p>
          </table:table-cell>
          <table:table-cell office:value-type="string">
            <text:p>£7 12s 7d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nils-martin-odahl.html">ÖDAHL, Mr Nils Martin</text:a></text:p>
          </table:table-cell>
          <table:table-cell office:value-type="float" office:value="23">
            <text:p>23</text:p>
          </table:table-cell>
          <table:table-cell office:value-type="string">
            <text:p>3rd Class</text:p>
          </table:table-cell>
          <table:table-cell office:value-type="float" office:value="7267">
            <text:p>7267</text:p>
          </table:table-cell>
          <table:table-cell office:value-type="string">
            <text:p>£9 4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velin-ohman.html">ÖHMAN, Miss Velin</text:a></text:p>
          </table:table-cell>
          <table:table-cell office:value-type="float" office:value="22">
            <text:p>22</text:p>
          </table:table-cell>
          <table:table-cell office:value-type="string">
            <text:p>3rd Class</text:p>
          </table:table-cell>
          <table:table-cell office:value-type="float" office:value="347085">
            <text:p>347085</text:p>
          </table:table-cell>
          <table:table-cell office:value-type="string">
            <text:p>£7 15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C/">C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karl-siegwart-andreas-olsen.html">OLSEN, Mr Karl Siegwart Andreas</text:a></text:p>
          </table:table-cell>
          <table:table-cell office:value-type="float" office:value="42">
            <text:p>42</text:p>
          </table:table-cell>
          <table:table-cell office:value-type="string">
            <text:p>3rd Class</text:p>
          </table:table-cell>
          <table:table-cell office:value-type="float" office:value="4579">
            <text:p>4579</text:p>
          </table:table-cell>
          <table:table-cell office:value-type="string">
            <text:p>£8 8s 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artur-karl-olsen.html">OLSEN, Master Artur Karl</text:a></text:p>
          </table:table-cell>
          <table:table-cell office:value-type="float" office:value="9">
            <text:p>9</text:p>
          </table:table-cell>
          <table:table-cell office:value-type="string">
            <text:p>3rd Class</text:p>
          </table:table-cell>
          <table:table-cell office:value-type="float" office:value="17368">
            <text:p>17368</text:p>
          </table:table-cell>
          <table:table-cell office:value-type="string">
            <text:p>£3 3s 5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13/">13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henry-margido-olsen.html">OLSEN, Mr Henry Margido</text:a></text:p>
          </table:table-cell>
          <table:table-cell office:value-type="float" office:value="28">
            <text:p>28</text:p>
          </table:table-cell>
          <table:table-cell office:value-type="string">
            <text:p>3rd Class</text:p>
          </table:table-cell>
          <table:table-cell office:value-type="float" office:value="4001">
            <text:p>4001</text:p>
          </table:table-cell>
          <table:table-cell office:value-type="string">
            <text:p>£22 10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engineer.html">Engineer</text:a></text:p>
          </table:table-cell>
          <table:table-cell/>
          <table:table-cell table:style-name="ce2" office:value-type="string">
            <text:p><text:a xlink:href="http://www.encyclopedia-titanica.org/titanic-victims/173/">173</text:a></text:p>
          </table:table-cell>
        </table:table-row>
        <table:table-row table:style-name="ro1">
          <table:table-cell office:value-type="string">
            <text:p><text:a xlink:href="http://www.encyclopedia-titanica.org/titanic-victim/ole-martin-olsen.html">OLSEN, Mr Ole Martin</text:a></text:p>
          </table:table-cell>
          <table:table-cell office:value-type="float" office:value="27">
            <text:p>27</text:p>
          </table:table-cell>
          <table:table-cell office:value-type="string">
            <text:p>3rd Class</text:p>
          </table:table-cell>
          <table:table-cell office:value-type="float" office:value="265302">
            <text:p>265302</text:p>
          </table:table-cell>
          <table:table-cell office:value-type="string">
            <text:p>£7 6s 3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oscar-wilhelm-olsson.html">OLSSON, Mr Oscar Wilhelm</text:a></text:p>
          </table:table-cell>
          <table:table-cell office:value-type="float" office:value="32">
            <text:p>32</text:p>
          </table:table-cell>
          <table:table-cell office:value-type="string">
            <text:p>3rd Class</text:p>
          </table:table-cell>
          <table:table-cell office:value-type="float" office:value="347079">
            <text:p>347079</text:p>
          </table:table-cell>
          <table:table-cell office:value-type="string">
            <text:p>£7 15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A/">A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nils-johan-goransson-olsson.html">OLSSON, Mr Nils Johan Göransson</text:a></text:p>
          </table:table-cell>
          <table:table-cell office:value-type="float" office:value="28">
            <text:p>28</text:p>
          </table:table-cell>
          <table:table-cell office:value-type="string">
            <text:p>3rd Class</text:p>
          </table:table-cell>
          <table:table-cell office:value-type="float" office:value="347464">
            <text:p>347464</text:p>
          </table:table-cell>
          <table:table-cell office:value-type="string">
            <text:p>£7 17s 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elina-olsson.html">OLSSON, Miss Elina</text:a></text:p>
          </table:table-cell>
          <table:table-cell office:value-type="float" office:value="31">
            <text:p>31</text:p>
          </table:table-cell>
          <table:table-cell office:value-type="string">
            <text:p>3rd Class</text:p>
          </table:table-cell>
          <table:table-cell office:value-type="float" office:value="350407">
            <text:p>350407</text:p>
          </table:table-cell>
          <table:table-cell office:value-type="string">
            <text:p>£7 17s 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thor-anderson-olsvigen.html">OLSVIGEN, Mr Thor Anderson</text:a></text:p>
          </table:table-cell>
          <table:table-cell office:value-type="float" office:value="20">
            <text:p>20</text:p>
          </table:table-cell>
          <table:table-cell office:value-type="string">
            <text:p>3rd Class</text:p>
          </table:table-cell>
          <table:table-cell office:value-type="float" office:value="6563">
            <text:p>6563</text:p>
          </table:table-cell>
          <table:table-cell office:value-type="string">
            <text:p>£9 4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alesman.html">Salesman</text:a></text:p>
          </table:table-cell>
          <table:table-cell/>
          <table:table-cell table:style-name="ce2" office:value-type="string">
            <text:p><text:a xlink:href="http://www.encyclopedia-titanica.org/titanic-victims/89/">89</text:a></text:p>
          </table:table-cell>
        </table:table-row>
        <table:table-row table:style-name="ro1">
          <table:table-cell office:value-type="string">
            <text:p><text:a xlink:href="http://www.encyclopedia-titanica.org/titanic-victim/luka-oreskovic.html">ORESKOVIC, Mr Luka</text:a></text:p>
          </table:table-cell>
          <table:table-cell office:value-type="float" office:value="20">
            <text:p>20</text:p>
          </table:table-cell>
          <table:table-cell office:value-type="string">
            <text:p>3rd Class</text:p>
          </table:table-cell>
          <table:table-cell office:value-type="float" office:value="315094">
            <text:p>315094</text:p>
          </table:table-cell>
          <table:table-cell office:value-type="string">
            <text:p>£8 13s 3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armer.html">Far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elka-oreskovic.html">ORESKOVIC, Miss Jelka</text:a></text:p>
          </table:table-cell>
          <table:table-cell office:value-type="float" office:value="23">
            <text:p>23</text:p>
          </table:table-cell>
          <table:table-cell office:value-type="string">
            <text:p>3rd Class</text:p>
          </table:table-cell>
          <table:table-cell office:value-type="float" office:value="315085">
            <text:p>315085</text:p>
          </table:table-cell>
          <table:table-cell office:value-type="string">
            <text:p>£8 13s 3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armer.html">Far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marija-oreskovic.html">ORESKOVIC, Miss Marija</text:a></text:p>
          </table:table-cell>
          <table:table-cell office:value-type="float" office:value="20">
            <text:p>20</text:p>
          </table:table-cell>
          <table:table-cell office:value-type="string">
            <text:p>3rd Class</text:p>
          </table:table-cell>
          <table:table-cell office:value-type="float" office:value="315096">
            <text:p>315096</text:p>
          </table:table-cell>
          <table:table-cell office:value-type="string">
            <text:p>£8 13s 3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arm-labourer.html">Farm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olaf-elon-osen.html">OSéN, Mr Olaf Elon</text:a></text:p>
          </table:table-cell>
          <table:table-cell office:value-type="float" office:value="16">
            <text:p>16</text:p>
          </table:table-cell>
          <table:table-cell office:value-type="string">
            <text:p>3rd Class</text:p>
          </table:table-cell>
          <table:table-cell office:value-type="float" office:value="7534">
            <text:p>7534</text:p>
          </table:table-cell>
          <table:table-cell office:value-type="string">
            <text:p>£9 4s 4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arm-labourer.html">Farm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alma-cornelia-palsson.html">PåLSSON, Mrs Alma Cornelia</text:a></text:p>
          </table:table-cell>
          <table:table-cell office:value-type="float" office:value="29">
            <text:p>29</text:p>
          </table:table-cell>
          <table:table-cell office:value-type="string">
            <text:p>3rd Class</text:p>
          </table:table-cell>
          <table:table-cell office:value-type="float" office:value="349909">
            <text:p>349909</text:p>
          </table:table-cell>
          <table:table-cell office:value-type="string">
            <text:p>£21 1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housewife.html">Housewife</text:a></text:p>
          </table:table-cell>
          <table:table-cell/>
          <table:table-cell table:style-name="ce2" office:value-type="string">
            <text:p><text:a xlink:href="http://www.encyclopedia-titanica.org/titanic-victims/206/">206</text:a></text:p>
          </table:table-cell>
        </table:table-row>
        <table:table-row table:style-name="ro1">
          <table:table-cell office:value-type="string">
            <text:p><text:a xlink:href="http://www.encyclopedia-titanica.org/titanic-victim/gosta-leonard-palsson.html">PåLSSON, Master Gösta Leonard</text:a></text:p>
          </table:table-cell>
          <table:table-cell office:value-type="float" office:value="2">
            <text:p>2</text:p>
          </table:table-cell>
          <table:table-cell office:value-type="string">
            <text:p>3rd Class</text:p>
          </table:table-cell>
          <table:table-cell office:value-type="float" office:value="349909">
            <text:p>349909</text:p>
          </table:table-cell>
          <table:table-cell office:value-type="string">
            <text:p>£21 1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paul-folke-palsson.html">PåLSSON, Master Paul Folke</text:a></text:p>
          </table:table-cell>
          <table:table-cell office:value-type="float" office:value="6">
            <text:p>6</text:p>
          </table:table-cell>
          <table:table-cell office:value-type="string">
            <text:p>3rd Class</text:p>
          </table:table-cell>
          <table:table-cell office:value-type="float" office:value="349909">
            <text:p>349909</text:p>
          </table:table-cell>
          <table:table-cell office:value-type="string">
            <text:p>£21 1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stina-viola-palsson.html">PåLSSON, Miss Stina Viola</text:a></text:p>
          </table:table-cell>
          <table:table-cell office:value-type="float" office:value="3">
            <text:p>3</text:p>
          </table:table-cell>
          <table:table-cell office:value-type="string">
            <text:p>3rd Class</text:p>
          </table:table-cell>
          <table:table-cell office:value-type="float" office:value="349909">
            <text:p>349909</text:p>
          </table:table-cell>
          <table:table-cell office:value-type="string">
            <text:p>£21 1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torborg-danira-palsson.html">PåLSSON, Miss Torborg Danira</text:a></text:p>
          </table:table-cell>
          <table:table-cell office:value-type="float" office:value="8">
            <text:p>8</text:p>
          </table:table-cell>
          <table:table-cell office:value-type="string">
            <text:p>3rd Class</text:p>
          </table:table-cell>
          <table:table-cell office:value-type="float" office:value="349909">
            <text:p>349909</text:p>
          </table:table-cell>
          <table:table-cell office:value-type="string">
            <text:p>£21 1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maija-emelia-abrahamintytar-panula.html">PANULA, Mrs Maija Emelia Abrahamintytar</text:a></text:p>
          </table:table-cell>
          <table:table-cell office:value-type="float" office:value="41">
            <text:p>41</text:p>
          </table:table-cell>
          <table:table-cell office:value-type="string">
            <text:p>3rd Class</text:p>
          </table:table-cell>
          <table:table-cell office:value-type="float" office:value="3101295">
            <text:p>3101295</text:p>
          </table:table-cell>
          <table:table-cell office:value-type="string">
            <text:p>£39 13s 9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aako-arnold-panula.html">PANULA, Master Jaako Arnold</text:a></text:p>
          </table:table-cell>
          <table:table-cell office:value-type="float" office:value="14">
            <text:p>14</text:p>
          </table:table-cell>
          <table:table-cell office:value-type="string">
            <text:p>3rd Class</text:p>
          </table:table-cell>
          <table:table-cell office:value-type="float" office:value="3101295">
            <text:p>3101295</text:p>
          </table:table-cell>
          <table:table-cell office:value-type="string">
            <text:p>£39 13s 9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ernesti-arvid-panula.html">PANULA, Mr Ernesti Arvid</text:a></text:p>
          </table:table-cell>
          <table:table-cell office:value-type="float" office:value="16">
            <text:p>16</text:p>
          </table:table-cell>
          <table:table-cell office:value-type="string">
            <text:p>3rd Class</text:p>
          </table:table-cell>
          <table:table-cell office:value-type="float" office:value="3101295">
            <text:p>3101295</text:p>
          </table:table-cell>
          <table:table-cell office:value-type="string">
            <text:p>£39 13s 9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uha-niilo-panula.html">PANULA, Master Juha Niilo</text:a></text:p>
          </table:table-cell>
          <table:table-cell office:value-type="float" office:value="7">
            <text:p>7</text:p>
          </table:table-cell>
          <table:table-cell office:value-type="string">
            <text:p>3rd Class</text:p>
          </table:table-cell>
          <table:table-cell office:value-type="float" office:value="3101295">
            <text:p>3101295</text:p>
          </table:table-cell>
          <table:table-cell office:value-type="string">
            <text:p>£39 13s 9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urho-abraham-panula.html">PANULA, Master Urho Abraham</text:a></text:p>
          </table:table-cell>
          <table:table-cell office:value-type="float" office:value="2">
            <text:p>2</text:p>
          </table:table-cell>
          <table:table-cell office:value-type="string">
            <text:p>3rd Class</text:p>
          </table:table-cell>
          <table:table-cell office:value-type="float" office:value="3101295">
            <text:p>3101295</text:p>
          </table:table-cell>
          <table:table-cell office:value-type="string">
            <text:p>£39 13s 9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eino-viljam-panula.html">PANULA, Master Eino Viljam</text:a></text:p>
          </table:table-cell>
          <table:table-cell office:value-type="float" office:value="1">
            <text:p>1</text:p>
          </table:table-cell>
          <table:table-cell office:value-type="string">
            <text:p>3rd Class</text:p>
          </table:table-cell>
          <table:table-cell office:value-type="float" office:value="3101295">
            <text:p>3101295</text:p>
          </table:table-cell>
          <table:table-cell office:value-type="string">
            <text:p>£39 13s 9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akob-pasic.html">PASIC, Mr Jakob</text:a></text:p>
          </table:table-cell>
          <table:table-cell office:value-type="float" office:value="21">
            <text:p>21</text:p>
          </table:table-cell>
          <table:table-cell office:value-type="string">
            <text:p>3rd Class</text:p>
          </table:table-cell>
          <table:table-cell office:value-type="float" office:value="315097">
            <text:p>315097</text:p>
          </table:table-cell>
          <table:table-cell office:value-type="string">
            <text:p>£8 13s 3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armer.html">Far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george-patchett.html">PATCHETT, Mr George</text:a></text:p>
          </table:table-cell>
          <table:table-cell office:value-type="float" office:value="19">
            <text:p>19</text:p>
          </table:table-cell>
          <table:table-cell office:value-type="string">
            <text:p>3rd Class</text:p>
          </table:table-cell>
          <table:table-cell office:value-type="float" office:value="358585">
            <text:p>358585</text:p>
          </table:table-cell>
          <table:table-cell office:value-type="string">
            <text:p>£14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hoemaker.html">Shoema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stefo-pavlovic.html">PAVLOVIC, Mr Stefo</text:a></text:p>
          </table:table-cell>
          <table:table-cell office:value-type="float" office:value="32">
            <text:p>32</text:p>
          </table:table-cell>
          <table:table-cell office:value-type="string">
            <text:p>3rd Class</text:p>
          </table:table-cell>
          <table:table-cell office:value-type="float" office:value="349242">
            <text:p>349242</text:p>
          </table:table-cell>
          <table:table-cell office:value-type="string">
            <text:p>£7 17s 1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edith-peacock.html">PEACOCK, Mrs Edith</text:a></text:p>
          </table:table-cell>
          <table:table-cell office:value-type="float" office:value="26">
            <text:p>26</text:p>
          </table:table-cell>
          <table:table-cell office:value-type="string">
            <text:p>3rd Class</text:p>
          </table:table-cell>
          <table:table-cell office:value-type="float" office:value="3101315">
            <text:p>3101315</text:p>
          </table:table-cell>
          <table:table-cell office:value-type="string">
            <text:p>£13 15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alfred-edward-peacock.html">PEACOCK, Master Alfred Edward</text:a></text:p>
          </table:table-cell>
          <table:table-cell office:value-type="string">
            <text:p>7m</text:p>
          </table:table-cell>
          <table:table-cell office:value-type="string">
            <text:p>3rd Class</text:p>
          </table:table-cell>
          <table:table-cell office:value-type="float" office:value="3101315">
            <text:p>3101315</text:p>
          </table:table-cell>
          <table:table-cell office:value-type="string">
            <text:p>£13 15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treasteall-peacock.html">PEACOCK, Miss Treasteall</text:a></text:p>
          </table:table-cell>
          <table:table-cell office:value-type="float" office:value="3">
            <text:p>3</text:p>
          </table:table-cell>
          <table:table-cell office:value-type="string">
            <text:p>3rd Class</text:p>
          </table:table-cell>
          <table:table-cell office:value-type="float" office:value="3101315">
            <text:p>3101315</text:p>
          </table:table-cell>
          <table:table-cell office:value-type="string">
            <text:p>£13 15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ernest-pearce.html">PEARCE, Mr Ernest</text:a></text:p>
          </table:table-cell>
          <table:table-cell office:value-type="float" office:value="32">
            <text:p>32</text:p>
          </table:table-cell>
          <table:table-cell office:value-type="string">
            <text:p>3rd Class</text:p>
          </table:table-cell>
          <table:table-cell office:value-type="float" office:value="343271">
            <text:p>343271</text:p>
          </table:table-cell>
          <table:table-cell office:value-type="string">
            <text:p>£7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armer.html">Far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olaf-pedersen.html">PEDERSEN, Mr Olaf</text:a></text:p>
          </table:table-cell>
          <table:table-cell office:value-type="float" office:value="28">
            <text:p>28</text:p>
          </table:table-cell>
          <table:table-cell office:value-type="string">
            <text:p>3rd Class</text:p>
          </table:table-cell>
          <table:table-cell office:value-type="float" office:value="345498">
            <text:p>345498</text:p>
          </table:table-cell>
          <table:table-cell office:value-type="string">
            <text:p>£7 15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giuseppe-peduzzi.html">PEDUZZI, Mr Giuseppe</text:a></text:p>
          </table:table-cell>
          <table:table-cell office:value-type="float" office:value="24">
            <text:p>24</text:p>
          </table:table-cell>
          <table:table-cell office:value-type="string">
            <text:p>3rd Class</text:p>
          </table:table-cell>
          <table:table-cell office:value-type="float" office:value="2817">
            <text:p>2817</text:p>
          </table:table-cell>
          <table:table-cell office:value-type="string">
            <text:p>£8 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waiter.html">Wait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edvard-pekoniemi.html">PEKONIEMI, Mr Edvard</text:a></text:p>
          </table:table-cell>
          <table:table-cell office:value-type="float" office:value="21">
            <text:p>21</text:p>
          </table:table-cell>
          <table:table-cell office:value-type="string">
            <text:p>3rd Class</text:p>
          </table:table-cell>
          <table:table-cell office:value-type="float" office:value="3101294">
            <text:p>3101294</text:p>
          </table:table-cell>
          <table:table-cell office:value-type="string">
            <text:p>£7 18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nikolai-johannes-peltomaki.html">PELTOMäKI, Mr Nikolai Johannes</text:a></text:p>
          </table:table-cell>
          <table:table-cell office:value-type="float" office:value="25">
            <text:p>25</text:p>
          </table:table-cell>
          <table:table-cell office:value-type="string">
            <text:p>3rd Class</text:p>
          </table:table-cell>
          <table:table-cell office:value-type="float" office:value="3101291">
            <text:p>3101291</text:p>
          </table:table-cell>
          <table:table-cell office:value-type="string">
            <text:p>£7 18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ohn-henry-perkin.html">PERKIN, Mr John Henry</text:a></text:p>
          </table:table-cell>
          <table:table-cell office:value-type="float" office:value="22">
            <text:p>22</text:p>
          </table:table-cell>
          <table:table-cell office:value-type="string">
            <text:p>3rd Class</text:p>
          </table:table-cell>
          <table:table-cell office:value-type="float" office:value="21174">
            <text:p>21174</text:p>
          </table:table-cell>
          <table:table-cell office:value-type="string">
            <text:p>£7 5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armer.html">Far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ernst-ulrik-persson.html">PERSSON, Mr Ernst Ulrik</text:a></text:p>
          </table:table-cell>
          <table:table-cell office:value-type="float" office:value="25">
            <text:p>25</text:p>
          </table:table-cell>
          <table:table-cell office:value-type="string">
            <text:p>3rd Class</text:p>
          </table:table-cell>
          <table:table-cell office:value-type="float" office:value="347083">
            <text:p>347083</text:p>
          </table:table-cell>
          <table:table-cell office:value-type="string">
            <text:p>£7 15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chauffeur.html">Chauffeur</text:a></text:p>
          </table:table-cell>
          <table:table-cell table:style-name="ce2" office:value-type="string">
            <text:p><text:a xlink:href="http://www.encyclopedia-titanica.org/boat/15/">15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catherine-peter-joseph.html">PETER / JOSEPH, Mrs Catherine</text:a></text:p>
          </table:table-cell>
          <table:table-cell office:value-type="float" office:value="24">
            <text:p>24</text:p>
          </table:table-cell>
          <table:table-cell office:value-type="string">
            <text:p>3rd Class</text:p>
          </table:table-cell>
          <table:table-cell office:value-type="float" office:value="2668">
            <text:p>2668</text:p>
          </table:table-cell>
          <table:table-cell office:value-type="string">
            <text:p>£22 7s 2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C/">C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michael-michael-joseph-peter-joseph.html">PETER / JOSEPH, Master Michael J. ("Michael Joseph")</text:a></text:p>
          </table:table-cell>
          <table:table-cell office:value-type="float" office:value="4">
            <text:p>4</text:p>
          </table:table-cell>
          <table:table-cell office:value-type="string">
            <text:p>3rd Class</text:p>
          </table:table-cell>
          <table:table-cell office:value-type="float" office:value="2668">
            <text:p>2668</text:p>
          </table:table-cell>
          <table:table-cell office:value-type="string">
            <text:p>£22 7s 2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D/">D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anna-mary-joseph-peter-joseph.html">PETER / JOSEPH, Miss Anna ("Mary Joseph")</text:a></text:p>
          </table:table-cell>
          <table:table-cell office:value-type="float" office:value="2">
            <text:p>2</text:p>
          </table:table-cell>
          <table:table-cell office:value-type="string">
            <text:p>3rd Class</text:p>
          </table:table-cell>
          <table:table-cell office:value-type="float" office:value="2668">
            <text:p>2668</text:p>
          </table:table-cell>
          <table:table-cell office:value-type="string">
            <text:p>£22 7s 2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C/">C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katie-peters.html">PETERS, Miss Katie</text:a></text:p>
          </table:table-cell>
          <table:table-cell office:value-type="float" office:value="26">
            <text:p>26</text:p>
          </table:table-cell>
          <table:table-cell office:value-type="string">
            <text:p>3rd Class</text:p>
          </table:table-cell>
          <table:table-cell office:value-type="float" office:value="330935">
            <text:p>330935</text:p>
          </table:table-cell>
          <table:table-cell office:value-type="string">
            <text:p>£8 2s 9d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marius-petersen.html">PETERSEN, Mr Marius</text:a></text:p>
          </table:table-cell>
          <table:table-cell office:value-type="float" office:value="24">
            <text:p>24</text:p>
          </table:table-cell>
          <table:table-cell office:value-type="string">
            <text:p>3rd Class</text:p>
          </table:table-cell>
          <table:table-cell office:value-type="float" office:value="342441">
            <text:p>342441</text:p>
          </table:table-cell>
          <table:table-cell office:value-type="string">
            <text:p>£8 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dairy-worker.html">Dairy Wor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matilda-petranec.html">PETRANEC, Miss Matilda</text:a></text:p>
          </table:table-cell>
          <table:table-cell office:value-type="float" office:value="28">
            <text:p>28</text:p>
          </table:table-cell>
          <table:table-cell office:value-type="string">
            <text:p>3rd Class</text:p>
          </table:table-cell>
          <table:table-cell office:value-type="float" office:value="349245">
            <text:p>349245</text:p>
          </table:table-cell>
          <table:table-cell office:value-type="string">
            <text:p>£7 17s 1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ervant.html">Servant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nedialco-petroff.html">PETROFF, Mr Nedialco</text:a></text:p>
          </table:table-cell>
          <table:table-cell office:value-type="float" office:value="19">
            <text:p>19</text:p>
          </table:table-cell>
          <table:table-cell office:value-type="string">
            <text:p>3rd Class</text:p>
          </table:table-cell>
          <table:table-cell office:value-type="float" office:value="349212">
            <text:p>349212</text:p>
          </table:table-cell>
          <table:table-cell office:value-type="string">
            <text:p>£7 17s 1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pastcho-petroff.html">PETROFF, Mr Pastcho</text:a></text:p>
          </table:table-cell>
          <table:table-cell office:value-type="float" office:value="29">
            <text:p>29</text:p>
          </table:table-cell>
          <table:table-cell office:value-type="string">
            <text:p>3rd Class</text:p>
          </table:table-cell>
          <table:table-cell office:value-type="float" office:value="349215">
            <text:p>349215</text:p>
          </table:table-cell>
          <table:table-cell office:value-type="string">
            <text:p>£7 17s 1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ohan-emil-pettersson.html">PETTERSSON, Mr Johan Emil</text:a></text:p>
          </table:table-cell>
          <table:table-cell office:value-type="float" office:value="25">
            <text:p>25</text:p>
          </table:table-cell>
          <table:table-cell office:value-type="string">
            <text:p>3rd Class</text:p>
          </table:table-cell>
          <table:table-cell office:value-type="float" office:value="347076">
            <text:p>347076</text:p>
          </table:table-cell>
          <table:table-cell office:value-type="string">
            <text:p>£7 15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ellen-natalia-pettersson.html">PETTERSSON, Miss Ellen Natalia</text:a></text:p>
          </table:table-cell>
          <table:table-cell office:value-type="float" office:value="18">
            <text:p>18</text:p>
          </table:table-cell>
          <table:table-cell office:value-type="string">
            <text:p>3rd Class</text:p>
          </table:table-cell>
          <table:table-cell office:value-type="float" office:value="347087">
            <text:p>347087</text:p>
          </table:table-cell>
          <table:table-cell office:value-type="string">
            <text:p>£7 15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berk-pickard.html">PICKARD, Mr Berk</text:a></text:p>
          </table:table-cell>
          <table:table-cell office:value-type="float" office:value="32">
            <text:p>32</text:p>
          </table:table-cell>
          <table:table-cell office:value-type="string">
            <text:p>3rd Class</text:p>
          </table:table-cell>
          <table:table-cell office:value-type="float" office:value="392078">
            <text:p>392078</text:p>
          </table:table-cell>
          <table:table-cell office:value-type="string">
            <text:p>£8 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leather-worker.html">Leather Worker</text:a></text:p>
          </table:table-cell>
          <table:table-cell table:style-name="ce2" office:value-type="string">
            <text:p><text:a xlink:href="http://www.encyclopedia-titanica.org/boat/9/">9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vasil-plotcharsky.html">PLOTCHARSKY, Mr Vasil</text:a></text:p>
          </table:table-cell>
          <table:table-cell office:value-type="float" office:value="27">
            <text:p>27</text:p>
          </table:table-cell>
          <table:table-cell office:value-type="string">
            <text:p>3rd Class</text:p>
          </table:table-cell>
          <table:table-cell office:value-type="float" office:value="349227">
            <text:p>349227</text:p>
          </table:table-cell>
          <table:table-cell office:value-type="string">
            <text:p>£7 17s 1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mate-pokrnic.html">POKRNIC, Mr Mate</text:a></text:p>
          </table:table-cell>
          <table:table-cell office:value-type="float" office:value="17">
            <text:p>17</text:p>
          </table:table-cell>
          <table:table-cell office:value-type="string">
            <text:p>3rd Class</text:p>
          </table:table-cell>
          <table:table-cell office:value-type="float" office:value="315095">
            <text:p>315095</text:p>
          </table:table-cell>
          <table:table-cell office:value-type="string">
            <text:p>£8 13s 3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tome-pokrnic.html">POKRNIC, Mr Tome</text:a></text:p>
          </table:table-cell>
          <table:table-cell office:value-type="float" office:value="24">
            <text:p>24</text:p>
          </table:table-cell>
          <table:table-cell office:value-type="string">
            <text:p>3rd Class</text:p>
          </table:table-cell>
          <table:table-cell office:value-type="float" office:value="315092">
            <text:p>315092</text:p>
          </table:table-cell>
          <table:table-cell office:value-type="string">
            <text:p>£8 13s 3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uscher-pulner.html">PULNER, Mr Uscher</text:a></text:p>
          </table:table-cell>
          <table:table-cell office:value-type="float" office:value="16">
            <text:p>16</text:p>
          </table:table-cell>
          <table:table-cell office:value-type="string">
            <text:p>3rd Class</text:p>
          </table:table-cell>
          <table:table-cell office:value-type="float" office:value="3411">
            <text:p>3411</text:p>
          </table:table-cell>
          <table:table-cell office:value-type="string">
            <text:p>£8 14s 3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alexander-radeff.html">RADEFF, Mr Alexander</text:a></text:p>
          </table:table-cell>
          <table:table-cell office:value-type="float" office:value="27">
            <text:p>27</text:p>
          </table:table-cell>
          <table:table-cell office:value-type="string">
            <text:p>3rd Class</text:p>
          </table:table-cell>
          <table:table-cell office:value-type="float" office:value="349223">
            <text:p>349223</text:p>
          </table:table-cell>
          <table:table-cell office:value-type="string">
            <text:p>£7 17s 1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lena-jakobsen-rasmussen.html">RASMUSSEN, Mrs Lena Jakobsen</text:a></text:p>
          </table:table-cell>
          <table:table-cell office:value-type="float" office:value="63">
            <text:p>63</text:p>
          </table:table-cell>
          <table:table-cell office:value-type="string">
            <text:p>3rd Class</text:p>
          </table:table-cell>
          <table:table-cell office:value-type="float" office:value="65305">
            <text:p>65305</text:p>
          </table:table-cell>
          <table:table-cell office:value-type="string">
            <text:p>£8 2s 3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raihed-razi.html">RAZI, Mr Raihed</text:a></text:p>
          </table:table-cell>
          <table:table-cell office:value-type="float" office:value="30">
            <text:p>30</text:p>
          </table:table-cell>
          <table:table-cell office:value-type="string">
            <text:p>3rd Class</text:p>
          </table:table-cell>
          <table:table-cell office:value-type="float" office:value="2629">
            <text:p>2629</text:p>
          </table:table-cell>
          <table:table-cell office:value-type="string">
            <text:p>£7 4s 7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ames-george-reed.html">REED, Mr James George</text:a></text:p>
          </table:table-cell>
          <table:table-cell office:value-type="float" office:value="19">
            <text:p>19</text:p>
          </table:table-cell>
          <table:table-cell office:value-type="string">
            <text:p>3rd Class</text:p>
          </table:table-cell>
          <table:table-cell office:value-type="float" office:value="362316">
            <text:p>362316</text:p>
          </table:table-cell>
          <table:table-cell office:value-type="string">
            <text:p>£7 5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butcher.html">Butch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tido-rekic.html">REKIC, Mr Tido</text:a></text:p>
          </table:table-cell>
          <table:table-cell office:value-type="float" office:value="38">
            <text:p>38</text:p>
          </table:table-cell>
          <table:table-cell office:value-type="string">
            <text:p>3rd Class</text:p>
          </table:table-cell>
          <table:table-cell office:value-type="float" office:value="349249">
            <text:p>349249</text:p>
          </table:table-cell>
          <table:table-cell office:value-type="string">
            <text:p>£7 17s 1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harold-reynolds.html">REYNOLDS, Mr Harold J.</text:a></text:p>
          </table:table-cell>
          <table:table-cell office:value-type="float" office:value="21">
            <text:p>21</text:p>
          </table:table-cell>
          <table:table-cell office:value-type="string">
            <text:p>3rd Class</text:p>
          </table:table-cell>
          <table:table-cell office:value-type="float" office:value="342684">
            <text:p>342684</text:p>
          </table:table-cell>
          <table:table-cell office:value-type="string">
            <text:p>£8 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baker.html">Baker</text:a></text:p>
          </table:table-cell>
          <table:table-cell/>
          <table:table-cell table:style-name="ce2" office:value-type="string">
            <text:p><text:a xlink:href="http://www.encyclopedia-titanica.org/titanic-victims/327/">327</text:a></text:p>
          </table:table-cell>
        </table:table-row>
        <table:table-row table:style-name="ro1">
          <table:table-cell office:value-type="string">
            <text:p><text:a xlink:href="http://www.encyclopedia-titanica.org/titanic-victim/margaret-rice.html">RICE, Mrs Margaret</text:a></text:p>
          </table:table-cell>
          <table:table-cell office:value-type="float" office:value="39">
            <text:p>39</text:p>
          </table:table-cell>
          <table:table-cell office:value-type="string">
            <text:p>3rd Class</text:p>
          </table:table-cell>
          <table:table-cell office:value-type="float" office:value="382652">
            <text:p>382652</text:p>
          </table:table-cell>
          <table:table-cell office:value-type="string">
            <text:p>£29 2s 6d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office:value-type="string">
            <text:p><text:a xlink:href="http://www.encyclopedia-titanica.org/titanic-jobs/housekeeper.html">Housekeeper</text:a></text:p>
          </table:table-cell>
          <table:table-cell/>
          <table:table-cell table:style-name="ce2" office:value-type="string">
            <text:p><text:a xlink:href="http://www.encyclopedia-titanica.org/titanic-victims/12/">12</text:a></text:p>
          </table:table-cell>
        </table:table-row>
        <table:table-row table:style-name="ro1">
          <table:table-cell office:value-type="string">
            <text:p><text:a xlink:href="http://www.encyclopedia-titanica.org/titanic-victim/albert-rice.html">RICE, Master Albert</text:a></text:p>
          </table:table-cell>
          <table:table-cell office:value-type="float" office:value="10">
            <text:p>10</text:p>
          </table:table-cell>
          <table:table-cell office:value-type="string">
            <text:p>3rd Class</text:p>
          </table:table-cell>
          <table:table-cell office:value-type="float" office:value="382652">
            <text:p>382652</text:p>
          </table:table-cell>
          <table:table-cell office:value-type="string">
            <text:p>£29 2s 6d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george-hugh-rice.html">RICE, Master George Hugh</text:a></text:p>
          </table:table-cell>
          <table:table-cell office:value-type="float" office:value="8">
            <text:p>8</text:p>
          </table:table-cell>
          <table:table-cell office:value-type="string">
            <text:p>3rd Class</text:p>
          </table:table-cell>
          <table:table-cell office:value-type="float" office:value="382652">
            <text:p>382652</text:p>
          </table:table-cell>
          <table:table-cell office:value-type="string">
            <text:p>£29 2s 6d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eric-rice.html">RICE, Master Eric</text:a></text:p>
          </table:table-cell>
          <table:table-cell office:value-type="float" office:value="7">
            <text:p>7</text:p>
          </table:table-cell>
          <table:table-cell office:value-type="string">
            <text:p>3rd Class</text:p>
          </table:table-cell>
          <table:table-cell office:value-type="float" office:value="382652">
            <text:p>382652</text:p>
          </table:table-cell>
          <table:table-cell office:value-type="string">
            <text:p>£29 2s 6d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arthur-rice.html">RICE, Master Arthur</text:a></text:p>
          </table:table-cell>
          <table:table-cell office:value-type="float" office:value="4">
            <text:p>4</text:p>
          </table:table-cell>
          <table:table-cell office:value-type="string">
            <text:p>3rd Class</text:p>
          </table:table-cell>
          <table:table-cell office:value-type="float" office:value="382652">
            <text:p>382652</text:p>
          </table:table-cell>
          <table:table-cell office:value-type="string">
            <text:p>£29 2s 6d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eugene-francis-rice.html">RICE, Master Eugene Francis</text:a></text:p>
          </table:table-cell>
          <table:table-cell office:value-type="float" office:value="2">
            <text:p>2</text:p>
          </table:table-cell>
          <table:table-cell office:value-type="string">
            <text:p>3rd Class</text:p>
          </table:table-cell>
          <table:table-cell office:value-type="float" office:value="382652">
            <text:p>382652</text:p>
          </table:table-cell>
          <table:table-cell office:value-type="string">
            <text:p>£29 2s 6d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susanna-juhantytar-sanni-riihivuori.html">RIIHIVUORI, Miss Susanna Juhantytär "Sanni"</text:a></text:p>
          </table:table-cell>
          <table:table-cell office:value-type="float" office:value="22">
            <text:p>22</text:p>
          </table:table-cell>
          <table:table-cell office:value-type="string">
            <text:p>3rd Class</text:p>
          </table:table-cell>
          <table:table-cell office:value-type="float" office:value="3101295">
            <text:p>3101295</text:p>
          </table:table-cell>
          <table:table-cell office:value-type="string">
            <text:p>£39 13s 9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matti-rintamaki.html">RINTAMäKI, Mr Matti</text:a></text:p>
          </table:table-cell>
          <table:table-cell office:value-type="float" office:value="35">
            <text:p>35</text:p>
          </table:table-cell>
          <table:table-cell office:value-type="string">
            <text:p>3rd Class</text:p>
          </table:table-cell>
          <table:table-cell office:value-type="float" office:value="3101273">
            <text:p>3101273</text:p>
          </table:table-cell>
          <table:table-cell office:value-type="string">
            <text:p>£7 2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hannah-riordan.html">RIORDAN, Miss Hannah</text:a></text:p>
          </table:table-cell>
          <table:table-cell office:value-type="float" office:value="18">
            <text:p>18</text:p>
          </table:table-cell>
          <table:table-cell office:value-type="string">
            <text:p>3rd Class</text:p>
          </table:table-cell>
          <table:table-cell office:value-type="float" office:value="334915">
            <text:p>334915</text:p>
          </table:table-cell>
          <table:table-cell office:value-type="string">
            <text:p>£7 14s 5d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table:style-name="ce3"/>
          <table:table-cell table:style-name="ce2" office:value-type="string">
            <text:p><text:a xlink:href="http://www.encyclopedia-titanica.org/boat/13/">13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samuel-beard-risien.html">RISIEN, Mr Samuel Beard</text:a></text:p>
          </table:table-cell>
          <table:table-cell office:value-type="float" office:value="69">
            <text:p>69</text:p>
          </table:table-cell>
          <table:table-cell office:value-type="string">
            <text:p>3rd Class</text:p>
          </table:table-cell>
          <table:table-cell office:value-type="float" office:value="364498">
            <text:p>364498</text:p>
          </table:table-cell>
          <table:table-cell office:value-type="string">
            <text:p>£14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hotelier.html">Hoteli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emma-risien.html">RISIEN, Mrs Emma</text:a></text:p>
          </table:table-cell>
          <table:table-cell office:value-type="float" office:value="58">
            <text:p>58</text:p>
          </table:table-cell>
          <table:table-cell office:value-type="string">
            <text:p>3rd Class</text:p>
          </table:table-cell>
          <table:table-cell office:value-type="float" office:value="364498">
            <text:p>364498</text:p>
          </table:table-cell>
          <table:table-cell office:value-type="string">
            <text:p>£14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alexander-robins.html">ROBINS, Mr Alexander A.</text:a></text:p>
          </table:table-cell>
          <table:table-cell office:value-type="float" office:value="50">
            <text:p>50</text:p>
          </table:table-cell>
          <table:table-cell office:value-type="string">
            <text:p>3rd Class</text:p>
          </table:table-cell>
          <table:table-cell office:value-type="float" office:value="3337">
            <text:p>3337</text:p>
          </table:table-cell>
          <table:table-cell office:value-type="string">
            <text:p>£14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mason.html">Mason</text:a></text:p>
          </table:table-cell>
          <table:table-cell/>
          <table:table-cell table:style-name="ce2" office:value-type="string">
            <text:p><text:a xlink:href="http://www.encyclopedia-titanica.org/titanic-victims/119/">119</text:a></text:p>
          </table:table-cell>
        </table:table-row>
        <table:table-row table:style-name="ro1">
          <table:table-cell office:value-type="string">
            <text:p><text:a xlink:href="http://www.encyclopedia-titanica.org/titanic-victim/grace-charity-robins.html">ROBINS, Mrs Grace Charity</text:a></text:p>
          </table:table-cell>
          <table:table-cell office:value-type="float" office:value="47">
            <text:p>47</text:p>
          </table:table-cell>
          <table:table-cell office:value-type="string">
            <text:p>3rd Class</text:p>
          </table:table-cell>
          <table:table-cell office:value-type="float" office:value="3337">
            <text:p>3337</text:p>
          </table:table-cell>
          <table:table-cell office:value-type="string">
            <text:p>£14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/>
          <table:table-cell table:style-name="ce2" office:value-type="string">
            <text:p><text:a xlink:href="http://www.encyclopedia-titanica.org/titanic-victims/7/">7</text:a></text:p>
          </table:table-cell>
        </table:table-row>
        <table:table-row table:style-name="ro1">
          <table:table-cell office:value-type="string">
            <text:p><text:a xlink:href="http://www.encyclopedia-titanica.org/titanic-victim/william-john-rogers.html">ROGERS, Mr William John</text:a></text:p>
          </table:table-cell>
          <table:table-cell office:value-type="float" office:value="29">
            <text:p>29</text:p>
          </table:table-cell>
          <table:table-cell office:value-type="string">
            <text:p>3rd Class</text:p>
          </table:table-cell>
          <table:table-cell office:value-type="float" office:value="23567">
            <text:p>23567</text:p>
          </table:table-cell>
          <table:table-cell office:value-type="string">
            <text:p>£8 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miner.html">Min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knud-paust-rommetvedt.html">ROMMETVEDT, Mr Knud Paust</text:a></text:p>
          </table:table-cell>
          <table:table-cell office:value-type="float" office:value="49">
            <text:p>49</text:p>
          </table:table-cell>
          <table:table-cell office:value-type="string">
            <text:p>3rd Class</text:p>
          </table:table-cell>
          <table:table-cell office:value-type="float" office:value="312993">
            <text:p>312993</text:p>
          </table:table-cell>
          <table:table-cell office:value-type="string">
            <text:p>£7 15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ailor.html">Tailo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helena-wilhelmina-rosblom.html">ROSBLOM, Mrs Helena Wilhelmina</text:a></text:p>
          </table:table-cell>
          <table:table-cell office:value-type="float" office:value="41">
            <text:p>41</text:p>
          </table:table-cell>
          <table:table-cell office:value-type="string">
            <text:p>3rd Class</text:p>
          </table:table-cell>
          <table:table-cell office:value-type="float" office:value="370129">
            <text:p>370129</text:p>
          </table:table-cell>
          <table:table-cell office:value-type="string">
            <text:p>£20 4s 3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salli-helena-rosblom.html">ROSBLOM, Miss Salli Helena</text:a></text:p>
          </table:table-cell>
          <table:table-cell office:value-type="float" office:value="2">
            <text:p>2</text:p>
          </table:table-cell>
          <table:table-cell office:value-type="string">
            <text:p>3rd Class</text:p>
          </table:table-cell>
          <table:table-cell office:value-type="float" office:value="370129">
            <text:p>370129</text:p>
          </table:table-cell>
          <table:table-cell office:value-type="string">
            <text:p>£20 4s 3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viktor-richard-rosblom.html">ROSBLOM, Mr Viktor Richard</text:a></text:p>
          </table:table-cell>
          <table:table-cell office:value-type="float" office:value="18">
            <text:p>18</text:p>
          </table:table-cell>
          <table:table-cell office:value-type="string">
            <text:p>3rd Class</text:p>
          </table:table-cell>
          <table:table-cell office:value-type="float" office:value="370129">
            <text:p>370129</text:p>
          </table:table-cell>
          <table:table-cell office:value-type="string">
            <text:p>£20 4s 3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sarah-roth.html">ROTH, Miss Sarah A.</text:a></text:p>
          </table:table-cell>
          <table:table-cell office:value-type="float" office:value="26">
            <text:p>26</text:p>
          </table:table-cell>
          <table:table-cell office:value-type="string">
            <text:p>3rd Class</text:p>
          </table:table-cell>
          <table:table-cell office:value-type="float" office:value="342712">
            <text:p>342712</text:p>
          </table:table-cell>
          <table:table-cell office:value-type="string">
            <text:p>£8 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ailor.html">Tailor</text:a></text:p>
          </table:table-cell>
          <table:table-cell table:style-name="ce2" office:value-type="string">
            <text:p><text:a xlink:href="http://www.encyclopedia-titanica.org/boat/C/">C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richard-henry-rouse.html">ROUSE, Mr Richard Henry</text:a></text:p>
          </table:table-cell>
          <table:table-cell office:value-type="float" office:value="53">
            <text:p>53</text:p>
          </table:table-cell>
          <table:table-cell office:value-type="string">
            <text:p>3rd Class</text:p>
          </table:table-cell>
          <table:table-cell office:value-type="float" office:value="3594">
            <text:p>3594</text:p>
          </table:table-cell>
          <table:table-cell office:value-type="string">
            <text:p>£8 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arm-labourer.html">Farm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alfred-george-john-rush.html">RUSH, Mr Alfred George John</text:a></text:p>
          </table:table-cell>
          <table:table-cell office:value-type="float" office:value="16">
            <text:p>16</text:p>
          </table:table-cell>
          <table:table-cell office:value-type="string">
            <text:p>3rd Class</text:p>
          </table:table-cell>
          <table:table-cell office:value-type="float" office:value="20589">
            <text:p>20589</text:p>
          </table:table-cell>
          <table:table-cell office:value-type="string">
            <text:p>£8 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porter.html">Port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patrick-ryan.html">RYAN, Mr Patrick</text:a></text:p>
          </table:table-cell>
          <table:table-cell office:value-type="float" office:value="29">
            <text:p>29</text:p>
          </table:table-cell>
          <table:table-cell office:value-type="string">
            <text:p>3rd Class</text:p>
          </table:table-cell>
          <table:table-cell office:value-type="float" office:value="371110">
            <text:p>371110</text:p>
          </table:table-cell>
          <table:table-cell office:value-type="string">
            <text:p>£24 3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edward-ryan.html">RYAN, Mr Edward</text:a></text:p>
          </table:table-cell>
          <table:table-cell office:value-type="float" office:value="24">
            <text:p>24</text:p>
          </table:table-cell>
          <table:table-cell office:value-type="string">
            <text:p>3rd Class</text:p>
          </table:table-cell>
          <table:table-cell office:value-type="float" office:value="383162">
            <text:p>383162</text:p>
          </table:table-cell>
          <table:table-cell office:value-type="string">
            <text:p>£7 15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style-name="ce2" office:value-type="string">
            <text:p><text:a xlink:href="http://www.encyclopedia-titanica.org/boat/14/">14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amin-saad.html">SAAD, Mr Amin</text:a></text:p>
          </table:table-cell>
          <table:table-cell office:value-type="float" office:value="30">
            <text:p>30</text:p>
          </table:table-cell>
          <table:table-cell office:value-type="string">
            <text:p>3rd Class</text:p>
          </table:table-cell>
          <table:table-cell office:value-type="float" office:value="2671">
            <text:p>2671</text:p>
          </table:table-cell>
          <table:table-cell office:value-type="string">
            <text:p>£7 4s 7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office:value-type="string">
            <text:p><text:a xlink:href="http://www.encyclopedia-titanica.org/titanic-jobs/farm-labourer.html">Farm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khalil-saad.html">SAAD, Mr Khalil</text:a></text:p>
          </table:table-cell>
          <table:table-cell office:value-type="float" office:value="27">
            <text:p>27</text:p>
          </table:table-cell>
          <table:table-cell office:value-type="string">
            <text:p>3rd Class</text:p>
          </table:table-cell>
          <table:table-cell office:value-type="float" office:value="2672">
            <text:p>2672</text:p>
          </table:table-cell>
          <table:table-cell office:value-type="string">
            <text:p>£7 4s 6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office:value-type="string">
            <text:p><text:a xlink:href="http://www.encyclopedia-titanica.org/titanic-jobs/farm-labourer.html">Farm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matthew-sadlier.html">SADLIER, Mr Matthew</text:a></text:p>
          </table:table-cell>
          <table:table-cell office:value-type="float" office:value="20">
            <text:p>20</text:p>
          </table:table-cell>
          <table:table-cell office:value-type="string">
            <text:p>3rd Class</text:p>
          </table:table-cell>
          <table:table-cell office:value-type="float" office:value="367655">
            <text:p>367655</text:p>
          </table:table-cell>
          <table:table-cell office:value-type="string">
            <text:p>£7 14s 7d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office:value-type="string">
            <text:p><text:a xlink:href="http://www.encyclopedia-titanica.org/titanic-jobs/farm-labourer.html">Farm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harry-sadowitz.html">SADOWITZ, Mr Harry</text:a></text:p>
          </table:table-cell>
          <table:table-cell office:value-type="float" office:value="17">
            <text:p>17</text:p>
          </table:table-cell>
          <table:table-cell office:value-type="string">
            <text:p>3rd Class</text:p>
          </table:table-cell>
          <table:table-cell office:value-type="float" office:value="1588">
            <text:p>1588</text:p>
          </table:table-cell>
          <table:table-cell office:value-type="string">
            <text:p>£7 11s 10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ur-cutter.html">Fur Cutt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ohn-george-sage.html">SAGE, Mr John George</text:a></text:p>
          </table:table-cell>
          <table:table-cell office:value-type="float" office:value="44">
            <text:p>44</text:p>
          </table:table-cell>
          <table:table-cell office:value-type="string">
            <text:p>3rd Class</text:p>
          </table:table-cell>
          <table:table-cell office:value-type="float" office:value="2343">
            <text:p>2343</text:p>
          </table:table-cell>
          <table:table-cell office:value-type="string">
            <text:p>£69 1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adesman.html">Tradesman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annie-elizabeth-sage.html">SAGE, Mrs Annie Elizabeth</text:a></text:p>
          </table:table-cell>
          <table:table-cell office:value-type="float" office:value="44">
            <text:p>44</text:p>
          </table:table-cell>
          <table:table-cell office:value-type="string">
            <text:p>3rd Class</text:p>
          </table:table-cell>
          <table:table-cell office:value-type="float" office:value="2343">
            <text:p>2343</text:p>
          </table:table-cell>
          <table:table-cell office:value-type="string">
            <text:p>£69 1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stella-anne-sage.html">SAGE, Miss Stella Anne</text:a></text:p>
          </table:table-cell>
          <table:table-cell office:value-type="float" office:value="20">
            <text:p>20</text:p>
          </table:table-cell>
          <table:table-cell office:value-type="string">
            <text:p>3rd Class</text:p>
          </table:table-cell>
          <table:table-cell office:value-type="float" office:value="2343">
            <text:p>2343</text:p>
          </table:table-cell>
          <table:table-cell office:value-type="string">
            <text:p>£69 1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dressmaker.html">Dressmaker / Couturière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george-john-sage.html">SAGE, Mr George John</text:a></text:p>
          </table:table-cell>
          <table:table-cell office:value-type="float" office:value="19">
            <text:p>19</text:p>
          </table:table-cell>
          <table:table-cell office:value-type="string">
            <text:p>3rd Class</text:p>
          </table:table-cell>
          <table:table-cell office:value-type="float" office:value="2343">
            <text:p>2343</text:p>
          </table:table-cell>
          <table:table-cell office:value-type="string">
            <text:p>£69 1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barman.html">Barman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douglas-bullen-sage.html">SAGE, Mr Douglas Bullen</text:a></text:p>
          </table:table-cell>
          <table:table-cell office:value-type="float" office:value="18">
            <text:p>18</text:p>
          </table:table-cell>
          <table:table-cell office:value-type="string">
            <text:p>3rd Class</text:p>
          </table:table-cell>
          <table:table-cell office:value-type="float" office:value="2343">
            <text:p>2343</text:p>
          </table:table-cell>
          <table:table-cell office:value-type="string">
            <text:p>£69 1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baker.html">Ba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frederick-sage.html">SAGE, Mr Frederick</text:a></text:p>
          </table:table-cell>
          <table:table-cell office:value-type="float" office:value="16">
            <text:p>16</text:p>
          </table:table-cell>
          <table:table-cell office:value-type="string">
            <text:p>3rd Class</text:p>
          </table:table-cell>
          <table:table-cell office:value-type="float" office:value="2343">
            <text:p>2343</text:p>
          </table:table-cell>
          <table:table-cell office:value-type="string">
            <text:p>£69 1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cook.html">Cook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dorothy-dolly-florence-sage.html">SAGE, Miss Dorothy</text:a></text:p>
          </table:table-cell>
          <table:table-cell office:value-type="float" office:value="14">
            <text:p>14</text:p>
          </table:table-cell>
          <table:table-cell office:value-type="string">
            <text:p>3rd Class</text:p>
          </table:table-cell>
          <table:table-cell office:value-type="float" office:value="2343">
            <text:p>2343</text:p>
          </table:table-cell>
          <table:table-cell office:value-type="string">
            <text:p>£69 1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cholar.html">Schola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anthony-william-sage.html">SAGE, Master Anthony William</text:a></text:p>
          </table:table-cell>
          <table:table-cell office:value-type="float" office:value="12">
            <text:p>12</text:p>
          </table:table-cell>
          <table:table-cell office:value-type="string">
            <text:p>3rd Class</text:p>
          </table:table-cell>
          <table:table-cell office:value-type="float" office:value="2343">
            <text:p>2343</text:p>
          </table:table-cell>
          <table:table-cell office:value-type="string">
            <text:p>£69 1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/>
          <table:table-cell table:style-name="ce2" office:value-type="string">
            <text:p><text:a xlink:href="http://www.encyclopedia-titanica.org/titanic-victims/67/">67</text:a></text:p>
          </table:table-cell>
        </table:table-row>
        <table:table-row table:style-name="ro1">
          <table:table-cell office:value-type="string">
            <text:p><text:a xlink:href="http://www.encyclopedia-titanica.org/titanic-victim/elizabeth-ada-sage.html">SAGE, Miss Elizabeth Ada</text:a></text:p>
          </table:table-cell>
          <table:table-cell office:value-type="float" office:value="10">
            <text:p>10</text:p>
          </table:table-cell>
          <table:table-cell office:value-type="string">
            <text:p>3rd Class</text:p>
          </table:table-cell>
          <table:table-cell office:value-type="float" office:value="2343">
            <text:p>2343</text:p>
          </table:table-cell>
          <table:table-cell office:value-type="string">
            <text:p>£69 1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constance-gladys-sage.html">SAGE, Miss Constance Gladys</text:a></text:p>
          </table:table-cell>
          <table:table-cell office:value-type="float" office:value="7">
            <text:p>7</text:p>
          </table:table-cell>
          <table:table-cell office:value-type="string">
            <text:p>3rd Class</text:p>
          </table:table-cell>
          <table:table-cell office:value-type="float" office:value="2343">
            <text:p>2343</text:p>
          </table:table-cell>
          <table:table-cell office:value-type="string">
            <text:p>£69 1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thomas-henry-sage.html">SAGE, Master Thomas Henry</text:a></text:p>
          </table:table-cell>
          <table:table-cell office:value-type="float" office:value="4">
            <text:p>4</text:p>
          </table:table-cell>
          <table:table-cell office:value-type="string">
            <text:p>3rd Class</text:p>
          </table:table-cell>
          <table:table-cell office:value-type="float" office:value="2343">
            <text:p>2343</text:p>
          </table:table-cell>
          <table:table-cell office:value-type="string">
            <text:p>£69 1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karl-johan-salander.html">SALANDER, Mr Karl Johan</text:a></text:p>
          </table:table-cell>
          <table:table-cell office:value-type="float" office:value="24">
            <text:p>24</text:p>
          </table:table-cell>
          <table:table-cell office:value-type="string">
            <text:p>3rd Class</text:p>
          </table:table-cell>
          <table:table-cell office:value-type="float" office:value="7266">
            <text:p>7266</text:p>
          </table:table-cell>
          <table:table-cell office:value-type="string">
            <text:p>£9 6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anna-kristine-salkjelsvik.html">SALKJELSVIK, Miss Anna Kristine</text:a></text:p>
          </table:table-cell>
          <table:table-cell office:value-type="float" office:value="21">
            <text:p>21</text:p>
          </table:table-cell>
          <table:table-cell office:value-type="string">
            <text:p>3rd Class</text:p>
          </table:table-cell>
          <table:table-cell office:value-type="float" office:value="343120">
            <text:p>343120</text:p>
          </table:table-cell>
          <table:table-cell office:value-type="string">
            <text:p>£7 13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C/">C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johan-werner-salonen.html">SALONEN, Mr Johan Werner</text:a></text:p>
          </table:table-cell>
          <table:table-cell office:value-type="float" office:value="29">
            <text:p>29</text:p>
          </table:table-cell>
          <table:table-cell office:value-type="string">
            <text:p>3rd Class</text:p>
          </table:table-cell>
          <table:table-cell office:value-type="float" office:value="3101296">
            <text:p>3101296</text:p>
          </table:table-cell>
          <table:table-cell office:value-type="string">
            <text:p>£7 18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hanna-elias-samaan.html">SAMAAN, Mr Hanna Elias</text:a></text:p>
          </table:table-cell>
          <table:table-cell office:value-type="float" office:value="40">
            <text:p>40</text:p>
          </table:table-cell>
          <table:table-cell office:value-type="string">
            <text:p>3rd Class</text:p>
          </table:table-cell>
          <table:table-cell office:value-type="float" office:value="2662">
            <text:p>2662</text:p>
          </table:table-cell>
          <table:table-cell office:value-type="string">
            <text:p>£21 13s 7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elias-samaan.html">SAMAAN, Mr Elias</text:a></text:p>
          </table:table-cell>
          <table:table-cell office:value-type="float" office:value="17">
            <text:p>17</text:p>
          </table:table-cell>
          <table:table-cell office:value-type="string">
            <text:p>3rd Class</text:p>
          </table:table-cell>
          <table:table-cell office:value-type="float" office:value="2662">
            <text:p>2662</text:p>
          </table:table-cell>
          <table:table-cell office:value-type="string">
            <text:p>£21 13s 7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youssef-joseph-samaan.html">SAMAAN, Mr Youssef ("Joseph")</text:a></text:p>
          </table:table-cell>
          <table:table-cell office:value-type="float" office:value="15">
            <text:p>15</text:p>
          </table:table-cell>
          <table:table-cell office:value-type="string">
            <text:p>3rd Class</text:p>
          </table:table-cell>
          <table:table-cell office:value-type="float" office:value="2662">
            <text:p>2662</text:p>
          </table:table-cell>
          <table:table-cell office:value-type="string">
            <text:p>£21 13s 7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agnes-charlotta-sandstrom.html">SANDSTRöM, Mrs Agnes Charlotta</text:a></text:p>
          </table:table-cell>
          <table:table-cell office:value-type="float" office:value="24">
            <text:p>24</text:p>
          </table:table-cell>
          <table:table-cell office:value-type="string">
            <text:p>3rd Class</text:p>
          </table:table-cell>
          <table:table-cell office:value-type="float" office:value="9549">
            <text:p>9549</text:p>
          </table:table-cell>
          <table:table-cell office:value-type="string">
            <text:p>£16 14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13/">13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beatrice-irene-sandstrom.html">SANDSTRöM, Miss Beatrice Irene</text:a></text:p>
          </table:table-cell>
          <table:table-cell office:value-type="float" office:value="1">
            <text:p>1</text:p>
          </table:table-cell>
          <table:table-cell office:value-type="string">
            <text:p>3rd Class</text:p>
          </table:table-cell>
          <table:table-cell office:value-type="float" office:value="9549">
            <text:p>9549</text:p>
          </table:table-cell>
          <table:table-cell office:value-type="string">
            <text:p>£16 14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13/">13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marguerite-rut-sandstrom.html">SANDSTRöM, Miss Marguerite Rut</text:a></text:p>
          </table:table-cell>
          <table:table-cell office:value-type="float" office:value="4">
            <text:p>4</text:p>
          </table:table-cell>
          <table:table-cell office:value-type="string">
            <text:p>3rd Class</text:p>
          </table:table-cell>
          <table:table-cell office:value-type="float" office:value="9549">
            <text:p>9549</text:p>
          </table:table-cell>
          <table:table-cell office:value-type="string">
            <text:p>£16 14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13/">13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julius-jules-sap.html">SAP, Mr Julius ("Jules _")</text:a></text:p>
          </table:table-cell>
          <table:table-cell office:value-type="float" office:value="21">
            <text:p>21</text:p>
          </table:table-cell>
          <table:table-cell office:value-type="string">
            <text:p>3rd Class</text:p>
          </table:table-cell>
          <table:table-cell office:value-type="float" office:value="345768">
            <text:p>345768</text:p>
          </table:table-cell>
          <table:table-cell office:value-type="string">
            <text:p>£9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11/">11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william-henry-saundercock.html">SAUNDERCOCK, Mr William Henry</text:a></text:p>
          </table:table-cell>
          <table:table-cell office:value-type="float" office:value="19">
            <text:p>19</text:p>
          </table:table-cell>
          <table:table-cell office:value-type="string">
            <text:p>3rd Class</text:p>
          </table:table-cell>
          <table:table-cell office:value-type="float" office:value="2151">
            <text:p>2151</text:p>
          </table:table-cell>
          <table:table-cell office:value-type="string">
            <text:p>£8 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miner.html">Min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frederick-charles-sawyer.html">SAWYER, Mr Frederick Charles</text:a></text:p>
          </table:table-cell>
          <table:table-cell office:value-type="float" office:value="33">
            <text:p>33</text:p>
          </table:table-cell>
          <table:table-cell office:value-type="string">
            <text:p>3rd Class</text:p>
          </table:table-cell>
          <table:table-cell office:value-type="float" office:value="342826">
            <text:p>342826</text:p>
          </table:table-cell>
          <table:table-cell office:value-type="string">
            <text:p>£8 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ardener.html">Gardener</text:a></text:p>
          </table:table-cell>
          <table:table-cell/>
          <table:table-cell table:style-name="ce2" office:value-type="string">
            <text:p><text:a xlink:href="http://www.encyclopedia-titanica.org/titanic-victims/284/">284</text:a></text:p>
          </table:table-cell>
        </table:table-row>
        <table:table-row table:style-name="ro1">
          <table:table-cell office:value-type="string">
            <text:p><text:a xlink:href="http://www.encyclopedia-titanica.org/titanic-victim/james-scanlan.html">SCANLAN, Mr James</text:a></text:p>
          </table:table-cell>
          <table:table-cell office:value-type="float" office:value="22">
            <text:p>22</text:p>
          </table:table-cell>
          <table:table-cell office:value-type="string">
            <text:p>3rd Class</text:p>
          </table:table-cell>
          <table:table-cell office:value-type="float" office:value="36209">
            <text:p>36209</text:p>
          </table:table-cell>
          <table:table-cell office:value-type="string">
            <text:p>£7 14s 6d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jean-scheerlinck.html">SCHEERLINCK, Mr Jean</text:a></text:p>
          </table:table-cell>
          <table:table-cell office:value-type="float" office:value="29">
            <text:p>29</text:p>
          </table:table-cell>
          <table:table-cell office:value-type="string">
            <text:p>3rd Class</text:p>
          </table:table-cell>
          <table:table-cell office:value-type="float" office:value="345779">
            <text:p>345779</text:p>
          </table:table-cell>
          <table:table-cell office:value-type="string">
            <text:p>£9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11/">11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todor-sdycoff.html">SDYCOFF, Mr Todor</text:a></text:p>
          </table:table-cell>
          <table:table-cell office:value-type="float" office:value="42">
            <text:p>42</text:p>
          </table:table-cell>
          <table:table-cell office:value-type="string">
            <text:p>3rd Class</text:p>
          </table:table-cell>
          <table:table-cell office:value-type="float" office:value="349222">
            <text:p>349222</text:p>
          </table:table-cell>
          <table:table-cell office:value-type="string">
            <text:p>£7 17s 1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betros-seman.html">SEMAN, Master Betros</text:a></text:p>
          </table:table-cell>
          <table:table-cell office:value-type="float" office:value="10">
            <text:p>10</text:p>
          </table:table-cell>
          <table:table-cell office:value-type="string">
            <text:p>3rd Class</text:p>
          </table:table-cell>
          <table:table-cell office:value-type="float" office:value="2622">
            <text:p>2622</text:p>
          </table:table-cell>
          <table:table-cell office:value-type="string">
            <text:p>£4 3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patrick-shaughnessy.html">SHAUGHNESSY, Mr Patrick</text:a></text:p>
          </table:table-cell>
          <table:table-cell office:value-type="float" office:value="24">
            <text:p>24</text:p>
          </table:table-cell>
          <table:table-cell office:value-type="string">
            <text:p>3rd Class</text:p>
          </table:table-cell>
          <table:table-cell office:value-type="float" office:value="370374">
            <text:p>370374</text:p>
          </table:table-cell>
          <table:table-cell office:value-type="string">
            <text:p>£7 15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office:value-type="string">
            <text:p><text:a xlink:href="http://www.encyclopedia-titanica.org/titanic-jobs/farm-labourer.html">Farm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daher-shedid.html">SHEDID, Mr Daher</text:a></text:p>
          </table:table-cell>
          <table:table-cell office:value-type="float" office:value="19">
            <text:p>19</text:p>
          </table:table-cell>
          <table:table-cell office:value-type="string">
            <text:p>3rd Class</text:p>
          </table:table-cell>
          <table:table-cell office:value-type="float" office:value="2698">
            <text:p>2698</text:p>
          </table:table-cell>
          <table:table-cell office:value-type="string">
            <text:p>£7 4s 6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table:style-name="ce3"/>
          <table:table-cell/>
          <table:table-cell table:style-name="ce2" office:value-type="string">
            <text:p><text:a xlink:href="http://www.encyclopedia-titanica.org/titanic-victims/9/">9</text:a></text:p>
          </table:table-cell>
        </table:table-row>
        <table:table-row table:style-name="ro1">
          <table:table-cell office:value-type="string">
            <text:p><text:a xlink:href="http://www.encyclopedia-titanica.org/titanic-victim/frederick-william-blainey-shellard.html">SHELLARD, Mr Frederick William Blainey</text:a></text:p>
          </table:table-cell>
          <table:table-cell office:value-type="float" office:value="55">
            <text:p>55</text:p>
          </table:table-cell>
          <table:table-cell office:value-type="string">
            <text:p>3rd Class</text:p>
          </table:table-cell>
          <table:table-cell office:value-type="float" office:value="6212">
            <text:p>6212</text:p>
          </table:table-cell>
          <table:table-cell office:value-type="string">
            <text:p>£15 2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painter-decorator.html">Painter &amp; Decorato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ellen-natalia-shine.html">SHINE, Miss Ellen Natalia</text:a></text:p>
          </table:table-cell>
          <table:table-cell office:value-type="float" office:value="20">
            <text:p>20</text:p>
          </table:table-cell>
          <table:table-cell office:value-type="string">
            <text:p>3rd Class</text:p>
          </table:table-cell>
          <table:table-cell office:value-type="float" office:value="330968">
            <text:p>330968</text:p>
          </table:table-cell>
          <table:table-cell office:value-type="string">
            <text:p>£7 16s 7d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charles-joseph-shorney.html">SHORNEY, Mr Charles Joseph</text:a></text:p>
          </table:table-cell>
          <table:table-cell office:value-type="float" office:value="22">
            <text:p>22</text:p>
          </table:table-cell>
          <table:table-cell office:value-type="string">
            <text:p>3rd Class</text:p>
          </table:table-cell>
          <table:table-cell office:value-type="float" office:value="374910">
            <text:p>374910</text:p>
          </table:table-cell>
          <table:table-cell office:value-type="string">
            <text:p>£8 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valet.html">Valet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ohn-simmons.html">SIMMONS, Mr John</text:a></text:p>
          </table:table-cell>
          <table:table-cell office:value-type="float" office:value="39">
            <text:p>39</text:p>
          </table:table-cell>
          <table:table-cell office:value-type="string">
            <text:p>3rd Class</text:p>
          </table:table-cell>
          <table:table-cell office:value-type="float" office:value="392082">
            <text:p>392082</text:p>
          </table:table-cell>
          <table:table-cell office:value-type="string">
            <text:p>£8 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orsen-sirayanian.html">SIRAYANIAN, Mr Orsen</text:a></text:p>
          </table:table-cell>
          <table:table-cell office:value-type="float" office:value="22">
            <text:p>22</text:p>
          </table:table-cell>
          <table:table-cell office:value-type="string">
            <text:p>3rd Class</text:p>
          </table:table-cell>
          <table:table-cell office:value-type="float" office:value="2669">
            <text:p>2669</text:p>
          </table:table-cell>
          <table:table-cell office:value-type="string">
            <text:p>£7 4s 7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office:value-type="string">
            <text:p><text:a xlink:href="http://www.encyclopedia-titanica.org/titanic-jobs/farmer.html">Far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maurice-sirota.html">SIROTA, Mr Maurice</text:a></text:p>
          </table:table-cell>
          <table:table-cell office:value-type="float" office:value="20">
            <text:p>20</text:p>
          </table:table-cell>
          <table:table-cell office:value-type="string">
            <text:p>3rd Class</text:p>
          </table:table-cell>
          <table:table-cell office:value-type="float" office:value="392092">
            <text:p>392092</text:p>
          </table:table-cell>
          <table:table-cell office:value-type="string">
            <text:p>£8 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ailor.html">Tailo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husein-sivic.html">SIVIC, Mr Husein</text:a></text:p>
          </table:table-cell>
          <table:table-cell office:value-type="float" office:value="40">
            <text:p>40</text:p>
          </table:table-cell>
          <table:table-cell office:value-type="string">
            <text:p>3rd Class</text:p>
          </table:table-cell>
          <table:table-cell office:value-type="float" office:value="349251">
            <text:p>349251</text:p>
          </table:table-cell>
          <table:table-cell office:value-type="string">
            <text:p>£7 17s 1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antti-wilhelm-sivola.html">SIVOLA, Mr Antti Wilhelm</text:a></text:p>
          </table:table-cell>
          <table:table-cell office:value-type="float" office:value="21">
            <text:p>21</text:p>
          </table:table-cell>
          <table:table-cell office:value-type="string">
            <text:p>3rd Class</text:p>
          </table:table-cell>
          <table:table-cell office:value-type="float" office:value="3101280">
            <text:p>3101280</text:p>
          </table:table-cell>
          <table:table-cell office:value-type="string">
            <text:p>£7 18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anna-sofia-sjoblom.html">SJöBLOM, Miss Anna Sofia</text:a></text:p>
          </table:table-cell>
          <table:table-cell office:value-type="float" office:value="18">
            <text:p>18</text:p>
          </table:table-cell>
          <table:table-cell office:value-type="string">
            <text:p>3rd Class</text:p>
          </table:table-cell>
          <table:table-cell office:value-type="float" office:value="3101265">
            <text:p>3101265</text:p>
          </table:table-cell>
          <table:table-cell office:value-type="string">
            <text:p>£6 9s 1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16/">16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wilhelm-william-johansson-skoog.html">SKOOG, Mr Wilhelm ("William Johansson")</text:a></text:p>
          </table:table-cell>
          <table:table-cell office:value-type="float" office:value="40">
            <text:p>40</text:p>
          </table:table-cell>
          <table:table-cell office:value-type="string">
            <text:p>3rd Class</text:p>
          </table:table-cell>
          <table:table-cell office:value-type="float" office:value="347088">
            <text:p>347088</text:p>
          </table:table-cell>
          <table:table-cell office:value-type="string">
            <text:p>£27 18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anna-bernhardina-skoog.html">SKOOG, Mrs Anna Bernhardina</text:a></text:p>
          </table:table-cell>
          <table:table-cell office:value-type="float" office:value="43">
            <text:p>43</text:p>
          </table:table-cell>
          <table:table-cell office:value-type="string">
            <text:p>3rd Class</text:p>
          </table:table-cell>
          <table:table-cell office:value-type="float" office:value="347088">
            <text:p>347088</text:p>
          </table:table-cell>
          <table:table-cell office:value-type="string">
            <text:p>£27 18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karl-thorsten-skoog.html">SKOOG, Master Karl Thorsten</text:a></text:p>
          </table:table-cell>
          <table:table-cell office:value-type="float" office:value="11">
            <text:p>11</text:p>
          </table:table-cell>
          <table:table-cell office:value-type="string">
            <text:p>3rd Class</text:p>
          </table:table-cell>
          <table:table-cell office:value-type="float" office:value="347088">
            <text:p>347088</text:p>
          </table:table-cell>
          <table:table-cell office:value-type="string">
            <text:p>£27 18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harald-skoog.html">SKOOG, Master Harald</text:a></text:p>
          </table:table-cell>
          <table:table-cell office:value-type="float" office:value="5">
            <text:p>5</text:p>
          </table:table-cell>
          <table:table-cell office:value-type="string">
            <text:p>3rd Class</text:p>
          </table:table-cell>
          <table:table-cell office:value-type="float" office:value="347088">
            <text:p>347088</text:p>
          </table:table-cell>
          <table:table-cell office:value-type="string">
            <text:p>£27 18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mabel-skoog.html">SKOOG, Miss Mabel</text:a></text:p>
          </table:table-cell>
          <table:table-cell office:value-type="float" office:value="9">
            <text:p>9</text:p>
          </table:table-cell>
          <table:table-cell office:value-type="string">
            <text:p>3rd Class</text:p>
          </table:table-cell>
          <table:table-cell office:value-type="float" office:value="347088">
            <text:p>347088</text:p>
          </table:table-cell>
          <table:table-cell office:value-type="string">
            <text:p>£27 18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margit-elizabeth-skoog.html">SKOOG, Miss Margit Elizabeth</text:a></text:p>
          </table:table-cell>
          <table:table-cell office:value-type="float" office:value="2">
            <text:p>2</text:p>
          </table:table-cell>
          <table:table-cell office:value-type="string">
            <text:p>3rd Class</text:p>
          </table:table-cell>
          <table:table-cell office:value-type="float" office:value="347088">
            <text:p>347088</text:p>
          </table:table-cell>
          <table:table-cell office:value-type="string">
            <text:p>£27 18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petco-slabenoff.html">SLABENOFF, Mr Petco</text:a></text:p>
          </table:table-cell>
          <table:table-cell office:value-type="float" office:value="42">
            <text:p>42</text:p>
          </table:table-cell>
          <table:table-cell office:value-type="string">
            <text:p>3rd Class</text:p>
          </table:table-cell>
          <table:table-cell office:value-type="float" office:value="349214">
            <text:p>349214</text:p>
          </table:table-cell>
          <table:table-cell office:value-type="string">
            <text:p>£7 17s 1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selman-francis-slocovski.html">SLOCOVSKI, Mr Selman Francis</text:a></text:p>
          </table:table-cell>
          <table:table-cell office:value-type="float" office:value="20">
            <text:p>20</text:p>
          </table:table-cell>
          <table:table-cell office:value-type="string">
            <text:p>3rd Class</text:p>
          </table:table-cell>
          <table:table-cell office:value-type="float" office:value="392086">
            <text:p>392086</text:p>
          </table:table-cell>
          <table:table-cell office:value-type="string">
            <text:p>£8 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merchant.html">Merchant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mile-smiljanic.html">SMILJANIC, Mr Mile</text:a></text:p>
          </table:table-cell>
          <table:table-cell office:value-type="float" office:value="37">
            <text:p>37</text:p>
          </table:table-cell>
          <table:table-cell office:value-type="string">
            <text:p>3rd Class</text:p>
          </table:table-cell>
          <table:table-cell office:value-type="float" office:value="315037">
            <text:p>315037</text:p>
          </table:table-cell>
          <table:table-cell office:value-type="string">
            <text:p>£8 13s 3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arm-labourer.html">Farm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thomas-smyth.html">SMYTH, Mr Thomas</text:a></text:p>
          </table:table-cell>
          <table:table-cell office:value-type="float" office:value="26">
            <text:p>26</text:p>
          </table:table-cell>
          <table:table-cell office:value-type="string">
            <text:p>3rd Class</text:p>
          </table:table-cell>
          <table:table-cell office:value-type="float" office:value="384461">
            <text:p>384461</text:p>
          </table:table-cell>
          <table:table-cell office:value-type="string">
            <text:p>£7 15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julia-smyth.html">SMYTH, Miss Julia</text:a></text:p>
          </table:table-cell>
          <table:table-cell office:value-type="float" office:value="17">
            <text:p>17</text:p>
          </table:table-cell>
          <table:table-cell office:value-type="string">
            <text:p>3rd Class</text:p>
          </table:table-cell>
          <table:table-cell office:value-type="float" office:value="335432">
            <text:p>335432</text:p>
          </table:table-cell>
          <table:table-cell office:value-type="string">
            <text:p>£7 14s 8d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table:style-name="ce3"/>
          <table:table-cell table:style-name="ce2" office:value-type="string">
            <text:p><text:a xlink:href="http://www.encyclopedia-titanica.org/boat/13/">13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francis-william-somerton.html">SOMERTON, Mr Francis William</text:a></text:p>
          </table:table-cell>
          <table:table-cell office:value-type="float" office:value="31">
            <text:p>31</text:p>
          </table:table-cell>
          <table:table-cell office:value-type="string">
            <text:p>3rd Class</text:p>
          </table:table-cell>
          <table:table-cell office:value-type="float" office:value="18509">
            <text:p>18509</text:p>
          </table:table-cell>
          <table:table-cell office:value-type="string">
            <text:p>£8 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woolf-spector.html">SPECTOR, Mr Woolf</text:a></text:p>
          </table:table-cell>
          <table:table-cell office:value-type="float" office:value="23">
            <text:p>23</text:p>
          </table:table-cell>
          <table:table-cell office:value-type="string">
            <text:p>3rd Class</text:p>
          </table:table-cell>
          <table:table-cell office:value-type="float" office:value="3236">
            <text:p>3236</text:p>
          </table:table-cell>
          <table:table-cell office:value-type="string">
            <text:p>£8 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henry-john-spinner.html">SPINNER, Mr Henry John</text:a></text:p>
          </table:table-cell>
          <table:table-cell office:value-type="float" office:value="32">
            <text:p>32</text:p>
          </table:table-cell>
          <table:table-cell office:value-type="string">
            <text:p>3rd Class</text:p>
          </table:table-cell>
          <table:table-cell office:value-type="float" office:value="369943">
            <text:p>369943</text:p>
          </table:table-cell>
          <table:table-cell office:value-type="string">
            <text:p>£8 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rocer.html">Groc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ivan-staneff.html">STANEFF, Mr Ivan</text:a></text:p>
          </table:table-cell>
          <table:table-cell office:value-type="float" office:value="23">
            <text:p>23</text:p>
          </table:table-cell>
          <table:table-cell office:value-type="string">
            <text:p>3rd Class</text:p>
          </table:table-cell>
          <table:table-cell office:value-type="float" office:value="349208">
            <text:p>349208</text:p>
          </table:table-cell>
          <table:table-cell office:value-type="string">
            <text:p>£7 17s 1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ivan-stankovic.html">STANKOVIC, Mr Ivan</text:a></text:p>
          </table:table-cell>
          <table:table-cell office:value-type="float" office:value="33">
            <text:p>33</text:p>
          </table:table-cell>
          <table:table-cell office:value-type="string">
            <text:p>3rd Class</text:p>
          </table:table-cell>
          <table:table-cell office:value-type="float" office:value="349239">
            <text:p>349239</text:p>
          </table:table-cell>
          <table:table-cell office:value-type="string">
            <text:p>£8 13s 9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amy-zillah-elsie-stanley.html">STANLEY, Miss Amy Zillah Elsie</text:a></text:p>
          </table:table-cell>
          <table:table-cell office:value-type="float" office:value="24">
            <text:p>24</text:p>
          </table:table-cell>
          <table:table-cell office:value-type="string">
            <text:p>3rd Class</text:p>
          </table:table-cell>
          <table:table-cell office:value-type="float" office:value="2314">
            <text:p>2314</text:p>
          </table:table-cell>
          <table:table-cell office:value-type="string">
            <text:p>£7 1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ervant.html">Servant</text:a></text:p>
          </table:table-cell>
          <table:table-cell table:style-name="ce2" office:value-type="string">
            <text:p><text:a xlink:href="http://www.encyclopedia-titanica.org/boat/C/">C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edward-roland-stanley.html">STANLEY, Mr Edward Roland</text:a></text:p>
          </table:table-cell>
          <table:table-cell office:value-type="float" office:value="21">
            <text:p>21</text:p>
          </table:table-cell>
          <table:table-cell office:value-type="string">
            <text:p>3rd Class</text:p>
          </table:table-cell>
          <table:table-cell office:value-type="float" office:value="45380">
            <text:p>45380</text:p>
          </table:table-cell>
          <table:table-cell office:value-type="string">
            <text:p>£8 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porter.html">Port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thomas-storey.html">STOREY, Mr Thomas</text:a></text:p>
          </table:table-cell>
          <table:table-cell office:value-type="float" office:value="51">
            <text:p>51</text:p>
          </table:table-cell>
          <table:table-cell office:value-type="string">
            <text:p>3rd Class</text:p>
          </table:table-cell>
          <table:table-cell office:value-type="float" office:value="370160">
            <text:p>370160</text:p>
          </table:table-cell>
          <table:table-cell table:style-name="ce3"/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eaman.html">Seaman</text:a></text:p>
          </table:table-cell>
          <table:table-cell/>
          <table:table-cell table:style-name="ce2" office:value-type="string">
            <text:p><text:a xlink:href="http://www.encyclopedia-titanica.org/titanic-victims/261/">261</text:a></text:p>
          </table:table-cell>
        </table:table-row>
        <table:table-row table:style-name="ro1">
          <table:table-cell office:value-type="string">
            <text:p><text:a xlink:href="http://www.encyclopedia-titanica.org/titanic-victim/ilia-stoytcheff.html">STOYTCHEFF, Mr Ilia</text:a></text:p>
          </table:table-cell>
          <table:table-cell office:value-type="float" office:value="19">
            <text:p>19</text:p>
          </table:table-cell>
          <table:table-cell office:value-type="string">
            <text:p>3rd Class</text:p>
          </table:table-cell>
          <table:table-cell office:value-type="float" office:value="349205">
            <text:p>349205</text:p>
          </table:table-cell>
          <table:table-cell office:value-type="string">
            <text:p>£7 17s 1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ida-sofia-strandberg.html">STRANDBERG, Miss Ida Sofia</text:a></text:p>
          </table:table-cell>
          <table:table-cell office:value-type="float" office:value="22">
            <text:p>22</text:p>
          </table:table-cell>
          <table:table-cell office:value-type="string">
            <text:p>3rd Class</text:p>
          </table:table-cell>
          <table:table-cell office:value-type="float" office:value="7553">
            <text:p>7553</text:p>
          </table:table-cell>
          <table:table-cell office:value-type="string">
            <text:p>£9 16s 9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juho-niilosson-stranden.html">STRANDéN, Mr Juho Niilosson</text:a></text:p>
          </table:table-cell>
          <table:table-cell office:value-type="float" office:value="31">
            <text:p>31</text:p>
          </table:table-cell>
          <table:table-cell office:value-type="string">
            <text:p>3rd Class</text:p>
          </table:table-cell>
          <table:table-cell office:value-type="float" office:value="3101288">
            <text:p>3101288</text:p>
          </table:table-cell>
          <table:table-cell office:value-type="string">
            <text:p>£7 18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9/">9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ivan-strilic.html">STRILIC, Mr Ivan</text:a></text:p>
          </table:table-cell>
          <table:table-cell office:value-type="float" office:value="27">
            <text:p>27</text:p>
          </table:table-cell>
          <table:table-cell office:value-type="string">
            <text:p>3rd Class</text:p>
          </table:table-cell>
          <table:table-cell office:value-type="float" office:value="315083">
            <text:p>315083</text:p>
          </table:table-cell>
          <table:table-cell office:value-type="string">
            <text:p>£8 13s 3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armer.html">Far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elna-matilda-strom.html">STRöM, Mrs Elna Matilda</text:a></text:p>
          </table:table-cell>
          <table:table-cell office:value-type="float" office:value="29">
            <text:p>29</text:p>
          </table:table-cell>
          <table:table-cell office:value-type="string">
            <text:p>3rd Class</text:p>
          </table:table-cell>
          <table:table-cell office:value-type="float" office:value="347054">
            <text:p>347054</text:p>
          </table:table-cell>
          <table:table-cell office:value-type="string">
            <text:p>£10 9s 3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telma-matilda-strom.html">STRöM, Miss Telma Matilda</text:a></text:p>
          </table:table-cell>
          <table:table-cell office:value-type="float" office:value="2">
            <text:p>2</text:p>
          </table:table-cell>
          <table:table-cell office:value-type="string">
            <text:p>3rd Class</text:p>
          </table:table-cell>
          <table:table-cell office:value-type="float" office:value="347054">
            <text:p>347054</text:p>
          </table:table-cell>
          <table:table-cell office:value-type="string">
            <text:p>£10 9s 3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victor-francis-sunderland.html">SUNDERLAND, Mr Victor Francis</text:a></text:p>
          </table:table-cell>
          <table:table-cell office:value-type="float" office:value="20">
            <text:p>20</text:p>
          </table:table-cell>
          <table:table-cell office:value-type="string">
            <text:p>3rd Class</text:p>
          </table:table-cell>
          <table:table-cell office:value-type="float" office:value="392089">
            <text:p>392089</text:p>
          </table:table-cell>
          <table:table-cell office:value-type="string">
            <text:p>£8 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armer.html">Farmer</text:a></text:p>
          </table:table-cell>
          <table:table-cell table:style-name="ce2" office:value-type="string">
            <text:p><text:a xlink:href="http://www.encyclopedia-titanica.org/boat/B/">B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johan-julian-sundman.html">SUNDMAN, Mr Johan Julian</text:a></text:p>
          </table:table-cell>
          <table:table-cell office:value-type="float" office:value="44">
            <text:p>44</text:p>
          </table:table-cell>
          <table:table-cell office:value-type="string">
            <text:p>3rd Class</text:p>
          </table:table-cell>
          <table:table-cell office:value-type="float" office:value="3101269">
            <text:p>3101269</text:p>
          </table:table-cell>
          <table:table-cell office:value-type="string">
            <text:p>£7 18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15/">15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henry-sutehall.html">SUTEHALL, Mr Henry Jr</text:a></text:p>
          </table:table-cell>
          <table:table-cell office:value-type="float" office:value="25">
            <text:p>25</text:p>
          </table:table-cell>
          <table:table-cell office:value-type="string">
            <text:p>3rd Class</text:p>
          </table:table-cell>
          <table:table-cell office:value-type="float" office:value="392076">
            <text:p>392076</text:p>
          </table:table-cell>
          <table:table-cell office:value-type="string">
            <text:p>£7 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coach-trimmer.html">Coach Trim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olof-svensson.html">SVENSSON, Mr Olof</text:a></text:p>
          </table:table-cell>
          <table:table-cell office:value-type="float" office:value="24">
            <text:p>24</text:p>
          </table:table-cell>
          <table:table-cell office:value-type="string">
            <text:p>3rd Class</text:p>
          </table:table-cell>
          <table:table-cell office:value-type="float" office:value="350035">
            <text:p>350035</text:p>
          </table:table-cell>
          <table:table-cell office:value-type="string">
            <text:p>£7 15s 1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armer.html">Far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ohan-svensson.html">SVENSSON, Mr Johan</text:a></text:p>
          </table:table-cell>
          <table:table-cell office:value-type="float" office:value="74">
            <text:p>74</text:p>
          </table:table-cell>
          <table:table-cell office:value-type="string">
            <text:p>3rd Class</text:p>
          </table:table-cell>
          <table:table-cell office:value-type="float" office:value="347060">
            <text:p>347060</text:p>
          </table:table-cell>
          <table:table-cell office:value-type="string">
            <text:p>£7 15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johan-cervin-svensson.html">SVENSSON, Mr Johan Cervin</text:a></text:p>
          </table:table-cell>
          <table:table-cell office:value-type="float" office:value="14">
            <text:p>14</text:p>
          </table:table-cell>
          <table:table-cell office:value-type="string">
            <text:p>3rd Class</text:p>
          </table:table-cell>
          <table:table-cell office:value-type="float" office:value="7538">
            <text:p>7538</text:p>
          </table:table-cell>
          <table:table-cell office:value-type="string">
            <text:p>£9 4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13/">13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simon-sivertsen-saether.html">SæTHER, Mr Simon Sivertsen</text:a></text:p>
          </table:table-cell>
          <table:table-cell office:value-type="float" office:value="43">
            <text:p>43</text:p>
          </table:table-cell>
          <table:table-cell office:value-type="string">
            <text:p>3rd Class</text:p>
          </table:table-cell>
          <table:table-cell office:value-type="float" office:value="3101262">
            <text:p>3101262</text:p>
          </table:table-cell>
          <table:table-cell office:value-type="string">
            <text:p>£7 5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miner.html">Miner</text:a></text:p>
          </table:table-cell>
          <table:table-cell/>
          <table:table-cell table:style-name="ce2" office:value-type="string">
            <text:p><text:a xlink:href="http://www.encyclopedia-titanica.org/titanic-victims/32/">32</text:a></text:p>
          </table:table-cell>
        </table:table-row>
        <table:table-row table:style-name="ro1">
          <table:table-cell office:value-type="string">
            <text:p><text:a xlink:href="http://www.encyclopedia-titanica.org/titanic-victim/peter-andreas-lauritz-andersen-soholt.html">SøHOLT, Mr Peter Andreas Lauritz Andersen</text:a></text:p>
          </table:table-cell>
          <table:table-cell office:value-type="float" office:value="19">
            <text:p>19</text:p>
          </table:table-cell>
          <table:table-cell office:value-type="string">
            <text:p>3rd Class</text:p>
          </table:table-cell>
          <table:table-cell office:value-type="float" office:value="348124">
            <text:p>348124</text:p>
          </table:table-cell>
          <table:table-cell office:value-type="string">
            <text:p>£7 13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carpenter-joiner.html">Carpenter / Join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gunnar-isidor-tenglin.html">TENGLIN, Mr Gunnar Isidor</text:a></text:p>
          </table:table-cell>
          <table:table-cell office:value-type="float" office:value="25">
            <text:p>25</text:p>
          </table:table-cell>
          <table:table-cell office:value-type="string">
            <text:p>3rd Class</text:p>
          </table:table-cell>
          <table:table-cell office:value-type="float" office:value="350033">
            <text:p>350033</text:p>
          </table:table-cell>
          <table:table-cell office:value-type="string">
            <text:p>£7 15s 1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13/">13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thomas-leonard-theobald.html">THEOBALD, Mr Thomas Leonard</text:a></text:p>
          </table:table-cell>
          <table:table-cell office:value-type="float" office:value="34">
            <text:p>34</text:p>
          </table:table-cell>
          <table:table-cell office:value-type="string">
            <text:p>3rd Class</text:p>
          </table:table-cell>
          <table:table-cell office:value-type="float" office:value="363294">
            <text:p>363294</text:p>
          </table:table-cell>
          <table:table-cell office:value-type="string">
            <text:p>£8 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room.html">Groom</text:a></text:p>
          </table:table-cell>
          <table:table-cell/>
          <table:table-cell table:style-name="ce2" office:value-type="string">
            <text:p><text:a xlink:href="http://www.encyclopedia-titanica.org/titanic-victims/176/">176</text:a></text:p>
          </table:table-cell>
        </table:table-row>
        <table:table-row table:style-name="ro1">
          <table:table-cell office:value-type="string">
            <text:p><text:a xlink:href="http://www.encyclopedia-titanica.org/titanic-victim/charles-rad-thomas.html">THOMAS, Mr Charles R'ad.</text:a></text:p>
          </table:table-cell>
          <table:table-cell office:value-type="float" office:value="31">
            <text:p>31</text:p>
          </table:table-cell>
          <table:table-cell office:value-type="string">
            <text:p>3rd Class</text:p>
          </table:table-cell>
          <table:table-cell office:value-type="float" office:value="2621">
            <text:p>2621</text:p>
          </table:table-cell>
          <table:table-cell office:value-type="string">
            <text:p>£6 8s 9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office:value-type="string">
            <text:p><text:a xlink:href="http://www.encyclopedia-titanica.org/titanic-jobs/dealer.html">Deal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thamine-thelma-thomas.html">THOMAS, Mrs Thamine "Thelma"</text:a></text:p>
          </table:table-cell>
          <table:table-cell office:value-type="float" office:value="16">
            <text:p>16</text:p>
          </table:table-cell>
          <table:table-cell office:value-type="string">
            <text:p>3rd Class</text:p>
          </table:table-cell>
          <table:table-cell office:value-type="float" office:value="2625">
            <text:p>2625</text:p>
          </table:table-cell>
          <table:table-cell office:value-type="string">
            <text:p>£8 10s 4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14/">14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tannous-thomas-tannous.html">THOMAS/TANNOUS, Mr Tannous</text:a></text:p>
          </table:table-cell>
          <table:table-cell office:value-type="float" office:value="16">
            <text:p>16</text:p>
          </table:table-cell>
          <table:table-cell office:value-type="string">
            <text:p>3rd Class</text:p>
          </table:table-cell>
          <table:table-cell office:value-type="float" office:value="2684">
            <text:p>2684</text:p>
          </table:table-cell>
          <table:table-cell office:value-type="string">
            <text:p>£7 4s 6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office:value-type="string">
            <text:p><text:a xlink:href="http://www.encyclopedia-titanica.org/titanic-jobs/scholar.html">Schola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assad-alexander-thomas-tannous.html">THOMAS/TANNOUS, Master Assad Alexander</text:a></text:p>
          </table:table-cell>
          <table:table-cell office:value-type="string">
            <text:p>5m</text:p>
          </table:table-cell>
          <table:table-cell office:value-type="string">
            <text:p>3rd Class</text:p>
          </table:table-cell>
          <table:table-cell office:value-type="float" office:value="2625">
            <text:p>2625</text:p>
          </table:table-cell>
          <table:table-cell office:value-type="string">
            <text:p>£8 10s 4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16/">16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john-thomas-tannous.html">THOMAS/TANNOUS, Mr John</text:a></text:p>
          </table:table-cell>
          <table:table-cell office:value-type="float" office:value="34">
            <text:p>34</text:p>
          </table:table-cell>
          <table:table-cell office:value-type="string">
            <text:p>3rd Class</text:p>
          </table:table-cell>
          <table:table-cell office:value-type="float" office:value="2681">
            <text:p>2681</text:p>
          </table:table-cell>
          <table:table-cell office:value-type="string">
            <text:p>£6 8s 9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office:value-type="string">
            <text:p><text:a xlink:href="http://www.encyclopedia-titanica.org/titanic-jobs/dealer.html">Deal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alexander-morrison-thompson.html">THOMPSON, Mr Alexander Morrison</text:a></text:p>
          </table:table-cell>
          <table:table-cell office:value-type="float" office:value="36">
            <text:p>36</text:p>
          </table:table-cell>
          <table:table-cell office:value-type="string">
            <text:p>3rd Class</text:p>
          </table:table-cell>
          <table:table-cell office:value-type="float" office:value="32302">
            <text:p>32302</text:p>
          </table:table-cell>
          <table:table-cell office:value-type="string">
            <text:p>£8 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mason.html">Mason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percival-thorneycroft.html">THORNEYCROFT, Mr Percival</text:a></text:p>
          </table:table-cell>
          <table:table-cell office:value-type="float" office:value="36">
            <text:p>36</text:p>
          </table:table-cell>
          <table:table-cell office:value-type="string">
            <text:p>3rd Class</text:p>
          </table:table-cell>
          <table:table-cell office:value-type="float" office:value="376564">
            <text:p>376564</text:p>
          </table:table-cell>
          <table:table-cell office:value-type="string">
            <text:p>£16 2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florence-kate-thorneycroft.html">THORNEYCROFT, Mrs Florence Kate</text:a></text:p>
          </table:table-cell>
          <table:table-cell office:value-type="float" office:value="32">
            <text:p>32</text:p>
          </table:table-cell>
          <table:table-cell office:value-type="string">
            <text:p>3rd Class</text:p>
          </table:table-cell>
          <table:table-cell office:value-type="float" office:value="376564">
            <text:p>376564</text:p>
          </table:table-cell>
          <table:table-cell office:value-type="string">
            <text:p>£16 2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10/">10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juho-tikkanen.html">TIKKANEN, Mr Juho</text:a></text:p>
          </table:table-cell>
          <table:table-cell office:value-type="float" office:value="32">
            <text:p>32</text:p>
          </table:table-cell>
          <table:table-cell office:value-type="string">
            <text:p>3rd Class</text:p>
          </table:table-cell>
          <table:table-cell office:value-type="float" office:value="3101293">
            <text:p>3101293</text:p>
          </table:table-cell>
          <table:table-cell office:value-type="string">
            <text:p>£7 18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roger-tobin.html">TOBIN, Mr Roger</text:a></text:p>
          </table:table-cell>
          <table:table-cell office:value-type="float" office:value="20">
            <text:p>20</text:p>
          </table:table-cell>
          <table:table-cell office:value-type="string">
            <text:p>3rd Class</text:p>
          </table:table-cell>
          <table:table-cell office:value-type="float" office:value="383121">
            <text:p>383121</text:p>
          </table:table-cell>
          <table:table-cell office:value-type="string">
            <text:p>£7 15s </text:p>
          </table:table-cell>
          <table:table-cell table:number-columns-repeated="2"/>
          <table:table-cell office:value-type="string">
            <text:p><text:a xlink:href="http://www.encyclopedia-titanica.org/place/3/">Queenstown</text:a></text:p>
          </table:table-cell>
          <table:table-cell office:value-type="string">
            <text:p><text:a xlink:href="http://www.encyclopedia-titanica.org/titanic-jobs/farmer.html">Far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lalio-todoroff.html">TODOROFF, Mr Lalio</text:a></text:p>
          </table:table-cell>
          <table:table-cell office:value-type="float" office:value="23">
            <text:p>23</text:p>
          </table:table-cell>
          <table:table-cell office:value-type="string">
            <text:p>3rd Class</text:p>
          </table:table-cell>
          <table:table-cell office:value-type="float" office:value="349216">
            <text:p>349216</text:p>
          </table:table-cell>
          <table:table-cell office:value-type="string">
            <text:p>£7 17s 1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ernest-portage-tomlin.html">TOMLIN, Mr Ernest Portage</text:a></text:p>
          </table:table-cell>
          <table:table-cell office:value-type="float" office:value="22">
            <text:p>22</text:p>
          </table:table-cell>
          <table:table-cell office:value-type="string">
            <text:p>3rd Class</text:p>
          </table:table-cell>
          <table:table-cell office:value-type="float" office:value="364499">
            <text:p>364499</text:p>
          </table:table-cell>
          <table:table-cell office:value-type="string">
            <text:p>£8 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cholar.html">Scholar</text:a></text:p>
          </table:table-cell>
          <table:table-cell/>
          <table:table-cell table:style-name="ce2" office:value-type="string">
            <text:p><text:a xlink:href="http://www.encyclopedia-titanica.org/titanic-victims/50/">50</text:a></text:p>
          </table:table-cell>
        </table:table-row>
        <table:table-row table:style-name="ro1">
          <table:table-cell office:value-type="string">
            <text:p><text:a xlink:href="http://www.encyclopedia-titanica.org/titanic-victim/ernst-wilhelm-torber.html">TöRBER, Mr Ernst Wilhelm</text:a></text:p>
          </table:table-cell>
          <table:table-cell office:value-type="float" office:value="41">
            <text:p>41</text:p>
          </table:table-cell>
          <table:table-cell office:value-type="string">
            <text:p>3rd Class</text:p>
          </table:table-cell>
          <table:table-cell office:value-type="float" office:value="364511">
            <text:p>364511</text:p>
          </table:table-cell>
          <table:table-cell office:value-type="string">
            <text:p>£8 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lorist.html">Florist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assad-torfa.html">TORFA, Mr Assad</text:a></text:p>
          </table:table-cell>
          <table:table-cell office:value-type="float" office:value="20">
            <text:p>20</text:p>
          </table:table-cell>
          <table:table-cell office:value-type="string">
            <text:p>3rd Class</text:p>
          </table:table-cell>
          <table:table-cell office:value-type="float" office:value="2673">
            <text:p>2673</text:p>
          </table:table-cell>
          <table:table-cell office:value-type="string">
            <text:p>£7 4s 7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office:value-type="string">
            <text:p><text:a xlink:href="http://www.encyclopedia-titanica.org/titanic-jobs/farm-labourer.html">Farm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william-henry-tornquist.html">TöRNQUIST, Mr William Henry</text:a></text:p>
          </table:table-cell>
          <table:table-cell office:value-type="float" office:value="25">
            <text:p>25</text:p>
          </table:table-cell>
          <table:table-cell office:value-type="string">
            <text:p>3rd Class</text:p>
          </table:table-cell>
          <table:table-cell office:value-type="float" office:value="370160">
            <text:p>370160</text:p>
          </table:table-cell>
          <table:table-cell table:style-name="ce3"/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eaman.html">Seaman</text:a></text:p>
          </table:table-cell>
          <table:table-cell table:style-name="ce2" office:value-type="string">
            <text:p><text:a xlink:href="http://www.encyclopedia-titanica.org/boat/15/">15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hanna-youssef-touma.html">TOUMA, Mrs Hanna Youssef</text:a></text:p>
          </table:table-cell>
          <table:table-cell office:value-type="float" office:value="27">
            <text:p>27</text:p>
          </table:table-cell>
          <table:table-cell office:value-type="string">
            <text:p>3rd Class</text:p>
          </table:table-cell>
          <table:table-cell office:value-type="float" office:value="2650">
            <text:p>2650</text:p>
          </table:table-cell>
          <table:table-cell office:value-type="string">
            <text:p>£15 4s 11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C/">C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maria-youssef-mary-thomas-touma.html">TOUMA, Miss Maria Youssef ("Mary Thomas")</text:a></text:p>
          </table:table-cell>
          <table:table-cell office:value-type="float" office:value="9">
            <text:p>9</text:p>
          </table:table-cell>
          <table:table-cell office:value-type="string">
            <text:p>3rd Class</text:p>
          </table:table-cell>
          <table:table-cell office:value-type="float" office:value="2650">
            <text:p>2650</text:p>
          </table:table-cell>
          <table:table-cell office:value-type="string">
            <text:p>£15 4s 11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C/">C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georges-youssef-george-thomas-touma.html">TOUMA, Master Georges Youssef ("George Thomas")</text:a></text:p>
          </table:table-cell>
          <table:table-cell office:value-type="float" office:value="8">
            <text:p>8</text:p>
          </table:table-cell>
          <table:table-cell office:value-type="string">
            <text:p>3rd Class</text:p>
          </table:table-cell>
          <table:table-cell office:value-type="float" office:value="2650">
            <text:p>2650</text:p>
          </table:table-cell>
          <table:table-cell office:value-type="string">
            <text:p>£15 4s 11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C/">C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stjepan-turcin.html">TURCIN, Mr Stjepan</text:a></text:p>
          </table:table-cell>
          <table:table-cell office:value-type="float" office:value="36">
            <text:p>36</text:p>
          </table:table-cell>
          <table:table-cell office:value-type="string">
            <text:p>3rd Class</text:p>
          </table:table-cell>
          <table:table-cell office:value-type="float" office:value="349247">
            <text:p>349247</text:p>
          </table:table-cell>
          <table:table-cell office:value-type="string">
            <text:p>£7 17s 1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anna-sofia-turja.html">TURJA, Miss Anna Sofia</text:a></text:p>
          </table:table-cell>
          <table:table-cell office:value-type="float" office:value="18">
            <text:p>18</text:p>
          </table:table-cell>
          <table:table-cell office:value-type="string">
            <text:p>3rd Class</text:p>
          </table:table-cell>
          <table:table-cell office:value-type="float" office:value="4138">
            <text:p>4138</text:p>
          </table:table-cell>
          <table:table-cell office:value-type="string">
            <text:p>£9 16s 10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15/">15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hedwig-turkula.html">TURKULA, Mrs Hedwig</text:a></text:p>
          </table:table-cell>
          <table:table-cell office:value-type="float" office:value="63">
            <text:p>63</text:p>
          </table:table-cell>
          <table:table-cell office:value-type="string">
            <text:p>3rd Class</text:p>
          </table:table-cell>
          <table:table-cell office:value-type="float" office:value="4134">
            <text:p>4134</text:p>
          </table:table-cell>
          <table:table-cell office:value-type="string">
            <text:p>£9 11s 9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15/">15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austin-blyler-van-billiard.html">VAN BILLIARD, Mr Austin Blyler</text:a></text:p>
          </table:table-cell>
          <table:table-cell office:value-type="float" office:value="35">
            <text:p>35</text:p>
          </table:table-cell>
          <table:table-cell office:value-type="string">
            <text:p>3rd Class</text:p>
          </table:table-cell>
          <table:table-cell office:value-type="float" office:value="851">
            <text:p>851</text:p>
          </table:table-cell>
          <table:table-cell office:value-type="string">
            <text:p>£14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/>
          <table:table-cell table:style-name="ce2" office:value-type="string">
            <text:p><text:a xlink:href="http://www.encyclopedia-titanica.org/titanic-victims/255/">255</text:a></text:p>
          </table:table-cell>
        </table:table-row>
        <table:table-row table:style-name="ro1">
          <table:table-cell office:value-type="string">
            <text:p><text:a xlink:href="http://www.encyclopedia-titanica.org/titanic-victim/james-william-van-billiard.html">VAN BILLIARD, Master James William</text:a></text:p>
          </table:table-cell>
          <table:table-cell office:value-type="float" office:value="10">
            <text:p>10</text:p>
          </table:table-cell>
          <table:table-cell office:value-type="string">
            <text:p>3rd Class</text:p>
          </table:table-cell>
          <table:table-cell office:value-type="float" office:value="851">
            <text:p>851</text:p>
          </table:table-cell>
          <table:table-cell office:value-type="string">
            <text:p>£14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walter-john-van-billiard.html">VAN BILLIARD, Master Walter John</text:a></text:p>
          </table:table-cell>
          <table:table-cell office:value-type="float" office:value="9">
            <text:p>9</text:p>
          </table:table-cell>
          <table:table-cell office:value-type="string">
            <text:p>3rd Class</text:p>
          </table:table-cell>
          <table:table-cell office:value-type="float" office:value="851">
            <text:p>851</text:p>
          </table:table-cell>
          <table:table-cell office:value-type="string">
            <text:p>£14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/>
          <table:table-cell table:style-name="ce2" office:value-type="string">
            <text:p><text:a xlink:href="http://www.encyclopedia-titanica.org/titanic-victims/1/">1</text:a></text:p>
          </table:table-cell>
        </table:table-row>
        <table:table-row table:style-name="ro1">
          <table:table-cell office:value-type="string">
            <text:p><text:a xlink:href="http://www.encyclopedia-titanica.org/titanic-victim/johannes-josef-van-de-velde.html">VAN DE VELDE, Mr Johannes Josef</text:a></text:p>
          </table:table-cell>
          <table:table-cell office:value-type="float" office:value="35">
            <text:p>35</text:p>
          </table:table-cell>
          <table:table-cell office:value-type="string">
            <text:p>3rd Class</text:p>
          </table:table-cell>
          <table:table-cell office:value-type="float" office:value="345780">
            <text:p>345780</text:p>
          </table:table-cell>
          <table:table-cell office:value-type="string">
            <text:p>£9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armer.html">Far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leo-peter-van-den-steen.html">VAN DEN STEEN, Mr Leo Peter</text:a></text:p>
          </table:table-cell>
          <table:table-cell office:value-type="float" office:value="28">
            <text:p>28</text:p>
          </table:table-cell>
          <table:table-cell office:value-type="string">
            <text:p>3rd Class</text:p>
          </table:table-cell>
          <table:table-cell office:value-type="float" office:value="345783">
            <text:p>345783</text:p>
          </table:table-cell>
          <table:table-cell office:value-type="string">
            <text:p>£9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armer.html">Far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ean-baptiste-van-impe.html">VAN IMPE, Mr Jean Baptiste</text:a></text:p>
          </table:table-cell>
          <table:table-cell office:value-type="float" office:value="36">
            <text:p>36</text:p>
          </table:table-cell>
          <table:table-cell office:value-type="string">
            <text:p>3rd Class</text:p>
          </table:table-cell>
          <table:table-cell office:value-type="float" office:value="345773">
            <text:p>345773</text:p>
          </table:table-cell>
          <table:table-cell office:value-type="string">
            <text:p>£24 3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armer.html">Far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rosalie-paula-van-impe.html">VAN IMPE, Mrs Rosalie Paula</text:a></text:p>
          </table:table-cell>
          <table:table-cell office:value-type="float" office:value="30">
            <text:p>30</text:p>
          </table:table-cell>
          <table:table-cell office:value-type="string">
            <text:p>3rd Class</text:p>
          </table:table-cell>
          <table:table-cell office:value-type="float" office:value="345773">
            <text:p>345773</text:p>
          </table:table-cell>
          <table:table-cell office:value-type="string">
            <text:p>£24 3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catharina-van-impe.html">VAN IMPE, Miss Catharina</text:a></text:p>
          </table:table-cell>
          <table:table-cell office:value-type="float" office:value="10">
            <text:p>10</text:p>
          </table:table-cell>
          <table:table-cell office:value-type="string">
            <text:p>3rd Class</text:p>
          </table:table-cell>
          <table:table-cell office:value-type="float" office:value="345773">
            <text:p>345773</text:p>
          </table:table-cell>
          <table:table-cell office:value-type="string">
            <text:p>£24 3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philemon-van-melckebeke.html">VAN MELCKEBEKE, Mr Philemon</text:a></text:p>
          </table:table-cell>
          <table:table-cell office:value-type="float" office:value="23">
            <text:p>23</text:p>
          </table:table-cell>
          <table:table-cell office:value-type="string">
            <text:p>3rd Class</text:p>
          </table:table-cell>
          <table:table-cell office:value-type="float" office:value="345777">
            <text:p>345777</text:p>
          </table:table-cell>
          <table:table-cell office:value-type="string">
            <text:p>£9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armer.html">Far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victor-vandercruyssen.html">VANDERCRUYSSEN, Mr Victor</text:a></text:p>
          </table:table-cell>
          <table:table-cell office:value-type="float" office:value="46">
            <text:p>46</text:p>
          </table:table-cell>
          <table:table-cell office:value-type="string">
            <text:p>3rd Class</text:p>
          </table:table-cell>
          <table:table-cell office:value-type="float" office:value="345765">
            <text:p>345765</text:p>
          </table:table-cell>
          <table:table-cell office:value-type="string">
            <text:p>£9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armer.html">Far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ulius-vanderplancke.html">VANDERPLANCKE, Mr Julius</text:a></text:p>
          </table:table-cell>
          <table:table-cell office:value-type="float" office:value="31">
            <text:p>31</text:p>
          </table:table-cell>
          <table:table-cell office:value-type="string">
            <text:p>3rd Class</text:p>
          </table:table-cell>
          <table:table-cell office:value-type="float" office:value="345763">
            <text:p>345763</text:p>
          </table:table-cell>
          <table:table-cell office:value-type="string">
            <text:p>£18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armer.html">Far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emelie-maria-vanderplancke.html">VANDERPLANCKE, Mrs Emelie Maria</text:a></text:p>
          </table:table-cell>
          <table:table-cell office:value-type="float" office:value="31">
            <text:p>31</text:p>
          </table:table-cell>
          <table:table-cell office:value-type="string">
            <text:p>3rd Class</text:p>
          </table:table-cell>
          <table:table-cell office:value-type="float" office:value="345763">
            <text:p>345763</text:p>
          </table:table-cell>
          <table:table-cell office:value-type="string">
            <text:p>£18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augusta-maria-vanderplancke.html">VANDERPLANCKE, Miss Augusta Maria</text:a></text:p>
          </table:table-cell>
          <table:table-cell office:value-type="float" office:value="18">
            <text:p>18</text:p>
          </table:table-cell>
          <table:table-cell office:value-type="string">
            <text:p>3rd Class</text:p>
          </table:table-cell>
          <table:table-cell office:value-type="float" office:value="345764">
            <text:p>345764</text:p>
          </table:table-cell>
          <table:table-cell office:value-type="string">
            <text:p>£18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ervant.html">Servant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leo-edmondus-vanderplancke.html">VANDERPLANCKE, Mr Leo Edmondus</text:a></text:p>
          </table:table-cell>
          <table:table-cell office:value-type="float" office:value="15">
            <text:p>15</text:p>
          </table:table-cell>
          <table:table-cell office:value-type="string">
            <text:p>3rd Class</text:p>
          </table:table-cell>
          <table:table-cell office:value-type="float" office:value="345763">
            <text:p>345763</text:p>
          </table:table-cell>
          <table:table-cell office:value-type="string">
            <text:p>£18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arm-labourer.html">Farm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nestor-cyriel-vandewalle.html">VANDEWALLE, Mr Nestor Cyriel</text:a></text:p>
          </table:table-cell>
          <table:table-cell office:value-type="float" office:value="28">
            <text:p>28</text:p>
          </table:table-cell>
          <table:table-cell office:value-type="string">
            <text:p>3rd Class</text:p>
          </table:table-cell>
          <table:table-cell office:value-type="float" office:value="345770">
            <text:p>345770</text:p>
          </table:table-cell>
          <table:table-cell office:value-type="string">
            <text:p>£9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merchant.html">Merchant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david-vartanian.html">VARTANIAN, Mr David</text:a></text:p>
          </table:table-cell>
          <table:table-cell office:value-type="float" office:value="22">
            <text:p>22</text:p>
          </table:table-cell>
          <table:table-cell office:value-type="string">
            <text:p>3rd Class</text:p>
          </table:table-cell>
          <table:table-cell office:value-type="float" office:value="2658">
            <text:p>2658</text:p>
          </table:table-cell>
          <table:table-cell office:value-type="string">
            <text:p>£7 4s 6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table:style-name="ce3"/>
          <table:table-cell table:style-name="ce2" office:value-type="string">
            <text:p><text:a xlink:href="http://www.encyclopedia-titanica.org/boat/13/">13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olof-edvin-vendel.html">VENDEL, Mr Olof Edvin</text:a></text:p>
          </table:table-cell>
          <table:table-cell office:value-type="float" office:value="20">
            <text:p>20</text:p>
          </table:table-cell>
          <table:table-cell office:value-type="string">
            <text:p>3rd Class</text:p>
          </table:table-cell>
          <table:table-cell office:value-type="float" office:value="350416">
            <text:p>350416</text:p>
          </table:table-cell>
          <table:table-cell office:value-type="string">
            <text:p>£7 17s 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hulda-amanda-adolfina-vestrom.html">VESTRöM, Miss Hulda Amanda Adolfina</text:a></text:p>
          </table:table-cell>
          <table:table-cell office:value-type="float" office:value="14">
            <text:p>14</text:p>
          </table:table-cell>
          <table:table-cell office:value-type="string">
            <text:p>3rd Class</text:p>
          </table:table-cell>
          <table:table-cell office:value-type="float" office:value="350406">
            <text:p>350406</text:p>
          </table:table-cell>
          <table:table-cell office:value-type="string">
            <text:p>£7 17s 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ervant.html">Servant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anko-vovk.html">VOVK, Mr Janko</text:a></text:p>
          </table:table-cell>
          <table:table-cell office:value-type="float" office:value="21">
            <text:p>21</text:p>
          </table:table-cell>
          <table:table-cell office:value-type="string">
            <text:p>3rd Class</text:p>
          </table:table-cell>
          <table:table-cell office:value-type="float" office:value="349252">
            <text:p>349252</text:p>
          </table:table-cell>
          <table:table-cell office:value-type="string">
            <text:p>£7 17s 1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achille-waelens.html">WAELENS, Mr Achille</text:a></text:p>
          </table:table-cell>
          <table:table-cell office:value-type="float" office:value="22">
            <text:p>22</text:p>
          </table:table-cell>
          <table:table-cell office:value-type="string">
            <text:p>3rd Class</text:p>
          </table:table-cell>
          <table:table-cell office:value-type="float" office:value="345767">
            <text:p>345767</text:p>
          </table:table-cell>
          <table:table-cell office:value-type="string">
            <text:p>£9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arm-labourer.html">Farm Labourer</text:a></text:p>
          </table:table-cell>
          <table:table-cell/>
          <table:table-cell table:style-name="ce2" office:value-type="string">
            <text:p><text:a xlink:href="http://www.encyclopedia-titanica.org/titanic-victims/140/">140</text:a></text:p>
          </table:table-cell>
        </table:table-row>
        <table:table-row table:style-name="ro1">
          <table:table-cell office:value-type="string">
            <text:p><text:a xlink:href="http://www.encyclopedia-titanica.org/titanic-victim/frederick-ware.html">WARE, Mr Frederick</text:a></text:p>
          </table:table-cell>
          <table:table-cell office:value-type="float" office:value="34">
            <text:p>34</text:p>
          </table:table-cell>
          <table:table-cell office:value-type="string">
            <text:p>3rd Class</text:p>
          </table:table-cell>
          <table:table-cell office:value-type="float" office:value="359309">
            <text:p>359309</text:p>
          </table:table-cell>
          <table:table-cell office:value-type="string">
            <text:p>£8 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motor-fitter.html">Motor Fitt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charles-william-warren.html">WARREN, Mr Charles William</text:a></text:p>
          </table:table-cell>
          <table:table-cell office:value-type="float" office:value="30">
            <text:p>30</text:p>
          </table:table-cell>
          <table:table-cell office:value-type="string">
            <text:p>3rd Class</text:p>
          </table:table-cell>
          <table:table-cell office:value-type="float" office:value="49867">
            <text:p>49867</text:p>
          </table:table-cell>
          <table:table-cell office:value-type="string">
            <text:p>£7 1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bricklayer.html">Bricklay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yousif-ahmed-wazli.html">WAZLI, Mr Yousif Ahmed</text:a></text:p>
          </table:table-cell>
          <table:table-cell office:value-type="float" office:value="25">
            <text:p>25</text:p>
          </table:table-cell>
          <table:table-cell office:value-type="string">
            <text:p>3rd Class</text:p>
          </table:table-cell>
          <table:table-cell office:value-type="float" office:value="2647">
            <text:p>2647</text:p>
          </table:table-cell>
          <table:table-cell office:value-type="string">
            <text:p>£7 4s 6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office:value-type="string">
            <text:p><text:a xlink:href="http://www.encyclopedia-titanica.org/titanic-jobs/farmer.html">Far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ames-webber.html">WEBBER, Mr James</text:a></text:p>
          </table:table-cell>
          <table:table-cell office:value-type="float" office:value="66">
            <text:p>66</text:p>
          </table:table-cell>
          <table:table-cell office:value-type="string">
            <text:p>3rd Class</text:p>
          </table:table-cell>
          <table:table-cell office:value-type="float" office:value="3101316">
            <text:p>3101316</text:p>
          </table:table-cell>
          <table:table-cell office:value-type="string">
            <text:p>£8 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miner.html">Min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august-wennerstrom.html">WENNERSTRöM, Mr August</text:a></text:p>
          </table:table-cell>
          <table:table-cell office:value-type="float" office:value="27">
            <text:p>27</text:p>
          </table:table-cell>
          <table:table-cell office:value-type="string">
            <text:p>3rd Class</text:p>
          </table:table-cell>
          <table:table-cell office:value-type="float" office:value="350043">
            <text:p>350043</text:p>
          </table:table-cell>
          <table:table-cell office:value-type="string">
            <text:p>£7 15s 1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A/">A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carl-charles-peter-widegren.html">WIDEGREN, Mr Carl / Charles Peter</text:a></text:p>
          </table:table-cell>
          <table:table-cell office:value-type="float" office:value="51">
            <text:p>51</text:p>
          </table:table-cell>
          <table:table-cell office:value-type="string">
            <text:p>3rd Class</text:p>
          </table:table-cell>
          <table:table-cell office:value-type="float" office:value="347064">
            <text:p>347064</text:p>
          </table:table-cell>
          <table:table-cell office:value-type="string">
            <text:p>£7 15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karl-johan-wiklund.html">WIKLUND, Mr Karl Johan</text:a></text:p>
          </table:table-cell>
          <table:table-cell office:value-type="float" office:value="21">
            <text:p>21</text:p>
          </table:table-cell>
          <table:table-cell office:value-type="string">
            <text:p>3rd Class</text:p>
          </table:table-cell>
          <table:table-cell office:value-type="float" office:value="3101266">
            <text:p>3101266</text:p>
          </table:table-cell>
          <table:table-cell office:value-type="string">
            <text:p>£6 9s 1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akob-alfred-wiklund.html">WIKLUND, Mr Jakob Alfred</text:a></text:p>
          </table:table-cell>
          <table:table-cell office:value-type="float" office:value="18">
            <text:p>18</text:p>
          </table:table-cell>
          <table:table-cell office:value-type="string">
            <text:p>3rd Class</text:p>
          </table:table-cell>
          <table:table-cell office:value-type="float" office:value="3101267">
            <text:p>3101267</text:p>
          </table:table-cell>
          <table:table-cell office:value-type="string">
            <text:p>£6 9s 11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/>
          <table:table-cell table:style-name="ce2" office:value-type="string">
            <text:p><text:a xlink:href="http://www.encyclopedia-titanica.org/titanic-victims/314/">314</text:a></text:p>
          </table:table-cell>
        </table:table-row>
        <table:table-row table:style-name="ro1">
          <table:table-cell office:value-type="string">
            <text:p><text:a xlink:href="http://www.encyclopedia-titanica.org/titanic-survivor/ellen-wilkes.html">WILKES, Mrs Ellen</text:a></text:p>
          </table:table-cell>
          <table:table-cell office:value-type="float" office:value="47">
            <text:p>47</text:p>
          </table:table-cell>
          <table:table-cell office:value-type="string">
            <text:p>3rd Class</text:p>
          </table:table-cell>
          <table:table-cell office:value-type="float" office:value="363272">
            <text:p>363272</text:p>
          </table:table-cell>
          <table:table-cell office:value-type="string">
            <text:p>£7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table:style-name="ce3"/>
          <table:table-cell table:style-name="ce2" office:value-type="string">
            <text:p><text:a xlink:href="http://www.encyclopedia-titanica.org/boat/16/">16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aaron-willer.html">WILLER, Mr Aaron</text:a></text:p>
          </table:table-cell>
          <table:table-cell office:value-type="float" office:value="37">
            <text:p>37</text:p>
          </table:table-cell>
          <table:table-cell office:value-type="string">
            <text:p>3rd Class</text:p>
          </table:table-cell>
          <table:table-cell office:value-type="float" office:value="3410">
            <text:p>3410</text:p>
          </table:table-cell>
          <table:table-cell office:value-type="string">
            <text:p>£8 14s 3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edward-willey.html">WILLEY, Mr Edward</text:a></text:p>
          </table:table-cell>
          <table:table-cell office:value-type="float" office:value="18">
            <text:p>18</text:p>
          </table:table-cell>
          <table:table-cell office:value-type="string">
            <text:p>3rd Class</text:p>
          </table:table-cell>
          <table:table-cell office:value-type="float" office:value="751">
            <text:p>751</text:p>
          </table:table-cell>
          <table:table-cell office:value-type="string">
            <text:p>£7 1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arm-labourer.html">Farm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howard-hugh-harry-williams.html">WILLIAMS, Mr Howard Hugh "Harry"</text:a></text:p>
          </table:table-cell>
          <table:table-cell office:value-type="float" office:value="28">
            <text:p>28</text:p>
          </table:table-cell>
          <table:table-cell office:value-type="string">
            <text:p>3rd Class</text:p>
          </table:table-cell>
          <table:table-cell office:value-type="float" office:value="2466">
            <text:p>2466</text:p>
          </table:table-cell>
          <table:table-cell office:value-type="string">
            <text:p>£8 1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carman.html">Carman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leslie-williams.html">WILLIAMS, Mr Leslie</text:a></text:p>
          </table:table-cell>
          <table:table-cell office:value-type="float" office:value="28">
            <text:p>28</text:p>
          </table:table-cell>
          <table:table-cell office:value-type="string">
            <text:p>3rd Class</text:p>
          </table:table-cell>
          <table:table-cell office:value-type="float" office:value="54636">
            <text:p>54636</text:p>
          </table:table-cell>
          <table:table-cell office:value-type="string">
            <text:p>£16 2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pugilist.html">Pugilist</text:a></text:p>
          </table:table-cell>
          <table:table-cell/>
          <table:table-cell table:style-name="ce2" office:value-type="string">
            <text:p><text:a xlink:href="http://www.encyclopedia-titanica.org/titanic-victims/14/">14</text:a></text:p>
          </table:table-cell>
        </table:table-row>
        <table:table-row table:style-name="ro1">
          <table:table-cell office:value-type="string">
            <text:p><text:a xlink:href="http://www.encyclopedia-titanica.org/titanic-victim/einar-windelov.html">WINDELøV, Mr Einar</text:a></text:p>
          </table:table-cell>
          <table:table-cell office:value-type="float" office:value="21">
            <text:p>21</text:p>
          </table:table-cell>
          <table:table-cell office:value-type="string">
            <text:p>3rd Class</text:p>
          </table:table-cell>
          <table:table-cell office:value-type="float" office:value="3101317">
            <text:p>3101317</text:p>
          </table:table-cell>
          <table:table-cell office:value-type="string">
            <text:p>£7 5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dairy-worker.html">Dairy Wor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albert-wirz.html">WIRZ, Mr Albert</text:a></text:p>
          </table:table-cell>
          <table:table-cell office:value-type="float" office:value="27">
            <text:p>27</text:p>
          </table:table-cell>
          <table:table-cell office:value-type="string">
            <text:p>3rd Class</text:p>
          </table:table-cell>
          <table:table-cell office:value-type="float" office:value="315154">
            <text:p>315154</text:p>
          </table:table-cell>
          <table:table-cell office:value-type="string">
            <text:p>£8 13s 3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armer.html">Farmer</text:a></text:p>
          </table:table-cell>
          <table:table-cell/>
          <table:table-cell table:style-name="ce2" office:value-type="string">
            <text:p><text:a xlink:href="http://www.encyclopedia-titanica.org/titanic-victims/131/">131</text:a></text:p>
          </table:table-cell>
        </table:table-row>
        <table:table-row table:style-name="ro1">
          <table:table-cell office:value-type="string">
            <text:p><text:a xlink:href="http://www.encyclopedia-titanica.org/titanic-victim/phillippe-wiseman.html">WISEMAN, Mr Phillippe</text:a></text:p>
          </table:table-cell>
          <table:table-cell office:value-type="float" office:value="54">
            <text:p>54</text:p>
          </table:table-cell>
          <table:table-cell office:value-type="string">
            <text:p>3rd Class</text:p>
          </table:table-cell>
          <table:table-cell office:value-type="float" office:value="34244">
            <text:p>34244</text:p>
          </table:table-cell>
          <table:table-cell office:value-type="string">
            <text:p>£7 5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merchant.html">Merchant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camilius-aloysius-wittevrongel.html">WITTEVRONGEL, Mr Camilius Aloysius</text:a></text:p>
          </table:table-cell>
          <table:table-cell office:value-type="float" office:value="36">
            <text:p>36</text:p>
          </table:table-cell>
          <table:table-cell office:value-type="string">
            <text:p>3rd Class</text:p>
          </table:table-cell>
          <table:table-cell office:value-type="float" office:value="345771">
            <text:p>345771</text:p>
          </table:table-cell>
          <table:table-cell office:value-type="string">
            <text:p>£9 10s 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armer.html">Far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antoni-yasbeck.html">YASBECK, Mr Antoni</text:a></text:p>
          </table:table-cell>
          <table:table-cell office:value-type="float" office:value="27">
            <text:p>27</text:p>
          </table:table-cell>
          <table:table-cell office:value-type="string">
            <text:p>3rd Class</text:p>
          </table:table-cell>
          <table:table-cell office:value-type="float" office:value="2659">
            <text:p>2659</text:p>
          </table:table-cell>
          <table:table-cell office:value-type="string">
            <text:p>£14 9s 1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style-name="ce2" office:value-type="string">
            <text:p><text:a xlink:href="http://www.encyclopedia-titanica.org/boat/C/">C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selini-celiney-yazbeck.html">YAZBECK, Mrs Selini "Celiney"</text:a></text:p>
          </table:table-cell>
          <table:table-cell office:value-type="float" office:value="15">
            <text:p>15</text:p>
          </table:table-cell>
          <table:table-cell office:value-type="string">
            <text:p>3rd Class</text:p>
          </table:table-cell>
          <table:table-cell office:value-type="float" office:value="2659">
            <text:p>2659</text:p>
          </table:table-cell>
          <table:table-cell office:value-type="string">
            <text:p>£14 9s 1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gerios-yousseff-abi-saab.html">YOUSSEFF (ABI SAAB), Mr Gerios</text:a></text:p>
          </table:table-cell>
          <table:table-cell office:value-type="float" office:value="45">
            <text:p>45</text:p>
          </table:table-cell>
          <table:table-cell office:value-type="string">
            <text:p>3rd Class</text:p>
          </table:table-cell>
          <table:table-cell office:value-type="float" office:value="2628">
            <text:p>2628</text:p>
          </table:table-cell>
          <table:table-cell office:value-type="string">
            <text:p>£7 4s 6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office:value-type="string">
            <text:p><text:a xlink:href="http://www.encyclopedia-titanica.org/titanic-jobs/shoemaker.html">Shoemaker</text:a></text:p>
          </table:table-cell>
          <table:table-cell/>
          <table:table-cell table:style-name="ce2" office:value-type="string">
            <text:p><text:a xlink:href="http://www.encyclopedia-titanica.org/titanic-victims/312/">312</text:a></text:p>
          </table:table-cell>
        </table:table-row>
        <table:table-row table:style-name="ro1">
          <table:table-cell office:value-type="string">
            <text:p><text:a xlink:href="http://www.encyclopedia-titanica.org/titanic-victim/gerios-youssiff-samaan.html">YOUSSIFF (SAM'AAN), Mr Gerios</text:a></text:p>
          </table:table-cell>
          <table:table-cell office:value-type="float" office:value="28">
            <text:p>28</text:p>
          </table:table-cell>
          <table:table-cell office:value-type="string">
            <text:p>3rd Class</text:p>
          </table:table-cell>
          <table:table-cell office:value-type="float" office:value="2685">
            <text:p>2685</text:p>
          </table:table-cell>
          <table:table-cell office:value-type="string">
            <text:p>£7 4s 7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ortin-zakarian.html">ZAKARIAN, Mr Ortin</text:a></text:p>
          </table:table-cell>
          <table:table-cell office:value-type="float" office:value="27">
            <text:p>27</text:p>
          </table:table-cell>
          <table:table-cell office:value-type="string">
            <text:p>3rd Class</text:p>
          </table:table-cell>
          <table:table-cell office:value-type="float" office:value="2670">
            <text:p>2670</text:p>
          </table:table-cell>
          <table:table-cell office:value-type="string">
            <text:p>£7 4s 6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office:value-type="string">
            <text:p><text:a xlink:href="http://www.encyclopedia-titanica.org/titanic-jobs/general-labourer.html">General Labour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mapriededer-zakarian.html">ZAKARIAN, Mr Mapriededer</text:a></text:p>
          </table:table-cell>
          <table:table-cell office:value-type="float" office:value="22">
            <text:p>22</text:p>
          </table:table-cell>
          <table:table-cell office:value-type="string">
            <text:p>3rd Class</text:p>
          </table:table-cell>
          <table:table-cell office:value-type="float" office:value="2656">
            <text:p>2656</text:p>
          </table:table-cell>
          <table:table-cell office:value-type="string">
            <text:p>£7 4s 6d</text:p>
          </table:table-cell>
          <table:table-cell table:number-columns-repeated="2"/>
          <table:table-cell office:value-type="string">
            <text:p><text:a xlink:href="http://www.encyclopedia-titanica.org/place/2/">Cherbourg</text:a></text:p>
          </table:table-cell>
          <table:table-cell table:style-name="ce3"/>
          <table:table-cell/>
          <table:table-cell table:style-name="ce2" office:value-type="string">
            <text:p><text:a xlink:href="http://www.encyclopedia-titanica.org/titanic-victims/304/">304</text:a></text:p>
          </table:table-cell>
        </table:table-row>
        <table:table-row table:style-name="ro1">
          <table:table-cell office:value-type="string">
            <text:p><text:a xlink:href="http://www.encyclopedia-titanica.org/titanic-victim/leo-zimmermann.html">ZIMMERMANN, Mr Leo</text:a></text:p>
          </table:table-cell>
          <table:table-cell office:value-type="float" office:value="29">
            <text:p>29</text:p>
          </table:table-cell>
          <table:table-cell office:value-type="string">
            <text:p>3rd Class</text:p>
          </table:table-cell>
          <table:table-cell office:value-type="float" office:value="315082">
            <text:p>315082</text:p>
          </table:table-cell>
          <table:table-cell office:value-type="string">
            <text:p>£7 17s 6d</text:p>
          </table:table-cell>
          <table:table-cell table:number-columns-repeated="2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armer.html">Farmer</text:a></text:p>
          </table:table-cell>
          <table:table-cell table:number-columns-repeated="2"/>
        </table:table-row>
      </table:table>
      <table:table table:name="Deck" table:style-name="ta1">
        <table:table-column table:style-name="co1" table:number-columns-repeated="3" table:default-cell-style-name="ce2"/>
        <table:table-column table:style-name="co1" table:number-columns-repeated="4" table:default-cell-style-name="ce3"/>
        <table:table-column table:style-name="co1" table:number-columns-repeated="3" table:default-cell-style-name="ce2"/>
        <table:table-column table:style-name="co1" table:default-cell-style-name="ce3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Class/Dept</text:p>
          </table:table-cell>
          <table:table-cell table:style-name="ce1" office:value-type="string">
            <text:p>Ticket</text:p>
          </table:table-cell>
          <table:table-cell table:style-name="ce1" office:value-type="string">
            <text:p>Fare</text:p>
          </table:table-cell>
          <table:table-cell table:style-name="ce1" office:value-type="string">
            <text:p>Group</text:p>
          </table:table-cell>
          <table:table-cell table:style-name="ce1" office:value-type="string">
            <text:p>Ship</text:p>
          </table:table-cell>
          <table:table-cell table:style-name="ce1" office:value-type="string">
            <text:p>Joined</text:p>
          </table:table-cell>
          <table:table-cell table:style-name="ce1" office:value-type="string">
            <text:p>Job</text:p>
          </table:table-cell>
          <table:table-cell table:style-name="ce1" office:value-type="string">
            <text:p>Boat</text:p>
          </table:table-cell>
          <table:table-cell table:style-name="ce1" office:value-type="string">
            <text:p>Body</text:p>
          </table:table-cell>
        </table:table-row>
        <table:table-row table:style-name="ro1">
          <table:table-cell office:value-type="string">
            <text:p><text:a xlink:href="http://www.encyclopedia-titanica.org/titanic-survivor/james-anderson.html">ANDERSON, Mr James</text:a></text:p>
          </table:table-cell>
          <table:table-cell office:value-type="float" office:value="40">
            <text:p>40</text:p>
          </table:table-cell>
          <table:table-cell office:value-type="string">
            <text:p>Deck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eaman.html">Able Seaman</text:a></text:p>
          </table:table-cell>
          <table:table-cell office:value-type="string">
            <text:p><text:a xlink:href="http://www.encyclopedia-titanica.org/boat/3/">3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ernest-edward-archer.html">ARCHER, Mr Ernest Edward</text:a></text:p>
          </table:table-cell>
          <table:table-cell office:value-type="float" office:value="36">
            <text:p>36</text:p>
          </table:table-cell>
          <table:table-cell office:value-type="string">
            <text:p>Deck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eaman.html">Able Seaman</text:a></text:p>
          </table:table-cell>
          <table:table-cell office:value-type="string">
            <text:p><text:a xlink:href="http://www.encyclopedia-titanica.org/boat/16/">16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joseph-henry-bailey.html">BAILEY, Mr Henry Joseph</text:a></text:p>
          </table:table-cell>
          <table:table-cell office:value-type="float" office:value="43">
            <text:p>43</text:p>
          </table:table-cell>
          <table:table-cell office:value-type="string">
            <text:p>Deck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eaman.html">Master-at-arms</text:a></text:p>
          </table:table-cell>
          <table:table-cell office:value-type="string">
            <text:p><text:a xlink:href="http://www.encyclopedia-titanica.org/boat/16/">16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joseph-groves-boxhall.html">BOXHALL, Mr Joseph Groves</text:a></text:p>
          </table:table-cell>
          <table:table-cell office:value-type="float" office:value="28">
            <text:p>28</text:p>
          </table:table-cell>
          <table:table-cell office:value-type="string">
            <text:p>Deck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hips-officer.html">4th. Officer</text:a></text:p>
          </table:table-cell>
          <table:table-cell office:value-type="string">
            <text:p><text:a xlink:href="http://www.encyclopedia-titanica.org/boat/2/">2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t-bradley.html">BRADLEY, Mr T.</text:a></text:p>
          </table:table-cell>
          <table:table-cell office:value-type="float" office:value="29">
            <text:p>29</text:p>
          </table:table-cell>
          <table:table-cell office:value-type="string">
            <text:p>Deck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eaman.html">Able Seaman</text:a></text:p>
          </table:table-cell>
          <table:table-cell table:style-name="ce3"/>
          <table:table-cell/>
        </table:table-row>
        <table:table-row table:style-name="ro1">
          <table:table-cell office:value-type="string">
            <text:p><text:a xlink:href="http://www.encyclopedia-titanica.org/titanic-survivor/walter-brice.html">BRICE, Mr Walter T</text:a></text:p>
          </table:table-cell>
          <table:table-cell office:value-type="float" office:value="42">
            <text:p>42</text:p>
          </table:table-cell>
          <table:table-cell office:value-type="string">
            <text:p>Deck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eaman.html">Able Seaman</text:a></text:p>
          </table:table-cell>
          <table:table-cell office:value-type="string">
            <text:p><text:a xlink:href="http://www.encyclopedia-titanica.org/boat/11/">11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arthur-john-bright.html">BRIGHT, Mr Arthur John</text:a></text:p>
          </table:table-cell>
          <table:table-cell office:value-type="float" office:value="42">
            <text:p>42</text:p>
          </table:table-cell>
          <table:table-cell office:value-type="string">
            <text:p>Deck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eaman.html">Quartermaster</text:a></text:p>
          </table:table-cell>
          <table:table-cell office:value-type="string">
            <text:p><text:a xlink:href="http://www.encyclopedia-titanica.org/boat/D/">D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edward-john-buley.html">BULEY, Mr Edward John</text:a></text:p>
          </table:table-cell>
          <table:table-cell office:value-type="float" office:value="27">
            <text:p>27</text:p>
          </table:table-cell>
          <table:table-cell office:value-type="string">
            <text:p>Deck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eaman.html">Able Seaman</text:a></text:p>
          </table:table-cell>
          <table:table-cell office:value-type="string">
            <text:p><text:a xlink:href="http://www.encyclopedia-titanica.org/boat/10/">10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frederick-clench.html">CLENCH, Mr Frederick</text:a></text:p>
          </table:table-cell>
          <table:table-cell office:value-type="float" office:value="34">
            <text:p>34</text:p>
          </table:table-cell>
          <table:table-cell office:value-type="string">
            <text:p>Deck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eaman.html">Able Seaman</text:a></text:p>
          </table:table-cell>
          <table:table-cell office:value-type="string">
            <text:p><text:a xlink:href="http://www.encyclopedia-titanica.org/boat/12/">12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george-clench.html">CLENCH, Mr George</text:a></text:p>
          </table:table-cell>
          <table:table-cell office:value-type="float" office:value="31">
            <text:p>31</text:p>
          </table:table-cell>
          <table:table-cell office:value-type="string">
            <text:p>Deck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eaman.html">Able Seaman</text:a></text:p>
          </table:table-cell>
          <table:table-cell table:style-name="ce3"/>
          <table:table-cell/>
        </table:table-row>
        <table:table-row table:style-name="ro1">
          <table:table-cell office:value-type="string">
            <text:p><text:a xlink:href="http://www.encyclopedia-titanica.org/titanic-victim/frank-couch.html">COUCH, Mr Frank</text:a></text:p>
          </table:table-cell>
          <table:table-cell office:value-type="float" office:value="28">
            <text:p>28</text:p>
          </table:table-cell>
          <table:table-cell office:value-type="string">
            <text:p>Deck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eaman.html">Able Seaman</text:a></text:p>
          </table:table-cell>
          <table:table-cell table:style-name="ce3"/>
          <table:table-cell table:style-name="ce2" office:value-type="string">
            <text:p><text:a xlink:href="http://www.encyclopedia-titanica.org/titanic-victims/253/">253</text:a></text:p>
          </table:table-cell>
        </table:table-row>
        <table:table-row table:style-name="ro1">
          <table:table-cell office:value-type="string">
            <text:p><text:a xlink:href="http://www.encyclopedia-titanica.org/titanic-victim/stephen-james-davis.html">DAVIS, Mr Stephen James</text:a></text:p>
          </table:table-cell>
          <table:table-cell office:value-type="float" office:value="39">
            <text:p>39</text:p>
          </table:table-cell>
          <table:table-cell office:value-type="string">
            <text:p>Deck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eaman.html">Able Seaman</text:a></text:p>
          </table:table-cell>
          <table:table-cell table:style-name="ce3"/>
          <table:table-cell/>
        </table:table-row>
        <table:table-row table:style-name="ro1">
          <table:table-cell office:value-type="string">
            <text:p><text:a xlink:href="http://www.encyclopedia-titanica.org/titanic-survivor/alfred-frank-evans.html">EVANS, Mr Alfred Frank</text:a></text:p>
          </table:table-cell>
          <table:table-cell office:value-type="float" office:value="25">
            <text:p>25</text:p>
          </table:table-cell>
          <table:table-cell office:value-type="string">
            <text:p>Deck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eaman.html">Lookout</text:a></text:p>
          </table:table-cell>
          <table:table-cell office:value-type="string">
            <text:p><text:a xlink:href="http://www.encyclopedia-titanica.org/boat/15/">15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frank-oliver-evans.html">EVANS, Mr Frank Oliver</text:a></text:p>
          </table:table-cell>
          <table:table-cell office:value-type="float" office:value="27">
            <text:p>27</text:p>
          </table:table-cell>
          <table:table-cell office:value-type="string">
            <text:p>Deck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eaman.html">Able Seaman</text:a></text:p>
          </table:table-cell>
          <table:table-cell office:value-type="string">
            <text:p><text:a xlink:href="http://www.encyclopedia-titanica.org/boat/10/">10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frederick-fleet.html">FLEET, Mr Frederick</text:a></text:p>
          </table:table-cell>
          <table:table-cell office:value-type="float" office:value="24">
            <text:p>24</text:p>
          </table:table-cell>
          <table:table-cell office:value-type="string">
            <text:p>Deck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eaman.html">Lookout</text:a></text:p>
          </table:table-cell>
          <table:table-cell office:value-type="string">
            <text:p><text:a xlink:href="http://www.encyclopedia-titanica.org/boat/6/">6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john-foley.html">FOLEY, Mr John</text:a></text:p>
          </table:table-cell>
          <table:table-cell office:value-type="float" office:value="44">
            <text:p>44</text:p>
          </table:table-cell>
          <table:table-cell office:value-type="string">
            <text:p>Deck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orekeeper.html">Storekeeper</text:a></text:p>
          </table:table-cell>
          <table:table-cell table:style-name="ce3"/>
          <table:table-cell/>
        </table:table-row>
        <table:table-row table:style-name="ro1">
          <table:table-cell office:value-type="string">
            <text:p><text:a xlink:href="http://www.encyclopedia-titanica.org/titanic-survivor/james-forward.html">FORWARD, Mr James</text:a></text:p>
          </table:table-cell>
          <table:table-cell office:value-type="float" office:value="27">
            <text:p>27</text:p>
          </table:table-cell>
          <table:table-cell office:value-type="string">
            <text:p>Deck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eaman.html">Able Seaman</text:a></text:p>
          </table:table-cell>
          <table:table-cell office:value-type="string">
            <text:p><text:a xlink:href="http://www.encyclopedia-titanica.org/boat/16/">16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albert-haines.html">HAINES, Mr Albert M.</text:a></text:p>
          </table:table-cell>
          <table:table-cell office:value-type="float" office:value="31">
            <text:p>31</text:p>
          </table:table-cell>
          <table:table-cell office:value-type="string">
            <text:p>Deck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eaman.html">Boatswain Mate</text:a></text:p>
          </table:table-cell>
          <table:table-cell office:value-type="string">
            <text:p><text:a xlink:href="http://www.encyclopedia-titanica.org/boat/9/">9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william-harder.html">HARDER, Mr William</text:a></text:p>
          </table:table-cell>
          <table:table-cell office:value-type="float" office:value="39">
            <text:p>39</text:p>
          </table:table-cell>
          <table:table-cell office:value-type="string">
            <text:p>Deck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window-cleaner.html">Window Cleaner</text:a></text:p>
          </table:table-cell>
          <table:table-cell office:value-type="string">
            <text:p><text:a xlink:href="http://www.encyclopedia-titanica.org/boat/14/">14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samuel-emest-hemming.html">HEMMING, Mr Samuel Emest</text:a></text:p>
          </table:table-cell>
          <table:table-cell office:value-type="float" office:value="43">
            <text:p>43</text:p>
          </table:table-cell>
          <table:table-cell office:value-type="string">
            <text:p>Deck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lamp-trimmer.html">Lamp Trimmer</text:a></text:p>
          </table:table-cell>
          <table:table-cell office:value-type="string">
            <text:p><text:a xlink:href="http://www.encyclopedia-titanica.org/boat/4/">4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robert-hichens.html">HICHENS, Mr Robert</text:a></text:p>
          </table:table-cell>
          <table:table-cell office:value-type="float" office:value="29">
            <text:p>29</text:p>
          </table:table-cell>
          <table:table-cell office:value-type="string">
            <text:p>Deck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eaman.html">Quartermaster</text:a></text:p>
          </table:table-cell>
          <table:table-cell office:value-type="string">
            <text:p><text:a xlink:href="http://www.encyclopedia-titanica.org/boat/6/">6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george-alfred-hogg.html">HOGG, Mr George Alfred</text:a></text:p>
          </table:table-cell>
          <table:table-cell office:value-type="float" office:value="29">
            <text:p>29</text:p>
          </table:table-cell>
          <table:table-cell office:value-type="string">
            <text:p>Deck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eaman.html">Lookout</text:a></text:p>
          </table:table-cell>
          <table:table-cell office:value-type="string">
            <text:p><text:a xlink:href="http://www.encyclopedia-titanica.org/boat/7/">7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harry-holman.html">HOLMAN, Mr Harry</text:a></text:p>
          </table:table-cell>
          <table:table-cell office:value-type="float" office:value="27">
            <text:p>27</text:p>
          </table:table-cell>
          <table:table-cell office:value-type="string">
            <text:p>Deck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eaman.html">Able Seaman</text:a></text:p>
          </table:table-cell>
          <table:table-cell table:style-name="ce3"/>
          <table:table-cell/>
        </table:table-row>
        <table:table-row table:style-name="ro1">
          <table:table-cell office:value-type="string">
            <text:p><text:a xlink:href="http://www.encyclopedia-titanica.org/titanic-survivor/robert-john-hopkins.html">HOPKINS, Mr Robert John</text:a></text:p>
          </table:table-cell>
          <table:table-cell office:value-type="float" office:value="40">
            <text:p>40</text:p>
          </table:table-cell>
          <table:table-cell office:value-type="string">
            <text:p>Deck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eaman.html">Able Seaman</text:a></text:p>
          </table:table-cell>
          <table:table-cell office:value-type="string">
            <text:p><text:a xlink:href="http://www.encyclopedia-titanica.org/boat/13/">13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albert-edward-james-horswill.html">HORSWILL, Mr Albert Edward James</text:a></text:p>
          </table:table-cell>
          <table:table-cell office:value-type="float" office:value="33">
            <text:p>33</text:p>
          </table:table-cell>
          <table:table-cell office:value-type="string">
            <text:p>Deck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eaman.html">Able Seaman</text:a></text:p>
          </table:table-cell>
          <table:table-cell office:value-type="string">
            <text:p><text:a xlink:href="http://www.encyclopedia-titanica.org/boat/1/">1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sidney-james-humphreys.html">HUMPHREYS, Mr Sidney James</text:a></text:p>
          </table:table-cell>
          <table:table-cell office:value-type="float" office:value="48">
            <text:p>48</text:p>
          </table:table-cell>
          <table:table-cell office:value-type="string">
            <text:p>Deck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eaman.html">Quartermaster</text:a></text:p>
          </table:table-cell>
          <table:table-cell office:value-type="string">
            <text:p><text:a xlink:href="http://www.encyclopedia-titanica.org/boat/11/">11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john-hall-hutchinson.html">HUTCHINSON, Mr John Hall</text:a></text:p>
          </table:table-cell>
          <table:table-cell office:value-type="float" office:value="26">
            <text:p>26</text:p>
          </table:table-cell>
          <table:table-cell office:value-type="string">
            <text:p>Deck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carpenter-joiner.html">Carpenter / Joiner</text:a></text:p>
          </table:table-cell>
          <table:table-cell table:style-name="ce3"/>
          <table:table-cell/>
        </table:table-row>
        <table:table-row table:style-name="ro1">
          <table:table-cell office:value-type="string">
            <text:p><text:a xlink:href="http://www.encyclopedia-titanica.org/titanic-survivor/archie-jewell.html">JEWELL, Mr Archie</text:a></text:p>
          </table:table-cell>
          <table:table-cell office:value-type="float" office:value="23">
            <text:p>23</text:p>
          </table:table-cell>
          <table:table-cell office:value-type="string">
            <text:p>Deck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eaman.html">Lookout</text:a></text:p>
          </table:table-cell>
          <table:table-cell office:value-type="string">
            <text:p><text:a xlink:href="http://www.encyclopedia-titanica.org/boat/7/">7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thomas-william-jones.html">JONES, Mr Thomas William</text:a></text:p>
          </table:table-cell>
          <table:table-cell office:value-type="float" office:value="32">
            <text:p>32</text:p>
          </table:table-cell>
          <table:table-cell office:value-type="string">
            <text:p>Deck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eaman.html">Able Seaman</text:a></text:p>
          </table:table-cell>
          <table:table-cell office:value-type="string">
            <text:p><text:a xlink:href="http://www.encyclopedia-titanica.org/boat/8/">8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thomas-king.html">KING, Mr Thomas W.</text:a></text:p>
          </table:table-cell>
          <table:table-cell office:value-type="float" office:value="43">
            <text:p>43</text:p>
          </table:table-cell>
          <table:table-cell office:value-type="string">
            <text:p>Deck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eaman.html">Master-at-arms</text:a></text:p>
          </table:table-cell>
          <table:table-cell table:style-name="ce3"/>
          <table:table-cell/>
        </table:table-row>
        <table:table-row table:style-name="ro1">
          <table:table-cell office:value-type="string">
            <text:p><text:a xlink:href="http://www.encyclopedia-titanica.org/titanic-survivor/reginald-robinson-lee.html">LEE, Mr Reginald Robinson</text:a></text:p>
          </table:table-cell>
          <table:table-cell office:value-type="float" office:value="41">
            <text:p>41</text:p>
          </table:table-cell>
          <table:table-cell office:value-type="string">
            <text:p>Deck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eaman.html">Lookout</text:a></text:p>
          </table:table-cell>
          <table:table-cell office:value-type="string">
            <text:p><text:a xlink:href="http://www.encyclopedia-titanica.org/boat/13/">13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charles-herbert-lightoller.html">LIGHTOLLER, Mr Charles Herbert</text:a></text:p>
          </table:table-cell>
          <table:table-cell office:value-type="float" office:value="38">
            <text:p>38</text:p>
          </table:table-cell>
          <table:table-cell office:value-type="string">
            <text:p>Deck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hips-officer.html">2nd. Officer</text:a></text:p>
          </table:table-cell>
          <table:table-cell office:value-type="string">
            <text:p><text:a xlink:href="http://www.encyclopedia-titanica.org/boat/B/">B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harold-godfrey-lowe.html">LOWE, Mr Harold Godfrey</text:a></text:p>
          </table:table-cell>
          <table:table-cell office:value-type="float" office:value="29">
            <text:p>29</text:p>
          </table:table-cell>
          <table:table-cell office:value-type="string">
            <text:p>Deck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hips-officer.html">5th. Officer</text:a></text:p>
          </table:table-cell>
          <table:table-cell office:value-type="string">
            <text:p><text:a xlink:href="http://www.encyclopedia-titanica.org/boat/14/">14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william-lucas.html">LUCAS, Mr William Arthur</text:a></text:p>
          </table:table-cell>
          <table:table-cell office:value-type="float" office:value="25">
            <text:p>25</text:p>
          </table:table-cell>
          <table:table-cell office:value-type="string">
            <text:p>Deck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eaman.html">Able Seaman</text:a></text:p>
          </table:table-cell>
          <table:table-cell office:value-type="string">
            <text:p><text:a xlink:href="http://www.encyclopedia-titanica.org/boat/D/">D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william-henry-lyons.html">LYONS, Mr William Henry</text:a></text:p>
          </table:table-cell>
          <table:table-cell office:value-type="float" office:value="26">
            <text:p>26</text:p>
          </table:table-cell>
          <table:table-cell office:value-type="string">
            <text:p>Deck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eaman.html">Able Seaman</text:a></text:p>
          </table:table-cell>
          <table:table-cell office:value-type="string">
            <text:p><text:a xlink:href="http://www.encyclopedia-titanica.org/boat/4/">4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david-matherson.html">MATHERSON, Mr David</text:a></text:p>
          </table:table-cell>
          <table:table-cell office:value-type="float" office:value="30">
            <text:p>30</text:p>
          </table:table-cell>
          <table:table-cell office:value-type="string">
            <text:p>Deck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eaman.html">Able Seaman</text:a></text:p>
          </table:table-cell>
          <table:table-cell table:style-name="ce3"/>
          <table:table-cell table:style-name="ce2" office:value-type="string">
            <text:p><text:a xlink:href="http://www.encyclopedia-titanica.org/titanic-victims/192/">192</text:a></text:p>
          </table:table-cell>
        </table:table-row>
        <table:table-row table:style-name="ro1">
          <table:table-cell office:value-type="string">
            <text:p><text:a xlink:href="http://www.encyclopedia-titanica.org/titanic-victim/montague-vincent-mathias.html">MATHIAS, Mr Montague Vincent</text:a></text:p>
          </table:table-cell>
          <table:table-cell office:value-type="float" office:value="28">
            <text:p>28</text:p>
          </table:table-cell>
          <table:table-cell office:value-type="string">
            <text:p>Deck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Mess Steward</text:a></text:p>
          </table:table-cell>
          <table:table-cell table:style-name="ce3"/>
          <table:table-cell/>
        </table:table-row>
        <table:table-row table:style-name="ro1">
          <table:table-cell office:value-type="string">
            <text:p><text:a xlink:href="http://www.encyclopedia-titanica.org/titanic-victim/john-maxwell.html">MAXWELL, Mr John</text:a></text:p>
          </table:table-cell>
          <table:table-cell office:value-type="float" office:value="31">
            <text:p>31</text:p>
          </table:table-cell>
          <table:table-cell office:value-type="string">
            <text:p>Deck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carpenter-joiner.html">Carpenter / Joiner</text:a></text:p>
          </table:table-cell>
          <table:table-cell table:style-name="ce3"/>
          <table:table-cell/>
        </table:table-row>
        <table:table-row table:style-name="ro1">
          <table:table-cell office:value-type="string">
            <text:p><text:a xlink:href="http://www.encyclopedia-titanica.org/titanic-survivor/william-mccarthy.html">MCCARTHY, Mr William</text:a></text:p>
          </table:table-cell>
          <table:table-cell office:value-type="float" office:value="47">
            <text:p>47</text:p>
          </table:table-cell>
          <table:table-cell office:value-type="string">
            <text:p>Deck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eaman.html">Able Seaman</text:a></text:p>
          </table:table-cell>
          <table:table-cell office:value-type="string">
            <text:p><text:a xlink:href="http://www.encyclopedia-titanica.org/boat/4/">4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george-francis-mcgough.html">MCGOUGH, Mr George Francis</text:a></text:p>
          </table:table-cell>
          <table:table-cell office:value-type="float" office:value="36">
            <text:p>36</text:p>
          </table:table-cell>
          <table:table-cell office:value-type="string">
            <text:p>Deck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eaman.html">Able Seaman</text:a></text:p>
          </table:table-cell>
          <table:table-cell table:style-name="ce3"/>
          <table:table-cell/>
        </table:table-row>
        <table:table-row table:style-name="ro1">
          <table:table-cell office:value-type="string">
            <text:p><text:a xlink:href="http://www.encyclopedia-titanica.org/titanic-victim/james-paul-moody.html">MOODY, Mr James Paul</text:a></text:p>
          </table:table-cell>
          <table:table-cell office:value-type="float" office:value="24">
            <text:p>24</text:p>
          </table:table-cell>
          <table:table-cell office:value-type="string">
            <text:p>Deck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hips-officer.html">6th. Officer</text:a></text:p>
          </table:table-cell>
          <table:table-cell table:style-name="ce3"/>
          <table:table-cell/>
        </table:table-row>
        <table:table-row table:style-name="ro1">
          <table:table-cell office:value-type="string">
            <text:p><text:a xlink:href="http://www.encyclopedia-titanica.org/titanic-survivor/george-alfred-moore.html">MOORE, Mr George Alfred</text:a></text:p>
          </table:table-cell>
          <table:table-cell office:value-type="float" office:value="32">
            <text:p>32</text:p>
          </table:table-cell>
          <table:table-cell office:value-type="string">
            <text:p>Deck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eaman.html">Able Seaman</text:a></text:p>
          </table:table-cell>
          <table:table-cell office:value-type="string">
            <text:p><text:a xlink:href="http://www.encyclopedia-titanica.org/boat/3/">3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william-mcmaster-murdoch.html">MURDOCH, Mr William McMaster</text:a></text:p>
          </table:table-cell>
          <table:table-cell office:value-type="float" office:value="39">
            <text:p>39</text:p>
          </table:table-cell>
          <table:table-cell office:value-type="string">
            <text:p>Deck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hips-officer.html">1st. Officer</text:a></text:p>
          </table:table-cell>
          <table:table-cell table:style-name="ce3"/>
          <table:table-cell/>
        </table:table-row>
        <table:table-row table:style-name="ro1">
          <table:table-cell office:value-type="string">
            <text:p><text:a xlink:href="http://www.encyclopedia-titanica.org/titanic-victim/alfred-nichols.html">NICHOLS, Mr Alfred</text:a></text:p>
          </table:table-cell>
          <table:table-cell office:value-type="float" office:value="42">
            <text:p>42</text:p>
          </table:table-cell>
          <table:table-cell office:value-type="string">
            <text:p>Deck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eaman.html">Boatswain</text:a></text:p>
          </table:table-cell>
          <table:table-cell table:style-name="ce3"/>
          <table:table-cell/>
        </table:table-row>
        <table:table-row table:style-name="ro1">
          <table:table-cell office:value-type="string">
            <text:p><text:a xlink:href="http://www.encyclopedia-titanica.org/titanic-victim/william-francis-norman-oloughlin.html">O'LOUGHLIN, Dr William Francis Norman</text:a></text:p>
          </table:table-cell>
          <table:table-cell office:value-type="float" office:value="62">
            <text:p>62</text:p>
          </table:table-cell>
          <table:table-cell office:value-type="string">
            <text:p>Deck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doctor.html">Surgeon</text:a></text:p>
          </table:table-cell>
          <table:table-cell table:style-name="ce3"/>
          <table:table-cell/>
        </table:table-row>
        <table:table-row table:style-name="ro1">
          <table:table-cell office:value-type="string">
            <text:p><text:a xlink:href="http://www.encyclopedia-titanica.org/titanic-survivor/alfred-olliver.html">OLLIVER, Mr Alfred</text:a></text:p>
          </table:table-cell>
          <table:table-cell office:value-type="float" office:value="27">
            <text:p>27</text:p>
          </table:table-cell>
          <table:table-cell office:value-type="string">
            <text:p>Deck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eaman.html">Quartermaster</text:a></text:p>
          </table:table-cell>
          <table:table-cell office:value-type="string">
            <text:p><text:a xlink:href="http://www.encyclopedia-titanica.org/boat/5/">5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frank-osman.html">OSMAN, Mr Frank</text:a></text:p>
          </table:table-cell>
          <table:table-cell office:value-type="float" office:value="28">
            <text:p>28</text:p>
          </table:table-cell>
          <table:table-cell office:value-type="string">
            <text:p>Deck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eaman.html">Able Seaman</text:a></text:p>
          </table:table-cell>
          <table:table-cell office:value-type="string">
            <text:p><text:a xlink:href="http://www.encyclopedia-titanica.org/boat/2/">2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charles-pascoe.html">PASCOE, Mr Charles H.</text:a></text:p>
          </table:table-cell>
          <table:table-cell office:value-type="float" office:value="43">
            <text:p>43</text:p>
          </table:table-cell>
          <table:table-cell office:value-type="string">
            <text:p>Deck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eaman.html">Able Seaman</text:a></text:p>
          </table:table-cell>
          <table:table-cell office:value-type="string">
            <text:p><text:a xlink:href="http://www.encyclopedia-titanica.org/boat/8/">8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walter-john-perkis.html">PERKIS, Mr Walter John</text:a></text:p>
          </table:table-cell>
          <table:table-cell office:value-type="float" office:value="37">
            <text:p>37</text:p>
          </table:table-cell>
          <table:table-cell office:value-type="string">
            <text:p>Deck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eaman.html">Quartermaster</text:a></text:p>
          </table:table-cell>
          <table:table-cell office:value-type="string">
            <text:p><text:a xlink:href="http://www.encyclopedia-titanica.org/boat/4/">4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william-chapman-peters.html">PETERS, Mr William Chapman</text:a></text:p>
          </table:table-cell>
          <table:table-cell office:value-type="float" office:value="26">
            <text:p>26</text:p>
          </table:table-cell>
          <table:table-cell office:value-type="string">
            <text:p>Deck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eaman.html">Able Seaman</text:a></text:p>
          </table:table-cell>
          <table:table-cell office:value-type="string">
            <text:p><text:a xlink:href="http://www.encyclopedia-titanica.org/boat/9/">9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herbert-john-pitman.html">PITMAN, Mr Herbert John</text:a></text:p>
          </table:table-cell>
          <table:table-cell office:value-type="float" office:value="34">
            <text:p>34</text:p>
          </table:table-cell>
          <table:table-cell office:value-type="string">
            <text:p>Deck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hips-officer.html">3rd. Officer</text:a></text:p>
          </table:table-cell>
          <table:table-cell office:value-type="string">
            <text:p><text:a xlink:href="http://www.encyclopedia-titanica.org/boat/5/">5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john-thomas-poingdestre.html">POINGDESTRE, Mr John Thomas</text:a></text:p>
          </table:table-cell>
          <table:table-cell office:value-type="float" office:value="33">
            <text:p>33</text:p>
          </table:table-cell>
          <table:table-cell office:value-type="string">
            <text:p>Deck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eaman.html">Able Seaman</text:a></text:p>
          </table:table-cell>
          <table:table-cell office:value-type="string">
            <text:p><text:a xlink:href="http://www.encyclopedia-titanica.org/boat/12/">12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george-thomas-rowe.html">ROWE, Mr George Thomas</text:a></text:p>
          </table:table-cell>
          <table:table-cell office:value-type="float" office:value="32">
            <text:p>32</text:p>
          </table:table-cell>
          <table:table-cell office:value-type="string">
            <text:p>Deck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eaman.html">Quartermaster</text:a></text:p>
          </table:table-cell>
          <table:table-cell office:value-type="string">
            <text:p><text:a xlink:href="http://www.encyclopedia-titanica.org/boat/C/">C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robert-james-sawyer.html">SAWYER, Mr Robert James</text:a></text:p>
          </table:table-cell>
          <table:table-cell office:value-type="float" office:value="30">
            <text:p>30</text:p>
          </table:table-cell>
          <table:table-cell office:value-type="string">
            <text:p>Deck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window-cleaner.html">Window Cleaner</text:a></text:p>
          </table:table-cell>
          <table:table-cell table:style-name="ce3"/>
          <table:table-cell/>
        </table:table-row>
        <table:table-row table:style-name="ro1">
          <table:table-cell office:value-type="string">
            <text:p><text:a xlink:href="http://www.encyclopedia-titanica.org/titanic-survivor/joseph-george-scarrott.html">SCARROTT, Mr Joseph George</text:a></text:p>
          </table:table-cell>
          <table:table-cell office:value-type="float" office:value="33">
            <text:p>33</text:p>
          </table:table-cell>
          <table:table-cell office:value-type="string">
            <text:p>Deck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eaman.html">Able Seaman</text:a></text:p>
          </table:table-cell>
          <table:table-cell office:value-type="string">
            <text:p><text:a xlink:href="http://www.encyclopedia-titanica.org/boat/14/">14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john-edward-simpson.html">SIMPSON, Dr John Edward</text:a></text:p>
          </table:table-cell>
          <table:table-cell office:value-type="float" office:value="37">
            <text:p>37</text:p>
          </table:table-cell>
          <table:table-cell office:value-type="string">
            <text:p>Deck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doctor.html">Assistant Surgeon</text:a></text:p>
          </table:table-cell>
          <table:table-cell table:style-name="ce3"/>
          <table:table-cell/>
        </table:table-row>
        <table:table-row table:style-name="ro1">
          <table:table-cell office:value-type="string">
            <text:p><text:a xlink:href="http://www.encyclopedia-titanica.org/titanic-victim/edward-john-smith.html">SMITH, Captain Edward John</text:a></text:p>
          </table:table-cell>
          <table:table-cell office:value-type="float" office:value="62">
            <text:p>62</text:p>
          </table:table-cell>
          <table:table-cell office:value-type="string">
            <text:p>Deck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hips-officer.html">Master</text:a></text:p>
          </table:table-cell>
          <table:table-cell table:style-name="ce3"/>
          <table:table-cell/>
        </table:table-row>
        <table:table-row table:style-name="ro1">
          <table:table-cell office:value-type="string">
            <text:p><text:a xlink:href="http://www.encyclopedia-titanica.org/titanic-victim/william-smith.html">SMITH, Mr William</text:a></text:p>
          </table:table-cell>
          <table:table-cell office:value-type="float" office:value="26">
            <text:p>26</text:p>
          </table:table-cell>
          <table:table-cell office:value-type="string">
            <text:p>Deck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eaman.html">Seaman</text:a></text:p>
          </table:table-cell>
          <table:table-cell table:style-name="ce3"/>
          <table:table-cell/>
        </table:table-row>
        <table:table-row table:style-name="ro1">
          <table:table-cell office:value-type="string">
            <text:p><text:a xlink:href="http://www.encyclopedia-titanica.org/titanic-survivor/george-thomas-macdonald-symons.html">SYMONS, Mr George Thomas Macdonald</text:a></text:p>
          </table:table-cell>
          <table:table-cell office:value-type="float" office:value="24">
            <text:p>24</text:p>
          </table:table-cell>
          <table:table-cell office:value-type="string">
            <text:p>Deck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eaman.html">Lookout</text:a></text:p>
          </table:table-cell>
          <table:table-cell office:value-type="string">
            <text:p><text:a xlink:href="http://www.encyclopedia-titanica.org/boat/1/">1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frederick-tamlyn.html">TAMLYN, Mr Frederick</text:a></text:p>
          </table:table-cell>
          <table:table-cell office:value-type="float" office:value="23">
            <text:p>23</text:p>
          </table:table-cell>
          <table:table-cell office:value-type="string">
            <text:p>Deck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Mess Steward</text:a></text:p>
          </table:table-cell>
          <table:table-cell table:style-name="ce3"/>
          <table:table-cell table:style-name="ce2" office:value-type="string">
            <text:p><text:a xlink:href="http://www.encyclopedia-titanica.org/titanic-victims/123/">123</text:a></text:p>
          </table:table-cell>
        </table:table-row>
        <table:table-row table:style-name="ro1">
          <table:table-cell office:value-type="string">
            <text:p><text:a xlink:href="http://www.encyclopedia-titanica.org/titanic-victim/c-taylor.html">TAYLOR, Mr C.</text:a></text:p>
          </table:table-cell>
          <table:table-cell office:value-type="float" office:value="35">
            <text:p>35</text:p>
          </table:table-cell>
          <table:table-cell office:value-type="string">
            <text:p>Deck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eaman.html">Able Seaman</text:a></text:p>
          </table:table-cell>
          <table:table-cell table:style-name="ce3"/>
          <table:table-cell/>
        </table:table-row>
        <table:table-row table:style-name="ro1">
          <table:table-cell office:value-type="string">
            <text:p><text:a xlink:href="http://www.encyclopedia-titanica.org/titanic-victim/bertram-terrell.html">TERRELL, Mr Bertram</text:a></text:p>
          </table:table-cell>
          <table:table-cell office:value-type="float" office:value="20">
            <text:p>20</text:p>
          </table:table-cell>
          <table:table-cell office:value-type="string">
            <text:p>Deck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eaman.html">Seaman</text:a></text:p>
          </table:table-cell>
          <table:table-cell table:style-name="ce3"/>
          <table:table-cell/>
        </table:table-row>
        <table:table-row table:style-name="ro1">
          <table:table-cell office:value-type="string">
            <text:p><text:a xlink:href="http://www.encyclopedia-titanica.org/titanic-survivor/philip-francis-vigott.html">VIGOTT, Mr Philip Francis</text:a></text:p>
          </table:table-cell>
          <table:table-cell office:value-type="float" office:value="32">
            <text:p>32</text:p>
          </table:table-cell>
          <table:table-cell office:value-type="string">
            <text:p>Deck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eaman.html">Able Seaman</text:a></text:p>
          </table:table-cell>
          <table:table-cell office:value-type="string">
            <text:p><text:a xlink:href="http://www.encyclopedia-titanica.org/boat/13/">13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william-clifford-weller.html">WELLER, Mr William Clifford</text:a></text:p>
          </table:table-cell>
          <table:table-cell office:value-type="float" office:value="30">
            <text:p>30</text:p>
          </table:table-cell>
          <table:table-cell office:value-type="string">
            <text:p>Deck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eaman.html">Able Seaman</text:a></text:p>
          </table:table-cell>
          <table:table-cell office:value-type="string">
            <text:p><text:a xlink:href="http://www.encyclopedia-titanica.org/boat/7/">7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henry-tingle-wilde.html">WILDE, Mr Henry Tingle</text:a></text:p>
          </table:table-cell>
          <table:table-cell office:value-type="float" office:value="39">
            <text:p>39</text:p>
          </table:table-cell>
          <table:table-cell office:value-type="string">
            <text:p>Deck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hips-officer.html">Chief Officer</text:a></text:p>
          </table:table-cell>
          <table:table-cell table:style-name="ce3"/>
          <table:table-cell/>
        </table:table-row>
        <table:table-row table:style-name="ro1">
          <table:table-cell office:value-type="string">
            <text:p><text:a xlink:href="http://www.encyclopedia-titanica.org/titanic-survivor/walter-wynn.html">WYNN, Mr Walter</text:a></text:p>
          </table:table-cell>
          <table:table-cell office:value-type="float" office:value="41">
            <text:p>41</text:p>
          </table:table-cell>
          <table:table-cell office:value-type="string">
            <text:p>Deck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eaman.html">Quartermaster</text:a></text:p>
          </table:table-cell>
          <table:table-cell office:value-type="string">
            <text:p><text:a xlink:href="http://www.encyclopedia-titanica.org/boat/9/">9</text:a></text:p>
          </table:table-cell>
          <table:table-cell/>
        </table:table-row>
      </table:table>
      <table:table table:name="Engine" table:style-name="ta1">
        <table:table-column table:style-name="co1" table:number-columns-repeated="3" table:default-cell-style-name="ce2"/>
        <table:table-column table:style-name="co1" table:number-columns-repeated="4" table:default-cell-style-name="ce3"/>
        <table:table-column table:style-name="co1" table:number-columns-repeated="2" table:default-cell-style-name="ce2"/>
        <table:table-column table:style-name="co1" table:number-columns-repeated="2" table:default-cell-style-name="ce3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Class/Dept</text:p>
          </table:table-cell>
          <table:table-cell table:style-name="ce1" office:value-type="string">
            <text:p>Ticket</text:p>
          </table:table-cell>
          <table:table-cell table:style-name="ce1" office:value-type="string">
            <text:p>Fare</text:p>
          </table:table-cell>
          <table:table-cell table:style-name="ce1" office:value-type="string">
            <text:p>Group</text:p>
          </table:table-cell>
          <table:table-cell table:style-name="ce1" office:value-type="string">
            <text:p>Ship</text:p>
          </table:table-cell>
          <table:table-cell table:style-name="ce1" office:value-type="string">
            <text:p>Joined</text:p>
          </table:table-cell>
          <table:table-cell table:style-name="ce1" office:value-type="string">
            <text:p>Job</text:p>
          </table:table-cell>
          <table:table-cell table:style-name="ce1" office:value-type="string">
            <text:p>Boat</text:p>
          </table:table-cell>
          <table:table-cell table:style-name="ce1" office:value-type="string">
            <text:p>Body</text:p>
          </table:table-cell>
        </table:table-row>
        <table:table-row table:style-name="ro1">
          <table:table-cell office:value-type="string">
            <text:p><text:a xlink:href="http://www.encyclopedia-titanica.org/titanic-victim/william-abrams.html">ABRAMS, Mr William</text:a></text:p>
          </table:table-cell>
          <table:table-cell office:value-type="float" office:value="33">
            <text:p>33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r-adams.html">ADAMS, Mr R.</text:a></text:p>
          </table:table-cell>
          <table:table-cell office:value-type="float" office:value="26">
            <text:p>26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henry-allen.html">ALLEN, Mr Henry</text:a></text:p>
          </table:table-cell>
          <table:table-cell office:value-type="float" office:value="32">
            <text:p>32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/>
          <table:table-cell table:style-name="ce2" office:value-type="string">
            <text:p><text:a xlink:href="http://www.encyclopedia-titanica.org/titanic-victims/145/">145</text:a></text:p>
          </table:table-cell>
        </table:table-row>
        <table:table-row table:style-name="ro1">
          <table:table-cell office:value-type="string">
            <text:p><text:a xlink:href="http://www.encyclopedia-titanica.org/titanic-survivor/ernest-frederick-allen.html">ALLEN, Mr Ernest Frederick</text:a></text:p>
          </table:table-cell>
          <table:table-cell office:value-type="float" office:value="24">
            <text:p>24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immer.html">Trimmer</text:a></text:p>
          </table:table-cell>
          <table:table-cell table:style-name="ce2" office:value-type="string">
            <text:p><text:a xlink:href="http://www.encyclopedia-titanica.org/boat/B/">B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alfred-samuel-allsop.html">ALLSOP, Mr Alfred Samuel</text:a></text:p>
          </table:table-cell>
          <table:table-cell office:value-type="float" office:value="34">
            <text:p>34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electrician.html">Electrician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james-frank-avery.html">AVERY, Mr James Albert</text:a></text:p>
          </table:table-cell>
          <table:table-cell office:value-type="float" office:value="22">
            <text:p>22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immer.html">Trimmer</text:a></text:p>
          </table:table-cell>
          <table:table-cell table:style-name="ce2" office:value-type="string">
            <text:p><text:a xlink:href="http://www.encyclopedia-titanica.org/boat/15/">15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george-bailey.html">BAILEY, Mr George W.</text:a></text:p>
          </table:table-cell>
          <table:table-cell office:value-type="float" office:value="46">
            <text:p>46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richard-baines.html">BAINES, Mr Richard</text:a></text:p>
          </table:table-cell>
          <table:table-cell office:value-type="float" office:value="24">
            <text:p>24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reaser.html">Greas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ohn-bannon.html">BANNON, Mr John</text:a></text:p>
          </table:table-cell>
          <table:table-cell office:value-type="float" office:value="32">
            <text:p>32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reaser.html">Greas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charles-barlow.html">BARLOW, Mr Charles</text:a></text:p>
          </table:table-cell>
          <table:table-cell office:value-type="float" office:value="30">
            <text:p>30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charles-barnes.html">BARNES, Mr Charles</text:a></text:p>
          </table:table-cell>
          <table:table-cell office:value-type="float" office:value="29">
            <text:p>29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frederick-barnes.html">BARNES, Mr J.</text:a></text:p>
          </table:table-cell>
          <table:table-cell office:value-type="float" office:value="41">
            <text:p>41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frederick-barrett.html">BARRETT, Mr Frederick</text:a></text:p>
          </table:table-cell>
          <table:table-cell office:value-type="float" office:value="28">
            <text:p>28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Leading Fireman</text:a></text:p>
          </table:table-cell>
          <table:table-cell table:style-name="ce2" office:value-type="string">
            <text:p><text:a xlink:href="http://www.encyclopedia-titanica.org/boat/13/">13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frederick-william-barrett.html">BARRETT, Mr Frederick William</text:a></text:p>
          </table:table-cell>
          <table:table-cell office:value-type="float" office:value="33">
            <text:p>33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oseph-beattie.html">BEATTIE, Mr Joseph</text:a></text:p>
          </table:table-cell>
          <table:table-cell office:value-type="float" office:value="35">
            <text:p>35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greaser.html">Greas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george-william-beauchamp.html">BEAUCHAMP, Mr George William</text:a></text:p>
          </table:table-cell>
          <table:table-cell office:value-type="float" office:value="24">
            <text:p>24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style-name="ce2" office:value-type="string">
            <text:p><text:a xlink:href="http://www.encyclopedia-titanica.org/boat/13/">13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joseph-bell.html">BELL, Mr Joseph</text:a></text:p>
          </table:table-cell>
          <table:table-cell office:value-type="float" office:value="50">
            <text:p>50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engineer.html">Chief Engine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f-bendell.html">BENDELL, Mr Frank</text:a></text:p>
          </table:table-cell>
          <table:table-cell office:value-type="float" office:value="24">
            <text:p>24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george-alfred-bennett.html">BENNETT, Mr George Alfred</text:a></text:p>
          </table:table-cell>
          <table:table-cell office:value-type="float" office:value="30">
            <text:p>30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e-benville.html">BENVILLE, Mr E.</text:a></text:p>
          </table:table-cell>
          <table:table-cell office:value-type="float" office:value="42">
            <text:p>42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william-edward-bessant.html">BESSANT, Mr William Edward</text:a></text:p>
          </table:table-cell>
          <table:table-cell office:value-type="float" office:value="39">
            <text:p>39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oseph-henry-bevis.html">BEVIS, Mr Joseph Henry</text:a></text:p>
          </table:table-cell>
          <table:table-cell office:value-type="float" office:value="22">
            <text:p>22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immer.html">Trim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charles-biddlecombe.html">BIDDLECOMBE, Mr Charles</text:a></text:p>
          </table:table-cell>
          <table:table-cell office:value-type="float" office:value="33">
            <text:p>33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edward-charles-biggs.html">BIGGS, Mr Edward Charles</text:a></text:p>
          </table:table-cell>
          <table:table-cell office:value-type="float" office:value="20">
            <text:p>20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-billow.html">BILLOW, Mr J.</text:a></text:p>
          </table:table-cell>
          <table:table-cell office:value-type="float" office:value="20">
            <text:p>20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immer.html">Trim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walter-binstead.html">BINSTEAD, Mr Walter</text:a></text:p>
          </table:table-cell>
          <table:table-cell office:value-type="float" office:value="19">
            <text:p>19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immer.html">Trimmer</text:a></text:p>
          </table:table-cell>
          <table:table-cell table:style-name="ce2" office:value-type="string">
            <text:p><text:a xlink:href="http://www.encyclopedia-titanica.org/boat/3/">3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alexander-black.html">BLACK, Mr Alexander</text:a></text:p>
          </table:table-cell>
          <table:table-cell office:value-type="float" office:value="28">
            <text:p>28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d-black.html">BLACK, Mr D.</text:a></text:p>
          </table:table-cell>
          <table:table-cell office:value-type="float" office:value="41">
            <text:p>41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h-blackman.html">BLACKMAN, Mr H.</text:a></text:p>
          </table:table-cell>
          <table:table-cell office:value-type="float" office:value="24">
            <text:p>24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percival-albert-blake.html">BLAKE, Mr Percival Albert</text:a></text:p>
          </table:table-cell>
          <table:table-cell office:value-type="float" office:value="22">
            <text:p>22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immer.html">Trim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seaton-blake.html">BLAKE, Mr Seaton</text:a></text:p>
          </table:table-cell>
          <table:table-cell office:value-type="float" office:value="26">
            <text:p>26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Mess Steward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thomas-blake.html">BLAKE, Mr Thomas</text:a></text:p>
          </table:table-cell>
          <table:table-cell office:value-type="float" office:value="36">
            <text:p>36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ames-blaney.html">BLANEY, Mr James</text:a></text:p>
          </table:table-cell>
          <table:table-cell office:value-type="float" office:value="32">
            <text:p>32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eustace-horatius-blann.html">BLANN, Mr Eustace Horatius</text:a></text:p>
          </table:table-cell>
          <table:table-cell office:value-type="float" office:value="21">
            <text:p>21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w-bott.html">BOTT, Mr W.</text:a></text:p>
          </table:table-cell>
          <table:table-cell office:value-type="float" office:value="44">
            <text:p>44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reaser.html">Greas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patrick-joseph-bradley.html">BRADLEY, Mr Patrick Joseph</text:a></text:p>
          </table:table-cell>
          <table:table-cell office:value-type="float" office:value="39">
            <text:p>39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henry-harry-brewer.html">BREWER, Mr Henry ("Harry")</text:a></text:p>
          </table:table-cell>
          <table:table-cell office:value-type="float" office:value="30">
            <text:p>30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immer.html">Trim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albert-briant.html">BRIANT, Mr Albert</text:a></text:p>
          </table:table-cell>
          <table:table-cell office:value-type="float" office:value="34">
            <text:p>34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reaser.html">Greas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-brooks.html">BROOKS, Mr J.</text:a></text:p>
          </table:table-cell>
          <table:table-cell office:value-type="float" office:value="25">
            <text:p>25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immer.html">Trim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ohn-brown.html">BROWN, Mr John</text:a></text:p>
          </table:table-cell>
          <table:table-cell office:value-type="float" office:value="25">
            <text:p>25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/>
          <table:table-cell table:style-name="ce2" office:value-type="string">
            <text:p><text:a xlink:href="http://www.encyclopedia-titanica.org/titanic-victims/267/">267</text:a></text:p>
          </table:table-cell>
        </table:table-row>
        <table:table-row table:style-name="ro1">
          <table:table-cell office:value-type="string">
            <text:p><text:a xlink:href="http://www.encyclopedia-titanica.org/titanic-victim/joseph-james-brown.html">BROWN, Mr Joseph James</text:a></text:p>
          </table:table-cell>
          <table:table-cell office:value-type="float" office:value="25">
            <text:p>25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arthur-burroughs.html">BURROUGHS, Mr Arthur</text:a></text:p>
          </table:table-cell>
          <table:table-cell office:value-type="float" office:value="35">
            <text:p>35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edward-john-burton.html">BURTON, Mr Edward John</text:a></text:p>
          </table:table-cell>
          <table:table-cell office:value-type="float" office:value="32">
            <text:p>32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william-john-butt.html">BUTT, Mr William John</text:a></text:p>
          </table:table-cell>
          <table:table-cell office:value-type="float" office:value="30">
            <text:p>30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/>
          <table:table-cell table:style-name="ce2" office:value-type="string">
            <text:p><text:a xlink:href="http://www.encyclopedia-titanica.org/titanic-victims/77/">77</text:a></text:p>
          </table:table-cell>
        </table:table-row>
        <table:table-row table:style-name="ro1">
          <table:table-cell office:value-type="string">
            <text:p><text:a xlink:href="http://www.encyclopedia-titanica.org/titanic-victim/hugh-calderwood.html">CALDERWOOD, Mr Hugh</text:a></text:p>
          </table:table-cell>
          <table:table-cell office:value-type="float" office:value="30">
            <text:p>30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trimmer.html">Trim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-canner.html">CANNER, Mr J.</text:a></text:p>
          </table:table-cell>
          <table:table-cell office:value-type="float" office:value="40">
            <text:p>40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richard-stephen-carr.html">CARR, Mr Richard Stephen</text:a></text:p>
          </table:table-cell>
          <table:table-cell office:value-type="float" office:value="37">
            <text:p>37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immer.html">Trim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ames-carter-ball.html">CARTER (BALL), Mr James (W.)</text:a></text:p>
          </table:table-cell>
          <table:table-cell office:value-type="float" office:value="46">
            <text:p>46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t-casey.html">CASEY, Mr T.</text:a></text:p>
          </table:table-cell>
          <table:table-cell office:value-type="float" office:value="28">
            <text:p>28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immer.html">Trim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edward-castleman.html">CASTLEMAN, Mr Edward</text:a></text:p>
          </table:table-cell>
          <table:table-cell office:value-type="float" office:value="37">
            <text:p>37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reaser.html">Greas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george-henry-cavell.html">CAVELL, Mr George Henry</text:a></text:p>
          </table:table-cell>
          <table:table-cell office:value-type="float" office:value="22">
            <text:p>22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immer.html">Trim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william-victor-cherrett.html">CHERRETT, Mr William Victor</text:a></text:p>
          </table:table-cell>
          <table:table-cell office:value-type="float" office:value="24">
            <text:p>24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george-alexander-chisnall.html">CHISNALL, Mr George Alexander</text:a></text:p>
          </table:table-cell>
          <table:table-cell office:value-type="float" office:value="35">
            <text:p>35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boilermaker.html">Boilermaker</text:a></text:p>
          </table:table-cell>
          <table:table-cell/>
          <table:table-cell table:style-name="ce2" office:value-type="string">
            <text:p><text:a xlink:href="http://www.encyclopedia-titanica.org/titanic-victims/111/">111</text:a></text:p>
          </table:table-cell>
        </table:table-row>
        <table:table-row table:style-name="ro1">
          <table:table-cell office:value-type="string">
            <text:p><text:a xlink:href="http://www.encyclopedia-titanica.org/titanic-victim/john-chorley.html">CHORLEY, Mr John</text:a></text:p>
          </table:table-cell>
          <table:table-cell office:value-type="float" office:value="25">
            <text:p>25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william-clark.html">CLARK, Mr William</text:a></text:p>
          </table:table-cell>
          <table:table-cell office:value-type="float" office:value="39">
            <text:p>39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harry-coe.html">COE, Mr Harry</text:a></text:p>
          </table:table-cell>
          <table:table-cell office:value-type="float" office:value="21">
            <text:p>21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immer.html">Trim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ohn-coleman.html">COLEMAN, Mr John</text:a></text:p>
          </table:table-cell>
          <table:table-cell office:value-type="float" office:value="57">
            <text:p>57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Mess Steward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samuel-collins.html">COLLINS, Mr Samuel</text:a></text:p>
          </table:table-cell>
          <table:table-cell office:value-type="float" office:value="35">
            <text:p>35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style-name="ce2" office:value-type="string">
            <text:p><text:a xlink:href="http://www.encyclopedia-titanica.org/boat/1/">1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george-combes.html">COMBES, Mr George</text:a></text:p>
          </table:table-cell>
          <table:table-cell office:value-type="float" office:value="34">
            <text:p>34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harry-cooper.html">COOPER, Mr Harry</text:a></text:p>
          </table:table-cell>
          <table:table-cell office:value-type="float" office:value="26">
            <text:p>26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ames-cooper.html">COOPER, Mr James</text:a></text:p>
          </table:table-cell>
          <table:table-cell office:value-type="float" office:value="25">
            <text:p>25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immer.html">Trim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b-copperthwaite.html">COPPERTHWAITE, Mr B.</text:a></text:p>
          </table:table-cell>
          <table:table-cell office:value-type="float" office:value="22">
            <text:p>22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denny-corcoran.html">CORCORAN, Mr Denny</text:a></text:p>
          </table:table-cell>
          <table:table-cell office:value-type="float" office:value="33">
            <text:p>33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a-cotton.html">COTTON, Mr A.</text:a></text:p>
          </table:table-cell>
          <table:table-cell table:style-name="ce3"/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immer.html">Trim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oseph-henry-couch.html">COUCH, Mr Joseph Henry</text:a></text:p>
          </table:table-cell>
          <table:table-cell office:value-type="float" office:value="45">
            <text:p>45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reaser.html">Greas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robert-couper.html">COUPER, Mr Robert</text:a></text:p>
          </table:table-cell>
          <table:table-cell office:value-type="float" office:value="30">
            <text:p>30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style-name="ce2" office:value-type="string">
            <text:p><text:a xlink:href="http://www.encyclopedia-titanica.org/boat/3/">3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francis-ernest-george-coy.html">COY, Mr Francis Ernest George</text:a></text:p>
          </table:table-cell>
          <table:table-cell office:value-type="float" office:value="26">
            <text:p>26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engineer.html">Junior Assistant 3rd. Engine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h-crabb.html">CRABB, Mr H.</text:a></text:p>
          </table:table-cell>
          <table:table-cell office:value-type="float" office:value="23">
            <text:p>23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immer.html">Trim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henry-philip-creese.html">CREESE, Mr Henry Philip</text:a></text:p>
          </table:table-cell>
          <table:table-cell office:value-type="float" office:value="44">
            <text:p>44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engineer.html">Deck Engine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james-crimmins.html">CRIMMINS, Mr James</text:a></text:p>
          </table:table-cell>
          <table:table-cell office:value-type="float" office:value="21">
            <text:p>21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style-name="ce2" office:value-type="string">
            <text:p><text:a xlink:href="http://www.encyclopedia-titanica.org/boat/13/">13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w-cross.html">CROSS, Mr W.</text:a></text:p>
          </table:table-cell>
          <table:table-cell office:value-type="float" office:value="39">
            <text:p>39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b-cunningham.html">CUNNINGHAM, Mr B.</text:a></text:p>
          </table:table-cell>
          <table:table-cell office:value-type="float" office:value="30">
            <text:p>30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arthur-curtis.html">CURTIS, Mr Arthur</text:a></text:p>
          </table:table-cell>
          <table:table-cell office:value-type="float" office:value="25">
            <text:p>25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thomas-davies.html">DAVIES, Mr Thomas</text:a></text:p>
          </table:table-cell>
          <table:table-cell office:value-type="float" office:value="33">
            <text:p>33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Leading Fireman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oseph-dawson.html">DAWSON, Mr Joseph</text:a></text:p>
          </table:table-cell>
          <table:table-cell office:value-type="float" office:value="23">
            <text:p>23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immer.html">Trimmer</text:a></text:p>
          </table:table-cell>
          <table:table-cell/>
          <table:table-cell table:style-name="ce2" office:value-type="string">
            <text:p><text:a xlink:href="http://www.encyclopedia-titanica.org/titanic-victims/227/">227</text:a></text:p>
          </table:table-cell>
        </table:table-row>
        <table:table-row table:style-name="ro1">
          <table:table-cell office:value-type="string">
            <text:p><text:a xlink:href="http://www.encyclopedia-titanica.org/titanic-survivor/j-diaper.html">DIAPER, Mr John Joseph</text:a></text:p>
          </table:table-cell>
          <table:table-cell office:value-type="float" office:value="27">
            <text:p>27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w-dickson.html">DICKSON, Mr W.</text:a></text:p>
          </table:table-cell>
          <table:table-cell office:value-type="float" office:value="36">
            <text:p>36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immer.html">Trim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john-dilley.html">DILLEY, Mr John</text:a></text:p>
          </table:table-cell>
          <table:table-cell office:value-type="float" office:value="30">
            <text:p>30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thomas-patrick-dillon.html">DILLON, Mr Thomas Patrick</text:a></text:p>
          </table:table-cell>
          <table:table-cell office:value-type="float" office:value="24">
            <text:p>24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immer.html">Trim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edward-charles-dodd.html">DODD, Mr Edward Charles</text:a></text:p>
          </table:table-cell>
          <table:table-cell office:value-type="float" office:value="38">
            <text:p>38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engineer.html">Junior 3rd. Engine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henry-watson-dodds.html">DODDS, Mr Henry Watson</text:a></text:p>
          </table:table-cell>
          <table:table-cell office:value-type="float" office:value="27">
            <text:p>27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engineer.html">Junior Assistant 4th Engine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frederick-doel.html">DOEL, Mr Frederick</text:a></text:p>
          </table:table-cell>
          <table:table-cell office:value-type="float" office:value="22">
            <text:p>22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a-dore.html">DORE, Mr A.</text:a></text:p>
          </table:table-cell>
          <table:table-cell office:value-type="float" office:value="22">
            <text:p>22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immer.html">Trim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laurence-doyle.html">DOYLE, Mr Laurence</text:a></text:p>
          </table:table-cell>
          <table:table-cell office:value-type="float" office:value="27">
            <text:p>27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william-luke-duffy.html">DUFFY, Mr William Luke</text:a></text:p>
          </table:table-cell>
          <table:table-cell office:value-type="float" office:value="28">
            <text:p>28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clerk.html">Writer / Engineer's Clerk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henry-ryland-dyer.html">DYER, Mr Henry Ryland</text:a></text:p>
          </table:table-cell>
          <table:table-cell office:value-type="float" office:value="24">
            <text:p>24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engineer.html">Senior Assistant 4th. Engine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frank-dymond.html">DYMOND, Mr Frank</text:a></text:p>
          </table:table-cell>
          <table:table-cell office:value-type="float" office:value="25">
            <text:p>25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a-eagle.html">EAGLE, Mr A. J.</text:a></text:p>
          </table:table-cell>
          <table:table-cell office:value-type="float" office:value="22">
            <text:p>22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immer.html">Trim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charles-eastman.html">EASTMAN, Mr Charles</text:a></text:p>
          </table:table-cell>
          <table:table-cell office:value-type="float" office:value="44">
            <text:p>44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reaser.html">Greas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everett-edward-elliott.html">ELLIOTT, Mr Everett Edward</text:a></text:p>
          </table:table-cell>
          <table:table-cell office:value-type="float" office:value="24">
            <text:p>24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immer.html">Trimmer</text:a></text:p>
          </table:table-cell>
          <table:table-cell/>
          <table:table-cell table:style-name="ce2" office:value-type="string">
            <text:p><text:a xlink:href="http://www.encyclopedia-titanica.org/titanic-victims/317/">317</text:a></text:p>
          </table:table-cell>
        </table:table-row>
        <table:table-row table:style-name="ro1">
          <table:table-cell office:value-type="string">
            <text:p><text:a xlink:href="http://www.encyclopedia-titanica.org/titanic-victim/albert-george-ervine.html">ERVINE, Mr Albert George</text:a></text:p>
          </table:table-cell>
          <table:table-cell office:value-type="float" office:value="18">
            <text:p>18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electrician.html">Electrician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william-evans.html">EVANS, Mr William</text:a></text:p>
          </table:table-cell>
          <table:table-cell office:value-type="float" office:value="30">
            <text:p>30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immer.html">Trimmer</text:a></text:p>
          </table:table-cell>
          <table:table-cell/>
          <table:table-cell table:style-name="ce2" office:value-type="string">
            <text:p><text:a xlink:href="http://www.encyclopedia-titanica.org/titanic-victims/31/">31</text:a></text:p>
          </table:table-cell>
        </table:table-row>
        <table:table-row table:style-name="ro1">
          <table:table-cell office:value-type="string">
            <text:p><text:a xlink:href="http://www.encyclopedia-titanica.org/titanic-victim/william-edward-farquharson.html">FARQUHARSON, Mr William Edward</text:a></text:p>
          </table:table-cell>
          <table:table-cell office:value-type="float" office:value="39">
            <text:p>39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engineer.html">Senior 2nd. Engine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thomas-joseph-fay.html">FAY, Mr Thomas Joseph</text:a></text:p>
          </table:table-cell>
          <table:table-cell office:value-type="float" office:value="30">
            <text:p>30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reaser.html">Greas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anton-ferrary.html">FERRARY, Mr Antonio</text:a></text:p>
          </table:table-cell>
          <table:table-cell office:value-type="float" office:value="34">
            <text:p>34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immer.html">Trim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w-ferris.html">FERRIS, Mr W.</text:a></text:p>
          </table:table-cell>
          <table:table-cell office:value-type="float" office:value="38">
            <text:p>38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Leading Fireman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hugh-fitzpatrick.html">FITZPATRICK, Mr Hugh J.</text:a></text:p>
          </table:table-cell>
          <table:table-cell office:value-type="float" office:value="27">
            <text:p>27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boilermaker.html">Junior Boilerma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cecil-william-fitzpatrick.html">FITZPATRICK, Mr Cecil William</text:a></text:p>
          </table:table-cell>
          <table:table-cell office:value-type="float" office:value="21">
            <text:p>21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Mess Steward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edward-flarty.html">FLARTY, Mr Edward</text:a></text:p>
          </table:table-cell>
          <table:table-cell office:value-type="float" office:value="43">
            <text:p>43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h-ford.html">FORD, Mr H.</text:a></text:p>
          </table:table-cell>
          <table:table-cell office:value-type="float" office:value="22">
            <text:p>22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immer.html">Trim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thomas-ford.html">FORD, Mr Thomas</text:a></text:p>
          </table:table-cell>
          <table:table-cell office:value-type="float" office:value="30">
            <text:p>30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Leading Fireman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albert-foster.html">FOSTER, Mr Albert C.</text:a></text:p>
          </table:table-cell>
          <table:table-cell office:value-type="float" office:value="37">
            <text:p>37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orekeeper.html">Storekeep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ames-fraser.html">FRASER, Mr James</text:a></text:p>
          </table:table-cell>
          <table:table-cell office:value-type="float" office:value="29">
            <text:p>29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engineer.html">Junior Assistant 3rd. Engine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-fraser.html">FRASER, Mr J.</text:a></text:p>
          </table:table-cell>
          <table:table-cell office:value-type="float" office:value="30">
            <text:p>30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w-fredericks.html">FREDERICKS, Mr Walter Francis</text:a></text:p>
          </table:table-cell>
          <table:table-cell office:value-type="float" office:value="20">
            <text:p>20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immer.html">Trim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albert-ernest-fryer.html">FRYER, Mr Albert Ernest</text:a></text:p>
          </table:table-cell>
          <table:table-cell office:value-type="float" office:value="26">
            <text:p>26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immer.html">Trim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alfred-emest-geer.html">GEER, Mr Alfred Emest</text:a></text:p>
          </table:table-cell>
          <table:table-cell office:value-type="float" office:value="24">
            <text:p>24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george-godley.html">GODLEY, Mr George</text:a></text:p>
          </table:table-cell>
          <table:table-cell office:value-type="float" office:value="34">
            <text:p>34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frederick-walter-godwin.html">GODWIN, Mr Frederick Walter</text:a></text:p>
          </table:table-cell>
          <table:table-cell office:value-type="float" office:value="34">
            <text:p>34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reaser.html">Greas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m-golder.html">GOLDER, Mr M. W.</text:a></text:p>
          </table:table-cell>
          <table:table-cell office:value-type="float" office:value="32">
            <text:p>32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-gordon.html">GORDON, Mr J.</text:a></text:p>
          </table:table-cell>
          <table:table-cell office:value-type="float" office:value="29">
            <text:p>29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immer.html">Trim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frank-goree.html">GOREE, Mr Frank</text:a></text:p>
          </table:table-cell>
          <table:table-cell office:value-type="float" office:value="42">
            <text:p>42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reaser.html">Greaser</text:a></text:p>
          </table:table-cell>
          <table:table-cell/>
          <table:table-cell table:style-name="ce2" office:value-type="string">
            <text:p><text:a xlink:href="http://www.encyclopedia-titanica.org/titanic-victims/222/">222</text:a></text:p>
          </table:table-cell>
        </table:table-row>
        <table:table-row table:style-name="ro1">
          <table:table-cell office:value-type="string">
            <text:p><text:a xlink:href="http://www.encyclopedia-titanica.org/titanic-victim/bertram-james-gosling.html">GOSLING, Mr Bertram James</text:a></text:p>
          </table:table-cell>
          <table:table-cell office:value-type="float" office:value="22">
            <text:p>22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immer.html">Trim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s-gosling.html">GOSLING, Mr S.</text:a></text:p>
          </table:table-cell>
          <table:table-cell office:value-type="float" office:value="26">
            <text:p>26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immer.html">Trim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ernest-edward-gradidge.html">GRADIDGE, Mr Ernest Edward</text:a></text:p>
          </table:table-cell>
          <table:table-cell office:value-type="float" office:value="22">
            <text:p>22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/>
          <table:table-cell table:style-name="ce2" office:value-type="string">
            <text:p><text:a xlink:href="http://www.encyclopedia-titanica.org/titanic-victims/276/">276</text:a></text:p>
          </table:table-cell>
        </table:table-row>
        <table:table-row table:style-name="ro1">
          <table:table-cell office:value-type="string">
            <text:p><text:a xlink:href="http://www.encyclopedia-titanica.org/titanic-survivor/thomas-graham.html">GRAHAM, Mr Thomas G.</text:a></text:p>
          </table:table-cell>
          <table:table-cell office:value-type="float" office:value="28">
            <text:p>28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george-green.html">GREEN, Mr George</text:a></text:p>
          </table:table-cell>
          <table:table-cell office:value-type="float" office:value="20">
            <text:p>20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immer.html">Trim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david-gregory.html">GREGORY, Mr David</text:a></text:p>
          </table:table-cell>
          <table:table-cell office:value-type="float" office:value="40">
            <text:p>40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reaser.html">Greas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george-gumery.html">GUMERY, Mr George</text:a></text:p>
          </table:table-cell>
          <table:table-cell office:value-type="float" office:value="24">
            <text:p>24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Mess Steward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john-haggan.html">HAGGAN, Mr John</text:a></text:p>
          </table:table-cell>
          <table:table-cell office:value-type="float" office:value="35">
            <text:p>35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style-name="ce2" office:value-type="string">
            <text:p><text:a xlink:href="http://www.encyclopedia-titanica.org/boat/3/">3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j-hall.html">HALL, Mr J.</text:a></text:p>
          </table:table-cell>
          <table:table-cell office:value-type="float" office:value="32">
            <text:p>32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george-hallett.html">HALLETT, Mr George</text:a></text:p>
          </table:table-cell>
          <table:table-cell office:value-type="float" office:value="22">
            <text:p>22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bernard-hands.html">HANDS, Mr Bernard</text:a></text:p>
          </table:table-cell>
          <table:table-cell office:value-type="float" office:value="53">
            <text:p>53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george-hannam.html">HANNAM, Mr George</text:a></text:p>
          </table:table-cell>
          <table:table-cell office:value-type="float" office:value="30">
            <text:p>30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amos-fred-harris.html">HARRIS, Mr Amos Fred</text:a></text:p>
          </table:table-cell>
          <table:table-cell office:value-type="float" office:value="21">
            <text:p>21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immer.html">Trim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edward-harris.html">HARRIS, Mr Edward</text:a></text:p>
          </table:table-cell>
          <table:table-cell office:value-type="float" office:value="28">
            <text:p>28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frederick-harris.html">HARRIS, Mr Frederick</text:a></text:p>
          </table:table-cell>
          <table:table-cell office:value-type="float" office:value="39">
            <text:p>39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norman-harrison.html">HARRISON, Mr Norman E.</text:a></text:p>
          </table:table-cell>
          <table:table-cell office:value-type="float" office:value="38">
            <text:p>38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engineer.html">Junior 2nd. Engine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thomas-hart.html">HART, Mr James</text:a></text:p>
          </table:table-cell>
          <table:table-cell office:value-type="float" office:value="49">
            <text:p>49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herbert-gifford-harvey.html">HARVEY, Mr Herbert Gifford</text:a></text:p>
          </table:table-cell>
          <table:table-cell office:value-type="float" office:value="34">
            <text:p>34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engineer.html">Junior Assistant 2nd. Engine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ames-haslin.html">HASLIN, Mr James</text:a></text:p>
          </table:table-cell>
          <table:table-cell office:value-type="float" office:value="45">
            <text:p>45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immer.html">Trim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a-head.html">HEAD, Mr A.</text:a></text:p>
          </table:table-cell>
          <table:table-cell office:value-type="float" office:value="24">
            <text:p>24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a-hebb.html">HEBB, Mr A.</text:a></text:p>
          </table:table-cell>
          <table:table-cell office:value-type="float" office:value="20">
            <text:p>20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immer.html">Trim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charles-george-hendrickson.html">HENDRICKSON, Mr Charles George</text:a></text:p>
          </table:table-cell>
          <table:table-cell office:value-type="float" office:value="29">
            <text:p>29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Leading Fireman</text:a></text:p>
          </table:table-cell>
          <table:table-cell table:style-name="ce2" office:value-type="string">
            <text:p><text:a xlink:href="http://www.encyclopedia-titanica.org/boat/1/">1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john-henry-hesketh.html">HESKETH, Mr John Henry</text:a></text:p>
          </table:table-cell>
          <table:table-cell office:value-type="float" office:value="33">
            <text:p>33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engineer.html">Engine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ames-hill.html">HILL, Mr James</text:a></text:p>
          </table:table-cell>
          <table:table-cell office:value-type="float" office:value="25">
            <text:p>25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immer.html">Trim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stephen-william-hinton.html">HINTON, Mr Stephen William</text:a></text:p>
          </table:table-cell>
          <table:table-cell office:value-type="float" office:value="30">
            <text:p>30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immer.html">Trimmer</text:a></text:p>
          </table:table-cell>
          <table:table-cell/>
          <table:table-cell table:style-name="ce2" office:value-type="string">
            <text:p><text:a xlink:href="http://www.encyclopedia-titanica.org/titanic-victims/85/">85</text:a></text:p>
          </table:table-cell>
        </table:table-row>
        <table:table-row table:style-name="ro1">
          <table:table-cell office:value-type="string">
            <text:p><text:a xlink:href="http://www.encyclopedia-titanica.org/titanic-victim/charles-hodge.html">HODGE, Mr Charles</text:a></text:p>
          </table:table-cell>
          <table:table-cell office:value-type="float" office:value="29">
            <text:p>29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engineer.html">Senior Assistant 3rd. Engine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w-hodges.html">HODGES, Mr W.</text:a></text:p>
          </table:table-cell>
          <table:table-cell office:value-type="float" office:value="26">
            <text:p>26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leonard-hodgkinson.html">HODGKINSON, Mr Leonard</text:a></text:p>
          </table:table-cell>
          <table:table-cell office:value-type="float" office:value="46">
            <text:p>46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engineer.html">Senior 4th. Engine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roland-hopgood.html">HOPGOOD, Mr Roland</text:a></text:p>
          </table:table-cell>
          <table:table-cell office:value-type="float" office:value="22">
            <text:p>22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richard-hosgood.html">HOSGOOD, Mr Richard</text:a></text:p>
          </table:table-cell>
          <table:table-cell office:value-type="float" office:value="22">
            <text:p>22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/>
          <table:table-cell table:style-name="ce2" office:value-type="string">
            <text:p><text:a xlink:href="http://www.encyclopedia-titanica.org/titanic-victims/242/">242</text:a></text:p>
          </table:table-cell>
        </table:table-row>
        <table:table-row table:style-name="ro1">
          <table:table-cell office:value-type="string">
            <text:p><text:a xlink:href="http://www.encyclopedia-titanica.org/titanic-victim/george-fox-hosking.html">HOSKING, Mr George Fox</text:a></text:p>
          </table:table-cell>
          <table:table-cell office:value-type="float" office:value="36">
            <text:p>36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engineer.html">Senior 3rd. Engine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albert-hunt.html">HUNT, Mr Albert</text:a></text:p>
          </table:table-cell>
          <table:table-cell office:value-type="float" office:value="22">
            <text:p>22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immer.html">Trim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tom-hunt.html">HUNT, Mr Tom</text:a></text:p>
          </table:table-cell>
          <table:table-cell office:value-type="float" office:value="28">
            <text:p>28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charles-john-hurst.html">HURST, Mr Charles John</text:a></text:p>
          </table:table-cell>
          <table:table-cell office:value-type="float" office:value="35">
            <text:p>35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walter-hurst.html">HURST, Mr Walter</text:a></text:p>
          </table:table-cell>
          <table:table-cell office:value-type="float" office:value="23">
            <text:p>23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style-name="ce2" office:value-type="string">
            <text:p><text:a xlink:href="http://www.encyclopedia-titanica.org/boat/B/">B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charles-ingram.html">INGRAM, Mr Charles</text:a></text:p>
          </table:table-cell>
          <table:table-cell office:value-type="float" office:value="20">
            <text:p>20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immer.html">Trimmer</text:a></text:p>
          </table:table-cell>
          <table:table-cell/>
          <table:table-cell table:style-name="ce2" office:value-type="string">
            <text:p><text:a xlink:href="http://www.encyclopedia-titanica.org/titanic-victims/204/">204</text:a></text:p>
          </table:table-cell>
        </table:table-row>
        <table:table-row table:style-name="ro1">
          <table:table-cell office:value-type="string">
            <text:p><text:a xlink:href="http://www.encyclopedia-titanica.org/titanic-victim/t-instance.html">INSTANCE, Mr T.</text:a></text:p>
          </table:table-cell>
          <table:table-cell office:value-type="float" office:value="33">
            <text:p>33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ohn-jacobson.html">JACOBSON, Mr John</text:a></text:p>
          </table:table-cell>
          <table:table-cell office:value-type="float" office:value="29">
            <text:p>29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oseph-jago.html">JAGO, Mr Joseph</text:a></text:p>
          </table:table-cell>
          <table:table-cell office:value-type="float" office:value="27">
            <text:p>27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reaser.html">Greas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thomas-james.html">JAMES, Mr Thomas</text:a></text:p>
          </table:table-cell>
          <table:table-cell office:value-type="float" office:value="27">
            <text:p>27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walter-jarvis.html">JARVIS, Mr Walter</text:a></text:p>
          </table:table-cell>
          <table:table-cell office:value-type="float" office:value="37">
            <text:p>37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n-joas.html">JOAS, Mr N.</text:a></text:p>
          </table:table-cell>
          <table:table-cell office:value-type="float" office:value="38">
            <text:p>38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charles-judd.html">JUDD, Mr Charles E.</text:a></text:p>
          </table:table-cell>
          <table:table-cell office:value-type="float" office:value="32">
            <text:p>32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ames-jukes.html">JUKES, Mr James</text:a></text:p>
          </table:table-cell>
          <table:table-cell office:value-type="float" office:value="35">
            <text:p>35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reaser.html">Greas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herbert-jupe.html">JUPE, Mr Boykett Herbert</text:a></text:p>
          </table:table-cell>
          <table:table-cell office:value-type="float" office:value="30">
            <text:p>30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electrician.html">Electrician</text:a></text:p>
          </table:table-cell>
          <table:table-cell/>
          <table:table-cell table:style-name="ce2" office:value-type="string">
            <text:p><text:a xlink:href="http://www.encyclopedia-titanica.org/titanic-victims/73/">73</text:a></text:p>
          </table:table-cell>
        </table:table-row>
        <table:table-row table:style-name="ro1">
          <table:table-cell office:value-type="string">
            <text:p><text:a xlink:href="http://www.encyclopedia-titanica.org/titanic-survivor/f-kasper.html">KASPER, Mr F.</text:a></text:p>
          </table:table-cell>
          <table:table-cell office:value-type="float" office:value="40">
            <text:p>40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charles-henry-kearl.html">KEARL, Mr Charles Henry</text:a></text:p>
          </table:table-cell>
          <table:table-cell office:value-type="float" office:value="43">
            <text:p>43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reaser.html">Greas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g-kearl.html">KEARL, Mr G.</text:a></text:p>
          </table:table-cell>
          <table:table-cell office:value-type="float" office:value="24">
            <text:p>24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immer.html">Trim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ames-keegan.html">KEEGAN, Mr James</text:a></text:p>
          </table:table-cell>
          <table:table-cell office:value-type="float" office:value="38">
            <text:p>38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Leading Fireman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ames-kelly-3.html">KELLY, Mr James</text:a></text:p>
          </table:table-cell>
          <table:table-cell office:value-type="float" office:value="44">
            <text:p>44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reaser.html">Greas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william-kelly.html">KELLY, Mr William</text:a></text:p>
          </table:table-cell>
          <table:table-cell office:value-type="float" office:value="23">
            <text:p>23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electrician.html">Assistant Electrician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george-kemish.html">KEMISH, Mr George</text:a></text:p>
          </table:table-cell>
          <table:table-cell office:value-type="float" office:value="24">
            <text:p>24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thomas-hulman-kemp.html">KEMP, Mr Thomas Hulman</text:a></text:p>
          </table:table-cell>
          <table:table-cell office:value-type="float" office:value="43">
            <text:p>43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engineer.html">Extra Assistant 4th Engineer (Refrigeration)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frederick-kenchenten.html">KENCHENTEN, Mr Frederick</text:a></text:p>
          </table:table-cell>
          <table:table-cell office:value-type="float" office:value="37">
            <text:p>37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reaser.html">Greas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augustus-kenzler.html">KENZLER, Mr Augustus</text:a></text:p>
          </table:table-cell>
          <table:table-cell office:value-type="float" office:value="43">
            <text:p>43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orekeeper.html">Storekeep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thomas-kerr.html">KERR, Mr Thomas</text:a></text:p>
          </table:table-cell>
          <table:table-cell office:value-type="float" office:value="26">
            <text:p>26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l-kinsella.html">KINSELLA, Mr L.</text:a></text:p>
          </table:table-cell>
          <table:table-cell office:value-type="float" office:value="30">
            <text:p>30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-kirkham.html">KIRKHAM, Mr J.</text:a></text:p>
          </table:table-cell>
          <table:table-cell office:value-type="float" office:value="39">
            <text:p>39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reaser.html">Greas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thomas-knowles.html">KNOWLES, Mr Thomas</text:a></text:p>
          </table:table-cell>
          <table:table-cell office:value-type="float" office:value="42">
            <text:p>42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Fireman Messman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t-lahy.html">LAHY, Mr T. E.</text:a></text:p>
          </table:table-cell>
          <table:table-cell office:value-type="float" office:value="32">
            <text:p>32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h-lee.html">LEE, Mr H.</text:a></text:p>
          </table:table-cell>
          <table:table-cell office:value-type="float" office:value="18">
            <text:p>18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immer.html">Trim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christopher-william-light.html">LIGHT, Mr Christopher William</text:a></text:p>
          </table:table-cell>
          <table:table-cell office:value-type="float" office:value="20">
            <text:p>20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w-light.html">LIGHT, Mr W.</text:a></text:p>
          </table:table-cell>
          <table:table-cell office:value-type="float" office:value="47">
            <text:p>47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william-charles-lindsay.html">LINDSAY, Mr William Charles</text:a></text:p>
          </table:table-cell>
          <table:table-cell office:value-type="float" office:value="30">
            <text:p>30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style-name="ce2" office:value-type="string">
            <text:p><text:a xlink:href="http://www.encyclopedia-titanica.org/boat/3/">3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w-lloyd.html">LLOYD, Mr W.</text:a></text:p>
          </table:table-cell>
          <table:table-cell office:value-type="float" office:value="29">
            <text:p>29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f-long.html">LONG, Mr F.</text:a></text:p>
          </table:table-cell>
          <table:table-cell office:value-type="float" office:value="28">
            <text:p>28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immer.html">Trim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w-long.html">LONG, Mr W.</text:a></text:p>
          </table:table-cell>
          <table:table-cell office:value-type="float" office:value="30">
            <text:p>30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immer.html">Trim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william-dickson-mackie.html">MACKIE, Mr William Dickson</text:a></text:p>
          </table:table-cell>
          <table:table-cell office:value-type="float" office:value="32">
            <text:p>32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engineer.html">Junior 5th. Engine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william-james-major.html">MAJOR, Mr William James</text:a></text:p>
          </table:table-cell>
          <table:table-cell office:value-type="float" office:value="32">
            <text:p>32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style-name="ce2" office:value-type="string">
            <text:p><text:a xlink:href="http://www.encyclopedia-titanica.org/boat/13/">13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g-marrett.html">MARRETT, Mr G.</text:a></text:p>
          </table:table-cell>
          <table:table-cell office:value-type="float" office:value="22">
            <text:p>22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frederick-charles-marsh.html">MARSH, Mr Frederick Charles</text:a></text:p>
          </table:table-cell>
          <table:table-cell office:value-type="float" office:value="39">
            <text:p>39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/>
          <table:table-cell table:style-name="ce2" office:value-type="string">
            <text:p><text:a xlink:href="http://www.encyclopedia-titanica.org/titanic-victims/268/">268</text:a></text:p>
          </table:table-cell>
        </table:table-row>
        <table:table-row table:style-name="ro1">
          <table:table-cell office:value-type="string">
            <text:p><text:a xlink:href="http://www.encyclopedia-titanica.org/titanic-victim/leopold-adolphus-maskell.html">MASKELL, Mr Leopold Adolphus</text:a></text:p>
          </table:table-cell>
          <table:table-cell office:value-type="float" office:value="25">
            <text:p>25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immer.html">Trim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frank-archibald-robert-mason.html">MASON, Mr Frank Archibald Robert</text:a></text:p>
          </table:table-cell>
          <table:table-cell office:value-type="float" office:value="32">
            <text:p>32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-mason.html">MASON, Mr J.</text:a></text:p>
          </table:table-cell>
          <table:table-cell office:value-type="float" office:value="39">
            <text:p>39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Leading Fireman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arthur-may.html">MAY, Mr Arthur</text:a></text:p>
          </table:table-cell>
          <table:table-cell office:value-type="float" office:value="24">
            <text:p>24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arthur-william-may.html">MAY, Mr Arthur William</text:a></text:p>
          </table:table-cell>
          <table:table-cell office:value-type="float" office:value="60">
            <text:p>60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Fireman Messman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william-peter-mayo.html">MAYO, Mr William Peter</text:a></text:p>
          </table:table-cell>
          <table:table-cell office:value-type="float" office:value="27">
            <text:p>27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Leading Fireman</text:a></text:p>
          </table:table-cell>
          <table:table-cell/>
          <table:table-cell table:style-name="ce2" office:value-type="string">
            <text:p><text:a xlink:href="http://www.encyclopedia-titanica.org/titanic-victims/177/">177</text:a></text:p>
          </table:table-cell>
        </table:table-row>
        <table:table-row table:style-name="ro1">
          <table:table-cell office:value-type="string">
            <text:p><text:a xlink:href="http://www.encyclopedia-titanica.org/titanic-survivor/thomas-mayzes.html">MAYZES, Mr Thomas</text:a></text:p>
          </table:table-cell>
          <table:table-cell office:value-type="float" office:value="25">
            <text:p>25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thomas-mcandrew.html">MCANDREW, Mr Thomas</text:a></text:p>
          </table:table-cell>
          <table:table-cell office:value-type="float" office:value="36">
            <text:p>36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william-mcandrews.html">MCANDREWS, Mr William</text:a></text:p>
          </table:table-cell>
          <table:table-cell office:value-type="float" office:value="23">
            <text:p>23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w-mccastlan.html">MCCASTLAN, Mr W.</text:a></text:p>
          </table:table-cell>
          <table:table-cell office:value-type="float" office:value="38">
            <text:p>38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james-mcgann.html">MCGANN, Mr James</text:a></text:p>
          </table:table-cell>
          <table:table-cell office:value-type="float" office:value="26">
            <text:p>26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immer.html">Trim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edward-joseph-mcgarvey.html">MCGARVEY, Mr Edward Joseph</text:a></text:p>
          </table:table-cell>
          <table:table-cell office:value-type="float" office:value="34">
            <text:p>34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eroll-mcgaw.html">MCGAW, Mr Eroll V.</text:a></text:p>
          </table:table-cell>
          <table:table-cell office:value-type="float" office:value="30">
            <text:p>30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-mcgregor.html">MCGREGOR, Mr J.</text:a></text:p>
          </table:table-cell>
          <table:table-cell office:value-type="float" office:value="30">
            <text:p>30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thomas-mcinerney.html">MCINERNEY, Mr Thomas</text:a></text:p>
          </table:table-cell>
          <table:table-cell office:value-type="float" office:value="37">
            <text:p>37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reaser.html">Greas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william-mcintyre.html">MCINTYRE, Mr William</text:a></text:p>
          </table:table-cell>
          <table:table-cell office:value-type="float" office:value="21">
            <text:p>21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immer.html">Trim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william-mcquillan.html">MCQUILLAN, Mr William</text:a></text:p>
          </table:table-cell>
          <table:table-cell office:value-type="float" office:value="26">
            <text:p>26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/>
          <table:table-cell table:style-name="ce2" office:value-type="string">
            <text:p><text:a xlink:href="http://www.encyclopedia-titanica.org/titanic-victims/183/">183</text:a></text:p>
          </table:table-cell>
        </table:table-row>
        <table:table-row table:style-name="ro1">
          <table:table-cell office:value-type="string">
            <text:p><text:a xlink:href="http://www.encyclopedia-titanica.org/titanic-victim/william-alexander-mcrae.html">MCRAE, Mr William Alexander</text:a></text:p>
          </table:table-cell>
          <table:table-cell office:value-type="float" office:value="32">
            <text:p>32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william-mcreynolds.html">MCREYNOLDS, Mr William</text:a></text:p>
          </table:table-cell>
          <table:table-cell office:value-type="float" office:value="22">
            <text:p>22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engineer.html">Junior 6th. Engine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alfred-pirrie-middleton.html">MIDDLETON, Mr Alfred Pirrie</text:a></text:p>
          </table:table-cell>
          <table:table-cell office:value-type="float" office:value="26">
            <text:p>26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electrician.html">Electrician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george-milford.html">MILFORD, Mr George</text:a></text:p>
          </table:table-cell>
          <table:table-cell office:value-type="float" office:value="28">
            <text:p>28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robert-millar.html">MILLAR, Mr Robert</text:a></text:p>
          </table:table-cell>
          <table:table-cell office:value-type="float" office:value="26">
            <text:p>26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engineer.html">Extra 5th Engine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thomas-millar.html">MILLAR, Mr Thomas</text:a></text:p>
          </table:table-cell>
          <table:table-cell office:value-type="float" office:value="33">
            <text:p>33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engineer.html">Deck Engin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william-mintram.html">MINTRAM, Mr William</text:a></text:p>
          </table:table-cell>
          <table:table-cell office:value-type="float" office:value="46">
            <text:p>46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lawrence-mitchell.html">MITCHELL, Mr Lawrence</text:a></text:p>
          </table:table-cell>
          <table:table-cell office:value-type="float" office:value="18">
            <text:p>18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immer.html">Trim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john-moore.html">MOORE, Mr John J.</text:a></text:p>
          </table:table-cell>
          <table:table-cell office:value-type="float" office:value="29">
            <text:p>29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ralph-william-moore.html">MOORE, Mr Ralph William</text:a></text:p>
          </table:table-cell>
          <table:table-cell office:value-type="float" office:value="21">
            <text:p>21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immer.html">Trim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richard-henry-moores.html">MOORES, Mr Richard Henry</text:a></text:p>
          </table:table-cell>
          <table:table-cell office:value-type="float" office:value="44">
            <text:p>44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reaser.html">Greas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r-morell.html">MORELL, Mr R.</text:a></text:p>
          </table:table-cell>
          <table:table-cell office:value-type="float" office:value="21">
            <text:p>21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immer.html">Trim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arthur-herbert-morgan.html">MORGAN, Mr Arthur Herbert</text:a></text:p>
          </table:table-cell>
          <table:table-cell office:value-type="float" office:value="27">
            <text:p>27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immer.html">Trim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thomas-morgan.html">MORGAN, Mr Thomas A.</text:a></text:p>
          </table:table-cell>
          <table:table-cell office:value-type="float" office:value="26">
            <text:p>26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/>
          <table:table-cell table:style-name="ce2" office:value-type="string">
            <text:p><text:a xlink:href="http://www.encyclopedia-titanica.org/titanic-victims/302/">302</text:a></text:p>
          </table:table-cell>
        </table:table-row>
        <table:table-row table:style-name="ro1">
          <table:table-cell office:value-type="string">
            <text:p><text:a xlink:href="http://www.encyclopedia-titanica.org/titanic-victim/arthur-morris.html">MORRIS, Mr Arthur</text:a></text:p>
          </table:table-cell>
          <table:table-cell office:value-type="float" office:value="30">
            <text:p>30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reaser.html">Greas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w-morris.html">MORRIS, Mr W.</text:a></text:p>
          </table:table-cell>
          <table:table-cell office:value-type="float" office:value="24">
            <text:p>24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immer.html">Trim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william-young-moyes.html">MOYES, Mr William Young</text:a></text:p>
          </table:table-cell>
          <table:table-cell office:value-type="float" office:value="23">
            <text:p>23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engineer.html">Senior 6th. Engine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william-john-murdoch.html">MURDOCH, Mr William John</text:a></text:p>
          </table:table-cell>
          <table:table-cell office:value-type="float" office:value="33">
            <text:p>33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george-nettleton.html">NETTLETON, Mr George</text:a></text:p>
          </table:table-cell>
          <table:table-cell office:value-type="float" office:value="28">
            <text:p>28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charles-thomas-newman.html">NEWMAN, Mr Charles Thomas</text:a></text:p>
          </table:table-cell>
          <table:table-cell office:value-type="float" office:value="33">
            <text:p>33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orekeeper.html">Assistant Storekeep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ohn-noon.html">NOON, Mr John</text:a></text:p>
          </table:table-cell>
          <table:table-cell office:value-type="float" office:value="35">
            <text:p>35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-norris.html">NORRIS, Mr J.</text:a></text:p>
          </table:table-cell>
          <table:table-cell office:value-type="float" office:value="23">
            <text:p>23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bertram-arthur-noss.html">NOSS, Mr Bertram Arthur</text:a></text:p>
          </table:table-cell>
          <table:table-cell office:value-type="float" office:value="21">
            <text:p>21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henry-noss.html">NOSS, Mr Henry</text:a></text:p>
          </table:table-cell>
          <table:table-cell office:value-type="float" office:value="30">
            <text:p>30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william-nutbean.html">NUTBEAN, Mr William</text:a></text:p>
          </table:table-cell>
          <table:table-cell office:value-type="float" office:value="30">
            <text:p>30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john-oconnor.html">O'CONNOR, Mr John</text:a></text:p>
          </table:table-cell>
          <table:table-cell office:value-type="float" office:value="25">
            <text:p>25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immer.html">Trim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charles-olive.html">OLIVE, Mr Charles</text:a></text:p>
          </table:table-cell>
          <table:table-cell office:value-type="float" office:value="31">
            <text:p>31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reaser.html">Greas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harry-oliver.html">OLIVER, Mr Harry</text:a></text:p>
          </table:table-cell>
          <table:table-cell office:value-type="float" office:value="32">
            <text:p>32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charles-othen.html">OTHEN, Mr Charles</text:a></text:p>
          </table:table-cell>
          <table:table-cell office:value-type="float" office:value="35">
            <text:p>35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richard-charles-john-paice.html">PAICE, Mr Richard Charles John</text:a></text:p>
          </table:table-cell>
          <table:table-cell office:value-type="float" office:value="32">
            <text:p>32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charles-painter.html">PAINTER, Mr Charles</text:a></text:p>
          </table:table-cell>
          <table:table-cell office:value-type="float" office:value="31">
            <text:p>31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frank-frederick-painter.html">PAINTER, Mr Frank Frederick</text:a></text:p>
          </table:table-cell>
          <table:table-cell office:value-type="float" office:value="29">
            <text:p>29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thomas-palles.html">PALLES, Mr Thomas</text:a></text:p>
          </table:table-cell>
          <table:table-cell office:value-type="float" office:value="42">
            <text:p>42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greaser.html">Greas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frank-alfred-parsons.html">PARSONS, Mr Frank Alfred</text:a></text:p>
          </table:table-cell>
          <table:table-cell office:value-type="float" office:value="26">
            <text:p>26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engineer.html">Senior 5th. Engine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john-pearce.html">PEARCE, Mr John</text:a></text:p>
          </table:table-cell>
          <table:table-cell office:value-type="float" office:value="28">
            <text:p>28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george-pelham.html">PELHAM, Mr George</text:a></text:p>
          </table:table-cell>
          <table:table-cell office:value-type="float" office:value="39">
            <text:p>39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immer.html">Trimmer</text:a></text:p>
          </table:table-cell>
          <table:table-cell table:style-name="ce2" office:value-type="string">
            <text:p><text:a xlink:href="http://www.encyclopedia-titanica.org/boat/16/">16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edgar-lionel-perry.html">PERRY, Mr Edgar Lionel</text:a></text:p>
          </table:table-cell>
          <table:table-cell office:value-type="float" office:value="19">
            <text:p>19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immer.html">Trim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h-perry.html">PERRY, Mr H.</text:a></text:p>
          </table:table-cell>
          <table:table-cell office:value-type="float" office:value="23">
            <text:p>23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immer.html">Trim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a-phillips.html">PHILLIPS, Mr A. G.</text:a></text:p>
          </table:table-cell>
          <table:table-cell office:value-type="float" office:value="27">
            <text:p>27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reaser.html">Greas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william-james-pitfield.html">PITFIELD, Mr William James</text:a></text:p>
          </table:table-cell>
          <table:table-cell office:value-type="float" office:value="25">
            <text:p>25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reaser.html">Greas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john-alexander-podesta.html">PODESTA, Mr Alfred John Alexander</text:a></text:p>
          </table:table-cell>
          <table:table-cell office:value-type="float" office:value="24">
            <text:p>24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george-pond.html">POND, Mr George</text:a></text:p>
          </table:table-cell>
          <table:table-cell office:value-type="float" office:value="32">
            <text:p>32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george-alexander-prangnell.html">PRANGNELL, Mr George Alexander</text:a></text:p>
          </table:table-cell>
          <table:table-cell office:value-type="float" office:value="30">
            <text:p>30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reaser.html">Greas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thomas-charles-alfred-preston.html">PRESTON, Mr Thomas Charles Alfred</text:a></text:p>
          </table:table-cell>
          <table:table-cell office:value-type="float" office:value="20">
            <text:p>20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immer.html">Trim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arthur-john-priest.html">PRIEST, Mr Arthur John</text:a></text:p>
          </table:table-cell>
          <table:table-cell office:value-type="float" office:value="24">
            <text:p>24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richard-proudfoot.html">PROUDFOOT, Mr Richard</text:a></text:p>
          </table:table-cell>
          <table:table-cell office:value-type="float" office:value="23">
            <text:p>23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immer.html">Trim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percy-pugh.html">PUGH, Mr Percy</text:a></text:p>
          </table:table-cell>
          <table:table-cell office:value-type="float" office:value="31">
            <text:p>31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Leading Fireman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robert-william-pusey.html">PUSEY, Mr Robert William</text:a></text:p>
          </table:table-cell>
          <table:table-cell office:value-type="float" office:value="24">
            <text:p>24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style-name="ce2" office:value-type="string">
            <text:p><text:a xlink:href="http://www.encyclopedia-titanica.org/boat/1/">1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thomas-ranger.html">RANGER, Mr Thomas</text:a></text:p>
          </table:table-cell>
          <table:table-cell office:value-type="float" office:value="29">
            <text:p>29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reaser.html">Greaser</text:a></text:p>
          </table:table-cell>
          <table:table-cell table:style-name="ce2" office:value-type="string">
            <text:p><text:a xlink:href="http://www.encyclopedia-titanica.org/boat/4/">4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j-read.html">READ, Mr J.</text:a></text:p>
          </table:table-cell>
          <table:table-cell office:value-type="float" office:value="21">
            <text:p>21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immer.html">Trim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robert-read.html">READ, Mr Robert</text:a></text:p>
          </table:table-cell>
          <table:table-cell office:value-type="float" office:value="30">
            <text:p>30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immer.html">Trim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f-reeves.html">REEVES, Mr F.</text:a></text:p>
          </table:table-cell>
          <table:table-cell office:value-type="float" office:value="31">
            <text:p>31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/>
          <table:table-cell table:style-name="ce2" office:value-type="string">
            <text:p><text:a xlink:href="http://www.encyclopedia-titanica.org/titanic-victims/180/">180</text:a></text:p>
          </table:table-cell>
        </table:table-row>
        <table:table-row table:style-name="ro1">
          <table:table-cell office:value-type="string">
            <text:p><text:a xlink:href="http://www.encyclopedia-titanica.org/titanic-survivor/charles-rice.html">RICE, Mr Charles</text:a></text:p>
          </table:table-cell>
          <table:table-cell office:value-type="float" office:value="32">
            <text:p>32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oseph-james-richards.html">RICHARDS, Mr Joseph James</text:a></text:p>
          </table:table-cell>
          <table:table-cell office:value-type="float" office:value="28">
            <text:p>28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george-albert-rickman.html">RICKMAN, Mr George Albert</text:a></text:p>
          </table:table-cell>
          <table:table-cell office:value-type="float" office:value="36">
            <text:p>36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robert-george-roberts.html">ROBERTS, Mr Robert George</text:a></text:p>
          </table:table-cell>
          <table:table-cell office:value-type="float" office:value="35">
            <text:p>35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arthur-rous.html">ROUS, Mr Arthur J.</text:a></text:p>
          </table:table-cell>
          <table:table-cell office:value-type="float" office:value="26">
            <text:p>26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plumber.html">Plumb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henry-rudd.html">RUDD, Mr Henry</text:a></text:p>
          </table:table-cell>
          <table:table-cell office:value-type="float" office:value="23">
            <text:p>23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orekeeper.html">Assistant Storekeeper</text:a></text:p>
          </table:table-cell>
          <table:table-cell/>
          <table:table-cell table:style-name="ce2" office:value-type="string">
            <text:p><text:a xlink:href="http://www.encyclopedia-titanica.org/titanic-victims/86/">86</text:a></text:p>
          </table:table-cell>
        </table:table-row>
        <table:table-row table:style-name="ro1">
          <table:table-cell office:value-type="string">
            <text:p><text:a xlink:href="http://www.encyclopedia-titanica.org/titanic-victim/sidney-frank-rutter-graves.html">RUTTER (GRAVES), Mr Sidney Frank</text:a></text:p>
          </table:table-cell>
          <table:table-cell office:value-type="float" office:value="30">
            <text:p>30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charles-sangster.html">SANGSTER, Mr Charles</text:a></text:p>
          </table:table-cell>
          <table:table-cell office:value-type="float" office:value="32">
            <text:p>32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f-saunders.html">SAUNDERS, Mr F.</text:a></text:p>
          </table:table-cell>
          <table:table-cell office:value-type="float" office:value="23">
            <text:p>23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walter-edward-saunders.html">SAUNDERS, Mr Walter Edward</text:a></text:p>
          </table:table-cell>
          <table:table-cell office:value-type="float" office:value="23">
            <text:p>23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immer.html">Trimmer</text:a></text:p>
          </table:table-cell>
          <table:table-cell/>
          <table:table-cell table:style-name="ce2" office:value-type="string">
            <text:p><text:a xlink:href="http://www.encyclopedia-titanica.org/titanic-victims/0/">0</text:a></text:p>
          </table:table-cell>
        </table:table-row>
        <table:table-row table:style-name="ro1">
          <table:table-cell office:value-type="string">
            <text:p><text:a xlink:href="http://www.encyclopedia-titanica.org/titanic-victim/w-saunders.html">SAUNDERS, Mr W.</text:a></text:p>
          </table:table-cell>
          <table:table-cell office:value-type="float" office:value="23">
            <text:p>23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/>
          <table:table-cell table:style-name="ce2" office:value-type="string">
            <text:p><text:a xlink:href="http://www.encyclopedia-titanica.org/titanic-victims/184/">184</text:a></text:p>
          </table:table-cell>
        </table:table-row>
        <table:table-row table:style-name="ro1">
          <table:table-cell office:value-type="string">
            <text:p><text:a xlink:href="http://www.encyclopedia-titanica.org/titanic-survivor/frederick-william-scott.html">SCOTT, Mr Frederick William</text:a></text:p>
          </table:table-cell>
          <table:table-cell office:value-type="float" office:value="28">
            <text:p>28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reaser.html">Greas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archibald-scott.html">SCOTT, Mr Archibald</text:a></text:p>
          </table:table-cell>
          <table:table-cell office:value-type="float" office:value="40">
            <text:p>40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alfred-henry-self.html">SELF, Mr Alfred Henry</text:a></text:p>
          </table:table-cell>
          <table:table-cell office:value-type="float" office:value="39">
            <text:p>39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reaser.html">Greas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edward-self.html">SELF, Mr Edward</text:a></text:p>
          </table:table-cell>
          <table:table-cell office:value-type="float" office:value="25">
            <text:p>25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harry-senior.html">SENIOR, Mr Harry</text:a></text:p>
          </table:table-cell>
          <table:table-cell office:value-type="float" office:value="31">
            <text:p>31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thomas-shea.html">SHEA, Mr Thomas</text:a></text:p>
          </table:table-cell>
          <table:table-cell office:value-type="float" office:value="32">
            <text:p>32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frederick-sheath.html">SHEATH, Mr Frederick</text:a></text:p>
          </table:table-cell>
          <table:table-cell office:value-type="float" office:value="20">
            <text:p>20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immer.html">Trimmer</text:a></text:p>
          </table:table-cell>
          <table:table-cell table:style-name="ce2" office:value-type="string">
            <text:p><text:a xlink:href="http://www.encyclopedia-titanica.org/boat/1/">1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jonathan-shepherd.html">SHEPHERD, Mr Jonathan</text:a></text:p>
          </table:table-cell>
          <table:table-cell office:value-type="float" office:value="32">
            <text:p>32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engineer.html">Junior Assistant 2nd. Engine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alfred-charles-shiers.html">SHIERS, Mr Alfred Charles</text:a></text:p>
          </table:table-cell>
          <table:table-cell office:value-type="float" office:value="25">
            <text:p>25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charles-frederick-shillabeer.html">SHILLABEER, Mr Charles Frederick</text:a></text:p>
          </table:table-cell>
          <table:table-cell office:value-type="float" office:value="20">
            <text:p>20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immer.html">Trimmer</text:a></text:p>
          </table:table-cell>
          <table:table-cell/>
          <table:table-cell table:style-name="ce2" office:value-type="string">
            <text:p><text:a xlink:href="http://www.encyclopedia-titanica.org/titanic-victims/195/">195</text:a></text:p>
          </table:table-cell>
        </table:table-row>
        <table:table-row table:style-name="ro1">
          <table:table-cell office:value-type="string">
            <text:p><text:a xlink:href="http://www.encyclopedia-titanica.org/titanic-victim/william-skeates.html">SKEATES, Mr William</text:a></text:p>
          </table:table-cell>
          <table:table-cell office:value-type="float" office:value="26">
            <text:p>26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immer.html">Trim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peter-sloan.html">SLOAN, Mr Peter</text:a></text:p>
          </table:table-cell>
          <table:table-cell office:value-type="float" office:value="31">
            <text:p>31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electrician.html">Chief Electrician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william-small.html">SMALL, Mr William</text:a></text:p>
          </table:table-cell>
          <table:table-cell office:value-type="float" office:value="40">
            <text:p>40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Leading Fireman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emest-george-smith.html">SMITH, Mr Emest George</text:a></text:p>
          </table:table-cell>
          <table:table-cell office:value-type="float" office:value="26">
            <text:p>26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immer.html">Trim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ames-smith.html">SMITH, Mr James M.</text:a></text:p>
          </table:table-cell>
          <table:table-cell office:value-type="float" office:value="35">
            <text:p>35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engineer.html">Junior 4th. Engine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harry-john-smither.html">SMITHER, Mr Harry John</text:a></text:p>
          </table:table-cell>
          <table:table-cell office:value-type="float" office:value="22">
            <text:p>22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g-snellgrove.html">SNELLGROVE, Mr George</text:a></text:p>
          </table:table-cell>
          <table:table-cell office:value-type="float" office:value="40">
            <text:p>40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w-snooks.html">SNOOKS, Mr W.</text:a></text:p>
          </table:table-cell>
          <table:table-cell office:value-type="float" office:value="26">
            <text:p>26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immer.html">Trim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eustace-philip-snow.html">SNOW, Mr Eustace Philip</text:a></text:p>
          </table:table-cell>
          <table:table-cell office:value-type="float" office:value="21">
            <text:p>21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immer.html">Trim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h-sparkman.html">SPARKMAN, Mr H.</text:a></text:p>
          </table:table-cell>
          <table:table-cell office:value-type="float" office:value="30">
            <text:p>30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alfred-augustus-stanbrook.html">STANBROOK, Mr Alfred Augustus</text:a></text:p>
          </table:table-cell>
          <table:table-cell office:value-type="float" office:value="30">
            <text:p>30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/>
          <table:table-cell table:style-name="ce2" office:value-type="string">
            <text:p><text:a xlink:href="http://www.encyclopedia-titanica.org/titanic-victims/316/">316</text:a></text:p>
          </table:table-cell>
        </table:table-row>
        <table:table-row table:style-name="ro1">
          <table:table-cell office:value-type="string">
            <text:p><text:a xlink:href="http://www.encyclopedia-titanica.org/titanic-victim/robert-edward-steel.html">STEEL, Mr Robert Edward</text:a></text:p>
          </table:table-cell>
          <table:table-cell table:style-name="ce3"/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immer.html">Trim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h-stocker.html">STOCKER, Mr H.</text:a></text:p>
          </table:table-cell>
          <table:table-cell office:value-type="float" office:value="20">
            <text:p>20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immer.html">Trim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thomas-albert-street.html">STREET, Mr Thomas Albert</text:a></text:p>
          </table:table-cell>
          <table:table-cell office:value-type="float" office:value="25">
            <text:p>25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ames-henry-stubbs.html">STUBBS, Mr James Henry</text:a></text:p>
          </table:table-cell>
          <table:table-cell office:value-type="float" office:value="28">
            <text:p>28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s-sullivan.html">SULLIVAN, Mr S.</text:a></text:p>
          </table:table-cell>
          <table:table-cell office:value-type="float" office:value="25">
            <text:p>25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-taylor.html">TAYLOR, Mr J.</text:a></text:p>
          </table:table-cell>
          <table:table-cell office:value-type="float" office:value="42">
            <text:p>42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james-taylor.html">TAYLOR, Mr James</text:a></text:p>
          </table:table-cell>
          <table:table-cell office:value-type="float" office:value="24">
            <text:p>24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style-name="ce2" office:value-type="string">
            <text:p><text:a xlink:href="http://www.encyclopedia-titanica.org/boat/1/">1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john-taylor.html">TAYLOR, Mr John</text:a></text:p>
          </table:table-cell>
          <table:table-cell office:value-type="float" office:value="50">
            <text:p>50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william-henry-taylor.html">TAYLOR, Mr William Henry</text:a></text:p>
          </table:table-cell>
          <table:table-cell office:value-type="float" office:value="26">
            <text:p>26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oseph-thomas.html">THOMAS, Mr Joseph</text:a></text:p>
          </table:table-cell>
          <table:table-cell office:value-type="float" office:value="25">
            <text:p>25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john-william-thompson.html">THOMPSON, Mr John William</text:a></text:p>
          </table:table-cell>
          <table:table-cell office:value-type="float" office:value="35">
            <text:p>35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style-name="ce2" office:value-type="string">
            <text:p><text:a xlink:href="http://www.encyclopedia-titanica.org/boat/A/">A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survivor/thomas-threlfall.html">THRELFALL, Mr Thomas</text:a></text:p>
          </table:table-cell>
          <table:table-cell office:value-type="float" office:value="44">
            <text:p>44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Leading Fireman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george-terrill-thresher.html">THRESHER, Mr George Terrill</text:a></text:p>
          </table:table-cell>
          <table:table-cell office:value-type="float" office:value="25">
            <text:p>25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style-name="ce2" office:value-type="string">
            <text:p><text:a xlink:href="http://www.encyclopedia-titanica.org/boat/9/">9</text:a></text:p>
          </table:table-cell>
          <table:table-cell/>
        </table:table-row>
        <table:table-row table:style-name="ro1">
          <table:table-cell office:value-type="string">
            <text:p><text:a xlink:href="http://www.encyclopedia-titanica.org/titanic-victim/arthur-tizard.html">TIZARD, Mr Arthur</text:a></text:p>
          </table:table-cell>
          <table:table-cell office:value-type="float" office:value="31">
            <text:p>31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ames-tozer.html">TOZER, Mr James</text:a></text:p>
          </table:table-cell>
          <table:table-cell office:value-type="float" office:value="30">
            <text:p>30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reaser.html">Greas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robert-triggs.html">TRIGGS, Mr Robert</text:a></text:p>
          </table:table-cell>
          <table:table-cell office:value-type="float" office:value="40">
            <text:p>40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richard-turley.html">TURLEY, Mr Richard</text:a></text:p>
          </table:table-cell>
          <table:table-cell office:value-type="float" office:value="35">
            <text:p>35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wessel-adrianus-van-der-brugge.html">VAN DER BRUGGE, Mr Wessel Adrianus</text:a></text:p>
          </table:table-cell>
          <table:table-cell office:value-type="float" office:value="42">
            <text:p>42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arthur-veal.html">VEAL, Mr Arthur</text:a></text:p>
          </table:table-cell>
          <table:table-cell office:value-type="float" office:value="36">
            <text:p>36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reaser.html">Greas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h-vear.html">VEAR, Mr H.</text:a></text:p>
          </table:table-cell>
          <table:table-cell office:value-type="float" office:value="32">
            <text:p>32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william-vear.html">VEAR, Mr William</text:a></text:p>
          </table:table-cell>
          <table:table-cell office:value-type="float" office:value="33">
            <text:p>33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/>
          <table:table-cell table:style-name="ce2" office:value-type="string">
            <text:p><text:a xlink:href="http://www.encyclopedia-titanica.org/titanic-victims/59/">59</text:a></text:p>
          </table:table-cell>
        </table:table-row>
        <table:table-row table:style-name="ro1">
          <table:table-cell office:value-type="string">
            <text:p><text:a xlink:href="http://www.encyclopedia-titanica.org/titanic-victim/arthur-ward.html">WARD, Mr Arthur</text:a></text:p>
          </table:table-cell>
          <table:table-cell office:value-type="float" office:value="24">
            <text:p>24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engineer.html">Junior Assistant 4th. Engine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j-ward.html">WARD, Mr J.</text:a></text:p>
          </table:table-cell>
          <table:table-cell office:value-type="float" office:value="31">
            <text:p>31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Leading Fireman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albert-wardner.html">WARDNER, Mr Albert</text:a></text:p>
          </table:table-cell>
          <table:table-cell office:value-type="float" office:value="39">
            <text:p>39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edward-lewis-wateridge.html">WATERIDGE, Mr Edward Lewis</text:a></text:p>
          </table:table-cell>
          <table:table-cell office:value-type="float" office:value="25">
            <text:p>25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w-watson.html">WATSON, Mr W.</text:a></text:p>
          </table:table-cell>
          <table:table-cell office:value-type="float" office:value="27">
            <text:p>27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/>
          <table:table-cell table:style-name="ce2" office:value-type="string">
            <text:p><text:a xlink:href="http://www.encyclopedia-titanica.org/titanic-victims/158/">158</text:a></text:p>
          </table:table-cell>
        </table:table-row>
        <table:table-row table:style-name="ro1">
          <table:table-cell office:value-type="string">
            <text:p><text:a xlink:href="http://www.encyclopedia-titanica.org/titanic-victim/watts.html">WATTS, Mr </text:a></text:p>
          </table:table-cell>
          <table:table-cell office:value-type="float" office:value="36">
            <text:p>36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immer.html">Trim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s-webb.html">WEBB, Mr S.</text:a></text:p>
          </table:table-cell>
          <table:table-cell office:value-type="float" office:value="28">
            <text:p>28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immer.html">Trim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francis-albert-webber.html">WEBBER, Mr Francis Albert</text:a></text:p>
          </table:table-cell>
          <table:table-cell office:value-type="float" office:value="31">
            <text:p>31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Leading Fireman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alfred-white.html">WHITE, Mr Alfred</text:a></text:p>
          </table:table-cell>
          <table:table-cell office:value-type="float" office:value="32">
            <text:p>32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reaser.html">Greas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frank-leonard-white.html">WHITE, Mr Frank Leonard</text:a></text:p>
          </table:table-cell>
          <table:table-cell office:value-type="float" office:value="28">
            <text:p>28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immer.html">Trim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survivor/william-george-white.html">WHITE, Mr William George</text:a></text:p>
          </table:table-cell>
          <table:table-cell office:value-type="float" office:value="23">
            <text:p>23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immer.html">Trim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samuel-williams.html">WILLIAMS, Mr Samuel S.</text:a></text:p>
          </table:table-cell>
          <table:table-cell office:value-type="float" office:value="26">
            <text:p>26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bertie-wilson.html">WILSON, Mr Bertie</text:a></text:p>
          </table:table-cell>
          <table:table-cell office:value-type="float" office:value="28">
            <text:p>28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engineer.html">Senior Assistant 2nd. Engine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william-wilton.html">WILTON, Mr William</text:a></text:p>
          </table:table-cell>
          <table:table-cell office:value-type="float" office:value="45">
            <text:p>45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immer.html">Trim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albert-ernest-witcher.html">WITCHER, Mr Albert Ernest</text:a></text:p>
          </table:table-cell>
          <table:table-cell office:value-type="float" office:value="39">
            <text:p>39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henry-dennis-witt.html">WITT, Mr Henry Dennis</text:a></text:p>
          </table:table-cell>
          <table:table-cell office:value-type="float" office:value="37">
            <text:p>37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henry-wood.html">WOOD, Mr Henry</text:a></text:p>
          </table:table-cell>
          <table:table-cell office:value-type="float" office:value="30">
            <text:p>30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rimmer.html">Trimm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frederick-woodford.html">WOODFORD, Mr Frederick</text:a></text:p>
          </table:table-cell>
          <table:table-cell office:value-type="float" office:value="40">
            <text:p>40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reaser.html">Greaser</text:a></text:p>
          </table:table-cell>
          <table:table-cell/>
          <table:table-cell table:style-name="ce2" office:value-type="string">
            <text:p><text:a xlink:href="http://www.encyclopedia-titanica.org/titanic-victims/163/">163</text:a></text:p>
          </table:table-cell>
        </table:table-row>
        <table:table-row table:style-name="ro1">
          <table:table-cell office:value-type="string">
            <text:p><text:a xlink:href="http://www.encyclopedia-titanica.org/titanic-victim/james-wyeth.html">WYETH, Mr James Robert</text:a></text:p>
          </table:table-cell>
          <table:table-cell office:value-type="float" office:value="26">
            <text:p>26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  <table:table-row table:style-name="ro1">
          <table:table-cell office:value-type="string">
            <text:p><text:a xlink:href="http://www.encyclopedia-titanica.org/titanic-victim/francis-james-young.html">YOUNG, Mr Francis James</text:a></text:p>
          </table:table-cell>
          <table:table-cell office:value-type="float" office:value="30">
            <text:p>30</text:p>
          </table:table-cell>
          <table:table-cell office:value-type="string">
            <text:p>Engin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fireman.html">Fireman / Stoker</text:a></text:p>
          </table:table-cell>
          <table:table-cell table:number-columns-repeated="2"/>
        </table:table-row>
      </table:table>
      <table:table table:name="Victualling" table:style-name="ta1">
        <table:table-column table:style-name="co1" table:number-columns-repeated="3" table:default-cell-style-name="ce2"/>
        <table:table-column table:style-name="co1" table:number-columns-repeated="4" table:default-cell-style-name="ce3"/>
        <table:table-column table:style-name="co1" table:number-columns-repeated="2" table:default-cell-style-name="ce2"/>
        <table:table-column table:style-name="co1" table:number-columns-repeated="2" table:default-cell-style-name="ce3"/>
        <table:table-column table:style-name="co1" table:number-columns-repeated="2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Class/Dept</text:p>
          </table:table-cell>
          <table:table-cell table:style-name="ce1" office:value-type="string">
            <text:p>Ticket</text:p>
          </table:table-cell>
          <table:table-cell table:style-name="ce1" office:value-type="string">
            <text:p>Fare</text:p>
          </table:table-cell>
          <table:table-cell table:style-name="ce1" office:value-type="string">
            <text:p>Group</text:p>
          </table:table-cell>
          <table:table-cell table:style-name="ce1" office:value-type="string">
            <text:p>Ship</text:p>
          </table:table-cell>
          <table:table-cell table:style-name="ce1" office:value-type="string">
            <text:p>Joined</text:p>
          </table:table-cell>
          <table:table-cell table:style-name="ce1" office:value-type="string">
            <text:p>Job</text:p>
          </table:table-cell>
          <table:table-cell table:style-name="ce1" office:value-type="string">
            <text:p>Boat</text:p>
          </table:table-cell>
          <table:table-cell table:style-name="ce1" office:value-type="string">
            <text:p>Body</text:p>
          </table:table-cell>
          <table:table-cell/>
          <table:table-cell table:style-name="ce4" office:value-type="string" table:number-columns-spanned="1" table:number-rows-spanned="432">
            <text:p> </text:p>
          </table:table-cell>
        </table:table-row>
        <table:table-row table:style-name="ro1">
          <table:table-cell office:value-type="string">
            <text:p><text:a xlink:href="http://www.encyclopedia-titanica.org/titanic-victim/ernest-owen-abbott.html">ABBOTT, Mr Ernest Owen</text:a></text:p>
          </table:table-cell>
          <table:table-cell office:value-type="float" office:value="21">
            <text:p>21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pantryman.html">Lounge Pantry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percy-snowden-ahier.html">AHIER, Mr Percy Snowden</text:a></text:p>
          </table:table-cell>
          <table:table-cell office:value-type="float" office:value="20">
            <text:p>20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albert-akerman.html">AKERMAN, Mr Albert</text:a></text:p>
          </table:table-cell>
          <table:table-cell office:value-type="float" office:value="28">
            <text:p>28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joseph-francis-akerman.html">AKERMAN, Mr Joseph Francis</text:a></text:p>
          </table:table-cell>
          <table:table-cell office:value-type="float" office:value="35">
            <text:p>35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pantryman.html">Assistant Pantryman Steward</text:a></text:p>
          </table:table-cell>
          <table:table-cell/>
          <table:table-cell table:style-name="ce2" office:value-type="string">
            <text:p><text:a xlink:href="http://www.encyclopedia-titanica.org/titanic-victims/205/">205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robert-spencer-allan.html">ALLAN, Mr Robert Spencer</text:a></text:p>
          </table:table-cell>
          <table:table-cell office:value-type="float" office:value="36">
            <text:p>36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Bed Room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george-allen.html">ALLEN, Mr George</text:a></text:p>
          </table:table-cell>
          <table:table-cell office:value-type="float" office:value="26">
            <text:p>26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cullion.html">Scullion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frederick-allen.html">ALLEN, Mr Frederick</text:a></text:p>
          </table:table-cell>
          <table:table-cell office:value-type="float" office:value="17">
            <text:p>17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lift-attendant.html">Lift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frank-richard-allsop.html">ALLSOP, Mr Frank Richard</text:a></text:p>
          </table:table-cell>
          <table:table-cell office:value-type="float" office:value="41">
            <text:p>41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walter-anderson.html">ANDERSON, Mr Walter J.</text:a></text:p>
          </table:table-cell>
          <table:table-cell office:value-type="float" office:value="48">
            <text:p>48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Bed Room Steward</text:a></text:p>
          </table:table-cell>
          <table:table-cell/>
          <table:table-cell table:style-name="ce2" office:value-type="string">
            <text:p><text:a xlink:href="http://www.encyclopedia-titanica.org/titanic-victims/146/">146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survivor/charles-edward-andrews.html">ANDREWS, Mr Charles Edward</text:a></text:p>
          </table:table-cell>
          <table:table-cell office:value-type="float" office:value="19">
            <text:p>19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Assistant Saloon Steward</text:a></text:p>
          </table:table-cell>
          <table:table-cell table:style-name="ce2" office:value-type="string">
            <text:p><text:a xlink:href="http://www.encyclopedia-titanica.org/boat/16/">16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austin-aloysius-ashcroft.html">ASHCROFT, Mr Austin Aloysius</text:a></text:p>
          </table:table-cell>
          <table:table-cell office:value-type="float" office:value="26">
            <text:p>26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clerk.html">Clerk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henry-wellesley-ashe.html">ASHE, Mr Henry Wellesley</text:a></text:p>
          </table:table-cell>
          <table:table-cell office:value-type="float" office:value="32">
            <text:p>32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Glory Hole Steward</text:a></text:p>
          </table:table-cell>
          <table:table-cell/>
          <table:table-cell table:style-name="ce2" office:value-type="string">
            <text:p><text:a xlink:href="http://www.encyclopedia-titanica.org/titanic-victims/34/">34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george-edwin-ayling.html">AYLING, Mr George Edwin</text:a></text:p>
          </table:table-cell>
          <table:table-cell office:value-type="float" office:value="22">
            <text:p>22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cook.html">Assistant Vegetable Cook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charles-frederick-back.html">BACK, Mr Charles Frederick</text:a></text:p>
          </table:table-cell>
          <table:table-cell office:value-type="float" office:value="32">
            <text:p>32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Assistant Lounge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allen-marden-baggott.html">BAGGOTT, Mr Allen Marden</text:a></text:p>
          </table:table-cell>
          <table:table-cell office:value-type="float" office:value="28">
            <text:p>28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edward-ernest-bagley.html">BAGLEY, Mr Edward Ernest</text:a></text:p>
          </table:table-cell>
          <table:table-cell office:value-type="float" office:value="31">
            <text:p>31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george-francis-bailey.html">BAILEY, Mr George Francis</text:a></text:p>
          </table:table-cell>
          <table:table-cell office:value-type="float" office:value="36">
            <text:p>36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/>
          <table:table-cell table:style-name="ce2" office:value-type="string">
            <text:p><text:a xlink:href="http://www.encyclopedia-titanica.org/titanic-victims/161/">161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survivor/percy-ball.html">BALL, Mr Percy</text:a></text:p>
          </table:table-cell>
          <table:table-cell office:value-type="float" office:value="19">
            <text:p>19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plateman.html">Plate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albert-vale-barker.html">BARKER, Mr Albert Vale</text:a></text:p>
          </table:table-cell>
          <table:table-cell office:value-type="float" office:value="19">
            <text:p>19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baker.html">Bak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ernest-barker.html">BARKER, Mr Ernest T.</text:a></text:p>
          </table:table-cell>
          <table:table-cell office:value-type="float" office:value="37">
            <text:p>37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/>
          <table:table-cell table:style-name="ce2" office:value-type="string">
            <text:p><text:a xlink:href="http://www.encyclopedia-titanica.org/titanic-victims/159/">159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reginald-lomond-barker.html">BARKER, Mr Reginald Lomond</text:a></text:p>
          </table:table-cell>
          <table:table-cell office:value-type="float" office:value="40">
            <text:p>40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purser.html">Purs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george-barlow.html">BARLOW, Mr George</text:a></text:p>
          </table:table-cell>
          <table:table-cell office:value-type="float" office:value="36">
            <text:p>36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Bed Room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baker-frederick-barnes.html">BARNES, Mr Frederick</text:a></text:p>
          </table:table-cell>
          <table:table-cell office:value-type="float" office:value="37">
            <text:p>37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baker.html">Bak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arthur-barratt.html">BARRATT, Mr Arthur</text:a></text:p>
          </table:table-cell>
          <table:table-cell office:value-type="float" office:value="15">
            <text:p>15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bell-boy.html">Bell Boy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arthur-william-barringer.html">BARRINGER, Mr Arthur William</text:a></text:p>
          </table:table-cell>
          <table:table-cell office:value-type="float" office:value="33">
            <text:p>33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harry-barrow.html">BARROW, Mr Harry</text:a></text:p>
          </table:table-cell>
          <table:table-cell office:value-type="float" office:value="35">
            <text:p>35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butcher.html">Butch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william-barrows.html">BARROWS, Mr William</text:a></text:p>
          </table:table-cell>
          <table:table-cell office:value-type="float" office:value="32">
            <text:p>32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sidney-john-barton.html">BARTON, Mr Sidney John</text:a></text:p>
          </table:table-cell>
          <table:table-cell office:value-type="float" office:value="25">
            <text:p>25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harry-ross-baxter.html">BAXTER, Mr Harry Ross</text:a></text:p>
          </table:table-cell>
          <table:table-cell office:value-type="float" office:value="51">
            <text:p>51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thomas-ferguson-baxter.html">BAXTER, Mr Thomas Ferguson</text:a></text:p>
          </table:table-cell>
          <table:table-cell office:value-type="float" office:value="48">
            <text:p>48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laundry-worker.html">Linen Steward</text:a></text:p>
          </table:table-cell>
          <table:table-cell/>
          <table:table-cell table:style-name="ce2" office:value-type="string">
            <text:p><text:a xlink:href="http://www.encyclopedia-titanica.org/titanic-victims/235/">235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william-barnet-bedford.html">BEDFORD, Mr William Barnet</text:a></text:p>
          </table:table-cell>
          <table:table-cell office:value-type="float" office:value="31">
            <text:p>31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cook.html">Assistant Roast Cook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george-arthur-beedem.html">BEEDEM, Mr George Arthur</text:a></text:p>
          </table:table-cell>
          <table:table-cell office:value-type="float" office:value="34">
            <text:p>34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Bed Room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william-beere.html">BEERE, Mr William</text:a></text:p>
          </table:table-cell>
          <table:table-cell office:value-type="float" office:value="19">
            <text:p>19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porter.html">Kitchen Port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frederick-benham.html">BENHAM, Mr Frederick</text:a></text:p>
          </table:table-cell>
          <table:table-cell office:value-type="float" office:value="29">
            <text:p>29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mabel-bennett.html">BENNETT, Mrs Mabel</text:a></text:p>
          </table:table-cell>
          <table:table-cell office:value-type="float" office:value="33">
            <text:p>33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tewardess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edward-william-bessant.html">BESSANT, Mr Edward William</text:a></text:p>
          </table:table-cell>
          <table:table-cell office:value-type="float" office:value="31">
            <text:p>31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baggage-steward.html">Baggage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alfred-edwin-best.html">BEST, Mr Alfred Edwin</text:a></text:p>
          </table:table-cell>
          <table:table-cell office:value-type="float" office:value="38">
            <text:p>38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walter-alexander-bishop.html">BISHOP, Mr Walter Alexander</text:a></text:p>
          </table:table-cell>
          <table:table-cell office:value-type="float" office:value="34">
            <text:p>34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Bed Room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emma-bliss.html">BLISS, Mrs Emma</text:a></text:p>
          </table:table-cell>
          <table:table-cell office:value-type="float" office:value="45">
            <text:p>45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tewardess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alexis-joseph-bochatay.html">BOCHATAY, Mr Alexis Joseph</text:a></text:p>
          </table:table-cell>
          <table:table-cell office:value-type="float" office:value="30">
            <text:p>30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chef.html">Chef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norman-leslie-bogie.html">BOGIE, Mr Norman Leslie</text:a></text:p>
          </table:table-cell>
          <table:table-cell office:value-type="float" office:value="29">
            <text:p>29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Bed Room Steward</text:a></text:p>
          </table:table-cell>
          <table:table-cell/>
          <table:table-cell table:style-name="ce2" office:value-type="string">
            <text:p><text:a xlink:href="http://www.encyclopedia-titanica.org/titanic-victims/274/">274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william-john-bond.html">BOND, Mr William John</text:a></text:p>
          </table:table-cell>
          <table:table-cell office:value-type="float" office:value="40">
            <text:p>40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Bed Room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w-boothby.html">BOOTHBY, Mr W.</text:a></text:p>
          </table:table-cell>
          <table:table-cell office:value-type="float" office:value="36">
            <text:p>36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Bed Room Steward</text:a></text:p>
          </table:table-cell>
          <table:table-cell/>
          <table:table-cell table:style-name="ce2" office:value-type="string">
            <text:p><text:a xlink:href="http://www.encyclopedia-titanica.org/titanic-victims/107/">107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william-john-boston.html">BOSTON, Mr William John</text:a></text:p>
          </table:table-cell>
          <table:table-cell office:value-type="float" office:value="30">
            <text:p>30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Deck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b-boughton.html">BOUGHTON, Mr B.</text:a></text:p>
          </table:table-cell>
          <table:table-cell office:value-type="float" office:value="24">
            <text:p>24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john-boyd.html">BOYD, Mr John</text:a></text:p>
          </table:table-cell>
          <table:table-cell office:value-type="float" office:value="35">
            <text:p>35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john-henry-boyes.html">BOYES, Mr John Henry</text:a></text:p>
          </table:table-cell>
          <table:table-cell office:value-type="float" office:value="36">
            <text:p>36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j-bradshaw.html">BRADSHAW, Mr J. A.</text:a></text:p>
          </table:table-cell>
          <table:table-cell office:value-type="float" office:value="43">
            <text:p>43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plateman.html">Plate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george-brewster.html">BREWSTER, Mr George H.</text:a></text:p>
          </table:table-cell>
          <table:table-cell office:value-type="float" office:value="48">
            <text:p>48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Bed Room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harold-sydney-bride.html">BRIDE, Mr Harold Sydney</text:a></text:p>
          </table:table-cell>
          <table:table-cell office:value-type="float" office:value="22">
            <text:p>22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telegraphist.html">Assistant Telegraphist</text:a></text:p>
          </table:table-cell>
          <table:table-cell table:style-name="ce2" office:value-type="string">
            <text:p><text:a xlink:href="http://www.encyclopedia-titanica.org/boat/B/">B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robert-charles-bristow.html">BRISTOW, Mr Robert Charles</text:a></text:p>
          </table:table-cell>
          <table:table-cell office:value-type="float" office:value="31">
            <text:p>31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teward</text:a></text:p>
          </table:table-cell>
          <table:table-cell/>
          <table:table-cell table:style-name="ce2" office:value-type="string">
            <text:p><text:a xlink:href="http://www.encyclopedia-titanica.org/titanic-victims/290/">290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harry-bristow.html">BRISTOW, Mr Harry</text:a></text:p>
          </table:table-cell>
          <table:table-cell office:value-type="float" office:value="33">
            <text:p>33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john-brookman.html">BROOKMAN, Mr John</text:a></text:p>
          </table:table-cell>
          <table:table-cell office:value-type="float" office:value="27">
            <text:p>27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h-broom.html">BROOM, Mr H.</text:a></text:p>
          </table:table-cell>
          <table:table-cell office:value-type="float" office:value="33">
            <text:p>33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bath-attendant.html">Bath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athol-frederick-broome.html">BROOME, Mr Athol Frederick</text:a></text:p>
          </table:table-cell>
          <table:table-cell office:value-type="float" office:value="30">
            <text:p>30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Verandah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edward-brown.html">BROWN, Mr Edward</text:a></text:p>
          </table:table-cell>
          <table:table-cell office:value-type="float" office:value="34">
            <text:p>34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walter-james-brown.html">BROWN, Mr Walter James</text:a></text:p>
          </table:table-cell>
          <table:table-cell office:value-type="float" office:value="28">
            <text:p>28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h-buckley.html">BUCKLEY, Mr H. E.</text:a></text:p>
          </table:table-cell>
          <table:table-cell office:value-type="float" office:value="34">
            <text:p>34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cook.html">Assistant Vegetable Cook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w-bull.html">BULL, Mr W.</text:a></text:p>
          </table:table-cell>
          <table:table-cell office:value-type="float" office:value="30">
            <text:p>30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cullion.html">Scullion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henry-ashburnham-bulley.html">BULLEY, Mr Henry Ashburnham</text:a></text:p>
          </table:table-cell>
          <table:table-cell office:value-type="float" office:value="21">
            <text:p>21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boots.html">Boots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wilfred-bunnell.html">BUNNELL, Mr Wilfred</text:a></text:p>
          </table:table-cell>
          <table:table-cell office:value-type="float" office:value="20">
            <text:p>20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plateman.html">Plate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charles-reginald-burgess.html">BURGESS, Mr Charles Reginald</text:a></text:p>
          </table:table-cell>
          <table:table-cell office:value-type="float" office:value="18">
            <text:p>18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baker.html">Extra 3rd. Bak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richard-edward-burke.html">BURKE, Mr Richard Edward</text:a></text:p>
          </table:table-cell>
          <table:table-cell office:value-type="float" office:value="30">
            <text:p>30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Lounge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william-burke.html">BURKE, Mr William</text:a></text:p>
          </table:table-cell>
          <table:table-cell office:value-type="float" office:value="31">
            <text:p>31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ewart-sydenham-burr.html">BURR, Mr Ewart Sydenham</text:a></text:p>
          </table:table-cell>
          <table:table-cell office:value-type="float" office:value="29">
            <text:p>29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alfred-burrage.html">BURRAGE, Mr Arthur Victor Edwards</text:a></text:p>
          </table:table-cell>
          <table:table-cell office:value-type="float" office:value="20">
            <text:p>20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plateman.html">Plate Steward</text:a></text:p>
          </table:table-cell>
          <table:table-cell table:style-name="ce2" office:value-type="string">
            <text:p><text:a xlink:href="http://www.encyclopedia-titanica.org/boat/13/">13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robert-henry-butt.html">BUTT, Mr Robert Henry</text:a></text:p>
          </table:table-cell>
          <table:table-cell office:value-type="float" office:value="21">
            <text:p>21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/>
          <table:table-cell table:style-name="ce2" office:value-type="string">
            <text:p><text:a xlink:href="http://www.encyclopedia-titanica.org/titanic-victims/10/">10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john-butterworth.html">BUTTERWORTH, Mr John</text:a></text:p>
          </table:table-cell>
          <table:table-cell office:value-type="float" office:value="23">
            <text:p>23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/>
          <table:table-cell table:style-name="ce2" office:value-type="string">
            <text:p><text:a xlink:href="http://www.encyclopedia-titanica.org/titanic-victims/116/">116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j-byrne.html">BYRNE, Mr J. E.</text:a></text:p>
          </table:table-cell>
          <table:table-cell office:value-type="float" office:value="38">
            <text:p>38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Bed Room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donald-campbell.html">CAMPBELL, Mr Donald S.</text:a></text:p>
          </table:table-cell>
          <table:table-cell office:value-type="float" office:value="25">
            <text:p>25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clerk.html">3rd Class Clerk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william-carney.html">CARNEY, Mr William</text:a></text:p>
          </table:table-cell>
          <table:table-cell office:value-type="float" office:value="31">
            <text:p>31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lift-attendant.html">Lift Steward</text:a></text:p>
          </table:table-cell>
          <table:table-cell/>
          <table:table-cell table:style-name="ce2" office:value-type="string">
            <text:p><text:a xlink:href="http://www.encyclopedia-titanica.org/titanic-victims/251/">251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james-edward-cartwright.html">CARTWRIGHT, Mr James Edward</text:a></text:p>
          </table:table-cell>
          <table:table-cell office:value-type="float" office:value="32">
            <text:p>32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/>
          <table:table-cell table:style-name="ce2" office:value-type="string">
            <text:p><text:a xlink:href="http://www.encyclopedia-titanica.org/titanic-victims/320/">320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charles-casswill.html">CASSWILL, Mr Charles</text:a></text:p>
          </table:table-cell>
          <table:table-cell office:value-type="float" office:value="34">
            <text:p>34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annie-caton.html">CATON, Miss Annie</text:a></text:p>
          </table:table-cell>
          <table:table-cell office:value-type="float" office:value="33">
            <text:p>33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bath-attendant.html">Turkish Bath Stewardess</text:a></text:p>
          </table:table-cell>
          <table:table-cell table:style-name="ce2" office:value-type="string">
            <text:p><text:a xlink:href="http://www.encyclopedia-titanica.org/boat/11/">11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william-ewart-caunt.html">CAUNT, Mr William Ewart</text:a></text:p>
          </table:table-cell>
          <table:table-cell office:value-type="float" office:value="27">
            <text:p>27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cook.html">Grill Cook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herbert-cave.html">CAVE, Mr Herbert</text:a></text:p>
          </table:table-cell>
          <table:table-cell office:value-type="float" office:value="34">
            <text:p>34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/>
          <table:table-cell table:style-name="ce2" office:value-type="string">
            <text:p><text:a xlink:href="http://www.encyclopedia-titanica.org/titanic-victims/218/">218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c-cecil.html">CECIL, Mr Charles Thomas</text:a></text:p>
          </table:table-cell>
          <table:table-cell office:value-type="float" office:value="21">
            <text:p>21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joseph-charles-chapman.html">CHAPMAN, Mr Joseph Charles</text:a></text:p>
          </table:table-cell>
          <table:table-cell office:value-type="float" office:value="32">
            <text:p>32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boots.html">Boots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john-charman.html">CHARMAN, Mr John</text:a></text:p>
          </table:table-cell>
          <table:table-cell office:value-type="float" office:value="25">
            <text:p>25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william-edward-cheverton.html">CHEVERTON, Mr William Frederick</text:a></text:p>
          </table:table-cell>
          <table:table-cell office:value-type="float" office:value="27">
            <text:p>27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/>
          <table:table-cell table:style-name="ce2" office:value-type="string">
            <text:p><text:a xlink:href="http://www.encyclopedia-titanica.org/titanic-victims/334/">334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archibald-george-chitty.html">CHITTY, Mr Archibald George</text:a></text:p>
          </table:table-cell>
          <table:table-cell office:value-type="float" office:value="28">
            <text:p>28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george-henry-chitty.html">CHITTY, Mr George Henry</text:a></text:p>
          </table:table-cell>
          <table:table-cell office:value-type="float" office:value="52">
            <text:p>52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baker.html">Bak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h-christmas.html">CHRISTMAS, Mr H.</text:a></text:p>
          </table:table-cell>
          <table:table-cell office:value-type="float" office:value="33">
            <text:p>33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Assistant 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albert-edward-coleman.html">COLEMAN, Mr Albert Edward</text:a></text:p>
          </table:table-cell>
          <table:table-cell office:value-type="float" office:value="28">
            <text:p>28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e-joseph-colgan.html">COLGAN, Mr E. Joseph</text:a></text:p>
          </table:table-cell>
          <table:table-cell office:value-type="float" office:value="33">
            <text:p>33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cullion.html">Scullion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john-collins.html">COLLINS, Mr John</text:a></text:p>
          </table:table-cell>
          <table:table-cell office:value-type="float" office:value="17">
            <text:p>17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cullion.html">Scullion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p-conway.html">CONWAY, Mr P. W.</text:a></text:p>
          </table:table-cell>
          <table:table-cell office:value-type="float" office:value="25">
            <text:p>25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george-cook.html">COOK, Mr George</text:a></text:p>
          </table:table-cell>
          <table:table-cell office:value-type="float" office:value="32">
            <text:p>32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augustus-charles-coombs.html">COOMBS, Mr Augustus Charles</text:a></text:p>
          </table:table-cell>
          <table:table-cell office:value-type="float" office:value="42">
            <text:p>42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cook.html">Cook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ernest-theodore-corben.html">CORBEN, Mr Ernest Theodore</text:a></text:p>
          </table:table-cell>
          <table:table-cell office:value-type="float" office:value="27">
            <text:p>27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Assistant Printer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william-denton-cox.html">COX, Mr William Denton</text:a></text:p>
          </table:table-cell>
          <table:table-cell office:value-type="float" office:value="29">
            <text:p>29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teward</text:a></text:p>
          </table:table-cell>
          <table:table-cell/>
          <table:table-cell table:style-name="ce2" office:value-type="string">
            <text:p><text:a xlink:href="http://www.encyclopedia-titanica.org/titanic-victims/300/">300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survivor/frederick-crafter.html">CRAFTER, Mr Frederick</text:a></text:p>
          </table:table-cell>
          <table:table-cell office:value-type="float" office:value="27">
            <text:p>27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alfred-crawford.html">CRAWFORD, Mr Alfred George</text:a></text:p>
          </table:table-cell>
          <table:table-cell office:value-type="float" office:value="43">
            <text:p>43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Bed Room Steward</text:a></text:p>
          </table:table-cell>
          <table:table-cell table:style-name="ce2" office:value-type="string">
            <text:p><text:a xlink:href="http://www.encyclopedia-titanica.org/boat/8/">8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albert-hector-crisp.html">CRISP, Mr Albert Hector</text:a></text:p>
          </table:table-cell>
          <table:table-cell office:value-type="float" office:value="39">
            <text:p>39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william-crispin.html">CRISPIN, Mr William</text:a></text:p>
          </table:table-cell>
          <table:table-cell office:value-type="float" office:value="32">
            <text:p>32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Glory Hole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j-bertram-crosby.html">CROSBY, Mr J. Bertram</text:a></text:p>
          </table:table-cell>
          <table:table-cell office:value-type="float" office:value="42">
            <text:p>42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bath-attendant.html">Turkish Bath Attendant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george-frederick-crowe.html">CROWE, Mr George Frederick</text:a></text:p>
          </table:table-cell>
          <table:table-cell office:value-type="float" office:value="30">
            <text:p>30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charles-crumplin.html">CRUMPLIN, Mr Charles</text:a></text:p>
          </table:table-cell>
          <table:table-cell office:value-type="float" office:value="35">
            <text:p>35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Bed Room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charles-cullen.html">CULLEN, Mr Charles</text:a></text:p>
          </table:table-cell>
          <table:table-cell office:value-type="float" office:value="45">
            <text:p>45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Bed Room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andrew-cunningham.html">CUNNINGHAM, Mr Andrew</text:a></text:p>
          </table:table-cell>
          <table:table-cell office:value-type="float" office:value="35">
            <text:p>35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Bed Room Steward</text:a></text:p>
          </table:table-cell>
          <table:table-cell table:style-name="ce2" office:value-type="string">
            <text:p><text:a xlink:href="http://www.encyclopedia-titanica.org/boat/4/">4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survivor/sidney-edward-daniels.html">DANIELS, Mr Sidney Edward</text:a></text:p>
          </table:table-cell>
          <table:table-cell office:value-type="float" office:value="18">
            <text:p>18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william-george-dashwood.html">DASHWOOD, Mr William George</text:a></text:p>
          </table:table-cell>
          <table:table-cell office:value-type="float" office:value="19">
            <text:p>19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/>
          <table:table-cell table:style-name="ce2" office:value-type="string">
            <text:p><text:a xlink:href="http://www.encyclopedia-titanica.org/titanic-victims/83/">83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gordon-raleigh-davies.html">DAVIES, Mr Gordon Raleigh</text:a></text:p>
          </table:table-cell>
          <table:table-cell office:value-type="float" office:value="33">
            <text:p>33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Bed Room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john-james-davies.html">DAVIES, Mr John James</text:a></text:p>
          </table:table-cell>
          <table:table-cell office:value-type="float" office:value="27">
            <text:p>27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baker.html">Extra 2nd Baker</text:a></text:p>
          </table:table-cell>
          <table:table-cell/>
          <table:table-cell table:style-name="ce2" office:value-type="string">
            <text:p><text:a xlink:href="http://www.encyclopedia-titanica.org/titanic-victims/200/">200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robert-davies.html">DAVIES, Mr Robert J.</text:a></text:p>
          </table:table-cell>
          <table:table-cell office:value-type="float" office:value="26">
            <text:p>26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/>
          <table:table-cell table:style-name="ce2" office:value-type="string">
            <text:p><text:a xlink:href="http://www.encyclopedia-titanica.org/titanic-victims/191/">191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george-dean.html">DEAN, Mr George H.</text:a></text:p>
          </table:table-cell>
          <table:table-cell office:value-type="float" office:value="19">
            <text:p>19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Assistant Saloon Steward</text:a></text:p>
          </table:table-cell>
          <table:table-cell/>
          <table:table-cell table:style-name="ce2" office:value-type="string">
            <text:p><text:a xlink:href="http://www.encyclopedia-titanica.org/titanic-victims/252/">252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alfred-arnold-deeble.html">DEEBLE, Mr Alfred Arnold</text:a></text:p>
          </table:table-cell>
          <table:table-cell office:value-type="float" office:value="29">
            <text:p>29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/>
          <table:table-cell table:style-name="ce2" office:value-type="string">
            <text:p><text:a xlink:href="http://www.encyclopedia-titanica.org/titanic-victims/270/">270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albert-derrett.html">DERRETT, Mr Albert</text:a></text:p>
          </table:table-cell>
          <table:table-cell office:value-type="float" office:value="26">
            <text:p>26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percival-stainer-deslands.html">DESLANDS, Mr Percival Stainer</text:a></text:p>
          </table:table-cell>
          <table:table-cell office:value-type="float" office:value="36">
            <text:p>36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/>
          <table:table-cell table:style-name="ce2" office:value-type="string">
            <text:p><text:a xlink:href="http://www.encyclopedia-titanica.org/titanic-victims/212/">212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james-richard-dinenage.html">DINENAGE, Mr James Richard</text:a></text:p>
          </table:table-cell>
          <table:table-cell office:value-type="float" office:value="49">
            <text:p>49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george-charles-dodd.html">DODD, Mr George Charles</text:a></text:p>
          </table:table-cell>
          <table:table-cell office:value-type="float" office:value="44">
            <text:p>44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joseph-dolby.html">DOLBY, Mr Joseph</text:a></text:p>
          </table:table-cell>
          <table:table-cell office:value-type="float" office:value="36">
            <text:p>36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receptionist.html">Reception Room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frank-thomas-donoghue.html">DONOGHUE, Mr Frank (?Thomas)</text:a></text:p>
          </table:table-cell>
          <table:table-cell office:value-type="float" office:value="35">
            <text:p>35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Bed Room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w-doughty.html">DOUGHTY, Mr W.</text:a></text:p>
          </table:table-cell>
          <table:table-cell office:value-type="float" office:value="22">
            <text:p>22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william-dunford.html">DUNFORD, Mr William</text:a></text:p>
          </table:table-cell>
          <table:table-cell office:value-type="float" office:value="41">
            <text:p>41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hospital-attendant.html">Hospital Steward</text:a></text:p>
          </table:table-cell>
          <table:table-cell/>
          <table:table-cell table:style-name="ce2" office:value-type="string">
            <text:p><text:a xlink:href="http://www.encyclopedia-titanica.org/titanic-victims/71/">71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william-dyer.html">DYER, Mr William</text:a></text:p>
          </table:table-cell>
          <table:table-cell office:value-type="float" office:value="31">
            <text:p>31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f-edbrooke.html">EDBROOKE, Mr F.</text:a></text:p>
          </table:table-cell>
          <table:table-cell office:value-type="float" office:value="24">
            <text:p>24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george-ede.html">EDE, Mr George B.</text:a></text:p>
          </table:table-cell>
          <table:table-cell office:value-type="float" office:value="22">
            <text:p>22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frederick-william-edge.html">EDGE, Mr Frederick William</text:a></text:p>
          </table:table-cell>
          <table:table-cell office:value-type="float" office:value="39">
            <text:p>39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Deck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clement-edwards.html">EDWARDS, Mr Clement</text:a></text:p>
          </table:table-cell>
          <table:table-cell office:value-type="float" office:value="39">
            <text:p>39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pantryman.html">Assistant Pantryma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w-egg.html">EGG, Mr W. H.</text:a></text:p>
          </table:table-cell>
          <table:table-cell office:value-type="float" office:value="34">
            <text:p>34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john-bertram-ellis.html">ELLIS, Mr John Bertram</text:a></text:p>
          </table:table-cell>
          <table:table-cell office:value-type="float" office:value="30">
            <text:p>30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cook.html">Assistant Vegetable Cook</text:a></text:p>
          </table:table-cell>
          <table:table-cell table:style-name="ce2" office:value-type="string">
            <text:p><text:a xlink:href="http://www.encyclopedia-titanica.org/boat/2/">2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walter-ennis.html">ENNIS, Mr Walter</text:a></text:p>
          </table:table-cell>
          <table:table-cell office:value-type="float" office:value="35">
            <text:p>35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bath-attendant.html">Turkish Bath Attendant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henry-samuel-etches.html">ETCHES, Mr Henry Samuel</text:a></text:p>
          </table:table-cell>
          <table:table-cell office:value-type="float" office:value="41">
            <text:p>41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Bed Room Steward</text:a></text:p>
          </table:table-cell>
          <table:table-cell table:style-name="ce2" office:value-type="string">
            <text:p><text:a xlink:href="http://www.encyclopedia-titanica.org/boat/5/">5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george-richard-evans.html">EVANS, Mr George Richard</text:a></text:p>
          </table:table-cell>
          <table:table-cell office:value-type="float" office:value="27">
            <text:p>27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henry-fairall.html">FAIRALL, Mr Henry</text:a></text:p>
          </table:table-cell>
          <table:table-cell office:value-type="float" office:value="38">
            <text:p>38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ernest-john-farrenden.html">FARRENDEN, Mr Ernest John</text:a></text:p>
          </table:table-cell>
          <table:table-cell office:value-type="float" office:value="22">
            <text:p>22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confectioner.html">Confection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william-stephen-faulkner.html">FAULKNER, Mr William Stephen</text:a></text:p>
          </table:table-cell>
          <table:table-cell office:value-type="float" office:value="37">
            <text:p>37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Bed Room Steward</text:a></text:p>
          </table:table-cell>
          <table:table-cell table:style-name="ce2" office:value-type="string">
            <text:p><text:a xlink:href="http://www.encyclopedia-titanica.org/boat/11/">11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alfred-fellowes.html">FELLOWES, Mr Alfred J.</text:a></text:p>
          </table:table-cell>
          <table:table-cell office:value-type="float" office:value="29">
            <text:p>29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boots.html">Boots</text:a></text:p>
          </table:table-cell>
          <table:table-cell/>
          <table:table-cell table:style-name="ce2" office:value-type="string">
            <text:p><text:a xlink:href="http://www.encyclopedia-titanica.org/titanic-victims/138/">138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g-feltham.html">FELTHAM, Mr G.</text:a></text:p>
          </table:table-cell>
          <table:table-cell office:value-type="float" office:value="36">
            <text:p>36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baker.html">Vienna Bak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harry-finch.html">FINCH, Mr Harry</text:a></text:p>
          </table:table-cell>
          <table:table-cell office:value-type="float" office:value="18">
            <text:p>18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peter-fletcher.html">FLETCHER, Mr Peter W.</text:a></text:p>
          </table:table-cell>
          <table:table-cell office:value-type="float" office:value="26">
            <text:p>26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musician.html">Bugler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william-foley-2.html">FOLEY, Mr William C.</text:a></text:p>
          </table:table-cell>
          <table:table-cell office:value-type="float" office:value="26">
            <text:p>26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ernest-ford.html">FORD, Mr Ernest</text:a></text:p>
          </table:table-cell>
          <table:table-cell office:value-type="float" office:value="32">
            <text:p>32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f-ford.html">FORD, Mr F.</text:a></text:p>
          </table:table-cell>
          <table:table-cell office:value-type="float" office:value="37">
            <text:p>37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Bed Room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william-thomas-fox.html">FOX, Mr William Thomas</text:a></text:p>
          </table:table-cell>
          <table:table-cell office:value-type="float" office:value="27">
            <text:p>27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alan-vincent-franklin.html">FRANKLIN, Mr Alan Vincent</text:a></text:p>
          </table:table-cell>
          <table:table-cell office:value-type="float" office:value="29">
            <text:p>29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/>
          <table:table-cell table:style-name="ce2" office:value-type="string">
            <text:p><text:a xlink:href="http://www.encyclopedia-titanica.org/titanic-victims/262/">262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ernest-edward-samuel-freeman.html">FREEMAN, Mr Ernest Edward Samuel</text:a></text:p>
          </table:table-cell>
          <table:table-cell office:value-type="float" office:value="43">
            <text:p>43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Deck Steward</text:a></text:p>
          </table:table-cell>
          <table:table-cell/>
          <table:table-cell table:style-name="ce2" office:value-type="string">
            <text:p><text:a xlink:href="http://www.encyclopedia-titanica.org/titanic-victims/239/">239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richard-charles-geddes.html">GEDDES, Mr Richard Charles</text:a></text:p>
          </table:table-cell>
          <table:table-cell office:value-type="float" office:value="31">
            <text:p>31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Bed Room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jacob-william-gibbons.html">GIBBONS, Mr Jacob William</text:a></text:p>
          </table:table-cell>
          <table:table-cell office:value-type="float" office:value="36">
            <text:p>36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john-robert-giles.html">GILES, Mr John Robert</text:a></text:p>
          </table:table-cell>
          <table:table-cell office:value-type="float" office:value="33">
            <text:p>33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baker.html">Bak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joseph-stanley-gill.html">GILL, Mr Joseph Stanley</text:a></text:p>
          </table:table-cell>
          <table:table-cell office:value-type="float" office:value="34">
            <text:p>34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Bed Room Steward</text:a></text:p>
          </table:table-cell>
          <table:table-cell/>
          <table:table-cell table:style-name="ce2" office:value-type="string">
            <text:p><text:a xlink:href="http://www.encyclopedia-titanica.org/titanic-victims/49/">49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patrick-gill.html">GILL, Mr Patrick</text:a></text:p>
          </table:table-cell>
          <table:table-cell office:value-type="float" office:value="38">
            <text:p>38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cook.html">Ship's Cook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katherine-gold.html">GOLD, Mrs Katherine</text:a></text:p>
          </table:table-cell>
          <table:table-cell office:value-type="float" office:value="42">
            <text:p>42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tewardess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f-gollop.html">GOLLOP, Mr F.</text:a></text:p>
          </table:table-cell>
          <table:table-cell office:value-type="float" office:value="28">
            <text:p>28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cook.html">Assistant Passage Cook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arthur-james-goshawk.html">GOSHAWK, Mr Arthur James</text:a></text:p>
          </table:table-cell>
          <table:table-cell office:value-type="float" office:value="31">
            <text:p>31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3rd 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mary-gregson.html">GREGSON, Miss Mary</text:a></text:p>
          </table:table-cell>
          <table:table-cell office:value-type="float" office:value="44">
            <text:p>44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tewardess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joseph-alfred-gunn.html">GUNN, Mr Joseph Alfred</text:a></text:p>
          </table:table-cell>
          <table:table-cell office:value-type="float" office:value="28">
            <text:p>28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Assistant 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elgar-john-guy.html">GUY, Mr Elgar John</text:a></text:p>
          </table:table-cell>
          <table:table-cell office:value-type="float" office:value="28">
            <text:p>28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boots.html">Boots</text:a></text:p>
          </table:table-cell>
          <table:table-cell table:style-name="ce2" office:value-type="string">
            <text:p><text:a xlink:href="http://www.encyclopedia-titanica.org/boat/5/">5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william-logan-gwynn.html">GWYNN, Mr William Logan</text:a></text:p>
          </table:table-cell>
          <table:table-cell office:value-type="float" office:value="37">
            <text:p>37</text:p>
          </table:table-cell>
          <table:table-cell office:value-type="string">
            <text:p>Victualling</text:p>
          </table:table-cell>
          <table:table-cell table:number-columns-repeated="2"/>
          <table:table-cell table:style-name="ce2" office:value-type="string">
            <text:p>Postal Clerk</text:p>
          </table:table-cell>
          <table:table-cell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postal-clerk.html">Postal Clerk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richard-halford.html">HALFORD, Mr Richard</text:a></text:p>
          </table:table-cell>
          <table:table-cell office:value-type="float" office:value="22">
            <text:p>22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f-hall.html">HALL, Mr F. A. J.</text:a></text:p>
          </table:table-cell>
          <table:table-cell office:value-type="float" office:value="38">
            <text:p>38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cullion.html">Scullion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ernest-william-hamblyn.html">HAMBLYN, Mr Ernest William</text:a></text:p>
          </table:table-cell>
          <table:table-cell office:value-type="float" office:value="41">
            <text:p>41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Bed Room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ernest-hamilton.html">HAMILTON, Mr Ernest</text:a></text:p>
          </table:table-cell>
          <table:table-cell office:value-type="float" office:value="25">
            <text:p>25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Assistant Smoke Room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a-harding.html">HARDING, Mr A.</text:a></text:p>
          </table:table-cell>
          <table:table-cell office:value-type="float" office:value="20">
            <text:p>20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pantryman.html">Assistant Pantry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reginald-hardwick.html">HARDWICK, Mr Reginald</text:a></text:p>
          </table:table-cell>
          <table:table-cell office:value-type="float" office:value="21">
            <text:p>21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porter.html">Kitchen Porter</text:a></text:p>
          </table:table-cell>
          <table:table-cell table:style-name="ce2" office:value-type="string">
            <text:p><text:a xlink:href="http://www.encyclopedia-titanica.org/boat/11/">11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survivor/john-hardy.html">HARDY, Mr John T.</text:a></text:p>
          </table:table-cell>
          <table:table-cell office:value-type="float" office:value="37">
            <text:p>37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Chief 2nd Class Steward</text:a></text:p>
          </table:table-cell>
          <table:table-cell table:style-name="ce2" office:value-type="string">
            <text:p><text:a xlink:href="http://www.encyclopedia-titanica.org/boat/D/">D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charles-william-harris.html">HARRIS, Mr Charles William</text:a></text:p>
          </table:table-cell>
          <table:table-cell office:value-type="float" office:value="19">
            <text:p>19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clifford-henry-harris.html">HARRIS, Mr Clifford Henry</text:a></text:p>
          </table:table-cell>
          <table:table-cell office:value-type="float" office:value="16">
            <text:p>16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bell-boy.html">Bell Boy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pantry-steward-edward-harris.html">HARRIS, Mr Edward</text:a></text:p>
          </table:table-cell>
          <table:table-cell office:value-type="float" office:value="18">
            <text:p>18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pantryman.html">Assistant Pantryma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aragon-harrison.html">HARRISON, Mr Aragon Drummond</text:a></text:p>
          </table:table-cell>
          <table:table-cell office:value-type="float" office:value="40">
            <text:p>40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john-edward-hart.html">HART, Mr John Edward</text:a></text:p>
          </table:table-cell>
          <table:table-cell office:value-type="float" office:value="31">
            <text:p>31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frederick-hartnell.html">HARTNELL, Mr Frederick</text:a></text:p>
          </table:table-cell>
          <table:table-cell office:value-type="float" office:value="21">
            <text:p>21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hugh-hatch.html">HATCH, Mr Hugh</text:a></text:p>
          </table:table-cell>
          <table:table-cell office:value-type="float" office:value="23">
            <text:p>23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cullion.html">Scullion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james-hawkesworth.html">HAWKESWORTH, Mr James</text:a></text:p>
          </table:table-cell>
          <table:table-cell office:value-type="float" office:value="38">
            <text:p>38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william-walter-hawkesworth.html">HAWKESWORTH, Mr William Walter</text:a></text:p>
          </table:table-cell>
          <table:table-cell office:value-type="float" office:value="43">
            <text:p>43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Deck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arthur-hayter.html">HAYTER, Mr Arthur</text:a></text:p>
          </table:table-cell>
          <table:table-cell office:value-type="float" office:value="44">
            <text:p>44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Bed Room Steward</text:a></text:p>
          </table:table-cell>
          <table:table-cell/>
          <table:table-cell table:style-name="ce2" office:value-type="string">
            <text:p><text:a xlink:href="http://www.encyclopedia-titanica.org/titanic-victims/25/">25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joseph-heinen.html">HEINEN, Mr Joseph</text:a></text:p>
          </table:table-cell>
          <table:table-cell office:value-type="float" office:value="30">
            <text:p>30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edward-martin-hendy.html">HENDY, Mr Edward Martin</text:a></text:p>
          </table:table-cell>
          <table:table-cell office:value-type="float" office:value="39">
            <text:p>39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herbert-george-hensford.html">HENSFORD, Mr Herbert George</text:a></text:p>
          </table:table-cell>
          <table:table-cell office:value-type="float" office:value="27">
            <text:p>27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butcher.html">Butch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thomas-hewett.html">HEWETT, Mr Thomas</text:a></text:p>
          </table:table-cell>
          <table:table-cell office:value-type="float" office:value="37">
            <text:p>37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Bed Room Steward</text:a></text:p>
          </table:table-cell>
          <table:table-cell/>
          <table:table-cell table:style-name="ce2" office:value-type="string">
            <text:p><text:a xlink:href="http://www.encyclopedia-titanica.org/titanic-victims/168/">168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h-hill.html">HILL, Mr H. P.</text:a></text:p>
          </table:table-cell>
          <table:table-cell office:value-type="float" office:value="36">
            <text:p>36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james-colston-hill.html">HILL, Mr James Colston</text:a></text:p>
          </table:table-cell>
          <table:table-cell office:value-type="float" office:value="38">
            <text:p>38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Bed Room Steward</text:a></text:p>
          </table:table-cell>
          <table:table-cell/>
          <table:table-cell table:style-name="ce2" office:value-type="string">
            <text:p><text:a xlink:href="http://www.encyclopedia-titanica.org/titanic-victims/152/">152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george-hinckley.html">HINCKLEY, Mr George</text:a></text:p>
          </table:table-cell>
          <table:table-cell office:value-type="float" office:value="35">
            <text:p>35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bath-attendant.html">Bath Steward</text:a></text:p>
          </table:table-cell>
          <table:table-cell/>
          <table:table-cell table:style-name="ce2" office:value-type="string">
            <text:p><text:a xlink:href="http://www.encyclopedia-titanica.org/titanic-victims/66/">66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william-edward-hine.html">HINE, Mr William Edward</text:a></text:p>
          </table:table-cell>
          <table:table-cell office:value-type="float" office:value="36">
            <text:p>36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baker.html">Bak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s-hiscock.html">HISCOCK, Mr S.</text:a></text:p>
          </table:table-cell>
          <table:table-cell office:value-type="float" office:value="22">
            <text:p>22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plateman.html">Plate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leonard-james-hoare.html">HOARE, Mr Leonard James</text:a></text:p>
          </table:table-cell>
          <table:table-cell office:value-type="float" office:value="16">
            <text:p>16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charles-william-hogg.html">HOGG, Mr Charles William</text:a></text:p>
          </table:table-cell>
          <table:table-cell office:value-type="float" office:value="37">
            <text:p>37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Bed Room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e-hogue.html">HOGUE, Mr E.</text:a></text:p>
          </table:table-cell>
          <table:table-cell office:value-type="float" office:value="22">
            <text:p>22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plateman.html">Plate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thomas-holland.html">HOLLAND, Mr Thomas</text:a></text:p>
          </table:table-cell>
          <table:table-cell office:value-type="float" office:value="28">
            <text:p>28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receptionist.html">Recepti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sidney-holloway.html">HOLLOWAY, Mr Sidney</text:a></text:p>
          </table:table-cell>
          <table:table-cell office:value-type="float" office:value="20">
            <text:p>20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laundry-worker.html">Clothes Presser</text:a></text:p>
          </table:table-cell>
          <table:table-cell/>
          <table:table-cell table:style-name="ce2" office:value-type="string">
            <text:p><text:a xlink:href="http://www.encyclopedia-titanica.org/titanic-victims/273/">273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f-hopkins.html">HOPKINS, Mr F.</text:a></text:p>
          </table:table-cell>
          <table:table-cell office:value-type="float" office:value="16">
            <text:p>16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plateman.html">Plate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william-house.html">HOUSE, Mr William</text:a></text:p>
          </table:table-cell>
          <table:table-cell office:value-type="float" office:value="38">
            <text:p>38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arthur-albert-howell.html">HOWELL, Mr Arthur Albert</text:a></text:p>
          </table:table-cell>
          <table:table-cell office:value-type="float" office:value="31">
            <text:p>31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/>
          <table:table-cell table:style-name="ce2" office:value-type="string">
            <text:p><text:a xlink:href="http://www.encyclopedia-titanica.org/titanic-victims/319/">319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william-thomas-hughes.html">HUGHES, Mr William Thomas</text:a></text:p>
          </table:table-cell>
          <table:table-cell office:value-type="float" office:value="36">
            <text:p>36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frederick-humby.html">HUMBY, Mr Frederick</text:a></text:p>
          </table:table-cell>
          <table:table-cell office:value-type="float" office:value="16">
            <text:p>16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plateman.html">Plate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thomas-humphrey-humphreys.html">HUMPHREYS, Mr Thomas Humphrey</text:a></text:p>
          </table:table-cell>
          <table:table-cell office:value-type="float" office:value="31">
            <text:p>31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Assistant 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james-hutchinson.html">HUTCHINSON, Mr James</text:a></text:p>
          </table:table-cell>
          <table:table-cell office:value-type="float" office:value="28">
            <text:p>28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cook.html">Vegetable. Cook</text:a></text:p>
          </table:table-cell>
          <table:table-cell/>
          <table:table-cell table:style-name="ce2" office:value-type="string">
            <text:p><text:a xlink:href="http://www.encyclopedia-titanica.org/titanic-victims/250/">250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survivor/leo-james-hyland.html">HYLAND, Mr Leo James</text:a></text:p>
          </table:table-cell>
          <table:table-cell office:value-type="float" office:value="19">
            <text:p>19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teward</text:a></text:p>
          </table:table-cell>
          <table:table-cell table:style-name="ce2" office:value-type="string">
            <text:p><text:a xlink:href="http://www.encyclopedia-titanica.org/boat/11/">11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harry-john-ide.html">IDE, Mr Harry John</text:a></text:p>
          </table:table-cell>
          <table:table-cell office:value-type="float" office:value="32">
            <text:p>32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Bed Room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henry-ingrouille.html">INGROUILLE, Mr Henry</text:a></text:p>
          </table:table-cell>
          <table:table-cell office:value-type="float" office:value="21">
            <text:p>21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william-ernest-ings.html">INGS, Mr William Ernest</text:a></text:p>
          </table:table-cell>
          <table:table-cell office:value-type="float" office:value="20">
            <text:p>20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cullion.html">Scullion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cecil-jackson.html">JACKSON, Mr Cecil</text:a></text:p>
          </table:table-cell>
          <table:table-cell office:value-type="float" office:value="22">
            <text:p>22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boots.html">Boots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william-frank-janaway.html">JANAWAY, Mr William Frank</text:a></text:p>
          </table:table-cell>
          <table:table-cell office:value-type="float" office:value="35">
            <text:p>35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Bed Room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harry-jenner.html">JENNER, Mr Harry</text:a></text:p>
          </table:table-cell>
          <table:table-cell office:value-type="float" office:value="41">
            <text:p>41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charles-valdemar-jensen.html">JENSEN, Mr Charles Valdemar</text:a></text:p>
          </table:table-cell>
          <table:table-cell office:value-type="float" office:value="25">
            <text:p>25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violet-constance-jessop.html">JESSOP, Miss Violet Constance</text:a></text:p>
          </table:table-cell>
          <table:table-cell office:value-type="float" office:value="24">
            <text:p>24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tewardess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james-johnston.html">JOHNSTON, Mr James</text:a></text:p>
          </table:table-cell>
          <table:table-cell office:value-type="float" office:value="41">
            <text:p>41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style-name="ce2" office:value-type="string">
            <text:p><text:a xlink:href="http://www.encyclopedia-titanica.org/boat/2/">2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albert-jones.html">JONES, Mr Albert</text:a></text:p>
          </table:table-cell>
          <table:table-cell office:value-type="float" office:value="17">
            <text:p>17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arthur-ernest-jones.html">JONES, Mr Arthur Ernest</text:a></text:p>
          </table:table-cell>
          <table:table-cell office:value-type="float" office:value="38">
            <text:p>38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plateman.html">Plate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h-jones.html">JONES, Mr H.</text:a></text:p>
          </table:table-cell>
          <table:table-cell office:value-type="float" office:value="29">
            <text:p>29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cook.html">Roast Cook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reginald-jones.html">JONES, Mr Reginald V.</text:a></text:p>
          </table:table-cell>
          <table:table-cell office:value-type="float" office:value="20">
            <text:p>20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charles-john-joughin.html">JOUGHIN, Mr Charles John</text:a></text:p>
          </table:table-cell>
          <table:table-cell office:value-type="float" office:value="32">
            <text:p>32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baker.html">Chief Baker</text:a></text:p>
          </table:table-cell>
          <table:table-cell table:style-name="ce2" office:value-type="string">
            <text:p><text:a xlink:href="http://www.encyclopedia-titanica.org/boat/B/">B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survivor/percy-edward-keen.html">KEEN, Mr Percy Edward</text:a></text:p>
          </table:table-cell>
          <table:table-cell office:value-type="float" office:value="28">
            <text:p>28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thomas-kelland.html">KELLAND, Mr Thomas</text:a></text:p>
          </table:table-cell>
          <table:table-cell office:value-type="float" office:value="21">
            <text:p>21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librarian.html">Library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charles-kennell.html">KENNELL, Mr Charles</text:a></text:p>
          </table:table-cell>
          <table:table-cell office:value-type="float" office:value="30">
            <text:p>30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cook.html">Hebrew Cook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william-thomas-kerley.html">KERLEY, Mr William Thomas</text:a></text:p>
          </table:table-cell>
          <table:table-cell office:value-type="float" office:value="28">
            <text:p>28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Assistant Saloon Steward</text:a></text:p>
          </table:table-cell>
          <table:table-cell/>
          <table:table-cell table:style-name="ce2" office:value-type="string">
            <text:p><text:a xlink:href="http://www.encyclopedia-titanica.org/titanic-victims/-1/">-1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henry-ketchley.html">KETCHLEY, Mr Henry</text:a></text:p>
          </table:table-cell>
          <table:table-cell office:value-type="float" office:value="30">
            <text:p>30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james-kieran.html">KIERAN, Mr James W.</text:a></text:p>
          </table:table-cell>
          <table:table-cell office:value-type="float" office:value="32">
            <text:p>32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Chief 3rd Class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michael-kieran.html">KIERAN, Mr Michael</text:a></text:p>
          </table:table-cell>
          <table:table-cell office:value-type="float" office:value="31">
            <text:p>31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orekeeper.html">Storekeep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alfred-king.html">KING, Mr Alfred</text:a></text:p>
          </table:table-cell>
          <table:table-cell office:value-type="float" office:value="18">
            <text:p>18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lift-attendant.html">Lift Steward</text:a></text:p>
          </table:table-cell>
          <table:table-cell/>
          <table:table-cell table:style-name="ce2" office:value-type="string">
            <text:p><text:a xlink:href="http://www.encyclopedia-titanica.org/titanic-victims/238/">238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ernest-waldron-king.html">KING, Mr Ernest Waldron</text:a></text:p>
          </table:table-cell>
          <table:table-cell office:value-type="float" office:value="28">
            <text:p>28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clerk.html">Clerk</text:a></text:p>
          </table:table-cell>
          <table:table-cell/>
          <table:table-cell table:style-name="ce2" office:value-type="string">
            <text:p><text:a xlink:href="http://www.encyclopedia-titanica.org/titanic-victims/321/">321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g-king.html">KING, Mr G.</text:a></text:p>
          </table:table-cell>
          <table:table-cell office:value-type="float" office:value="20">
            <text:p>20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cullion.html">Scullion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william-ford-kingscote.html">KINGSCOTE, Mr William Ford</text:a></text:p>
          </table:table-cell>
          <table:table-cell office:value-type="float" office:value="42">
            <text:p>42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thomas-kirkaldy.html">KIRKALDY, Mr Thomas Benjamin</text:a></text:p>
          </table:table-cell>
          <table:table-cell office:value-type="float" office:value="39">
            <text:p>39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Bed Room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arthur-alfred-kitching.html">KITCHING, Mr Arthur Alfred</text:a></text:p>
          </table:table-cell>
          <table:table-cell office:value-type="float" office:value="30">
            <text:p>30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herbert-klein.html">KLEIN, Mr Herbert</text:a></text:p>
          </table:table-cell>
          <table:table-cell office:value-type="float" office:value="33">
            <text:p>33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barber.html">Barb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george-knight.html">KNIGHT, Mr George</text:a></text:p>
          </table:table-cell>
          <table:table-cell office:value-type="float" office:value="44">
            <text:p>44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leonard-george-knight.html">KNIGHT, Mr Leonard George</text:a></text:p>
          </table:table-cell>
          <table:table-cell office:value-type="float" office:value="21">
            <text:p>21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bert-lacey.html">LACEY, Mr Bert W.</text:a></text:p>
          </table:table-cell>
          <table:table-cell office:value-type="float" office:value="21">
            <text:p>21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Assistant 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william-lake.html">LAKE, Mr William</text:a></text:p>
          </table:table-cell>
          <table:table-cell office:value-type="float" office:value="35">
            <text:p>35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albert-edward-lane.html">LANE, Mr Albert Edward</text:a></text:p>
          </table:table-cell>
          <table:table-cell office:value-type="float" office:value="34">
            <text:p>34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andrew-latimer.html">LATIMER, Mr Andrew L</text:a></text:p>
          </table:table-cell>
          <table:table-cell office:value-type="float" office:value="55">
            <text:p>55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Chief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bessie-lavington.html">LAVINGTON, Miss Bessie</text:a></text:p>
          </table:table-cell>
          <table:table-cell office:value-type="float" office:value="38">
            <text:p>38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tewardess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arthur-lawrence.html">LAWRENCE, Mr Arthur</text:a></text:p>
          </table:table-cell>
          <table:table-cell office:value-type="float" office:value="35">
            <text:p>35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/>
          <table:table-cell table:style-name="ce2" office:value-type="string">
            <text:p><text:a xlink:href="http://www.encyclopedia-titanica.org/titanic-victims/90/">90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archie-leader.html">LEADER, Mr Archibald</text:a></text:p>
          </table:table-cell>
          <table:table-cell office:value-type="float" office:value="22">
            <text:p>22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confectioner.html">Confection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elizabeth-may-leather.html">LEATHER, Mrs Elizabeth May</text:a></text:p>
          </table:table-cell>
          <table:table-cell office:value-type="float" office:value="41">
            <text:p>41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tewardess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paul-georges-lefebvre.html">LEFEBVRE, Mr Paul Georges</text:a></text:p>
          </table:table-cell>
          <table:table-cell office:value-type="float" office:value="35">
            <text:p>35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/>
          <table:table-cell table:style-name="ce2" office:value-type="string">
            <text:p><text:a xlink:href="http://www.encyclopedia-titanica.org/titanic-victims/211/">211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matthew-leonard.html">LEONARD, Mr Matthew</text:a></text:p>
          </table:table-cell>
          <table:table-cell office:value-type="float" office:value="26">
            <text:p>26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george-alfred-levett.html">LEVETT, Mr George Alfred</text:a></text:p>
          </table:table-cell>
          <table:table-cell office:value-type="float" office:value="21">
            <text:p>21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pantryman.html">Assistant Pantryma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arthur-ernest-read-lewis.html">LEWIS, Mr Arthur Ernest Read</text:a></text:p>
          </table:table-cell>
          <table:table-cell office:value-type="float" office:value="27">
            <text:p>27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c-light.html">LIGHT, Mr C.</text:a></text:p>
          </table:table-cell>
          <table:table-cell office:value-type="float" office:value="23">
            <text:p>23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plateman.html">Plate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alexander-james-littlejohn.html">LITTLEJOHN, Mr Alexander James</text:a></text:p>
          </table:table-cell>
          <table:table-cell office:value-type="float" office:value="40">
            <text:p>40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humphrey-lloyd.html">LLOYD, Mr Humphrey</text:a></text:p>
          </table:table-cell>
          <table:table-cell office:value-type="float" office:value="32">
            <text:p>32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/>
          <table:table-cell table:style-name="ce2" office:value-type="string">
            <text:p><text:a xlink:href="http://www.encyclopedia-titanica.org/titanic-victims/57/">57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a-locke.html">LOCKE, Mr A.</text:a></text:p>
          </table:table-cell>
          <table:table-cell office:value-type="float" office:value="33">
            <text:p>33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cullion.html">Scullion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john-dickson-longmuir.html">LONGMUIR, Mr John Dickson</text:a></text:p>
          </table:table-cell>
          <table:table-cell office:value-type="float" office:value="19">
            <text:p>19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pantryman.html">Assistant Pantry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john-lovell.html">LOVELL, Mr John</text:a></text:p>
          </table:table-cell>
          <table:table-cell office:value-type="float" office:value="37">
            <text:p>37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cook.html">Grill Cook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william-lucas-2.html">LUCAS, Mr William Watson</text:a></text:p>
          </table:table-cell>
          <table:table-cell office:value-type="float" office:value="31">
            <text:p>31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style-name="ce2" office:value-type="string">
            <text:p><text:a xlink:href="http://www.encyclopedia-titanica.org/boat/A/">A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charles-lydiatt.html">LYDIATT, Mr Charles</text:a></text:p>
          </table:table-cell>
          <table:table-cell office:value-type="float" office:value="38">
            <text:p>38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j-mabey.html">MABEY, Mr J.</text:a></text:p>
          </table:table-cell>
          <table:table-cell office:value-type="float" office:value="23">
            <text:p>23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charles-donald-mackay.html">MACKAY, Mr Charles Donald</text:a></text:p>
          </table:table-cell>
          <table:table-cell office:value-type="float" office:value="34">
            <text:p>34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style-name="ce2" office:value-type="string">
            <text:p><text:a xlink:href="http://www.encyclopedia-titanica.org/boat/11/">11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george-william-mackie.html">MACKIE, Mr George William</text:a></text:p>
          </table:table-cell>
          <table:table-cell office:value-type="float" office:value="34">
            <text:p>34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Bed Room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thomas-edgar-major.html">MAJOR, Mr Thomas Edgar</text:a></text:p>
          </table:table-cell>
          <table:table-cell office:value-type="float" office:value="35">
            <text:p>35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bath-attendant.html">Bath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roland-frederick-mantle.html">MANTLE, Mr Roland Frederick</text:a></text:p>
          </table:table-cell>
          <table:table-cell office:value-type="float" office:value="36">
            <text:p>36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john-starr-march.html">MARCH, Mr John Starr</text:a></text:p>
          </table:table-cell>
          <table:table-cell office:value-type="float" office:value="50">
            <text:p>50</text:p>
          </table:table-cell>
          <table:table-cell office:value-type="string">
            <text:p>Victualling</text:p>
          </table:table-cell>
          <table:table-cell table:number-columns-repeated="2"/>
          <table:table-cell table:style-name="ce2" office:value-type="string">
            <text:p>Postal Clerk</text:p>
          </table:table-cell>
          <table:table-cell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postal-clerk.html">Postal Clerk</text:a></text:p>
          </table:table-cell>
          <table:table-cell/>
          <table:table-cell table:style-name="ce2" office:value-type="string">
            <text:p><text:a xlink:href="http://www.encyclopedia-titanica.org/titanic-victims/225/">225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j-marks.html">MARKS, Mr J.</text:a></text:p>
          </table:table-cell>
          <table:table-cell office:value-type="float" office:value="26">
            <text:p>26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pantryman.html">Assistant Pantryma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j-marriott.html">MARRIOTT, Mr J. W.</text:a></text:p>
          </table:table-cell>
          <table:table-cell office:value-type="float" office:value="20">
            <text:p>20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pantryman.html">Assistant Pantryman Steward</text:a></text:p>
          </table:table-cell>
          <table:table-cell/>
          <table:table-cell table:style-name="ce2" office:value-type="string">
            <text:p><text:a xlink:href="http://www.encyclopedia-titanica.org/titanic-victims/2/">2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survivor/evelyn-marsden.html">MARSDEN, Miss Evelyn</text:a></text:p>
          </table:table-cell>
          <table:table-cell office:value-type="float" office:value="28">
            <text:p>28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tewardess</text:a></text:p>
          </table:table-cell>
          <table:table-cell table:style-name="ce2" office:value-type="string">
            <text:p><text:a xlink:href="http://www.encyclopedia-titanica.org/boat/16/">16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survivor/annie-martin.html">MARTIN, Mrs Annie</text:a></text:p>
          </table:table-cell>
          <table:table-cell office:value-type="float" office:value="33">
            <text:p>33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tewardess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f-martin.html">MARTIN, Mr F.</text:a></text:p>
          </table:table-cell>
          <table:table-cell office:value-type="float" office:value="29">
            <text:p>29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cullion.html">Scullion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isaac-hiram-maynard.html">MAYNARD, Mr Isaac Hiram</text:a></text:p>
          </table:table-cell>
          <table:table-cell office:value-type="float" office:value="31">
            <text:p>31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cook.html">Entre Cook</text:a></text:p>
          </table:table-cell>
          <table:table-cell table:style-name="ce2" office:value-type="string">
            <text:p><text:a xlink:href="http://www.encyclopedia-titanica.org/boat/B/">B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alfred-maytum.html">MAYTUM, Mr Alfred</text:a></text:p>
          </table:table-cell>
          <table:table-cell office:value-type="float" office:value="52">
            <text:p>52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butcher.html">Chief Butcher</text:a></text:p>
          </table:table-cell>
          <table:table-cell/>
          <table:table-cell table:style-name="ce2" office:value-type="string">
            <text:p><text:a xlink:href="http://www.encyclopedia-titanica.org/titanic-victims/141/">141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frederick-mccarthy.html">MCCARTHY, Mr Frederick J.</text:a></text:p>
          </table:table-cell>
          <table:table-cell office:value-type="float" office:value="36">
            <text:p>36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Bed Room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thomas-mccawley.html">MCCAWLEY, Mr Thomas W.</text:a></text:p>
          </table:table-cell>
          <table:table-cell office:value-type="float" office:value="36">
            <text:p>36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ports-instructor.html">Gymnasium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hugh-walter-mcelroy.html">MCELROY, Mr Hugh Walter</text:a></text:p>
          </table:table-cell>
          <table:table-cell office:value-type="float" office:value="37">
            <text:p>37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purser.html">Purser</text:a></text:p>
          </table:table-cell>
          <table:table-cell/>
          <table:table-cell table:style-name="ce2" office:value-type="string">
            <text:p><text:a xlink:href="http://www.encyclopedia-titanica.org/titanic-victims/157/">157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james-mcgrady.html">MCGRADY, Mr James</text:a></text:p>
          </table:table-cell>
          <table:table-cell office:value-type="float" office:value="27">
            <text:p>27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/>
          <table:table-cell table:style-name="ce2" office:value-type="string">
            <text:p><text:a xlink:href="http://www.encyclopedia-titanica.org/titanic-victims/330/">330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survivor/mclaren.html">MCLAREN, Mrs </text:a></text:p>
          </table:table-cell>
          <table:table-cell office:value-type="float" office:value="40">
            <text:p>40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tewardess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arthur-mcmicken.html">MCMICKEN, Mr Arthur</text:a></text:p>
          </table:table-cell>
          <table:table-cell office:value-type="float" office:value="23">
            <text:p>23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style-name="ce2" office:value-type="string">
            <text:p><text:a xlink:href="http://www.encyclopedia-titanica.org/boat/11/">11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benjamin-tucker-mcmicken.html">MCMICKEN, Mr Benjamin Tucker</text:a></text:p>
          </table:table-cell>
          <table:table-cell office:value-type="float" office:value="21">
            <text:p>21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pantryman.html">Second Pantry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james-mcmullin.html">MCMULLIN, Mr James</text:a></text:p>
          </table:table-cell>
          <table:table-cell office:value-type="float" office:value="32">
            <text:p>32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william-ernest-mcmurray.html">MCMURRAY, Mr William Ernest</text:a></text:p>
          </table:table-cell>
          <table:table-cell office:value-type="float" office:value="43">
            <text:p>43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Bed Room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arthur-mellor.html">MELLOR, Mr Arthur</text:a></text:p>
          </table:table-cell>
          <table:table-cell office:value-type="float" office:value="34">
            <text:p>34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m-middleton.html">MIDDLETON, Mr M. V.</text:a></text:p>
          </table:table-cell>
          <table:table-cell office:value-type="float" office:value="24">
            <text:p>24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christopher-mills.html">MILLS, Mr Christopher</text:a></text:p>
          </table:table-cell>
          <table:table-cell office:value-type="float" office:value="51">
            <text:p>51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butcher.html">Butch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abraham-mishellamy.html">MISHELLAMY, Mr Abraham</text:a></text:p>
          </table:table-cell>
          <table:table-cell office:value-type="float" office:value="52">
            <text:p>52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printer-compositor.html">Printer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alfred-ernest-moore.html">MOORE, Mr Alfred Ernest</text:a></text:p>
          </table:table-cell>
          <table:table-cell office:value-type="float" office:value="39">
            <text:p>39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charles-frederick-morgan-bird.html">MORGAN (BIRD), Mr Charles Frederick</text:a></text:p>
          </table:table-cell>
          <table:table-cell office:value-type="float" office:value="42">
            <text:p>42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orekeeper.html">Assistant Storekeep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frank-herbert-morris.html">MORRIS, Mr Frank Herbert</text:a></text:p>
          </table:table-cell>
          <table:table-cell office:value-type="float" office:value="28">
            <text:p>28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bath-attendant.html">Bath Room Steward</text:a></text:p>
          </table:table-cell>
          <table:table-cell table:style-name="ce2" office:value-type="string">
            <text:p><text:a xlink:href="http://www.encyclopedia-titanica.org/boat/14/">14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william-moss.html">MOSS, Mr William</text:a></text:p>
          </table:table-cell>
          <table:table-cell office:value-type="float" office:value="34">
            <text:p>34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1st. 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thomas-mullen.html">MULLEN, Mr Thomas A.</text:a></text:p>
          </table:table-cell>
          <table:table-cell office:value-type="float" office:value="20">
            <text:p>20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teward</text:a></text:p>
          </table:table-cell>
          <table:table-cell/>
          <table:table-cell table:style-name="ce2" office:value-type="string">
            <text:p><text:a xlink:href="http://www.encyclopedia-titanica.org/titanic-victims/323/">323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l-muller.html">MüLLER, Mr L.</text:a></text:p>
          </table:table-cell>
          <table:table-cell office:value-type="float" office:value="36">
            <text:p>36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interpreter.html">Interpreter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henry-neal.html">NEAL, Mr Bentley Harold</text:a></text:p>
          </table:table-cell>
          <table:table-cell office:value-type="float" office:value="25">
            <text:p>25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baker.html">Baker</text:a></text:p>
          </table:table-cell>
          <table:table-cell table:style-name="ce2" office:value-type="string">
            <text:p><text:a xlink:href="http://www.encyclopedia-titanica.org/boat/13/">13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sidney-nicholls.html">NICHOLLS, Mr Sidney</text:a></text:p>
          </table:table-cell>
          <table:table-cell office:value-type="float" office:value="39">
            <text:p>39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ad-nichols.html">NICHOLS, Mr A.D.</text:a></text:p>
          </table:table-cell>
          <table:table-cell office:value-type="float" office:value="34">
            <text:p>34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walter-henry-nichols.html">NICHOLS, Mr Walter Henry</text:a></text:p>
          </table:table-cell>
          <table:table-cell office:value-type="float" office:value="35">
            <text:p>35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Assistant 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thomas-peter-oconnor.html">O'CONNOR, Mr Thomas Peter</text:a></text:p>
          </table:table-cell>
          <table:table-cell office:value-type="float" office:value="39">
            <text:p>39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Bed Room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ernest-roskelly-olive.html">OLIVE, Mr Ernest Roskelly</text:a></text:p>
          </table:table-cell>
          <table:table-cell office:value-type="float" office:value="28">
            <text:p>28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laundry-worker.html">Clothes Presser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walter-hayward-orpet.html">ORPET, Mr Walter Hayward</text:a></text:p>
          </table:table-cell>
          <table:table-cell office:value-type="float" office:value="31">
            <text:p>31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j-orr.html">ORR, Mr J.</text:a></text:p>
          </table:table-cell>
          <table:table-cell office:value-type="float" office:value="40">
            <text:p>40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cook.html">Assistant Vegetable Cook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william-edward-osborne.html">OSBORNE, Mr William Edward</text:a></text:p>
          </table:table-cell>
          <table:table-cell office:value-type="float" office:value="32">
            <text:p>32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lewis-owen.html">OWEN, Mr Lewis</text:a></text:p>
          </table:table-cell>
          <table:table-cell office:value-type="float" office:value="49">
            <text:p>49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Assistant 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reginald-lvan-pacey.html">PACEY, Mr Reginald lvan</text:a></text:p>
          </table:table-cell>
          <table:table-cell office:value-type="float" office:value="17">
            <text:p>17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lift-attendant.html">Lift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james-arthur-paintin.html">PAINTIN, Mr James Arthur</text:a></text:p>
          </table:table-cell>
          <table:table-cell office:value-type="float" office:value="29">
            <text:p>29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Captain's Steward (Tiger)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edward-parsons.html">PARSONS, Mr Edward</text:a></text:p>
          </table:table-cell>
          <table:table-cell office:value-type="float" office:value="35">
            <text:p>35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orekeeper.html">Chief Storekeep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richard-parsons.html">PARSONS, Mr Richard</text:a></text:p>
          </table:table-cell>
          <table:table-cell office:value-type="float" office:value="18">
            <text:p>18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alfred-emest-pearce.html">PEARCE, Mr Alfred Emest</text:a></text:p>
          </table:table-cell>
          <table:table-cell office:value-type="float" office:value="24">
            <text:p>24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albert-victor-pearcey.html">PEARCEY, Mr Albert Victor</text:a></text:p>
          </table:table-cell>
          <table:table-cell office:value-type="float" office:value="32">
            <text:p>32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thomas-francis-pennal.html">PENNAL, Mr Thomas Francis</text:a></text:p>
          </table:table-cell>
          <table:table-cell office:value-type="float" office:value="33">
            <text:p>33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bath-attendant.html">Bath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william-farr-penny.html">PENNY, Mr William Farr</text:a></text:p>
          </table:table-cell>
          <table:table-cell office:value-type="float" office:value="30">
            <text:p>30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Assistant 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john-poole-penrose.html">PENROSE, Mr John Poole</text:a></text:p>
          </table:table-cell>
          <table:table-cell office:value-type="float" office:value="49">
            <text:p>49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Bed Room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laurence-alexander-perkins.html">PERKINS, Mr Laurence Alexander</text:a></text:p>
          </table:table-cell>
          <table:table-cell office:value-type="float" office:value="22">
            <text:p>22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telephonist.html">Telephone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william-charles-perrin.html">PERRIN, Mr William Charles</text:a></text:p>
          </table:table-cell>
          <table:table-cell office:value-type="float" office:value="39">
            <text:p>39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boots.html">Boots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hubert-prouse-perriton.html">PERRITON, Mr Hubert Prouse</text:a></text:p>
          </table:table-cell>
          <table:table-cell office:value-type="float" office:value="31">
            <text:p>31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edwin-henry-petty.html">PETTY, Mr Edwin Henry</text:a></text:p>
          </table:table-cell>
          <table:table-cell office:value-type="float" office:value="25">
            <text:p>25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Bed Room Steward</text:a></text:p>
          </table:table-cell>
          <table:table-cell/>
          <table:table-cell table:style-name="ce2" office:value-type="string">
            <text:p><text:a xlink:href="http://www.encyclopedia-titanica.org/titanic-victims/82/">82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survivor/richard-pfropper.html">PFROPPER, Mr Richard</text:a></text:p>
          </table:table-cell>
          <table:table-cell office:value-type="float" office:value="30">
            <text:p>30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harold-charles-william-phillimore.html">PHILLIMORE, Mr Harold Charles William</text:a></text:p>
          </table:table-cell>
          <table:table-cell office:value-type="float" office:value="23">
            <text:p>23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style-name="ce2" office:value-type="string">
            <text:p><text:a xlink:href="http://www.encyclopedia-titanica.org/boat/14/">14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john-george-phillips.html">PHILLIPS, Mr John George</text:a></text:p>
          </table:table-cell>
          <table:table-cell office:value-type="float" office:value="25">
            <text:p>25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telegraphist.html">Telegraphist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w-platt.html">PLATT, Mr W.</text:a></text:p>
          </table:table-cell>
          <table:table-cell office:value-type="float" office:value="18">
            <text:p>18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cullion.html">Scullion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p-pook.html">POOK, Mr P.</text:a></text:p>
          </table:table-cell>
          <table:table-cell office:value-type="float" office:value="34">
            <text:p>34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pantryman.html">Assistant Pantry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frank-port.html">PORT, Mr Frank</text:a></text:p>
          </table:table-cell>
          <table:table-cell office:value-type="float" office:value="22">
            <text:p>22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thomas-porteus.html">PORTEUS, Mr Thomas</text:a></text:p>
          </table:table-cell>
          <table:table-cell office:value-type="float" office:value="32">
            <text:p>32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butcher.html">Butch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frank-winnold-prentice.html">PRENTICE, Mr Frank Winnold</text:a></text:p>
          </table:table-cell>
          <table:table-cell office:value-type="float" office:value="22">
            <text:p>22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orekeeper.html">Storekeep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alice-prichard.html">PRICHARD, Mrs Alice</text:a></text:p>
          </table:table-cell>
          <table:table-cell office:value-type="float" office:value="33">
            <text:p>33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tewardess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john-jack-arthur-prideaux.html">PRIDEAUX, Mr John "Jack" Arthur</text:a></text:p>
          </table:table-cell>
          <table:table-cell office:value-type="float" office:value="23">
            <text:p>23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harold-john-prior.html">PRIOR, Mr Harold John</text:a></text:p>
          </table:table-cell>
          <table:table-cell office:value-type="float" office:value="21">
            <text:p>21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charles-proctor.html">PROCTOR, Mr Charles</text:a></text:p>
          </table:table-cell>
          <table:table-cell office:value-type="float" office:value="40">
            <text:p>40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chef.html">Chef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charles-william-pryce.html">PRYCE, Mr Charles William</text:a></text:p>
          </table:table-cell>
          <table:table-cell office:value-type="float" office:value="22">
            <text:p>22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alfred-pugh.html">PUGH, Mr Alfred</text:a></text:p>
          </table:table-cell>
          <table:table-cell office:value-type="float" office:value="20">
            <text:p>20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john-pusey.html">PUSEY, Mr John E.</text:a></text:p>
          </table:table-cell>
          <table:table-cell office:value-type="float" office:value="35">
            <text:p>35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frank-henry-randall.html">RANDALL, Mr Frank Henry</text:a></text:p>
          </table:table-cell>
          <table:table-cell office:value-type="float" office:value="29">
            <text:p>29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james-ransom.html">RANSOM, Mr James</text:a></text:p>
          </table:table-cell>
          <table:table-cell office:value-type="float" office:value="33">
            <text:p>33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william-henry-rattonbury.html">RATTONBURY, Mr William Henry</text:a></text:p>
          </table:table-cell>
          <table:table-cell office:value-type="float" office:value="36">
            <text:p>36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boots.html">Boots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frederick-dent-ray.html">RAY, Mr Frederick Dent</text:a></text:p>
          </table:table-cell>
          <table:table-cell office:value-type="float" office:value="32">
            <text:p>32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style-name="ce2" office:value-type="string">
            <text:p><text:a xlink:href="http://www.encyclopedia-titanica.org/boat/13/">13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charles-reed.html">REED, Mr Thomas Charles Prowse</text:a></text:p>
          </table:table-cell>
          <table:table-cell office:value-type="float" office:value="54">
            <text:p>54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Bed Room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william-revell.html">REVELL, Mr William</text:a></text:p>
          </table:table-cell>
          <table:table-cell office:value-type="float" office:value="31">
            <text:p>31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john-reginald-rice.html">RICE, Mr John Reginald</text:a></text:p>
          </table:table-cell>
          <table:table-cell office:value-type="float" office:value="25">
            <text:p>25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clerk.html">Clerk</text:a></text:p>
          </table:table-cell>
          <table:table-cell/>
          <table:table-cell table:style-name="ce2" office:value-type="string">
            <text:p><text:a xlink:href="http://www.encyclopedia-titanica.org/titanic-victims/64/">64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percy-rice.html">RICE, Mr Percy</text:a></text:p>
          </table:table-cell>
          <table:table-cell office:value-type="float" office:value="19">
            <text:p>19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cyril-ricks.html">RICKS, Mr Cyril G.</text:a></text:p>
          </table:table-cell>
          <table:table-cell office:value-type="float" office:value="23">
            <text:p>23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orekeeper.html">Storekeeper</text:a></text:p>
          </table:table-cell>
          <table:table-cell/>
          <table:table-cell table:style-name="ce2" office:value-type="string">
            <text:p><text:a xlink:href="http://www.encyclopedia-titanica.org/titanic-victims/100/">100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w-ridout.html">RIDOUT, Mr W.</text:a></text:p>
          </table:table-cell>
          <table:table-cell office:value-type="float" office:value="29">
            <text:p>29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gilbert-rimmer.html">RIMMER, Mr Gilbert</text:a></text:p>
          </table:table-cell>
          <table:table-cell office:value-type="float" office:value="27">
            <text:p>27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george-edward-roberton.html">ROBERTON, Mr George Edward</text:a></text:p>
          </table:table-cell>
          <table:table-cell office:value-type="float" office:value="19">
            <text:p>19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Assistant Saloon Steward</text:a></text:p>
          </table:table-cell>
          <table:table-cell/>
          <table:table-cell table:style-name="ce2" office:value-type="string">
            <text:p><text:a xlink:href="http://www.encyclopedia-titanica.org/titanic-victims/127/">127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survivor/mary-kezziah-roberts.html">ROBERTS, Mrs Mary Kezziah</text:a></text:p>
          </table:table-cell>
          <table:table-cell office:value-type="float" office:value="41">
            <text:p>41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tewardess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frederick-frank-roberts.html">ROBERTS, Mr Frederick (Frank John?)</text:a></text:p>
          </table:table-cell>
          <table:table-cell office:value-type="float" office:value="36">
            <text:p>36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butcher.html">Third Butcher</text:a></text:p>
          </table:table-cell>
          <table:table-cell/>
          <table:table-cell table:style-name="ce2" office:value-type="string">
            <text:p><text:a xlink:href="http://www.encyclopedia-titanica.org/titanic-victims/231/">231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hugh-roberts.html">ROBERTS, Mr Hugh H.</text:a></text:p>
          </table:table-cell>
          <table:table-cell office:value-type="float" office:value="40">
            <text:p>40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Bed Room Steward</text:a></text:p>
          </table:table-cell>
          <table:table-cell/>
          <table:table-cell table:style-name="ce2" office:value-type="string">
            <text:p><text:a xlink:href="http://www.encyclopedia-titanica.org/titanic-victims/93/">93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survivor/annie-robinson.html">ROBINSON, Mrs Annie</text:a></text:p>
          </table:table-cell>
          <table:table-cell office:value-type="float" office:value="40">
            <text:p>40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tewardess</text:a></text:p>
          </table:table-cell>
          <table:table-cell table:style-name="ce2" office:value-type="string">
            <text:p><text:a xlink:href="http://www.encyclopedia-titanica.org/boat/11/">11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james-william-robinson.html">ROBINSON, Mr James William</text:a></text:p>
          </table:table-cell>
          <table:table-cell office:value-type="float" office:value="30">
            <text:p>30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/>
          <table:table-cell table:style-name="ce2" office:value-type="string">
            <text:p><text:a xlink:href="http://www.encyclopedia-titanica.org/titanic-victims/151/">151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edward-james-william-rogers.html">ROGERS, Mr Edward James William</text:a></text:p>
          </table:table-cell>
          <table:table-cell office:value-type="float" office:value="32">
            <text:p>32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orekeeper.html">Assistant Storekeeper</text:a></text:p>
          </table:table-cell>
          <table:table-cell/>
          <table:table-cell table:style-name="ce2" office:value-type="string">
            <text:p><text:a xlink:href="http://www.encyclopedia-titanica.org/titanic-victims/282/">282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michael-rogers.html">ROGERS, Mr Michael</text:a></text:p>
          </table:table-cell>
          <table:table-cell office:value-type="float" office:value="27">
            <text:p>27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horace-leopold-ross.html">ROSS, Mr Horace Leopold</text:a></text:p>
          </table:table-cell>
          <table:table-cell office:value-type="float" office:value="36">
            <text:p>36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cullion.html">Scullion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edward-rowe.html">ROWE, Mr Edward M.</text:a></text:p>
          </table:table-cell>
          <table:table-cell office:value-type="float" office:value="31">
            <text:p>31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samuel-james-rule.html">RULE, Mr Samuel James</text:a></text:p>
          </table:table-cell>
          <table:table-cell office:value-type="float" office:value="58">
            <text:p>58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bath-attendant.html">Bath Room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boysie-richard-russell.html">RUSSELL, Mr Boysie Richard</text:a></text:p>
          </table:table-cell>
          <table:table-cell office:value-type="float" office:value="17">
            <text:p>17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tom-ryan.html">RYAN, Mr Tom</text:a></text:p>
          </table:table-cell>
          <table:table-cell office:value-type="float" office:value="27">
            <text:p>27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william-edwy-ryerson.html">RYERSON, Mr William Edwy</text:a></text:p>
          </table:table-cell>
          <table:table-cell office:value-type="float" office:value="32">
            <text:p>32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owen-wilmore-samuel.html">SAMUEL, Mr Owen Wilmore</text:a></text:p>
          </table:table-cell>
          <table:table-cell office:value-type="float" office:value="41">
            <text:p>41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/>
          <table:table-cell table:style-name="ce2" office:value-type="string">
            <text:p><text:a xlink:href="http://www.encyclopedia-titanica.org/titanic-victims/217/">217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d-saunders.html">SAUNDERS, Mr D. E.</text:a></text:p>
          </table:table-cell>
          <table:table-cell office:value-type="float" office:value="26">
            <text:p>26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charles-savage.html">SAVAGE, Mr Charles J.</text:a></text:p>
          </table:table-cell>
          <table:table-cell office:value-type="float" office:value="23">
            <text:p>23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john-scott.html">SCOTT, Mr John</text:a></text:p>
          </table:table-cell>
          <table:table-cell office:value-type="float" office:value="21">
            <text:p>21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boots.html">Boots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robert-scovell.html">SCOVELL, Mr Robert</text:a></text:p>
          </table:table-cell>
          <table:table-cell office:value-type="float" office:value="42">
            <text:p>42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sidney-francis-sedunary.html">SEDUNARY, Mr Sidney Francis</text:a></text:p>
          </table:table-cell>
          <table:table-cell office:value-type="float" office:value="25">
            <text:p>25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wilfred-deable-seward.html">SEWARD, Mr Wilfred Deable</text:a></text:p>
          </table:table-cell>
          <table:table-cell office:value-type="float" office:value="25">
            <text:p>25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pantryman.html">Chief Pantry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henry-shaw.html">SHAW, Mr Henry</text:a></text:p>
          </table:table-cell>
          <table:table-cell office:value-type="float" office:value="39">
            <text:p>39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porter.html">Kitchen Port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john-shea.html">SHEA, Mr John</text:a></text:p>
          </table:table-cell>
          <table:table-cell office:value-type="float" office:value="39">
            <text:p>39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/>
          <table:table-cell table:style-name="ce2" office:value-type="string">
            <text:p><text:a xlink:href="http://www.encyclopedia-titanica.org/titanic-victims/11/">11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sidney-conrad-siebert.html">SIEBERT, Mr Sidney Conrad</text:a></text:p>
          </table:table-cell>
          <table:table-cell office:value-type="float" office:value="29">
            <text:p>29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Bed Room Steward</text:a></text:p>
          </table:table-cell>
          <table:table-cell table:style-name="ce2" office:value-type="string">
            <text:p><text:a xlink:href="http://www.encyclopedia-titanica.org/boat/4/">4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survivor/alfred-andrew-simmons.html">SIMMONS, Mr Alfred (Andrew)</text:a></text:p>
          </table:table-cell>
          <table:table-cell office:value-type="float" office:value="31">
            <text:p>31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cullion.html">Scullion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frederick-simmons.html">SIMMONS, Mr Frederick C.</text:a></text:p>
          </table:table-cell>
          <table:table-cell office:value-type="float" office:value="25">
            <text:p>25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w-simmons.html">SIMMONS, Mr W.</text:a></text:p>
          </table:table-cell>
          <table:table-cell office:value-type="float" office:value="32">
            <text:p>32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cook.html">Passage Cook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william-sivier.html">SIVIER, Mr William</text:a></text:p>
          </table:table-cell>
          <table:table-cell office:value-type="float" office:value="23">
            <text:p>23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edward-skinner.html">SKINNER, Mr Edward</text:a></text:p>
          </table:table-cell>
          <table:table-cell office:value-type="float" office:value="33">
            <text:p>33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harry-john-slight.html">SLIGHT, Mr Harry John</text:a></text:p>
          </table:table-cell>
          <table:table-cell office:value-type="float" office:value="35">
            <text:p>35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william-slight.html">SLIGHT, Mr William H.</text:a></text:p>
          </table:table-cell>
          <table:table-cell office:value-type="float" office:value="37">
            <text:p>37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cook.html">Larder Cook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mary-sloan.html">SLOAN, Miss Mary</text:a></text:p>
          </table:table-cell>
          <table:table-cell office:value-type="float" office:value="28">
            <text:p>28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tewardess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maud-nee-waldon-slocombe.html">SLOCOMBE, Mrs Maud</text:a></text:p>
          </table:table-cell>
          <table:table-cell office:value-type="float" office:value="30">
            <text:p>30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bath-attendant.html">Turkish Bath Stewardess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john-smillie.html">SMILLIE, Mr John</text:a></text:p>
          </table:table-cell>
          <table:table-cell office:value-type="float" office:value="29">
            <text:p>29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/>
          <table:table-cell table:style-name="ce2" office:value-type="string">
            <text:p><text:a xlink:href="http://www.encyclopedia-titanica.org/titanic-victims/91/">91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charles-smith.html">SMITH, Mr Charles</text:a></text:p>
          </table:table-cell>
          <table:table-cell office:value-type="float" office:value="38">
            <text:p>38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porter.html">Kitchen Port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charles-edwin-smith.html">SMITH, Mr Charles Edwin</text:a></text:p>
          </table:table-cell>
          <table:table-cell office:value-type="float" office:value="38">
            <text:p>38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Bed Room Steward</text:a></text:p>
          </table:table-cell>
          <table:table-cell/>
          <table:table-cell table:style-name="ce2" office:value-type="string">
            <text:p><text:a xlink:href="http://www.encyclopedia-titanica.org/titanic-victims/329/">329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f-smith.html">SMITH, Mr F.</text:a></text:p>
          </table:table-cell>
          <table:table-cell office:value-type="float" office:value="20">
            <text:p>20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pantryman.html">Assistant Pantryma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j-smith.html">SMITH, Mr J.</text:a></text:p>
          </table:table-cell>
          <table:table-cell office:value-type="float" office:value="24">
            <text:p>24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baker.html">Bak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john-richard-jago-smith.html">SMITH, Mr John Richard Jago</text:a></text:p>
          </table:table-cell>
          <table:table-cell office:value-type="float" office:value="35">
            <text:p>35</text:p>
          </table:table-cell>
          <table:table-cell office:value-type="string">
            <text:p>Victualling</text:p>
          </table:table-cell>
          <table:table-cell table:number-columns-repeated="2"/>
          <table:table-cell table:style-name="ce2" office:value-type="string">
            <text:p>Postal Clerk</text:p>
          </table:table-cell>
          <table:table-cell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postal-clerk.html">Postal Clerk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katherine-smith.html">SMITH, Miss Katherine E.</text:a></text:p>
          </table:table-cell>
          <table:table-cell office:value-type="float" office:value="42">
            <text:p>42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tewardess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robert-smith.html">SMITH, Mr Robert G.</text:a></text:p>
          </table:table-cell>
          <table:table-cell office:value-type="float" office:value="30">
            <text:p>30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lucy-violet-snape.html">SNAPE, Mrs Lucy Violet</text:a></text:p>
          </table:table-cell>
          <table:table-cell office:value-type="float" office:value="22">
            <text:p>22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tewardess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john-henry-stagg.html">STAGG, Mr John Henry</text:a></text:p>
          </table:table-cell>
          <table:table-cell office:value-type="float" office:value="34">
            <text:p>34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sarah-agnes-stap.html">STAP, Miss Sarah Agnes</text:a></text:p>
          </table:table-cell>
          <table:table-cell office:value-type="float" office:value="47">
            <text:p>47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tewardess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sydney-frederick-stebbings.html">STEBBINGS, Mr Sydney Frederick</text:a></text:p>
          </table:table-cell>
          <table:table-cell office:value-type="float" office:value="34">
            <text:p>34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boots.html">Chief Boots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john-stewart.html">STEWART, Mr John</text:a></text:p>
          </table:table-cell>
          <table:table-cell office:value-type="float" office:value="27">
            <text:p>27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Verandah Steward</text:a></text:p>
          </table:table-cell>
          <table:table-cell table:style-name="ce2" office:value-type="string">
            <text:p><text:a xlink:href="http://www.encyclopedia-titanica.org/boat/15/">15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edmond-stone.html">STONE, Mr Edmond J.</text:a></text:p>
          </table:table-cell>
          <table:table-cell office:value-type="float" office:value="33">
            <text:p>33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Bed Room Steward</text:a></text:p>
          </table:table-cell>
          <table:table-cell/>
          <table:table-cell table:style-name="ce2" office:value-type="string">
            <text:p><text:a xlink:href="http://www.encyclopedia-titanica.org/titanic-victims/41/">41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edward-thomas-stone.html">STONE, Mr Edward Thomas</text:a></text:p>
          </table:table-cell>
          <table:table-cell office:value-type="float" office:value="30">
            <text:p>30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Bed Room Steward</text:a></text:p>
          </table:table-cell>
          <table:table-cell/>
          <table:table-cell table:style-name="ce2" office:value-type="string">
            <text:p><text:a xlink:href="http://www.encyclopedia-titanica.org/titanic-victims/243/">243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edward-alfred-orlando-stroud.html">STROUD, Mr Edward Alfred Orlando</text:a></text:p>
          </table:table-cell>
          <table:table-cell office:value-type="float" office:value="19">
            <text:p>19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harry-john-stroud.html">STROUD, Mr Harry John</text:a></text:p>
          </table:table-cell>
          <table:table-cell office:value-type="float" office:value="35">
            <text:p>35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john-strugnell.html">STRUGNELL, Mr John H.</text:a></text:p>
          </table:table-cell>
          <table:table-cell office:value-type="float" office:value="34">
            <text:p>34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harry-robert-stubbings.html">STUBBINGS, Mr Harry Robert</text:a></text:p>
          </table:table-cell>
          <table:table-cell office:value-type="float" office:value="31">
            <text:p>31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cook.html">2nd. Class Cook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w-swan.html">SWAN, Mr W.</text:a></text:p>
          </table:table-cell>
          <table:table-cell office:value-type="float" office:value="46">
            <text:p>46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Bed Room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j-symonds.html">SYMONDS, Mr J.</text:a></text:p>
          </table:table-cell>
          <table:table-cell office:value-type="float" office:value="38">
            <text:p>38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george-frederick-charles-talbot.html">TALBOT, Mr George Frederick Charles</text:a></text:p>
          </table:table-cell>
          <table:table-cell table:style-name="ce3"/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teward</text:a></text:p>
          </table:table-cell>
          <table:table-cell/>
          <table:table-cell table:style-name="ce2" office:value-type="string">
            <text:p><text:a xlink:href="http://www.encyclopedia-titanica.org/titanic-victims/150/">150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bernard-cuthbert-taylor.html">TAYLOR, Mr Bernard Cuthbert</text:a></text:p>
          </table:table-cell>
          <table:table-cell office:value-type="float" office:value="22">
            <text:p>22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leonard-taylor.html">TAYLOR, Mr Leonard</text:a></text:p>
          </table:table-cell>
          <table:table-cell office:value-type="float" office:value="23">
            <text:p>23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bath-attendant.html">Turkish Bath Attendant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william-john-taylor.html">TAYLOR, Mr William John</text:a></text:p>
          </table:table-cell>
          <table:table-cell office:value-type="float" office:value="30">
            <text:p>30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george-frederick-taylor.html">TAYLOR, Mr George Frederick</text:a></text:p>
          </table:table-cell>
          <table:table-cell office:value-type="float" office:value="32">
            <text:p>32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nographer.html">Stenograph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frank-terrell.html">TERRELL, Mr Frank</text:a></text:p>
          </table:table-cell>
          <table:table-cell office:value-type="float" office:value="27">
            <text:p>27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Assistant 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thomas-moore-teuton-fenton.html">TEUTON, Mr Thomas Moore</text:a></text:p>
          </table:table-cell>
          <table:table-cell office:value-type="float" office:value="32">
            <text:p>32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/>
          <table:table-cell table:style-name="ce2" office:value-type="string">
            <text:p><text:a xlink:href="http://www.encyclopedia-titanica.org/titanic-victims/226/">226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montague-donald-thaler.html">THALER, Mr Montague Donald</text:a></text:p>
          </table:table-cell>
          <table:table-cell office:value-type="float" office:value="17">
            <text:p>17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alfred-theissinger.html">THEISSINGER, Mr Alfred</text:a></text:p>
          </table:table-cell>
          <table:table-cell office:value-type="float" office:value="46">
            <text:p>46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Bed Room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benjamin-james-thomas.html">THOMAS, Mr Benjamin James</text:a></text:p>
          </table:table-cell>
          <table:table-cell office:value-type="float" office:value="32">
            <text:p>32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style-name="ce2" office:value-type="string">
            <text:p><text:a xlink:href="http://www.encyclopedia-titanica.org/boat/15/">15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survivor/albert-charles-thomas.html">THOMAS, Mr Albert Charles</text:a></text:p>
          </table:table-cell>
          <table:table-cell office:value-type="float" office:value="23">
            <text:p>23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herbert-henry-thompson.html">THOMPSON, Mr Herbert Henry</text:a></text:p>
          </table:table-cell>
          <table:table-cell office:value-type="float" office:value="25">
            <text:p>25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orekeeper.html">2nd (Assistant) Storekeep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william-thorley.html">THORLEY, Mr William</text:a></text:p>
          </table:table-cell>
          <table:table-cell office:value-type="float" office:value="39">
            <text:p>39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cook.html">Cook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harry-johnson-thorne.html">THORN, Mr Harry</text:a></text:p>
          </table:table-cell>
          <table:table-cell office:value-type="float" office:value="25">
            <text:p>25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cook.html">Assistant Ship's Cook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francis-toms.html">TOMS, Mr Francis A.</text:a></text:p>
          </table:table-cell>
          <table:table-cell office:value-type="float" office:value="31">
            <text:p>31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style-name="ce2" office:value-type="string">
            <text:p><text:a xlink:href="http://www.encyclopedia-titanica.org/boat/15/">15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thomas-frederick-topp.html">TOPP, Mr Thomas Frederick</text:a></text:p>
          </table:table-cell>
          <table:table-cell office:value-type="float" office:value="28">
            <text:p>28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butcher.html">Butch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james-adamson-toshack.html">TOSHACK, Mr James Adamson</text:a></text:p>
          </table:table-cell>
          <table:table-cell office:value-type="float" office:value="30">
            <text:p>30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l-turner.html">TURNER, Mr L.</text:a></text:p>
          </table:table-cell>
          <table:table-cell office:value-type="float" office:value="28">
            <text:p>28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/>
          <table:table-cell table:style-name="ce2" office:value-type="string">
            <text:p><text:a xlink:href="http://www.encyclopedia-titanica.org/titanic-victims/23/">23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thomas-henry-edom-veal.html">VEAL, Mr Thomas Henry Edom</text:a></text:p>
          </table:table-cell>
          <table:table-cell office:value-type="float" office:value="38">
            <text:p>38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percy-wake.html">WAKE, Mr Percy</text:a></text:p>
          </table:table-cell>
          <table:table-cell office:value-type="float" office:value="37">
            <text:p>37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baker.html">Bak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catherine-jane-wallis.html">WALLIS, Mrs Catherine Jane</text:a></text:p>
          </table:table-cell>
          <table:table-cell office:value-type="float" office:value="35">
            <text:p>35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hospital-matron.html">Matron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james-walpole.html">WALPOLE, Mr James</text:a></text:p>
          </table:table-cell>
          <table:table-cell office:value-type="float" office:value="48">
            <text:p>48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pantryman.html">Chief Pantryma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catherine-walsh.html">WALSH, Miss Catherine</text:a></text:p>
          </table:table-cell>
          <table:table-cell office:value-type="float" office:value="32">
            <text:p>32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tewardess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edward-ward.html">WARD, Mr Edward</text:a></text:p>
          </table:table-cell>
          <table:table-cell office:value-type="float" office:value="34">
            <text:p>34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Bed Room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percy-thomas-ward.html">WARD, Mr Percy Thomas</text:a></text:p>
          </table:table-cell>
          <table:table-cell office:value-type="float" office:value="38">
            <text:p>38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Bed Room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william-ward.html">WARD, Mr William</text:a></text:p>
          </table:table-cell>
          <table:table-cell office:value-type="float" office:value="36">
            <text:p>36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robert-arthur-wareham.html">WAREHAM, Mr Robert Arthur</text:a></text:p>
          </table:table-cell>
          <table:table-cell office:value-type="float" office:value="36">
            <text:p>36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Bed Room Steward</text:a></text:p>
          </table:table-cell>
          <table:table-cell/>
          <table:table-cell table:style-name="ce2" office:value-type="string">
            <text:p><text:a xlink:href="http://www.encyclopedia-titanica.org/titanic-victims/246/">246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tom-warwick.html">WARWICK, Mr Tom</text:a></text:p>
          </table:table-cell>
          <table:table-cell office:value-type="float" office:value="35">
            <text:p>35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w-watson-2.html">WATSON, Mr W. A.</text:a></text:p>
          </table:table-cell>
          <table:table-cell office:value-type="float" office:value="14">
            <text:p>14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bell-boy.html">Bell Boy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thomas-herbert-weatherstone.html">WEATHERSTONE, Mr Thomas Herbert</text:a></text:p>
          </table:table-cell>
          <table:table-cell office:value-type="float" office:value="24">
            <text:p>24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brooke-holding-webb.html">WEBB, Mr Brooke Holding</text:a></text:p>
          </table:table-cell>
          <table:table-cell office:value-type="float" office:value="50">
            <text:p>50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Smoke Room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august-weikman.html">WEIKMAN, Mr August H.</text:a></text:p>
          </table:table-cell>
          <table:table-cell office:value-type="float" office:value="51">
            <text:p>51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barber.html">Barb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w-welch.html">WELCH, Mr W. H.</text:a></text:p>
          </table:table-cell>
          <table:table-cell office:value-type="float" office:value="23">
            <text:p>23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cook.html">Cook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joseph-thomas-wheat.html">WHEAT, Mr Joseph Thomas</text:a></text:p>
          </table:table-cell>
          <table:table-cell office:value-type="float" office:value="29">
            <text:p>29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Assistant Second Steward</text:a></text:p>
          </table:table-cell>
          <table:table-cell table:style-name="ce2" office:value-type="string">
            <text:p><text:a xlink:href="http://www.encyclopedia-titanica.org/boat/11/">11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survivor/edneser-ernest-edward-wheelton.html">WHEELTON, Mr Edneser (Ernest) Edward</text:a></text:p>
          </table:table-cell>
          <table:table-cell office:value-type="float" office:value="29">
            <text:p>29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style-name="ce2" office:value-type="string">
            <text:p><text:a xlink:href="http://www.encyclopedia-titanica.org/boat/11/">11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arthur-white.html">WHITE, Mr Arthur</text:a></text:p>
          </table:table-cell>
          <table:table-cell office:value-type="float" office:value="37">
            <text:p>37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barber.html">Barber</text:a></text:p>
          </table:table-cell>
          <table:table-cell/>
          <table:table-cell table:style-name="ce2" office:value-type="string">
            <text:p><text:a xlink:href="http://www.encyclopedia-titanica.org/titanic-victims/247/">247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j-white.html">WHITE, Mr J. W.</text:a></text:p>
          </table:table-cell>
          <table:table-cell office:value-type="float" office:value="27">
            <text:p>27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Glory Hole Steward</text:a></text:p>
          </table:table-cell>
          <table:table-cell/>
          <table:table-cell table:style-name="ce2" office:value-type="string">
            <text:p><text:a xlink:href="http://www.encyclopedia-titanica.org/titanic-victims/272/">272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leonard-lisle-oliver-white.html">WHITE, Mr Leonard Lisle Oliver</text:a></text:p>
          </table:table-cell>
          <table:table-cell office:value-type="float" office:value="31">
            <text:p>31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thomas-whiteley.html">WHITELEY, Mr Thomas Arthur</text:a></text:p>
          </table:table-cell>
          <table:table-cell office:value-type="float" office:value="18">
            <text:p>18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alfred-henry-whitford.html">WHITFORD, Mr Alfred Henry</text:a></text:p>
          </table:table-cell>
          <table:table-cell office:value-type="float" office:value="39">
            <text:p>39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james-george-widgery.html">WIDGERY, Mr James George</text:a></text:p>
          </table:table-cell>
          <table:table-cell office:value-type="float" office:value="37">
            <text:p>37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bath-attendant.html">Bath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arthur-williams.html">WILLIAMS, Mr Arthur J.</text:a></text:p>
          </table:table-cell>
          <table:table-cell office:value-type="float" office:value="38">
            <text:p>38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orekeeper.html">Storekeep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walter-john-williams.html">WILLIAMS, Mr Walter John</text:a></text:p>
          </table:table-cell>
          <table:table-cell office:value-type="float" office:value="28">
            <text:p>28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Assistant 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james-bertram-williamson.html">WILLIAMSON, Mr James Bertram</text:a></text:p>
          </table:table-cell>
          <table:table-cell office:value-type="float" office:value="35">
            <text:p>35</text:p>
          </table:table-cell>
          <table:table-cell office:value-type="string">
            <text:p>Victualling</text:p>
          </table:table-cell>
          <table:table-cell table:number-columns-repeated="2"/>
          <table:table-cell table:style-name="ce2" office:value-type="string">
            <text:p>Postal Clerk</text:p>
          </table:table-cell>
          <table:table-cell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postal-clerk.html">Postal Clerk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w-willis.html">WILLIS, Mr W.</text:a></text:p>
          </table:table-cell>
          <table:table-cell office:value-type="float" office:value="46">
            <text:p>46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william-audrey-willsher.html">WILLSHER, Mr William Aubrey</text:a></text:p>
          </table:table-cell>
          <table:table-cell office:value-type="float" office:value="33">
            <text:p>33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butcher.html">Butch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alfred-edgar-windebank.html">WINDEBANK, Mr Alfred Edgar</text:a></text:p>
          </table:table-cell>
          <table:table-cell office:value-type="float" office:value="38">
            <text:p>38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cook.html">Cook</text:a></text:p>
          </table:table-cell>
          <table:table-cell table:style-name="ce2" office:value-type="string">
            <text:p><text:a xlink:href="http://www.encyclopedia-titanica.org/boat/13/">13</text:a>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<text:a xlink:href="http://www.encyclopedia-titanica.org/titanic-victim/rowland-winser.html">WINSER, Mr Rowland</text:a></text:p>
          </table:table-cell>
          <table:table-cell office:value-type="float" office:value="33">
            <text:p>33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james-william-cheetham-witter.html">WITTER, Mr James William Cheetham</text:a></text:p>
          </table:table-cell>
          <table:table-cell office:value-type="float" office:value="31">
            <text:p>31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moke Room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henry-wittman.html">WITTMAN, Mr Henry</text:a></text:p>
          </table:table-cell>
          <table:table-cell office:value-type="float" office:value="34">
            <text:p>34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Bed Room Steward</text:a></text:p>
          </table:table-cell>
          <table:table-cell/>
          <table:table-cell table:style-name="ce2" office:value-type="string">
            <text:p><text:a xlink:href="http://www.encyclopedia-titanica.org/titanic-victims/315/">315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james-thomas-wood.html">WOOD, Mr James Thomas</text:a></text:p>
          </table:table-cell>
          <table:table-cell office:value-type="float" office:value="40">
            <text:p>40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Assistant Saloo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oscar-scott-woody.html">WOODY, Mr Oscar Scott</text:a></text:p>
          </table:table-cell>
          <table:table-cell office:value-type="float" office:value="44">
            <text:p>44</text:p>
          </table:table-cell>
          <table:table-cell office:value-type="string">
            <text:p>Victualling</text:p>
          </table:table-cell>
          <table:table-cell table:number-columns-repeated="2"/>
          <table:table-cell table:style-name="ce2" office:value-type="string">
            <text:p>Postal Clerk</text:p>
          </table:table-cell>
          <table:table-cell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postal-clerk.html">Postal Clerk</text:a></text:p>
          </table:table-cell>
          <table:table-cell/>
          <table:table-cell table:style-name="ce2" office:value-type="string">
            <text:p><text:a xlink:href="http://www.encyclopedia-titanica.org/titanic-victims/167/">167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frederick-william-wormald.html">WORMALD, Mr Henry Frederick Charles</text:a></text:p>
          </table:table-cell>
          <table:table-cell office:value-type="float" office:value="44">
            <text:p>44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/>
          <table:table-cell table:style-name="ce2" office:value-type="string">
            <text:p><text:a xlink:href="http://www.encyclopedia-titanica.org/titanic-victims/144/">144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frederick-bernard-wrapson.html">WRAPSON, Mr Frederick Bernard</text:a></text:p>
          </table:table-cell>
          <table:table-cell office:value-type="float" office:value="18">
            <text:p>18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pantryman.html">Assistant Pantryman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frederick-wright.html">WRIGHT, Mr Frederick</text:a></text:p>
          </table:table-cell>
          <table:table-cell office:value-type="float" office:value="24">
            <text:p>24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ports-instructor.html">Sports Instructo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william-wright.html">WRIGHT, Mr William</text:a></text:p>
          </table:table-cell>
          <table:table-cell office:value-type="float" office:value="40">
            <text:p>40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Glory Hole Steward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harry-yearsley.html">YEARSLEY, Mr Harry</text:a></text:p>
          </table:table-cell>
          <table:table-cell office:value-type="float" office:value="38">
            <text:p>38</text:p>
          </table:table-cell>
          <table:table-cell office:value-type="string">
            <text:p>Victualling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eward.html">Saloon Steward</text:a></text:p>
          </table:table-cell>
          <table:table-cell table:number-columns-repeated="3"/>
          <table:covered-table-cell/>
        </table:table-row>
      </table:table>
      <table:table table:name="Restaurant" table:style-name="ta1">
        <table:table-column table:style-name="co1" table:number-columns-repeated="3" table:default-cell-style-name="ce2"/>
        <table:table-column table:style-name="co1" table:number-columns-repeated="4" table:default-cell-style-name="ce3"/>
        <table:table-column table:style-name="co1" table:number-columns-repeated="2" table:default-cell-style-name="ce2"/>
        <table:table-column table:style-name="co1" table:number-columns-repeated="2" table:default-cell-style-name="ce3"/>
        <table:table-column table:style-name="co1" table:number-columns-repeated="2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Class/Dept</text:p>
          </table:table-cell>
          <table:table-cell table:style-name="ce1" office:value-type="string">
            <text:p>Ticket</text:p>
          </table:table-cell>
          <table:table-cell table:style-name="ce1" office:value-type="string">
            <text:p>Fare</text:p>
          </table:table-cell>
          <table:table-cell table:style-name="ce1" office:value-type="string">
            <text:p>Group</text:p>
          </table:table-cell>
          <table:table-cell table:style-name="ce1" office:value-type="string">
            <text:p>Ship</text:p>
          </table:table-cell>
          <table:table-cell table:style-name="ce1" office:value-type="string">
            <text:p>Joined</text:p>
          </table:table-cell>
          <table:table-cell table:style-name="ce1" office:value-type="string">
            <text:p>Job</text:p>
          </table:table-cell>
          <table:table-cell table:style-name="ce1" office:value-type="string">
            <text:p>Boat</text:p>
          </table:table-cell>
          <table:table-cell table:style-name="ce1" office:value-type="string">
            <text:p>Body</text:p>
          </table:table-cell>
          <table:table-cell/>
          <table:table-cell table:style-name="ce4" office:value-type="string" table:number-columns-spanned="1" table:number-rows-spanned="70">
            <text:p> </text:p>
          </table:table-cell>
        </table:table-row>
        <table:table-row table:style-name="ro1">
          <table:table-cell office:value-type="string">
            <text:p><text:a xlink:href="http://www.encyclopedia-titanica.org/titanic-victim/battista-antonio-allaria.html">ALLARIA, Sig. Battista Antonio</text:a></text:p>
          </table:table-cell>
          <table:table-cell office:value-type="float" office:value="22">
            <text:p>22</text:p>
          </table:table-cell>
          <table:table-cell office:value-type="string">
            <text:p>A la Cart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waiter.html">Assistant Waiter</text:a></text:p>
          </table:table-cell>
          <table:table-cell/>
          <table:table-cell table:style-name="ce2" office:value-type="string">
            <text:p><text:a xlink:href="http://www.encyclopedia-titanica.org/titanic-victims/221/">221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georges-aspeslagh.html">ASPESLAGH, Mr Georges</text:a></text:p>
          </table:table-cell>
          <table:table-cell office:value-type="float" office:value="26">
            <text:p>26</text:p>
          </table:table-cell>
          <table:table-cell office:value-type="string">
            <text:p>A la Cart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plateman.html">Assistant Plateman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ugo-banfi.html">BANFI, Sig. Ugo</text:a></text:p>
          </table:table-cell>
          <table:table-cell office:value-type="float" office:value="24">
            <text:p>24</text:p>
          </table:table-cell>
          <table:table-cell office:value-type="string">
            <text:p>A la Cart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waiter.html">Wait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giovanni-basilico.html">BASILICO, Sig. Giovanni</text:a></text:p>
          </table:table-cell>
          <table:table-cell office:value-type="float" office:value="27">
            <text:p>27</text:p>
          </table:table-cell>
          <table:table-cell office:value-type="string">
            <text:p>A la Cart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waiter.html">Wait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narciso-bazzi.html">BAZZI, Sig. Narciso</text:a></text:p>
          </table:table-cell>
          <table:table-cell office:value-type="float" office:value="33">
            <text:p>33</text:p>
          </table:table-cell>
          <table:table-cell office:value-type="string">
            <text:p>A la Cart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waiter.html">Wait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battista-bernardi.html">BERNARDI, Sig. Battista</text:a></text:p>
          </table:table-cell>
          <table:table-cell office:value-type="float" office:value="22">
            <text:p>22</text:p>
          </table:table-cell>
          <table:table-cell office:value-type="string">
            <text:p>A la Cart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waiter.html">Assistant Waiter</text:a></text:p>
          </table:table-cell>
          <table:table-cell/>
          <table:table-cell table:style-name="ce2" office:value-type="string">
            <text:p><text:a xlink:href="http://www.encyclopedia-titanica.org/titanic-victims/215/">215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david-beux.html">BEUX, Mr David</text:a></text:p>
          </table:table-cell>
          <table:table-cell office:value-type="float" office:value="26">
            <text:p>26</text:p>
          </table:table-cell>
          <table:table-cell office:value-type="string">
            <text:p>A la Cart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waiter.html">Assistant Wait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george-baptiste-bietrix.html">BIETRIX, Mr George Baptiste</text:a></text:p>
          </table:table-cell>
          <table:table-cell office:value-type="float" office:value="28">
            <text:p>28</text:p>
          </table:table-cell>
          <table:table-cell office:value-type="string">
            <text:p>A la Cart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cook.html">Cook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jean-baptiste-blumet.html">BLUMET, Mr Jean Baptiste</text:a></text:p>
          </table:table-cell>
          <table:table-cell office:value-type="float" office:value="26">
            <text:p>26</text:p>
          </table:table-cell>
          <table:table-cell office:value-type="string">
            <text:p>A la Cart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pantryman.html">Pantryman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pierre-giuseppe-bochet.html">BOCHET, Mr Pierre Giuseppe</text:a></text:p>
          </table:table-cell>
          <table:table-cell table:style-name="ce3"/>
          <table:table-cell office:value-type="string">
            <text:p>A la Cart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waiter.html">Wait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hendrik-bolhuis.html">BOLHUIS, Mr Hendrik</text:a></text:p>
          </table:table-cell>
          <table:table-cell office:value-type="float" office:value="21">
            <text:p>21</text:p>
          </table:table-cell>
          <table:table-cell office:value-type="string">
            <text:p>A la Cart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cook.html">Larder Cook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ruth-bowker.html">BOWKER, Miss Ruth</text:a></text:p>
          </table:table-cell>
          <table:table-cell office:value-type="float" office:value="27">
            <text:p>27</text:p>
          </table:table-cell>
          <table:table-cell office:value-type="string">
            <text:p>A la Cart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cashier.html">Cashi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giulio-casali.html">CASALI, Sig. Giulio</text:a></text:p>
          </table:table-cell>
          <table:table-cell office:value-type="float" office:value="32">
            <text:p>32</text:p>
          </table:table-cell>
          <table:table-cell office:value-type="string">
            <text:p>A la Cart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waiter.html">Wait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adrien-finnin-chaboisson.html">CHABOISSON, Mr Adrien Finnin</text:a></text:p>
          </table:table-cell>
          <table:table-cell office:value-type="float" office:value="25">
            <text:p>25</text:p>
          </table:table-cell>
          <table:table-cell office:value-type="string">
            <text:p>A la Cart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cook.html">Roast Cook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marcel-raymond-andre-cornaire.html">CORNAIRE, Mr Marcel Raymond André</text:a></text:p>
          </table:table-cell>
          <table:table-cell office:value-type="float" office:value="19">
            <text:p>19</text:p>
          </table:table-cell>
          <table:table-cell office:value-type="string">
            <text:p>A la Cart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cook.html">Assistant Roast Cook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auguste-louis-coutin.html">COUTIN, Mr Auguste Louis</text:a></text:p>
          </table:table-cell>
          <table:table-cell office:value-type="float" office:value="28">
            <text:p>28</text:p>
          </table:table-cell>
          <table:table-cell office:value-type="string">
            <text:p>A la Cart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cook.html">Entreé Cook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luigi-louis-crovella.html">CROVELLA, Sig. Luigi/Louis</text:a></text:p>
          </table:table-cell>
          <table:table-cell office:value-type="float" office:value="17">
            <text:p>17</text:p>
          </table:table-cell>
          <table:table-cell office:value-type="string">
            <text:p>A la Cart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waiter.html">Assistant Wait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govanni-de-marsico.html">DE MARSICO, Sig. Govanni</text:a></text:p>
          </table:table-cell>
          <table:table-cell office:value-type="float" office:value="20">
            <text:p>20</text:p>
          </table:table-cell>
          <table:table-cell office:value-type="string">
            <text:p>A la Cart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waiter.html">Assistant Wait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maurice-emile-victor-debreucq.html">DEBREUCQ, Mr Maurice Emile Victor</text:a></text:p>
          </table:table-cell>
          <table:table-cell office:value-type="float" office:value="18">
            <text:p>18</text:p>
          </table:table-cell>
          <table:table-cell office:value-type="string">
            <text:p>A la Cart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waiter.html">Assistant Waiter</text:a></text:p>
          </table:table-cell>
          <table:table-cell/>
          <table:table-cell table:style-name="ce2" office:value-type="string">
            <text:p><text:a xlink:href="http://www.encyclopedia-titanica.org/titanic-victims/244/">244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louis-gabriel-desvernine.html">DESVERNINE, Mr Louis Gabriel</text:a></text:p>
          </table:table-cell>
          <table:table-cell office:value-type="float" office:value="20">
            <text:p>20</text:p>
          </table:table-cell>
          <table:table-cell office:value-type="string">
            <text:p>A la Cart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cook.html">Assistant Pastry Cook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italo-francesco-donati.html">DONATI, Sig. Italo Francesco</text:a></text:p>
          </table:table-cell>
          <table:table-cell office:value-type="float" office:value="17">
            <text:p>17</text:p>
          </table:table-cell>
          <table:table-cell office:value-type="string">
            <text:p>A la Cart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waiter.html">Assistant Waiter</text:a></text:p>
          </table:table-cell>
          <table:table-cell/>
          <table:table-cell table:style-name="ce2" office:value-type="string">
            <text:p><text:a xlink:href="http://www.encyclopedia-titanica.org/titanic-victims/311/">311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louis-auguste-dornier.html">DORNIER, Mr Louis Auguste</text:a></text:p>
          </table:table-cell>
          <table:table-cell office:value-type="float" office:value="20">
            <text:p>20</text:p>
          </table:table-cell>
          <table:table-cell office:value-type="string">
            <text:p>A la Cart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cook.html">Assistant Fish Cook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carlo-fey.html">FEY, Sig. Carlo</text:a></text:p>
          </table:table-cell>
          <table:table-cell office:value-type="float" office:value="30">
            <text:p>30</text:p>
          </table:table-cell>
          <table:table-cell office:value-type="string">
            <text:p>A la Cart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cullion.html">Scullion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giuseppe-bertoldo-fioravante.html">FIORAVANTE, Sig. Giuseppe Bertoldo</text:a></text:p>
          </table:table-cell>
          <table:table-cell office:value-type="float" office:value="23">
            <text:p>23</text:p>
          </table:table-cell>
          <table:table-cell office:value-type="string">
            <text:p>A la Cart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cullion.html">Assistant Scullion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gaspare-antonio-pietro-gatti.html">GATTI, Sig. Gaspare Antonio Pietro</text:a></text:p>
          </table:table-cell>
          <table:table-cell office:value-type="float" office:value="37">
            <text:p>37</text:p>
          </table:table-cell>
          <table:table-cell office:value-type="string">
            <text:p>A la Cart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restaurant-manager.html">à la Carte Restaurant Manager</text:a></text:p>
          </table:table-cell>
          <table:table-cell/>
          <table:table-cell table:style-name="ce2" office:value-type="string">
            <text:p><text:a xlink:href="http://www.encyclopedia-titanica.org/titanic-victims/313/">313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vincenzo-pio-gilardino.html">GILARDINO, Sig. Vincenzo Pio</text:a></text:p>
          </table:table-cell>
          <table:table-cell office:value-type="float" office:value="31">
            <text:p>31</text:p>
          </table:table-cell>
          <table:table-cell office:value-type="string">
            <text:p>A la Cart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waiter.html">Wait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gerald-grosclaude.html">GROSCLAUDE, Mr Gérald</text:a></text:p>
          </table:table-cell>
          <table:table-cell office:value-type="float" office:value="24">
            <text:p>24</text:p>
          </table:table-cell>
          <table:table-cell office:value-type="string">
            <text:p>A la Cart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waiter.html">Wait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henri-marie-jaillet.html">JAILLET, Mr Henri Marie</text:a></text:p>
          </table:table-cell>
          <table:table-cell office:value-type="float" office:value="28">
            <text:p>28</text:p>
          </table:table-cell>
          <table:table-cell office:value-type="string">
            <text:p>A la Cart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cook.html">Pastry Cook</text:a></text:p>
          </table:table-cell>
          <table:table-cell/>
          <table:table-cell table:style-name="ce2" office:value-type="string">
            <text:p><text:a xlink:href="http://www.encyclopedia-titanica.org/titanic-victims/277/">277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claude-marie-janin.html">JANIN, Mr Claude Marie</text:a></text:p>
          </table:table-cell>
          <table:table-cell office:value-type="float" office:value="29">
            <text:p>29</text:p>
          </table:table-cell>
          <table:table-cell office:value-type="string">
            <text:p>A la Cart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cook.html">Soup Cook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william-alfred-jeffery.html">JEFFERY, Mr William Alfred</text:a></text:p>
          </table:table-cell>
          <table:table-cell office:value-type="float" office:value="28">
            <text:p>28</text:p>
          </table:table-cell>
          <table:table-cell office:value-type="string">
            <text:p>A la Cart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restaurant-manager.html">Controll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georges-jules-jouannault.html">JOUANNAULT, Mr Georges Jules</text:a></text:p>
          </table:table-cell>
          <table:table-cell office:value-type="float" office:value="24">
            <text:p>24</text:p>
          </table:table-cell>
          <table:table-cell office:value-type="string">
            <text:p>A la Cart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cook.html">Assistant Sauce Cook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mabel-edwina-martin.html">MARTIN, Miss Mabel Edwina</text:a></text:p>
          </table:table-cell>
          <table:table-cell office:value-type="float" office:value="20">
            <text:p>20</text:p>
          </table:table-cell>
          <table:table-cell office:value-type="string">
            <text:p>A la Cart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cashier.html">Cashi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adolf-mattmann.html">MATTMANN, Sig. Adolf</text:a></text:p>
          </table:table-cell>
          <table:table-cell office:value-type="float" office:value="20">
            <text:p>20</text:p>
          </table:table-cell>
          <table:table-cell office:value-type="string">
            <text:p>A la Cart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ice-man.html">Ice Man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survivor/paul-achille-maurice-germain-mauge.html">MAUGE, Mr Paul Achille Maurice Germain</text:a></text:p>
          </table:table-cell>
          <table:table-cell office:value-type="float" office:value="25">
            <text:p>25</text:p>
          </table:table-cell>
          <table:table-cell office:value-type="string">
            <text:p>A la Cart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clerk.html">Kitchen Clerk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jean-javier-mouros.html">MONRóS, Sig. Joan Javier</text:a></text:p>
          </table:table-cell>
          <table:table-cell office:value-type="float" office:value="20">
            <text:p>20</text:p>
          </table:table-cell>
          <table:table-cell office:value-type="string">
            <text:p>A la Cart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waiter.html">Assistant Waiter</text:a></text:p>
          </table:table-cell>
          <table:table-cell/>
          <table:table-cell table:style-name="ce2" office:value-type="string">
            <text:p><text:a xlink:href="http://www.encyclopedia-titanica.org/titanic-victims/27/">27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giovanni-monteverdi.html">MONTEVERDI, Sig. Giovanni</text:a></text:p>
          </table:table-cell>
          <table:table-cell office:value-type="float" office:value="23">
            <text:p>23</text:p>
          </table:table-cell>
          <table:table-cell office:value-type="string">
            <text:p>A la Cart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cook.html">Cook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francesco-luigi-arcangelo-nannini.html">NANNINI, Sig. Francesco Luigi Arcangelo</text:a></text:p>
          </table:table-cell>
          <table:table-cell office:value-type="float" office:value="42">
            <text:p>42</text:p>
          </table:table-cell>
          <table:table-cell office:value-type="string">
            <text:p>A la Cart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waiter.html">Head Wait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jean-baptiste-stanislas-pachera.html">PACHERA, Sig. Jean Baptiste Stanislas</text:a></text:p>
          </table:table-cell>
          <table:table-cell office:value-type="float" office:value="19">
            <text:p>19</text:p>
          </table:table-cell>
          <table:table-cell office:value-type="string">
            <text:p>A la Cart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cook.html">Assistant Larder Cook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alessandro-pedrini.html">PEDRINI, Sig. Alessandro</text:a></text:p>
          </table:table-cell>
          <table:table-cell office:value-type="float" office:value="21">
            <text:p>21</text:p>
          </table:table-cell>
          <table:table-cell office:value-type="string">
            <text:p>A la Cart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waiter.html">Assistant Waiter</text:a></text:p>
          </table:table-cell>
          <table:table-cell/>
          <table:table-cell table:style-name="ce2" office:value-type="string">
            <text:p><text:a xlink:href="http://www.encyclopedia-titanica.org/titanic-victims/104/">104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alberto-peracchio.html">PERACCHIO, Sig. Alberto</text:a></text:p>
          </table:table-cell>
          <table:table-cell office:value-type="float" office:value="20">
            <text:p>20</text:p>
          </table:table-cell>
          <table:table-cell office:value-type="string">
            <text:p>A la Cart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waiter.html">Assistant Wait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sebastiano-peracchio.html">PERACCHIO, Sig. Sebastiano</text:a></text:p>
          </table:table-cell>
          <table:table-cell office:value-type="float" office:value="17">
            <text:p>17</text:p>
          </table:table-cell>
          <table:table-cell office:value-type="string">
            <text:p>A la Cart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waiter.html">Assistant Wait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alfonso-perotti.html">PEROTTI, Sig. Alfonso</text:a></text:p>
          </table:table-cell>
          <table:table-cell office:value-type="float" office:value="20">
            <text:p>20</text:p>
          </table:table-cell>
          <table:table-cell office:value-type="string">
            <text:p>A la Cart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waiter.html">Assistant Wait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walter-john-phillips.html">PHILLIPS, Mr Walter John</text:a></text:p>
          </table:table-cell>
          <table:table-cell office:value-type="float" office:value="35">
            <text:p>35</text:p>
          </table:table-cell>
          <table:table-cell office:value-type="string">
            <text:p>A la Cart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storekeeper.html">Storekeep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louis-piatti.html">PIATTI, Sig. Louis</text:a></text:p>
          </table:table-cell>
          <table:table-cell office:value-type="float" office:value="17">
            <text:p>17</text:p>
          </table:table-cell>
          <table:table-cell office:value-type="string">
            <text:p>A la Cart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waiter.html">Assistant Wait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pompeo-piazza.html">PIAZZA, Sig. Pompeo</text:a></text:p>
          </table:table-cell>
          <table:table-cell office:value-type="float" office:value="30">
            <text:p>30</text:p>
          </table:table-cell>
          <table:table-cell office:value-type="string">
            <text:p>A la Cart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waiter.html">Waiter</text:a></text:p>
          </table:table-cell>
          <table:table-cell/>
          <table:table-cell table:style-name="ce2" office:value-type="string">
            <text:p><text:a xlink:href="http://www.encyclopedia-titanica.org/titanic-victims/266/">266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emilio-poggi.html">POGGI, Sig. Emilio</text:a></text:p>
          </table:table-cell>
          <table:table-cell office:value-type="float" office:value="28">
            <text:p>28</text:p>
          </table:table-cell>
          <table:table-cell office:value-type="string">
            <text:p>A la Cart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waiter.html">Waiter</text:a></text:p>
          </table:table-cell>
          <table:table-cell/>
          <table:table-cell table:style-name="ce2" office:value-type="string">
            <text:p><text:a xlink:href="http://www.encyclopedia-titanica.org/titanic-victims/301/">301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ernest-price.html">PRICE, Mr Ernest</text:a></text:p>
          </table:table-cell>
          <table:table-cell office:value-type="float" office:value="17">
            <text:p>17</text:p>
          </table:table-cell>
          <table:table-cell office:value-type="string">
            <text:p>A la Cart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barman.html">Barman</text:a></text:p>
          </table:table-cell>
          <table:table-cell/>
          <table:table-cell table:style-name="ce2" office:value-type="string">
            <text:p><text:a xlink:href="http://www.encyclopedia-titanica.org/titanic-victims/186/">186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enrico-ratti.html">RATTI, Sig. Enrico</text:a></text:p>
          </table:table-cell>
          <table:table-cell office:value-type="float" office:value="21">
            <text:p>21</text:p>
          </table:table-cell>
          <table:table-cell office:value-type="string">
            <text:p>A la Cart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waiter.html">Wait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rinaldo-renato-ricaldone.html">RICALDONE, Sig. Rinaldo Renato</text:a></text:p>
          </table:table-cell>
          <table:table-cell office:value-type="float" office:value="22">
            <text:p>22</text:p>
          </table:table-cell>
          <table:table-cell office:value-type="string">
            <text:p>A la Cart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waiter.html">Assistant Wait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abele-rigozzi.html">RIGOZZI, Sig. Abele</text:a></text:p>
          </table:table-cell>
          <table:table-cell office:value-type="float" office:value="22">
            <text:p>22</text:p>
          </table:table-cell>
          <table:table-cell office:value-type="string">
            <text:p>A la Cart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waiter.html">Assistant Waiter</text:a></text:p>
          </table:table-cell>
          <table:table-cell/>
          <table:table-cell table:style-name="ce2" office:value-type="string">
            <text:p><text:a xlink:href="http://www.encyclopedia-titanica.org/titanic-victims/115/">115</text:a></text:p>
          </table:table-cell>
          <table:table-cell/>
          <table:covered-table-cell/>
        </table:table-row>
        <table:table-row table:style-name="ro1">
          <table:table-cell office:value-type="string">
            <text:p><text:a xlink:href="http://www.encyclopedia-titanica.org/titanic-victim/angelo-mario-rotta.html">ROTTA, Sig. Angelo Mario</text:a></text:p>
          </table:table-cell>
          <table:table-cell office:value-type="float" office:value="23">
            <text:p>23</text:p>
          </table:table-cell>
          <table:table-cell office:value-type="string">
            <text:p>A la Cart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waiter.html">Wait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pierre-rousseau.html">ROUSSEAU, Mr Pierre</text:a></text:p>
          </table:table-cell>
          <table:table-cell office:value-type="float" office:value="49">
            <text:p>49</text:p>
          </table:table-cell>
          <table:table-cell office:value-type="string">
            <text:p>A la Cart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chef.html">Chef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giovanni-giuseppe-emilio-saccaggi.html">SACCAGGI, Sig. Giovanni Giuseppe Emilio</text:a></text:p>
          </table:table-cell>
          <table:table-cell office:value-type="float" office:value="24">
            <text:p>24</text:p>
          </table:table-cell>
          <table:table-cell office:value-type="string">
            <text:p>A la Cart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waiter.html">Assistant Wait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govanni-salussolia.html">SALUSSOLIA, Sig. Govanni</text:a></text:p>
          </table:table-cell>
          <table:table-cell office:value-type="float" office:value="25">
            <text:p>25</text:p>
          </table:table-cell>
          <table:table-cell office:value-type="string">
            <text:p>A la Cart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lass-man.html">Glass Man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lazar-sartori.html">SARTORI, Sig. Lazar</text:a></text:p>
          </table:table-cell>
          <table:table-cell office:value-type="float" office:value="24">
            <text:p>24</text:p>
          </table:table-cell>
          <table:table-cell office:value-type="string">
            <text:p>A la Cart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lass-man.html">Assistant Glass Man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candido-scavino.html">SCAVINO, Sig. Candido</text:a></text:p>
          </table:table-cell>
          <table:table-cell office:value-type="float" office:value="42">
            <text:p>42</text:p>
          </table:table-cell>
          <table:table-cell office:value-type="string">
            <text:p>A la Cart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carver.html">Carv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giacomo-sesia.html">SESIA, Sig. Giacomo</text:a></text:p>
          </table:table-cell>
          <table:table-cell office:value-type="float" office:value="24">
            <text:p>24</text:p>
          </table:table-cell>
          <table:table-cell office:value-type="string">
            <text:p>A la Cart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waiter.html">Wait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ercole-testoni.html">TESTONI, Sig. Ercole</text:a></text:p>
          </table:table-cell>
          <table:table-cell office:value-type="float" office:value="23">
            <text:p>23</text:p>
          </table:table-cell>
          <table:table-cell office:value-type="string">
            <text:p>A la Cart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glass-man.html">Assistant Glass Man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carlo-karl-tietz.html">TIETZ, Sig. Carlo/Karl</text:a></text:p>
          </table:table-cell>
          <table:table-cell office:value-type="float" office:value="27">
            <text:p>27</text:p>
          </table:table-cell>
          <table:table-cell office:value-type="string">
            <text:p>A la Cart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porter.html">Kitchen Port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charles-turvey.html">TURVEY, Mr Charles</text:a></text:p>
          </table:table-cell>
          <table:table-cell office:value-type="float" office:value="16">
            <text:p>16</text:p>
          </table:table-cell>
          <table:table-cell office:value-type="string">
            <text:p>A la Cart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page-boy.html">Page Boy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roberto-urbini.html">URBINI, Sig. Roberto</text:a></text:p>
          </table:table-cell>
          <table:table-cell office:value-type="float" office:value="22">
            <text:p>22</text:p>
          </table:table-cell>
          <table:table-cell office:value-type="string">
            <text:p>A la Cart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waiter.html">Wait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ettore-luigi-valvassori.html">VALVASSORI, Sig. Ettore Luigi</text:a></text:p>
          </table:table-cell>
          <table:table-cell office:value-type="float" office:value="35">
            <text:p>35</text:p>
          </table:table-cell>
          <table:table-cell office:value-type="string">
            <text:p>A la Cart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waiter.html">Wait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alphonse-jean-eugene-vicat.html">VICAT, Sig. Alphonse Jean Eugene</text:a></text:p>
          </table:table-cell>
          <table:table-cell office:value-type="float" office:value="21">
            <text:p>21</text:p>
          </table:table-cell>
          <table:table-cell office:value-type="string">
            <text:p>A la Cart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cook.html">Cook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pierre-leon-gabriel-villvarlange.html">VILLVARLANGE, Mr Pierre Léon Gabriel</text:a></text:p>
          </table:table-cell>
          <table:table-cell office:value-type="float" office:value="19">
            <text:p>19</text:p>
          </table:table-cell>
          <table:table-cell office:value-type="string">
            <text:p>A la Cart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cook.html">Assistant Soup Cook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h-vine.html">VINE, Mr H.</text:a></text:p>
          </table:table-cell>
          <table:table-cell office:value-type="float" office:value="18">
            <text:p>18</text:p>
          </table:table-cell>
          <table:table-cell office:value-type="string">
            <text:p>A la Cart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restaurant-manager.html">Assistant Restaurant Controll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roberto-vioni.html">VIONI, Sig. Roberto</text:a></text:p>
          </table:table-cell>
          <table:table-cell office:value-type="float" office:value="31">
            <text:p>31</text:p>
          </table:table-cell>
          <table:table-cell office:value-type="string">
            <text:p>A la Cart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waiter.html">Wait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johannes-voegelin-dubach.html">VOEGELIN-DUBACH, Sig. Johannes</text:a></text:p>
          </table:table-cell>
          <table:table-cell office:value-type="float" office:value="35">
            <text:p>35</text:p>
          </table:table-cell>
          <table:table-cell office:value-type="string">
            <text:p>A la Cart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waiter.html">Wait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minio-zanetti.html">ZANETTI, Sig. Minio</text:a></text:p>
          </table:table-cell>
          <table:table-cell office:value-type="float" office:value="20">
            <text:p>20</text:p>
          </table:table-cell>
          <table:table-cell office:value-type="string">
            <text:p>A la Cart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waiter.html">Assistant Waiter</text:a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<text:a xlink:href="http://www.encyclopedia-titanica.org/titanic-victim/l-zarracchi.html">ZARRACCHI, Sig. L.</text:a></text:p>
          </table:table-cell>
          <table:table-cell office:value-type="float" office:value="26">
            <text:p>26</text:p>
          </table:table-cell>
          <table:table-cell office:value-type="string">
            <text:p>A la Carte</text:p>
          </table:table-cell>
          <table:table-cell table:number-columns-repeated="4"/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waiter.html">Wine Butler</text:a></text:p>
          </table:table-cell>
          <table:table-cell table:number-columns-repeated="3"/>
          <table:covered-table-cell/>
        </table:table-row>
      </table:table>
      <table:table table:name="Postal Clerk" table:style-name="ta1">
        <table:table-column table:style-name="co1" table:number-columns-repeated="13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Class/Dept</text:p>
          </table:table-cell>
          <table:table-cell table:style-name="ce1" office:value-type="string">
            <text:p>Ticket</text:p>
          </table:table-cell>
          <table:table-cell table:style-name="ce1" office:value-type="string">
            <text:p>Fare</text:p>
          </table:table-cell>
          <table:table-cell table:style-name="ce1" office:value-type="string">
            <text:p>Group</text:p>
          </table:table-cell>
          <table:table-cell table:style-name="ce1" office:value-type="string">
            <text:p>Ship</text:p>
          </table:table-cell>
          <table:table-cell table:style-name="ce1" office:value-type="string">
            <text:p>Joined</text:p>
          </table:table-cell>
          <table:table-cell table:style-name="ce1" office:value-type="string">
            <text:p>Job</text:p>
          </table:table-cell>
          <table:table-cell table:style-name="ce1" office:value-type="string">
            <text:p>Boat</text:p>
          </table:table-cell>
          <table:table-cell table:style-name="ce1" office:value-type="string">
            <text:p>Body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www.encyclopedia-titanica.org/titanic-victim/william-logan-gwynn.html">GWYNN, Mr William Logan</text:a>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Victualling</text:p>
          </table:table-cell>
          <table:table-cell table:style-name="ce3" table:number-columns-repeated="2"/>
          <table:table-cell table:style-name="ce2" office:value-type="string">
            <text:p>Postal Clerk</text:p>
          </table:table-cell>
          <table:table-cell table:style-name="ce3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postal-clerk.html">Postal Clerk</text:a>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table:style-name="ce2" office:value-type="string">
            <text:p><text:a xlink:href="http://www.encyclopedia-titanica.org/titanic-victim/john-starr-march.html">MARCH, Mr John Starr</text:a>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Victualling</text:p>
          </table:table-cell>
          <table:table-cell table:style-name="ce3" table:number-columns-repeated="2"/>
          <table:table-cell table:style-name="ce2" office:value-type="string">
            <text:p>Postal Clerk</text:p>
          </table:table-cell>
          <table:table-cell table:style-name="ce3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postal-clerk.html">Postal Clerk</text:a></text:p>
          </table:table-cell>
          <table:table-cell table:style-name="ce3"/>
          <table:table-cell table:style-name="ce2" office:value-type="string">
            <text:p><text:a xlink:href="http://www.encyclopedia-titanica.org/titanic-victims/225/">225</text:a></text:p>
          </table:table-cell>
          <table:table-cell table:number-columns-repeated="2"/>
        </table:table-row>
        <table:table-row table:style-name="ro1">
          <table:table-cell table:style-name="ce2" office:value-type="string">
            <text:p><text:a xlink:href="http://www.encyclopedia-titanica.org/titanic-victim/john-richard-jago-smith.html">SMITH, Mr John Richard Jago</text:a></text:p>
          </table:table-cell>
          <table:table-cell table:style-name="ce2" office:value-type="float" office:value="35">
            <text:p>35</text:p>
          </table:table-cell>
          <table:table-cell table:style-name="ce2" office:value-type="string">
            <text:p>Victualling</text:p>
          </table:table-cell>
          <table:table-cell table:style-name="ce3" table:number-columns-repeated="2"/>
          <table:table-cell table:style-name="ce2" office:value-type="string">
            <text:p>Postal Clerk</text:p>
          </table:table-cell>
          <table:table-cell table:style-name="ce3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postal-clerk.html">Postal Clerk</text:a>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table:style-name="ce2" office:value-type="string">
            <text:p><text:a xlink:href="http://www.encyclopedia-titanica.org/titanic-victim/james-bertram-williamson.html">WILLIAMSON, Mr James Bertram</text:a></text:p>
          </table:table-cell>
          <table:table-cell table:style-name="ce2" office:value-type="float" office:value="35">
            <text:p>35</text:p>
          </table:table-cell>
          <table:table-cell table:style-name="ce2" office:value-type="string">
            <text:p>Victualling</text:p>
          </table:table-cell>
          <table:table-cell table:style-name="ce3" table:number-columns-repeated="2"/>
          <table:table-cell table:style-name="ce2" office:value-type="string">
            <text:p>Postal Clerk</text:p>
          </table:table-cell>
          <table:table-cell table:style-name="ce3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postal-clerk.html">Postal Clerk</text:a>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table:style-name="ce2" office:value-type="string">
            <text:p><text:a xlink:href="http://www.encyclopedia-titanica.org/titanic-victim/oscar-scott-woody.html">WOODY, Mr Oscar Scott</text:a></text:p>
          </table:table-cell>
          <table:table-cell table:style-name="ce2" office:value-type="float" office:value="44">
            <text:p>44</text:p>
          </table:table-cell>
          <table:table-cell table:style-name="ce2" office:value-type="string">
            <text:p>Victualling</text:p>
          </table:table-cell>
          <table:table-cell table:style-name="ce3" table:number-columns-repeated="2"/>
          <table:table-cell table:style-name="ce2" office:value-type="string">
            <text:p>Postal Clerk</text:p>
          </table:table-cell>
          <table:table-cell table:style-name="ce3"/>
          <table:table-cell table:style-name="ce2" office:value-type="string">
            <text:p><text:a xlink:href="http://www.encyclopedia-titanica.org/place/1/">Southampton</text:a></text:p>
          </table:table-cell>
          <table:table-cell table:style-name="ce2" office:value-type="string">
            <text:p><text:a xlink:href="http://www.encyclopedia-titanica.org/titanic-jobs/postal-clerk.html">Postal Clerk</text:a></text:p>
          </table:table-cell>
          <table:table-cell table:style-name="ce3"/>
          <table:table-cell table:style-name="ce2" office:value-type="string">
            <text:p><text:a xlink:href="http://www.encyclopedia-titanica.org/titanic-victims/167/">167</text:a></text:p>
          </table:table-cell>
          <table:table-cell table:number-columns-repeated="2"/>
        </table:table-row>
        <table:table-row table:style-name="ro3" table:number-rows-repeated="9">
          <table:table-cell table:number-columns-repeated="13"/>
        </table:table-row>
        <table:table-row table:style-name="ro3">
          <table:table-cell table:number-columns-repeated="12"/>
          <table:table-cell table:style-name="ce4" office:value-type="string" table:number-columns-spanned="1" table:number-rows-spanned="10">
            <text:p> </text:p>
          </table:table-cell>
        </table:table-row>
        <table:table-row table:style-name="ro3">
          <table:table-cell table:number-columns-repeated="12"/>
          <table:covered-table-cell/>
        </table:table-row>
        <table:table-row table:style-name="ro3">
          <table:table-cell table:number-columns-repeated="12"/>
          <table:covered-table-cell/>
        </table:table-row>
        <table:table-row table:style-name="ro3">
          <table:table-cell table:number-columns-repeated="12"/>
          <table:covered-table-cell/>
        </table:table-row>
        <table:table-row table:style-name="ro3">
          <table:table-cell table:number-columns-repeated="12"/>
          <table:covered-table-cell/>
        </table:table-row>
        <table:table-row table:style-name="ro3">
          <table:table-cell table:number-columns-repeated="12"/>
          <table:covered-table-cell/>
        </table:table-row>
        <table:table-row table:style-name="ro3">
          <table:table-cell table:number-columns-repeated="12"/>
          <table:covered-table-cell/>
        </table:table-row>
        <table:table-row table:style-name="ro3">
          <table:table-cell table:number-columns-repeated="12"/>
          <table:covered-table-cell/>
        </table:table-row>
        <table:table-row table:style-name="ro3">
          <table:table-cell table:number-columns-repeated="12"/>
          <table:covered-table-cell/>
        </table:table-row>
        <table:table-row table:style-name="ro3">
          <table:table-cell table:number-columns-repeated="12"/>
          <table:covered-table-cell/>
        </table:table-row>
        <table:table-row table:style-name="ro3" table:number-rows-repeated="1048550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Guarantee Group" table:style-name="ta1">
        <table:table-column table:style-name="co1" table:number-columns-repeated="4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ce2"/>
        <table:table-column table:style-name="co1" table:number-columns-repeated="2" table:default-cell-style-name="ce3"/>
        <table:table-row table:style-name="ro5">
          <table:table-cell table:style-name="ce1" office:value-type="string">
            <text:p>Nam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Class/Dept</text:p>
          </table:table-cell>
          <table:table-cell table:style-name="ce1" office:value-type="string">
            <text:p>Ticket</text:p>
          </table:table-cell>
          <table:table-cell table:style-name="ce1" office:value-type="string">
            <text:p>Fare</text:p>
          </table:table-cell>
          <table:table-cell table:style-name="ce1" office:value-type="string">
            <text:p>Group</text:p>
          </table:table-cell>
          <table:table-cell table:style-name="ce1" office:value-type="string">
            <text:p>Ship</text:p>
          </table:table-cell>
          <table:table-cell table:style-name="ce1" office:value-type="string">
            <text:p>Joined</text:p>
          </table:table-cell>
          <table:table-cell table:style-name="ce1" office:value-type="string">
            <text:p>Job</text:p>
          </table:table-cell>
          <table:table-cell table:style-name="ce1" office:value-type="string">
            <text:p>Boat</text:p>
          </table:table-cell>
          <table:table-cell table:style-name="ce1" office:value-type="string">
            <text:p>Body</text:p>
          </table:table-cell>
        </table:table-row>
        <table:table-row table:style-name="ro6">
          <table:table-cell office:value-type="string">
            <text:p><text:a xlink:href="http://www.encyclopedia-titanica.org/titanic-victim/thomas-andrews.html">ANDREWS, Mr Thomas</text:a></text:p>
          </table:table-cell>
          <table:table-cell office:value-type="float" office:value="39">
            <text:p>39</text:p>
          </table:table-cell>
          <table:table-cell office:value-type="string">
            <text:p>1st Class</text:p>
          </table:table-cell>
          <table:table-cell office:value-type="float" office:value="112050">
            <text:p>112050</text:p>
          </table:table-cell>
          <table:table-cell/>
          <table:table-cell office:value-type="string">
            <text:p>H&amp;W Guarantee Group</text:p>
          </table:table-cell>
          <table:table-cell office:value-type="string">
            <text:p/>
          </table:table-cell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shipbuilder.html">Shipbuilder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6">
          <table:table-cell office:value-type="string">
            <text:p><text:a xlink:href="http://www.encyclopedia-titanica.org/titanic-victim/william-henry-campbell.html">CAMPBELL, Mr William Henry</text:a></text:p>
          </table:table-cell>
          <table:table-cell office:value-type="float" office:value="21">
            <text:p>21</text:p>
          </table:table-cell>
          <table:table-cell office:value-type="string">
            <text:p>2nd Class</text:p>
          </table:table-cell>
          <table:table-cell office:value-type="float" office:value="239853">
            <text:p>239853</text:p>
          </table:table-cell>
          <table:table-cell/>
          <table:table-cell office:value-type="string">
            <text:p>H&amp;W Guarantee Group</text:p>
          </table:table-cell>
          <table:table-cell office:value-type="string">
            <text:p/>
          </table:table-cell>
          <table:table-cell office:value-type="string">
            <text:p><text:a xlink:href="http://www.encyclopedia-titanica.org/place/60/">Belfast</text:a></text:p>
          </table:table-cell>
          <table:table-cell table:style-name="ce3"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6">
          <table:table-cell office:value-type="string">
            <text:p><text:a xlink:href="http://www.encyclopedia-titanica.org/titanic-victim/roderick-chisholm.html">CHISHOLM, Mr Roderick Robert Crispin</text:a></text:p>
          </table:table-cell>
          <table:table-cell office:value-type="float" office:value="40">
            <text:p>40</text:p>
          </table:table-cell>
          <table:table-cell office:value-type="string">
            <text:p>1st Class</text:p>
          </table:table-cell>
          <table:table-cell office:value-type="float" office:value="112051">
            <text:p>112051</text:p>
          </table:table-cell>
          <table:table-cell/>
          <table:table-cell office:value-type="string">
            <text:p>H&amp;W Guarantee Group</text:p>
          </table:table-cell>
          <table:table-cell office:value-type="string">
            <text:p/>
          </table:table-cell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draughtsman.html">Draughtsman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6">
          <table:table-cell office:value-type="string">
            <text:p><text:a xlink:href="http://www.encyclopedia-titanica.org/titanic-victim/alfred-fleming-cunningham.html">CUNNINGHAM, Mr Alfred Fleming</text:a></text:p>
          </table:table-cell>
          <table:table-cell office:value-type="float" office:value="21">
            <text:p>21</text:p>
          </table:table-cell>
          <table:table-cell office:value-type="string">
            <text:p>2nd Class</text:p>
          </table:table-cell>
          <table:table-cell office:value-type="float" office:value="239853">
            <text:p>239853</text:p>
          </table:table-cell>
          <table:table-cell/>
          <table:table-cell office:value-type="string">
            <text:p>H&amp;W Guarantee Group</text:p>
          </table:table-cell>
          <table:table-cell office:value-type="string">
            <text:p/>
          </table:table-cell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fitter.html">Fitter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6">
          <table:table-cell office:value-type="string">
            <text:p><text:a xlink:href="http://www.encyclopedia-titanica.org/titanic-victim/anthony-wood-frost.html">FROST, Mr Anthony Wood</text:a></text:p>
          </table:table-cell>
          <table:table-cell office:value-type="float" office:value="37">
            <text:p>37</text:p>
          </table:table-cell>
          <table:table-cell office:value-type="string">
            <text:p>2nd Class</text:p>
          </table:table-cell>
          <table:table-cell office:value-type="float" office:value="239854">
            <text:p>239854</text:p>
          </table:table-cell>
          <table:table-cell/>
          <table:table-cell office:value-type="string">
            <text:p>H&amp;W Guarantee Group</text:p>
          </table:table-cell>
          <table:table-cell office:value-type="string">
            <text:p/>
          </table:table-cell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fitter.html">Fitter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6">
          <table:table-cell office:value-type="string">
            <text:p><text:a xlink:href="http://www.encyclopedia-titanica.org/titanic-victim/robert-knight.html">KNIGHT, Mr Robert J.</text:a></text:p>
          </table:table-cell>
          <table:table-cell office:value-type="float" office:value="39">
            <text:p>39</text:p>
          </table:table-cell>
          <table:table-cell office:value-type="string">
            <text:p>2nd Class</text:p>
          </table:table-cell>
          <table:table-cell office:value-type="float" office:value="239855">
            <text:p>239855</text:p>
          </table:table-cell>
          <table:table-cell/>
          <table:table-cell office:value-type="string">
            <text:p>H&amp;W Guarantee Group</text:p>
          </table:table-cell>
          <table:table-cell office:value-type="string">
            <text:p/>
          </table:table-cell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fitter.html">Fitter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6">
          <table:table-cell office:value-type="string">
            <text:p><text:a xlink:href="http://www.encyclopedia-titanica.org/titanic-victim/frank-parkes.html">PARKES, Mr Francis "Frank"</text:a></text:p>
          </table:table-cell>
          <table:table-cell office:value-type="float" office:value="18">
            <text:p>18</text:p>
          </table:table-cell>
          <table:table-cell office:value-type="string">
            <text:p>2nd Class</text:p>
          </table:table-cell>
          <table:table-cell office:value-type="float" office:value="239853">
            <text:p>239853</text:p>
          </table:table-cell>
          <table:table-cell/>
          <table:table-cell office:value-type="string">
            <text:p>H&amp;W Guarantee Group</text:p>
          </table:table-cell>
          <table:table-cell office:value-type="string">
            <text:p/>
          </table:table-cell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plumber.html">Plumber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6">
          <table:table-cell office:value-type="string">
            <text:p><text:a xlink:href="http://www.encyclopedia-titanica.org/titanic-victim/william-henry-marsh-parr.html">PARR, Mr William Henry Marsh</text:a></text:p>
          </table:table-cell>
          <table:table-cell office:value-type="float" office:value="29">
            <text:p>29</text:p>
          </table:table-cell>
          <table:table-cell office:value-type="string">
            <text:p>1st Class</text:p>
          </table:table-cell>
          <table:table-cell office:value-type="float" office:value="112052">
            <text:p>112052</text:p>
          </table:table-cell>
          <table:table-cell/>
          <table:table-cell office:value-type="string">
            <text:p>H&amp;W Guarantee Group</text:p>
          </table:table-cell>
          <table:table-cell office:value-type="string">
            <text:p/>
          </table:table-cell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electrician.html">Electrician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6">
          <table:table-cell office:value-type="string">
            <text:p><text:a xlink:href="http://www.encyclopedia-titanica.org/titanic-victim/ennis-hastings-watson.html">WATSON, Mr Ennis Hastings</text:a></text:p>
          </table:table-cell>
          <table:table-cell office:value-type="float" office:value="15">
            <text:p>15</text:p>
          </table:table-cell>
          <table:table-cell office:value-type="string">
            <text:p>2nd Class</text:p>
          </table:table-cell>
          <table:table-cell office:value-type="float" office:value="239856">
            <text:p>239856</text:p>
          </table:table-cell>
          <table:table-cell/>
          <table:table-cell office:value-type="string">
            <text:p>H&amp;W Guarantee Group</text:p>
          </table:table-cell>
          <table:table-cell office:value-type="string">
            <text:p/>
          </table:table-cell>
          <table:table-cell office:value-type="string">
            <text:p><text:a xlink:href="http://www.encyclopedia-titanica.org/place/60/">Belfast</text:a></text:p>
          </table:table-cell>
          <table:table-cell office:value-type="string">
            <text:p><text:a xlink:href="http://www.encyclopedia-titanica.org/titanic-jobs/electrician.html">Apprentice Electrician</text:a></text:p>
          </table:table-cell>
          <table:table-cell table:number-columns-repeated="2"/>
        </table:table-row>
      </table:table>
      <table:table table:name="Ship's Orchesta" table:style-name="ta1">
        <table:table-column table:style-name="co1" table:number-columns-repeated="4" table:default-cell-style-name="ce2"/>
        <table:table-column table:style-name="co1" table:default-cell-style-name="ce3"/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ce2"/>
        <table:table-column table:style-name="co1" table:number-columns-repeated="2" table:default-cell-style-name="ce3"/>
        <table:table-row table:style-name="ro5">
          <table:table-cell table:style-name="ce1" office:value-type="string">
            <text:p>Name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Class/Dept</text:p>
          </table:table-cell>
          <table:table-cell table:style-name="ce1" office:value-type="string">
            <text:p>Ticket</text:p>
          </table:table-cell>
          <table:table-cell table:style-name="ce1" office:value-type="string">
            <text:p>Fare</text:p>
          </table:table-cell>
          <table:table-cell table:style-name="ce1" office:value-type="string">
            <text:p>Group</text:p>
          </table:table-cell>
          <table:table-cell table:style-name="ce1" office:value-type="string">
            <text:p>Ship</text:p>
          </table:table-cell>
          <table:table-cell table:style-name="ce1" office:value-type="string">
            <text:p>Joined</text:p>
          </table:table-cell>
          <table:table-cell table:style-name="ce1" office:value-type="string">
            <text:p>Job</text:p>
          </table:table-cell>
          <table:table-cell table:style-name="ce1" office:value-type="string">
            <text:p>Boat</text:p>
          </table:table-cell>
          <table:table-cell table:style-name="ce1" office:value-type="string">
            <text:p>Body</text:p>
          </table:table-cell>
        </table:table-row>
        <table:table-row table:style-name="ro5">
          <table:table-cell office:value-type="string">
            <text:p><text:a xlink:href="http://www.encyclopedia-titanica.org/titanic-victim/theodore-ronald-brailey.html">BRAILEY, Mr W. Theodore Ronald</text:a></text:p>
          </table:table-cell>
          <table:table-cell office:value-type="float" office:value="24">
            <text:p>24</text:p>
          </table:table-cell>
          <table:table-cell office:value-type="string">
            <text:p>2nd Class</text:p>
          </table:table-cell>
          <table:table-cell office:value-type="float" office:value="250654">
            <text:p>250654</text:p>
          </table:table-cell>
          <table:table-cell/>
          <table:table-cell office:value-type="string">
            <text:p>Musician</text:p>
          </table:table-cell>
          <table:table-cell office:value-type="string">
            <text:p/>
          </table:table-cell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musician.html">Musician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5">
          <table:table-cell office:value-type="string">
            <text:p><text:a xlink:href="http://www.encyclopedia-titanica.org/titanic-victim/roger-bricoux.html">BRICOUX, Mr Roger Marie</text:a></text:p>
          </table:table-cell>
          <table:table-cell office:value-type="float" office:value="20">
            <text:p>20</text:p>
          </table:table-cell>
          <table:table-cell office:value-type="string">
            <text:p>2nd Class</text:p>
          </table:table-cell>
          <table:table-cell office:value-type="float" office:value="250654">
            <text:p>250654</text:p>
          </table:table-cell>
          <table:table-cell/>
          <table:table-cell office:value-type="string">
            <text:p>Musician</text:p>
          </table:table-cell>
          <table:table-cell office:value-type="string">
            <text:p/>
          </table:table-cell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musician.html">Musician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5">
          <table:table-cell office:value-type="string">
            <text:p><text:a xlink:href="http://www.encyclopedia-titanica.org/titanic-victim/john-frederick-preston-clarke.html">CLARKE, Mr John Frederick Preston</text:a></text:p>
          </table:table-cell>
          <table:table-cell office:value-type="float" office:value="30">
            <text:p>30</text:p>
          </table:table-cell>
          <table:table-cell office:value-type="string">
            <text:p>2nd Class</text:p>
          </table:table-cell>
          <table:table-cell office:value-type="float" office:value="250654">
            <text:p>250654</text:p>
          </table:table-cell>
          <table:table-cell/>
          <table:table-cell office:value-type="string">
            <text:p>Musician</text:p>
          </table:table-cell>
          <table:table-cell office:value-type="string">
            <text:p/>
          </table:table-cell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musician.html">Musician</text:a></text:p>
          </table:table-cell>
          <table:table-cell office:value-type="string">
            <text:p/>
          </table:table-cell>
          <table:table-cell table:style-name="ce2" office:value-type="string">
            <text:p><text:a xlink:href="http://www.encyclopedia-titanica.org/titanic-victims/202/">202</text:a></text:p>
          </table:table-cell>
        </table:table-row>
        <table:table-row table:style-name="ro5">
          <table:table-cell office:value-type="string">
            <text:p><text:a xlink:href="http://www.encyclopedia-titanica.org/titanic-victim/wallace-hartley.html">HARTLEY, Mr Wallace Henry</text:a></text:p>
          </table:table-cell>
          <table:table-cell office:value-type="float" office:value="33">
            <text:p>33</text:p>
          </table:table-cell>
          <table:table-cell office:value-type="string">
            <text:p>2nd Class</text:p>
          </table:table-cell>
          <table:table-cell office:value-type="float" office:value="250654">
            <text:p>250654</text:p>
          </table:table-cell>
          <table:table-cell/>
          <table:table-cell office:value-type="string">
            <text:p>Musician</text:p>
          </table:table-cell>
          <table:table-cell office:value-type="string">
            <text:p/>
          </table:table-cell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musician.html">Musician</text:a></text:p>
          </table:table-cell>
          <table:table-cell office:value-type="string">
            <text:p/>
          </table:table-cell>
          <table:table-cell table:style-name="ce2" office:value-type="string">
            <text:p><text:a xlink:href="http://www.encyclopedia-titanica.org/titanic-victims/224/">224</text:a></text:p>
          </table:table-cell>
        </table:table-row>
        <table:table-row table:style-name="ro5">
          <table:table-cell office:value-type="string">
            <text:p><text:a xlink:href="http://www.encyclopedia-titanica.org/titanic-victim/jock-hume.html">HUME, Mr John Law</text:a></text:p>
          </table:table-cell>
          <table:table-cell office:value-type="float" office:value="21">
            <text:p>21</text:p>
          </table:table-cell>
          <table:table-cell office:value-type="string">
            <text:p>2nd Class</text:p>
          </table:table-cell>
          <table:table-cell office:value-type="float" office:value="250654">
            <text:p>250654</text:p>
          </table:table-cell>
          <table:table-cell/>
          <table:table-cell office:value-type="string">
            <text:p>Musician</text:p>
          </table:table-cell>
          <table:table-cell office:value-type="string">
            <text:p/>
          </table:table-cell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musician.html">Musician</text:a></text:p>
          </table:table-cell>
          <table:table-cell office:value-type="string">
            <text:p/>
          </table:table-cell>
          <table:table-cell table:style-name="ce2" office:value-type="string">
            <text:p><text:a xlink:href="http://www.encyclopedia-titanica.org/titanic-victims/193/">193</text:a></text:p>
          </table:table-cell>
        </table:table-row>
        <table:table-row table:style-name="ro5">
          <table:table-cell office:value-type="string">
            <text:p><text:a xlink:href="http://www.encyclopedia-titanica.org/titanic-victim/georges-krins.html">KRINS, Mr Georges Alexandre</text:a></text:p>
          </table:table-cell>
          <table:table-cell office:value-type="float" office:value="23">
            <text:p>23</text:p>
          </table:table-cell>
          <table:table-cell office:value-type="string">
            <text:p>2nd Class</text:p>
          </table:table-cell>
          <table:table-cell office:value-type="float" office:value="250654">
            <text:p>250654</text:p>
          </table:table-cell>
          <table:table-cell/>
          <table:table-cell office:value-type="string">
            <text:p>Musician</text:p>
          </table:table-cell>
          <table:table-cell office:value-type="string">
            <text:p/>
          </table:table-cell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musician.html">Musician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5">
          <table:table-cell office:value-type="string">
            <text:p><text:a xlink:href="http://www.encyclopedia-titanica.org/titanic-victim/percy-cornelius-taylor.html">TAYLOR, Mr Percy Cornelius</text:a></text:p>
          </table:table-cell>
          <table:table-cell office:value-type="float" office:value="32">
            <text:p>32</text:p>
          </table:table-cell>
          <table:table-cell office:value-type="string">
            <text:p>2nd Class</text:p>
          </table:table-cell>
          <table:table-cell office:value-type="float" office:value="250654">
            <text:p>250654</text:p>
          </table:table-cell>
          <table:table-cell/>
          <table:table-cell office:value-type="string">
            <text:p>Musician</text:p>
          </table:table-cell>
          <table:table-cell office:value-type="string">
            <text:p/>
          </table:table-cell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musician.html">Musician</text:a>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5">
          <table:table-cell office:value-type="string">
            <text:p><text:a xlink:href="http://www.encyclopedia-titanica.org/titanic-victim/john-wesley-woodward.html">WOODWARD, Mr John Wesley</text:a></text:p>
          </table:table-cell>
          <table:table-cell office:value-type="float" office:value="32">
            <text:p>32</text:p>
          </table:table-cell>
          <table:table-cell office:value-type="string">
            <text:p>2nd Class</text:p>
          </table:table-cell>
          <table:table-cell office:value-type="float" office:value="250654">
            <text:p>250654</text:p>
          </table:table-cell>
          <table:table-cell/>
          <table:table-cell office:value-type="string">
            <text:p>Musician</text:p>
          </table:table-cell>
          <table:table-cell office:value-type="string">
            <text:p/>
          </table:table-cell>
          <table:table-cell office:value-type="string">
            <text:p><text:a xlink:href="http://www.encyclopedia-titanica.org/place/1/">Southampton</text:a></text:p>
          </table:table-cell>
          <table:table-cell office:value-type="string">
            <text:p><text:a xlink:href="http://www.encyclopedia-titanica.org/titanic-jobs/musician.html">Musician</text:a></text:p>
          </table:table-cell>
          <table:table-cell table:number-columns-repeated="2"/>
        </table:table-row>
      </table:table>
      <table:table table:name="Discharged crew" table:style-name="ta1">
        <table:table-column table:style-name="co1" table:default-cell-style-name="ce2"/>
        <table:table-column table:style-name="co1" table:default-cell-style-name="ce5"/>
        <table:table-row table:style-name="ro3">
          <table:table-cell table:style-name="ce3" table:number-columns-spanned="2" table:number-rows-spanned="1"/>
          <table:covered-table-cell table:style-name="Default"/>
        </table:table-row>
        <table:table-row table:style-name="ro3">
          <table:table-cell table:style-name="ce3" table:number-columns-spanned="2" table:number-rows-spanned="1"/>
          <table:covered-table-cell table:style-name="Default"/>
        </table:table-row>
        <table:table-row table:style-name="ro7">
          <table:table-cell office:value-type="string">
            <text:p>Blake, Mr C. </text:p>
          </table:table-cell>
          <table:table-cell office:value-type="string">
            <text:p>[Trimmer - Failed to Join] </text:p>
          </table:table-cell>
        </table:table-row>
        <table:table-row table:style-name="ro2">
          <table:table-cell office:value-type="string">
            <text:p>Bowman, Mr J. (?F.T.)</text:p>
          </table:table-cell>
          <table:table-cell office:value-type="string">
            <text:p>[Assistant Cook - Failed to Join] </text:p>
          </table:table-cell>
        </table:table-row>
        <table:table-row table:style-name="ro7">
          <table:table-cell office:value-type="string">
            <text:p>Brewer, Mr B. </text:p>
          </table:table-cell>
          <table:table-cell office:value-type="string">
            <text:p>[Trimmer - Deserted] </text:p>
          </table:table-cell>
        </table:table-row>
        <table:table-row table:style-name="ro2">
          <table:table-cell office:value-type="string">
            <text:p>Burrows, Mr W.</text:p>
          </table:table-cell>
          <table:table-cell office:value-type="string">
            <text:p>[Fireman - Left by Consent] </text:p>
          </table:table-cell>
        </table:table-row>
        <table:table-row table:style-name="ro7">
          <table:table-cell office:value-type="string">
            <text:p>Carter, Mr F. </text:p>
          </table:table-cell>
          <table:table-cell office:value-type="string">
            <text:p>[Trimmer - Failed to join] </text:p>
          </table:table-cell>
        </table:table-row>
        <table:table-row table:style-name="ro2">
          <table:table-cell office:value-type="string">
            <text:p>Coffey, Mr John</text:p>
          </table:table-cell>
          <table:table-cell office:value-type="string">
            <text:p>[Fireman - Deserted at Queenstown] </text:p>
          </table:table-cell>
        </table:table-row>
        <table:table-row table:style-name="ro8">
          <table:table-cell office:value-type="string">
            <text:p>Dawes, Mr W. W. </text:p>
          </table:table-cell>
          <table:table-cell office:value-type="string">
            <text:p>[First Class Saloon Steward - Discharged] </text:p>
          </table:table-cell>
        </table:table-row>
        <table:table-row table:style-name="ro2">
          <table:table-cell office:value-type="string">
            <text:p>Dawkins, P. </text:p>
          </table:table-cell>
          <table:table-cell office:value-type="string">
            <text:p>[Assistant Cook - Failed to Join] </text:p>
          </table:table-cell>
        </table:table-row>
        <table:table-row table:style-name="ro2">
          <table:table-cell office:value-type="string">
            <text:p>Di Napoli, Mr E.</text:p>
          </table:table-cell>
          <table:table-cell office:value-type="string">
            <text:p>[Assistant Waiter ALC - Failed to Join] </text:p>
          </table:table-cell>
        </table:table-row>
        <table:table-row table:style-name="ro8">
          <table:table-cell office:value-type="string">
            <text:p>Ettlinger, Mr Peter</text:p>
          </table:table-cell>
          <table:table-cell office:value-type="string">
            <text:p>[Second Class Saloon Steward - Discharged] </text:p>
          </table:table-cell>
        </table:table-row>
        <table:table-row table:style-name="ro2">
          <table:table-cell office:value-type="string">
            <text:p>Fish, Mr B.</text:p>
          </table:table-cell>
          <table:table-cell office:value-type="string">
            <text:p>[First Class Steward - Failed to Join] </text:p>
          </table:table-cell>
        </table:table-row>
        <table:table-row table:style-name="ro2">
          <table:table-cell office:value-type="string">
            <text:p>Fisher, Mr R. </text:p>
          </table:table-cell>
          <table:table-cell office:value-type="string">
            <text:p>[Second Class Plates - Failed to Join] </text:p>
          </table:table-cell>
        </table:table-row>
        <table:table-row table:style-name="ro8">
          <table:table-cell office:value-type="string">
            <text:p>Haveling, Mr A. </text:p>
          </table:table-cell>
          <table:table-cell office:value-type="string">
            <text:p>[Junior Assistant 4th Engineer - Transferred] </text:p>
          </table:table-cell>
        </table:table-row>
        <table:table-row table:style-name="ro7">
          <table:table-cell office:value-type="string">
            <text:p>Holden, Mr Frank </text:p>
          </table:table-cell>
          <table:table-cell office:value-type="string">
            <text:p>[Fireman - Deserted] </text:p>
          </table:table-cell>
        </table:table-row>
        <table:table-row table:style-name="ro2">
          <table:table-cell office:value-type="string">
            <text:p>Kilford, Mr P. </text:p>
          </table:table-cell>
          <table:table-cell office:value-type="string">
            <text:p>[First Class Steward - Left Ship Sick] </text:p>
          </table:table-cell>
        </table:table-row>
        <table:table-row table:style-name="ro2">
          <table:table-cell office:value-type="string">
            <text:p>Manby, Mr A. </text:p>
          </table:table-cell>
          <table:table-cell office:value-type="string">
            <text:p>[Third Class Steward - Failed to Join] </text:p>
          </table:table-cell>
        </table:table-row>
        <table:table-row table:style-name="ro7">
          <table:table-cell office:value-type="string">
            <text:p>Mewe, Mr W. J. (Mew, W.?) </text:p>
          </table:table-cell>
          <table:table-cell office:value-type="string">
            <text:p>[Sauce cook - Failed to Join] </text:p>
          </table:table-cell>
        </table:table-row>
        <table:table-row table:style-name="ro7">
          <table:table-cell office:value-type="string">
            <text:p>Penney, Mr V. </text:p>
          </table:table-cell>
          <table:table-cell office:value-type="string">
            <text:p>[Trimmer - Deserted] </text:p>
          </table:table-cell>
        </table:table-row>
        <table:table-row table:style-name="ro2">
          <table:table-cell office:value-type="string">
            <text:p>Sartori, Mr Lazar </text:p>
          </table:table-cell>
          <table:table-cell office:value-type="string">
            <text:p>[Waiter ALC - Failed to Join] </text:p>
          </table:table-cell>
        </table:table-row>
        <table:table-row table:style-name="ro7">
          <table:table-cell office:value-type="string">
            <text:p>Shaw, Mr J. </text:p>
          </table:table-cell>
          <table:table-cell office:value-type="string">
            <text:p>[Fireman - Deserted] </text:p>
          </table:table-cell>
        </table:table-row>
        <table:table-row table:style-name="ro2">
          <table:table-cell office:value-type="string">
            <text:p>Sims, Mr W. </text:p>
          </table:table-cell>
          <table:table-cell office:value-type="string">
            <text:p>[Fireman - Left by Consent] </text:p>
          </table:table-cell>
        </table:table-row>
        <table:table-row table:style-name="ro7">
          <table:table-cell office:value-type="string">
            <text:p>Slade, Mr Alfred </text:p>
          </table:table-cell>
          <table:table-cell office:value-type="string">
            <text:p>[Fireman - Deserted] </text:p>
          </table:table-cell>
        </table:table-row>
        <table:table-row table:style-name="ro7">
          <table:table-cell office:value-type="string">
            <text:p>Slade, Mr Bertram </text:p>
          </table:table-cell>
          <table:table-cell office:value-type="string">
            <text:p>[Fireman - Deserted] </text:p>
          </table:table-cell>
        </table:table-row>
        <table:table-row table:style-name="ro7">
          <table:table-cell office:value-type="string">
            <text:p>Slade, Mr Thomas </text:p>
          </table:table-cell>
          <table:table-cell office:value-type="string">
            <text:p>[Fireman - Deserted]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olfo Unanue</meta:initial-creator>
    <meta:creation-date>2013-02-05T16:31:46</meta:creation-date>
    <dc:date>2013-02-05T16:41:59</dc:date>
    <dc:creator>Adolfo Unanue</dc:creator>
    <meta:editing-duration>PT7M</meta:editing-duration>
    <meta:editing-cycles>10</meta:editing-cycles>
    <meta:generator>LibreOffice/3.5$Linux_X86_64 LibreOffice_project/350m1$Build-2</meta:generator>
    <meta:document-statistic meta:table-count="11" meta:cell-count="14241" meta:object-count="0"/>
  </office:meta>
</office:document-meta>
</file>